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/>
    <style:style style:name="ce2" style:family="table-cell" style:parent-style-name="Default" style:data-style-name="N61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loc</text:p>
          </table:table-cell>
          <table:table-cell office:value-type="string" calcext:value-type="string">
            <text:p>Size R</text:p>
          </table:table-cell>
          <table:table-cell office:value-type="string" calcext:value-type="string">
            <text:p>Size B</text:p>
          </table:table-cell>
          <table:table-cell office:value-type="string" calcext:value-type="string">
            <text:p>R * B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R * R</text:p>
          </table:table-cell>
          <table:table-cell office:value-type="string" calcext:value-type="string">
            <text:p>KR * B</text:p>
          </table:table-cell>
          <table:table-cell office:value-type="string" calcext:value-type="string">
            <text:p>KR * R * 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B * R</text:p>
          </table:table-cell>
          <table:table-cell office:value-type="string" calcext:value-type="string">
            <text:p>KB * B</text:p>
          </table:table-cell>
          <table:table-cell office:value-type="string" calcext:value-type="string">
            <text:p>KB * R * B</text:p>
          </table:table-cell>
          <table:table-cell office:value-type="string" calcext:value-type="string">
            <text:p>KB * KR</text:p>
          </table:table-cell>
          <table:table-cell office:value-type="string" calcext:value-type="string">
            <text:p>KB * KR * R</text:p>
          </table:table-cell>
          <table:table-cell office:value-type="string" calcext:value-type="string">
            <text:p>KB * KR * B</text:p>
          </table:table-cell>
          <table:table-cell office:value-type="string" calcext:value-type="string">
            <text:p>KB * KR * B * 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8700" calcext:value-type="float">
            <text:p>18700</text:p>
          </table:table-cell>
          <table:table-cell office:value-type="float" office:value="0.66456005321849" calcext:value-type="float">
            <text:p>0.66456005321849</text:p>
          </table:table-cell>
          <table:table-cell office:value-type="float" office:value="73.101605854034" calcext:value-type="float">
            <text:p>73.101605854034</text:p>
          </table:table-cell>
          <table:table-cell office:value-type="float" office:value="112.975209047143" calcext:value-type="float">
            <text:p>112.975209047143</text:p>
          </table:table-cell>
          <table:table-cell office:value-type="float" office:value="12427.2729951858" calcext:value-type="float">
            <text:p>12427.2729951858</text:p>
          </table:table-cell>
          <table:table-cell office:value-type="float" office:value="0.43771418718698" calcext:value-type="float">
            <text:p>0.43771418718698</text:p>
          </table:table-cell>
          <table:table-cell office:value-type="float" office:value="48.1485605905678" calcext:value-type="float">
            <text:p>48.1485605905678</text:p>
          </table:table-cell>
          <table:table-cell office:value-type="float" office:value="74.4114118217866" calcext:value-type="float">
            <text:p>74.4114118217866</text:p>
          </table:table-cell>
          <table:table-cell office:value-type="float" office:value="8185.25530039653" calcext:value-type="float">
            <text:p>8185.25530039653</text:p>
          </table:table-cell>
          <table:table-cell office:value-type="float" office:value="0.290887363531468" calcext:value-type="float">
            <text:p>0.290887363531468</text:p>
          </table:table-cell>
          <table:table-cell office:value-type="float" office:value="31.9976099884615" calcext:value-type="float">
            <text:p>31.9976099884615</text:p>
          </table:table-cell>
          <table:table-cell office:value-type="float" office:value="49.4508518003495" calcext:value-type="float">
            <text:p>49.4508518003495</text:p>
          </table:table-cell>
          <table:table-cell office:value-type="float" office:value="5439.59369803845" calcext:value-type="float">
            <text:p>5439.59369803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70" calcext:value-type="float">
            <text:p>170</text:p>
          </table:table-cell>
          <table:table-cell office:value-type="float" office:value="69700" calcext:value-type="float">
            <text:p>69700</text:p>
          </table:table-cell>
          <table:table-cell office:value-type="float" office:value="0.692024587353112" calcext:value-type="float">
            <text:p>0.692024587353112</text:p>
          </table:table-cell>
          <table:table-cell office:value-type="float" office:value="283.730080814776" calcext:value-type="float">
            <text:p>283.730080814776</text:p>
          </table:table-cell>
          <table:table-cell office:value-type="float" office:value="117.644179850029" calcext:value-type="float">
            <text:p>117.644179850029</text:p>
          </table:table-cell>
          <table:table-cell office:value-type="float" office:value="48234.1137385119" calcext:value-type="float">
            <text:p>48234.1137385119</text:p>
          </table:table-cell>
          <table:table-cell office:value-type="float" office:value="0.30152268100656" calcext:value-type="float">
            <text:p>0.30152268100656</text:p>
          </table:table-cell>
          <table:table-cell office:value-type="float" office:value="123.62429921269" calcext:value-type="float">
            <text:p>123.62429921269</text:p>
          </table:table-cell>
          <table:table-cell office:value-type="float" office:value="51.2588557711152" calcext:value-type="float">
            <text:p>51.2588557711152</text:p>
          </table:table-cell>
          <table:table-cell office:value-type="float" office:value="21016.1308661572" calcext:value-type="float">
            <text:p>21016.1308661572</text:p>
          </table:table-cell>
          <table:table-cell office:value-type="float" office:value="0.208661108901169" calcext:value-type="float">
            <text:p>0.208661108901169</text:p>
          </table:table-cell>
          <table:table-cell office:value-type="float" office:value="85.5510546494792" calcext:value-type="float">
            <text:p>85.5510546494792</text:p>
          </table:table-cell>
          <table:table-cell office:value-type="float" office:value="35.4723885131987" calcext:value-type="float">
            <text:p>35.4723885131987</text:p>
          </table:table-cell>
          <table:table-cell office:value-type="float" office:value="14543.6792904115" calcext:value-type="float">
            <text:p>14543.6792904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25500" calcext:value-type="float">
            <text:p>25500</text:p>
          </table:table-cell>
          <table:table-cell office:value-type="float" office:value="0.730231477294808" calcext:value-type="float">
            <text:p>0.730231477294808</text:p>
          </table:table-cell>
          <table:table-cell office:value-type="float" office:value="109.534721594221" calcext:value-type="float">
            <text:p>109.534721594221</text:p>
          </table:table-cell>
          <table:table-cell office:value-type="float" office:value="124.139351140117" calcext:value-type="float">
            <text:p>124.139351140117</text:p>
          </table:table-cell>
          <table:table-cell office:value-type="float" office:value="18620.9026710176" calcext:value-type="float">
            <text:p>18620.9026710176</text:p>
          </table:table-cell>
          <table:table-cell office:value-type="float" office:value="0.182924916453908" calcext:value-type="float">
            <text:p>0.182924916453908</text:p>
          </table:table-cell>
          <table:table-cell office:value-type="float" office:value="27.4387374680863" calcext:value-type="float">
            <text:p>27.4387374680863</text:p>
          </table:table-cell>
          <table:table-cell office:value-type="float" office:value="31.0972357971644" calcext:value-type="float">
            <text:p>31.0972357971644</text:p>
          </table:table-cell>
          <table:table-cell office:value-type="float" office:value="4664.58536957467" calcext:value-type="float">
            <text:p>4664.58536957467</text:p>
          </table:table-cell>
          <table:table-cell office:value-type="float" office:value="0.133577531976167" calcext:value-type="float">
            <text:p>0.133577531976167</text:p>
          </table:table-cell>
          <table:table-cell office:value-type="float" office:value="20.036629796425" calcext:value-type="float">
            <text:p>20.036629796425</text:p>
          </table:table-cell>
          <table:table-cell office:value-type="float" office:value="22.7081804359484" calcext:value-type="float">
            <text:p>22.7081804359484</text:p>
          </table:table-cell>
          <table:table-cell office:value-type="float" office:value="3406.22706539226" calcext:value-type="float">
            <text:p>3406.22706539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100" calcext:value-type="float">
            <text:p>22100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11.1176659804485" calcext:value-type="float">
            <text:p>11.1176659804485</text:p>
          </table:table-cell>
          <table:table-cell office:value-type="float" office:value="14.5384862821249" calcext:value-type="float">
            <text:p>14.5384862821249</text:p>
          </table:table-cell>
          <table:table-cell office:value-type="float" office:value="1890.00321667624" calcext:value-type="float">
            <text:p>1890.00321667624</text:p>
          </table:table-cell>
          <table:table-cell office:value-type="float" office:value="0.669575297699774" calcext:value-type="float">
            <text:p>0.669575297699774</text:p>
          </table:table-cell>
          <table:table-cell office:value-type="float" office:value="87.0447887009707" calcext:value-type="float">
            <text:p>87.0447887009707</text:p>
          </table:table-cell>
          <table:table-cell office:value-type="float" office:value="113.827800608962" calcext:value-type="float">
            <text:p>113.827800608962</text:p>
          </table:table-cell>
          <table:table-cell office:value-type="float" office:value="14797.614079165" calcext:value-type="float">
            <text:p>14797.614079165</text:p>
          </table:table-cell>
          <table:table-cell office:value-type="float" office:value="0.057262419296811" calcext:value-type="float">
            <text:p>0.057262419296811</text:p>
          </table:table-cell>
          <table:table-cell office:value-type="float" office:value="7.44411450858543" calcext:value-type="float">
            <text:p>7.44411450858543</text:p>
          </table:table-cell>
          <table:table-cell office:value-type="float" office:value="9.73461128045788" calcext:value-type="float">
            <text:p>9.73461128045788</text:p>
          </table:table-cell>
          <table:table-cell office:value-type="float" office:value="1265.49946645952" calcext:value-type="float">
            <text:p>1265.49946645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70" calcext:value-type="float">
            <text:p>170</text:p>
          </table:table-cell>
          <table:table-cell office:value-type="float" office:value="69700" calcext:value-type="float">
            <text:p>69700</text:p>
          </table:table-cell>
          <table:table-cell office:value-type="float" office:value="0.00190389451423664" calcext:value-type="float">
            <text:p>0.001903894514237</text:p>
          </table:table-cell>
          <table:table-cell office:value-type="float" office:value="0.780596750837022" calcext:value-type="float">
            <text:p>0.780596750837022</text:p>
          </table:table-cell>
          <table:table-cell office:value-type="float" office:value="0.323662067420229" calcext:value-type="float">
            <text:p>0.323662067420229</text:p>
          </table:table-cell>
          <table:table-cell office:value-type="float" office:value="132.701447642294" calcext:value-type="float">
            <text:p>132.701447642294</text:p>
          </table:table-cell>
          <table:table-cell office:value-type="float" office:value="0.00284304117486256" calcext:value-type="float">
            <text:p>0.002843041174863</text:p>
          </table:table-cell>
          <table:table-cell office:value-type="float" office:value="1.16564688169365" calcext:value-type="float">
            <text:p>1.16564688169365</text:p>
          </table:table-cell>
          <table:table-cell office:value-type="float" office:value="0.483316999726636" calcext:value-type="float">
            <text:p>0.483316999726636</text:p>
          </table:table-cell>
          <table:table-cell office:value-type="float" office:value="198.159969887921" calcext:value-type="float">
            <text:p>198.159969887921</text:p>
          </table:table-cell>
          <table:table-cell table:style-name="ce2" office:value-type="float" office:value="0.00000541285049656972" calcext:value-type="float">
            <text:p>5.41E-06</text:p>
          </table:table-cell>
          <table:table-cell office:value-type="float" office:value="0.00221926870359359" calcext:value-type="float">
            <text:p>0.002219268703594</text:p>
          </table:table-cell>
          <table:table-cell office:value-type="float" office:value="0.000920184584416853" calcext:value-type="float">
            <text:p>0.000920184584417</text:p>
          </table:table-cell>
          <table:table-cell office:value-type="float" office:value="0.37727567961091" calcext:value-type="float">
            <text:p>0.37727567961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70" calcext:value-type="float">
            <text:p>170</text:p>
          </table:table-cell>
          <table:table-cell office:value-type="float" office:value="47600" calcext:value-type="float">
            <text:p>47600</text:p>
          </table:table-cell>
          <table:table-cell office:value-type="float" office:value="0.355767265409237" calcext:value-type="float">
            <text:p>0.355767265409237</text:p>
          </table:table-cell>
          <table:table-cell office:value-type="float" office:value="99.6148343145863" calcext:value-type="float">
            <text:p>99.6148343145863</text:p>
          </table:table-cell>
          <table:table-cell office:value-type="float" office:value="60.4804351195702" calcext:value-type="float">
            <text:p>60.4804351195702</text:p>
          </table:table-cell>
          <table:table-cell office:value-type="float" office:value="16934.5218334797" calcext:value-type="float">
            <text:p>16934.5218334797</text:p>
          </table:table-cell>
          <table:table-cell office:value-type="float" office:value="0.831930852969816" calcext:value-type="float">
            <text:p>0.831930852969816</text:p>
          </table:table-cell>
          <table:table-cell office:value-type="float" office:value="232.940638831549" calcext:value-type="float">
            <text:p>232.940638831549</text:p>
          </table:table-cell>
          <table:table-cell office:value-type="float" office:value="141.428245004869" calcext:value-type="float">
            <text:p>141.428245004869</text:p>
          </table:table-cell>
          <table:table-cell office:value-type="float" office:value="39599.9086013633" calcext:value-type="float">
            <text:p>39599.9086013633</text:p>
          </table:table-cell>
          <table:table-cell office:value-type="float" office:value="0.295973764570645" calcext:value-type="float">
            <text:p>0.295973764570645</text:p>
          </table:table-cell>
          <table:table-cell office:value-type="float" office:value="82.8726540797807" calcext:value-type="float">
            <text:p>82.8726540797807</text:p>
          </table:table-cell>
          <table:table-cell office:value-type="float" office:value="50.3155399770097" calcext:value-type="float">
            <text:p>50.3155399770097</text:p>
          </table:table-cell>
          <table:table-cell office:value-type="float" office:value="14088.3511935627" calcext:value-type="float">
            <text:p>14088.3511935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70" calcext:value-type="float">
            <text:p>170</text:p>
          </table:table-cell>
          <table:table-cell office:value-type="float" office:value="47600" calcext:value-type="float">
            <text:p>47600</text:p>
          </table:table-cell>
          <table:table-cell office:value-type="float" office:value="0.520380285712228" calcext:value-type="float">
            <text:p>0.520380285712228</text:p>
          </table:table-cell>
          <table:table-cell office:value-type="float" office:value="145.706479999424" calcext:value-type="float">
            <text:p>145.706479999424</text:p>
          </table:table-cell>
          <table:table-cell office:value-type="float" office:value="88.4646485710787" calcext:value-type="float">
            <text:p>88.4646485710787</text:p>
          </table:table-cell>
          <table:table-cell office:value-type="float" office:value="24770.101599902" calcext:value-type="float">
            <text:p>24770.101599902</text:p>
          </table:table-cell>
          <table:table-cell office:value-type="float" office:value="0.0997296637199351" calcext:value-type="float">
            <text:p>0.099729663719935</text:p>
          </table:table-cell>
          <table:table-cell office:value-type="float" office:value="27.9243058415818" calcext:value-type="float">
            <text:p>27.9243058415818</text:p>
          </table:table-cell>
          <table:table-cell office:value-type="float" office:value="16.954042832389" calcext:value-type="float">
            <text:p>16.954042832389</text:p>
          </table:table-cell>
          <table:table-cell office:value-type="float" office:value="4747.13199306891" calcext:value-type="float">
            <text:p>4747.13199306891</text:p>
          </table:table-cell>
          <table:table-cell office:value-type="float" office:value="0.0518973509005642" calcext:value-type="float">
            <text:p>0.051897350900564</text:p>
          </table:table-cell>
          <table:table-cell office:value-type="float" office:value="14.531258252158" calcext:value-type="float">
            <text:p>14.531258252158</text:p>
          </table:table-cell>
          <table:table-cell office:value-type="float" office:value="8.82254965309592" calcext:value-type="float">
            <text:p>8.82254965309592</text:p>
          </table:table-cell>
          <table:table-cell office:value-type="float" office:value="2470.31390286686" calcext:value-type="float">
            <text:p>2470.31390286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170" calcext:value-type="float">
            <text:p>170</text:p>
          </table:table-cell>
          <table:table-cell office:value-type="float" office:value="57800" calcext:value-type="float">
            <text:p>57800</text:p>
          </table:table-cell>
          <table:table-cell office:value-type="float" office:value="0.21647114665497" calcext:value-type="float">
            <text:p>0.21647114665497</text:p>
          </table:table-cell>
          <table:table-cell office:value-type="float" office:value="73.6001898626899" calcext:value-type="float">
            <text:p>73.6001898626899</text:p>
          </table:table-cell>
          <table:table-cell office:value-type="float" office:value="36.800094931345" calcext:value-type="float">
            <text:p>36.800094931345</text:p>
          </table:table-cell>
          <table:table-cell office:value-type="float" office:value="12512.0322766573" calcext:value-type="float">
            <text:p>12512.0322766573</text:p>
          </table:table-cell>
          <table:table-cell office:value-type="float" office:value="0.555002135634794" calcext:value-type="float">
            <text:p>0.555002135634794</text:p>
          </table:table-cell>
          <table:table-cell office:value-type="float" office:value="188.70072611583" calcext:value-type="float">
            <text:p>188.70072611583</text:p>
          </table:table-cell>
          <table:table-cell office:value-type="float" office:value="94.350363057915" calcext:value-type="float">
            <text:p>94.350363057915</text:p>
          </table:table-cell>
          <table:table-cell office:value-type="float" office:value="32079.1234396911" calcext:value-type="float">
            <text:p>32079.1234396911</text:p>
          </table:table-cell>
          <table:table-cell office:value-type="float" office:value="0.120141948696821" calcext:value-type="float">
            <text:p>0.120141948696821</text:p>
          </table:table-cell>
          <table:table-cell office:value-type="float" office:value="40.8482625569192" calcext:value-type="float">
            <text:p>40.8482625569192</text:p>
          </table:table-cell>
          <table:table-cell office:value-type="float" office:value="20.4241312784596" calcext:value-type="float">
            <text:p>20.4241312784596</text:p>
          </table:table-cell>
          <table:table-cell office:value-type="float" office:value="6944.20463467627" calcext:value-type="float">
            <text:p>6944.20463467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70" calcext:value-type="float">
            <text:p>170</text:p>
          </table:table-cell>
          <table:table-cell office:value-type="float" office:value="56100" calcext:value-type="float">
            <text:p>56100</text:p>
          </table:table-cell>
          <table:table-cell office:value-type="float" office:value="0.448464363940457" calcext:value-type="float">
            <text:p>0.448464363940457</text:p>
          </table:table-cell>
          <table:table-cell office:value-type="float" office:value="147.993240100351" calcext:value-type="float">
            <text:p>147.993240100351</text:p>
          </table:table-cell>
          <table:table-cell office:value-type="float" office:value="76.2389418698776" calcext:value-type="float">
            <text:p>76.2389418698776</text:p>
          </table:table-cell>
          <table:table-cell office:value-type="float" office:value="25158.8508170596" calcext:value-type="float">
            <text:p>25158.8508170596</text:p>
          </table:table-cell>
          <table:table-cell office:value-type="float" office:value="0.487239248580369" calcext:value-type="float">
            <text:p>0.487239248580369</text:p>
          </table:table-cell>
          <table:table-cell office:value-type="float" office:value="160.788952031522" calcext:value-type="float">
            <text:p>160.788952031522</text:p>
          </table:table-cell>
          <table:table-cell office:value-type="float" office:value="82.8306722586628" calcext:value-type="float">
            <text:p>82.8306722586628</text:p>
          </table:table-cell>
          <table:table-cell office:value-type="float" office:value="27334.1218453587" calcext:value-type="float">
            <text:p>27334.1218453587</text:p>
          </table:table-cell>
          <table:table-cell office:value-type="float" office:value="0.218509439701421" calcext:value-type="float">
            <text:p>0.218509439701421</text:p>
          </table:table-cell>
          <table:table-cell office:value-type="float" office:value="72.1081151014691" calcext:value-type="float">
            <text:p>72.1081151014691</text:p>
          </table:table-cell>
          <table:table-cell office:value-type="float" office:value="37.1466047492416" calcext:value-type="float">
            <text:p>37.1466047492416</text:p>
          </table:table-cell>
          <table:table-cell office:value-type="float" office:value="12258.3795672497" calcext:value-type="float">
            <text:p>12258.3795672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276674653917273" calcext:value-type="float">
            <text:p>0.276674653917273</text:p>
          </table:table-cell>
          <table:table-cell office:value-type="float" office:value="490" calcext:value-type="float">
            <text:p>490</text:p>
          </table:table-cell>
          <table:table-cell office:value-type="float" office:value="170" calcext:value-type="float">
            <text:p>170</text:p>
          </table:table-cell>
          <table:table-cell office:value-type="float" office:value="83300" calcext:value-type="float">
            <text:p>83300</text:p>
          </table:table-cell>
          <table:table-cell office:value-type="float" office:value="0.847500262264681" calcext:value-type="float">
            <text:p>0.847500262264681</text:p>
          </table:table-cell>
          <table:table-cell office:value-type="float" office:value="415.275128509694" calcext:value-type="float">
            <text:p>415.275128509694</text:p>
          </table:table-cell>
          <table:table-cell office:value-type="float" office:value="144.075044584996" calcext:value-type="float">
            <text:p>144.075044584996</text:p>
          </table:table-cell>
          <table:table-cell office:value-type="float" office:value="70596.771846648" calcext:value-type="float">
            <text:p>70596.771846648</text:p>
          </table:table-cell>
          <table:table-cell office:value-type="float" office:value="0.832197938149933" calcext:value-type="float">
            <text:p>0.832197938149933</text:p>
          </table:table-cell>
          <table:table-cell office:value-type="float" office:value="407.776989693467" calcext:value-type="float">
            <text:p>407.776989693467</text:p>
          </table:table-cell>
          <table:table-cell office:value-type="float" office:value="141.473649485489" calcext:value-type="float">
            <text:p>141.473649485489</text:p>
          </table:table-cell>
          <table:table-cell office:value-type="float" office:value="69322.0882478894" calcext:value-type="float">
            <text:p>69322.0882478894</text:p>
          </table:table-cell>
          <table:table-cell office:value-type="float" office:value="0.705287970838195" calcext:value-type="float">
            <text:p>0.705287970838195</text:p>
          </table:table-cell>
          <table:table-cell office:value-type="float" office:value="345.591105710716" calcext:value-type="float">
            <text:p>345.591105710716</text:p>
          </table:table-cell>
          <table:table-cell office:value-type="float" office:value="119.898955042493" calcext:value-type="float">
            <text:p>119.898955042493</text:p>
          </table:table-cell>
          <table:table-cell office:value-type="float" office:value="58750.4879708217" calcext:value-type="float">
            <text:p>58750.4879708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76972024708812" calcext:value-type="float">
            <text:p>0.376972024708812</text:p>
          </table:table-cell>
          <table:table-cell office:value-type="float" office:value="450" calcext:value-type="float">
            <text:p>450</text:p>
          </table:table-cell>
          <table:table-cell office:value-type="float" office:value="170" calcext:value-type="float">
            <text:p>170</text:p>
          </table:table-cell>
          <table:table-cell office:value-type="float" office:value="76500" calcext:value-type="float">
            <text:p>76500</text:p>
          </table:table-cell>
          <table:table-cell office:value-type="float" office:value="0.805871767537644" calcext:value-type="float">
            <text:p>0.805871767537644</text:p>
          </table:table-cell>
          <table:table-cell office:value-type="float" office:value="362.64229539194" calcext:value-type="float">
            <text:p>362.64229539194</text:p>
          </table:table-cell>
          <table:table-cell office:value-type="float" office:value="136.9982004814" calcext:value-type="float">
            <text:p>136.9982004814</text:p>
          </table:table-cell>
          <table:table-cell office:value-type="float" office:value="61649.1902166298" calcext:value-type="float">
            <text:p>61649.1902166298</text:p>
          </table:table-cell>
          <table:table-cell office:value-type="float" office:value="0.417325842190382" calcext:value-type="float">
            <text:p>0.417325842190382</text:p>
          </table:table-cell>
          <table:table-cell office:value-type="float" office:value="187.796628985672" calcext:value-type="float">
            <text:p>187.796628985672</text:p>
          </table:table-cell>
          <table:table-cell office:value-type="float" office:value="70.945393172365" calcext:value-type="float">
            <text:p>70.945393172365</text:p>
          </table:table-cell>
          <table:table-cell office:value-type="float" office:value="31925.4269275642" calcext:value-type="float">
            <text:p>31925.4269275642</text:p>
          </table:table-cell>
          <table:table-cell office:value-type="float" office:value="0.3363111140851" calcext:value-type="float">
            <text:p>0.3363111140851</text:p>
          </table:table-cell>
          <table:table-cell office:value-type="float" office:value="151.340001338295" calcext:value-type="float">
            <text:p>151.340001338295</text:p>
          </table:table-cell>
          <table:table-cell office:value-type="float" office:value="57.1728893944669" calcext:value-type="float">
            <text:p>57.1728893944669</text:p>
          </table:table-cell>
          <table:table-cell office:value-type="float" office:value="25727.8002275101" calcext:value-type="float">
            <text:p>25727.8002275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20400" calcext:value-type="float">
            <text:p>20400</text:p>
          </table:table-cell>
          <table:table-cell office:value-type="float" office:value="0.370267536450511" calcext:value-type="float">
            <text:p>0.370267536450511</text:p>
          </table:table-cell>
          <table:table-cell office:value-type="float" office:value="44.4321043740613" calcext:value-type="float">
            <text:p>44.4321043740613</text:p>
          </table:table-cell>
          <table:table-cell office:value-type="float" office:value="62.9454811965868" calcext:value-type="float">
            <text:p>62.9454811965868</text:p>
          </table:table-cell>
          <table:table-cell office:value-type="float" office:value="7553.45774359042" calcext:value-type="float">
            <text:p>7553.45774359042</text:p>
          </table:table-cell>
          <table:table-cell office:value-type="float" office:value="0.100199409269415" calcext:value-type="float">
            <text:p>0.100199409269415</text:p>
          </table:table-cell>
          <table:table-cell office:value-type="float" office:value="12.0239291123298" calcext:value-type="float">
            <text:p>12.0239291123298</text:p>
          </table:table-cell>
          <table:table-cell office:value-type="float" office:value="17.0338995758005" calcext:value-type="float">
            <text:p>17.0338995758005</text:p>
          </table:table-cell>
          <table:table-cell office:value-type="float" office:value="2044.06794909607" calcext:value-type="float">
            <text:p>2044.06794909607</text:p>
          </table:table-cell>
          <table:table-cell office:value-type="float" office:value="0.0371005884239827" calcext:value-type="float">
            <text:p>0.037100588423983</text:p>
          </table:table-cell>
          <table:table-cell office:value-type="float" office:value="4.45207061087793" calcext:value-type="float">
            <text:p>4.45207061087793</text:p>
          </table:table-cell>
          <table:table-cell office:value-type="float" office:value="6.30710003207707" calcext:value-type="float">
            <text:p>6.30710003207707</text:p>
          </table:table-cell>
          <table:table-cell office:value-type="float" office:value="756.852003849248" calcext:value-type="float">
            <text:p>756.852003849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170" calcext:value-type="float">
            <text:p>170</text:p>
          </table:table-cell>
          <table:table-cell office:value-type="float" office:value="74800" calcext:value-type="float">
            <text:p>74800</text:p>
          </table:table-cell>
          <table:table-cell office:value-type="float" office:value="0.302202375042134" calcext:value-type="float">
            <text:p>0.302202375042134</text:p>
          </table:table-cell>
          <table:table-cell office:value-type="float" office:value="132.969045018539" calcext:value-type="float">
            <text:p>132.969045018539</text:p>
          </table:table-cell>
          <table:table-cell office:value-type="float" office:value="51.3744037571627" calcext:value-type="float">
            <text:p>51.3744037571627</text:p>
          </table:table-cell>
          <table:table-cell office:value-type="float" office:value="22604.7376531516" calcext:value-type="float">
            <text:p>22604.7376531516</text:p>
          </table:table-cell>
          <table:table-cell office:value-type="float" office:value="0.807941080954808" calcext:value-type="float">
            <text:p>0.807941080954808</text:p>
          </table:table-cell>
          <table:table-cell office:value-type="float" office:value="355.494075620115" calcext:value-type="float">
            <text:p>355.494075620115</text:p>
          </table:table-cell>
          <table:table-cell office:value-type="float" office:value="137.349983762317" calcext:value-type="float">
            <text:p>137.349983762317</text:p>
          </table:table-cell>
          <table:table-cell office:value-type="float" office:value="60433.9928554196" calcext:value-type="float">
            <text:p>60433.9928554196</text:p>
          </table:table-cell>
          <table:table-cell office:value-type="float" office:value="0.244161713558652" calcext:value-type="float">
            <text:p>0.244161713558652</text:p>
          </table:table-cell>
          <table:table-cell office:value-type="float" office:value="107.431153965807" calcext:value-type="float">
            <text:p>107.431153965807</text:p>
          </table:table-cell>
          <table:table-cell office:value-type="float" office:value="41.5074913049708" calcext:value-type="float">
            <text:p>41.5074913049708</text:p>
          </table:table-cell>
          <table:table-cell office:value-type="float" office:value="18263.2961741872" calcext:value-type="float">
            <text:p>18263.29617418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2100" calcext:value-type="float">
            <text:p>12100</text:p>
          </table:table-cell>
          <table:table-cell office:value-type="float" office:value="0.686823072867109" calcext:value-type="float">
            <text:p>0.686823072867109</text:p>
          </table:table-cell>
          <table:table-cell table:number-columns-repeated="2" office:value-type="float" office:value="75.550538015382" calcext:value-type="float">
            <text:p>75.550538015382</text:p>
          </table:table-cell>
          <table:table-cell office:value-type="float" office:value="8310.55918169202" calcext:value-type="float">
            <text:p>8310.55918169202</text:p>
          </table:table-cell>
          <table:table-cell office:value-type="float" office:value="0.0656370192174762" calcext:value-type="float">
            <text:p>0.065637019217476</text:p>
          </table:table-cell>
          <table:table-cell table:number-columns-repeated="2" office:value-type="float" office:value="7.22007211392238" calcext:value-type="float">
            <text:p>7.22007211392238</text:p>
          </table:table-cell>
          <table:table-cell office:value-type="float" office:value="794.207932531462" calcext:value-type="float">
            <text:p>794.207932531462</text:p>
          </table:table-cell>
          <table:table-cell office:value-type="float" office:value="0.0450810192327845" calcext:value-type="float">
            <text:p>0.045081019232785</text:p>
          </table:table-cell>
          <table:table-cell table:number-columns-repeated="2" office:value-type="float" office:value="4.9589121156063" calcext:value-type="float">
            <text:p>4.9589121156063</text:p>
          </table:table-cell>
          <table:table-cell office:value-type="float" office:value="545.480332716693" calcext:value-type="float">
            <text:p>545.48033271669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10" calcext:value-type="float">
            <text:p>110</text:p>
          </table:table-cell>
          <table:table-cell office:value-type="float" office:value="45100" calcext:value-type="float">
            <text:p>45100</text:p>
          </table:table-cell>
          <table:table-cell office:value-type="float" office:value="0.173266238182705" calcext:value-type="float">
            <text:p>0.173266238182705</text:p>
          </table:table-cell>
          <table:table-cell office:value-type="float" office:value="71.0391576549092" calcext:value-type="float">
            <text:p>71.0391576549092</text:p>
          </table:table-cell>
          <table:table-cell office:value-type="float" office:value="19.0592862000976" calcext:value-type="float">
            <text:p>19.0592862000976</text:p>
          </table:table-cell>
          <table:table-cell office:value-type="float" office:value="7814.30734204001" calcext:value-type="float">
            <text:p>7814.30734204001</text:p>
          </table:table-cell>
          <table:table-cell office:value-type="float" office:value="0.541099855008735" calcext:value-type="float">
            <text:p>0.541099855008735</text:p>
          </table:table-cell>
          <table:table-cell office:value-type="float" office:value="221.850940553581" calcext:value-type="float">
            <text:p>221.850940553581</text:p>
          </table:table-cell>
          <table:table-cell office:value-type="float" office:value="59.5209840509609" calcext:value-type="float">
            <text:p>59.5209840509609</text:p>
          </table:table-cell>
          <table:table-cell office:value-type="float" office:value="24403.603460894" calcext:value-type="float">
            <text:p>24403.603460894</text:p>
          </table:table-cell>
          <table:table-cell office:value-type="float" office:value="0.0937543363585708" calcext:value-type="float">
            <text:p>0.093754336358571</text:p>
          </table:table-cell>
          <table:table-cell office:value-type="float" office:value="38.439277907014" calcext:value-type="float">
            <text:p>38.439277907014</text:p>
          </table:table-cell>
          <table:table-cell office:value-type="float" office:value="10.3129769994428" calcext:value-type="float">
            <text:p>10.3129769994428</text:p>
          </table:table-cell>
          <table:table-cell office:value-type="float" office:value="4228.32056977154" calcext:value-type="float">
            <text:p>4228.32056977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16500" calcext:value-type="float">
            <text:p>16500</text:p>
          </table:table-cell>
          <table:table-cell office:value-type="float" office:value="0.428357081806808" calcext:value-type="float">
            <text:p>0.428357081806808</text:p>
          </table:table-cell>
          <table:table-cell office:value-type="float" office:value="64.2535622710212" calcext:value-type="float">
            <text:p>64.2535622710212</text:p>
          </table:table-cell>
          <table:table-cell office:value-type="float" office:value="47.1192789987489" calcext:value-type="float">
            <text:p>47.1192789987489</text:p>
          </table:table-cell>
          <table:table-cell office:value-type="float" office:value="7067.89184981233" calcext:value-type="float">
            <text:p>7067.89184981233</text:p>
          </table:table-cell>
          <table:table-cell office:value-type="float" office:value="0.896991957561873" calcext:value-type="float">
            <text:p>0.896991957561873</text:p>
          </table:table-cell>
          <table:table-cell office:value-type="float" office:value="134.548793634281" calcext:value-type="float">
            <text:p>134.548793634281</text:p>
          </table:table-cell>
          <table:table-cell office:value-type="float" office:value="98.669115331806" calcext:value-type="float">
            <text:p>98.669115331806</text:p>
          </table:table-cell>
          <table:table-cell office:value-type="float" office:value="14800.3672997709" calcext:value-type="float">
            <text:p>14800.3672997709</text:p>
          </table:table-cell>
          <table:table-cell office:value-type="float" office:value="0.38423285734538" calcext:value-type="float">
            <text:p>0.38423285734538</text:p>
          </table:table-cell>
          <table:table-cell office:value-type="float" office:value="57.634928601807" calcext:value-type="float">
            <text:p>57.634928601807</text:p>
          </table:table-cell>
          <table:table-cell office:value-type="float" office:value="42.2656143079918" calcext:value-type="float">
            <text:p>42.2656143079918</text:p>
          </table:table-cell>
          <table:table-cell office:value-type="float" office:value="6339.84214619877" calcext:value-type="float">
            <text:p>6339.84214619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78560582652927" calcext:value-type="float">
            <text:p>0.878560582652927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4300" calcext:value-type="float">
            <text:p>14300</text:p>
          </table:table-cell>
          <table:table-cell office:value-type="float" office:value="0.622728317363704" calcext:value-type="float">
            <text:p>0.622728317363704</text:p>
          </table:table-cell>
          <table:table-cell office:value-type="float" office:value="80.9546812572816" calcext:value-type="float">
            <text:p>80.9546812572816</text:p>
          </table:table-cell>
          <table:table-cell office:value-type="float" office:value="68.5001149100075" calcext:value-type="float">
            <text:p>68.5001149100075</text:p>
          </table:table-cell>
          <table:table-cell office:value-type="float" office:value="8905.01493830097" calcext:value-type="float">
            <text:p>8905.01493830097</text:p>
          </table:table-cell>
          <table:table-cell office:value-type="float" office:value="0.369692843639822" calcext:value-type="float">
            <text:p>0.369692843639822</text:p>
          </table:table-cell>
          <table:table-cell office:value-type="float" office:value="48.0600696731768" calcext:value-type="float">
            <text:p>48.0600696731768</text:p>
          </table:table-cell>
          <table:table-cell office:value-type="float" office:value="40.6662128003804" calcext:value-type="float">
            <text:p>40.6662128003804</text:p>
          </table:table-cell>
          <table:table-cell office:value-type="float" office:value="5286.60766404945" calcext:value-type="float">
            <text:p>5286.60766404945</text:p>
          </table:table-cell>
          <table:table-cell office:value-type="float" office:value="0.230218202461229" calcext:value-type="float">
            <text:p>0.230218202461229</text:p>
          </table:table-cell>
          <table:table-cell office:value-type="float" office:value="29.9283663199598" calcext:value-type="float">
            <text:p>29.9283663199598</text:p>
          </table:table-cell>
          <table:table-cell office:value-type="float" office:value="25.3240022707352" calcext:value-type="float">
            <text:p>25.3240022707352</text:p>
          </table:table-cell>
          <table:table-cell office:value-type="float" office:value="3292.12029519558" calcext:value-type="float">
            <text:p>3292.12029519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08856195426714" calcext:value-type="float">
            <text:p>0.308856195426714</text:p>
          </table:table-cell>
          <table:table-cell office:value-type="float" office:value="410" calcext:value-type="float">
            <text:p>410</text:p>
          </table:table-cell>
          <table:table-cell office:value-type="float" office:value="110" calcext:value-type="float">
            <text:p>110</text:p>
          </table:table-cell>
          <table:table-cell office:value-type="float" office:value="45100" calcext:value-type="float">
            <text:p>45100</text:p>
          </table:table-cell>
          <table:table-cell office:value-type="float" office:value="0.915821314612957" calcext:value-type="float">
            <text:p>0.915821314612957</text:p>
          </table:table-cell>
          <table:table-cell office:value-type="float" office:value="375.486738991312" calcext:value-type="float">
            <text:p>375.486738991312</text:p>
          </table:table-cell>
          <table:table-cell office:value-type="float" office:value="100.740344607425" calcext:value-type="float">
            <text:p>100.740344607425</text:p>
          </table:table-cell>
          <table:table-cell office:value-type="float" office:value="41303.5412890444" calcext:value-type="float">
            <text:p>41303.5412890444</text:p>
          </table:table-cell>
          <table:table-cell office:value-type="float" office:value="0.589834185004919" calcext:value-type="float">
            <text:p>0.589834185004919</text:p>
          </table:table-cell>
          <table:table-cell office:value-type="float" office:value="241.832015852017" calcext:value-type="float">
            <text:p>241.832015852017</text:p>
          </table:table-cell>
          <table:table-cell office:value-type="float" office:value="64.8817603505411" calcext:value-type="float">
            <text:p>64.8817603505411</text:p>
          </table:table-cell>
          <table:table-cell office:value-type="float" office:value="26601.5217437219" calcext:value-type="float">
            <text:p>26601.5217437219</text:p>
          </table:table-cell>
          <table:table-cell office:value-type="float" office:value="0.540182718714867" calcext:value-type="float">
            <text:p>0.540182718714867</text:p>
          </table:table-cell>
          <table:table-cell office:value-type="float" office:value="221.474914673096" calcext:value-type="float">
            <text:p>221.474914673096</text:p>
          </table:table-cell>
          <table:table-cell office:value-type="float" office:value="59.4200990586354" calcext:value-type="float">
            <text:p>59.4200990586354</text:p>
          </table:table-cell>
          <table:table-cell office:value-type="float" office:value="24362.2406140405" calcext:value-type="float">
            <text:p>24362.2406140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 office:value-type="float" office:value="30800" calcext:value-type="float">
            <text:p>30800</text:p>
          </table:table-cell>
          <table:table-cell office:value-type="float" office:value="0.231830041937677" calcext:value-type="float">
            <text:p>0.231830041937677</text:p>
          </table:table-cell>
          <table:table-cell office:value-type="float" office:value="64.9124117425495" calcext:value-type="float">
            <text:p>64.9124117425495</text:p>
          </table:table-cell>
          <table:table-cell office:value-type="float" office:value="25.5013046131445" calcext:value-type="float">
            <text:p>25.5013046131445</text:p>
          </table:table-cell>
          <table:table-cell office:value-type="float" office:value="7140.36529168045" calcext:value-type="float">
            <text:p>7140.36529168045</text:p>
          </table:table-cell>
          <table:table-cell office:value-type="float" office:value="0.627834605000023" calcext:value-type="float">
            <text:p>0.627834605000023</text:p>
          </table:table-cell>
          <table:table-cell office:value-type="float" office:value="175.793689400006" calcext:value-type="float">
            <text:p>175.793689400006</text:p>
          </table:table-cell>
          <table:table-cell office:value-type="float" office:value="69.0618065500025" calcext:value-type="float">
            <text:p>69.0618065500025</text:p>
          </table:table-cell>
          <table:table-cell office:value-type="float" office:value="19337.3058340007" calcext:value-type="float">
            <text:p>19337.3058340007</text:p>
          </table:table-cell>
          <table:table-cell office:value-type="float" office:value="0.14555092280708" calcext:value-type="float">
            <text:p>0.14555092280708</text:p>
          </table:table-cell>
          <table:table-cell office:value-type="float" office:value="40.7542583859824" calcext:value-type="float">
            <text:p>40.7542583859824</text:p>
          </table:table-cell>
          <table:table-cell office:value-type="float" office:value="16.0106015087788" calcext:value-type="float">
            <text:p>16.0106015087788</text:p>
          </table:table-cell>
          <table:table-cell office:value-type="float" office:value="4482.96842245807" calcext:value-type="float">
            <text:p>4482.968422458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 office:value-type="float" office:value="30800" calcext:value-type="float">
            <text:p>30800</text:p>
          </table:table-cell>
          <table:table-cell office:value-type="float" office:value="0.151843402081902" calcext:value-type="float">
            <text:p>0.151843402081902</text:p>
          </table:table-cell>
          <table:table-cell office:value-type="float" office:value="42.5161525829325" calcext:value-type="float">
            <text:p>42.5161525829325</text:p>
          </table:table-cell>
          <table:table-cell office:value-type="float" office:value="16.7027742290092" calcext:value-type="float">
            <text:p>16.7027742290092</text:p>
          </table:table-cell>
          <table:table-cell office:value-type="float" office:value="4676.77678412257" calcext:value-type="float">
            <text:p>4676.77678412257</text:p>
          </table:table-cell>
          <table:table-cell office:value-type="float" office:value="0.076190262303755" calcext:value-type="float">
            <text:p>0.076190262303755</text:p>
          </table:table-cell>
          <table:table-cell office:value-type="float" office:value="21.3332734450514" calcext:value-type="float">
            <text:p>21.3332734450514</text:p>
          </table:table-cell>
          <table:table-cell office:value-type="float" office:value="8.38092885341306" calcext:value-type="float">
            <text:p>8.38092885341306</text:p>
          </table:table-cell>
          <table:table-cell office:value-type="float" office:value="2346.66007895566" calcext:value-type="float">
            <text:p>2346.66007895566</text:p>
          </table:table-cell>
          <table:table-cell office:value-type="float" office:value="0.0115689886337146" calcext:value-type="float">
            <text:p>0.011568988633715</text:p>
          </table:table-cell>
          <table:table-cell office:value-type="float" office:value="3.2393168174401" calcext:value-type="float">
            <text:p>3.2393168174401</text:p>
          </table:table-cell>
          <table:table-cell office:value-type="float" office:value="1.27258874970861" calcext:value-type="float">
            <text:p>1.27258874970861</text:p>
          </table:table-cell>
          <table:table-cell office:value-type="float" office:value="356.324849918411" calcext:value-type="float">
            <text:p>356.324849918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110" calcext:value-type="float">
            <text:p>110</text:p>
          </table:table-cell>
          <table:table-cell office:value-type="float" office:value="37400" calcext:value-type="float">
            <text:p>37400</text:p>
          </table:table-cell>
          <table:table-cell office:value-type="float" office:value="0.402070845271831" calcext:value-type="float">
            <text:p>0.402070845271831</text:p>
          </table:table-cell>
          <table:table-cell office:value-type="float" office:value="136.704087392422" calcext:value-type="float">
            <text:p>136.704087392422</text:p>
          </table:table-cell>
          <table:table-cell office:value-type="float" office:value="44.2277929799014" calcext:value-type="float">
            <text:p>44.2277929799014</text:p>
          </table:table-cell>
          <table:table-cell office:value-type="float" office:value="15037.4496131665" calcext:value-type="float">
            <text:p>15037.4496131665</text:p>
          </table:table-cell>
          <table:table-cell office:value-type="float" office:value="0.506497063676418" calcext:value-type="float">
            <text:p>0.506497063676418</text:p>
          </table:table-cell>
          <table:table-cell office:value-type="float" office:value="172.209001649982" calcext:value-type="float">
            <text:p>172.209001649982</text:p>
          </table:table-cell>
          <table:table-cell office:value-type="float" office:value="55.714677004406" calcext:value-type="float">
            <text:p>55.714677004406</text:p>
          </table:table-cell>
          <table:table-cell office:value-type="float" office:value="18942.990181498" calcext:value-type="float">
            <text:p>18942.990181498</text:p>
          </table:table-cell>
          <table:table-cell office:value-type="float" office:value="0.203647702520078" calcext:value-type="float">
            <text:p>0.203647702520078</text:p>
          </table:table-cell>
          <table:table-cell office:value-type="float" office:value="69.2402188568264" calcext:value-type="float">
            <text:p>69.2402188568264</text:p>
          </table:table-cell>
          <table:table-cell office:value-type="float" office:value="22.4012472772085" calcext:value-type="float">
            <text:p>22.4012472772085</text:p>
          </table:table-cell>
          <table:table-cell office:value-type="float" office:value="7616.42407425091" calcext:value-type="float">
            <text:p>7616.424074250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 office:value-type="float" office:value="36300" calcext:value-type="float">
            <text:p>36300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27.2182932487455" calcext:value-type="float">
            <text:p>27.2182932487455</text:p>
          </table:table-cell>
          <table:table-cell office:value-type="float" office:value="9.0727644162485" calcext:value-type="float">
            <text:p>9.0727644162485</text:p>
          </table:table-cell>
          <table:table-cell office:value-type="float" office:value="2994.01225736201" calcext:value-type="float">
            <text:p>2994.01225736201</text:p>
          </table:table-cell>
          <table:table-cell office:value-type="float" office:value="0.67182910623464" calcext:value-type="float">
            <text:p>0.67182910623464</text:p>
          </table:table-cell>
          <table:table-cell office:value-type="float" office:value="221.703605057431" calcext:value-type="float">
            <text:p>221.703605057431</text:p>
          </table:table-cell>
          <table:table-cell office:value-type="float" office:value="73.9012016858104" calcext:value-type="float">
            <text:p>73.9012016858104</text:p>
          </table:table-cell>
          <table:table-cell office:value-type="float" office:value="24387.3965563174" calcext:value-type="float">
            <text:p>24387.3965563174</text:p>
          </table:table-cell>
          <table:table-cell office:value-type="float" office:value="0.0554122473531425" calcext:value-type="float">
            <text:p>0.055412247353143</text:p>
          </table:table-cell>
          <table:table-cell office:value-type="float" office:value="18.286041626537" calcext:value-type="float">
            <text:p>18.286041626537</text:p>
          </table:table-cell>
          <table:table-cell office:value-type="float" office:value="6.09534720884567" calcext:value-type="float">
            <text:p>6.09534720884567</text:p>
          </table:table-cell>
          <table:table-cell office:value-type="float" office:value="2011.46457891907" calcext:value-type="float">
            <text:p>2011.46457891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office:value-type="float" office:value="53900" calcext:value-type="float">
            <text:p>53900</text:p>
          </table:table-cell>
          <table:table-cell office:value-type="float" office:value="0.247844523186995" calcext:value-type="float">
            <text:p>0.247844523186995</text:p>
          </table:table-cell>
          <table:table-cell office:value-type="float" office:value="121.443816361628" calcext:value-type="float">
            <text:p>121.443816361628</text:p>
          </table:table-cell>
          <table:table-cell office:value-type="float" office:value="27.2628975505695" calcext:value-type="float">
            <text:p>27.2628975505695</text:p>
          </table:table-cell>
          <table:table-cell office:value-type="float" office:value="13358.8197997791" calcext:value-type="float">
            <text:p>13358.8197997791</text:p>
          </table:table-cell>
          <table:table-cell office:value-type="float" office:value="0.913399062936471" calcext:value-type="float">
            <text:p>0.913399062936471</text:p>
          </table:table-cell>
          <table:table-cell office:value-type="float" office:value="447.565540838871" calcext:value-type="float">
            <text:p>447.565540838871</text:p>
          </table:table-cell>
          <table:table-cell office:value-type="float" office:value="100.473896923012" calcext:value-type="float">
            <text:p>100.473896923012</text:p>
          </table:table-cell>
          <table:table-cell office:value-type="float" office:value="49232.2094922758" calcext:value-type="float">
            <text:p>49232.2094922758</text:p>
          </table:table-cell>
          <table:table-cell office:value-type="float" office:value="0.226380955232938" calcext:value-type="float">
            <text:p>0.226380955232938</text:p>
          </table:table-cell>
          <table:table-cell office:value-type="float" office:value="110.92666806414" calcext:value-type="float">
            <text:p>110.92666806414</text:p>
          </table:table-cell>
          <table:table-cell office:value-type="float" office:value="24.9019050756232" calcext:value-type="float">
            <text:p>24.9019050756232</text:p>
          </table:table-cell>
          <table:table-cell office:value-type="float" office:value="12201.9334870554" calcext:value-type="float">
            <text:p>12201.93348705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110" calcext:value-type="float">
            <text:p>110</text:p>
          </table:table-cell>
          <table:table-cell office:value-type="float" office:value="49500" calcext:value-type="float">
            <text:p>49500</text:p>
          </table:table-cell>
          <table:table-cell office:value-type="float" office:value="0.718530449352775" calcext:value-type="float">
            <text:p>0.718530449352775</text:p>
          </table:table-cell>
          <table:table-cell office:value-type="float" office:value="323.338702208749" calcext:value-type="float">
            <text:p>323.338702208749</text:p>
          </table:table-cell>
          <table:table-cell office:value-type="float" office:value="79.0383494288052" calcext:value-type="float">
            <text:p>79.0383494288052</text:p>
          </table:table-cell>
          <table:table-cell office:value-type="float" office:value="35567.2572429624" calcext:value-type="float">
            <text:p>35567.2572429624</text:p>
          </table:table-cell>
          <table:table-cell office:value-type="float" office:value="0.406736775450391" calcext:value-type="float">
            <text:p>0.406736775450391</text:p>
          </table:table-cell>
          <table:table-cell office:value-type="float" office:value="183.031548952676" calcext:value-type="float">
            <text:p>183.031548952676</text:p>
          </table:table-cell>
          <table:table-cell office:value-type="float" office:value="44.741045299543" calcext:value-type="float">
            <text:p>44.741045299543</text:p>
          </table:table-cell>
          <table:table-cell office:value-type="float" office:value="20133.4703847943" calcext:value-type="float">
            <text:p>20133.4703847943</text:p>
          </table:table-cell>
          <table:table-cell office:value-type="float" office:value="0.292252758032668" calcext:value-type="float">
            <text:p>0.292252758032668</text:p>
          </table:table-cell>
          <table:table-cell office:value-type="float" office:value="131.513741114701" calcext:value-type="float">
            <text:p>131.513741114701</text:p>
          </table:table-cell>
          <table:table-cell office:value-type="float" office:value="32.1478033835935" calcext:value-type="float">
            <text:p>32.1478033835935</text:p>
          </table:table-cell>
          <table:table-cell office:value-type="float" office:value="14466.5115226171" calcext:value-type="float">
            <text:p>14466.51152261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3200" calcext:value-type="float">
            <text:p>13200</text:p>
          </table:table-cell>
          <table:table-cell office:value-type="float" office:value="0.643204026570203" calcext:value-type="float">
            <text:p>0.643204026570203</text:p>
          </table:table-cell>
          <table:table-cell office:value-type="float" office:value="77.1844831884244" calcext:value-type="float">
            <text:p>77.1844831884244</text:p>
          </table:table-cell>
          <table:table-cell office:value-type="float" office:value="70.7524429227224" calcext:value-type="float">
            <text:p>70.7524429227224</text:p>
          </table:table-cell>
          <table:table-cell office:value-type="float" office:value="8490.29315072668" calcext:value-type="float">
            <text:p>8490.29315072668</text:p>
          </table:table-cell>
          <table:table-cell office:value-type="float" office:value="0.769889089983083" calcext:value-type="float">
            <text:p>0.769889089983083</text:p>
          </table:table-cell>
          <table:table-cell office:value-type="float" office:value="92.38669079797" calcext:value-type="float">
            <text:p>92.38669079797</text:p>
          </table:table-cell>
          <table:table-cell office:value-type="float" office:value="84.6877998981392" calcext:value-type="float">
            <text:p>84.6877998981392</text:p>
          </table:table-cell>
          <table:table-cell office:value-type="float" office:value="10162.5359877767" calcext:value-type="float">
            <text:p>10162.5359877767</text:p>
          </table:table-cell>
          <table:table-cell office:value-type="float" office:value="0.495195762689589" calcext:value-type="float">
            <text:p>0.495195762689589</text:p>
          </table:table-cell>
          <table:table-cell office:value-type="float" office:value="59.4234915227506" calcext:value-type="float">
            <text:p>59.4234915227506</text:p>
          </table:table-cell>
          <table:table-cell office:value-type="float" office:value="54.4715338958548" calcext:value-type="float">
            <text:p>54.4715338958548</text:p>
          </table:table-cell>
          <table:table-cell office:value-type="float" office:value="6536.58406750257" calcext:value-type="float">
            <text:p>6536.584067502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110" calcext:value-type="float">
            <text:p>110</text:p>
          </table:table-cell>
          <table:table-cell office:value-type="float" office:value="48400" calcext:value-type="float">
            <text:p>48400</text:p>
          </table:table-cell>
          <table:table-cell office:value-type="float" office:value="0.134084162750242" calcext:value-type="float">
            <text:p>0.134084162750242</text:p>
          </table:table-cell>
          <table:table-cell office:value-type="float" office:value="58.9970316101064" calcext:value-type="float">
            <text:p>58.9970316101064</text:p>
          </table:table-cell>
          <table:table-cell office:value-type="float" office:value="14.7492579025266" calcext:value-type="float">
            <text:p>14.7492579025266</text:p>
          </table:table-cell>
          <table:table-cell office:value-type="float" office:value="6489.6734771117" calcext:value-type="float">
            <text:p>6489.6734771117</text:p>
          </table:table-cell>
          <table:table-cell office:value-type="float" office:value="0.947760289194556" calcext:value-type="float">
            <text:p>0.947760289194556</text:p>
          </table:table-cell>
          <table:table-cell office:value-type="float" office:value="417.014527245605" calcext:value-type="float">
            <text:p>417.014527245605</text:p>
          </table:table-cell>
          <table:table-cell office:value-type="float" office:value="104.253631811401" calcext:value-type="float">
            <text:p>104.253631811401</text:p>
          </table:table-cell>
          <table:table-cell office:value-type="float" office:value="45871.5979970165" calcext:value-type="float">
            <text:p>45871.5979970165</text:p>
          </table:table-cell>
          <table:table-cell office:value-type="float" office:value="0.127079644864579" calcext:value-type="float">
            <text:p>0.127079644864579</text:p>
          </table:table-cell>
          <table:table-cell office:value-type="float" office:value="55.9150437404148" calcext:value-type="float">
            <text:p>55.9150437404148</text:p>
          </table:table-cell>
          <table:table-cell office:value-type="float" office:value="13.9787609351037" calcext:value-type="float">
            <text:p>13.9787609351037</text:p>
          </table:table-cell>
          <table:table-cell office:value-type="float" office:value="6150.65481144563" calcext:value-type="float">
            <text:p>6150.65481144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10.6666470805933" calcext:value-type="float">
            <text:p>10.6666470805933</text:p>
          </table:table-cell>
          <table:table-cell office:value-type="float" office:value="9.69695189144846" calcext:value-type="float">
            <text:p>9.69695189144846</text:p>
          </table:table-cell>
          <table:table-cell office:value-type="float" office:value="1066.66470805933" calcext:value-type="float">
            <text:p>1066.66470805933</text:p>
          </table:table-cell>
          <table:table-cell office:value-type="float" office:value="0.300911860585287" calcext:value-type="float">
            <text:p>0.300911860585287</text:p>
          </table:table-cell>
          <table:table-cell office:value-type="float" office:value="33.1003046643816" calcext:value-type="float">
            <text:p>33.1003046643816</text:p>
          </table:table-cell>
          <table:table-cell office:value-type="float" office:value="30.0911860585287" calcext:value-type="float">
            <text:p>30.0911860585287</text:p>
          </table:table-cell>
          <table:table-cell office:value-type="float" office:value="3310.03046643816" calcext:value-type="float">
            <text:p>3310.03046643816</text:p>
          </table:table-cell>
          <table:table-cell office:value-type="float" office:value="0.0291792783566177" calcext:value-type="float">
            <text:p>0.029179278356618</text:p>
          </table:table-cell>
          <table:table-cell office:value-type="float" office:value="3.20972061922795" calcext:value-type="float">
            <text:p>3.20972061922795</text:p>
          </table:table-cell>
          <table:table-cell office:value-type="float" office:value="2.91792783566177" calcext:value-type="float">
            <text:p>2.91792783566177</text:p>
          </table:table-cell>
          <table:table-cell office:value-type="float" office:value="320.972061922795" calcext:value-type="float">
            <text:p>320.9720619227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00" calcext:value-type="float">
            <text:p>100</text:p>
          </table:table-cell>
          <table:table-cell office:value-type="float" office:value="41000" calcext:value-type="float">
            <text:p>41000</text:p>
          </table:table-cell>
          <table:table-cell office:value-type="float" office:value="0.544155573000885" calcext:value-type="float">
            <text:p>0.544155573000885</text:p>
          </table:table-cell>
          <table:table-cell office:value-type="float" office:value="223.103784930363" calcext:value-type="float">
            <text:p>223.103784930363</text:p>
          </table:table-cell>
          <table:table-cell office:value-type="float" office:value="54.4155573000885" calcext:value-type="float">
            <text:p>54.4155573000885</text:p>
          </table:table-cell>
          <table:table-cell office:value-type="float" office:value="22310.3784930363" calcext:value-type="float">
            <text:p>22310.3784930363</text:p>
          </table:table-cell>
          <table:table-cell office:value-type="float" office:value="0.278507621816109" calcext:value-type="float">
            <text:p>0.278507621816109</text:p>
          </table:table-cell>
          <table:table-cell office:value-type="float" office:value="114.188124944605" calcext:value-type="float">
            <text:p>114.188124944605</text:p>
          </table:table-cell>
          <table:table-cell office:value-type="float" office:value="27.8507621816109" calcext:value-type="float">
            <text:p>27.8507621816109</text:p>
          </table:table-cell>
          <table:table-cell office:value-type="float" office:value="11418.8124944605" calcext:value-type="float">
            <text:p>11418.8124944605</text:p>
          </table:table-cell>
          <table:table-cell office:value-type="float" office:value="0.151551474534459" calcext:value-type="float">
            <text:p>0.151551474534459</text:p>
          </table:table-cell>
          <table:table-cell office:value-type="float" office:value="62.136104559128" calcext:value-type="float">
            <text:p>62.136104559128</text:p>
          </table:table-cell>
          <table:table-cell office:value-type="float" office:value="15.1551474534459" calcext:value-type="float">
            <text:p>15.1551474534459</text:p>
          </table:table-cell>
          <table:table-cell office:value-type="float" office:value="6213.6104559128" calcext:value-type="float">
            <text:p>6213.610455912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2653488013244" calcext:value-type="float">
            <text:p>0.682653488013244</text:p>
          </table:table-cell>
          <table:table-cell office:value-type="float" office:value="102.398023201987" calcext:value-type="float">
            <text:p>102.398023201987</text:p>
          </table:table-cell>
          <table:table-cell office:value-type="float" office:value="68.2653488013244" calcext:value-type="float">
            <text:p>68.2653488013244</text:p>
          </table:table-cell>
          <table:table-cell office:value-type="float" office:value="10239.8023201987" calcext:value-type="float">
            <text:p>10239.8023201987</text:p>
          </table:table-cell>
          <table:table-cell office:value-type="float" office:value="0.978929355576688" calcext:value-type="float">
            <text:p>0.978929355576688</text:p>
          </table:table-cell>
          <table:table-cell office:value-type="float" office:value="146.839403336503" calcext:value-type="float">
            <text:p>146.839403336503</text:p>
          </table:table-cell>
          <table:table-cell office:value-type="float" office:value="97.8929355576688" calcext:value-type="float">
            <text:p>97.8929355576688</text:p>
          </table:table-cell>
          <table:table-cell office:value-type="float" office:value="14683.9403336503" calcext:value-type="float">
            <text:p>14683.9403336503</text:p>
          </table:table-cell>
          <table:table-cell office:value-type="float" office:value="0.668269539102983" calcext:value-type="float">
            <text:p>0.668269539102983</text:p>
          </table:table-cell>
          <table:table-cell office:value-type="float" office:value="100.240430865447" calcext:value-type="float">
            <text:p>100.240430865447</text:p>
          </table:table-cell>
          <table:table-cell office:value-type="float" office:value="66.8269539102983" calcext:value-type="float">
            <text:p>66.8269539102983</text:p>
          </table:table-cell>
          <table:table-cell office:value-type="float" office:value="10024.0430865447" calcext:value-type="float">
            <text:p>10024.04308654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236822546805485" calcext:value-type="float">
            <text:p>0.236822546805485</text:p>
          </table:table-cell>
          <table:table-cell office:value-type="float" office:value="30.7869310847131" calcext:value-type="float">
            <text:p>30.7869310847131</text:p>
          </table:table-cell>
          <table:table-cell office:value-type="float" office:value="23.6822546805485" calcext:value-type="float">
            <text:p>23.6822546805485</text:p>
          </table:table-cell>
          <table:table-cell office:value-type="float" office:value="3078.69310847131" calcext:value-type="float">
            <text:p>3078.69310847131</text:p>
          </table:table-cell>
          <table:table-cell office:value-type="float" office:value="0.535281890634406" calcext:value-type="float">
            <text:p>0.535281890634406</text:p>
          </table:table-cell>
          <table:table-cell office:value-type="float" office:value="69.5866457824728" calcext:value-type="float">
            <text:p>69.5866457824728</text:p>
          </table:table-cell>
          <table:table-cell office:value-type="float" office:value="53.5281890634406" calcext:value-type="float">
            <text:p>53.5281890634406</text:p>
          </table:table-cell>
          <table:table-cell office:value-type="float" office:value="6958.66457824728" calcext:value-type="float">
            <text:p>6958.66457824728</text:p>
          </table:table-cell>
          <table:table-cell office:value-type="float" office:value="0.126766820598895" calcext:value-type="float">
            <text:p>0.126766820598895</text:p>
          </table:table-cell>
          <table:table-cell office:value-type="float" office:value="16.4796866778564" calcext:value-type="float">
            <text:p>16.4796866778564</text:p>
          </table:table-cell>
          <table:table-cell office:value-type="float" office:value="12.6766820598895" calcext:value-type="float">
            <text:p>12.6766820598895</text:p>
          </table:table-cell>
          <table:table-cell office:value-type="float" office:value="1647.96866778564" calcext:value-type="float">
            <text:p>1647.968667785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00" calcext:value-type="float">
            <text:p>100</text:p>
          </table:table-cell>
          <table:table-cell office:value-type="float" office:value="41000" calcext:value-type="float">
            <text:p>41000</text:p>
          </table:table-cell>
          <table:table-cell office:value-type="float" office:value="0.559392449071014" calcext:value-type="float">
            <text:p>0.559392449071014</text:p>
          </table:table-cell>
          <table:table-cell office:value-type="float" office:value="229.350904119116" calcext:value-type="float">
            <text:p>229.350904119116</text:p>
          </table:table-cell>
          <table:table-cell office:value-type="float" office:value="55.9392449071014" calcext:value-type="float">
            <text:p>55.9392449071014</text:p>
          </table:table-cell>
          <table:table-cell office:value-type="float" office:value="22935.0904119116" calcext:value-type="float">
            <text:p>22935.0904119116</text:p>
          </table:table-cell>
          <table:table-cell office:value-type="float" office:value="0.815405170933361" calcext:value-type="float">
            <text:p>0.815405170933361</text:p>
          </table:table-cell>
          <table:table-cell office:value-type="float" office:value="334.316120082678" calcext:value-type="float">
            <text:p>334.316120082678</text:p>
          </table:table-cell>
          <table:table-cell office:value-type="float" office:value="81.5405170933361" calcext:value-type="float">
            <text:p>81.5405170933361</text:p>
          </table:table-cell>
          <table:table-cell office:value-type="float" office:value="33431.6120082678" calcext:value-type="float">
            <text:p>33431.6120082678</text:p>
          </table:table-cell>
          <table:table-cell office:value-type="float" office:value="0.456131495553582" calcext:value-type="float">
            <text:p>0.456131495553582</text:p>
          </table:table-cell>
          <table:table-cell office:value-type="float" office:value="187.013913176968" calcext:value-type="float">
            <text:p>187.013913176968</text:p>
          </table:table-cell>
          <table:table-cell office:value-type="float" office:value="45.6131495553581" calcext:value-type="float">
            <text:p>45.6131495553581</text:p>
          </table:table-cell>
          <table:table-cell office:value-type="float" office:value="18701.3913176968" calcext:value-type="float">
            <text:p>18701.39131769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28000" calcext:value-type="float">
            <text:p>28000</text:p>
          </table:table-cell>
          <table:table-cell office:value-type="float" office:value="0.498394301275976" calcext:value-type="float">
            <text:p>0.498394301275976</text:p>
          </table:table-cell>
          <table:table-cell office:value-type="float" office:value="139.550404357273" calcext:value-type="float">
            <text:p>139.550404357273</text:p>
          </table:table-cell>
          <table:table-cell office:value-type="float" office:value="49.8394301275976" calcext:value-type="float">
            <text:p>49.8394301275976</text:p>
          </table:table-cell>
          <table:table-cell office:value-type="float" office:value="13955.0404357273" calcext:value-type="float">
            <text:p>13955.0404357273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25.1541049929027" calcext:value-type="float">
            <text:p>25.1541049929027</text:p>
          </table:table-cell>
          <table:table-cell office:value-type="float" office:value="8.98360892603668" calcext:value-type="float">
            <text:p>8.98360892603668</text:p>
          </table:table-cell>
          <table:table-cell office:value-type="float" office:value="2515.41049929027" calcext:value-type="float">
            <text:p>2515.41049929027</text:p>
          </table:table-cell>
          <table:table-cell office:value-type="float" office:value="0.0447737949362867" calcext:value-type="float">
            <text:p>0.044773794936287</text:p>
          </table:table-cell>
          <table:table-cell office:value-type="float" office:value="12.5366625821603" calcext:value-type="float">
            <text:p>12.5366625821603</text:p>
          </table:table-cell>
          <table:table-cell office:value-type="float" office:value="4.47737949362867" calcext:value-type="float">
            <text:p>4.47737949362867</text:p>
          </table:table-cell>
          <table:table-cell office:value-type="float" office:value="1253.66625821603" calcext:value-type="float">
            <text:p>1253.66625821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28000" calcext:value-type="float">
            <text:p>28000</text:p>
          </table:table-cell>
          <table:table-cell office:value-type="float" office:value="0.315208085320124" calcext:value-type="float">
            <text:p>0.315208085320124</text:p>
          </table:table-cell>
          <table:table-cell office:value-type="float" office:value="88.2582638896349" calcext:value-type="float">
            <text:p>88.2582638896349</text:p>
          </table:table-cell>
          <table:table-cell office:value-type="float" office:value="31.5208085320125" calcext:value-type="float">
            <text:p>31.5208085320125</text:p>
          </table:table-cell>
          <table:table-cell office:value-type="float" office:value="8825.82638896349" calcext:value-type="float">
            <text:p>8825.82638896349</text:p>
          </table:table-cell>
          <table:table-cell office:value-type="float" office:value="0.159650921464895" calcext:value-type="float">
            <text:p>0.159650921464895</text:p>
          </table:table-cell>
          <table:table-cell office:value-type="float" office:value="44.7022580101706" calcext:value-type="float">
            <text:p>44.7022580101706</text:p>
          </table:table-cell>
          <table:table-cell office:value-type="float" office:value="15.9650921464895" calcext:value-type="float">
            <text:p>15.9650921464895</text:p>
          </table:table-cell>
          <table:table-cell office:value-type="float" office:value="4470.22580101706" calcext:value-type="float">
            <text:p>4470.22580101706</text:p>
          </table:table-cell>
          <table:table-cell office:value-type="float" office:value="0.0503232612745431" calcext:value-type="float">
            <text:p>0.050323261274543</text:p>
          </table:table-cell>
          <table:table-cell office:value-type="float" office:value="14.0905131568721" calcext:value-type="float">
            <text:p>14.0905131568721</text:p>
          </table:table-cell>
          <table:table-cell office:value-type="float" office:value="5.03232612745431" calcext:value-type="float">
            <text:p>5.03232612745431</text:p>
          </table:table-cell>
          <table:table-cell office:value-type="float" office:value="1409.05131568721" calcext:value-type="float">
            <text:p>1409.051315687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 office:value-type="float" office:value="34000" calcext:value-type="float">
            <text:p>34000</text:p>
          </table:table-cell>
          <table:table-cell office:value-type="float" office:value="0.168679668334336" calcext:value-type="float">
            <text:p>0.168679668334336</text:p>
          </table:table-cell>
          <table:table-cell office:value-type="float" office:value="57.3510872336743" calcext:value-type="float">
            <text:p>57.3510872336743</text:p>
          </table:table-cell>
          <table:table-cell office:value-type="float" office:value="16.8679668334336" calcext:value-type="float">
            <text:p>16.8679668334336</text:p>
          </table:table-cell>
          <table:table-cell office:value-type="float" office:value="5735.10872336743" calcext:value-type="float">
            <text:p>5735.10872336743</text:p>
          </table:table-cell>
          <table:table-cell office:value-type="float" office:value="0.331368260306984" calcext:value-type="float">
            <text:p>0.331368260306984</text:p>
          </table:table-cell>
          <table:table-cell office:value-type="float" office:value="112.665208504375" calcext:value-type="float">
            <text:p>112.665208504375</text:p>
          </table:table-cell>
          <table:table-cell office:value-type="float" office:value="33.1368260306984" calcext:value-type="float">
            <text:p>33.1368260306984</text:p>
          </table:table-cell>
          <table:table-cell office:value-type="float" office:value="11266.5208504375" calcext:value-type="float">
            <text:p>11266.5208504375</text:p>
          </table:table-cell>
          <table:table-cell office:value-type="float" office:value="0.055895088245108" calcext:value-type="float">
            <text:p>0.055895088245108</text:p>
          </table:table-cell>
          <table:table-cell office:value-type="float" office:value="19.0043300033367" calcext:value-type="float">
            <text:p>19.0043300033367</text:p>
          </table:table-cell>
          <table:table-cell office:value-type="float" office:value="5.5895088245108" calcext:value-type="float">
            <text:p>5.5895088245108</text:p>
          </table:table-cell>
          <table:table-cell office:value-type="float" office:value="1900.43300033367" calcext:value-type="float">
            <text:p>1900.433000333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33000" calcext:value-type="float">
            <text:p>33000</text:p>
          </table:table-cell>
          <table:table-cell office:value-type="float" office:value="0.400188289423643" calcext:value-type="float">
            <text:p>0.400188289423643</text:p>
          </table:table-cell>
          <table:table-cell office:value-type="float" office:value="132.062135509802" calcext:value-type="float">
            <text:p>132.062135509802</text:p>
          </table:table-cell>
          <table:table-cell office:value-type="float" office:value="40.0188289423643" calcext:value-type="float">
            <text:p>40.0188289423643</text:p>
          </table:table-cell>
          <table:table-cell office:value-type="float" office:value="13206.2135509802" calcext:value-type="float">
            <text:p>13206.2135509802</text:p>
          </table:table-cell>
          <table:table-cell office:value-type="float" office:value="0.900275147264312" calcext:value-type="float">
            <text:p>0.900275147264312</text:p>
          </table:table-cell>
          <table:table-cell office:value-type="float" office:value="297.090798597223" calcext:value-type="float">
            <text:p>297.090798597223</text:p>
          </table:table-cell>
          <table:table-cell office:value-type="float" office:value="90.0275147264312" calcext:value-type="float">
            <text:p>90.0275147264312</text:p>
          </table:table-cell>
          <table:table-cell office:value-type="float" office:value="29709.0798597223" calcext:value-type="float">
            <text:p>29709.0798597223</text:p>
          </table:table-cell>
          <table:table-cell office:value-type="float" office:value="0.360279571194323" calcext:value-type="float">
            <text:p>0.360279571194323</text:p>
          </table:table-cell>
          <table:table-cell office:value-type="float" office:value="118.892258494127" calcext:value-type="float">
            <text:p>118.892258494127</text:p>
          </table:table-cell>
          <table:table-cell office:value-type="float" office:value="36.0279571194323" calcext:value-type="float">
            <text:p>36.0279571194323</text:p>
          </table:table-cell>
          <table:table-cell office:value-type="float" office:value="11889.2258494127" calcext:value-type="float">
            <text:p>11889.22584941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100" calcext:value-type="float">
            <text:p>100</text:p>
          </table:table-cell>
          <table:table-cell office:value-type="float" office:value="49000" calcext:value-type="float">
            <text:p>49000</text:p>
          </table:table-cell>
          <table:table-cell office:value-type="float" office:value="0.0750372101346534" calcext:value-type="float">
            <text:p>0.075037210134654</text:p>
          </table:table-cell>
          <table:table-cell office:value-type="float" office:value="36.7682329659802" calcext:value-type="float">
            <text:p>36.7682329659802</text:p>
          </table:table-cell>
          <table:table-cell office:value-type="float" office:value="7.50372101346534" calcext:value-type="float">
            <text:p>7.50372101346534</text:p>
          </table:table-cell>
          <table:table-cell office:value-type="float" office:value="3676.82329659802" calcext:value-type="float">
            <text:p>3676.82329659802</text:p>
          </table:table-cell>
          <table:table-cell office:value-type="float" office:value="0.835103801154353" calcext:value-type="float">
            <text:p>0.835103801154353</text:p>
          </table:table-cell>
          <table:table-cell office:value-type="float" office:value="409.200862565633" calcext:value-type="float">
            <text:p>409.200862565633</text:p>
          </table:table-cell>
          <table:table-cell office:value-type="float" office:value="83.5103801154353" calcext:value-type="float">
            <text:p>83.5103801154353</text:p>
          </table:table-cell>
          <table:table-cell office:value-type="float" office:value="40920.0862565633" calcext:value-type="float">
            <text:p>40920.0862565633</text:p>
          </table:table-cell>
          <table:table-cell office:value-type="float" office:value="0.062663859411467" calcext:value-type="float">
            <text:p>0.062663859411467</text:p>
          </table:table-cell>
          <table:table-cell office:value-type="float" office:value="30.7052911116188" calcext:value-type="float">
            <text:p>30.7052911116188</text:p>
          </table:table-cell>
          <table:table-cell office:value-type="float" office:value="6.2663859411467" calcext:value-type="float">
            <text:p>6.2663859411467</text:p>
          </table:table-cell>
          <table:table-cell office:value-type="float" office:value="3070.52911116188" calcext:value-type="float">
            <text:p>3070.52911116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439012393039969" calcext:value-type="float">
            <text:p>0.439012393039969</text:p>
          </table:table-cell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office:value-type="float" office:value="45000" calcext:value-type="float">
            <text:p>45000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403.111470484866" calcext:value-type="float">
            <text:p>403.111470484866</text:p>
          </table:table-cell>
          <table:table-cell office:value-type="float" office:value="89.5803267744146" calcext:value-type="float">
            <text:p>89.5803267744146</text:p>
          </table:table-cell>
          <table:table-cell office:value-type="float" office:value="40311.1470484866" calcext:value-type="float">
            <text:p>40311.1470484866</text:p>
          </table:table-cell>
          <table:table-cell office:value-type="float" office:value="0.958176362602594" calcext:value-type="float">
            <text:p>0.958176362602594</text:p>
          </table:table-cell>
          <table:table-cell office:value-type="float" office:value="431.179363171167" calcext:value-type="float">
            <text:p>431.179363171167</text:p>
          </table:table-cell>
          <table:table-cell office:value-type="float" office:value="95.8176362602594" calcext:value-type="float">
            <text:p>95.8176362602594</text:p>
          </table:table-cell>
          <table:table-cell office:value-type="float" office:value="43117.9363171167" calcext:value-type="float">
            <text:p>43117.9363171167</text:p>
          </table:table-cell>
          <table:table-cell office:value-type="float" office:value="0.858337516694603" calcext:value-type="float">
            <text:p>0.858337516694603</text:p>
          </table:table-cell>
          <table:table-cell office:value-type="float" office:value="386.251882512571" calcext:value-type="float">
            <text:p>386.251882512571</text:p>
          </table:table-cell>
          <table:table-cell office:value-type="float" office:value="85.8337516694603" calcext:value-type="float">
            <text:p>85.8337516694603</text:p>
          </table:table-cell>
          <table:table-cell office:value-type="float" office:value="38625.1882512571" calcext:value-type="float">
            <text:p>38625.1882512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791125335661985" calcext:value-type="float">
            <text:p>0.791125335661985</text:p>
          </table:table-cell>
          <table:table-cell office:value-type="float" office:value="94.9350402794381" calcext:value-type="float">
            <text:p>94.9350402794381</text:p>
          </table:table-cell>
          <table:table-cell office:value-type="float" office:value="79.1125335661985" calcext:value-type="float">
            <text:p>79.1125335661985</text:p>
          </table:table-cell>
          <table:table-cell office:value-type="float" office:value="9493.50402794381" calcext:value-type="float">
            <text:p>9493.50402794381</text:p>
          </table:table-cell>
          <table:table-cell office:value-type="float" office:value="0.262381907470728" calcext:value-type="float">
            <text:p>0.262381907470728</text:p>
          </table:table-cell>
          <table:table-cell office:value-type="float" office:value="31.4858288964873" calcext:value-type="float">
            <text:p>31.4858288964873</text:p>
          </table:table-cell>
          <table:table-cell office:value-type="float" office:value="26.2381907470728" calcext:value-type="float">
            <text:p>26.2381907470728</text:p>
          </table:table-cell>
          <table:table-cell office:value-type="float" office:value="3148.58288964873" calcext:value-type="float">
            <text:p>3148.58288964873</text:p>
          </table:table-cell>
          <table:table-cell office:value-type="float" office:value="0.207576974619411" calcext:value-type="float">
            <text:p>0.207576974619411</text:p>
          </table:table-cell>
          <table:table-cell office:value-type="float" office:value="24.9092369543294" calcext:value-type="float">
            <text:p>24.9092369543294</text:p>
          </table:table-cell>
          <table:table-cell office:value-type="float" office:value="20.7576974619411" calcext:value-type="float">
            <text:p>20.7576974619411</text:p>
          </table:table-cell>
          <table:table-cell office:value-type="float" office:value="2490.92369543294" calcext:value-type="float">
            <text:p>2490.92369543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100" calcext:value-type="float">
            <text:p>100</text:p>
          </table:table-cell>
          <table:table-cell office:value-type="float" office:value="44000" calcext:value-type="float">
            <text:p>44000</text:p>
          </table:table-cell>
          <table:table-cell office:value-type="float" office:value="0.640864821168254" calcext:value-type="float">
            <text:p>0.640864821168254</text:p>
          </table:table-cell>
          <table:table-cell office:value-type="float" office:value="281.980521314032" calcext:value-type="float">
            <text:p>281.980521314032</text:p>
          </table:table-cell>
          <table:table-cell office:value-type="float" office:value="64.0864821168254" calcext:value-type="float">
            <text:p>64.0864821168254</text:p>
          </table:table-cell>
          <table:table-cell office:value-type="float" office:value="28198.0521314032" calcext:value-type="float">
            <text:p>28198.0521314032</text:p>
          </table:table-cell>
          <table:table-cell office:value-type="float" office:value="0.953258754250352" calcext:value-type="float">
            <text:p>0.953258754250352</text:p>
          </table:table-cell>
          <table:table-cell office:value-type="float" office:value="419.433851870155" calcext:value-type="float">
            <text:p>419.433851870155</text:p>
          </table:table-cell>
          <table:table-cell office:value-type="float" office:value="95.3258754250352" calcext:value-type="float">
            <text:p>95.3258754250352</text:p>
          </table:table-cell>
          <table:table-cell office:value-type="float" office:value="41943.3851870155" calcext:value-type="float">
            <text:p>41943.3851870155</text:p>
          </table:table-cell>
          <table:table-cell office:value-type="float" office:value="0.610910001069724" calcext:value-type="float">
            <text:p>0.610910001069724</text:p>
          </table:table-cell>
          <table:table-cell office:value-type="float" office:value="268.800400470679" calcext:value-type="float">
            <text:p>268.800400470679</text:p>
          </table:table-cell>
          <table:table-cell office:value-type="float" office:value="61.0910001069724" calcext:value-type="float">
            <text:p>61.0910001069724</text:p>
          </table:table-cell>
          <table:table-cell office:value-type="float" office:value="26880.0400470679" calcext:value-type="float">
            <text:p>26880.04004706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18664786964068" calcext:value-type="float">
            <text:p>0.118664786964068</text:p>
          </table:table-cell>
          <table:table-cell office:value-type="float" office:value="110" calcext:value-type="float">
            <text:p>110</text:p>
          </table:table-cell>
          <table:table-cell office:value-type="float" office:value="240" calcext:value-type="float">
            <text:p>240</text:p>
          </table:table-cell>
          <table:table-cell office:value-type="float" office:value="26400" calcext:value-type="float">
            <text:p>26400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89.5003957089106" calcext:value-type="float">
            <text:p>89.5003957089106</text:p>
          </table:table-cell>
          <table:table-cell office:value-type="float" office:value="195.273590637623" calcext:value-type="float">
            <text:p>195.273590637623</text:p>
          </table:table-cell>
          <table:table-cell office:value-type="float" office:value="21480.0949701386" calcext:value-type="float">
            <text:p>21480.0949701386</text:p>
          </table:table-cell>
          <table:table-cell office:value-type="float" office:value="0.214263872582375" calcext:value-type="float">
            <text:p>0.214263872582375</text:p>
          </table:table-cell>
          <table:table-cell office:value-type="float" office:value="23.5690259840612" calcext:value-type="float">
            <text:p>23.5690259840612</text:p>
          </table:table-cell>
          <table:table-cell office:value-type="float" office:value="51.42332941977" calcext:value-type="float">
            <text:p>51.42332941977</text:p>
          </table:table-cell>
          <table:table-cell office:value-type="float" office:value="5656.5662361747" calcext:value-type="float">
            <text:p>5656.5662361747</text:p>
          </table:table-cell>
          <table:table-cell office:value-type="float" office:value="0.174333648929511" calcext:value-type="float">
            <text:p>0.174333648929511</text:p>
          </table:table-cell>
          <table:table-cell office:value-type="float" office:value="19.1767013822462" calcext:value-type="float">
            <text:p>19.1767013822462</text:p>
          </table:table-cell>
          <table:table-cell office:value-type="float" office:value="41.8400757430825" calcext:value-type="float">
            <text:p>41.8400757430825</text:p>
          </table:table-cell>
          <table:table-cell office:value-type="float" office:value="4602.40833173908" calcext:value-type="float">
            <text:p>4602.408331739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240" calcext:value-type="float">
            <text:p>240</text:p>
          </table:table-cell>
          <table:table-cell office:value-type="float" office:value="98400" calcext:value-type="float">
            <text:p>98400</text:p>
          </table:table-cell>
          <table:table-cell office:value-type="float" office:value="0.423152201571828" calcext:value-type="float">
            <text:p>0.423152201571828</text:p>
          </table:table-cell>
          <table:table-cell office:value-type="float" office:value="173.49240264445" calcext:value-type="float">
            <text:p>173.49240264445</text:p>
          </table:table-cell>
          <table:table-cell office:value-type="float" office:value="101.556528377239" calcext:value-type="float">
            <text:p>101.556528377239</text:p>
          </table:table-cell>
          <table:table-cell office:value-type="float" office:value="41638.1766346679" calcext:value-type="float">
            <text:p>41638.1766346679</text:p>
          </table:table-cell>
          <table:table-cell office:value-type="float" office:value="0.530585715350705" calcext:value-type="float">
            <text:p>0.530585715350705</text:p>
          </table:table-cell>
          <table:table-cell office:value-type="float" office:value="217.540143293789" calcext:value-type="float">
            <text:p>217.540143293789</text:p>
          </table:table-cell>
          <table:table-cell office:value-type="float" office:value="127.340571684169" calcext:value-type="float">
            <text:p>127.340571684169</text:p>
          </table:table-cell>
          <table:table-cell office:value-type="float" office:value="52209.6343905094" calcext:value-type="float">
            <text:p>52209.6343905094</text:p>
          </table:table-cell>
          <table:table-cell office:value-type="float" office:value="0.224518513573214" calcext:value-type="float">
            <text:p>0.224518513573214</text:p>
          </table:table-cell>
          <table:table-cell office:value-type="float" office:value="92.0525905650178" calcext:value-type="float">
            <text:p>92.0525905650178</text:p>
          </table:table-cell>
          <table:table-cell office:value-type="float" office:value="53.8844432575714" calcext:value-type="float">
            <text:p>53.8844432575714</text:p>
          </table:table-cell>
          <table:table-cell office:value-type="float" office:value="22092.6217356043" calcext:value-type="float">
            <text:p>22092.62173560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36000" calcext:value-type="float">
            <text:p>36000</text:p>
          </table:table-cell>
          <table:table-cell office:value-type="float" office:value="0.922212258921727" calcext:value-type="float">
            <text:p>0.922212258921727</text:p>
          </table:table-cell>
          <table:table-cell office:value-type="float" office:value="138.331838838259" calcext:value-type="float">
            <text:p>138.331838838259</text:p>
          </table:table-cell>
          <table:table-cell office:value-type="float" office:value="221.330942141214" calcext:value-type="float">
            <text:p>221.330942141214</text:p>
          </table:table-cell>
          <table:table-cell office:value-type="float" office:value="33199.6413211822" calcext:value-type="float">
            <text:p>33199.6413211822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13.6255913030831" calcext:value-type="float">
            <text:p>13.6255913030831</text:p>
          </table:table-cell>
          <table:table-cell office:value-type="float" office:value="21.8009460849329" calcext:value-type="float">
            <text:p>21.8009460849329</text:p>
          </table:table-cell>
          <table:table-cell office:value-type="float" office:value="3270.14191273993" calcext:value-type="float">
            <text:p>3270.14191273993</text:p>
          </table:table-cell>
          <table:table-cell office:value-type="float" office:value="0.0837712488984031" calcext:value-type="float">
            <text:p>0.083771248898403</text:p>
          </table:table-cell>
          <table:table-cell office:value-type="float" office:value="12.5656873347605" calcext:value-type="float">
            <text:p>12.5656873347605</text:p>
          </table:table-cell>
          <table:table-cell office:value-type="float" office:value="20.1050997356167" calcext:value-type="float">
            <text:p>20.1050997356167</text:p>
          </table:table-cell>
          <table:table-cell office:value-type="float" office:value="3015.76496034251" calcext:value-type="float">
            <text:p>3015.7649603425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40" calcext:value-type="float">
            <text:p>240</text:p>
          </table:table-cell>
          <table:table-cell office:value-type="float" office:value="31200" calcext:value-type="float">
            <text:p>31200</text:p>
          </table:table-cell>
          <table:table-cell office:value-type="float" office:value="0.187246101401053" calcext:value-type="float">
            <text:p>0.187246101401053</text:p>
          </table:table-cell>
          <table:table-cell office:value-type="float" office:value="24.3419931821369" calcext:value-type="float">
            <text:p>24.3419931821369</text:p>
          </table:table-cell>
          <table:table-cell office:value-type="float" office:value="44.9390643362527" calcext:value-type="float">
            <text:p>44.9390643362527</text:p>
          </table:table-cell>
          <table:table-cell office:value-type="float" office:value="5842.07836371286" calcext:value-type="float">
            <text:p>5842.07836371286</text:p>
          </table:table-cell>
          <table:table-cell office:value-type="float" office:value="0.238840702805319" calcext:value-type="float">
            <text:p>0.238840702805319</text:p>
          </table:table-cell>
          <table:table-cell office:value-type="float" office:value="31.0492913646914" calcext:value-type="float">
            <text:p>31.0492913646914</text:p>
          </table:table-cell>
          <table:table-cell office:value-type="float" office:value="57.3217686732765" calcext:value-type="float">
            <text:p>57.3217686732765</text:p>
          </table:table-cell>
          <table:table-cell office:value-type="float" office:value="7451.82992752594" calcext:value-type="float">
            <text:p>7451.82992752594</text:p>
          </table:table-cell>
          <table:table-cell office:value-type="float" office:value="0.0447219904561835" calcext:value-type="float">
            <text:p>0.044721990456184</text:p>
          </table:table-cell>
          <table:table-cell office:value-type="float" office:value="5.81385875930385" calcext:value-type="float">
            <text:p>5.81385875930385</text:p>
          </table:table-cell>
          <table:table-cell office:value-type="float" office:value="10.733277709484" calcext:value-type="float">
            <text:p>10.733277709484</text:p>
          </table:table-cell>
          <table:table-cell office:value-type="float" office:value="1395.32610223292" calcext:value-type="float">
            <text:p>1395.326102232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240" calcext:value-type="float">
            <text:p>240</text:p>
          </table:table-cell>
          <table:table-cell office:value-type="float" office:value="98400" calcext:value-type="float">
            <text:p>98400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359.984821047484" calcext:value-type="float">
            <text:p>359.984821047484</text:p>
          </table:table-cell>
          <table:table-cell office:value-type="float" office:value="210.722822076576" calcext:value-type="float">
            <text:p>210.722822076576</text:p>
          </table:table-cell>
          <table:table-cell office:value-type="float" office:value="86396.3570513962" calcext:value-type="float">
            <text:p>86396.3570513962</text:p>
          </table:table-cell>
          <table:table-cell office:value-type="float" office:value="0.458442478575651" calcext:value-type="float">
            <text:p>0.458442478575651</text:p>
          </table:table-cell>
          <table:table-cell office:value-type="float" office:value="187.961416216017" calcext:value-type="float">
            <text:p>187.961416216017</text:p>
          </table:table-cell>
          <table:table-cell office:value-type="float" office:value="110.026194858156" calcext:value-type="float">
            <text:p>110.026194858156</text:p>
          </table:table-cell>
          <table:table-cell office:value-type="float" office:value="45110.739891844" calcext:value-type="float">
            <text:p>45110.739891844</text:p>
          </table:table-cell>
          <table:table-cell office:value-type="float" office:value="0.402517886855172" calcext:value-type="float">
            <text:p>0.402517886855172</text:p>
          </table:table-cell>
          <table:table-cell office:value-type="float" office:value="165.032333610621" calcext:value-type="float">
            <text:p>165.032333610621</text:p>
          </table:table-cell>
          <table:table-cell office:value-type="float" office:value="96.6042928452413" calcext:value-type="float">
            <text:p>96.6042928452413</text:p>
          </table:table-cell>
          <table:table-cell office:value-type="float" office:value="39607.7600665489" calcext:value-type="float">
            <text:p>39607.76006654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40" calcext:value-type="float">
            <text:p>240</text:p>
          </table:table-cell>
          <table:table-cell office:value-type="float" office:value="67200" calcext:value-type="float">
            <text:p>67200</text:p>
          </table:table-cell>
          <table:table-cell office:value-type="float" office:value="0.025193959794895" calcext:value-type="float">
            <text:p>0.025193959794895</text:p>
          </table:table-cell>
          <table:table-cell office:value-type="float" office:value="7.05430874257061" calcext:value-type="float">
            <text:p>7.05430874257061</text:p>
          </table:table-cell>
          <table:table-cell office:value-type="float" office:value="6.04655035077481" calcext:value-type="float">
            <text:p>6.04655035077481</text:p>
          </table:table-cell>
          <table:table-cell office:value-type="float" office:value="1693.03409821695" calcext:value-type="float">
            <text:p>1693.03409821695</text:p>
          </table:table-cell>
          <table:table-cell office:value-type="float" office:value="0.392216183154025" calcext:value-type="float">
            <text:p>0.392216183154025</text:p>
          </table:table-cell>
          <table:table-cell office:value-type="float" office:value="109.820531283127" calcext:value-type="float">
            <text:p>109.820531283127</text:p>
          </table:table-cell>
          <table:table-cell office:value-type="float" office:value="94.131883956966" calcext:value-type="float">
            <text:p>94.131883956966</text:p>
          </table:table-cell>
          <table:table-cell office:value-type="float" office:value="26356.9275079505" calcext:value-type="float">
            <text:p>26356.9275079505</text:p>
          </table:table-cell>
          <table:table-cell office:value-type="float" office:value="0.00988147874928969" calcext:value-type="float">
            <text:p>0.00988147874929</text:p>
          </table:table-cell>
          <table:table-cell office:value-type="float" office:value="2.76681404980111" calcext:value-type="float">
            <text:p>2.76681404980111</text:p>
          </table:table-cell>
          <table:table-cell office:value-type="float" office:value="2.37155489982953" calcext:value-type="float">
            <text:p>2.37155489982953</text:p>
          </table:table-cell>
          <table:table-cell office:value-type="float" office:value="664.035371952267" calcext:value-type="float">
            <text:p>664.0353719522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40" calcext:value-type="float">
            <text:p>240</text:p>
          </table:table-cell>
          <table:table-cell office:value-type="float" office:value="67200" calcext:value-type="float">
            <text:p>67200</text:p>
          </table:table-cell>
          <table:table-cell office:value-type="float" office:value="0.137804061619526" calcext:value-type="float">
            <text:p>0.137804061619526</text:p>
          </table:table-cell>
          <table:table-cell office:value-type="float" office:value="38.5851372534673" calcext:value-type="float">
            <text:p>38.5851372534673</text:p>
          </table:table-cell>
          <table:table-cell office:value-type="float" office:value="33.0729747886863" calcext:value-type="float">
            <text:p>33.0729747886863</text:p>
          </table:table-cell>
          <table:table-cell office:value-type="float" office:value="9260.43294083215" calcext:value-type="float">
            <text:p>9260.43294083215</text:p>
          </table:table-cell>
          <table:table-cell office:value-type="float" office:value="0.322610682867798" calcext:value-type="float">
            <text:p>0.322610682867798</text:p>
          </table:table-cell>
          <table:table-cell office:value-type="float" office:value="90.3309912029833" calcext:value-type="float">
            <text:p>90.3309912029833</text:p>
          </table:table-cell>
          <table:table-cell office:value-type="float" office:value="77.4265638882714" calcext:value-type="float">
            <text:p>77.4265638882714</text:p>
          </table:table-cell>
          <table:table-cell office:value-type="float" office:value="21679.437888716" calcext:value-type="float">
            <text:p>21679.437888716</text:p>
          </table:table-cell>
          <table:table-cell office:value-type="float" office:value="0.0444570624210314" calcext:value-type="float">
            <text:p>0.044457062421031</text:p>
          </table:table-cell>
          <table:table-cell office:value-type="float" office:value="12.4479774778888" calcext:value-type="float">
            <text:p>12.4479774778888</text:p>
          </table:table-cell>
          <table:table-cell office:value-type="float" office:value="10.6696949810475" calcext:value-type="float">
            <text:p>10.6696949810475</text:p>
          </table:table-cell>
          <table:table-cell office:value-type="float" office:value="2987.51459469331" calcext:value-type="float">
            <text:p>2987.514594693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350120035119281" calcext:value-type="float">
            <text:p>0.035012003511928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81600" calcext:value-type="float">
            <text:p>81600</text:p>
          </table:table-cell>
          <table:table-cell office:value-type="float" office:value="0.827928096150559" calcext:value-type="float">
            <text:p>0.827928096150559</text:p>
          </table:table-cell>
          <table:table-cell office:value-type="float" office:value="281.49555269119" calcext:value-type="float">
            <text:p>281.49555269119</text:p>
          </table:table-cell>
          <table:table-cell office:value-type="float" office:value="198.702743076134" calcext:value-type="float">
            <text:p>198.702743076134</text:p>
          </table:table-cell>
          <table:table-cell office:value-type="float" office:value="67558.9326458856" calcext:value-type="float">
            <text:p>67558.9326458856</text:p>
          </table:table-cell>
          <table:table-cell office:value-type="float" office:value="0.700287873145815" calcext:value-type="float">
            <text:p>0.700287873145815</text:p>
          </table:table-cell>
          <table:table-cell office:value-type="float" office:value="238.097876869577" calcext:value-type="float">
            <text:p>238.097876869577</text:p>
          </table:table-cell>
          <table:table-cell office:value-type="float" office:value="168.069089554996" calcext:value-type="float">
            <text:p>168.069089554996</text:p>
          </table:table-cell>
          <table:table-cell office:value-type="float" office:value="57143.4904486985" calcext:value-type="float">
            <text:p>57143.4904486985</text:p>
          </table:table-cell>
          <table:table-cell office:value-type="float" office:value="0.579788005570939" calcext:value-type="float">
            <text:p>0.579788005570939</text:p>
          </table:table-cell>
          <table:table-cell office:value-type="float" office:value="197.127921894119" calcext:value-type="float">
            <text:p>197.127921894119</text:p>
          </table:table-cell>
          <table:table-cell office:value-type="float" office:value="139.149121337025" calcext:value-type="float">
            <text:p>139.149121337025</text:p>
          </table:table-cell>
          <table:table-cell office:value-type="float" office:value="47310.7012545886" calcext:value-type="float">
            <text:p>47310.70125458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240" calcext:value-type="float">
            <text:p>240</text:p>
          </table:table-cell>
          <table:table-cell office:value-type="float" office:value="79200" calcext:value-type="float">
            <text:p>79200</text:p>
          </table:table-cell>
          <table:table-cell office:value-type="float" office:value="0.949883206101253" calcext:value-type="float">
            <text:p>0.949883206101253</text:p>
          </table:table-cell>
          <table:table-cell office:value-type="float" office:value="313.461458013414" calcext:value-type="float">
            <text:p>313.461458013414</text:p>
          </table:table-cell>
          <table:table-cell office:value-type="float" office:value="227.971969464301" calcext:value-type="float">
            <text:p>227.971969464301</text:p>
          </table:table-cell>
          <table:table-cell office:value-type="float" office:value="75230.7499232193" calcext:value-type="float">
            <text:p>75230.7499232193</text:p>
          </table:table-cell>
          <table:table-cell office:value-type="float" office:value="0.319331267607117" calcext:value-type="float">
            <text:p>0.319331267607117</text:p>
          </table:table-cell>
          <table:table-cell office:value-type="float" office:value="105.379318310349" calcext:value-type="float">
            <text:p>105.379318310349</text:p>
          </table:table-cell>
          <table:table-cell office:value-type="float" office:value="76.6395042257082" calcext:value-type="float">
            <text:p>76.6395042257082</text:p>
          </table:table-cell>
          <table:table-cell office:value-type="float" office:value="25291.0363944837" calcext:value-type="float">
            <text:p>25291.0363944837</text:p>
          </table:table-cell>
          <table:table-cell office:value-type="float" office:value="0.303327408283026" calcext:value-type="float">
            <text:p>0.303327408283026</text:p>
          </table:table-cell>
          <table:table-cell office:value-type="float" office:value="100.098044733399" calcext:value-type="float">
            <text:p>100.098044733399</text:p>
          </table:table-cell>
          <table:table-cell office:value-type="float" office:value="72.7985779879262" calcext:value-type="float">
            <text:p>72.7985779879262</text:p>
          </table:table-cell>
          <table:table-cell office:value-type="float" office:value="24023.5307360156" calcext:value-type="float">
            <text:p>24023.53073601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240" calcext:value-type="float">
            <text:p>240</text:p>
          </table:table-cell>
          <table:table-cell office:value-type="float" office:value="117600" calcext:value-type="float">
            <text:p>117600</text:p>
          </table:table-cell>
          <table:table-cell office:value-type="float" office:value="0.629331691645301" calcext:value-type="float">
            <text:p>0.629331691645301</text:p>
          </table:table-cell>
          <table:table-cell office:value-type="float" office:value="308.372528906197" calcext:value-type="float">
            <text:p>308.372528906197</text:p>
          </table:table-cell>
          <table:table-cell office:value-type="float" office:value="151.039605994872" calcext:value-type="float">
            <text:p>151.039605994872</text:p>
          </table:table-cell>
          <table:table-cell office:value-type="float" office:value="74009.4069374874" calcext:value-type="float">
            <text:p>74009.4069374874</text:p>
          </table:table-cell>
          <table:table-cell office:value-type="float" office:value="0.751740578896735" calcext:value-type="float">
            <text:p>0.751740578896735</text:p>
          </table:table-cell>
          <table:table-cell office:value-type="float" office:value="368.3528836594" calcext:value-type="float">
            <text:p>368.3528836594</text:p>
          </table:table-cell>
          <table:table-cell office:value-type="float" office:value="180.417738935216" calcext:value-type="float">
            <text:p>180.417738935216</text:p>
          </table:table-cell>
          <table:table-cell office:value-type="float" office:value="88404.692078256" calcext:value-type="float">
            <text:p>88404.692078256</text:p>
          </table:table-cell>
          <table:table-cell office:value-type="float" office:value="0.4730941701955" calcext:value-type="float">
            <text:p>0.4730941701955</text:p>
          </table:table-cell>
          <table:table-cell office:value-type="float" office:value="231.816143395795" calcext:value-type="float">
            <text:p>231.816143395795</text:p>
          </table:table-cell>
          <table:table-cell office:value-type="float" office:value="113.54260084692" calcext:value-type="float">
            <text:p>113.54260084692</text:p>
          </table:table-cell>
          <table:table-cell office:value-type="float" office:value="55635.8744149908" calcext:value-type="float">
            <text:p>55635.87441499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40" calcext:value-type="float">
            <text:p>240</text:p>
          </table:table-cell>
          <table:table-cell office:value-type="float" office:value="108000" calcext:value-type="float">
            <text:p>108000</text:p>
          </table:table-cell>
          <table:table-cell office:value-type="float" office:value="0.0187132211396564" calcext:value-type="float">
            <text:p>0.018713221139657</text:p>
          </table:table-cell>
          <table:table-cell office:value-type="float" office:value="8.42094951284539" calcext:value-type="float">
            <text:p>8.42094951284539</text:p>
          </table:table-cell>
          <table:table-cell office:value-type="float" office:value="4.49117307351754" calcext:value-type="float">
            <text:p>4.49117307351754</text:p>
          </table:table-cell>
          <table:table-cell office:value-type="float" office:value="2021.02788308289" calcext:value-type="float">
            <text:p>2021.02788308289</text:p>
          </table:table-cell>
          <table:table-cell office:value-type="float" office:value="0.791672309082083" calcext:value-type="float">
            <text:p>0.791672309082083</text:p>
          </table:table-cell>
          <table:table-cell office:value-type="float" office:value="356.252539086937" calcext:value-type="float">
            <text:p>356.252539086937</text:p>
          </table:table-cell>
          <table:table-cell office:value-type="float" office:value="190.0013541797" calcext:value-type="float">
            <text:p>190.0013541797</text:p>
          </table:table-cell>
          <table:table-cell office:value-type="float" office:value="85500.609380865" calcext:value-type="float">
            <text:p>85500.609380865</text:p>
          </table:table-cell>
          <table:table-cell office:value-type="float" office:value="0.0148147389899954" calcext:value-type="float">
            <text:p>0.014814738989996</text:p>
          </table:table-cell>
          <table:table-cell office:value-type="float" office:value="6.66663254549795" calcext:value-type="float">
            <text:p>6.66663254549795</text:p>
          </table:table-cell>
          <table:table-cell office:value-type="float" office:value="3.55553735759891" calcext:value-type="float">
            <text:p>3.55553735759891</text:p>
          </table:table-cell>
          <table:table-cell office:value-type="float" office:value="1599.99181091951" calcext:value-type="float">
            <text:p>1599.991810919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28800" calcext:value-type="float">
            <text:p>28800</text:p>
          </table:table-cell>
          <table:table-cell office:value-type="float" office:value="0.346863880379255" calcext:value-type="float">
            <text:p>0.346863880379255</text:p>
          </table:table-cell>
          <table:table-cell office:value-type="float" office:value="41.6236656455106" calcext:value-type="float">
            <text:p>41.6236656455106</text:p>
          </table:table-cell>
          <table:table-cell office:value-type="float" office:value="83.2473312910212" calcext:value-type="float">
            <text:p>83.2473312910212</text:p>
          </table:table-cell>
          <table:table-cell office:value-type="float" office:value="9989.67975492255" calcext:value-type="float">
            <text:p>9989.67975492255</text:p>
          </table:table-cell>
          <table:table-cell office:value-type="float" office:value="0.214653715376941" calcext:value-type="float">
            <text:p>0.214653715376941</text:p>
          </table:table-cell>
          <table:table-cell office:value-type="float" office:value="25.758445845233" calcext:value-type="float">
            <text:p>25.758445845233</text:p>
          </table:table-cell>
          <table:table-cell office:value-type="float" office:value="51.516891690466" calcext:value-type="float">
            <text:p>51.516891690466</text:p>
          </table:table-cell>
          <table:table-cell office:value-type="float" office:value="6182.02700285591" calcext:value-type="float">
            <text:p>6182.02700285591</text:p>
          </table:table-cell>
          <table:table-cell office:value-type="float" office:value="0.0744556206534701" calcext:value-type="float">
            <text:p>0.07445562065347</text:p>
          </table:table-cell>
          <table:table-cell office:value-type="float" office:value="8.93467447841641" calcext:value-type="float">
            <text:p>8.93467447841641</text:p>
          </table:table-cell>
          <table:table-cell office:value-type="float" office:value="17.8693489568328" calcext:value-type="float">
            <text:p>17.8693489568328</text:p>
          </table:table-cell>
          <table:table-cell office:value-type="float" office:value="2144.32187481994" calcext:value-type="float">
            <text:p>2144.321874819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0334361584842454" calcext:value-type="float">
            <text:p>0.033436158484245</text:p>
          </table:table-cell>
          <table:table-cell office:value-type="float" office:value="440" calcext:value-type="float">
            <text:p>440</text:p>
          </table:table-cell>
          <table:table-cell office:value-type="float" office:value="240" calcext:value-type="float">
            <text:p>240</text:p>
          </table:table-cell>
          <table:table-cell office:value-type="float" office:value="105600" calcext:value-type="float">
            <text:p>105600</text:p>
          </table:table-cell>
          <table:table-cell office:value-type="float" office:value="0.809874225933952" calcext:value-type="float">
            <text:p>0.809874225933952</text:p>
          </table:table-cell>
          <table:table-cell office:value-type="float" office:value="356.344659410939" calcext:value-type="float">
            <text:p>356.344659410939</text:p>
          </table:table-cell>
          <table:table-cell office:value-type="float" office:value="194.369814224149" calcext:value-type="float">
            <text:p>194.369814224149</text:p>
          </table:table-cell>
          <table:table-cell office:value-type="float" office:value="85522.7182586253" calcext:value-type="float">
            <text:p>85522.7182586253</text:p>
          </table:table-cell>
          <table:table-cell office:value-type="float" office:value="0.181590846757564" calcext:value-type="float">
            <text:p>0.181590846757564</text:p>
          </table:table-cell>
          <table:table-cell office:value-type="float" office:value="79.8999725733281" calcext:value-type="float">
            <text:p>79.8999725733281</text:p>
          </table:table-cell>
          <table:table-cell office:value-type="float" office:value="43.5818032218153" calcext:value-type="float">
            <text:p>43.5818032218153</text:p>
          </table:table-cell>
          <table:table-cell office:value-type="float" office:value="19175.9934175987" calcext:value-type="float">
            <text:p>19175.9934175987</text:p>
          </table:table-cell>
          <table:table-cell office:value-type="float" office:value="0.147065746454473" calcext:value-type="float">
            <text:p>0.147065746454473</text:p>
          </table:table-cell>
          <table:table-cell office:value-type="float" office:value="64.7089284399681" calcext:value-type="float">
            <text:p>64.7089284399681</text:p>
          </table:table-cell>
          <table:table-cell office:value-type="float" office:value="35.2957791490735" calcext:value-type="float">
            <text:p>35.2957791490735</text:p>
          </table:table-cell>
          <table:table-cell office:value-type="float" office:value="15530.1428255923" calcext:value-type="float">
            <text:p>15530.14282559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0900" calcext:value-type="float">
            <text:p>20900</text:p>
          </table:table-cell>
          <table:table-cell office:value-type="float" office:value="0.31805817433033" calcext:value-type="float">
            <text:p>0.31805817433033</text:p>
          </table:table-cell>
          <table:table-cell office:value-type="float" office:value="34.9863991763363" calcext:value-type="float">
            <text:p>34.9863991763363</text:p>
          </table:table-cell>
          <table:table-cell office:value-type="float" office:value="60.4310531227627" calcext:value-type="float">
            <text:p>60.4310531227627</text:p>
          </table:table-cell>
          <table:table-cell office:value-type="float" office:value="6647.41584350389" calcext:value-type="float">
            <text:p>6647.41584350389</text:p>
          </table:table-cell>
          <table:table-cell office:value-type="float" office:value="0.468889844902423" calcext:value-type="float">
            <text:p>0.468889844902423</text:p>
          </table:table-cell>
          <table:table-cell office:value-type="float" office:value="51.5778829392666" calcext:value-type="float">
            <text:p>51.5778829392666</text:p>
          </table:table-cell>
          <table:table-cell office:value-type="float" office:value="89.0890705314604" calcext:value-type="float">
            <text:p>89.0890705314604</text:p>
          </table:table-cell>
          <table:table-cell office:value-type="float" office:value="9799.79775846065" calcext:value-type="float">
            <text:p>9799.79775846065</text:p>
          </table:table-cell>
          <table:table-cell office:value-type="float" office:value="0.149134248031696" calcext:value-type="float">
            <text:p>0.149134248031696</text:p>
          </table:table-cell>
          <table:table-cell office:value-type="float" office:value="16.4047672834866" calcext:value-type="float">
            <text:p>16.4047672834866</text:p>
          </table:table-cell>
          <table:table-cell office:value-type="float" office:value="28.3355071260223" calcext:value-type="float">
            <text:p>28.3355071260223</text:p>
          </table:table-cell>
          <table:table-cell office:value-type="float" office:value="3116.90578386245" calcext:value-type="float">
            <text:p>3116.905783862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90" calcext:value-type="float">
            <text:p>190</text:p>
          </table:table-cell>
          <table:table-cell office:value-type="float" office:value="77900" calcext:value-type="float">
            <text:p>77900</text:p>
          </table:table-cell>
          <table:table-cell office:value-type="float" office:value="0.25354050051506" calcext:value-type="float">
            <text:p>0.25354050051506</text:p>
          </table:table-cell>
          <table:table-cell office:value-type="float" office:value="103.951605211175" calcext:value-type="float">
            <text:p>103.951605211175</text:p>
          </table:table-cell>
          <table:table-cell office:value-type="float" office:value="48.1726950978615" calcext:value-type="float">
            <text:p>48.1726950978615</text:p>
          </table:table-cell>
          <table:table-cell office:value-type="float" office:value="19750.8049901232" calcext:value-type="float">
            <text:p>19750.8049901232</text:p>
          </table:table-cell>
          <table:table-cell office:value-type="float" office:value="0.282080994964925" calcext:value-type="float">
            <text:p>0.282080994964925</text:p>
          </table:table-cell>
          <table:table-cell office:value-type="float" office:value="115.653207935619" calcext:value-type="float">
            <text:p>115.653207935619</text:p>
          </table:table-cell>
          <table:table-cell office:value-type="float" office:value="53.5953890433357" calcext:value-type="float">
            <text:p>53.5953890433357</text:p>
          </table:table-cell>
          <table:table-cell office:value-type="float" office:value="21974.1095077676" calcext:value-type="float">
            <text:p>21974.1095077676</text:p>
          </table:table-cell>
          <table:table-cell office:value-type="float" office:value="0.0715189566491933" calcext:value-type="float">
            <text:p>0.071518956649193</text:p>
          </table:table-cell>
          <table:table-cell office:value-type="float" office:value="29.3227722261692" calcext:value-type="float">
            <text:p>29.3227722261692</text:p>
          </table:table-cell>
          <table:table-cell office:value-type="float" office:value="13.5886017633467" calcext:value-type="float">
            <text:p>13.5886017633467</text:p>
          </table:table-cell>
          <table:table-cell office:value-type="float" office:value="5571.32672297216" calcext:value-type="float">
            <text:p>5571.326722972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28500" calcext:value-type="float">
            <text:p>28500</text:p>
          </table:table-cell>
          <table:table-cell office:value-type="float" office:value="0.49314199770488" calcext:value-type="float">
            <text:p>0.49314199770488</text:p>
          </table:table-cell>
          <table:table-cell office:value-type="float" office:value="73.9712996557321" calcext:value-type="float">
            <text:p>73.9712996557321</text:p>
          </table:table-cell>
          <table:table-cell office:value-type="float" office:value="93.6969795639273" calcext:value-type="float">
            <text:p>93.6969795639273</text:p>
          </table:table-cell>
          <table:table-cell office:value-type="float" office:value="14054.5469345891" calcext:value-type="float">
            <text:p>14054.5469345891</text:p>
          </table:table-cell>
          <table:table-cell office:value-type="float" office:value="0.926986803574414" calcext:value-type="float">
            <text:p>0.926986803574414</text:p>
          </table:table-cell>
          <table:table-cell office:value-type="float" office:value="139.048020536162" calcext:value-type="float">
            <text:p>139.048020536162</text:p>
          </table:table-cell>
          <table:table-cell office:value-type="float" office:value="176.127492679139" calcext:value-type="float">
            <text:p>176.127492679139</text:p>
          </table:table-cell>
          <table:table-cell office:value-type="float" office:value="26419.1239018708" calcext:value-type="float">
            <text:p>26419.1239018708</text:p>
          </table:table-cell>
          <table:table-cell office:value-type="float" office:value="0.457136124160748" calcext:value-type="float">
            <text:p>0.457136124160748</text:p>
          </table:table-cell>
          <table:table-cell office:value-type="float" office:value="68.5704186241122" calcext:value-type="float">
            <text:p>68.5704186241122</text:p>
          </table:table-cell>
          <table:table-cell office:value-type="float" office:value="86.8558635905422" calcext:value-type="float">
            <text:p>86.8558635905422</text:p>
          </table:table-cell>
          <table:table-cell office:value-type="float" office:value="13028.3795385813" calcext:value-type="float">
            <text:p>13028.37953858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90" calcext:value-type="float">
            <text:p>190</text:p>
          </table:table-cell>
          <table:table-cell office:value-type="float" office:value="24700" calcext:value-type="float">
            <text:p>24700</text:p>
          </table:table-cell>
          <table:table-cell office:value-type="float" office:value="0.628098171218363" calcext:value-type="float">
            <text:p>0.628098171218363</text:p>
          </table:table-cell>
          <table:table-cell office:value-type="float" office:value="81.6527622583872" calcext:value-type="float">
            <text:p>81.6527622583872</text:p>
          </table:table-cell>
          <table:table-cell office:value-type="float" office:value="119.338652531489" calcext:value-type="float">
            <text:p>119.338652531489</text:p>
          </table:table-cell>
          <table:table-cell office:value-type="float" office:value="15514.0248290936" calcext:value-type="float">
            <text:p>15514.0248290936</text:p>
          </table:table-cell>
          <table:table-cell office:value-type="float" office:value="0.126752929372601" calcext:value-type="float">
            <text:p>0.126752929372601</text:p>
          </table:table-cell>
          <table:table-cell office:value-type="float" office:value="16.4778808184382" calcext:value-type="float">
            <text:p>16.4778808184382</text:p>
          </table:table-cell>
          <table:table-cell office:value-type="float" office:value="24.0830565807942" calcext:value-type="float">
            <text:p>24.0830565807942</text:p>
          </table:table-cell>
          <table:table-cell office:value-type="float" office:value="3130.79735550325" calcext:value-type="float">
            <text:p>3130.79735550325</text:p>
          </table:table-cell>
          <table:table-cell office:value-type="float" office:value="0.0796132831355012" calcext:value-type="float">
            <text:p>0.079613283135501</text:p>
          </table:table-cell>
          <table:table-cell office:value-type="float" office:value="10.3497268076152" calcext:value-type="float">
            <text:p>10.3497268076152</text:p>
          </table:table-cell>
          <table:table-cell office:value-type="float" office:value="15.1265237957452" calcext:value-type="float">
            <text:p>15.1265237957452</text:p>
          </table:table-cell>
          <table:table-cell office:value-type="float" office:value="1966.44809344688" calcext:value-type="float">
            <text:p>1966.4480934468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90" calcext:value-type="float">
            <text:p>190</text:p>
          </table:table-cell>
          <table:table-cell office:value-type="float" office:value="77900" calcext:value-type="float">
            <text:p>77900</text:p>
          </table:table-cell>
          <table:table-cell office:value-type="float" office:value="0.600165595323331" calcext:value-type="float">
            <text:p>0.600165595323331</text:p>
          </table:table-cell>
          <table:table-cell office:value-type="float" office:value="246.067894082566" calcext:value-type="float">
            <text:p>246.067894082566</text:p>
          </table:table-cell>
          <table:table-cell office:value-type="float" office:value="114.031463111433" calcext:value-type="float">
            <text:p>114.031463111433</text:p>
          </table:table-cell>
          <table:table-cell office:value-type="float" office:value="46752.8998756875" calcext:value-type="float">
            <text:p>46752.8998756875</text:p>
          </table:table-cell>
          <table:table-cell office:value-type="float" office:value="0.0262651506096894" calcext:value-type="float">
            <text:p>0.02626515060969</text:p>
          </table:table-cell>
          <table:table-cell office:value-type="float" office:value="10.7687117499727" calcext:value-type="float">
            <text:p>10.7687117499727</text:p>
          </table:table-cell>
          <table:table-cell office:value-type="float" office:value="4.99037861584099" calcext:value-type="float">
            <text:p>4.99037861584099</text:p>
          </table:table-cell>
          <table:table-cell office:value-type="float" office:value="2046.05523249481" calcext:value-type="float">
            <text:p>2046.05523249481</text:p>
          </table:table-cell>
          <table:table-cell office:value-type="float" office:value="0.0157634397519212" calcext:value-type="float">
            <text:p>0.015763439751921</text:p>
          </table:table-cell>
          <table:table-cell office:value-type="float" office:value="6.4630102982877" calcext:value-type="float">
            <text:p>6.4630102982877</text:p>
          </table:table-cell>
          <table:table-cell office:value-type="float" office:value="2.99505355286503" calcext:value-type="float">
            <text:p>2.99505355286503</text:p>
          </table:table-cell>
          <table:table-cell office:value-type="float" office:value="1227.97195667466" calcext:value-type="float">
            <text:p>1227.971956674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90" calcext:value-type="float">
            <text:p>190</text:p>
          </table:table-cell>
          <table:table-cell office:value-type="float" office:value="53200" calcext:value-type="float">
            <text:p>53200</text:p>
          </table:table-cell>
          <table:table-cell office:value-type="float" office:value="0.589383086400799" calcext:value-type="float">
            <text:p>0.589383086400799</text:p>
          </table:table-cell>
          <table:table-cell office:value-type="float" office:value="165.027264192224" calcext:value-type="float">
            <text:p>165.027264192224</text:p>
          </table:table-cell>
          <table:table-cell office:value-type="float" office:value="111.982786416152" calcext:value-type="float">
            <text:p>111.982786416152</text:p>
          </table:table-cell>
          <table:table-cell office:value-type="float" office:value="31355.1801965225" calcext:value-type="float">
            <text:p>31355.1801965225</text:p>
          </table:table-cell>
          <table:table-cell office:value-type="float" office:value="0.92961163544903" calcext:value-type="float">
            <text:p>0.92961163544903</text:p>
          </table:table-cell>
          <table:table-cell office:value-type="float" office:value="260.291257925728" calcext:value-type="float">
            <text:p>260.291257925728</text:p>
          </table:table-cell>
          <table:table-cell office:value-type="float" office:value="176.626210735316" calcext:value-type="float">
            <text:p>176.626210735316</text:p>
          </table:table-cell>
          <table:table-cell office:value-type="float" office:value="49455.3390058884" calcext:value-type="float">
            <text:p>49455.3390058884</text:p>
          </table:table-cell>
          <table:table-cell office:value-type="float" office:value="0.547897374855044" calcext:value-type="float">
            <text:p>0.547897374855044</text:p>
          </table:table-cell>
          <table:table-cell office:value-type="float" office:value="153.411264959412" calcext:value-type="float">
            <text:p>153.411264959412</text:p>
          </table:table-cell>
          <table:table-cell office:value-type="float" office:value="104.100501222458" calcext:value-type="float">
            <text:p>104.100501222458</text:p>
          </table:table-cell>
          <table:table-cell office:value-type="float" office:value="29148.1403422883" calcext:value-type="float">
            <text:p>29148.14034228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90" calcext:value-type="float">
            <text:p>190</text:p>
          </table:table-cell>
          <table:table-cell office:value-type="float" office:value="53200" calcext:value-type="float">
            <text:p>53200</text:p>
          </table:table-cell>
          <table:table-cell office:value-type="float" office:value="0.539074517039479" calcext:value-type="float">
            <text:p>0.539074517039479</text:p>
          </table:table-cell>
          <table:table-cell office:value-type="float" office:value="150.940864771054" calcext:value-type="float">
            <text:p>150.940864771054</text:p>
          </table:table-cell>
          <table:table-cell office:value-type="float" office:value="102.424158237501" calcext:value-type="float">
            <text:p>102.424158237501</text:p>
          </table:table-cell>
          <table:table-cell office:value-type="float" office:value="28678.7643065003" calcext:value-type="float">
            <text:p>28678.7643065003</text:p>
          </table:table-cell>
          <table:table-cell office:value-type="float" office:value="0.570851627345496" calcext:value-type="float">
            <text:p>0.570851627345496</text:p>
          </table:table-cell>
          <table:table-cell office:value-type="float" office:value="159.838455656739" calcext:value-type="float">
            <text:p>159.838455656739</text:p>
          </table:table-cell>
          <table:table-cell office:value-type="float" office:value="108.461809195644" calcext:value-type="float">
            <text:p>108.461809195644</text:p>
          </table:table-cell>
          <table:table-cell office:value-type="float" office:value="30369.3065747804" calcext:value-type="float">
            <text:p>30369.3065747804</text:p>
          </table:table-cell>
          <table:table-cell office:value-type="float" office:value="0.307731565312474" calcext:value-type="float">
            <text:p>0.307731565312474</text:p>
          </table:table-cell>
          <table:table-cell office:value-type="float" office:value="86.1648382874927" calcext:value-type="float">
            <text:p>86.1648382874927</text:p>
          </table:table-cell>
          <table:table-cell office:value-type="float" office:value="58.4689974093701" calcext:value-type="float">
            <text:p>58.4689974093701</text:p>
          </table:table-cell>
          <table:table-cell office:value-type="float" office:value="16371.3192746236" calcext:value-type="float">
            <text:p>16371.3192746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190" calcext:value-type="float">
            <text:p>190</text:p>
          </table:table-cell>
          <table:table-cell office:value-type="float" office:value="64600" calcext:value-type="float">
            <text:p>64600</text:p>
          </table:table-cell>
          <table:table-cell office:value-type="float" office:value="0.0579262596643358" calcext:value-type="float">
            <text:p>0.057926259664336</text:p>
          </table:table-cell>
          <table:table-cell office:value-type="float" office:value="19.6949282858742" calcext:value-type="float">
            <text:p>19.6949282858742</text:p>
          </table:table-cell>
          <table:table-cell office:value-type="float" office:value="11.0059893362238" calcext:value-type="float">
            <text:p>11.0059893362238</text:p>
          </table:table-cell>
          <table:table-cell office:value-type="float" office:value="3742.03637431609" calcext:value-type="float">
            <text:p>3742.03637431609</text:p>
          </table:table-cell>
          <table:table-cell office:value-type="float" office:value="0.999159490220333" calcext:value-type="float">
            <text:p>0.999159490220333</text:p>
          </table:table-cell>
          <table:table-cell office:value-type="float" office:value="339.714226674913" calcext:value-type="float">
            <text:p>339.714226674913</text:p>
          </table:table-cell>
          <table:table-cell office:value-type="float" office:value="189.840303141863" calcext:value-type="float">
            <text:p>189.840303141863</text:p>
          </table:table-cell>
          <table:table-cell office:value-type="float" office:value="64545.7030682335" calcext:value-type="float">
            <text:p>64545.7030682335</text:p>
          </table:table-cell>
          <table:table-cell office:value-type="float" office:value="0.0578775720765884" calcext:value-type="float">
            <text:p>0.057877572076588</text:p>
          </table:table-cell>
          <table:table-cell office:value-type="float" office:value="19.6783745060401" calcext:value-type="float">
            <text:p>19.6783745060401</text:p>
          </table:table-cell>
          <table:table-cell office:value-type="float" office:value="10.9967386945518" calcext:value-type="float">
            <text:p>10.9967386945518</text:p>
          </table:table-cell>
          <table:table-cell office:value-type="float" office:value="3738.89115614761" calcext:value-type="float">
            <text:p>3738.891156147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90" calcext:value-type="float">
            <text:p>190</text:p>
          </table:table-cell>
          <table:table-cell office:value-type="float" office:value="62700" calcext:value-type="float">
            <text:p>62700</text:p>
          </table:table-cell>
          <table:table-cell office:value-type="float" office:value="0.499385493752413" calcext:value-type="float">
            <text:p>0.499385493752413</text:p>
          </table:table-cell>
          <table:table-cell office:value-type="float" office:value="164.797212938296" calcext:value-type="float">
            <text:p>164.797212938296</text:p>
          </table:table-cell>
          <table:table-cell office:value-type="float" office:value="94.8832438129585" calcext:value-type="float">
            <text:p>94.8832438129585</text:p>
          </table:table-cell>
          <table:table-cell office:value-type="float" office:value="31311.4704582763" calcext:value-type="float">
            <text:p>31311.4704582763</text:p>
          </table:table-cell>
          <table:table-cell office:value-type="float" office:value="0.400432317141813" calcext:value-type="float">
            <text:p>0.400432317141813</text:p>
          </table:table-cell>
          <table:table-cell office:value-type="float" office:value="132.142664656798" calcext:value-type="float">
            <text:p>132.142664656798</text:p>
          </table:table-cell>
          <table:table-cell office:value-type="float" office:value="76.0821402569444" calcext:value-type="float">
            <text:p>76.0821402569444</text:p>
          </table:table-cell>
          <table:table-cell office:value-type="float" office:value="25107.1062847917" calcext:value-type="float">
            <text:p>25107.1062847917</text:p>
          </table:table-cell>
          <table:table-cell office:value-type="float" office:value="0.199970090410287" calcext:value-type="float">
            <text:p>0.199970090410287</text:p>
          </table:table-cell>
          <table:table-cell office:value-type="float" office:value="65.9901298353948" calcext:value-type="float">
            <text:p>65.9901298353948</text:p>
          </table:table-cell>
          <table:table-cell office:value-type="float" office:value="37.9943171779546" calcext:value-type="float">
            <text:p>37.9943171779546</text:p>
          </table:table-cell>
          <table:table-cell office:value-type="float" office:value="12538.124668725" calcext:value-type="float">
            <text:p>12538.1246687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190" calcext:value-type="float">
            <text:p>190</text:p>
          </table:table-cell>
          <table:table-cell office:value-type="float" office:value="93100" calcext:value-type="float">
            <text:p>93100</text:p>
          </table:table-cell>
          <table:table-cell office:value-type="float" office:value="0.6320034337888" calcext:value-type="float">
            <text:p>0.6320034337888</text:p>
          </table:table-cell>
          <table:table-cell office:value-type="float" office:value="309.681682556512" calcext:value-type="float">
            <text:p>309.681682556512</text:p>
          </table:table-cell>
          <table:table-cell office:value-type="float" office:value="120.080652419872" calcext:value-type="float">
            <text:p>120.080652419872</text:p>
          </table:table-cell>
          <table:table-cell office:value-type="float" office:value="58839.5196857373" calcext:value-type="float">
            <text:p>58839.5196857373</text:p>
          </table:table-cell>
          <table:table-cell office:value-type="float" office:value="0.0969342132387317" calcext:value-type="float">
            <text:p>0.096934213238732</text:p>
          </table:table-cell>
          <table:table-cell office:value-type="float" office:value="47.4977644869785" calcext:value-type="float">
            <text:p>47.4977644869785</text:p>
          </table:table-cell>
          <table:table-cell office:value-type="float" office:value="18.417500515359" calcext:value-type="float">
            <text:p>18.417500515359</text:p>
          </table:table-cell>
          <table:table-cell office:value-type="float" office:value="9024.57525252592" calcext:value-type="float">
            <text:p>9024.57525252592</text:p>
          </table:table-cell>
          <table:table-cell office:value-type="float" office:value="0.0612627556184942" calcext:value-type="float">
            <text:p>0.061262755618494</text:p>
          </table:table-cell>
          <table:table-cell office:value-type="float" office:value="30.0187502530621" calcext:value-type="float">
            <text:p>30.0187502530621</text:p>
          </table:table-cell>
          <table:table-cell office:value-type="float" office:value="11.6399235675139" calcext:value-type="float">
            <text:p>11.6399235675139</text:p>
          </table:table-cell>
          <table:table-cell office:value-type="float" office:value="5703.56254808181" calcext:value-type="float">
            <text:p>5703.562548081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190" calcext:value-type="float">
            <text:p>190</text:p>
          </table:table-cell>
          <table:table-cell office:value-type="float" office:value="85500" calcext:value-type="float">
            <text:p>85500</text:p>
          </table:table-cell>
          <table:table-cell office:value-type="float" office:value="0.423553153885841" calcext:value-type="float">
            <text:p>0.423553153885841</text:p>
          </table:table-cell>
          <table:table-cell office:value-type="float" office:value="190.598919248628" calcext:value-type="float">
            <text:p>190.598919248628</text:p>
          </table:table-cell>
          <table:table-cell office:value-type="float" office:value="80.4750992383098" calcext:value-type="float">
            <text:p>80.4750992383098</text:p>
          </table:table-cell>
          <table:table-cell office:value-type="float" office:value="36213.7946572394" calcext:value-type="float">
            <text:p>36213.7946572394</text:p>
          </table:table-cell>
          <table:table-cell office:value-type="float" office:value="0.0151812772230734" calcext:value-type="float">
            <text:p>0.015181277223073</text:p>
          </table:table-cell>
          <table:table-cell office:value-type="float" office:value="6.83157475038303" calcext:value-type="float">
            <text:p>6.83157475038303</text:p>
          </table:table-cell>
          <table:table-cell office:value-type="float" office:value="2.88444267238394" calcext:value-type="float">
            <text:p>2.88444267238394</text:p>
          </table:table-cell>
          <table:table-cell office:value-type="float" office:value="1297.99920257278" calcext:value-type="float">
            <text:p>1297.99920257278</text:p>
          </table:table-cell>
          <table:table-cell office:value-type="float" office:value="0.00643007784784802" calcext:value-type="float">
            <text:p>0.006430077847848</text:p>
          </table:table-cell>
          <table:table-cell office:value-type="float" office:value="2.89353503153161" calcext:value-type="float">
            <text:p>2.89353503153161</text:p>
          </table:table-cell>
          <table:table-cell office:value-type="float" office:value="1.22171479109112" calcext:value-type="float">
            <text:p>1.22171479109112</text:p>
          </table:table-cell>
          <table:table-cell office:value-type="float" office:value="549.771655991006" calcext:value-type="float">
            <text:p>549.771655991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90" calcext:value-type="float">
            <text:p>190</text:p>
          </table:table-cell>
          <table:table-cell office:value-type="float" office:value="22800" calcext:value-type="float">
            <text:p>22800</text:p>
          </table:table-cell>
          <table:table-cell office:value-type="float" office:value="0.822092897176572" calcext:value-type="float">
            <text:p>0.822092897176572</text:p>
          </table:table-cell>
          <table:table-cell office:value-type="float" office:value="98.6511476611886" calcext:value-type="float">
            <text:p>98.6511476611886</text:p>
          </table:table-cell>
          <table:table-cell office:value-type="float" office:value="156.197650463549" calcext:value-type="float">
            <text:p>156.197650463549</text:p>
          </table:table-cell>
          <table:table-cell office:value-type="float" office:value="18743.7180556258" calcext:value-type="float">
            <text:p>18743.7180556258</text:p>
          </table:table-cell>
          <table:table-cell office:value-type="float" office:value="0.351134299665213" calcext:value-type="float">
            <text:p>0.351134299665213</text:p>
          </table:table-cell>
          <table:table-cell office:value-type="float" office:value="42.1361159598256" calcext:value-type="float">
            <text:p>42.1361159598256</text:p>
          </table:table-cell>
          <table:table-cell office:value-type="float" office:value="66.7155169363905" calcext:value-type="float">
            <text:p>66.7155169363905</text:p>
          </table:table-cell>
          <table:table-cell office:value-type="float" office:value="8005.86203236686" calcext:value-type="float">
            <text:p>8005.86203236686</text:p>
          </table:table-cell>
          <table:table-cell office:value-type="float" office:value="0.288665013709842" calcext:value-type="float">
            <text:p>0.288665013709842</text:p>
          </table:table-cell>
          <table:table-cell office:value-type="float" office:value="34.639801645181" calcext:value-type="float">
            <text:p>34.639801645181</text:p>
          </table:table-cell>
          <table:table-cell office:value-type="float" office:value="54.8463526048699" calcext:value-type="float">
            <text:p>54.8463526048699</text:p>
          </table:table-cell>
          <table:table-cell office:value-type="float" office:value="6581.56231258439" calcext:value-type="float">
            <text:p>6581.56231258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69287500355175" calcext:value-type="float">
            <text:p>0.769287500355175</text:p>
          </table:table-cell>
          <table:table-cell office:value-type="float" office:value="440" calcext:value-type="float">
            <text:p>440</text:p>
          </table:table-cell>
          <table:table-cell office:value-type="float" office:value="190" calcext:value-type="float">
            <text:p>190</text:p>
          </table:table-cell>
          <table:table-cell office:value-type="float" office:value="83600" calcext:value-type="float">
            <text:p>83600</text:p>
          </table:table-cell>
          <table:table-cell office:value-type="float" office:value="0.942757371537373" calcext:value-type="float">
            <text:p>0.942757371537373</text:p>
          </table:table-cell>
          <table:table-cell office:value-type="float" office:value="414.813243476444" calcext:value-type="float">
            <text:p>414.813243476444</text:p>
          </table:table-cell>
          <table:table-cell office:value-type="float" office:value="179.123900592101" calcext:value-type="float">
            <text:p>179.123900592101</text:p>
          </table:table-cell>
          <table:table-cell office:value-type="float" office:value="78814.5162605244" calcext:value-type="float">
            <text:p>78814.5162605244</text:p>
          </table:table-cell>
          <table:table-cell office:value-type="float" office:value="0.831241035543768" calcext:value-type="float">
            <text:p>0.831241035543768</text:p>
          </table:table-cell>
          <table:table-cell office:value-type="float" office:value="365.746055639258" calcext:value-type="float">
            <text:p>365.746055639258</text:p>
          </table:table-cell>
          <table:table-cell office:value-type="float" office:value="157.935796753316" calcext:value-type="float">
            <text:p>157.935796753316</text:p>
          </table:table-cell>
          <table:table-cell office:value-type="float" office:value="69491.750571459" calcext:value-type="float">
            <text:p>69491.750571459</text:p>
          </table:table-cell>
          <table:table-cell office:value-type="float" office:value="0.783658613783247" calcext:value-type="float">
            <text:p>0.783658613783247</text:p>
          </table:table-cell>
          <table:table-cell office:value-type="float" office:value="344.809790064629" calcext:value-type="float">
            <text:p>344.809790064629</text:p>
          </table:table-cell>
          <table:table-cell office:value-type="float" office:value="148.895136618817" calcext:value-type="float">
            <text:p>148.895136618817</text:p>
          </table:table-cell>
          <table:table-cell office:value-type="float" office:value="65513.8601122794" calcext:value-type="float">
            <text:p>65513.86011227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10" calcext:value-type="float">
            <text:p>210</text:p>
          </table:table-cell>
          <table:table-cell office:value-type="float" office:value="23100" calcext:value-type="float">
            <text:p>23100</text:p>
          </table:table-cell>
          <table:table-cell office:value-type="float" office:value="0.293101857336816" calcext:value-type="float">
            <text:p>0.293101857336816</text:p>
          </table:table-cell>
          <table:table-cell office:value-type="float" office:value="32.2412043070497" calcext:value-type="float">
            <text:p>32.2412043070497</text:p>
          </table:table-cell>
          <table:table-cell office:value-type="float" office:value="61.5513900407313" calcext:value-type="float">
            <text:p>61.5513900407313</text:p>
          </table:table-cell>
          <table:table-cell office:value-type="float" office:value="6770.65290448044" calcext:value-type="float">
            <text:p>6770.65290448044</text:p>
          </table:table-cell>
          <table:table-cell office:value-type="float" office:value="0.679084675920216" calcext:value-type="float">
            <text:p>0.679084675920216</text:p>
          </table:table-cell>
          <table:table-cell office:value-type="float" office:value="74.6993143512238" calcext:value-type="float">
            <text:p>74.6993143512238</text:p>
          </table:table-cell>
          <table:table-cell office:value-type="float" office:value="142.607781943245" calcext:value-type="float">
            <text:p>142.607781943245</text:p>
          </table:table-cell>
          <table:table-cell office:value-type="float" office:value="15686.856013757" calcext:value-type="float">
            <text:p>15686.856013757</text:p>
          </table:table-cell>
          <table:table-cell office:value-type="float" office:value="0.199040979801185" calcext:value-type="float">
            <text:p>0.199040979801185</text:p>
          </table:table-cell>
          <table:table-cell office:value-type="float" office:value="21.8945077781304" calcext:value-type="float">
            <text:p>21.8945077781304</text:p>
          </table:table-cell>
          <table:table-cell office:value-type="float" office:value="41.7986057582488" calcext:value-type="float">
            <text:p>41.7986057582488</text:p>
          </table:table-cell>
          <table:table-cell office:value-type="float" office:value="4597.84663340737" calcext:value-type="float">
            <text:p>4597.846633407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97644583974784" calcext:value-type="float">
            <text:p>0.697644583974784</text:p>
          </table:table-cell>
          <table:table-cell office:value-type="float" office:value="410" calcext:value-type="float">
            <text:p>410</text:p>
          </table:table-cell>
          <table:table-cell office:value-type="float" office:value="210" calcext:value-type="float">
            <text:p>210</text:p>
          </table:table-cell>
          <table:table-cell office:value-type="float" office:value="86100" calcext:value-type="float">
            <text:p>86100</text:p>
          </table:table-cell>
          <table:table-cell office:value-type="float" office:value="0.788604915019345" calcext:value-type="float">
            <text:p>0.788604915019345</text:p>
          </table:table-cell>
          <table:table-cell office:value-type="float" office:value="323.328015157931" calcext:value-type="float">
            <text:p>323.328015157931</text:p>
          </table:table-cell>
          <table:table-cell office:value-type="float" office:value="165.607032154062" calcext:value-type="float">
            <text:p>165.607032154062</text:p>
          </table:table-cell>
          <table:table-cell office:value-type="float" office:value="67898.8831831656" calcext:value-type="float">
            <text:p>67898.8831831656</text:p>
          </table:table-cell>
          <table:table-cell office:value-type="float" office:value="0.361805480480317" calcext:value-type="float">
            <text:p>0.361805480480317</text:p>
          </table:table-cell>
          <table:table-cell office:value-type="float" office:value="148.34024699693" calcext:value-type="float">
            <text:p>148.34024699693</text:p>
          </table:table-cell>
          <table:table-cell office:value-type="float" office:value="75.9791509008666" calcext:value-type="float">
            <text:p>75.9791509008666</text:p>
          </table:table-cell>
          <table:table-cell office:value-type="float" office:value="31151.4518693553" calcext:value-type="float">
            <text:p>31151.4518693553</text:p>
          </table:table-cell>
          <table:table-cell office:value-type="float" office:value="0.285321580187714" calcext:value-type="float">
            <text:p>0.285321580187714</text:p>
          </table:table-cell>
          <table:table-cell office:value-type="float" office:value="116.981847876963" calcext:value-type="float">
            <text:p>116.981847876963</text:p>
          </table:table-cell>
          <table:table-cell office:value-type="float" office:value="59.9175318394199" calcext:value-type="float">
            <text:p>59.9175318394199</text:p>
          </table:table-cell>
          <table:table-cell office:value-type="float" office:value="24566.1880541621" calcext:value-type="float">
            <text:p>24566.18805416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34503605746994" calcext:value-type="float">
            <text:p>0.834503605746994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31500" calcext:value-type="float">
            <text:p>31500</text:p>
          </table:table-cell>
          <table:table-cell office:value-type="float" office:value="0.954945440416782" calcext:value-type="float">
            <text:p>0.954945440416782</text:p>
          </table:table-cell>
          <table:table-cell office:value-type="float" office:value="143.241816062517" calcext:value-type="float">
            <text:p>143.241816062517</text:p>
          </table:table-cell>
          <table:table-cell office:value-type="float" office:value="200.538542487524" calcext:value-type="float">
            <text:p>200.538542487524</text:p>
          </table:table-cell>
          <table:table-cell office:value-type="float" office:value="30080.7813731286" calcext:value-type="float">
            <text:p>30080.7813731286</text:p>
          </table:table-cell>
          <table:table-cell office:value-type="float" office:value="0.347953963628223" calcext:value-type="float">
            <text:p>0.347953963628223</text:p>
          </table:table-cell>
          <table:table-cell office:value-type="float" office:value="52.1930945442334" calcext:value-type="float">
            <text:p>52.1930945442334</text:p>
          </table:table-cell>
          <table:table-cell office:value-type="float" office:value="73.0703323619268" calcext:value-type="float">
            <text:p>73.0703323619268</text:p>
          </table:table-cell>
          <table:table-cell office:value-type="float" office:value="10960.549854289" calcext:value-type="float">
            <text:p>10960.549854289</text:p>
          </table:table-cell>
          <table:table-cell office:value-type="float" office:value="0.332277051041718" calcext:value-type="float">
            <text:p>0.332277051041718</text:p>
          </table:table-cell>
          <table:table-cell office:value-type="float" office:value="49.8415576562577" calcext:value-type="float">
            <text:p>49.8415576562577</text:p>
          </table:table-cell>
          <table:table-cell office:value-type="float" office:value="69.7781807187608" calcext:value-type="float">
            <text:p>69.7781807187608</text:p>
          </table:table-cell>
          <table:table-cell office:value-type="float" office:value="10466.7271078141" calcext:value-type="float">
            <text:p>10466.72710781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office:value-type="float" office:value="27300" calcext:value-type="float">
            <text:p>27300</text:p>
          </table:table-cell>
          <table:table-cell office:value-type="float" office:value="0.281330293805359" calcext:value-type="float">
            <text:p>0.281330293805359</text:p>
          </table:table-cell>
          <table:table-cell office:value-type="float" office:value="36.5729381946967" calcext:value-type="float">
            <text:p>36.5729381946967</text:p>
          </table:table-cell>
          <table:table-cell office:value-type="float" office:value="59.0793616991254" calcext:value-type="float">
            <text:p>59.0793616991254</text:p>
          </table:table-cell>
          <table:table-cell office:value-type="float" office:value="7680.31702088631" calcext:value-type="float">
            <text:p>7680.31702088631</text:p>
          </table:table-cell>
          <table:table-cell office:value-type="float" office:value="0.410322844356283" calcext:value-type="float">
            <text:p>0.410322844356283</text:p>
          </table:table-cell>
          <table:table-cell office:value-type="float" office:value="53.3419697663167" calcext:value-type="float">
            <text:p>53.3419697663167</text:p>
          </table:table-cell>
          <table:table-cell office:value-type="float" office:value="86.1677973148193" calcext:value-type="float">
            <text:p>86.1677973148193</text:p>
          </table:table-cell>
          <table:table-cell office:value-type="float" office:value="11201.8136509265" calcext:value-type="float">
            <text:p>11201.8136509265</text:p>
          </table:table-cell>
          <table:table-cell office:value-type="float" office:value="0.115436246357804" calcext:value-type="float">
            <text:p>0.115436246357804</text:p>
          </table:table-cell>
          <table:table-cell office:value-type="float" office:value="15.0067120265145" calcext:value-type="float">
            <text:p>15.0067120265145</text:p>
          </table:table-cell>
          <table:table-cell office:value-type="float" office:value="24.2416117351388" calcext:value-type="float">
            <text:p>24.2416117351388</text:p>
          </table:table-cell>
          <table:table-cell office:value-type="float" office:value="3151.40952556804" calcext:value-type="float">
            <text:p>3151.409525568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210" calcext:value-type="float">
            <text:p>210</text:p>
          </table:table-cell>
          <table:table-cell office:value-type="float" office:value="86100" calcext:value-type="float">
            <text:p>86100</text:p>
          </table:table-cell>
          <table:table-cell office:value-type="float" office:value="0.845832787248042" calcext:value-type="float">
            <text:p>0.845832787248042</text:p>
          </table:table-cell>
          <table:table-cell office:value-type="float" office:value="346.791442771697" calcext:value-type="float">
            <text:p>346.791442771697</text:p>
          </table:table-cell>
          <table:table-cell office:value-type="float" office:value="177.624885322089" calcext:value-type="float">
            <text:p>177.624885322089</text:p>
          </table:table-cell>
          <table:table-cell office:value-type="float" office:value="72826.2029820564" calcext:value-type="float">
            <text:p>72826.2029820564</text:p>
          </table:table-cell>
          <table:table-cell office:value-type="float" office:value="0.249693201163494" calcext:value-type="float">
            <text:p>0.249693201163494</text:p>
          </table:table-cell>
          <table:table-cell office:value-type="float" office:value="102.374212477032" calcext:value-type="float">
            <text:p>102.374212477032</text:p>
          </table:table-cell>
          <table:table-cell office:value-type="float" office:value="52.4355722443337" calcext:value-type="float">
            <text:p>52.4355722443337</text:p>
          </table:table-cell>
          <table:table-cell office:value-type="float" office:value="21498.5846201768" calcext:value-type="float">
            <text:p>21498.5846201768</text:p>
          </table:table-cell>
          <table:table-cell office:value-type="float" office:value="0.211198696297004" calcext:value-type="float">
            <text:p>0.211198696297004</text:p>
          </table:table-cell>
          <table:table-cell office:value-type="float" office:value="86.5914654817716" calcext:value-type="float">
            <text:p>86.5914654817716</text:p>
          </table:table-cell>
          <table:table-cell office:value-type="float" office:value="44.3517262223708" calcext:value-type="float">
            <text:p>44.3517262223708</text:p>
          </table:table-cell>
          <table:table-cell office:value-type="float" office:value="18184.207751172" calcext:value-type="float">
            <text:p>18184.20775117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10" calcext:value-type="float">
            <text:p>210</text:p>
          </table:table-cell>
          <table:table-cell office:value-type="float" office:value="58800" calcext:value-type="float">
            <text:p>58800</text:p>
          </table:table-cell>
          <table:table-cell office:value-type="float" office:value="0.572086801443084" calcext:value-type="float">
            <text:p>0.572086801443084</text:p>
          </table:table-cell>
          <table:table-cell office:value-type="float" office:value="160.184304404064" calcext:value-type="float">
            <text:p>160.184304404064</text:p>
          </table:table-cell>
          <table:table-cell office:value-type="float" office:value="120.138228303048" calcext:value-type="float">
            <text:p>120.138228303048</text:p>
          </table:table-cell>
          <table:table-cell office:value-type="float" office:value="33638.7039248533" calcext:value-type="float">
            <text:p>33638.7039248533</text:p>
          </table:table-cell>
          <table:table-cell office:value-type="float" office:value="0.588576345143482" calcext:value-type="float">
            <text:p>0.588576345143482</text:p>
          </table:table-cell>
          <table:table-cell office:value-type="float" office:value="164.801376640175" calcext:value-type="float">
            <text:p>164.801376640175</text:p>
          </table:table-cell>
          <table:table-cell office:value-type="float" office:value="123.601032480131" calcext:value-type="float">
            <text:p>123.601032480131</text:p>
          </table:table-cell>
          <table:table-cell office:value-type="float" office:value="34608.2890944367" calcext:value-type="float">
            <text:p>34608.2890944367</text:p>
          </table:table-cell>
          <table:table-cell office:value-type="float" office:value="0.336716758698195" calcext:value-type="float">
            <text:p>0.336716758698195</text:p>
          </table:table-cell>
          <table:table-cell office:value-type="float" office:value="94.2806924354947" calcext:value-type="float">
            <text:p>94.2806924354947</text:p>
          </table:table-cell>
          <table:table-cell office:value-type="float" office:value="70.710519326621" calcext:value-type="float">
            <text:p>70.710519326621</text:p>
          </table:table-cell>
          <table:table-cell office:value-type="float" office:value="19798.9454114539" calcext:value-type="float">
            <text:p>19798.94541145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10" calcext:value-type="float">
            <text:p>210</text:p>
          </table:table-cell>
          <table:table-cell office:value-type="float" office:value="58800" calcext:value-type="float">
            <text:p>58800</text:p>
          </table:table-cell>
          <table:table-cell office:value-type="float" office:value="0.512781758111082" calcext:value-type="float">
            <text:p>0.512781758111082</text:p>
          </table:table-cell>
          <table:table-cell office:value-type="float" office:value="143.578892271103" calcext:value-type="float">
            <text:p>143.578892271103</text:p>
          </table:table-cell>
          <table:table-cell office:value-type="float" office:value="107.684169203327" calcext:value-type="float">
            <text:p>107.684169203327</text:p>
          </table:table-cell>
          <table:table-cell office:value-type="float" office:value="30151.5673769316" calcext:value-type="float">
            <text:p>30151.5673769316</text:p>
          </table:table-cell>
          <table:table-cell office:value-type="float" office:value="0.684175130097455" calcext:value-type="float">
            <text:p>0.684175130097455</text:p>
          </table:table-cell>
          <table:table-cell office:value-type="float" office:value="191.569036427287" calcext:value-type="float">
            <text:p>191.569036427287</text:p>
          </table:table-cell>
          <table:table-cell office:value-type="float" office:value="143.676777320466" calcext:value-type="float">
            <text:p>143.676777320466</text:p>
          </table:table-cell>
          <table:table-cell office:value-type="float" office:value="40229.4976497304" calcext:value-type="float">
            <text:p>40229.4976497304</text:p>
          </table:table-cell>
          <table:table-cell office:value-type="float" office:value="0.350832526067251" calcext:value-type="float">
            <text:p>0.350832526067251</text:p>
          </table:table-cell>
          <table:table-cell office:value-type="float" office:value="98.2331072988303" calcext:value-type="float">
            <text:p>98.2331072988303</text:p>
          </table:table-cell>
          <table:table-cell office:value-type="float" office:value="73.6748304741227" calcext:value-type="float">
            <text:p>73.6748304741227</text:p>
          </table:table-cell>
          <table:table-cell office:value-type="float" office:value="20628.9525327544" calcext:value-type="float">
            <text:p>20628.95253275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10" calcext:value-type="float">
            <text:p>210</text:p>
          </table:table-cell>
          <table:table-cell office:value-type="float" office:value="71400" calcext:value-type="float">
            <text:p>71400</text:p>
          </table:table-cell>
          <table:table-cell office:value-type="float" office:value="0.411540363220476" calcext:value-type="float">
            <text:p>0.411540363220476</text:p>
          </table:table-cell>
          <table:table-cell office:value-type="float" office:value="139.923723494962" calcext:value-type="float">
            <text:p>139.923723494962</text:p>
          </table:table-cell>
          <table:table-cell office:value-type="float" office:value="86.4234762763" calcext:value-type="float">
            <text:p>86.4234762763</text:p>
          </table:table-cell>
          <table:table-cell office:value-type="float" office:value="29383.981933942" calcext:value-type="float">
            <text:p>29383.981933942</text:p>
          </table:table-cell>
          <table:table-cell office:value-type="float" office:value="0.111674636764805" calcext:value-type="float">
            <text:p>0.111674636764805</text:p>
          </table:table-cell>
          <table:table-cell office:value-type="float" office:value="37.9693765000337" calcext:value-type="float">
            <text:p>37.9693765000337</text:p>
          </table:table-cell>
          <table:table-cell office:value-type="float" office:value="23.451673720609" calcext:value-type="float">
            <text:p>23.451673720609</text:p>
          </table:table-cell>
          <table:table-cell office:value-type="float" office:value="7973.56906500707" calcext:value-type="float">
            <text:p>7973.56906500707</text:p>
          </table:table-cell>
          <table:table-cell office:value-type="float" office:value="0.0459586205767026" calcext:value-type="float">
            <text:p>0.045958620576703</text:p>
          </table:table-cell>
          <table:table-cell office:value-type="float" office:value="15.6259309960789" calcext:value-type="float">
            <text:p>15.6259309960789</text:p>
          </table:table-cell>
          <table:table-cell office:value-type="float" office:value="9.65131032110754" calcext:value-type="float">
            <text:p>9.65131032110754</text:p>
          </table:table-cell>
          <table:table-cell office:value-type="float" office:value="3281.44550917656" calcext:value-type="float">
            <text:p>3281.445509176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69300" calcext:value-type="float">
            <text:p>69300</text:p>
          </table:table-cell>
          <table:table-cell office:value-type="float" office:value="0.0198086703254519" calcext:value-type="float">
            <text:p>0.019808670325452</text:p>
          </table:table-cell>
          <table:table-cell office:value-type="float" office:value="6.53686120739914" calcext:value-type="float">
            <text:p>6.53686120739914</text:p>
          </table:table-cell>
          <table:table-cell office:value-type="float" office:value="4.15982076834491" calcext:value-type="float">
            <text:p>4.15982076834491</text:p>
          </table:table-cell>
          <table:table-cell office:value-type="float" office:value="1372.74085355382" calcext:value-type="float">
            <text:p>1372.74085355382</text:p>
          </table:table-cell>
          <table:table-cell office:value-type="float" office:value="0.645038866019448" calcext:value-type="float">
            <text:p>0.645038866019448</text:p>
          </table:table-cell>
          <table:table-cell office:value-type="float" office:value="212.862825786418" calcext:value-type="float">
            <text:p>212.862825786418</text:p>
          </table:table-cell>
          <table:table-cell office:value-type="float" office:value="135.458161864084" calcext:value-type="float">
            <text:p>135.458161864084</text:p>
          </table:table-cell>
          <table:table-cell office:value-type="float" office:value="44701.1934151478" calcext:value-type="float">
            <text:p>44701.1934151478</text:p>
          </table:table-cell>
          <table:table-cell office:value-type="float" office:value="0.0127773622440826" calcext:value-type="float">
            <text:p>0.012777362244083</text:p>
          </table:table-cell>
          <table:table-cell office:value-type="float" office:value="4.21652954054726" calcext:value-type="float">
            <text:p>4.21652954054726</text:p>
          </table:table-cell>
          <table:table-cell office:value-type="float" office:value="2.68324607125735" calcext:value-type="float">
            <text:p>2.68324607125735</text:p>
          </table:table-cell>
          <table:table-cell office:value-type="float" office:value="885.471203514925" calcext:value-type="float">
            <text:p>885.4712035149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210" calcext:value-type="float">
            <text:p>210</text:p>
          </table:table-cell>
          <table:table-cell office:value-type="float" office:value="102900" calcext:value-type="float">
            <text:p>102900</text:p>
          </table:table-cell>
          <table:table-cell office:value-type="float" office:value="0.0148273694948765" calcext:value-type="float">
            <text:p>0.014827369494877</text:p>
          </table:table-cell>
          <table:table-cell office:value-type="float" office:value="7.26541105248949" calcext:value-type="float">
            <text:p>7.26541105248949</text:p>
          </table:table-cell>
          <table:table-cell office:value-type="float" office:value="3.11374759392407" calcext:value-type="float">
            <text:p>3.11374759392407</text:p>
          </table:table-cell>
          <table:table-cell office:value-type="float" office:value="1525.73632102279" calcext:value-type="float">
            <text:p>1525.73632102279</text:p>
          </table:table-cell>
          <table:table-cell office:value-type="float" office:value="0.583834741862531" calcext:value-type="float">
            <text:p>0.583834741862531</text:p>
          </table:table-cell>
          <table:table-cell office:value-type="float" office:value="286.07902351264" calcext:value-type="float">
            <text:p>286.07902351264</text:p>
          </table:table-cell>
          <table:table-cell office:value-type="float" office:value="122.605295791132" calcext:value-type="float">
            <text:p>122.605295791132</text:p>
          </table:table-cell>
          <table:table-cell office:value-type="float" office:value="60076.5949376545" calcext:value-type="float">
            <text:p>60076.5949376545</text:p>
          </table:table-cell>
          <table:table-cell office:value-type="float" office:value="0.00865673344154159" calcext:value-type="float">
            <text:p>0.008656733441542</text:p>
          </table:table-cell>
          <table:table-cell office:value-type="float" office:value="4.24179938635538" calcext:value-type="float">
            <text:p>4.24179938635538</text:p>
          </table:table-cell>
          <table:table-cell office:value-type="float" office:value="1.81791402272373" calcext:value-type="float">
            <text:p>1.81791402272373</text:p>
          </table:table-cell>
          <table:table-cell office:value-type="float" office:value="890.77787113463" calcext:value-type="float">
            <text:p>890.777871134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10" calcext:value-type="float">
            <text:p>210</text:p>
          </table:table-cell>
          <table:table-cell office:value-type="float" office:value="94500" calcext:value-type="float">
            <text:p>94500</text:p>
          </table:table-cell>
          <table:table-cell office:value-type="float" office:value="0.432698240079064" calcext:value-type="float">
            <text:p>0.432698240079064</text:p>
          </table:table-cell>
          <table:table-cell office:value-type="float" office:value="194.714208035579" calcext:value-type="float">
            <text:p>194.714208035579</text:p>
          </table:table-cell>
          <table:table-cell office:value-type="float" office:value="90.8666304166034" calcext:value-type="float">
            <text:p>90.8666304166034</text:p>
          </table:table-cell>
          <table:table-cell office:value-type="float" office:value="40889.9836874715" calcext:value-type="float">
            <text:p>40889.9836874715</text:p>
          </table:table-cell>
          <table:table-cell office:value-type="float" office:value="0.904776237065733" calcext:value-type="float">
            <text:p>0.904776237065733</text:p>
          </table:table-cell>
          <table:table-cell office:value-type="float" office:value="407.14930667958" calcext:value-type="float">
            <text:p>407.14930667958</text:p>
          </table:table-cell>
          <table:table-cell office:value-type="float" office:value="190.003009783804" calcext:value-type="float">
            <text:p>190.003009783804</text:p>
          </table:table-cell>
          <table:table-cell office:value-type="float" office:value="85501.3544027118" calcext:value-type="float">
            <text:p>85501.3544027118</text:p>
          </table:table-cell>
          <table:table-cell office:value-type="float" office:value="0.391495085443701" calcext:value-type="float">
            <text:p>0.391495085443701</text:p>
          </table:table-cell>
          <table:table-cell office:value-type="float" office:value="176.172788449665" calcext:value-type="float">
            <text:p>176.172788449665</text:p>
          </table:table-cell>
          <table:table-cell office:value-type="float" office:value="82.2139679431772" calcext:value-type="float">
            <text:p>82.2139679431772</text:p>
          </table:table-cell>
          <table:table-cell office:value-type="float" office:value="36996.2855744297" calcext:value-type="float">
            <text:p>36996.28557442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office:value-type="float" office:value="25200" calcext:value-type="float">
            <text:p>25200</text:p>
          </table:table-cell>
          <table:table-cell office:value-type="float" office:value="0.599194252505881" calcext:value-type="float">
            <text:p>0.599194252505881</text:p>
          </table:table-cell>
          <table:table-cell office:value-type="float" office:value="71.9033103007057" calcext:value-type="float">
            <text:p>71.9033103007057</text:p>
          </table:table-cell>
          <table:table-cell office:value-type="float" office:value="125.830793026235" calcext:value-type="float">
            <text:p>125.830793026235</text:p>
          </table:table-cell>
          <table:table-cell office:value-type="float" office:value="15099.6951631482" calcext:value-type="float">
            <text:p>15099.6951631482</text:p>
          </table:table-cell>
          <table:table-cell office:value-type="float" office:value="0.578351256931112" calcext:value-type="float">
            <text:p>0.578351256931112</text:p>
          </table:table-cell>
          <table:table-cell office:value-type="float" office:value="69.4021508317335" calcext:value-type="float">
            <text:p>69.4021508317335</text:p>
          </table:table-cell>
          <table:table-cell office:value-type="float" office:value="121.453763955534" calcext:value-type="float">
            <text:p>121.453763955534</text:p>
          </table:table-cell>
          <table:table-cell office:value-type="float" office:value="14574.451674664" calcext:value-type="float">
            <text:p>14574.451674664</text:p>
          </table:table-cell>
          <table:table-cell office:value-type="float" office:value="0.346544749082675" calcext:value-type="float">
            <text:p>0.346544749082675</text:p>
          </table:table-cell>
          <table:table-cell office:value-type="float" office:value="41.5853698899209" calcext:value-type="float">
            <text:p>41.5853698899209</text:p>
          </table:table-cell>
          <table:table-cell office:value-type="float" office:value="72.7743973073616" calcext:value-type="float">
            <text:p>72.7743973073616</text:p>
          </table:table-cell>
          <table:table-cell office:value-type="float" office:value="8732.9276768834" calcext:value-type="float">
            <text:p>8732.92767688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210" calcext:value-type="float">
            <text:p>210</text:p>
          </table:table-cell>
          <table:table-cell office:value-type="float" office:value="92400" calcext:value-type="float">
            <text:p>92400</text:p>
          </table:table-cell>
          <table:table-cell office:value-type="float" office:value="0.49468043578206" calcext:value-type="float">
            <text:p>0.49468043578206</text:p>
          </table:table-cell>
          <table:table-cell office:value-type="float" office:value="217.659391744106" calcext:value-type="float">
            <text:p>217.659391744106</text:p>
          </table:table-cell>
          <table:table-cell office:value-type="float" office:value="103.882891514233" calcext:value-type="float">
            <text:p>103.882891514233</text:p>
          </table:table-cell>
          <table:table-cell office:value-type="float" office:value="45708.4722662623" calcext:value-type="float">
            <text:p>45708.4722662623</text:p>
          </table:table-cell>
          <table:table-cell office:value-type="float" office:value="0.85531034647694" calcext:value-type="float">
            <text:p>0.85531034647694</text:p>
          </table:table-cell>
          <table:table-cell office:value-type="float" office:value="376.336552449854" calcext:value-type="float">
            <text:p>376.336552449854</text:p>
          </table:table-cell>
          <table:table-cell office:value-type="float" office:value="179.615172760157" calcext:value-type="float">
            <text:p>179.615172760157</text:p>
          </table:table-cell>
          <table:table-cell office:value-type="float" office:value="79030.6760144692" calcext:value-type="float">
            <text:p>79030.6760144692</text:p>
          </table:table-cell>
          <table:table-cell office:value-type="float" office:value="0.423105294924117" calcext:value-type="float">
            <text:p>0.423105294924117</text:p>
          </table:table-cell>
          <table:table-cell office:value-type="float" office:value="186.166329766612" calcext:value-type="float">
            <text:p>186.166329766612</text:p>
          </table:table-cell>
          <table:table-cell office:value-type="float" office:value="88.8521119340646" calcext:value-type="float">
            <text:p>88.8521119340646</text:p>
          </table:table-cell>
          <table:table-cell office:value-type="float" office:value="39094.9292509884" calcext:value-type="float">
            <text:p>39094.92925098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17600" calcext:value-type="float">
            <text:p>17600</text:p>
          </table:table-cell>
          <table:table-cell office:value-type="float" office:value="0.203186876647323" calcext:value-type="float">
            <text:p>0.203186876647323</text:p>
          </table:table-cell>
          <table:table-cell office:value-type="float" office:value="22.3505564312055" calcext:value-type="float">
            <text:p>22.3505564312055</text:p>
          </table:table-cell>
          <table:table-cell office:value-type="float" office:value="32.5099002635717" calcext:value-type="float">
            <text:p>32.5099002635717</text:p>
          </table:table-cell>
          <table:table-cell office:value-type="float" office:value="3576.08902899288" calcext:value-type="float">
            <text:p>3576.08902899288</text:p>
          </table:table-cell>
          <table:table-cell office:value-type="float" office:value="0.360871416856906" calcext:value-type="float">
            <text:p>0.360871416856906</text:p>
          </table:table-cell>
          <table:table-cell office:value-type="float" office:value="39.6958558542597" calcext:value-type="float">
            <text:p>39.6958558542597</text:p>
          </table:table-cell>
          <table:table-cell office:value-type="float" office:value="57.739426697105" calcext:value-type="float">
            <text:p>57.739426697105</text:p>
          </table:table-cell>
          <table:table-cell office:value-type="float" office:value="6351.33693668154" calcext:value-type="float">
            <text:p>6351.33693668154</text:p>
          </table:table-cell>
          <table:table-cell office:value-type="float" office:value="0.0733243360624488" calcext:value-type="float">
            <text:p>0.073324336062449</text:p>
          </table:table-cell>
          <table:table-cell office:value-type="float" office:value="8.06567696686937" calcext:value-type="float">
            <text:p>8.06567696686937</text:p>
          </table:table-cell>
          <table:table-cell office:value-type="float" office:value="11.7318937699918" calcext:value-type="float">
            <text:p>11.7318937699918</text:p>
          </table:table-cell>
          <table:table-cell office:value-type="float" office:value="1290.5083146991" calcext:value-type="float">
            <text:p>1290.50831469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814013935763006" calcext:value-type="float">
            <text:p>0.081401393576301</text:p>
          </table:table-cell>
          <table:table-cell office:value-type="float" office:value="410" calcext:value-type="float">
            <text:p>410</text:p>
          </table:table-cell>
          <table:table-cell office:value-type="float" office:value="160" calcext:value-type="float">
            <text:p>160</text:p>
          </table:table-cell>
          <table:table-cell office:value-type="float" office:value="65600" calcext:value-type="float">
            <text:p>65600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361.022680324063" calcext:value-type="float">
            <text:p>361.022680324063</text:p>
          </table:table-cell>
          <table:table-cell office:value-type="float" office:value="140.886899638659" calcext:value-type="float">
            <text:p>140.886899638659</text:p>
          </table:table-cell>
          <table:table-cell office:value-type="float" office:value="57763.6288518501" calcext:value-type="float">
            <text:p>57763.6288518501</text:p>
          </table:table-cell>
          <table:table-cell office:value-type="float" office:value="0.297112260639771" calcext:value-type="float">
            <text:p>0.297112260639771</text:p>
          </table:table-cell>
          <table:table-cell office:value-type="float" office:value="121.816026862306" calcext:value-type="float">
            <text:p>121.816026862306</text:p>
          </table:table-cell>
          <table:table-cell office:value-type="float" office:value="47.5379617023633" calcext:value-type="float">
            <text:p>47.5379617023633</text:p>
          </table:table-cell>
          <table:table-cell office:value-type="float" office:value="19490.564297969" calcext:value-type="float">
            <text:p>19490.564297969</text:p>
          </table:table-cell>
          <table:table-cell office:value-type="float" office:value="0.261620157788565" calcext:value-type="float">
            <text:p>0.261620157788565</text:p>
          </table:table-cell>
          <table:table-cell office:value-type="float" office:value="107.264264693312" calcext:value-type="float">
            <text:p>107.264264693312</text:p>
          </table:table-cell>
          <table:table-cell office:value-type="float" office:value="41.8592252461704" calcext:value-type="float">
            <text:p>41.8592252461704</text:p>
          </table:table-cell>
          <table:table-cell office:value-type="float" office:value="17162.2823509299" calcext:value-type="float">
            <text:p>17162.28235092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24000" calcext:value-type="float">
            <text:p>24000</text:p>
          </table:table-cell>
          <table:table-cell office:value-type="float" office:value="0.690838831505679" calcext:value-type="float">
            <text:p>0.690838831505679</text:p>
          </table:table-cell>
          <table:table-cell office:value-type="float" office:value="103.625824725852" calcext:value-type="float">
            <text:p>103.625824725852</text:p>
          </table:table-cell>
          <table:table-cell office:value-type="float" office:value="110.534213040909" calcext:value-type="float">
            <text:p>110.534213040909</text:p>
          </table:table-cell>
          <table:table-cell office:value-type="float" office:value="16580.1319561363" calcext:value-type="float">
            <text:p>16580.1319561363</text:p>
          </table:table-cell>
          <table:table-cell office:value-type="float" office:value="0.710907195299995" calcext:value-type="float">
            <text:p>0.710907195299995</text:p>
          </table:table-cell>
          <table:table-cell office:value-type="float" office:value="106.636079294999" calcext:value-type="float">
            <text:p>106.636079294999</text:p>
          </table:table-cell>
          <table:table-cell office:value-type="float" office:value="113.745151247999" calcext:value-type="float">
            <text:p>113.745151247999</text:p>
          </table:table-cell>
          <table:table-cell office:value-type="float" office:value="17061.7726871999" calcext:value-type="float">
            <text:p>17061.7726871999</text:p>
          </table:table-cell>
          <table:table-cell office:value-type="float" office:value="0.491122296110028" calcext:value-type="float">
            <text:p>0.491122296110028</text:p>
          </table:table-cell>
          <table:table-cell office:value-type="float" office:value="73.6683444165042" calcext:value-type="float">
            <text:p>73.6683444165042</text:p>
          </table:table-cell>
          <table:table-cell office:value-type="float" office:value="78.5795673776045" calcext:value-type="float">
            <text:p>78.5795673776045</text:p>
          </table:table-cell>
          <table:table-cell office:value-type="float" office:value="11786.9351066407" calcext:value-type="float">
            <text:p>11786.93510664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20800" calcext:value-type="float">
            <text:p>20800</text:p>
          </table:table-cell>
          <table:table-cell office:value-type="float" office:value="0.434912473891458" calcext:value-type="float">
            <text:p>0.434912473891458</text:p>
          </table:table-cell>
          <table:table-cell office:value-type="float" office:value="56.5386216058895" calcext:value-type="float">
            <text:p>56.5386216058895</text:p>
          </table:table-cell>
          <table:table-cell office:value-type="float" office:value="69.5859958226332" calcext:value-type="float">
            <text:p>69.5859958226332</text:p>
          </table:table-cell>
          <table:table-cell office:value-type="float" office:value="9046.17945694232" calcext:value-type="float">
            <text:p>9046.17945694232</text:p>
          </table:table-cell>
          <table:table-cell office:value-type="float" office:value="0.62509502830053" calcext:value-type="float">
            <text:p>0.62509502830053</text:p>
          </table:table-cell>
          <table:table-cell office:value-type="float" office:value="81.262353679069" calcext:value-type="float">
            <text:p>81.262353679069</text:p>
          </table:table-cell>
          <table:table-cell office:value-type="float" office:value="100.015204528085" calcext:value-type="float">
            <text:p>100.015204528085</text:p>
          </table:table-cell>
          <table:table-cell office:value-type="float" office:value="13001.976588651" calcext:value-type="float">
            <text:p>13001.976588651</text:p>
          </table:table-cell>
          <table:table-cell office:value-type="float" office:value="0.271861625175434" calcext:value-type="float">
            <text:p>0.271861625175434</text:p>
          </table:table-cell>
          <table:table-cell office:value-type="float" office:value="35.3420112728065" calcext:value-type="float">
            <text:p>35.3420112728065</text:p>
          </table:table-cell>
          <table:table-cell office:value-type="float" office:value="43.4978600280695" calcext:value-type="float">
            <text:p>43.4978600280695</text:p>
          </table:table-cell>
          <table:table-cell office:value-type="float" office:value="5654.72180364904" calcext:value-type="float">
            <text:p>5654.721803649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60" calcext:value-type="float">
            <text:p>160</text:p>
          </table:table-cell>
          <table:table-cell office:value-type="float" office:value="65600" calcext:value-type="float">
            <text:p>65600</text:p>
          </table:table-cell>
          <table:table-cell office:value-type="float" office:value="0.641784290799583" calcext:value-type="float">
            <text:p>0.641784290799583</text:p>
          </table:table-cell>
          <table:table-cell office:value-type="float" office:value="263.131559227829" calcext:value-type="float">
            <text:p>263.131559227829</text:p>
          </table:table-cell>
          <table:table-cell office:value-type="float" office:value="102.685486527933" calcext:value-type="float">
            <text:p>102.685486527933</text:p>
          </table:table-cell>
          <table:table-cell office:value-type="float" office:value="42101.0494764527" calcext:value-type="float">
            <text:p>42101.0494764527</text:p>
          </table:table-cell>
          <table:table-cell office:value-type="float" office:value="0.247466607836629" calcext:value-type="float">
            <text:p>0.247466607836629</text:p>
          </table:table-cell>
          <table:table-cell office:value-type="float" office:value="101.461309213018" calcext:value-type="float">
            <text:p>101.461309213018</text:p>
          </table:table-cell>
          <table:table-cell office:value-type="float" office:value="39.5946572538606" calcext:value-type="float">
            <text:p>39.5946572538606</text:p>
          </table:table-cell>
          <table:table-cell office:value-type="float" office:value="16233.8094740828" calcext:value-type="float">
            <text:p>16233.8094740828</text:p>
          </table:table-cell>
          <table:table-cell office:value-type="float" office:value="0.158820181407009" calcext:value-type="float">
            <text:p>0.158820181407009</text:p>
          </table:table-cell>
          <table:table-cell office:value-type="float" office:value="65.1162743768738" calcext:value-type="float">
            <text:p>65.1162743768738</text:p>
          </table:table-cell>
          <table:table-cell office:value-type="float" office:value="25.4112290251215" calcext:value-type="float">
            <text:p>25.4112290251215</text:p>
          </table:table-cell>
          <table:table-cell office:value-type="float" office:value="10418.6039002998" calcext:value-type="float">
            <text:p>10418.60390029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44800" calcext:value-type="float">
            <text:p>44800</text:p>
          </table:table-cell>
          <table:table-cell office:value-type="float" office:value="0.411762688345016" calcext:value-type="float">
            <text:p>0.411762688345016</text:p>
          </table:table-cell>
          <table:table-cell office:value-type="float" office:value="115.293552736605" calcext:value-type="float">
            <text:p>115.293552736605</text:p>
          </table:table-cell>
          <table:table-cell office:value-type="float" office:value="65.8820301352026" calcext:value-type="float">
            <text:p>65.8820301352026</text:p>
          </table:table-cell>
          <table:table-cell office:value-type="float" office:value="18446.9684378567" calcext:value-type="float">
            <text:p>18446.9684378567</text:p>
          </table:table-cell>
          <table:table-cell office:value-type="float" office:value="0.552580389814244" calcext:value-type="float">
            <text:p>0.552580389814244</text:p>
          </table:table-cell>
          <table:table-cell office:value-type="float" office:value="154.722509147988" calcext:value-type="float">
            <text:p>154.722509147988</text:p>
          </table:table-cell>
          <table:table-cell office:value-type="float" office:value="88.412862370279" calcext:value-type="float">
            <text:p>88.412862370279</text:p>
          </table:table-cell>
          <table:table-cell office:value-type="float" office:value="24755.6014636781" calcext:value-type="float">
            <text:p>24755.6014636781</text:p>
          </table:table-cell>
          <table:table-cell office:value-type="float" office:value="0.22753198683665" calcext:value-type="float">
            <text:p>0.22753198683665</text:p>
          </table:table-cell>
          <table:table-cell office:value-type="float" office:value="63.708956314262" calcext:value-type="float">
            <text:p>63.708956314262</text:p>
          </table:table-cell>
          <table:table-cell office:value-type="float" office:value="36.405117893864" calcext:value-type="float">
            <text:p>36.405117893864</text:p>
          </table:table-cell>
          <table:table-cell office:value-type="float" office:value="10193.4330102819" calcext:value-type="float">
            <text:p>10193.433010281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.726744261897734" calcext:value-type="float">
            <text:p>0.726744261897734</text:p>
          </table:table-cell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44800" calcext:value-type="float">
            <text:p>44800</text:p>
          </table:table-cell>
          <table:table-cell office:value-type="float" office:value="0.653040205135361" calcext:value-type="float">
            <text:p>0.653040205135361</text:p>
          </table:table-cell>
          <table:table-cell office:value-type="float" office:value="182.851257437901" calcext:value-type="float">
            <text:p>182.851257437901</text:p>
          </table:table-cell>
          <table:table-cell office:value-type="float" office:value="104.486432821658" calcext:value-type="float">
            <text:p>104.486432821658</text:p>
          </table:table-cell>
          <table:table-cell office:value-type="float" office:value="29256.2011900642" calcext:value-type="float">
            <text:p>29256.2011900642</text:p>
          </table:table-cell>
          <table:table-cell office:value-type="float" office:value="0.524499759549865" calcext:value-type="float">
            <text:p>0.524499759549865</text:p>
          </table:table-cell>
          <table:table-cell office:value-type="float" office:value="146.859932673962" calcext:value-type="float">
            <text:p>146.859932673962</text:p>
          </table:table-cell>
          <table:table-cell office:value-type="float" office:value="83.9199615279784" calcext:value-type="float">
            <text:p>83.9199615279784</text:p>
          </table:table-cell>
          <table:table-cell office:value-type="float" office:value="23497.589227834" calcext:value-type="float">
            <text:p>23497.589227834</text:p>
          </table:table-cell>
          <table:table-cell office:value-type="float" office:value="0.342519430569891" calcext:value-type="float">
            <text:p>0.342519430569891</text:p>
          </table:table-cell>
          <table:table-cell office:value-type="float" office:value="95.9054405595696" calcext:value-type="float">
            <text:p>95.9054405595696</text:p>
          </table:table-cell>
          <table:table-cell office:value-type="float" office:value="54.8031088911826" calcext:value-type="float">
            <text:p>54.8031088911826</text:p>
          </table:table-cell>
          <table:table-cell office:value-type="float" office:value="15344.8704895311" calcext:value-type="float">
            <text:p>15344.87048953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160" calcext:value-type="float">
            <text:p>160</text:p>
          </table:table-cell>
          <table:table-cell office:value-type="float" office:value="54400" calcext:value-type="float">
            <text:p>54400</text:p>
          </table:table-cell>
          <table:table-cell office:value-type="float" office:value="0.780754084558493" calcext:value-type="float">
            <text:p>0.780754084558493</text:p>
          </table:table-cell>
          <table:table-cell office:value-type="float" office:value="265.456388749887" calcext:value-type="float">
            <text:p>265.456388749887</text:p>
          </table:table-cell>
          <table:table-cell office:value-type="float" office:value="124.920653529359" calcext:value-type="float">
            <text:p>124.920653529359</text:p>
          </table:table-cell>
          <table:table-cell office:value-type="float" office:value="42473.022199982" calcext:value-type="float">
            <text:p>42473.022199982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31.3199923098523" calcext:value-type="float">
            <text:p>31.3199923098523</text:p>
          </table:table-cell>
          <table:table-cell office:value-type="float" office:value="14.7388199105188" calcext:value-type="float">
            <text:p>14.7388199105188</text:p>
          </table:table-cell>
          <table:table-cell office:value-type="float" office:value="5011.19876957637" calcext:value-type="float">
            <text:p>5011.19876957637</text:p>
          </table:table-cell>
          <table:table-cell office:value-type="float" office:value="0.0719212115419347" calcext:value-type="float">
            <text:p>0.071921211541935</text:p>
          </table:table-cell>
          <table:table-cell office:value-type="float" office:value="24.4532119242578" calcext:value-type="float">
            <text:p>24.4532119242578</text:p>
          </table:table-cell>
          <table:table-cell office:value-type="float" office:value="11.5073938467096" calcext:value-type="float">
            <text:p>11.5073938467096</text:p>
          </table:table-cell>
          <table:table-cell office:value-type="float" office:value="3912.51390788125" calcext:value-type="float">
            <text:p>3912.51390788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60" calcext:value-type="float">
            <text:p>160</text:p>
          </table:table-cell>
          <table:table-cell office:value-type="float" office:value="52800" calcext:value-type="float">
            <text:p>52800</text:p>
          </table:table-cell>
          <table:table-cell office:value-type="float" office:value="0.428688430069933" calcext:value-type="float">
            <text:p>0.428688430069933</text:p>
          </table:table-cell>
          <table:table-cell office:value-type="float" office:value="141.467181923078" calcext:value-type="float">
            <text:p>141.467181923078</text:p>
          </table:table-cell>
          <table:table-cell office:value-type="float" office:value="68.5901488111893" calcext:value-type="float">
            <text:p>68.5901488111893</text:p>
          </table:table-cell>
          <table:table-cell office:value-type="float" office:value="22634.7491076925" calcext:value-type="float">
            <text:p>22634.7491076925</text:p>
          </table:table-cell>
          <table:table-cell office:value-type="float" office:value="0.33959675138731" calcext:value-type="float">
            <text:p>0.33959675138731</text:p>
          </table:table-cell>
          <table:table-cell office:value-type="float" office:value="112.066927957812" calcext:value-type="float">
            <text:p>112.066927957812</text:p>
          </table:table-cell>
          <table:table-cell office:value-type="float" office:value="54.3354802219696" calcext:value-type="float">
            <text:p>54.3354802219696</text:p>
          </table:table-cell>
          <table:table-cell office:value-type="float" office:value="17930.70847325" calcext:value-type="float">
            <text:p>17930.70847325</text:p>
          </table:table-cell>
          <table:table-cell office:value-type="float" office:value="0.145581198209075" calcext:value-type="float">
            <text:p>0.145581198209075</text:p>
          </table:table-cell>
          <table:table-cell office:value-type="float" office:value="48.0417954089948" calcext:value-type="float">
            <text:p>48.0417954089948</text:p>
          </table:table-cell>
          <table:table-cell office:value-type="float" office:value="23.292991713452" calcext:value-type="float">
            <text:p>23.292991713452</text:p>
          </table:table-cell>
          <table:table-cell office:value-type="float" office:value="7686.68726543917" calcext:value-type="float">
            <text:p>7686.687265439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160" calcext:value-type="float">
            <text:p>160</text:p>
          </table:table-cell>
          <table:table-cell office:value-type="float" office:value="78400" calcext:value-type="float">
            <text:p>78400</text:p>
          </table:table-cell>
          <table:table-cell office:value-type="float" office:value="0.0687561952021547" calcext:value-type="float">
            <text:p>0.068756195202155</text:p>
          </table:table-cell>
          <table:table-cell office:value-type="float" office:value="33.6905356490558" calcext:value-type="float">
            <text:p>33.6905356490558</text:p>
          </table:table-cell>
          <table:table-cell office:value-type="float" office:value="11.0009912323448" calcext:value-type="float">
            <text:p>11.0009912323448</text:p>
          </table:table-cell>
          <table:table-cell office:value-type="float" office:value="5390.48570384893" calcext:value-type="float">
            <text:p>5390.48570384893</text:p>
          </table:table-cell>
          <table:table-cell office:value-type="float" office:value="0.998273811008494" calcext:value-type="float">
            <text:p>0.998273811008494</text:p>
          </table:table-cell>
          <table:table-cell office:value-type="float" office:value="489.154167394162" calcext:value-type="float">
            <text:p>489.154167394162</text:p>
          </table:table-cell>
          <table:table-cell office:value-type="float" office:value="159.723809761359" calcext:value-type="float">
            <text:p>159.723809761359</text:p>
          </table:table-cell>
          <table:table-cell office:value-type="float" office:value="78264.666783066" calcext:value-type="float">
            <text:p>78264.666783066</text:p>
          </table:table-cell>
          <table:table-cell office:value-type="float" office:value="0.068637509014899" calcext:value-type="float">
            <text:p>0.068637509014899</text:p>
          </table:table-cell>
          <table:table-cell office:value-type="float" office:value="33.6323794173005" calcext:value-type="float">
            <text:p>33.6323794173005</text:p>
          </table:table-cell>
          <table:table-cell office:value-type="float" office:value="10.9820014423838" calcext:value-type="float">
            <text:p>10.9820014423838</text:p>
          </table:table-cell>
          <table:table-cell office:value-type="float" office:value="5381.18070676808" calcext:value-type="float">
            <text:p>5381.180706768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184015582251218" calcext:value-type="float">
            <text:p>0.184015582251218</text:p>
          </table:table-cell>
          <table:table-cell office:value-type="float" office:value="450" calcext:value-type="float">
            <text:p>450</text:p>
          </table:table-cell>
          <table:table-cell office:value-type="float" office:value="160" calcext:value-type="float">
            <text:p>160</text:p>
          </table:table-cell>
          <table:table-cell office:value-type="float" office:value="72000" calcext:value-type="float">
            <text:p>72000</text:p>
          </table:table-cell>
          <table:table-cell office:value-type="float" office:value="0.855704414574886" calcext:value-type="float">
            <text:p>0.855704414574886</text:p>
          </table:table-cell>
          <table:table-cell office:value-type="float" office:value="385.066986558699" calcext:value-type="float">
            <text:p>385.066986558699</text:p>
          </table:table-cell>
          <table:table-cell office:value-type="float" office:value="136.912706331982" calcext:value-type="float">
            <text:p>136.912706331982</text:p>
          </table:table-cell>
          <table:table-cell office:value-type="float" office:value="61610.7178493918" calcext:value-type="float">
            <text:p>61610.7178493918</text:p>
          </table:table-cell>
          <table:table-cell office:value-type="float" office:value="0.0429216421763342" calcext:value-type="float">
            <text:p>0.042921642176334</text:p>
          </table:table-cell>
          <table:table-cell office:value-type="float" office:value="19.3147389793504" calcext:value-type="float">
            <text:p>19.3147389793504</text:p>
          </table:table-cell>
          <table:table-cell office:value-type="float" office:value="6.86746274821347" calcext:value-type="float">
            <text:p>6.86746274821347</text:p>
          </table:table-cell>
          <table:table-cell office:value-type="float" office:value="3090.35823669606" calcext:value-type="float">
            <text:p>3090.35823669606</text:p>
          </table:table-cell>
          <table:table-cell office:value-type="float" office:value="0.0367282386910928" calcext:value-type="float">
            <text:p>0.036728238691093</text:p>
          </table:table-cell>
          <table:table-cell office:value-type="float" office:value="16.5277074109918" calcext:value-type="float">
            <text:p>16.5277074109918</text:p>
          </table:table-cell>
          <table:table-cell office:value-type="float" office:value="5.87651819057485" calcext:value-type="float">
            <text:p>5.87651819057485</text:p>
          </table:table-cell>
          <table:table-cell office:value-type="float" office:value="2644.43318575868" calcext:value-type="float">
            <text:p>2644.433185758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19200" calcext:value-type="float">
            <text:p>19200</text:p>
          </table:table-cell>
          <table:table-cell office:value-type="float" office:value="0.413580987976313" calcext:value-type="float">
            <text:p>0.413580987976313</text:p>
          </table:table-cell>
          <table:table-cell office:value-type="float" office:value="49.6297185571576" calcext:value-type="float">
            <text:p>49.6297185571576</text:p>
          </table:table-cell>
          <table:table-cell office:value-type="float" office:value="66.1729580762101" calcext:value-type="float">
            <text:p>66.1729580762101</text:p>
          </table:table-cell>
          <table:table-cell office:value-type="float" office:value="7940.75496914521" calcext:value-type="float">
            <text:p>7940.75496914521</text:p>
          </table:table-cell>
          <table:table-cell office:value-type="float" office:value="0.119850508902863" calcext:value-type="float">
            <text:p>0.119850508902863</text:p>
          </table:table-cell>
          <table:table-cell office:value-type="float" office:value="14.3820610683436" calcext:value-type="float">
            <text:p>14.3820610683436</text:p>
          </table:table-cell>
          <table:table-cell office:value-type="float" office:value="19.1760814244581" calcext:value-type="float">
            <text:p>19.1760814244581</text:p>
          </table:table-cell>
          <table:table-cell office:value-type="float" office:value="2301.12977093497" calcext:value-type="float">
            <text:p>2301.12977093497</text:p>
          </table:table-cell>
          <table:table-cell office:value-type="float" office:value="0.04956789188151" calcext:value-type="float">
            <text:p>0.04956789188151</text:p>
          </table:table-cell>
          <table:table-cell office:value-type="float" office:value="5.9481470257812" calcext:value-type="float">
            <text:p>5.9481470257812</text:p>
          </table:table-cell>
          <table:table-cell office:value-type="float" office:value="7.9308627010416" calcext:value-type="float">
            <text:p>7.9308627010416</text:p>
          </table:table-cell>
          <table:table-cell office:value-type="float" office:value="951.703524124992" calcext:value-type="float">
            <text:p>951.7035241249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160" calcext:value-type="float">
            <text:p>160</text:p>
          </table:table-cell>
          <table:table-cell office:value-type="float" office:value="70400" calcext:value-type="float">
            <text:p>70400</text:p>
          </table:table-cell>
          <table:table-cell office:value-type="float" office:value="0.710743911819098" calcext:value-type="float">
            <text:p>0.710743911819098</text:p>
          </table:table-cell>
          <table:table-cell office:value-type="float" office:value="312.727321200403" calcext:value-type="float">
            <text:p>312.727321200403</text:p>
          </table:table-cell>
          <table:table-cell office:value-type="float" office:value="113.719025891056" calcext:value-type="float">
            <text:p>113.719025891056</text:p>
          </table:table-cell>
          <table:table-cell office:value-type="float" office:value="50036.3713920645" calcext:value-type="float">
            <text:p>50036.3713920645</text:p>
          </table:table-cell>
          <table:table-cell office:value-type="float" office:value="0.273494756291598" calcext:value-type="float">
            <text:p>0.273494756291598</text:p>
          </table:table-cell>
          <table:table-cell office:value-type="float" office:value="120.337692768303" calcext:value-type="float">
            <text:p>120.337692768303</text:p>
          </table:table-cell>
          <table:table-cell office:value-type="float" office:value="43.7591610066557" calcext:value-type="float">
            <text:p>43.7591610066557</text:p>
          </table:table-cell>
          <table:table-cell office:value-type="float" office:value="19254.0308429285" calcext:value-type="float">
            <text:p>19254.0308429285</text:p>
          </table:table-cell>
          <table:table-cell office:value-type="float" office:value="0.194384732948701" calcext:value-type="float">
            <text:p>0.194384732948701</text:p>
          </table:table-cell>
          <table:table-cell office:value-type="float" office:value="85.5292824974285" calcext:value-type="float">
            <text:p>85.5292824974285</text:p>
          </table:table-cell>
          <table:table-cell office:value-type="float" office:value="31.1015572717922" calcext:value-type="float">
            <text:p>31.1015572717922</text:p>
          </table:table-cell>
          <table:table-cell office:value-type="float" office:value="13684.6851995886" calcext:value-type="float">
            <text:p>13684.68519958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881335213035932" calcext:value-type="float">
            <text:p>0.881335213035932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office:value-type="float" office:value="19800" calcext:value-type="float">
            <text:p>19800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94.8740581192675" calcext:value-type="float">
            <text:p>94.8740581192675</text:p>
          </table:table-cell>
          <table:table-cell office:value-type="float" office:value="155.24845874062" calcext:value-type="float">
            <text:p>155.24845874062</text:p>
          </table:table-cell>
          <table:table-cell office:value-type="float" office:value="17077.3304614682" calcext:value-type="float">
            <text:p>17077.3304614682</text:p>
          </table:table-cell>
          <table:table-cell office:value-type="float" office:value="0.293114244553858" calcext:value-type="float">
            <text:p>0.293114244553858</text:p>
          </table:table-cell>
          <table:table-cell office:value-type="float" office:value="32.2425669009244" calcext:value-type="float">
            <text:p>32.2425669009244</text:p>
          </table:table-cell>
          <table:table-cell office:value-type="float" office:value="52.7605640196945" calcext:value-type="float">
            <text:p>52.7605640196945</text:p>
          </table:table-cell>
          <table:table-cell office:value-type="float" office:value="5803.66204216639" calcext:value-type="float">
            <text:p>5803.66204216639</text:p>
          </table:table-cell>
          <table:table-cell office:value-type="float" office:value="0.252808526121708" calcext:value-type="float">
            <text:p>0.252808526121708</text:p>
          </table:table-cell>
          <table:table-cell office:value-type="float" office:value="27.8089378733879" calcext:value-type="float">
            <text:p>27.8089378733879</text:p>
          </table:table-cell>
          <table:table-cell office:value-type="float" office:value="45.5055347019075" calcext:value-type="float">
            <text:p>45.5055347019075</text:p>
          </table:table-cell>
          <table:table-cell office:value-type="float" office:value="5005.60881720983" calcext:value-type="float">
            <text:p>5005.608817209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220954022448915" calcext:value-type="float">
            <text:p>0.220954022448915</text:p>
          </table:table-cell>
          <table:table-cell office:value-type="float" office:value="410" calcext:value-type="float">
            <text:p>410</text:p>
          </table:table-cell>
          <table:table-cell office:value-type="float" office:value="180" calcext:value-type="float">
            <text:p>180</text:p>
          </table:table-cell>
          <table:table-cell office:value-type="float" office:value="73800" calcext:value-type="float">
            <text:p>73800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366.688309025486" calcext:value-type="float">
            <text:p>366.688309025486</text:p>
          </table:table-cell>
          <table:table-cell office:value-type="float" office:value="160.985111279482" calcext:value-type="float">
            <text:p>160.985111279482</text:p>
          </table:table-cell>
          <table:table-cell office:value-type="float" office:value="66003.8956245875" calcext:value-type="float">
            <text:p>66003.8956245875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39.9563935436378" calcext:value-type="float">
            <text:p>39.9563935436378</text:p>
          </table:table-cell>
          <table:table-cell office:value-type="float" office:value="17.541831311841" calcext:value-type="float">
            <text:p>17.541831311841</text:p>
          </table:table-cell>
          <table:table-cell office:value-type="float" office:value="7192.1508378548" calcext:value-type="float">
            <text:p>7192.1508378548</text:p>
          </table:table-cell>
          <table:table-cell office:value-type="float" office:value="0.0871596810426733" calcext:value-type="float">
            <text:p>0.087159681042673</text:p>
          </table:table-cell>
          <table:table-cell office:value-type="float" office:value="35.7354692274961" calcext:value-type="float">
            <text:p>35.7354692274961</text:p>
          </table:table-cell>
          <table:table-cell office:value-type="float" office:value="15.6887425876812" calcext:value-type="float">
            <text:p>15.6887425876812</text:p>
          </table:table-cell>
          <table:table-cell office:value-type="float" office:value="6432.38446094929" calcext:value-type="float">
            <text:p>6432.384460949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7000" calcext:value-type="float">
            <text:p>27000</text:p>
          </table:table-cell>
          <table:table-cell office:value-type="float" office:value="0.563779595815264" calcext:value-type="float">
            <text:p>0.563779595815264</text:p>
          </table:table-cell>
          <table:table-cell office:value-type="float" office:value="84.5669393722897" calcext:value-type="float">
            <text:p>84.5669393722897</text:p>
          </table:table-cell>
          <table:table-cell office:value-type="float" office:value="101.480327246748" calcext:value-type="float">
            <text:p>101.480327246748</text:p>
          </table:table-cell>
          <table:table-cell office:value-type="float" office:value="15222.0490870121" calcext:value-type="float">
            <text:p>15222.0490870121</text:p>
          </table:table-cell>
          <table:table-cell office:value-type="float" office:value="0.64948946059294" calcext:value-type="float">
            <text:p>0.64948946059294</text:p>
          </table:table-cell>
          <table:table-cell office:value-type="float" office:value="97.4234190889411" calcext:value-type="float">
            <text:p>97.4234190889411</text:p>
          </table:table-cell>
          <table:table-cell office:value-type="float" office:value="116.908102906729" calcext:value-type="float">
            <text:p>116.908102906729</text:p>
          </table:table-cell>
          <table:table-cell office:value-type="float" office:value="17536.2154360094" calcext:value-type="float">
            <text:p>17536.2154360094</text:p>
          </table:table-cell>
          <table:table-cell office:value-type="float" office:value="0.366168905579362" calcext:value-type="float">
            <text:p>0.366168905579362</text:p>
          </table:table-cell>
          <table:table-cell office:value-type="float" office:value="54.9253358369043" calcext:value-type="float">
            <text:p>54.9253358369043</text:p>
          </table:table-cell>
          <table:table-cell office:value-type="float" office:value="65.9104030042852" calcext:value-type="float">
            <text:p>65.9104030042852</text:p>
          </table:table-cell>
          <table:table-cell office:value-type="float" office:value="9886.56045064278" calcext:value-type="float">
            <text:p>9886.560450642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23400" calcext:value-type="float">
            <text:p>23400</text:p>
          </table:table-cell>
          <table:table-cell office:value-type="float" office:value="0.550146920507723" calcext:value-type="float">
            <text:p>0.550146920507723</text:p>
          </table:table-cell>
          <table:table-cell office:value-type="float" office:value="71.519099666004" calcext:value-type="float">
            <text:p>71.519099666004</text:p>
          </table:table-cell>
          <table:table-cell office:value-type="float" office:value="99.0264456913902" calcext:value-type="float">
            <text:p>99.0264456913902</text:p>
          </table:table-cell>
          <table:table-cell office:value-type="float" office:value="12873.4379398807" calcext:value-type="float">
            <text:p>12873.4379398807</text:p>
          </table:table-cell>
          <table:table-cell office:value-type="float" office:value="0.62360882645293" calcext:value-type="float">
            <text:p>0.62360882645293</text:p>
          </table:table-cell>
          <table:table-cell office:value-type="float" office:value="81.0691474388809" calcext:value-type="float">
            <text:p>81.0691474388809</text:p>
          </table:table-cell>
          <table:table-cell office:value-type="float" office:value="112.249588761527" calcext:value-type="float">
            <text:p>112.249588761527</text:p>
          </table:table-cell>
          <table:table-cell office:value-type="float" office:value="14592.4465389986" calcext:value-type="float">
            <text:p>14592.4465389986</text:p>
          </table:table-cell>
          <table:table-cell office:value-type="float" office:value="0.343076475474515" calcext:value-type="float">
            <text:p>0.343076475474515</text:p>
          </table:table-cell>
          <table:table-cell office:value-type="float" office:value="44.5999418116869" calcext:value-type="float">
            <text:p>44.5999418116869</text:p>
          </table:table-cell>
          <table:table-cell office:value-type="float" office:value="61.7537655854127" calcext:value-type="float">
            <text:p>61.7537655854127</text:p>
          </table:table-cell>
          <table:table-cell office:value-type="float" office:value="8027.98952610365" calcext:value-type="float">
            <text:p>8027.989526103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80" calcext:value-type="float">
            <text:p>180</text:p>
          </table:table-cell>
          <table:table-cell office:value-type="float" office:value="73800" calcext:value-type="float">
            <text:p>73800</text:p>
          </table:table-cell>
          <table:table-cell office:value-type="float" office:value="0.173655844723133" calcext:value-type="float">
            <text:p>0.173655844723133</text:p>
          </table:table-cell>
          <table:table-cell office:value-type="float" office:value="71.1988963364844" calcext:value-type="float">
            <text:p>71.1988963364844</text:p>
          </table:table-cell>
          <table:table-cell office:value-type="float" office:value="31.2580520501639" calcext:value-type="float">
            <text:p>31.2580520501639</text:p>
          </table:table-cell>
          <table:table-cell office:value-type="float" office:value="12815.8013405672" calcext:value-type="float">
            <text:p>12815.8013405672</text:p>
          </table:table-cell>
          <table:table-cell office:value-type="float" office:value="0.592623753212446" calcext:value-type="float">
            <text:p>0.592623753212446</text:p>
          </table:table-cell>
          <table:table-cell office:value-type="float" office:value="242.975738817103" calcext:value-type="float">
            <text:p>242.975738817103</text:p>
          </table:table-cell>
          <table:table-cell office:value-type="float" office:value="106.67227557824" calcext:value-type="float">
            <text:p>106.67227557824</text:p>
          </table:table-cell>
          <table:table-cell office:value-type="float" office:value="43735.6329870785" calcext:value-type="float">
            <text:p>43735.6329870785</text:p>
          </table:table-cell>
          <table:table-cell office:value-type="float" office:value="0.102912578467101" calcext:value-type="float">
            <text:p>0.102912578467101</text:p>
          </table:table-cell>
          <table:table-cell office:value-type="float" office:value="42.1941571715112" calcext:value-type="float">
            <text:p>42.1941571715112</text:p>
          </table:table-cell>
          <table:table-cell office:value-type="float" office:value="18.5242641240781" calcext:value-type="float">
            <text:p>18.5242641240781</text:p>
          </table:table-cell>
          <table:table-cell office:value-type="float" office:value="7594.94829087202" calcext:value-type="float">
            <text:p>7594.948290872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80" calcext:value-type="float">
            <text:p>180</text:p>
          </table:table-cell>
          <table:table-cell office:value-type="float" office:value="50400" calcext:value-type="float">
            <text:p>50400</text:p>
          </table:table-cell>
          <table:table-cell office:value-type="float" office:value="0.491607396131621" calcext:value-type="float">
            <text:p>0.491607396131621</text:p>
          </table:table-cell>
          <table:table-cell office:value-type="float" office:value="137.650070916854" calcext:value-type="float">
            <text:p>137.650070916854</text:p>
          </table:table-cell>
          <table:table-cell office:value-type="float" office:value="88.4893313036917" calcext:value-type="float">
            <text:p>88.4893313036917</text:p>
          </table:table-cell>
          <table:table-cell office:value-type="float" office:value="24777.0127650337" calcext:value-type="float">
            <text:p>24777.0127650337</text:p>
          </table:table-cell>
          <table:table-cell office:value-type="float" office:value="0.957953913537514" calcext:value-type="float">
            <text:p>0.957953913537514</text:p>
          </table:table-cell>
          <table:table-cell office:value-type="float" office:value="268.227095790504" calcext:value-type="float">
            <text:p>268.227095790504</text:p>
          </table:table-cell>
          <table:table-cell office:value-type="float" office:value="172.431704436752" calcext:value-type="float">
            <text:p>172.431704436752</text:p>
          </table:table-cell>
          <table:table-cell office:value-type="float" office:value="48280.8772422907" calcext:value-type="float">
            <text:p>48280.8772422907</text:p>
          </table:table-cell>
          <table:table-cell office:value-type="float" office:value="0.470937229048273" calcext:value-type="float">
            <text:p>0.470937229048273</text:p>
          </table:table-cell>
          <table:table-cell office:value-type="float" office:value="131.862424133516" calcext:value-type="float">
            <text:p>131.862424133516</text:p>
          </table:table-cell>
          <table:table-cell office:value-type="float" office:value="84.7687012286891" calcext:value-type="float">
            <text:p>84.7687012286891</text:p>
          </table:table-cell>
          <table:table-cell office:value-type="float" office:value="23735.2363440329" calcext:value-type="float">
            <text:p>23735.23634403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273255738102266" calcext:value-type="float">
            <text:p>0.273255738102266</text:p>
          </table:table-cell>
          <table:table-cell office:value-type="float" office:value="280" calcext:value-type="float">
            <text:p>280</text:p>
          </table:table-cell>
          <table:table-cell office:value-type="float" office:value="180" calcext:value-type="float">
            <text:p>180</text:p>
          </table:table-cell>
          <table:table-cell office:value-type="float" office:value="50400" calcext:value-type="float">
            <text:p>50400</text:p>
          </table:table-cell>
          <table:table-cell office:value-type="float" office:value="0.654270134424146" calcext:value-type="float">
            <text:p>0.654270134424146</text:p>
          </table:table-cell>
          <table:table-cell office:value-type="float" office:value="183.195637638761" calcext:value-type="float">
            <text:p>183.195637638761</text:p>
          </table:table-cell>
          <table:table-cell office:value-type="float" office:value="117.768624196346" calcext:value-type="float">
            <text:p>117.768624196346</text:p>
          </table:table-cell>
          <table:table-cell office:value-type="float" office:value="32975.214774977" calcext:value-type="float">
            <text:p>32975.214774977</text:p>
          </table:table-cell>
          <table:table-cell office:value-type="float" office:value="0.716368374901671" calcext:value-type="float">
            <text:p>0.716368374901671</text:p>
          </table:table-cell>
          <table:table-cell office:value-type="float" office:value="200.583144972468" calcext:value-type="float">
            <text:p>200.583144972468</text:p>
          </table:table-cell>
          <table:table-cell office:value-type="float" office:value="128.946307482301" calcext:value-type="float">
            <text:p>128.946307482301</text:p>
          </table:table-cell>
          <table:table-cell office:value-type="float" office:value="36104.9660950442" calcext:value-type="float">
            <text:p>36104.9660950442</text:p>
          </table:table-cell>
          <table:table-cell office:value-type="float" office:value="0.468698432944123" calcext:value-type="float">
            <text:p>0.468698432944123</text:p>
          </table:table-cell>
          <table:table-cell office:value-type="float" office:value="131.235561224355" calcext:value-type="float">
            <text:p>131.235561224355</text:p>
          </table:table-cell>
          <table:table-cell office:value-type="float" office:value="84.3657179299422" calcext:value-type="float">
            <text:p>84.3657179299422</text:p>
          </table:table-cell>
          <table:table-cell office:value-type="float" office:value="23622.4010203838" calcext:value-type="float">
            <text:p>23622.401020383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180" calcext:value-type="float">
            <text:p>180</text:p>
          </table:table-cell>
          <table:table-cell office:value-type="float" office:value="61200" calcext:value-type="float">
            <text:p>61200</text:p>
          </table:table-cell>
          <table:table-cell office:value-type="float" office:value="0.0534946244944076" calcext:value-type="float">
            <text:p>0.053494624494408</text:p>
          </table:table-cell>
          <table:table-cell office:value-type="float" office:value="18.1881723280986" calcext:value-type="float">
            <text:p>18.1881723280986</text:p>
          </table:table-cell>
          <table:table-cell office:value-type="float" office:value="9.62903240899338" calcext:value-type="float">
            <text:p>9.62903240899338</text:p>
          </table:table-cell>
          <table:table-cell office:value-type="float" office:value="3273.87101905775" calcext:value-type="float">
            <text:p>3273.87101905775</text:p>
          </table:table-cell>
          <table:table-cell office:value-type="float" office:value="0.71469581589163" calcext:value-type="float">
            <text:p>0.71469581589163</text:p>
          </table:table-cell>
          <table:table-cell office:value-type="float" office:value="242.996577403154" calcext:value-type="float">
            <text:p>242.996577403154</text:p>
          </table:table-cell>
          <table:table-cell office:value-type="float" office:value="128.645246860493" calcext:value-type="float">
            <text:p>128.645246860493</text:p>
          </table:table-cell>
          <table:table-cell office:value-type="float" office:value="43739.3839325677" calcext:value-type="float">
            <text:p>43739.3839325677</text:p>
          </table:table-cell>
          <table:table-cell office:value-type="float" office:value="0.038232384298847" calcext:value-type="float">
            <text:p>0.038232384298847</text:p>
          </table:table-cell>
          <table:table-cell office:value-type="float" office:value="12.999010661608" calcext:value-type="float">
            <text:p>12.999010661608</text:p>
          </table:table-cell>
          <table:table-cell office:value-type="float" office:value="6.88182917379246" calcext:value-type="float">
            <text:p>6.88182917379246</text:p>
          </table:table-cell>
          <table:table-cell office:value-type="float" office:value="2339.82191908944" calcext:value-type="float">
            <text:p>2339.821919089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80" calcext:value-type="float">
            <text:p>180</text:p>
          </table:table-cell>
          <table:table-cell office:value-type="float" office:value="59400" calcext:value-type="float">
            <text:p>59400</text:p>
          </table:table-cell>
          <table:table-cell office:value-type="float" office:value="0.887447500850501" calcext:value-type="float">
            <text:p>0.887447500850501</text:p>
          </table:table-cell>
          <table:table-cell office:value-type="float" office:value="292.857675280665" calcext:value-type="float">
            <text:p>292.857675280665</text:p>
          </table:table-cell>
          <table:table-cell office:value-type="float" office:value="159.74055015309" calcext:value-type="float">
            <text:p>159.74055015309</text:p>
          </table:table-cell>
          <table:table-cell office:value-type="float" office:value="52714.3815505197" calcext:value-type="float">
            <text:p>52714.3815505197</text:p>
          </table:table-cell>
          <table:table-cell office:value-type="float" office:value="0.23632747430436" calcext:value-type="float">
            <text:p>0.23632747430436</text:p>
          </table:table-cell>
          <table:table-cell office:value-type="float" office:value="77.988066520439" calcext:value-type="float">
            <text:p>77.988066520439</text:p>
          </table:table-cell>
          <table:table-cell office:value-type="float" office:value="42.5389453747849" calcext:value-type="float">
            <text:p>42.5389453747849</text:p>
          </table:table-cell>
          <table:table-cell office:value-type="float" office:value="14037.851973679" calcext:value-type="float">
            <text:p>14037.851973679</text:p>
          </table:table-cell>
          <table:table-cell office:value-type="float" office:value="0.209728226453716" calcext:value-type="float">
            <text:p>0.209728226453716</text:p>
          </table:table-cell>
          <table:table-cell office:value-type="float" office:value="69.2103147297262" calcext:value-type="float">
            <text:p>69.2103147297262</text:p>
          </table:table-cell>
          <table:table-cell office:value-type="float" office:value="37.7510807616688" calcext:value-type="float">
            <text:p>37.7510807616688</text:p>
          </table:table-cell>
          <table:table-cell office:value-type="float" office:value="12457.8566513507" calcext:value-type="float">
            <text:p>12457.85665135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180" calcext:value-type="float">
            <text:p>180</text:p>
          </table:table-cell>
          <table:table-cell office:value-type="float" office:value="88200" calcext:value-type="float">
            <text:p>88200</text:p>
          </table:table-cell>
          <table:table-cell office:value-type="float" office:value="0.649188416598424" calcext:value-type="float">
            <text:p>0.649188416598424</text:p>
          </table:table-cell>
          <table:table-cell office:value-type="float" office:value="318.102324133228" calcext:value-type="float">
            <text:p>318.102324133228</text:p>
          </table:table-cell>
          <table:table-cell office:value-type="float" office:value="116.853914987716" calcext:value-type="float">
            <text:p>116.853914987716</text:p>
          </table:table-cell>
          <table:table-cell office:value-type="float" office:value="57258.418343981" calcext:value-type="float">
            <text:p>57258.418343981</text:p>
          </table:table-cell>
          <table:table-cell office:value-type="float" office:value="0.985465578633248" calcext:value-type="float">
            <text:p>0.985465578633248</text:p>
          </table:table-cell>
          <table:table-cell office:value-type="float" office:value="482.878133530291" calcext:value-type="float">
            <text:p>482.878133530291</text:p>
          </table:table-cell>
          <table:table-cell office:value-type="float" office:value="177.383804153985" calcext:value-type="float">
            <text:p>177.383804153985</text:p>
          </table:table-cell>
          <table:table-cell office:value-type="float" office:value="86918.0640354525" calcext:value-type="float">
            <text:p>86918.0640354525</text:p>
          </table:table-cell>
          <table:table-cell office:value-type="float" office:value="0.639752838605167" calcext:value-type="float">
            <text:p>0.639752838605167</text:p>
          </table:table-cell>
          <table:table-cell office:value-type="float" office:value="313.478890916532" calcext:value-type="float">
            <text:p>313.478890916532</text:p>
          </table:table-cell>
          <table:table-cell office:value-type="float" office:value="115.15551094893" calcext:value-type="float">
            <text:p>115.15551094893</text:p>
          </table:table-cell>
          <table:table-cell office:value-type="float" office:value="56426.2003649758" calcext:value-type="float">
            <text:p>56426.20036497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180" calcext:value-type="float">
            <text:p>180</text:p>
          </table:table-cell>
          <table:table-cell office:value-type="float" office:value="81000" calcext:value-type="float">
            <text:p>81000</text:p>
          </table:table-cell>
          <table:table-cell office:value-type="float" office:value="0.659030533007754" calcext:value-type="float">
            <text:p>0.659030533007754</text:p>
          </table:table-cell>
          <table:table-cell office:value-type="float" office:value="296.563739853489" calcext:value-type="float">
            <text:p>296.563739853489</text:p>
          </table:table-cell>
          <table:table-cell office:value-type="float" office:value="118.625495941396" calcext:value-type="float">
            <text:p>118.625495941396</text:p>
          </table:table-cell>
          <table:table-cell office:value-type="float" office:value="53381.4731736281" calcext:value-type="float">
            <text:p>53381.4731736281</text:p>
          </table:table-cell>
          <table:table-cell office:value-type="float" office:value="0.347859043130054" calcext:value-type="float">
            <text:p>0.347859043130054</text:p>
          </table:table-cell>
          <table:table-cell office:value-type="float" office:value="156.536569408524" calcext:value-type="float">
            <text:p>156.536569408524</text:p>
          </table:table-cell>
          <table:table-cell office:value-type="float" office:value="62.6146277634097" calcext:value-type="float">
            <text:p>62.6146277634097</text:p>
          </table:table-cell>
          <table:table-cell office:value-type="float" office:value="28176.5824935344" calcext:value-type="float">
            <text:p>28176.5824935344</text:p>
          </table:table-cell>
          <table:table-cell office:value-type="float" office:value="0.229249730605567" calcext:value-type="float">
            <text:p>0.229249730605567</text:p>
          </table:table-cell>
          <table:table-cell office:value-type="float" office:value="103.162378772505" calcext:value-type="float">
            <text:p>103.162378772505</text:p>
          </table:table-cell>
          <table:table-cell office:value-type="float" office:value="41.264951509002" calcext:value-type="float">
            <text:p>41.264951509002</text:p>
          </table:table-cell>
          <table:table-cell office:value-type="float" office:value="18569.2281790509" calcext:value-type="float">
            <text:p>18569.22817905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21600" calcext:value-type="float">
            <text:p>21600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109.393644814992" calcext:value-type="float">
            <text:p>109.393644814992</text:p>
          </table:table-cell>
          <table:table-cell office:value-type="float" office:value="164.090467222488" calcext:value-type="float">
            <text:p>164.090467222488</text:p>
          </table:table-cell>
          <table:table-cell office:value-type="float" office:value="19690.8560666985" calcext:value-type="float">
            <text:p>19690.8560666985</text:p>
          </table:table-cell>
          <table:table-cell office:value-type="float" office:value="0.0537855801057482" calcext:value-type="float">
            <text:p>0.053785580105748</text:p>
          </table:table-cell>
          <table:table-cell office:value-type="float" office:value="6.45426961268979" calcext:value-type="float">
            <text:p>6.45426961268979</text:p>
          </table:table-cell>
          <table:table-cell office:value-type="float" office:value="9.68140441903468" calcext:value-type="float">
            <text:p>9.68140441903468</text:p>
          </table:table-cell>
          <table:table-cell office:value-type="float" office:value="1161.76853028416" calcext:value-type="float">
            <text:p>1161.76853028416</text:p>
          </table:table-cell>
          <table:table-cell office:value-type="float" office:value="0.0490316720521376" calcext:value-type="float">
            <text:p>0.049031672052138</text:p>
          </table:table-cell>
          <table:table-cell office:value-type="float" office:value="5.88380064625651" calcext:value-type="float">
            <text:p>5.88380064625651</text:p>
          </table:table-cell>
          <table:table-cell office:value-type="float" office:value="8.82570096938477" calcext:value-type="float">
            <text:p>8.82570096938477</text:p>
          </table:table-cell>
          <table:table-cell office:value-type="float" office:value="1059.08411632617" calcext:value-type="float">
            <text:p>1059.084116326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180" calcext:value-type="float">
            <text:p>180</text:p>
          </table:table-cell>
          <table:table-cell office:value-type="float" office:value="79200" calcext:value-type="float">
            <text:p>79200</text:p>
          </table:table-cell>
          <table:table-cell office:value-type="float" office:value="0.407632871891982" calcext:value-type="float">
            <text:p>0.407632871891982</text:p>
          </table:table-cell>
          <table:table-cell office:value-type="float" office:value="179.358463632472" calcext:value-type="float">
            <text:p>179.358463632472</text:p>
          </table:table-cell>
          <table:table-cell office:value-type="float" office:value="73.3739169405567" calcext:value-type="float">
            <text:p>73.3739169405567</text:p>
          </table:table-cell>
          <table:table-cell office:value-type="float" office:value="32284.5234538449" calcext:value-type="float">
            <text:p>32284.5234538449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400.294964308412" calcext:value-type="float">
            <text:p>400.294964308412</text:p>
          </table:table-cell>
          <table:table-cell office:value-type="float" office:value="163.757030853441" calcext:value-type="float">
            <text:p>163.757030853441</text:p>
          </table:table-cell>
          <table:table-cell office:value-type="float" office:value="72053.0935755142" calcext:value-type="float">
            <text:p>72053.0935755142</text:p>
          </table:table-cell>
          <table:table-cell office:value-type="float" office:value="0.370848604329401" calcext:value-type="float">
            <text:p>0.370848604329401</text:p>
          </table:table-cell>
          <table:table-cell office:value-type="float" office:value="163.173385904936" calcext:value-type="float">
            <text:p>163.173385904936</text:p>
          </table:table-cell>
          <table:table-cell office:value-type="float" office:value="66.7527487792921" calcext:value-type="float">
            <text:p>66.7527487792921</text:p>
          </table:table-cell>
          <table:table-cell office:value-type="float" office:value="29371.2094628885" calcext:value-type="float">
            <text:p>29371.20946288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8700" calcext:value-type="float">
            <text:p>18700</text:p>
          </table:table-cell>
          <table:table-cell office:value-type="float" office:value="0.752573035551612" calcext:value-type="float">
            <text:p>0.752573035551612</text:p>
          </table:table-cell>
          <table:table-cell office:value-type="float" office:value="82.7830339106773" calcext:value-type="float">
            <text:p>82.7830339106773</text:p>
          </table:table-cell>
          <table:table-cell office:value-type="float" office:value="127.937416043774" calcext:value-type="float">
            <text:p>127.937416043774</text:p>
          </table:table-cell>
          <table:table-cell office:value-type="float" office:value="14073.1157648151" calcext:value-type="float">
            <text:p>14073.1157648151</text:p>
          </table:table-cell>
          <table:table-cell office:value-type="float" office:value="0.206582661913699" calcext:value-type="float">
            <text:p>0.206582661913699</text:p>
          </table:table-cell>
          <table:table-cell office:value-type="float" office:value="22.7240928105068" calcext:value-type="float">
            <text:p>22.7240928105068</text:p>
          </table:table-cell>
          <table:table-cell office:value-type="float" office:value="35.1190525253288" calcext:value-type="float">
            <text:p>35.1190525253288</text:p>
          </table:table-cell>
          <table:table-cell office:value-type="float" office:value="3863.09577778616" calcext:value-type="float">
            <text:p>3863.09577778616</text:p>
          </table:table-cell>
          <table:table-cell office:value-type="float" office:value="0.155468540968724" calcext:value-type="float">
            <text:p>0.155468540968724</text:p>
          </table:table-cell>
          <table:table-cell office:value-type="float" office:value="17.1015395065597" calcext:value-type="float">
            <text:p>17.1015395065597</text:p>
          </table:table-cell>
          <table:table-cell office:value-type="float" office:value="26.4296519646832" calcext:value-type="float">
            <text:p>26.4296519646832</text:p>
          </table:table-cell>
          <table:table-cell office:value-type="float" office:value="2907.26171611515" calcext:value-type="float">
            <text:p>2907.261716115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70" calcext:value-type="float">
            <text:p>170</text:p>
          </table:table-cell>
          <table:table-cell office:value-type="float" office:value="69700" calcext:value-type="float">
            <text:p>69700</text:p>
          </table:table-cell>
          <table:table-cell office:value-type="float" office:value="0.976916868586262" calcext:value-type="float">
            <text:p>0.976916868586262</text:p>
          </table:table-cell>
          <table:table-cell office:value-type="float" office:value="400.535916120368" calcext:value-type="float">
            <text:p>400.535916120368</text:p>
          </table:table-cell>
          <table:table-cell office:value-type="float" office:value="166.075867659665" calcext:value-type="float">
            <text:p>166.075867659665</text:p>
          </table:table-cell>
          <table:table-cell office:value-type="float" office:value="68091.1057404625" calcext:value-type="float">
            <text:p>68091.1057404625</text:p>
          </table:table-cell>
          <table:table-cell office:value-type="float" office:value="0.074290998949843" calcext:value-type="float">
            <text:p>0.074290998949843</text:p>
          </table:table-cell>
          <table:table-cell office:value-type="float" office:value="30.4593095694356" calcext:value-type="float">
            <text:p>30.4593095694356</text:p>
          </table:table-cell>
          <table:table-cell office:value-type="float" office:value="12.6294698214733" calcext:value-type="float">
            <text:p>12.6294698214733</text:p>
          </table:table-cell>
          <table:table-cell office:value-type="float" office:value="5178.08262680406" calcext:value-type="float">
            <text:p>5178.08262680406</text:p>
          </table:table-cell>
          <table:table-cell office:value-type="float" office:value="0.072576130058226" calcext:value-type="float">
            <text:p>0.072576130058226</text:p>
          </table:table-cell>
          <table:table-cell office:value-type="float" office:value="29.7562133238726" calcext:value-type="float">
            <text:p>29.7562133238726</text:p>
          </table:table-cell>
          <table:table-cell office:value-type="float" office:value="12.3379421098984" calcext:value-type="float">
            <text:p>12.3379421098984</text:p>
          </table:table-cell>
          <table:table-cell office:value-type="float" office:value="5058.55626505835" calcext:value-type="float">
            <text:p>5058.556265058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25500" calcext:value-type="float">
            <text:p>25500</text:p>
          </table:table-cell>
          <table:table-cell office:value-type="float" office:value="0.551765049012775" calcext:value-type="float">
            <text:p>0.551765049012775</text:p>
          </table:table-cell>
          <table:table-cell office:value-type="float" office:value="82.7647573519162" calcext:value-type="float">
            <text:p>82.7647573519162</text:p>
          </table:table-cell>
          <table:table-cell office:value-type="float" office:value="93.8000583321717" calcext:value-type="float">
            <text:p>93.8000583321717</text:p>
          </table:table-cell>
          <table:table-cell office:value-type="float" office:value="14070.0087498258" calcext:value-type="float">
            <text:p>14070.0087498258</text:p>
          </table:table-cell>
          <table:table-cell office:value-type="float" office:value="0.755823507491598" calcext:value-type="float">
            <text:p>0.755823507491598</text:p>
          </table:table-cell>
          <table:table-cell office:value-type="float" office:value="113.37352612374" calcext:value-type="float">
            <text:p>113.37352612374</text:p>
          </table:table-cell>
          <table:table-cell office:value-type="float" office:value="128.489996273572" calcext:value-type="float">
            <text:p>128.489996273572</text:p>
          </table:table-cell>
          <table:table-cell office:value-type="float" office:value="19273.4994410357" calcext:value-type="float">
            <text:p>19273.4994410357</text:p>
          </table:table-cell>
          <table:table-cell office:value-type="float" office:value="0.417036994656109" calcext:value-type="float">
            <text:p>0.417036994656109</text:p>
          </table:table-cell>
          <table:table-cell office:value-type="float" office:value="62.5555491984163" calcext:value-type="float">
            <text:p>62.5555491984163</text:p>
          </table:table-cell>
          <table:table-cell office:value-type="float" office:value="70.8962890915385" calcext:value-type="float">
            <text:p>70.8962890915385</text:p>
          </table:table-cell>
          <table:table-cell office:value-type="float" office:value="10634.4433637308" calcext:value-type="float">
            <text:p>10634.44336373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121439417347073" calcext:value-type="float">
            <text:p>0.121439417347073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100" calcext:value-type="float">
            <text:p>22100</text:p>
          </table:table-cell>
          <table:table-cell office:value-type="float" office:value="0.729180726734298" calcext:value-type="float">
            <text:p>0.729180726734298</text:p>
          </table:table-cell>
          <table:table-cell office:value-type="float" office:value="94.7934944754588" calcext:value-type="float">
            <text:p>94.7934944754588</text:p>
          </table:table-cell>
          <table:table-cell office:value-type="float" office:value="123.960723544831" calcext:value-type="float">
            <text:p>123.960723544831</text:p>
          </table:table-cell>
          <table:table-cell office:value-type="float" office:value="16114.894060828" calcext:value-type="float">
            <text:p>16114.894060828</text:p>
          </table:table-cell>
          <table:table-cell office:value-type="float" office:value="0.830533918994806" calcext:value-type="float">
            <text:p>0.830533918994806</text:p>
          </table:table-cell>
          <table:table-cell office:value-type="float" office:value="107.969409469325" calcext:value-type="float">
            <text:p>107.969409469325</text:p>
          </table:table-cell>
          <table:table-cell office:value-type="float" office:value="141.190766229117" calcext:value-type="float">
            <text:p>141.190766229117</text:p>
          </table:table-cell>
          <table:table-cell office:value-type="float" office:value="18354.7996097852" calcext:value-type="float">
            <text:p>18354.7996097852</text:p>
          </table:table-cell>
          <table:table-cell office:value-type="float" office:value="0.605609326630117" calcext:value-type="float">
            <text:p>0.605609326630117</text:p>
          </table:table-cell>
          <table:table-cell office:value-type="float" office:value="78.7292124619153" calcext:value-type="float">
            <text:p>78.7292124619153</text:p>
          </table:table-cell>
          <table:table-cell office:value-type="float" office:value="102.95358552712" calcext:value-type="float">
            <text:p>102.95358552712</text:p>
          </table:table-cell>
          <table:table-cell office:value-type="float" office:value="13383.9661185256" calcext:value-type="float">
            <text:p>13383.96611852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70" calcext:value-type="float">
            <text:p>170</text:p>
          </table:table-cell>
          <table:table-cell office:value-type="float" office:value="69700" calcext:value-type="float">
            <text:p>69700</text:p>
          </table:table-cell>
          <table:table-cell office:value-type="float" office:value="0.814394550967021" calcext:value-type="float">
            <text:p>0.814394550967021</text:p>
          </table:table-cell>
          <table:table-cell office:value-type="float" office:value="333.901765896479" calcext:value-type="float">
            <text:p>333.901765896479</text:p>
          </table:table-cell>
          <table:table-cell office:value-type="float" office:value="138.447073664394" calcext:value-type="float">
            <text:p>138.447073664394</text:p>
          </table:table-cell>
          <table:table-cell office:value-type="float" office:value="56763.3002024014" calcext:value-type="float">
            <text:p>56763.3002024014</text:p>
          </table:table-cell>
          <table:table-cell office:value-type="float" office:value="0.69383813651721" calcext:value-type="float">
            <text:p>0.69383813651721</text:p>
          </table:table-cell>
          <table:table-cell office:value-type="float" office:value="284.473635972056" calcext:value-type="float">
            <text:p>284.473635972056</text:p>
          </table:table-cell>
          <table:table-cell office:value-type="float" office:value="117.952483207926" calcext:value-type="float">
            <text:p>117.952483207926</text:p>
          </table:table-cell>
          <table:table-cell office:value-type="float" office:value="48360.5181152495" calcext:value-type="float">
            <text:p>48360.5181152495</text:p>
          </table:table-cell>
          <table:table-cell office:value-type="float" office:value="0.565057997632727" calcext:value-type="float">
            <text:p>0.565057997632727</text:p>
          </table:table-cell>
          <table:table-cell office:value-type="float" office:value="231.673779029418" calcext:value-type="float">
            <text:p>231.673779029418</text:p>
          </table:table-cell>
          <table:table-cell office:value-type="float" office:value="96.0598595975637" calcext:value-type="float">
            <text:p>96.0598595975637</text:p>
          </table:table-cell>
          <table:table-cell office:value-type="float" office:value="39384.5424350011" calcext:value-type="float">
            <text:p>39384.54243500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829807155433954" calcext:value-type="float">
            <text:p>0.829807155433954</text:p>
          </table:table-cell>
          <table:table-cell office:value-type="float" office:value="280" calcext:value-type="float">
            <text:p>280</text:p>
          </table:table-cell>
          <table:table-cell office:value-type="float" office:value="170" calcext:value-type="float">
            <text:p>170</text:p>
          </table:table-cell>
          <table:table-cell office:value-type="float" office:value="47600" calcext:value-type="float">
            <text:p>47600</text:p>
          </table:table-cell>
          <table:table-cell office:value-type="float" office:value="0.797208540910803" calcext:value-type="float">
            <text:p>0.797208540910803</text:p>
          </table:table-cell>
          <table:table-cell office:value-type="float" office:value="223.218391455025" calcext:value-type="float">
            <text:p>223.218391455025</text:p>
          </table:table-cell>
          <table:table-cell office:value-type="float" office:value="135.525451954836" calcext:value-type="float">
            <text:p>135.525451954836</text:p>
          </table:table-cell>
          <table:table-cell office:value-type="float" office:value="37947.1265473542" calcext:value-type="float">
            <text:p>37947.1265473542</text:p>
          </table:table-cell>
          <table:table-cell office:value-type="float" office:value="0.107381112820752" calcext:value-type="float">
            <text:p>0.107381112820752</text:p>
          </table:table-cell>
          <table:table-cell office:value-type="float" office:value="30.0667115898106" calcext:value-type="float">
            <text:p>30.0667115898106</text:p>
          </table:table-cell>
          <table:table-cell office:value-type="float" office:value="18.2547891795279" calcext:value-type="float">
            <text:p>18.2547891795279</text:p>
          </table:table-cell>
          <table:table-cell office:value-type="float" office:value="5111.3409702678" calcext:value-type="float">
            <text:p>5111.3409702678</text:p>
          </table:table-cell>
          <table:table-cell office:value-type="float" office:value="0.0856051402732101" calcext:value-type="float">
            <text:p>0.08560514027321</text:p>
          </table:table-cell>
          <table:table-cell office:value-type="float" office:value="23.9694392764988" calcext:value-type="float">
            <text:p>23.9694392764988</text:p>
          </table:table-cell>
          <table:table-cell office:value-type="float" office:value="14.5528738464457" calcext:value-type="float">
            <text:p>14.5528738464457</text:p>
          </table:table-cell>
          <table:table-cell office:value-type="float" office:value="4074.8046770048" calcext:value-type="float">
            <text:p>4074.80467700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70" calcext:value-type="float">
            <text:p>170</text:p>
          </table:table-cell>
          <table:table-cell office:value-type="float" office:value="47600" calcext:value-type="float">
            <text:p>47600</text:p>
          </table:table-cell>
          <table:table-cell office:value-type="float" office:value="0.63664421403818" calcext:value-type="float">
            <text:p>0.63664421403818</text:p>
          </table:table-cell>
          <table:table-cell office:value-type="float" office:value="178.26037993069" calcext:value-type="float">
            <text:p>178.26037993069</text:p>
          </table:table-cell>
          <table:table-cell office:value-type="float" office:value="108.229516386491" calcext:value-type="float">
            <text:p>108.229516386491</text:p>
          </table:table-cell>
          <table:table-cell office:value-type="float" office:value="30304.2645882174" calcext:value-type="float">
            <text:p>30304.2645882174</text:p>
          </table:table-cell>
          <table:table-cell office:value-type="float" office:value="0.0128259091063611" calcext:value-type="float">
            <text:p>0.012825909106361</text:p>
          </table:table-cell>
          <table:table-cell office:value-type="float" office:value="3.5912545497811" calcext:value-type="float">
            <text:p>3.5912545497811</text:p>
          </table:table-cell>
          <table:table-cell office:value-type="float" office:value="2.18040454808138" calcext:value-type="float">
            <text:p>2.18040454808138</text:p>
          </table:table-cell>
          <table:table-cell office:value-type="float" office:value="610.513273462787" calcext:value-type="float">
            <text:p>610.513273462787</text:p>
          </table:table-cell>
          <table:table-cell office:value-type="float" office:value="0.00816554082234438" calcext:value-type="float">
            <text:p>0.008165540822344</text:p>
          </table:table-cell>
          <table:table-cell office:value-type="float" office:value="2.28635143025643" calcext:value-type="float">
            <text:p>2.28635143025643</text:p>
          </table:table-cell>
          <table:table-cell office:value-type="float" office:value="1.38814193979854" calcext:value-type="float">
            <text:p>1.38814193979854</text:p>
          </table:table-cell>
          <table:table-cell office:value-type="float" office:value="388.679743143593" calcext:value-type="float">
            <text:p>388.6797431435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170" calcext:value-type="float">
            <text:p>170</text:p>
          </table:table-cell>
          <table:table-cell office:value-type="float" office:value="57800" calcext:value-type="float">
            <text:p>57800</text:p>
          </table:table-cell>
          <table:table-cell office:value-type="float" office:value="0.25076227542918" calcext:value-type="float">
            <text:p>0.25076227542918</text:p>
          </table:table-cell>
          <table:table-cell office:value-type="float" office:value="85.2591736459213" calcext:value-type="float">
            <text:p>85.2591736459213</text:p>
          </table:table-cell>
          <table:table-cell office:value-type="float" office:value="42.6295868229606" calcext:value-type="float">
            <text:p>42.6295868229606</text:p>
          </table:table-cell>
          <table:table-cell office:value-type="float" office:value="14494.0595198066" calcext:value-type="float">
            <text:p>14494.0595198066</text:p>
          </table:table-cell>
          <table:table-cell office:value-type="float" office:value="0.848632920903157" calcext:value-type="float">
            <text:p>0.848632920903157</text:p>
          </table:table-cell>
          <table:table-cell office:value-type="float" office:value="288.535193107073" calcext:value-type="float">
            <text:p>288.535193107073</text:p>
          </table:table-cell>
          <table:table-cell office:value-type="float" office:value="144.267596553537" calcext:value-type="float">
            <text:p>144.267596553537</text:p>
          </table:table-cell>
          <table:table-cell office:value-type="float" office:value="49050.9828282025" calcext:value-type="float">
            <text:p>49050.9828282025</text:p>
          </table:table-cell>
          <table:table-cell office:value-type="float" office:value="0.212805122249787" calcext:value-type="float">
            <text:p>0.212805122249787</text:p>
          </table:table-cell>
          <table:table-cell office:value-type="float" office:value="72.3537415649276" calcext:value-type="float">
            <text:p>72.3537415649276</text:p>
          </table:table-cell>
          <table:table-cell office:value-type="float" office:value="36.1768707824638" calcext:value-type="float">
            <text:p>36.1768707824638</text:p>
          </table:table-cell>
          <table:table-cell office:value-type="float" office:value="12300.1360660377" calcext:value-type="float">
            <text:p>12300.136066037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70" calcext:value-type="float">
            <text:p>170</text:p>
          </table:table-cell>
          <table:table-cell office:value-type="float" office:value="56100" calcext:value-type="float">
            <text:p>56100</text:p>
          </table:table-cell>
          <table:table-cell office:value-type="float" office:value="0.76500821493328" calcext:value-type="float">
            <text:p>0.76500821493328</text:p>
          </table:table-cell>
          <table:table-cell office:value-type="float" office:value="252.452710927982" calcext:value-type="float">
            <text:p>252.452710927982</text:p>
          </table:table-cell>
          <table:table-cell office:value-type="float" office:value="130.051396538658" calcext:value-type="float">
            <text:p>130.051396538658</text:p>
          </table:table-cell>
          <table:table-cell office:value-type="float" office:value="42916.960857757" calcext:value-type="float">
            <text:p>42916.960857757</text:p>
          </table:table-cell>
          <table:table-cell office:value-type="float" office:value="0.0357546474360844" calcext:value-type="float">
            <text:p>0.035754647436084</text:p>
          </table:table-cell>
          <table:table-cell office:value-type="float" office:value="11.7990336539078" calcext:value-type="float">
            <text:p>11.7990336539078</text:p>
          </table:table-cell>
          <table:table-cell office:value-type="float" office:value="6.07829006413435" calcext:value-type="float">
            <text:p>6.07829006413435</text:p>
          </table:table-cell>
          <table:table-cell office:value-type="float" office:value="2005.83572116433" calcext:value-type="float">
            <text:p>2005.83572116433</text:p>
          </table:table-cell>
          <table:table-cell office:value-type="float" office:value="0.0273525990106477" calcext:value-type="float">
            <text:p>0.027352599010648</text:p>
          </table:table-cell>
          <table:table-cell office:value-type="float" office:value="9.02635767351373" calcext:value-type="float">
            <text:p>9.02635767351373</text:p>
          </table:table-cell>
          <table:table-cell office:value-type="float" office:value="4.64994183181011" calcext:value-type="float">
            <text:p>4.64994183181011</text:p>
          </table:table-cell>
          <table:table-cell office:value-type="float" office:value="1534.48080449734" calcext:value-type="float">
            <text:p>1534.480804497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170" calcext:value-type="float">
            <text:p>170</text:p>
          </table:table-cell>
          <table:table-cell office:value-type="float" office:value="83300" calcext:value-type="float">
            <text:p>83300</text:p>
          </table:table-cell>
          <table:table-cell office:value-type="float" office:value="0.834805760219212" calcext:value-type="float">
            <text:p>0.834805760219212</text:p>
          </table:table-cell>
          <table:table-cell office:value-type="float" office:value="409.054822507414" calcext:value-type="float">
            <text:p>409.054822507414</text:p>
          </table:table-cell>
          <table:table-cell office:value-type="float" office:value="141.916979237266" calcext:value-type="float">
            <text:p>141.916979237266</text:p>
          </table:table-cell>
          <table:table-cell office:value-type="float" office:value="69539.3198262604" calcext:value-type="float">
            <text:p>69539.3198262604</text:p>
          </table:table-cell>
          <table:table-cell office:value-type="float" office:value="0.33205608571906" calcext:value-type="float">
            <text:p>0.33205608571906</text:p>
          </table:table-cell>
          <table:table-cell office:value-type="float" office:value="162.70748200234" calcext:value-type="float">
            <text:p>162.70748200234</text:p>
          </table:table-cell>
          <table:table-cell office:value-type="float" office:value="56.4495345722403" calcext:value-type="float">
            <text:p>56.4495345722403</text:p>
          </table:table-cell>
          <table:table-cell office:value-type="float" office:value="27660.2719403977" calcext:value-type="float">
            <text:p>27660.2719403977</text:p>
          </table:table-cell>
          <table:table-cell office:value-type="float" office:value="0.277202333074116" calcext:value-type="float">
            <text:p>0.277202333074116</text:p>
          </table:table-cell>
          <table:table-cell office:value-type="float" office:value="135.829143206317" calcext:value-type="float">
            <text:p>135.829143206317</text:p>
          </table:table-cell>
          <table:table-cell office:value-type="float" office:value="47.1243966225997" calcext:value-type="float">
            <text:p>47.1243966225997</text:p>
          </table:table-cell>
          <table:table-cell office:value-type="float" office:value="23090.9543450739" calcext:value-type="float">
            <text:p>23090.95434507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170" calcext:value-type="float">
            <text:p>170</text:p>
          </table:table-cell>
          <table:table-cell office:value-type="float" office:value="76500" calcext:value-type="float">
            <text:p>76500</text:p>
          </table:table-cell>
          <table:table-cell office:value-type="float" office:value="0.503486790048691" calcext:value-type="float">
            <text:p>0.503486790048691</text:p>
          </table:table-cell>
          <table:table-cell office:value-type="float" office:value="226.569055521911" calcext:value-type="float">
            <text:p>226.569055521911</text:p>
          </table:table-cell>
          <table:table-cell office:value-type="float" office:value="85.5927543082775" calcext:value-type="float">
            <text:p>85.5927543082775</text:p>
          </table:table-cell>
          <table:table-cell office:value-type="float" office:value="38516.7394387249" calcext:value-type="float">
            <text:p>38516.7394387249</text:p>
          </table:table-cell>
          <table:table-cell office:value-type="float" office:value="0.83994742117056" calcext:value-type="float">
            <text:p>0.83994742117056</text:p>
          </table:table-cell>
          <table:table-cell office:value-type="float" office:value="377.976339526752" calcext:value-type="float">
            <text:p>377.976339526752</text:p>
          </table:table-cell>
          <table:table-cell office:value-type="float" office:value="142.791061598995" calcext:value-type="float">
            <text:p>142.791061598995</text:p>
          </table:table-cell>
          <table:table-cell office:value-type="float" office:value="64255.9777195478" calcext:value-type="float">
            <text:p>64255.9777195478</text:p>
          </table:table-cell>
          <table:table-cell office:value-type="float" office:value="0.422902430894841" calcext:value-type="float">
            <text:p>0.422902430894841</text:p>
          </table:table-cell>
          <table:table-cell office:value-type="float" office:value="190.306093902679" calcext:value-type="float">
            <text:p>190.306093902679</text:p>
          </table:table-cell>
          <table:table-cell office:value-type="float" office:value="71.893413252123" calcext:value-type="float">
            <text:p>71.893413252123</text:p>
          </table:table-cell>
          <table:table-cell office:value-type="float" office:value="32352.0359634553" calcext:value-type="float">
            <text:p>32352.03596345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20400" calcext:value-type="float">
            <text:p>20400</text:p>
          </table:table-cell>
          <table:table-cell office:value-type="float" office:value="0.228917586760599" calcext:value-type="float">
            <text:p>0.228917586760599</text:p>
          </table:table-cell>
          <table:table-cell office:value-type="float" office:value="27.4701104112718" calcext:value-type="float">
            <text:p>27.4701104112718</text:p>
          </table:table-cell>
          <table:table-cell office:value-type="float" office:value="38.9159897493018" calcext:value-type="float">
            <text:p>38.9159897493018</text:p>
          </table:table-cell>
          <table:table-cell office:value-type="float" office:value="4669.91876991622" calcext:value-type="float">
            <text:p>4669.91876991622</text:p>
          </table:table-cell>
          <table:table-cell office:value-type="float" office:value="0.324173963061388" calcext:value-type="float">
            <text:p>0.324173963061388</text:p>
          </table:table-cell>
          <table:table-cell office:value-type="float" office:value="38.9008755673666" calcext:value-type="float">
            <text:p>38.9008755673666</text:p>
          </table:table-cell>
          <table:table-cell office:value-type="float" office:value="55.109573720436" calcext:value-type="float">
            <text:p>55.109573720436</text:p>
          </table:table-cell>
          <table:table-cell office:value-type="float" office:value="6613.14884645232" calcext:value-type="float">
            <text:p>6613.14884645232</text:p>
          </table:table-cell>
          <table:table-cell office:value-type="float" office:value="0.0742091213146325" calcext:value-type="float">
            <text:p>0.074209121314633</text:p>
          </table:table-cell>
          <table:table-cell office:value-type="float" office:value="8.9050945577559" calcext:value-type="float">
            <text:p>8.9050945577559</text:p>
          </table:table-cell>
          <table:table-cell office:value-type="float" office:value="12.6155506234875" calcext:value-type="float">
            <text:p>12.6155506234875</text:p>
          </table:table-cell>
          <table:table-cell office:value-type="float" office:value="1513.8660748185" calcext:value-type="float">
            <text:p>1513.86607481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19727634116058" calcext:value-type="float">
            <text:p>0.19727634116058</text:p>
          </table:table-cell>
          <table:table-cell office:value-type="float" office:value="440" calcext:value-type="float">
            <text:p>440</text:p>
          </table:table-cell>
          <table:table-cell office:value-type="float" office:value="170" calcext:value-type="float">
            <text:p>170</text:p>
          </table:table-cell>
          <table:table-cell office:value-type="float" office:value="74800" calcext:value-type="float">
            <text:p>74800</text:p>
          </table:table-cell>
          <table:table-cell office:value-type="float" office:value="0.944397138700304" calcext:value-type="float">
            <text:p>0.944397138700304</text:p>
          </table:table-cell>
          <table:table-cell office:value-type="float" office:value="415.534741028134" calcext:value-type="float">
            <text:p>415.534741028134</text:p>
          </table:table-cell>
          <table:table-cell office:value-type="float" office:value="160.547513579052" calcext:value-type="float">
            <text:p>160.547513579052</text:p>
          </table:table-cell>
          <table:table-cell office:value-type="float" office:value="70640.9059747828" calcext:value-type="float">
            <text:p>70640.9059747828</text:p>
          </table:table-cell>
          <table:table-cell office:value-type="float" office:value="0.498632451855602" calcext:value-type="float">
            <text:p>0.498632451855602</text:p>
          </table:table-cell>
          <table:table-cell office:value-type="float" office:value="219.398278816465" calcext:value-type="float">
            <text:p>219.398278816465</text:p>
          </table:table-cell>
          <table:table-cell office:value-type="float" office:value="84.7675168154523" calcext:value-type="float">
            <text:p>84.7675168154523</text:p>
          </table:table-cell>
          <table:table-cell office:value-type="float" office:value="37297.707398799" calcext:value-type="float">
            <text:p>37297.707398799</text:p>
          </table:table-cell>
          <table:table-cell office:value-type="float" office:value="0.470907060795548" calcext:value-type="float">
            <text:p>0.470907060795548</text:p>
          </table:table-cell>
          <table:table-cell office:value-type="float" office:value="207.199106750041" calcext:value-type="float">
            <text:p>207.199106750041</text:p>
          </table:table-cell>
          <table:table-cell office:value-type="float" office:value="80.0542003352431" calcext:value-type="float">
            <text:p>80.0542003352431</text:p>
          </table:table-cell>
          <table:table-cell office:value-type="float" office:value="35223.848147507" calcext:value-type="float">
            <text:p>35223.8481475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22000" calcext:value-type="float">
            <text:p>22000</text:p>
          </table:table-cell>
          <table:table-cell office:value-type="float" office:value="0.696719165746635" calcext:value-type="float">
            <text:p>0.696719165746635</text:p>
          </table:table-cell>
          <table:table-cell office:value-type="float" office:value="76.6391082321298" calcext:value-type="float">
            <text:p>76.6391082321298</text:p>
          </table:table-cell>
          <table:table-cell office:value-type="float" office:value="139.343833149327" calcext:value-type="float">
            <text:p>139.343833149327</text:p>
          </table:table-cell>
          <table:table-cell office:value-type="float" office:value="15327.821646426" calcext:value-type="float">
            <text:p>15327.821646426</text:p>
          </table:table-cell>
          <table:table-cell office:value-type="float" office:value="0.523820306050001" calcext:value-type="float">
            <text:p>0.523820306050001</text:p>
          </table:table-cell>
          <table:table-cell office:value-type="float" office:value="57.6202336655001" calcext:value-type="float">
            <text:p>57.6202336655001</text:p>
          </table:table-cell>
          <table:table-cell office:value-type="float" office:value="104.76406121" calcext:value-type="float">
            <text:p>104.76406121</text:p>
          </table:table-cell>
          <table:table-cell office:value-type="float" office:value="11524.0467331" calcext:value-type="float">
            <text:p>11524.0467331</text:p>
          </table:table-cell>
          <table:table-cell office:value-type="float" office:value="0.364955646632303" calcext:value-type="float">
            <text:p>0.364955646632303</text:p>
          </table:table-cell>
          <table:table-cell office:value-type="float" office:value="40.1451211295534" calcext:value-type="float">
            <text:p>40.1451211295534</text:p>
          </table:table-cell>
          <table:table-cell office:value-type="float" office:value="72.9911293264607" calcext:value-type="float">
            <text:p>72.9911293264607</text:p>
          </table:table-cell>
          <table:table-cell office:value-type="float" office:value="8029.02422591068" calcext:value-type="float">
            <text:p>8029.024225910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200" calcext:value-type="float">
            <text:p>200</text:p>
          </table:table-cell>
          <table:table-cell office:value-type="float" office:value="82000" calcext:value-type="float">
            <text:p>82000</text:p>
          </table:table-cell>
          <table:table-cell office:value-type="float" office:value="0.222289417006788" calcext:value-type="float">
            <text:p>0.222289417006788</text:p>
          </table:table-cell>
          <table:table-cell office:value-type="float" office:value="91.138660972783" calcext:value-type="float">
            <text:p>91.138660972783</text:p>
          </table:table-cell>
          <table:table-cell office:value-type="float" office:value="44.4578834013575" calcext:value-type="float">
            <text:p>44.4578834013575</text:p>
          </table:table-cell>
          <table:table-cell office:value-type="float" office:value="18227.7321945566" calcext:value-type="float">
            <text:p>18227.7321945566</text:p>
          </table:table-cell>
          <table:table-cell office:value-type="float" office:value="0.681078312392571" calcext:value-type="float">
            <text:p>0.681078312392571</text:p>
          </table:table-cell>
          <table:table-cell office:value-type="float" office:value="279.242108080954" calcext:value-type="float">
            <text:p>279.242108080954</text:p>
          </table:table-cell>
          <table:table-cell office:value-type="float" office:value="136.215662478514" calcext:value-type="float">
            <text:p>136.215662478514</text:p>
          </table:table-cell>
          <table:table-cell office:value-type="float" office:value="55848.4216161908" calcext:value-type="float">
            <text:p>55848.4216161908</text:p>
          </table:table-cell>
          <table:table-cell office:value-type="float" office:value="0.151396500997711" calcext:value-type="float">
            <text:p>0.151396500997711</text:p>
          </table:table-cell>
          <table:table-cell office:value-type="float" office:value="62.0725654090617" calcext:value-type="float">
            <text:p>62.0725654090617</text:p>
          </table:table-cell>
          <table:table-cell office:value-type="float" office:value="30.2793001995423" calcext:value-type="float">
            <text:p>30.2793001995423</text:p>
          </table:table-cell>
          <table:table-cell office:value-type="float" office:value="12414.5130818123" calcext:value-type="float">
            <text:p>12414.51308181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4038032857957" calcext:value-type="float">
            <text:p>0.4038032857957</text:p>
          </table:table-cell>
          <table:table-cell office:value-type="float" office:value="60.5704928693551" calcext:value-type="float">
            <text:p>60.5704928693551</text:p>
          </table:table-cell>
          <table:table-cell office:value-type="float" office:value="80.7606571591401" calcext:value-type="float">
            <text:p>80.7606571591401</text:p>
          </table:table-cell>
          <table:table-cell office:value-type="float" office:value="12114.098573871" calcext:value-type="float">
            <text:p>12114.098573871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19.5976675543458" calcext:value-type="float">
            <text:p>19.5976675543458</text:p>
          </table:table-cell>
          <table:table-cell office:value-type="float" office:value="26.1302234057944" calcext:value-type="float">
            <text:p>26.1302234057944</text:p>
          </table:table-cell>
          <table:table-cell office:value-type="float" office:value="3919.53351086917" calcext:value-type="float">
            <text:p>3919.53351086917</text:p>
          </table:table-cell>
          <table:table-cell office:value-type="float" office:value="0.0527573503491775" calcext:value-type="float">
            <text:p>0.052757350349178</text:p>
          </table:table-cell>
          <table:table-cell office:value-type="float" office:value="7.91360255237663" calcext:value-type="float">
            <text:p>7.91360255237663</text:p>
          </table:table-cell>
          <table:table-cell office:value-type="float" office:value="10.5514700698355" calcext:value-type="float">
            <text:p>10.5514700698355</text:p>
          </table:table-cell>
          <table:table-cell office:value-type="float" office:value="1582.72051047533" calcext:value-type="float">
            <text:p>1582.720510475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office:value-type="float" office:value="26000" calcext:value-type="float">
            <text:p>26000</text:p>
          </table:table-cell>
          <table:table-cell office:value-type="float" office:value="0.000513815516121361" calcext:value-type="float">
            <text:p>0.000513815516121</text:p>
          </table:table-cell>
          <table:table-cell office:value-type="float" office:value="0.066796017095777" calcext:value-type="float">
            <text:p>0.066796017095777</text:p>
          </table:table-cell>
          <table:table-cell office:value-type="float" office:value="0.102763103224272" calcext:value-type="float">
            <text:p>0.102763103224272</text:p>
          </table:table-cell>
          <table:table-cell office:value-type="float" office:value="13.3592034191554" calcext:value-type="float">
            <text:p>13.3592034191554</text:p>
          </table:table-cell>
          <table:table-cell office:value-type="float" office:value="0.736068601495431" calcext:value-type="float">
            <text:p>0.736068601495431</text:p>
          </table:table-cell>
          <table:table-cell office:value-type="float" office:value="95.6889181944061" calcext:value-type="float">
            <text:p>95.6889181944061</text:p>
          </table:table-cell>
          <table:table-cell office:value-type="float" office:value="147.213720299086" calcext:value-type="float">
            <text:p>147.213720299086</text:p>
          </table:table-cell>
          <table:table-cell office:value-type="float" office:value="19137.7836388812" calcext:value-type="float">
            <text:p>19137.7836388812</text:p>
          </table:table-cell>
          <table:table-cell office:value-type="float" office:value="0.000378203468378104" calcext:value-type="float">
            <text:p>0.000378203468378</text:p>
          </table:table-cell>
          <table:table-cell office:value-type="float" office:value="0.0491664508891535" calcext:value-type="float">
            <text:p>0.049166450889154</text:p>
          </table:table-cell>
          <table:table-cell office:value-type="float" office:value="0.0756406936756208" calcext:value-type="float">
            <text:p>0.075640693675621</text:p>
          </table:table-cell>
          <table:table-cell office:value-type="float" office:value="9.8332901778307" calcext:value-type="float">
            <text:p>9.83329017783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200" calcext:value-type="float">
            <text:p>200</text:p>
          </table:table-cell>
          <table:table-cell office:value-type="float" office:value="82000" calcext:value-type="float">
            <text:p>82000</text:p>
          </table:table-cell>
          <table:table-cell office:value-type="float" office:value="0.0303225478330069" calcext:value-type="float">
            <text:p>0.030322547833007</text:p>
          </table:table-cell>
          <table:table-cell office:value-type="float" office:value="12.4322446115328" calcext:value-type="float">
            <text:p>12.4322446115328</text:p>
          </table:table-cell>
          <table:table-cell office:value-type="float" office:value="6.06450956660137" calcext:value-type="float">
            <text:p>6.06450956660137</text:p>
          </table:table-cell>
          <table:table-cell office:value-type="float" office:value="2486.44892230656" calcext:value-type="float">
            <text:p>2486.44892230656</text:p>
          </table:table-cell>
          <table:table-cell office:value-type="float" office:value="0.539210105890946" calcext:value-type="float">
            <text:p>0.539210105890946</text:p>
          </table:table-cell>
          <table:table-cell office:value-type="float" office:value="221.076143415288" calcext:value-type="float">
            <text:p>221.076143415288</text:p>
          </table:table-cell>
          <table:table-cell office:value-type="float" office:value="107.842021178189" calcext:value-type="float">
            <text:p>107.842021178189</text:p>
          </table:table-cell>
          <table:table-cell office:value-type="float" office:value="44215.2286830576" calcext:value-type="float">
            <text:p>44215.2286830576</text:p>
          </table:table-cell>
          <table:table-cell office:value-type="float" office:value="0.0163502242279189" calcext:value-type="float">
            <text:p>0.016350224227919</text:p>
          </table:table-cell>
          <table:table-cell office:value-type="float" office:value="6.70359193344675" calcext:value-type="float">
            <text:p>6.70359193344675</text:p>
          </table:table-cell>
          <table:table-cell office:value-type="float" office:value="3.27004484558378" calcext:value-type="float">
            <text:p>3.27004484558378</text:p>
          </table:table-cell>
          <table:table-cell office:value-type="float" office:value="1340.71838668935" calcext:value-type="float">
            <text:p>1340.718386689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127384095859089" calcext:value-type="float">
            <text:p>0.127384095859089</text:p>
          </table:table-cell>
          <table:table-cell office:value-type="float" office:value="280" calcext:value-type="float">
            <text:p>280</text:p>
          </table:table-cell>
          <table:table-cell office:value-type="float" office:value="200" calcext:value-type="float">
            <text:p>200</text:p>
          </table:table-cell>
          <table:table-cell office:value-type="float" office:value="56000" calcext:value-type="float">
            <text:p>56000</text:p>
          </table:table-cell>
          <table:table-cell office:value-type="float" office:value="0.783034973396002" calcext:value-type="float">
            <text:p>0.783034973396002</text:p>
          </table:table-cell>
          <table:table-cell office:value-type="float" office:value="219.249792550881" calcext:value-type="float">
            <text:p>219.249792550881</text:p>
          </table:table-cell>
          <table:table-cell office:value-type="float" office:value="156.6069946792" calcext:value-type="float">
            <text:p>156.6069946792</text:p>
          </table:table-cell>
          <table:table-cell office:value-type="float" office:value="43849.9585101761" calcext:value-type="float">
            <text:p>43849.9585101761</text:p>
          </table:table-cell>
          <table:table-cell office:value-type="float" office:value="0.393250999228887" calcext:value-type="float">
            <text:p>0.393250999228887</text:p>
          </table:table-cell>
          <table:table-cell office:value-type="float" office:value="110.110279784088" calcext:value-type="float">
            <text:p>110.110279784088</text:p>
          </table:table-cell>
          <table:table-cell office:value-type="float" office:value="78.6501998457773" calcext:value-type="float">
            <text:p>78.6501998457773</text:p>
          </table:table-cell>
          <table:table-cell office:value-type="float" office:value="22022.0559568177" calcext:value-type="float">
            <text:p>22022.0559568177</text:p>
          </table:table-cell>
          <table:table-cell office:value-type="float" office:value="0.307929285719142" calcext:value-type="float">
            <text:p>0.307929285719142</text:p>
          </table:table-cell>
          <table:table-cell office:value-type="float" office:value="86.2202000013599" calcext:value-type="float">
            <text:p>86.2202000013599</text:p>
          </table:table-cell>
          <table:table-cell office:value-type="float" office:value="61.5858571438285" calcext:value-type="float">
            <text:p>61.5858571438285</text:p>
          </table:table-cell>
          <table:table-cell office:value-type="float" office:value="17244.040000272" calcext:value-type="float">
            <text:p>17244.0400002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00" calcext:value-type="float">
            <text:p>200</text:p>
          </table:table-cell>
          <table:table-cell office:value-type="float" office:value="56000" calcext:value-type="float">
            <text:p>56000</text:p>
          </table:table-cell>
          <table:table-cell office:value-type="float" office:value="0.0306821957871386" calcext:value-type="float">
            <text:p>0.030682195787139</text:p>
          </table:table-cell>
          <table:table-cell office:value-type="float" office:value="8.5910148203988" calcext:value-type="float">
            <text:p>8.5910148203988</text:p>
          </table:table-cell>
          <table:table-cell office:value-type="float" office:value="6.13643915742771" calcext:value-type="float">
            <text:p>6.13643915742771</text:p>
          </table:table-cell>
          <table:table-cell office:value-type="float" office:value="1718.20296407976" calcext:value-type="float">
            <text:p>1718.20296407976</text:p>
          </table:table-cell>
          <table:table-cell office:value-type="float" office:value="0.098030874806305" calcext:value-type="float">
            <text:p>0.098030874806305</text:p>
          </table:table-cell>
          <table:table-cell office:value-type="float" office:value="27.4486449457654" calcext:value-type="float">
            <text:p>27.4486449457654</text:p>
          </table:table-cell>
          <table:table-cell office:value-type="float" office:value="19.606174961261" calcext:value-type="float">
            <text:p>19.606174961261</text:p>
          </table:table-cell>
          <table:table-cell office:value-type="float" office:value="5489.72898915308" calcext:value-type="float">
            <text:p>5489.72898915308</text:p>
          </table:table-cell>
          <table:table-cell office:value-type="float" office:value="0.00300780249399152" calcext:value-type="float">
            <text:p>0.003007802493992</text:p>
          </table:table-cell>
          <table:table-cell office:value-type="float" office:value="0.842184698317625" calcext:value-type="float">
            <text:p>0.842184698317625</text:p>
          </table:table-cell>
          <table:table-cell office:value-type="float" office:value="0.601560498798304" calcext:value-type="float">
            <text:p>0.601560498798304</text:p>
          </table:table-cell>
          <table:table-cell office:value-type="float" office:value="168.436939663525" calcext:value-type="float">
            <text:p>168.4369396635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964987996488072" calcext:value-type="float">
            <text:p>0.964987996488072</text:p>
          </table:table-cell>
          <table:table-cell office:value-type="float" office:value="340" calcext:value-type="float">
            <text:p>340</text:p>
          </table:table-cell>
          <table:table-cell office:value-type="float" office:value="200" calcext:value-type="float">
            <text:p>200</text:p>
          </table:table-cell>
          <table:table-cell office:value-type="float" office:value="68000" calcext:value-type="float">
            <text:p>68000</text:p>
          </table:table-cell>
          <table:table-cell office:value-type="float" office:value="0.973881874070673" calcext:value-type="float">
            <text:p>0.973881874070673</text:p>
          </table:table-cell>
          <table:table-cell office:value-type="float" office:value="331.119837184029" calcext:value-type="float">
            <text:p>331.119837184029</text:p>
          </table:table-cell>
          <table:table-cell office:value-type="float" office:value="194.776374814135" calcext:value-type="float">
            <text:p>194.776374814135</text:p>
          </table:table-cell>
          <table:table-cell office:value-type="float" office:value="66223.9674368057" calcext:value-type="float">
            <text:p>66223.9674368057</text:p>
          </table:table-cell>
          <table:table-cell office:value-type="float" office:value="0.21256094905032" calcext:value-type="float">
            <text:p>0.21256094905032</text:p>
          </table:table-cell>
          <table:table-cell office:value-type="float" office:value="72.2707226771087" calcext:value-type="float">
            <text:p>72.2707226771087</text:p>
          </table:table-cell>
          <table:table-cell office:value-type="float" office:value="42.5121898100639" calcext:value-type="float">
            <text:p>42.5121898100639</text:p>
          </table:table-cell>
          <table:table-cell office:value-type="float" office:value="14454.1445354217" calcext:value-type="float">
            <text:p>14454.1445354217</text:p>
          </table:table-cell>
          <table:table-cell office:value-type="float" office:value="0.207009255415366" calcext:value-type="float">
            <text:p>0.207009255415366</text:p>
          </table:table-cell>
          <table:table-cell office:value-type="float" office:value="70.3831468412245" calcext:value-type="float">
            <text:p>70.3831468412245</text:p>
          </table:table-cell>
          <table:table-cell office:value-type="float" office:value="41.4018510830732" calcext:value-type="float">
            <text:p>41.4018510830732</text:p>
          </table:table-cell>
          <table:table-cell office:value-type="float" office:value="14076.6293682449" calcext:value-type="float">
            <text:p>14076.62936824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200" calcext:value-type="float">
            <text:p>200</text:p>
          </table:table-cell>
          <table:table-cell office:value-type="float" office:value="66000" calcext:value-type="float">
            <text:p>66000</text:p>
          </table:table-cell>
          <table:table-cell office:value-type="float" office:value="0.727577256041523" calcext:value-type="float">
            <text:p>0.727577256041523</text:p>
          </table:table-cell>
          <table:table-cell office:value-type="float" office:value="240.100494493703" calcext:value-type="float">
            <text:p>240.100494493703</text:p>
          </table:table-cell>
          <table:table-cell office:value-type="float" office:value="145.515451208305" calcext:value-type="float">
            <text:p>145.515451208305</text:p>
          </table:table-cell>
          <table:table-cell office:value-type="float" office:value="48020.0988987405" calcext:value-type="float">
            <text:p>48020.0988987405</text:p>
          </table:table-cell>
          <table:table-cell office:value-type="float" office:value="0.625836626958125" calcext:value-type="float">
            <text:p>0.625836626958125</text:p>
          </table:table-cell>
          <table:table-cell office:value-type="float" office:value="206.526086896181" calcext:value-type="float">
            <text:p>206.526086896181</text:p>
          </table:table-cell>
          <table:table-cell office:value-type="float" office:value="125.167325391625" calcext:value-type="float">
            <text:p>125.167325391625</text:p>
          </table:table-cell>
          <table:table-cell office:value-type="float" office:value="41305.2173792363" calcext:value-type="float">
            <text:p>41305.2173792363</text:p>
          </table:table-cell>
          <table:table-cell office:value-type="float" office:value="0.455344495772475" calcext:value-type="float">
            <text:p>0.455344495772475</text:p>
          </table:table-cell>
          <table:table-cell office:value-type="float" office:value="150.263683604917" calcext:value-type="float">
            <text:p>150.263683604917</text:p>
          </table:table-cell>
          <table:table-cell office:value-type="float" office:value="91.068899154495" calcext:value-type="float">
            <text:p>91.068899154495</text:p>
          </table:table-cell>
          <table:table-cell office:value-type="float" office:value="30052.7367209833" calcext:value-type="float">
            <text:p>30052.736720983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200" calcext:value-type="float">
            <text:p>200</text:p>
          </table:table-cell>
          <table:table-cell office:value-type="float" office:value="98000" calcext:value-type="float">
            <text:p>98000</text:p>
          </table:table-cell>
          <table:table-cell office:value-type="float" office:value="0.661393180583343" calcext:value-type="float">
            <text:p>0.661393180583343</text:p>
          </table:table-cell>
          <table:table-cell office:value-type="float" office:value="324.082658485838" calcext:value-type="float">
            <text:p>324.082658485838</text:p>
          </table:table-cell>
          <table:table-cell office:value-type="float" office:value="132.278636116669" calcext:value-type="float">
            <text:p>132.278636116669</text:p>
          </table:table-cell>
          <table:table-cell office:value-type="float" office:value="64816.5316971676" calcext:value-type="float">
            <text:p>64816.5316971676</text:p>
          </table:table-cell>
          <table:table-cell office:value-type="float" office:value="0.956020626596609" calcext:value-type="float">
            <text:p>0.956020626596609</text:p>
          </table:table-cell>
          <table:table-cell office:value-type="float" office:value="468.450107032339" calcext:value-type="float">
            <text:p>468.450107032339</text:p>
          </table:table-cell>
          <table:table-cell office:value-type="float" office:value="191.204125319322" calcext:value-type="float">
            <text:p>191.204125319322</text:p>
          </table:table-cell>
          <table:table-cell office:value-type="float" office:value="93690.0214064678" calcext:value-type="float">
            <text:p>93690.0214064678</text:p>
          </table:table-cell>
          <table:table-cell office:value-type="float" office:value="0.632305522928012" calcext:value-type="float">
            <text:p>0.632305522928012</text:p>
          </table:table-cell>
          <table:table-cell office:value-type="float" office:value="309.829706234726" calcext:value-type="float">
            <text:p>309.829706234726</text:p>
          </table:table-cell>
          <table:table-cell office:value-type="float" office:value="126.461104585602" calcext:value-type="float">
            <text:p>126.461104585602</text:p>
          </table:table-cell>
          <table:table-cell office:value-type="float" office:value="61965.9412469452" calcext:value-type="float">
            <text:p>61965.94124694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office:value-type="float" office:value="90000" calcext:value-type="float">
            <text:p>90000</text:p>
          </table:table-cell>
          <table:table-cell office:value-type="float" office:value="0.0231095684105438" calcext:value-type="float">
            <text:p>0.023109568410544</text:p>
          </table:table-cell>
          <table:table-cell office:value-type="float" office:value="10.3993057847447" calcext:value-type="float">
            <text:p>10.3993057847447</text:p>
          </table:table-cell>
          <table:table-cell office:value-type="float" office:value="4.62191368210877" calcext:value-type="float">
            <text:p>4.62191368210877</text:p>
          </table:table-cell>
          <table:table-cell office:value-type="float" office:value="2079.86115694894" calcext:value-type="float">
            <text:p>2079.86115694894</text:p>
          </table:table-cell>
          <table:table-cell office:value-type="float" office:value="0.124363518599542" calcext:value-type="float">
            <text:p>0.124363518599542</text:p>
          </table:table-cell>
          <table:table-cell office:value-type="float" office:value="55.9635833697937" calcext:value-type="float">
            <text:p>55.9635833697937</text:p>
          </table:table-cell>
          <table:table-cell office:value-type="float" office:value="24.8727037199083" calcext:value-type="float">
            <text:p>24.8727037199083</text:p>
          </table:table-cell>
          <table:table-cell office:value-type="float" office:value="11192.7166739587" calcext:value-type="float">
            <text:p>11192.7166739587</text:p>
          </table:table-cell>
          <table:table-cell office:value-type="float" office:value="0.00287398724085205" calcext:value-type="float">
            <text:p>0.002873987240852</text:p>
          </table:table-cell>
          <table:table-cell office:value-type="float" office:value="1.29329425838342" calcext:value-type="float">
            <text:p>1.29329425838342</text:p>
          </table:table-cell>
          <table:table-cell office:value-type="float" office:value="0.574797448170409" calcext:value-type="float">
            <text:p>0.574797448170409</text:p>
          </table:table-cell>
          <table:table-cell office:value-type="float" office:value="258.658851676684" calcext:value-type="float">
            <text:p>258.6588516766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4000" calcext:value-type="float">
            <text:p>24000</text:p>
          </table:table-cell>
          <table:table-cell office:value-type="float" office:value="0.350765127647161" calcext:value-type="float">
            <text:p>0.350765127647161</text:p>
          </table:table-cell>
          <table:table-cell office:value-type="float" office:value="42.0918153176593" calcext:value-type="float">
            <text:p>42.0918153176593</text:p>
          </table:table-cell>
          <table:table-cell office:value-type="float" office:value="70.1530255294322" calcext:value-type="float">
            <text:p>70.1530255294322</text:p>
          </table:table-cell>
          <table:table-cell office:value-type="float" office:value="8418.36306353187" calcext:value-type="float">
            <text:p>8418.36306353187</text:p>
          </table:table-cell>
          <table:table-cell office:value-type="float" office:value="0.349288747774263" calcext:value-type="float">
            <text:p>0.349288747774263</text:p>
          </table:table-cell>
          <table:table-cell office:value-type="float" office:value="41.9146497329115" calcext:value-type="float">
            <text:p>41.9146497329115</text:p>
          </table:table-cell>
          <table:table-cell office:value-type="float" office:value="69.8577495548525" calcext:value-type="float">
            <text:p>69.8577495548525</text:p>
          </table:table-cell>
          <table:table-cell office:value-type="float" office:value="8382.9299465823" calcext:value-type="float">
            <text:p>8382.9299465823</text:p>
          </table:table-cell>
          <table:table-cell office:value-type="float" office:value="0.122518312198756" calcext:value-type="float">
            <text:p>0.122518312198756</text:p>
          </table:table-cell>
          <table:table-cell office:value-type="float" office:value="14.7021974638508" calcext:value-type="float">
            <text:p>14.7021974638508</text:p>
          </table:table-cell>
          <table:table-cell office:value-type="float" office:value="24.5036624397513" calcext:value-type="float">
            <text:p>24.5036624397513</text:p>
          </table:table-cell>
          <table:table-cell office:value-type="float" office:value="2940.43949277015" calcext:value-type="float">
            <text:p>2940.43949277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200" calcext:value-type="float">
            <text:p>200</text:p>
          </table:table-cell>
          <table:table-cell office:value-type="float" office:value="88000" calcext:value-type="float">
            <text:p>88000</text:p>
          </table:table-cell>
          <table:table-cell office:value-type="float" office:value="0.288638310127309" calcext:value-type="float">
            <text:p>0.288638310127309</text:p>
          </table:table-cell>
          <table:table-cell office:value-type="float" office:value="127.000856456016" calcext:value-type="float">
            <text:p>127.000856456016</text:p>
          </table:table-cell>
          <table:table-cell office:value-type="float" office:value="57.7276620254619" calcext:value-type="float">
            <text:p>57.7276620254619</text:p>
          </table:table-cell>
          <table:table-cell office:value-type="float" office:value="25400.1712912032" calcext:value-type="float">
            <text:p>25400.1712912032</text:p>
          </table:table-cell>
          <table:table-cell office:value-type="float" office:value="0.975895256499638" calcext:value-type="float">
            <text:p>0.975895256499638</text:p>
          </table:table-cell>
          <table:table-cell office:value-type="float" office:value="429.393912859841" calcext:value-type="float">
            <text:p>429.393912859841</text:p>
          </table:table-cell>
          <table:table-cell office:value-type="float" office:value="195.179051299928" calcext:value-type="float">
            <text:p>195.179051299928</text:p>
          </table:table-cell>
          <table:table-cell office:value-type="float" office:value="85878.7825719682" calcext:value-type="float">
            <text:p>85878.7825719682</text:p>
          </table:table-cell>
          <table:table-cell office:value-type="float" office:value="0.281680757697312" calcext:value-type="float">
            <text:p>0.281680757697312</text:p>
          </table:table-cell>
          <table:table-cell office:value-type="float" office:value="123.939533386818" calcext:value-type="float">
            <text:p>123.939533386818</text:p>
          </table:table-cell>
          <table:table-cell office:value-type="float" office:value="56.3361515394625" calcext:value-type="float">
            <text:p>56.3361515394625</text:p>
          </table:table-cell>
          <table:table-cell office:value-type="float" office:value="24787.9066773635" calcext:value-type="float">
            <text:p>24787.90667736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office:value-type="float" office:value="19800" calcext:value-type="float">
            <text:p>19800</text:p>
          </table:table-cell>
          <table:table-cell office:value-type="float" office:value="0.158328277745128" calcext:value-type="float">
            <text:p>0.158328277745128</text:p>
          </table:table-cell>
          <table:table-cell office:value-type="float" office:value="17.416110551964" calcext:value-type="float">
            <text:p>17.416110551964</text:p>
          </table:table-cell>
          <table:table-cell office:value-type="float" office:value="28.499089994123" calcext:value-type="float">
            <text:p>28.499089994123</text:p>
          </table:table-cell>
          <table:table-cell office:value-type="float" office:value="3134.89989935353" calcext:value-type="float">
            <text:p>3134.89989935353</text:p>
          </table:table-cell>
          <table:table-cell office:value-type="float" office:value="0.607253439545515" calcext:value-type="float">
            <text:p>0.607253439545515</text:p>
          </table:table-cell>
          <table:table-cell office:value-type="float" office:value="66.7978783500067" calcext:value-type="float">
            <text:p>66.7978783500067</text:p>
          </table:table-cell>
          <table:table-cell office:value-type="float" office:value="109.305619118193" calcext:value-type="float">
            <text:p>109.305619118193</text:p>
          </table:table-cell>
          <table:table-cell office:value-type="float" office:value="12023.6181030012" calcext:value-type="float">
            <text:p>12023.6181030012</text:p>
          </table:table-cell>
          <table:table-cell office:value-type="float" office:value="0.0961453912380464" calcext:value-type="float">
            <text:p>0.096145391238047</text:p>
          </table:table-cell>
          <table:table-cell office:value-type="float" office:value="10.5759930361851" calcext:value-type="float">
            <text:p>10.5759930361851</text:p>
          </table:table-cell>
          <table:table-cell office:value-type="float" office:value="17.3061704228484" calcext:value-type="float">
            <text:p>17.3061704228484</text:p>
          </table:table-cell>
          <table:table-cell office:value-type="float" office:value="1903.67874651332" calcext:value-type="float">
            <text:p>1903.678746513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80" calcext:value-type="float">
            <text:p>180</text:p>
          </table:table-cell>
          <table:table-cell office:value-type="float" office:value="73800" calcext:value-type="float">
            <text:p>73800</text:p>
          </table:table-cell>
          <table:table-cell office:value-type="float" office:value="0.241515088547153" calcext:value-type="float">
            <text:p>0.241515088547153</text:p>
          </table:table-cell>
          <table:table-cell office:value-type="float" office:value="99.0211863043326" calcext:value-type="float">
            <text:p>99.0211863043326</text:p>
          </table:table-cell>
          <table:table-cell office:value-type="float" office:value="43.4727159384875" calcext:value-type="float">
            <text:p>43.4727159384875</text:p>
          </table:table-cell>
          <table:table-cell office:value-type="float" office:value="17823.8135347799" calcext:value-type="float">
            <text:p>17823.8135347799</text:p>
          </table:table-cell>
          <table:table-cell office:value-type="float" office:value="0.311522444310525" calcext:value-type="float">
            <text:p>0.311522444310525</text:p>
          </table:table-cell>
          <table:table-cell office:value-type="float" office:value="127.724202167315" calcext:value-type="float">
            <text:p>127.724202167315</text:p>
          </table:table-cell>
          <table:table-cell office:value-type="float" office:value="56.0740399758945" calcext:value-type="float">
            <text:p>56.0740399758945</text:p>
          </table:table-cell>
          <table:table-cell office:value-type="float" office:value="22990.3563901167" calcext:value-type="float">
            <text:p>22990.3563901167</text:p>
          </table:table-cell>
          <table:table-cell office:value-type="float" office:value="0.0752373707220819" calcext:value-type="float">
            <text:p>0.075237370722082</text:p>
          </table:table-cell>
          <table:table-cell office:value-type="float" office:value="30.8473219960536" calcext:value-type="float">
            <text:p>30.8473219960536</text:p>
          </table:table-cell>
          <table:table-cell office:value-type="float" office:value="13.5427267299747" calcext:value-type="float">
            <text:p>13.5427267299747</text:p>
          </table:table-cell>
          <table:table-cell office:value-type="float" office:value="5552.51795928964" calcext:value-type="float">
            <text:p>5552.517959289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165496394253006" calcext:value-type="float">
            <text:p>0.165496394253006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7000" calcext:value-type="float">
            <text:p>27000</text:p>
          </table:table-cell>
          <table:table-cell office:value-type="float" office:value="0.985964729340247" calcext:value-type="float">
            <text:p>0.985964729340247</text:p>
          </table:table-cell>
          <table:table-cell office:value-type="float" office:value="147.894709401037" calcext:value-type="float">
            <text:p>147.894709401037</text:p>
          </table:table-cell>
          <table:table-cell office:value-type="float" office:value="177.473651281244" calcext:value-type="float">
            <text:p>177.473651281244</text:p>
          </table:table-cell>
          <table:table-cell office:value-type="float" office:value="26621.0476921867" calcext:value-type="float">
            <text:p>26621.0476921867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134.451261809432" calcext:value-type="float">
            <text:p>134.451261809432</text:p>
          </table:table-cell>
          <table:table-cell office:value-type="float" office:value="161.341514171319" calcext:value-type="float">
            <text:p>161.341514171319</text:p>
          </table:table-cell>
          <table:table-cell office:value-type="float" office:value="24201.2271256978" calcext:value-type="float">
            <text:p>24201.2271256978</text:p>
          </table:table-cell>
          <table:table-cell office:value-type="float" office:value="0.883761346395945" calcext:value-type="float">
            <text:p>0.883761346395945</text:p>
          </table:table-cell>
          <table:table-cell office:value-type="float" office:value="132.564201959392" calcext:value-type="float">
            <text:p>132.564201959392</text:p>
          </table:table-cell>
          <table:table-cell office:value-type="float" office:value="159.07704235127" calcext:value-type="float">
            <text:p>159.07704235127</text:p>
          </table:table-cell>
          <table:table-cell office:value-type="float" office:value="23861.5563526905" calcext:value-type="float">
            <text:p>23861.55635269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23400" calcext:value-type="float">
            <text:p>23400</text:p>
          </table:table-cell>
          <table:table-cell office:value-type="float" office:value="0.399983762856995" calcext:value-type="float">
            <text:p>0.399983762856995</text:p>
          </table:table-cell>
          <table:table-cell office:value-type="float" office:value="51.9978891714094" calcext:value-type="float">
            <text:p>51.9978891714094</text:p>
          </table:table-cell>
          <table:table-cell office:value-type="float" office:value="71.9970773142592" calcext:value-type="float">
            <text:p>71.9970773142592</text:p>
          </table:table-cell>
          <table:table-cell office:value-type="float" office:value="9359.62005085369" calcext:value-type="float">
            <text:p>9359.62005085369</text:p>
          </table:table-cell>
          <table:table-cell office:value-type="float" office:value="0.497868113342702" calcext:value-type="float">
            <text:p>0.497868113342702</text:p>
          </table:table-cell>
          <table:table-cell office:value-type="float" office:value="64.7228547345513" calcext:value-type="float">
            <text:p>64.7228547345513</text:p>
          </table:table-cell>
          <table:table-cell office:value-type="float" office:value="89.6162604016864" calcext:value-type="float">
            <text:p>89.6162604016864</text:p>
          </table:table-cell>
          <table:table-cell office:value-type="float" office:value="11650.1138522192" calcext:value-type="float">
            <text:p>11650.1138522192</text:p>
          </table:table-cell>
          <table:table-cell office:value-type="float" office:value="0.199139161381327" calcext:value-type="float">
            <text:p>0.199139161381327</text:p>
          </table:table-cell>
          <table:table-cell office:value-type="float" office:value="25.8880909795725" calcext:value-type="float">
            <text:p>25.8880909795725</text:p>
          </table:table-cell>
          <table:table-cell office:value-type="float" office:value="35.8450490486389" calcext:value-type="float">
            <text:p>35.8450490486389</text:p>
          </table:table-cell>
          <table:table-cell office:value-type="float" office:value="4659.85637632305" calcext:value-type="float">
            <text:p>4659.856376323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691143804573286" calcext:value-type="float">
            <text:p>0.691143804573286</text:p>
          </table:table-cell>
          <table:table-cell office:value-type="float" office:value="410" calcext:value-type="float">
            <text:p>410</text:p>
          </table:table-cell>
          <table:table-cell office:value-type="float" office:value="180" calcext:value-type="float">
            <text:p>180</text:p>
          </table:table-cell>
          <table:table-cell office:value-type="float" office:value="73800" calcext:value-type="float">
            <text:p>73800</text:p>
          </table:table-cell>
          <table:table-cell office:value-type="float" office:value="0.975674814987316" calcext:value-type="float">
            <text:p>0.975674814987316</text:p>
          </table:table-cell>
          <table:table-cell office:value-type="float" office:value="400.0266741448" calcext:value-type="float">
            <text:p>400.0266741448</text:p>
          </table:table-cell>
          <table:table-cell office:value-type="float" office:value="175.621466697717" calcext:value-type="float">
            <text:p>175.621466697717</text:p>
          </table:table-cell>
          <table:table-cell office:value-type="float" office:value="72004.801346064" calcext:value-type="float">
            <text:p>72004.801346064</text:p>
          </table:table-cell>
          <table:table-cell office:value-type="float" office:value="0.750763056479599" calcext:value-type="float">
            <text:p>0.750763056479599</text:p>
          </table:table-cell>
          <table:table-cell office:value-type="float" office:value="307.812853156635" calcext:value-type="float">
            <text:p>307.812853156635</text:p>
          </table:table-cell>
          <table:table-cell office:value-type="float" office:value="135.137350166328" calcext:value-type="float">
            <text:p>135.137350166328</text:p>
          </table:table-cell>
          <table:table-cell office:value-type="float" office:value="55406.3135681944" calcext:value-type="float">
            <text:p>55406.3135681944</text:p>
          </table:table-cell>
          <table:table-cell office:value-type="float" office:value="0.732500606230045" calcext:value-type="float">
            <text:p>0.732500606230045</text:p>
          </table:table-cell>
          <table:table-cell office:value-type="float" office:value="300.325248554318" calcext:value-type="float">
            <text:p>300.325248554318</text:p>
          </table:table-cell>
          <table:table-cell office:value-type="float" office:value="131.850109121408" calcext:value-type="float">
            <text:p>131.850109121408</text:p>
          </table:table-cell>
          <table:table-cell office:value-type="float" office:value="54058.5447397773" calcext:value-type="float">
            <text:p>54058.54473977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80" calcext:value-type="float">
            <text:p>180</text:p>
          </table:table-cell>
          <table:table-cell office:value-type="float" office:value="50400" calcext:value-type="float">
            <text:p>50400</text:p>
          </table:table-cell>
          <table:table-cell office:value-type="float" office:value="0.130413846173792" calcext:value-type="float">
            <text:p>0.130413846173792</text:p>
          </table:table-cell>
          <table:table-cell office:value-type="float" office:value="36.5158769286617" calcext:value-type="float">
            <text:p>36.5158769286617</text:p>
          </table:table-cell>
          <table:table-cell office:value-type="float" office:value="23.4744923112825" calcext:value-type="float">
            <text:p>23.4744923112825</text:p>
          </table:table-cell>
          <table:table-cell office:value-type="float" office:value="6572.85784715911" calcext:value-type="float">
            <text:p>6572.85784715911</text:p>
          </table:table-cell>
          <table:table-cell office:value-type="float" office:value="0.190032766339208" calcext:value-type="float">
            <text:p>0.190032766339208</text:p>
          </table:table-cell>
          <table:table-cell office:value-type="float" office:value="53.2091745749783" calcext:value-type="float">
            <text:p>53.2091745749783</text:p>
          </table:table-cell>
          <table:table-cell office:value-type="float" office:value="34.2058979410575" calcext:value-type="float">
            <text:p>34.2058979410575</text:p>
          </table:table-cell>
          <table:table-cell office:value-type="float" office:value="9577.65142349609" calcext:value-type="float">
            <text:p>9577.65142349609</text:p>
          </table:table-cell>
          <table:table-cell office:value-type="float" office:value="0.0247829039573416" calcext:value-type="float">
            <text:p>0.024782903957342</text:p>
          </table:table-cell>
          <table:table-cell office:value-type="float" office:value="6.93921310805565" calcext:value-type="float">
            <text:p>6.93921310805565</text:p>
          </table:table-cell>
          <table:table-cell office:value-type="float" office:value="4.46092271232149" calcext:value-type="float">
            <text:p>4.46092271232149</text:p>
          </table:table-cell>
          <table:table-cell office:value-type="float" office:value="1249.05835945002" calcext:value-type="float">
            <text:p>1249.05835945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80" calcext:value-type="float">
            <text:p>180</text:p>
          </table:table-cell>
          <table:table-cell office:value-type="float" office:value="50400" calcext:value-type="float">
            <text:p>50400</text:p>
          </table:table-cell>
          <table:table-cell office:value-type="float" office:value="0.369111709164345" calcext:value-type="float">
            <text:p>0.369111709164345</text:p>
          </table:table-cell>
          <table:table-cell office:value-type="float" office:value="103.351278566017" calcext:value-type="float">
            <text:p>103.351278566017</text:p>
          </table:table-cell>
          <table:table-cell office:value-type="float" office:value="66.4401076495821" calcext:value-type="float">
            <text:p>66.4401076495821</text:p>
          </table:table-cell>
          <table:table-cell office:value-type="float" office:value="18603.230141883" calcext:value-type="float">
            <text:p>18603.230141883</text:p>
          </table:table-cell>
          <table:table-cell office:value-type="float" office:value="0.826454125634742" calcext:value-type="float">
            <text:p>0.826454125634742</text:p>
          </table:table-cell>
          <table:table-cell office:value-type="float" office:value="231.407155177728" calcext:value-type="float">
            <text:p>231.407155177728</text:p>
          </table:table-cell>
          <table:table-cell office:value-type="float" office:value="148.761742614254" calcext:value-type="float">
            <text:p>148.761742614254</text:p>
          </table:table-cell>
          <table:table-cell office:value-type="float" office:value="41653.287931991" calcext:value-type="float">
            <text:p>41653.287931991</text:p>
          </table:table-cell>
          <table:table-cell office:value-type="float" office:value="0.305053894858964" calcext:value-type="float">
            <text:p>0.305053894858964</text:p>
          </table:table-cell>
          <table:table-cell office:value-type="float" office:value="85.4150905605099" calcext:value-type="float">
            <text:p>85.4150905605099</text:p>
          </table:table-cell>
          <table:table-cell office:value-type="float" office:value="54.9097010746135" calcext:value-type="float">
            <text:p>54.9097010746135</text:p>
          </table:table-cell>
          <table:table-cell office:value-type="float" office:value="15374.7163008918" calcext:value-type="float">
            <text:p>15374.71630089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180" calcext:value-type="float">
            <text:p>180</text:p>
          </table:table-cell>
          <table:table-cell office:value-type="float" office:value="61200" calcext:value-type="float">
            <text:p>61200</text:p>
          </table:table-cell>
          <table:table-cell office:value-type="float" office:value="0.0215337833256051" calcext:value-type="float">
            <text:p>0.021533783325605</text:p>
          </table:table-cell>
          <table:table-cell office:value-type="float" office:value="7.32148633070572" calcext:value-type="float">
            <text:p>7.32148633070572</text:p>
          </table:table-cell>
          <table:table-cell office:value-type="float" office:value="3.87608099860891" calcext:value-type="float">
            <text:p>3.87608099860891</text:p>
          </table:table-cell>
          <table:table-cell office:value-type="float" office:value="1317.86753952703" calcext:value-type="float">
            <text:p>1317.86753952703</text:p>
          </table:table-cell>
          <table:table-cell office:value-type="float" office:value="0.945194760388826" calcext:value-type="float">
            <text:p>0.945194760388826</text:p>
          </table:table-cell>
          <table:table-cell office:value-type="float" office:value="321.366218532201" calcext:value-type="float">
            <text:p>321.366218532201</text:p>
          </table:table-cell>
          <table:table-cell office:value-type="float" office:value="170.135056869989" calcext:value-type="float">
            <text:p>170.135056869989</text:p>
          </table:table-cell>
          <table:table-cell office:value-type="float" office:value="57845.9193357961" calcext:value-type="float">
            <text:p>57845.9193357961</text:p>
          </table:table-cell>
          <table:table-cell office:value-type="float" office:value="0.0203536191707102" calcext:value-type="float">
            <text:p>0.02035361917071</text:p>
          </table:table-cell>
          <table:table-cell office:value-type="float" office:value="6.92023051804146" calcext:value-type="float">
            <text:p>6.92023051804146</text:p>
          </table:table-cell>
          <table:table-cell office:value-type="float" office:value="3.66365145072783" calcext:value-type="float">
            <text:p>3.66365145072783</text:p>
          </table:table-cell>
          <table:table-cell office:value-type="float" office:value="1245.64149324746" calcext:value-type="float">
            <text:p>1245.641493247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80" calcext:value-type="float">
            <text:p>180</text:p>
          </table:table-cell>
          <table:table-cell office:value-type="float" office:value="59400" calcext:value-type="float">
            <text:p>59400</text:p>
          </table:table-cell>
          <table:table-cell office:value-type="float" office:value="0.513087506087857" calcext:value-type="float">
            <text:p>0.513087506087857</text:p>
          </table:table-cell>
          <table:table-cell office:value-type="float" office:value="169.318877008993" calcext:value-type="float">
            <text:p>169.318877008993</text:p>
          </table:table-cell>
          <table:table-cell office:value-type="float" office:value="92.3557510958142" calcext:value-type="float">
            <text:p>92.3557510958142</text:p>
          </table:table-cell>
          <table:table-cell office:value-type="float" office:value="30477.3978616187" calcext:value-type="float">
            <text:p>30477.3978616187</text:p>
          </table:table-cell>
          <table:table-cell office:value-type="float" office:value="0.0724483567923513" calcext:value-type="float">
            <text:p>0.072448356792351</text:p>
          </table:table-cell>
          <table:table-cell office:value-type="float" office:value="23.9079577414759" calcext:value-type="float">
            <text:p>23.9079577414759</text:p>
          </table:table-cell>
          <table:table-cell office:value-type="float" office:value="13.0407042226232" calcext:value-type="float">
            <text:p>13.0407042226232</text:p>
          </table:table-cell>
          <table:table-cell office:value-type="float" office:value="4303.43239346567" calcext:value-type="float">
            <text:p>4303.43239346567</text:p>
          </table:table-cell>
          <table:table-cell office:value-type="float" office:value="0.0371723467067508" calcext:value-type="float">
            <text:p>0.037172346706751</text:p>
          </table:table-cell>
          <table:table-cell office:value-type="float" office:value="12.2668744132278" calcext:value-type="float">
            <text:p>12.2668744132278</text:p>
          </table:table-cell>
          <table:table-cell office:value-type="float" office:value="6.69102240721514" calcext:value-type="float">
            <text:p>6.69102240721514</text:p>
          </table:table-cell>
          <table:table-cell office:value-type="float" office:value="2208.037394381" calcext:value-type="float">
            <text:p>2208.037394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180" calcext:value-type="float">
            <text:p>180</text:p>
          </table:table-cell>
          <table:table-cell office:value-type="float" office:value="88200" calcext:value-type="float">
            <text:p>88200</text:p>
          </table:table-cell>
          <table:table-cell office:value-type="float" office:value="0.310510276224821" calcext:value-type="float">
            <text:p>0.310510276224821</text:p>
          </table:table-cell>
          <table:table-cell office:value-type="float" office:value="152.150035350162" calcext:value-type="float">
            <text:p>152.150035350162</text:p>
          </table:table-cell>
          <table:table-cell office:value-type="float" office:value="55.8918497204678" calcext:value-type="float">
            <text:p>55.8918497204678</text:p>
          </table:table-cell>
          <table:table-cell office:value-type="float" office:value="27387.0063630292" calcext:value-type="float">
            <text:p>27387.0063630292</text:p>
          </table:table-cell>
          <table:table-cell office:value-type="float" office:value="0.184390694002027" calcext:value-type="float">
            <text:p>0.184390694002027</text:p>
          </table:table-cell>
          <table:table-cell office:value-type="float" office:value="90.3514400609931" calcext:value-type="float">
            <text:p>90.3514400609931</text:p>
          </table:table-cell>
          <table:table-cell office:value-type="float" office:value="33.1903249203648" calcext:value-type="float">
            <text:p>33.1903249203648</text:p>
          </table:table-cell>
          <table:table-cell office:value-type="float" office:value="16263.2592109788" calcext:value-type="float">
            <text:p>16263.2592109788</text:p>
          </table:table-cell>
          <table:table-cell office:value-type="float" office:value="0.0572552053278558" calcext:value-type="float">
            <text:p>0.057255205327856</text:p>
          </table:table-cell>
          <table:table-cell office:value-type="float" office:value="28.0550506106494" calcext:value-type="float">
            <text:p>28.0550506106494</text:p>
          </table:table-cell>
          <table:table-cell office:value-type="float" office:value="10.3059369590141" calcext:value-type="float">
            <text:p>10.3059369590141</text:p>
          </table:table-cell>
          <table:table-cell office:value-type="float" office:value="5049.90910991689" calcext:value-type="float">
            <text:p>5049.9091099168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180" calcext:value-type="float">
            <text:p>180</text:p>
          </table:table-cell>
          <table:table-cell office:value-type="float" office:value="81000" calcext:value-type="float">
            <text:p>81000</text:p>
          </table:table-cell>
          <table:table-cell office:value-type="float" office:value="0.261175619188218" calcext:value-type="float">
            <text:p>0.261175619188218</text:p>
          </table:table-cell>
          <table:table-cell office:value-type="float" office:value="117.529028634698" calcext:value-type="float">
            <text:p>117.529028634698</text:p>
          </table:table-cell>
          <table:table-cell office:value-type="float" office:value="47.0116114538793" calcext:value-type="float">
            <text:p>47.0116114538793</text:p>
          </table:table-cell>
          <table:table-cell office:value-type="float" office:value="21155.2251542457" calcext:value-type="float">
            <text:p>21155.2251542457</text:p>
          </table:table-cell>
          <table:table-cell office:value-type="float" office:value="0.834947506493494" calcext:value-type="float">
            <text:p>0.834947506493494</text:p>
          </table:table-cell>
          <table:table-cell office:value-type="float" office:value="375.726377922072" calcext:value-type="float">
            <text:p>375.726377922072</text:p>
          </table:table-cell>
          <table:table-cell office:value-type="float" office:value="150.290551168829" calcext:value-type="float">
            <text:p>150.290551168829</text:p>
          </table:table-cell>
          <table:table-cell office:value-type="float" office:value="67630.748025973" calcext:value-type="float">
            <text:p>67630.748025973</text:p>
          </table:table-cell>
          <table:table-cell office:value-type="float" office:value="0.218067931998097" calcext:value-type="float">
            <text:p>0.218067931998097</text:p>
          </table:table-cell>
          <table:table-cell office:value-type="float" office:value="98.1305693991438" calcext:value-type="float">
            <text:p>98.1305693991438</text:p>
          </table:table-cell>
          <table:table-cell office:value-type="float" office:value="39.2522277596575" calcext:value-type="float">
            <text:p>39.2522277596575</text:p>
          </table:table-cell>
          <table:table-cell office:value-type="float" office:value="17663.5024918459" calcext:value-type="float">
            <text:p>17663.50249184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21600" calcext:value-type="float">
            <text:p>21600</text:p>
          </table:table-cell>
          <table:table-cell office:value-type="float" office:value="0.303802129854366" calcext:value-type="float">
            <text:p>0.303802129854366</text:p>
          </table:table-cell>
          <table:table-cell office:value-type="float" office:value="36.4562555825239" calcext:value-type="float">
            <text:p>36.4562555825239</text:p>
          </table:table-cell>
          <table:table-cell office:value-type="float" office:value="54.6843833737858" calcext:value-type="float">
            <text:p>54.6843833737858</text:p>
          </table:table-cell>
          <table:table-cell office:value-type="float" office:value="6562.1260048543" calcext:value-type="float">
            <text:p>6562.1260048543</text:p>
          </table:table-cell>
          <table:table-cell office:value-type="float" office:value="0.968746159965812" calcext:value-type="float">
            <text:p>0.968746159965812</text:p>
          </table:table-cell>
          <table:table-cell office:value-type="float" office:value="116.249539195897" calcext:value-type="float">
            <text:p>116.249539195897</text:p>
          </table:table-cell>
          <table:table-cell office:value-type="float" office:value="174.374308793846" calcext:value-type="float">
            <text:p>174.374308793846</text:p>
          </table:table-cell>
          <table:table-cell office:value-type="float" office:value="20924.9170552615" calcext:value-type="float">
            <text:p>20924.9170552615</text:p>
          </table:table-cell>
          <table:table-cell office:value-type="float" office:value="0.294307146685852" calcext:value-type="float">
            <text:p>0.294307146685852</text:p>
          </table:table-cell>
          <table:table-cell office:value-type="float" office:value="35.3168576023022" calcext:value-type="float">
            <text:p>35.3168576023022</text:p>
          </table:table-cell>
          <table:table-cell office:value-type="float" office:value="52.9752864034533" calcext:value-type="float">
            <text:p>52.9752864034533</text:p>
          </table:table-cell>
          <table:table-cell office:value-type="float" office:value="6357.0343684144" calcext:value-type="float">
            <text:p>6357.03436841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180" calcext:value-type="float">
            <text:p>180</text:p>
          </table:table-cell>
          <table:table-cell office:value-type="float" office:value="79200" calcext:value-type="float">
            <text:p>79200</text:p>
          </table:table-cell>
          <table:table-cell office:value-type="float" office:value="0.452584476278081" calcext:value-type="float">
            <text:p>0.452584476278081</text:p>
          </table:table-cell>
          <table:table-cell office:value-type="float" office:value="199.137169562356" calcext:value-type="float">
            <text:p>199.137169562356</text:p>
          </table:table-cell>
          <table:table-cell office:value-type="float" office:value="81.4652057300546" calcext:value-type="float">
            <text:p>81.4652057300546</text:p>
          </table:table-cell>
          <table:table-cell office:value-type="float" office:value="35844.690521224" calcext:value-type="float">
            <text:p>35844.690521224</text:p>
          </table:table-cell>
          <table:table-cell office:value-type="float" office:value="0.0449906986779571" calcext:value-type="float">
            <text:p>0.044990698677957</text:p>
          </table:table-cell>
          <table:table-cell office:value-type="float" office:value="19.7959074183011" calcext:value-type="float">
            <text:p>19.7959074183011</text:p>
          </table:table-cell>
          <table:table-cell office:value-type="float" office:value="8.09832576203227" calcext:value-type="float">
            <text:p>8.09832576203227</text:p>
          </table:table-cell>
          <table:table-cell office:value-type="float" office:value="3563.2633352942" calcext:value-type="float">
            <text:p>3563.2633352942</text:p>
          </table:table-cell>
          <table:table-cell office:value-type="float" office:value="0.0203620917985482" calcext:value-type="float">
            <text:p>0.020362091798548</text:p>
          </table:table-cell>
          <table:table-cell office:value-type="float" office:value="8.95932039136119" calcext:value-type="float">
            <text:p>8.95932039136119</text:p>
          </table:table-cell>
          <table:table-cell office:value-type="float" office:value="3.66517652373867" calcext:value-type="float">
            <text:p>3.66517652373867</text:p>
          </table:table-cell>
          <table:table-cell office:value-type="float" office:value="1612.67767044501" calcext:value-type="float">
            <text:p>1612.677670445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0900" calcext:value-type="float">
            <text:p>20900</text:p>
          </table:table-cell>
          <table:table-cell office:value-type="float" office:value="0.079453623373872" calcext:value-type="float">
            <text:p>0.079453623373872</text:p>
          </table:table-cell>
          <table:table-cell office:value-type="float" office:value="8.73989857112592" calcext:value-type="float">
            <text:p>8.73989857112592</text:p>
          </table:table-cell>
          <table:table-cell office:value-type="float" office:value="15.0961884410357" calcext:value-type="float">
            <text:p>15.0961884410357</text:p>
          </table:table-cell>
          <table:table-cell office:value-type="float" office:value="1660.58072851392" calcext:value-type="float">
            <text:p>1660.58072851392</text:p>
          </table:table-cell>
          <table:table-cell office:value-type="float" office:value="0.594808597683063" calcext:value-type="float">
            <text:p>0.594808597683063</text:p>
          </table:table-cell>
          <table:table-cell office:value-type="float" office:value="65.4289457451369" calcext:value-type="float">
            <text:p>65.4289457451369</text:p>
          </table:table-cell>
          <table:table-cell office:value-type="float" office:value="113.013633559782" calcext:value-type="float">
            <text:p>113.013633559782</text:p>
          </table:table-cell>
          <table:table-cell office:value-type="float" office:value="12431.499691576" calcext:value-type="float">
            <text:p>12431.499691576</text:p>
          </table:table-cell>
          <table:table-cell office:value-type="float" office:value="0.047259698299851" calcext:value-type="float">
            <text:p>0.047259698299851</text:p>
          </table:table-cell>
          <table:table-cell office:value-type="float" office:value="5.19856681298361" calcext:value-type="float">
            <text:p>5.19856681298361</text:p>
          </table:table-cell>
          <table:table-cell office:value-type="float" office:value="8.97934267697169" calcext:value-type="float">
            <text:p>8.97934267697169</text:p>
          </table:table-cell>
          <table:table-cell office:value-type="float" office:value="987.727694466886" calcext:value-type="float">
            <text:p>987.7276944668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90" calcext:value-type="float">
            <text:p>190</text:p>
          </table:table-cell>
          <table:table-cell office:value-type="float" office:value="77900" calcext:value-type="float">
            <text:p>77900</text:p>
          </table:table-cell>
          <table:table-cell office:value-type="float" office:value="0.932846428518434" calcext:value-type="float">
            <text:p>0.932846428518434</text:p>
          </table:table-cell>
          <table:table-cell office:value-type="float" office:value="382.467035692558" calcext:value-type="float">
            <text:p>382.467035692558</text:p>
          </table:table-cell>
          <table:table-cell office:value-type="float" office:value="177.240821418502" calcext:value-type="float">
            <text:p>177.240821418502</text:p>
          </table:table-cell>
          <table:table-cell office:value-type="float" office:value="72668.736781586" calcext:value-type="float">
            <text:p>72668.736781586</text:p>
          </table:table-cell>
          <table:table-cell office:value-type="float" office:value="0.741848959991823" calcext:value-type="float">
            <text:p>0.741848959991823</text:p>
          </table:table-cell>
          <table:table-cell office:value-type="float" office:value="304.158073596647" calcext:value-type="float">
            <text:p>304.158073596647</text:p>
          </table:table-cell>
          <table:table-cell office:value-type="float" office:value="140.951302398446" calcext:value-type="float">
            <text:p>140.951302398446</text:p>
          </table:table-cell>
          <table:table-cell office:value-type="float" office:value="57790.033983363" calcext:value-type="float">
            <text:p>57790.033983363</text:p>
          </table:table-cell>
          <table:table-cell office:value-type="float" office:value="0.692031152828487" calcext:value-type="float">
            <text:p>0.692031152828487</text:p>
          </table:table-cell>
          <table:table-cell office:value-type="float" office:value="283.73277265968" calcext:value-type="float">
            <text:p>283.73277265968</text:p>
          </table:table-cell>
          <table:table-cell office:value-type="float" office:value="131.485919037413" calcext:value-type="float">
            <text:p>131.485919037413</text:p>
          </table:table-cell>
          <table:table-cell office:value-type="float" office:value="53909.2268053391" calcext:value-type="float">
            <text:p>53909.22680533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28500" calcext:value-type="float">
            <text:p>28500</text:p>
          </table:table-cell>
          <table:table-cell office:value-type="float" office:value="0.322083970520882" calcext:value-type="float">
            <text:p>0.322083970520882</text:p>
          </table:table-cell>
          <table:table-cell office:value-type="float" office:value="48.3125955781323" calcext:value-type="float">
            <text:p>48.3125955781323</text:p>
          </table:table-cell>
          <table:table-cell office:value-type="float" office:value="61.1959543989675" calcext:value-type="float">
            <text:p>61.1959543989675</text:p>
          </table:table-cell>
          <table:table-cell office:value-type="float" office:value="9179.39315984513" calcext:value-type="float">
            <text:p>9179.39315984513</text:p>
          </table:table-cell>
          <table:table-cell office:value-type="float" office:value="0.721147765192674" calcext:value-type="float">
            <text:p>0.721147765192674</text:p>
          </table:table-cell>
          <table:table-cell office:value-type="float" office:value="108.172164778901" calcext:value-type="float">
            <text:p>108.172164778901</text:p>
          </table:table-cell>
          <table:table-cell office:value-type="float" office:value="137.018075386608" calcext:value-type="float">
            <text:p>137.018075386608</text:p>
          </table:table-cell>
          <table:table-cell office:value-type="float" office:value="20552.7113079912" calcext:value-type="float">
            <text:p>20552.7113079912</text:p>
          </table:table-cell>
          <table:table-cell office:value-type="float" office:value="0.232270135545517" calcext:value-type="float">
            <text:p>0.232270135545517</text:p>
          </table:table-cell>
          <table:table-cell office:value-type="float" office:value="34.8405203318275" calcext:value-type="float">
            <text:p>34.8405203318275</text:p>
          </table:table-cell>
          <table:table-cell office:value-type="float" office:value="44.1313257536482" calcext:value-type="float">
            <text:p>44.1313257536482</text:p>
          </table:table-cell>
          <table:table-cell office:value-type="float" office:value="6619.69886304723" calcext:value-type="float">
            <text:p>6619.698863047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90" calcext:value-type="float">
            <text:p>190</text:p>
          </table:table-cell>
          <table:table-cell office:value-type="float" office:value="24700" calcext:value-type="float">
            <text:p>24700</text:p>
          </table:table-cell>
          <table:table-cell office:value-type="float" office:value="0.603978102282927" calcext:value-type="float">
            <text:p>0.603978102282927</text:p>
          </table:table-cell>
          <table:table-cell office:value-type="float" office:value="78.5171532967806" calcext:value-type="float">
            <text:p>78.5171532967806</text:p>
          </table:table-cell>
          <table:table-cell office:value-type="float" office:value="114.755839433756" calcext:value-type="float">
            <text:p>114.755839433756</text:p>
          </table:table-cell>
          <table:table-cell office:value-type="float" office:value="14918.2591263883" calcext:value-type="float">
            <text:p>14918.2591263883</text:p>
          </table:table-cell>
          <table:table-cell office:value-type="float" office:value="0.409618277884993" calcext:value-type="float">
            <text:p>0.409618277884993</text:p>
          </table:table-cell>
          <table:table-cell office:value-type="float" office:value="53.250376125049" calcext:value-type="float">
            <text:p>53.250376125049</text:p>
          </table:table-cell>
          <table:table-cell office:value-type="float" office:value="77.8274727981486" calcext:value-type="float">
            <text:p>77.8274727981486</text:p>
          </table:table-cell>
          <table:table-cell office:value-type="float" office:value="10117.5714637593" calcext:value-type="float">
            <text:p>10117.5714637593</text:p>
          </table:table-cell>
          <table:table-cell office:value-type="float" office:value="0.247400470137379" calcext:value-type="float">
            <text:p>0.247400470137379</text:p>
          </table:table-cell>
          <table:table-cell office:value-type="float" office:value="32.1620611178592" calcext:value-type="float">
            <text:p>32.1620611178592</text:p>
          </table:table-cell>
          <table:table-cell office:value-type="float" office:value="47.006089326102" calcext:value-type="float">
            <text:p>47.006089326102</text:p>
          </table:table-cell>
          <table:table-cell office:value-type="float" office:value="6110.79161239325" calcext:value-type="float">
            <text:p>6110.791612393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90" calcext:value-type="float">
            <text:p>190</text:p>
          </table:table-cell>
          <table:table-cell office:value-type="float" office:value="77900" calcext:value-type="float">
            <text:p>77900</text:p>
          </table:table-cell>
          <table:table-cell office:value-type="float" office:value="0.294006312795015" calcext:value-type="float">
            <text:p>0.294006312795015</text:p>
          </table:table-cell>
          <table:table-cell office:value-type="float" office:value="120.542588245956" calcext:value-type="float">
            <text:p>120.542588245956</text:p>
          </table:table-cell>
          <table:table-cell office:value-type="float" office:value="55.8611994310528" calcext:value-type="float">
            <text:p>55.8611994310528</text:p>
          </table:table-cell>
          <table:table-cell office:value-type="float" office:value="22903.0917667317" calcext:value-type="float">
            <text:p>22903.0917667317</text:p>
          </table:table-cell>
          <table:table-cell office:value-type="float" office:value="0.753161277736759" calcext:value-type="float">
            <text:p>0.753161277736759</text:p>
          </table:table-cell>
          <table:table-cell office:value-type="float" office:value="308.796123872071" calcext:value-type="float">
            <text:p>308.796123872071</text:p>
          </table:table-cell>
          <table:table-cell office:value-type="float" office:value="143.100642769984" calcext:value-type="float">
            <text:p>143.100642769984</text:p>
          </table:table-cell>
          <table:table-cell office:value-type="float" office:value="58671.2635356935" calcext:value-type="float">
            <text:p>58671.2635356935</text:p>
          </table:table-cell>
          <table:table-cell office:value-type="float" office:value="0.221434170207366" calcext:value-type="float">
            <text:p>0.221434170207366</text:p>
          </table:table-cell>
          <table:table-cell office:value-type="float" office:value="90.7880097850203" calcext:value-type="float">
            <text:p>90.7880097850203</text:p>
          </table:table-cell>
          <table:table-cell office:value-type="float" office:value="42.0724923393996" calcext:value-type="float">
            <text:p>42.0724923393996</text:p>
          </table:table-cell>
          <table:table-cell office:value-type="float" office:value="17249.7218591539" calcext:value-type="float">
            <text:p>17249.72185915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428087487069572" calcext:value-type="float">
            <text:p>0.042808748706957</text:p>
          </table:table-cell>
          <table:table-cell office:value-type="float" office:value="280" calcext:value-type="float">
            <text:p>280</text:p>
          </table:table-cell>
          <table:table-cell office:value-type="float" office:value="190" calcext:value-type="float">
            <text:p>190</text:p>
          </table:table-cell>
          <table:table-cell office:value-type="float" office:value="53200" calcext:value-type="float">
            <text:p>53200</text:p>
          </table:table-cell>
          <table:table-cell office:value-type="float" office:value="0.739825781015834" calcext:value-type="float">
            <text:p>0.739825781015834</text:p>
          </table:table-cell>
          <table:table-cell office:value-type="float" office:value="207.151218684433" calcext:value-type="float">
            <text:p>207.151218684433</text:p>
          </table:table-cell>
          <table:table-cell office:value-type="float" office:value="140.566898393008" calcext:value-type="float">
            <text:p>140.566898393008</text:p>
          </table:table-cell>
          <table:table-cell office:value-type="float" office:value="39358.7315500423" calcext:value-type="float">
            <text:p>39358.7315500423</text:p>
          </table:table-cell>
          <table:table-cell office:value-type="float" office:value="0.65404140923128" calcext:value-type="float">
            <text:p>0.65404140923128</text:p>
          </table:table-cell>
          <table:table-cell office:value-type="float" office:value="183.131594584758" calcext:value-type="float">
            <text:p>183.131594584758</text:p>
          </table:table-cell>
          <table:table-cell office:value-type="float" office:value="124.267867753943" calcext:value-type="float">
            <text:p>124.267867753943</text:p>
          </table:table-cell>
          <table:table-cell office:value-type="float" office:value="34795.0029711041" calcext:value-type="float">
            <text:p>34795.0029711041</text:p>
          </table:table-cell>
          <table:table-cell office:value-type="float" office:value="0.483876696401228" calcext:value-type="float">
            <text:p>0.483876696401228</text:p>
          </table:table-cell>
          <table:table-cell office:value-type="float" office:value="135.485474992344" calcext:value-type="float">
            <text:p>135.485474992344</text:p>
          </table:table-cell>
          <table:table-cell office:value-type="float" office:value="91.9365723162333" calcext:value-type="float">
            <text:p>91.9365723162333</text:p>
          </table:table-cell>
          <table:table-cell office:value-type="float" office:value="25742.2402485453" calcext:value-type="float">
            <text:p>25742.24024854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90" calcext:value-type="float">
            <text:p>190</text:p>
          </table:table-cell>
          <table:table-cell office:value-type="float" office:value="53200" calcext:value-type="float">
            <text:p>53200</text:p>
          </table:table-cell>
          <table:table-cell office:value-type="float" office:value="0.34768170859157" calcext:value-type="float">
            <text:p>0.34768170859157</text:p>
          </table:table-cell>
          <table:table-cell office:value-type="float" office:value="97.3508784056395" calcext:value-type="float">
            <text:p>97.3508784056395</text:p>
          </table:table-cell>
          <table:table-cell office:value-type="float" office:value="66.0595246323982" calcext:value-type="float">
            <text:p>66.0595246323982</text:p>
          </table:table-cell>
          <table:table-cell office:value-type="float" office:value="18496.6668970715" calcext:value-type="float">
            <text:p>18496.6668970715</text:p>
          </table:table-cell>
          <table:table-cell office:value-type="float" office:value="0.344315017726361" calcext:value-type="float">
            <text:p>0.344315017726361</text:p>
          </table:table-cell>
          <table:table-cell office:value-type="float" office:value="96.408204963381" calcext:value-type="float">
            <text:p>96.408204963381</text:p>
          </table:table-cell>
          <table:table-cell office:value-type="float" office:value="65.4198533680085" calcext:value-type="float">
            <text:p>65.4198533680085</text:p>
          </table:table-cell>
          <table:table-cell office:value-type="float" office:value="18317.5589430424" calcext:value-type="float">
            <text:p>18317.5589430424</text:p>
          </table:table-cell>
          <table:table-cell office:value-type="float" office:value="0.119712033656838" calcext:value-type="float">
            <text:p>0.119712033656838</text:p>
          </table:table-cell>
          <table:table-cell office:value-type="float" office:value="33.5193694239145" calcext:value-type="float">
            <text:p>33.5193694239145</text:p>
          </table:table-cell>
          <table:table-cell office:value-type="float" office:value="22.7452863947991" calcext:value-type="float">
            <text:p>22.7452863947991</text:p>
          </table:table-cell>
          <table:table-cell office:value-type="float" office:value="6368.68019054376" calcext:value-type="float">
            <text:p>6368.680190543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190" calcext:value-type="float">
            <text:p>190</text:p>
          </table:table-cell>
          <table:table-cell office:value-type="float" office:value="64600" calcext:value-type="float">
            <text:p>64600</text:p>
          </table:table-cell>
          <table:table-cell office:value-type="float" office:value="0.0929701554999249" calcext:value-type="float">
            <text:p>0.092970155499925</text:p>
          </table:table-cell>
          <table:table-cell office:value-type="float" office:value="31.6098528699745" calcext:value-type="float">
            <text:p>31.6098528699745</text:p>
          </table:table-cell>
          <table:table-cell office:value-type="float" office:value="17.6643295449857" calcext:value-type="float">
            <text:p>17.6643295449857</text:p>
          </table:table-cell>
          <table:table-cell office:value-type="float" office:value="6005.87204529515" calcext:value-type="float">
            <text:p>6005.87204529515</text:p>
          </table:table-cell>
          <table:table-cell office:value-type="float" office:value="0.645833374523977" calcext:value-type="float">
            <text:p>0.645833374523977</text:p>
          </table:table-cell>
          <table:table-cell office:value-type="float" office:value="219.583347338152" calcext:value-type="float">
            <text:p>219.583347338152</text:p>
          </table:table-cell>
          <table:table-cell office:value-type="float" office:value="122.708341159556" calcext:value-type="float">
            <text:p>122.708341159556</text:p>
          </table:table-cell>
          <table:table-cell office:value-type="float" office:value="41720.8359942489" calcext:value-type="float">
            <text:p>41720.8359942489</text:p>
          </table:table-cell>
          <table:table-cell office:value-type="float" office:value="0.0600432292565354" calcext:value-type="float">
            <text:p>0.060043229256535</text:p>
          </table:table-cell>
          <table:table-cell office:value-type="float" office:value="20.414697947222" calcext:value-type="float">
            <text:p>20.414697947222</text:p>
          </table:table-cell>
          <table:table-cell office:value-type="float" office:value="11.4082135587417" calcext:value-type="float">
            <text:p>11.4082135587417</text:p>
          </table:table-cell>
          <table:table-cell office:value-type="float" office:value="3878.79260997219" calcext:value-type="float">
            <text:p>3878.792609972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90" calcext:value-type="float">
            <text:p>190</text:p>
          </table:table-cell>
          <table:table-cell office:value-type="float" office:value="62700" calcext:value-type="float">
            <text:p>62700</text:p>
          </table:table-cell>
          <table:table-cell office:value-type="float" office:value="0.724229058459168" calcext:value-type="float">
            <text:p>0.724229058459168</text:p>
          </table:table-cell>
          <table:table-cell office:value-type="float" office:value="238.995589291526" calcext:value-type="float">
            <text:p>238.995589291526</text:p>
          </table:table-cell>
          <table:table-cell office:value-type="float" office:value="137.603521107242" calcext:value-type="float">
            <text:p>137.603521107242</text:p>
          </table:table-cell>
          <table:table-cell office:value-type="float" office:value="45409.1619653899" calcext:value-type="float">
            <text:p>45409.1619653899</text:p>
          </table:table-cell>
          <table:table-cell office:value-type="float" office:value="0.879844846305709" calcext:value-type="float">
            <text:p>0.879844846305709</text:p>
          </table:table-cell>
          <table:table-cell office:value-type="float" office:value="290.348799280884" calcext:value-type="float">
            <text:p>290.348799280884</text:p>
          </table:table-cell>
          <table:table-cell office:value-type="float" office:value="167.170520798085" calcext:value-type="float">
            <text:p>167.170520798085</text:p>
          </table:table-cell>
          <table:table-cell office:value-type="float" office:value="55166.271863368" calcext:value-type="float">
            <text:p>55166.271863368</text:p>
          </table:table-cell>
          <table:table-cell office:value-type="float" office:value="0.637209204630135" calcext:value-type="float">
            <text:p>0.637209204630135</text:p>
          </table:table-cell>
          <table:table-cell office:value-type="float" office:value="210.279037527945" calcext:value-type="float">
            <text:p>210.279037527945</text:p>
          </table:table-cell>
          <table:table-cell office:value-type="float" office:value="121.069748879726" calcext:value-type="float">
            <text:p>121.069748879726</text:p>
          </table:table-cell>
          <table:table-cell office:value-type="float" office:value="39953.0171303095" calcext:value-type="float">
            <text:p>39953.01713030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723325346082727" calcext:value-type="float">
            <text:p>0.723325346082727</text:p>
          </table:table-cell>
          <table:table-cell office:value-type="float" office:value="490" calcext:value-type="float">
            <text:p>490</text:p>
          </table:table-cell>
          <table:table-cell office:value-type="float" office:value="190" calcext:value-type="float">
            <text:p>190</text:p>
          </table:table-cell>
          <table:table-cell office:value-type="float" office:value="93100" calcext:value-type="float">
            <text:p>93100</text:p>
          </table:table-cell>
          <table:table-cell office:value-type="float" office:value="0.967094341371773" calcext:value-type="float">
            <text:p>0.967094341371773</text:p>
          </table:table-cell>
          <table:table-cell office:value-type="float" office:value="473.876227272169" calcext:value-type="float">
            <text:p>473.876227272169</text:p>
          </table:table-cell>
          <table:table-cell office:value-type="float" office:value="183.747924860637" calcext:value-type="float">
            <text:p>183.747924860637</text:p>
          </table:table-cell>
          <table:table-cell office:value-type="float" office:value="90036.4831817121" calcext:value-type="float">
            <text:p>90036.4831817121</text:p>
          </table:table-cell>
          <table:table-cell office:value-type="float" office:value="0.833241815528154" calcext:value-type="float">
            <text:p>0.833241815528154</text:p>
          </table:table-cell>
          <table:table-cell office:value-type="float" office:value="408.288489608796" calcext:value-type="float">
            <text:p>408.288489608796</text:p>
          </table:table-cell>
          <table:table-cell office:value-type="float" office:value="158.315944950349" calcext:value-type="float">
            <text:p>158.315944950349</text:p>
          </table:table-cell>
          <table:table-cell office:value-type="float" office:value="77574.8130256712" calcext:value-type="float">
            <text:p>77574.8130256712</text:p>
          </table:table-cell>
          <table:table-cell office:value-type="float" office:value="0.805823444791621" calcext:value-type="float">
            <text:p>0.805823444791621</text:p>
          </table:table-cell>
          <table:table-cell office:value-type="float" office:value="394.853487947894" calcext:value-type="float">
            <text:p>394.853487947894</text:p>
          </table:table-cell>
          <table:table-cell office:value-type="float" office:value="153.106454510408" calcext:value-type="float">
            <text:p>153.106454510408</text:p>
          </table:table-cell>
          <table:table-cell office:value-type="float" office:value="75022.1627100999" calcext:value-type="float">
            <text:p>75022.1627100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190" calcext:value-type="float">
            <text:p>190</text:p>
          </table:table-cell>
          <table:table-cell office:value-type="float" office:value="85500" calcext:value-type="float">
            <text:p>85500</text:p>
          </table:table-cell>
          <table:table-cell office:value-type="float" office:value="0.314804795955975" calcext:value-type="float">
            <text:p>0.314804795955975</text:p>
          </table:table-cell>
          <table:table-cell office:value-type="float" office:value="141.662158180189" calcext:value-type="float">
            <text:p>141.662158180189</text:p>
          </table:table-cell>
          <table:table-cell office:value-type="float" office:value="59.8129112316353" calcext:value-type="float">
            <text:p>59.8129112316353</text:p>
          </table:table-cell>
          <table:table-cell office:value-type="float" office:value="26915.8100542359" calcext:value-type="float">
            <text:p>26915.8100542359</text:p>
          </table:table-cell>
          <table:table-cell office:value-type="float" office:value="0.00768120647408809" calcext:value-type="float">
            <text:p>0.007681206474088</text:p>
          </table:table-cell>
          <table:table-cell office:value-type="float" office:value="3.45654291333964" calcext:value-type="float">
            <text:p>3.45654291333964</text:p>
          </table:table-cell>
          <table:table-cell office:value-type="float" office:value="1.45942923007674" calcext:value-type="float">
            <text:p>1.45942923007674</text:p>
          </table:table-cell>
          <table:table-cell office:value-type="float" office:value="656.743153534532" calcext:value-type="float">
            <text:p>656.743153534532</text:p>
          </table:table-cell>
          <table:table-cell office:value-type="float" office:value="0.00241808063677102" calcext:value-type="float">
            <text:p>0.002418080636771</text:p>
          </table:table-cell>
          <table:table-cell office:value-type="float" office:value="1.08813628654696" calcext:value-type="float">
            <text:p>1.08813628654696</text:p>
          </table:table-cell>
          <table:table-cell office:value-type="float" office:value="0.459435320986493" calcext:value-type="float">
            <text:p>0.459435320986493</text:p>
          </table:table-cell>
          <table:table-cell office:value-type="float" office:value="206.745894443922" calcext:value-type="float">
            <text:p>206.74589444392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90" calcext:value-type="float">
            <text:p>190</text:p>
          </table:table-cell>
          <table:table-cell office:value-type="float" office:value="22800" calcext:value-type="float">
            <text:p>22800</text:p>
          </table:table-cell>
          <table:table-cell office:value-type="float" office:value="0.671526550460838" calcext:value-type="float">
            <text:p>0.671526550460838</text:p>
          </table:table-cell>
          <table:table-cell office:value-type="float" office:value="80.5831860553005" calcext:value-type="float">
            <text:p>80.5831860553005</text:p>
          </table:table-cell>
          <table:table-cell office:value-type="float" office:value="127.590044587559" calcext:value-type="float">
            <text:p>127.590044587559</text:p>
          </table:table-cell>
          <table:table-cell office:value-type="float" office:value="15310.8053505071" calcext:value-type="float">
            <text:p>15310.8053505071</text:p>
          </table:table-cell>
          <table:table-cell office:value-type="float" office:value="0.207943128373156" calcext:value-type="float">
            <text:p>0.207943128373156</text:p>
          </table:table-cell>
          <table:table-cell office:value-type="float" office:value="24.9531754047788" calcext:value-type="float">
            <text:p>24.9531754047788</text:p>
          </table:table-cell>
          <table:table-cell office:value-type="float" office:value="39.5091943908997" calcext:value-type="float">
            <text:p>39.5091943908997</text:p>
          </table:table-cell>
          <table:table-cell office:value-type="float" office:value="4741.10332690797" calcext:value-type="float">
            <text:p>4741.10332690797</text:p>
          </table:table-cell>
          <table:table-cell office:value-type="float" office:value="0.139639331688461" calcext:value-type="float">
            <text:p>0.139639331688461</text:p>
          </table:table-cell>
          <table:table-cell office:value-type="float" office:value="16.7567198026153" calcext:value-type="float">
            <text:p>16.7567198026153</text:p>
          </table:table-cell>
          <table:table-cell office:value-type="float" office:value="26.5314730208076" calcext:value-type="float">
            <text:p>26.5314730208076</text:p>
          </table:table-cell>
          <table:table-cell office:value-type="float" office:value="3183.77676249691" calcext:value-type="float">
            <text:p>3183.776762496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190" calcext:value-type="float">
            <text:p>190</text:p>
          </table:table-cell>
          <table:table-cell office:value-type="float" office:value="83600" calcext:value-type="float">
            <text:p>83600</text:p>
          </table:table-cell>
          <table:table-cell office:value-type="float" office:value="0.315361981518208" calcext:value-type="float">
            <text:p>0.315361981518208</text:p>
          </table:table-cell>
          <table:table-cell office:value-type="float" office:value="138.759271868011" calcext:value-type="float">
            <text:p>138.759271868011</text:p>
          </table:table-cell>
          <table:table-cell office:value-type="float" office:value="59.9187764884594" calcext:value-type="float">
            <text:p>59.9187764884594</text:p>
          </table:table-cell>
          <table:table-cell office:value-type="float" office:value="26364.2616549221" calcext:value-type="float">
            <text:p>26364.2616549221</text:p>
          </table:table-cell>
          <table:table-cell office:value-type="float" office:value="0.951906148120372" calcext:value-type="float">
            <text:p>0.951906148120372</text:p>
          </table:table-cell>
          <table:table-cell office:value-type="float" office:value="418.838705172964" calcext:value-type="float">
            <text:p>418.838705172964</text:p>
          </table:table-cell>
          <table:table-cell office:value-type="float" office:value="180.862168142871" calcext:value-type="float">
            <text:p>180.862168142871</text:p>
          </table:table-cell>
          <table:table-cell office:value-type="float" office:value="79579.3539828631" calcext:value-type="float">
            <text:p>79579.3539828631</text:p>
          </table:table-cell>
          <table:table-cell office:value-type="float" office:value="0.300195009090605" calcext:value-type="float">
            <text:p>0.300195009090605</text:p>
          </table:table-cell>
          <table:table-cell office:value-type="float" office:value="132.085803999866" calcext:value-type="float">
            <text:p>132.085803999866</text:p>
          </table:table-cell>
          <table:table-cell office:value-type="float" office:value="57.0370517272149" calcext:value-type="float">
            <text:p>57.0370517272149</text:p>
          </table:table-cell>
          <table:table-cell office:value-type="float" office:value="25096.3027599746" calcext:value-type="float">
            <text:p>25096.3027599746</text:p>
          </table:table-cell>
        </table:table-row>
        <table:table-row table:style-name="ro1" table:number-rows-repeated="1048418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'Test 1'.G1:'Test 1'.G1048576 'Test 1'.K1:'Test 1'.K1048576">
            <calcext:color-scale>
              <calcext:color-scale-entry calcext:value="0" calcext:type="number" calcext:color="#00cc00"/>
              <calcext:color-scale-entry calcext:value="0.5" calcext:type="number" calcext:color="#ffff00"/>
              <calcext:color-scale-entry calcext:value="1" calcext:type="number" calcext:color="#ff0000"/>
            </calcext:color-scale>
          </calcext:conditional-format>
        </calcext:conditional-formats>
      </table:table>
      <table:table table:name="Test 2" table:style-name="ta1">
        <table:table-column table:style-name="co1" table:number-columns-repeated="6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loc</text:p>
          </table:table-cell>
          <table:table-cell office:value-type="string" calcext:value-type="string">
            <text:p>Size R</text:p>
          </table:table-cell>
          <table:table-cell office:value-type="string" calcext:value-type="string">
            <text:p>Size B</text:p>
          </table:table-cell>
          <table:table-cell office:value-type="string" calcext:value-type="string">
            <text:p>R * B</text:p>
          </table:table-cell>
          <table:table-cell table:style-name="ce3" office:value-type="string" calcext:value-type="string">
            <text:p>KR</text:p>
          </table:table-cell>
          <table:table-cell office:value-type="string" calcext:value-type="string">
            <text:p>KR * R</text:p>
          </table:table-cell>
          <table:table-cell office:value-type="string" calcext:value-type="string">
            <text:p>KR * B</text:p>
          </table:table-cell>
          <table:table-cell office:value-type="string" calcext:value-type="string">
            <text:p>KR * R * B</text:p>
          </table:table-cell>
          <table:table-cell table:style-name="Default" office:value-type="string" calcext:value-type="string">
            <text:p>KB</text:p>
          </table:table-cell>
          <table:table-cell office:value-type="string" calcext:value-type="string">
            <text:p>KB * R</text:p>
          </table:table-cell>
          <table:table-cell office:value-type="string" calcext:value-type="string">
            <text:p>KB * B</text:p>
          </table:table-cell>
          <table:table-cell office:value-type="string" calcext:value-type="string">
            <text:p>KB * R * B</text:p>
          </table:table-cell>
          <table:table-cell office:value-type="string" calcext:value-type="string">
            <text:p>KB * KR</text:p>
          </table:table-cell>
          <table:table-cell office:value-type="string" calcext:value-type="string">
            <text:p>KB * KR * R</text:p>
          </table:table-cell>
          <table:table-cell office:value-type="string" calcext:value-type="string">
            <text:p>KB * KR * B</text:p>
          </table:table-cell>
          <table:table-cell office:value-type="string" calcext:value-type="string">
            <text:p>KB * KR * B * 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8827" calcext:value-type="float">
            <text:p>8827</text:p>
          </table:table-cell>
          <table:table-cell office:value-type="float" office:value="0.66456005321849" calcext:value-type="float">
            <text:p>0.66456005321849</text:p>
          </table:table-cell>
          <table:table-cell office:value-type="float" office:value="60.4749648428826" calcext:value-type="float">
            <text:p>60.4749648428826</text:p>
          </table:table-cell>
          <table:table-cell office:value-type="float" office:value="64.4623251621936" calcext:value-type="float">
            <text:p>64.4623251621936</text:p>
          </table:table-cell>
          <table:table-cell office:value-type="float" office:value="5866.07158975961" calcext:value-type="float">
            <text:p>5866.07158975961</text:p>
          </table:table-cell>
          <table:table-cell office:value-type="float" office:value="0.43771418718698" calcext:value-type="float">
            <text:p>0.43771418718698</text:p>
          </table:table-cell>
          <table:table-cell office:value-type="float" office:value="39.8319910340152" calcext:value-type="float">
            <text:p>39.8319910340152</text:p>
          </table:table-cell>
          <table:table-cell office:value-type="float" office:value="42.4582761571371" calcext:value-type="float">
            <text:p>42.4582761571371</text:p>
          </table:table-cell>
          <table:table-cell office:value-type="float" office:value="3863.70313029947" calcext:value-type="float">
            <text:p>3863.70313029947</text:p>
          </table:table-cell>
          <table:table-cell office:value-type="float" office:value="0.290887363531468" calcext:value-type="float">
            <text:p>0.290887363531468</text:p>
          </table:table-cell>
          <table:table-cell office:value-type="float" office:value="26.4707500813636" calcext:value-type="float">
            <text:p>26.4707500813636</text:p>
          </table:table-cell>
          <table:table-cell office:value-type="float" office:value="28.2160742625524" calcext:value-type="float">
            <text:p>28.2160742625524</text:p>
          </table:table-cell>
          <table:table-cell office:value-type="float" office:value="2567.66275789227" calcext:value-type="float">
            <text:p>2567.66275789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1746" calcext:value-type="float">
            <text:p>1746</text:p>
          </table:table-cell>
          <table:table-cell office:value-type="float" office:value="0.158328277745128" calcext:value-type="float">
            <text:p>0.158328277745128</text:p>
          </table:table-cell>
          <table:table-cell office:value-type="float" office:value="2.8499089994123" calcext:value-type="float">
            <text:p>2.8499089994123</text:p>
          </table:table-cell>
          <table:table-cell office:value-type="float" office:value="15.3578429412774" calcext:value-type="float">
            <text:p>15.3578429412774</text:p>
          </table:table-cell>
          <table:table-cell office:value-type="float" office:value="276.441172942993" calcext:value-type="float">
            <text:p>276.441172942993</text:p>
          </table:table-cell>
          <table:table-cell office:value-type="float" office:value="0.607253439545515" calcext:value-type="float">
            <text:p>0.607253439545515</text:p>
          </table:table-cell>
          <table:table-cell office:value-type="float" office:value="10.9305619118193" calcext:value-type="float">
            <text:p>10.9305619118193</text:p>
          </table:table-cell>
          <table:table-cell office:value-type="float" office:value="58.903583635915" calcext:value-type="float">
            <text:p>58.903583635915</text:p>
          </table:table-cell>
          <table:table-cell office:value-type="float" office:value="1060.26450544647" calcext:value-type="float">
            <text:p>1060.26450544647</text:p>
          </table:table-cell>
          <table:table-cell office:value-type="float" office:value="0.0961453912380464" calcext:value-type="float">
            <text:p>0.096145391238047</text:p>
          </table:table-cell>
          <table:table-cell office:value-type="float" office:value="1.73061704228484" calcext:value-type="float">
            <text:p>1.73061704228484</text:p>
          </table:table-cell>
          <table:table-cell office:value-type="float" office:value="9.3261029500905" calcext:value-type="float">
            <text:p>9.3261029500905</text:p>
          </table:table-cell>
          <table:table-cell office:value-type="float" office:value="167.869853101629" calcext:value-type="float">
            <text:p>167.869853101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97" calcext:value-type="float">
            <text:p>97</text:p>
          </table:table-cell>
          <table:table-cell office:value-type="float" office:value="38703" calcext:value-type="float">
            <text:p>38703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38.8843927412475" calcext:value-type="float">
            <text:p>38.8843927412475</text:p>
          </table:table-cell>
          <table:table-cell office:value-type="float" office:value="9.45309798471431" calcext:value-type="float">
            <text:p>9.45309798471431</text:p>
          </table:table-cell>
          <table:table-cell office:value-type="float" office:value="3771.78609590101" calcext:value-type="float">
            <text:p>3771.78609590101</text:p>
          </table:table-cell>
          <table:table-cell office:value-type="float" office:value="0.976916868586262" calcext:value-type="float">
            <text:p>0.976916868586262</text:p>
          </table:table-cell>
          <table:table-cell office:value-type="float" office:value="389.789830565919" calcext:value-type="float">
            <text:p>389.789830565919</text:p>
          </table:table-cell>
          <table:table-cell office:value-type="float" office:value="94.7609362528675" calcext:value-type="float">
            <text:p>94.7609362528675</text:p>
          </table:table-cell>
          <table:table-cell office:value-type="float" office:value="37809.6135648941" calcext:value-type="float">
            <text:p>37809.6135648941</text:p>
          </table:table-cell>
          <table:table-cell office:value-type="float" office:value="0.0952050606357341" calcext:value-type="float">
            <text:p>0.095205060635734</text:p>
          </table:table-cell>
          <table:table-cell office:value-type="float" office:value="37.9868191936579" calcext:value-type="float">
            <text:p>37.9868191936579</text:p>
          </table:table-cell>
          <table:table-cell office:value-type="float" office:value="9.23489088166621" calcext:value-type="float">
            <text:p>9.23489088166621</text:p>
          </table:table-cell>
          <table:table-cell office:value-type="float" office:value="3684.72146178482" calcext:value-type="float">
            <text:p>3684.721461784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97" calcext:value-type="float">
            <text:p>97</text:p>
          </table:table-cell>
          <table:table-cell office:value-type="float" office:value="12416" calcext:value-type="float">
            <text:p>12416</text:p>
          </table:table-cell>
          <table:table-cell office:value-type="float" office:value="0.347953963628223" calcext:value-type="float">
            <text:p>0.347953963628223</text:p>
          </table:table-cell>
          <table:table-cell office:value-type="float" office:value="44.5381073444125" calcext:value-type="float">
            <text:p>44.5381073444125</text:p>
          </table:table-cell>
          <table:table-cell office:value-type="float" office:value="33.7515344719376" calcext:value-type="float">
            <text:p>33.7515344719376</text:p>
          </table:table-cell>
          <table:table-cell office:value-type="float" office:value="4320.19641240802" calcext:value-type="float">
            <text:p>4320.19641240802</text:p>
          </table:table-cell>
          <table:table-cell office:value-type="float" office:value="0.690838831505679" calcext:value-type="float">
            <text:p>0.690838831505679</text:p>
          </table:table-cell>
          <table:table-cell office:value-type="float" office:value="88.4273704327269" calcext:value-type="float">
            <text:p>88.4273704327269</text:p>
          </table:table-cell>
          <table:table-cell office:value-type="float" office:value="67.0113666560509" calcext:value-type="float">
            <text:p>67.0113666560509</text:p>
          </table:table-cell>
          <table:table-cell office:value-type="float" office:value="8577.45493197451" calcext:value-type="float">
            <text:p>8577.45493197451</text:p>
          </table:table-cell>
          <table:table-cell office:value-type="float" office:value="0.240380109650691" calcext:value-type="float">
            <text:p>0.240380109650691</text:p>
          </table:table-cell>
          <table:table-cell office:value-type="float" office:value="30.7686540352884" calcext:value-type="float">
            <text:p>30.7686540352884</text:p>
          </table:table-cell>
          <table:table-cell office:value-type="float" office:value="23.316870636117" calcext:value-type="float">
            <text:p>23.316870636117</text:p>
          </table:table-cell>
          <table:table-cell office:value-type="float" office:value="2984.55944142298" calcext:value-type="float">
            <text:p>2984.55944142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97" calcext:value-type="float">
            <text:p>97</text:p>
          </table:table-cell>
          <table:table-cell office:value-type="float" office:value="33950" calcext:value-type="float">
            <text:p>33950</text:p>
          </table:table-cell>
          <table:table-cell office:value-type="float" office:value="0.238840702805319" calcext:value-type="float">
            <text:p>0.238840702805319</text:p>
          </table:table-cell>
          <table:table-cell office:value-type="float" office:value="83.5942459818615" calcext:value-type="float">
            <text:p>83.5942459818615</text:p>
          </table:table-cell>
          <table:table-cell office:value-type="float" office:value="23.1675481721159" calcext:value-type="float">
            <text:p>23.1675481721159</text:p>
          </table:table-cell>
          <table:table-cell office:value-type="float" office:value="8108.64186024057" calcext:value-type="float">
            <text:p>8108.64186024057</text:p>
          </table:table-cell>
          <table:table-cell office:value-type="float" office:value="0.628098171218363" calcext:value-type="float">
            <text:p>0.628098171218363</text:p>
          </table:table-cell>
          <table:table-cell office:value-type="float" office:value="219.834359926427" calcext:value-type="float">
            <text:p>219.834359926427</text:p>
          </table:table-cell>
          <table:table-cell office:value-type="float" office:value="60.9255226081812" calcext:value-type="float">
            <text:p>60.9255226081812</text:p>
          </table:table-cell>
          <table:table-cell office:value-type="float" office:value="21323.9329128634" calcext:value-type="float">
            <text:p>21323.9329128634</text:p>
          </table:table-cell>
          <table:table-cell office:value-type="float" office:value="0.150015408644529" calcext:value-type="float">
            <text:p>0.150015408644529</text:p>
          </table:table-cell>
          <table:table-cell office:value-type="float" office:value="52.5053930255852" calcext:value-type="float">
            <text:p>52.5053930255852</text:p>
          </table:table-cell>
          <table:table-cell office:value-type="float" office:value="14.5514946385193" calcext:value-type="float">
            <text:p>14.5514946385193</text:p>
          </table:table-cell>
          <table:table-cell office:value-type="float" office:value="5093.02312348177" calcext:value-type="float">
            <text:p>5093.023123481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0379" calcext:value-type="float">
            <text:p>10379</text:p>
          </table:table-cell>
          <table:table-cell office:value-type="float" office:value="0.589834185004919" calcext:value-type="float">
            <text:p>0.589834185004919</text:p>
          </table:table-cell>
          <table:table-cell office:value-type="float" office:value="63.1122577955264" calcext:value-type="float">
            <text:p>63.1122577955264</text:p>
          </table:table-cell>
          <table:table-cell office:value-type="float" office:value="57.2139159454772" calcext:value-type="float">
            <text:p>57.2139159454772</text:p>
          </table:table-cell>
          <table:table-cell office:value-type="float" office:value="6121.88900616606" calcext:value-type="float">
            <text:p>6121.88900616606</text:p>
          </table:table-cell>
          <table:table-cell office:value-type="float" office:value="0.559392449071014" calcext:value-type="float">
            <text:p>0.559392449071014</text:p>
          </table:table-cell>
          <table:table-cell office:value-type="float" office:value="59.8549920505985" calcext:value-type="float">
            <text:p>59.8549920505985</text:p>
          </table:table-cell>
          <table:table-cell office:value-type="float" office:value="54.2610675598884" calcext:value-type="float">
            <text:p>54.2610675598884</text:p>
          </table:table-cell>
          <table:table-cell office:value-type="float" office:value="5805.93422890806" calcext:value-type="float">
            <text:p>5805.93422890806</text:p>
          </table:table-cell>
          <table:table-cell office:value-type="float" office:value="0.329948789295707" calcext:value-type="float">
            <text:p>0.329948789295707</text:p>
          </table:table-cell>
          <table:table-cell office:value-type="float" office:value="35.3045204546407" calcext:value-type="float">
            <text:p>35.3045204546407</text:p>
          </table:table-cell>
          <table:table-cell office:value-type="float" office:value="32.0050325616836" calcext:value-type="float">
            <text:p>32.0050325616836</text:p>
          </table:table-cell>
          <table:table-cell office:value-type="float" office:value="3424.53848410015" calcext:value-type="float">
            <text:p>3424.53848410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97" calcext:value-type="float">
            <text:p>97</text:p>
          </table:table-cell>
          <table:table-cell office:value-type="float" office:value="32786" calcext:value-type="float">
            <text:p>32786</text:p>
          </table:table-cell>
          <table:table-cell office:value-type="float" office:value="0.150964044979607" calcext:value-type="float">
            <text:p>0.150964044979607</text:p>
          </table:table-cell>
          <table:table-cell office:value-type="float" office:value="51.0258472031072" calcext:value-type="float">
            <text:p>51.0258472031072</text:p>
          </table:table-cell>
          <table:table-cell office:value-type="float" office:value="14.6435123630219" calcext:value-type="float">
            <text:p>14.6435123630219</text:p>
          </table:table-cell>
          <table:table-cell office:value-type="float" office:value="4949.5071787014" calcext:value-type="float">
            <text:p>4949.5071787014</text:p>
          </table:table-cell>
          <table:table-cell office:value-type="float" office:value="0.355767265409237" calcext:value-type="float">
            <text:p>0.355767265409237</text:p>
          </table:table-cell>
          <table:table-cell office:value-type="float" office:value="120.249335708322" calcext:value-type="float">
            <text:p>120.249335708322</text:p>
          </table:table-cell>
          <table:table-cell office:value-type="float" office:value="34.509424744696" calcext:value-type="float">
            <text:p>34.509424744696</text:p>
          </table:table-cell>
          <table:table-cell office:value-type="float" office:value="11664.1855637072" calcext:value-type="float">
            <text:p>11664.1855637072</text:p>
          </table:table-cell>
          <table:table-cell office:value-type="float" office:value="0.0537080654575118" calcext:value-type="float">
            <text:p>0.053708065457512</text:p>
          </table:table-cell>
          <table:table-cell office:value-type="float" office:value="18.153326124639" calcext:value-type="float">
            <text:p>18.153326124639</text:p>
          </table:table-cell>
          <table:table-cell office:value-type="float" office:value="5.20968234937864" calcext:value-type="float">
            <text:p>5.20968234937864</text:p>
          </table:table-cell>
          <table:table-cell office:value-type="float" office:value="1760.87263408998" calcext:value-type="float">
            <text:p>1760.87263408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700" calcext:value-type="float">
            <text:p>9700</text:p>
          </table:table-cell>
          <table:table-cell office:value-type="float" office:value="0.130413846173792" calcext:value-type="float">
            <text:p>0.130413846173792</text:p>
          </table:table-cell>
          <table:table-cell office:value-type="float" office:value="13.0413846173792" calcext:value-type="float">
            <text:p>13.0413846173792</text:p>
          </table:table-cell>
          <table:table-cell office:value-type="float" office:value="12.6501430788578" calcext:value-type="float">
            <text:p>12.6501430788578</text:p>
          </table:table-cell>
          <table:table-cell office:value-type="float" office:value="1265.01430788578" calcext:value-type="float">
            <text:p>1265.01430788578</text:p>
          </table:table-cell>
          <table:table-cell office:value-type="float" office:value="0.190032766339208" calcext:value-type="float">
            <text:p>0.190032766339208</text:p>
          </table:table-cell>
          <table:table-cell office:value-type="float" office:value="19.0032766339208" calcext:value-type="float">
            <text:p>19.0032766339208</text:p>
          </table:table-cell>
          <table:table-cell office:value-type="float" office:value="18.4331783349032" calcext:value-type="float">
            <text:p>18.4331783349032</text:p>
          </table:table-cell>
          <table:table-cell office:value-type="float" office:value="1843.31783349032" calcext:value-type="float">
            <text:p>1843.31783349032</text:p>
          </table:table-cell>
          <table:table-cell office:value-type="float" office:value="0.0247829039573416" calcext:value-type="float">
            <text:p>0.024782903957342</text:p>
          </table:table-cell>
          <table:table-cell office:value-type="float" office:value="2.47829039573416" calcext:value-type="float">
            <text:p>2.47829039573416</text:p>
          </table:table-cell>
          <table:table-cell office:value-type="float" office:value="2.40394168386213" calcext:value-type="float">
            <text:p>2.40394168386213</text:p>
          </table:table-cell>
          <table:table-cell office:value-type="float" office:value="240.394168386213" calcext:value-type="float">
            <text:p>240.394168386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307142280737728" calcext:value-type="float">
            <text:p>0.307142280737728</text:p>
          </table:table-cell>
          <table:table-cell office:value-type="float" office:value="181" calcext:value-type="float">
            <text:p>181</text:p>
          </table:table-cell>
          <table:table-cell office:value-type="float" office:value="97" calcext:value-type="float">
            <text:p>97</text:p>
          </table:table-cell>
          <table:table-cell office:value-type="float" office:value="17557" calcext:value-type="float">
            <text:p>17557</text:p>
          </table:table-cell>
          <table:table-cell office:value-type="float" office:value="0.63664421403818" calcext:value-type="float">
            <text:p>0.63664421403818</text:p>
          </table:table-cell>
          <table:table-cell office:value-type="float" office:value="115.232602740911" calcext:value-type="float">
            <text:p>115.232602740911</text:p>
          </table:table-cell>
          <table:table-cell office:value-type="float" office:value="61.7544887617034" calcext:value-type="float">
            <text:p>61.7544887617034</text:p>
          </table:table-cell>
          <table:table-cell office:value-type="float" office:value="11177.5624658683" calcext:value-type="float">
            <text:p>11177.5624658683</text:p>
          </table:table-cell>
          <table:table-cell office:value-type="float" office:value="0.0128259091063611" calcext:value-type="float">
            <text:p>0.012825909106361</text:p>
          </table:table-cell>
          <table:table-cell office:value-type="float" office:value="2.32148954825136" calcext:value-type="float">
            <text:p>2.32148954825136</text:p>
          </table:table-cell>
          <table:table-cell office:value-type="float" office:value="1.24411318331702" calcext:value-type="float">
            <text:p>1.24411318331702</text:p>
          </table:table-cell>
          <table:table-cell office:value-type="float" office:value="225.184486180381" calcext:value-type="float">
            <text:p>225.184486180381</text:p>
          </table:table-cell>
          <table:table-cell office:value-type="float" office:value="0.00816554082234438" calcext:value-type="float">
            <text:p>0.008165540822344</text:p>
          </table:table-cell>
          <table:table-cell office:value-type="float" office:value="1.47796288884433" calcext:value-type="float">
            <text:p>1.47796288884433</text:p>
          </table:table-cell>
          <table:table-cell office:value-type="float" office:value="0.792057459767405" calcext:value-type="float">
            <text:p>0.792057459767405</text:p>
          </table:table-cell>
          <table:table-cell office:value-type="float" office:value="143.3624002179" calcext:value-type="float">
            <text:p>143.3624002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244333132970324" calcext:value-type="float">
            <text:p>0.244333132970324</text:p>
          </table:table-cell>
          <table:table-cell office:value-type="float" office:value="266" calcext:value-type="float">
            <text:p>266</text:p>
          </table:table-cell>
          <table:table-cell office:value-type="float" office:value="97" calcext:value-type="float">
            <text:p>97</text:p>
          </table:table-cell>
          <table:table-cell office:value-type="float" office:value="25802" calcext:value-type="float">
            <text:p>25802</text:p>
          </table:table-cell>
          <table:table-cell office:value-type="float" office:value="0.780754084558493" calcext:value-type="float">
            <text:p>0.780754084558493</text:p>
          </table:table-cell>
          <table:table-cell office:value-type="float" office:value="207.680586492559" calcext:value-type="float">
            <text:p>207.680586492559</text:p>
          </table:table-cell>
          <table:table-cell office:value-type="float" office:value="75.7331462021738" calcext:value-type="float">
            <text:p>75.7331462021738</text:p>
          </table:table-cell>
          <table:table-cell office:value-type="float" office:value="20145.0168897782" calcext:value-type="float">
            <text:p>20145.0168897782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24.5032881012374" calcext:value-type="float">
            <text:p>24.5032881012374</text:p>
          </table:table-cell>
          <table:table-cell office:value-type="float" office:value="8.93540957075199" calcext:value-type="float">
            <text:p>8.93540957075199</text:p>
          </table:table-cell>
          <table:table-cell office:value-type="float" office:value="2376.81894582003" calcext:value-type="float">
            <text:p>2376.81894582003</text:p>
          </table:table-cell>
          <table:table-cell office:value-type="float" office:value="0.0719212115419347" calcext:value-type="float">
            <text:p>0.071921211541935</text:p>
          </table:table-cell>
          <table:table-cell office:value-type="float" office:value="19.1310422701546" calcext:value-type="float">
            <text:p>19.1310422701546</text:p>
          </table:table-cell>
          <table:table-cell office:value-type="float" office:value="6.97635751956767" calcext:value-type="float">
            <text:p>6.97635751956767</text:p>
          </table:table-cell>
          <table:table-cell office:value-type="float" office:value="1855.711100205" calcext:value-type="float">
            <text:p>1855.7111002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1" calcext:value-type="float">
            <text:p>191</text:p>
          </table:table-cell>
          <table:table-cell office:value-type="float" office:value="17381" calcext:value-type="float">
            <text:p>17381</text:p>
          </table:table-cell>
          <table:table-cell office:value-type="float" office:value="0.686823072867109" calcext:value-type="float">
            <text:p>0.686823072867109</text:p>
          </table:table-cell>
          <table:table-cell office:value-type="float" office:value="62.500899630907" calcext:value-type="float">
            <text:p>62.500899630907</text:p>
          </table:table-cell>
          <table:table-cell office:value-type="float" office:value="131.183206917618" calcext:value-type="float">
            <text:p>131.183206917618</text:p>
          </table:table-cell>
          <table:table-cell office:value-type="float" office:value="11937.6718295032" calcext:value-type="float">
            <text:p>11937.6718295032</text:p>
          </table:table-cell>
          <table:table-cell office:value-type="float" office:value="0.0656370192174762" calcext:value-type="float">
            <text:p>0.065637019217476</text:p>
          </table:table-cell>
          <table:table-cell office:value-type="float" office:value="5.97296874879034" calcext:value-type="float">
            <text:p>5.97296874879034</text:p>
          </table:table-cell>
          <table:table-cell office:value-type="float" office:value="12.536670670538" calcext:value-type="float">
            <text:p>12.536670670538</text:p>
          </table:table-cell>
          <table:table-cell office:value-type="float" office:value="1140.83703101895" calcext:value-type="float">
            <text:p>1140.83703101895</text:p>
          </table:table-cell>
          <table:table-cell office:value-type="float" office:value="0.0450810192327845" calcext:value-type="float">
            <text:p>0.045081019232785</text:p>
          </table:table-cell>
          <table:table-cell office:value-type="float" office:value="4.10237275018339" calcext:value-type="float">
            <text:p>4.10237275018339</text:p>
          </table:table-cell>
          <table:table-cell office:value-type="float" office:value="8.61047467346185" calcext:value-type="float">
            <text:p>8.61047467346185</text:p>
          </table:table-cell>
          <table:table-cell office:value-type="float" office:value="783.553195285028" calcext:value-type="float">
            <text:p>783.55319528502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583559147386133" calcext:value-type="float">
            <text:p>0.583559147386133</text:p>
          </table:table-cell>
          <table:table-cell office:value-type="float" office:value="18" calcext:value-type="float">
            <text:p>18</text:p>
          </table:table-cell>
          <table:table-cell office:value-type="float" office:value="191" calcext:value-type="float">
            <text:p>191</text:p>
          </table:table-cell>
          <table:table-cell office:value-type="float" office:value="3438" calcext:value-type="float">
            <text:p>3438</text:p>
          </table:table-cell>
          <table:table-cell office:value-type="float" office:value="0.975241618860578" calcext:value-type="float">
            <text:p>0.975241618860578</text:p>
          </table:table-cell>
          <table:table-cell office:value-type="float" office:value="17.5543491394904" calcext:value-type="float">
            <text:p>17.5543491394904</text:p>
          </table:table-cell>
          <table:table-cell office:value-type="float" office:value="186.27114920237" calcext:value-type="float">
            <text:p>186.27114920237</text:p>
          </table:table-cell>
          <table:table-cell office:value-type="float" office:value="3352.88068564267" calcext:value-type="float">
            <text:p>3352.88068564267</text:p>
          </table:table-cell>
          <table:table-cell office:value-type="float" office:value="0.079453623373872" calcext:value-type="float">
            <text:p>0.079453623373872</text:p>
          </table:table-cell>
          <table:table-cell office:value-type="float" office:value="1.4301652207297" calcext:value-type="float">
            <text:p>1.4301652207297</text:p>
          </table:table-cell>
          <table:table-cell office:value-type="float" office:value="15.1756420644095" calcext:value-type="float">
            <text:p>15.1756420644095</text:p>
          </table:table-cell>
          <table:table-cell office:value-type="float" office:value="273.161557159372" calcext:value-type="float">
            <text:p>273.161557159372</text:p>
          </table:table-cell>
          <table:table-cell office:value-type="float" office:value="0.0774864802834736" calcext:value-type="float">
            <text:p>0.077486480283474</text:p>
          </table:table-cell>
          <table:table-cell office:value-type="float" office:value="1.39475664510252" calcext:value-type="float">
            <text:p>1.39475664510252</text:p>
          </table:table-cell>
          <table:table-cell office:value-type="float" office:value="14.7999177341435" calcext:value-type="float">
            <text:p>14.7999177341435</text:p>
          </table:table-cell>
          <table:table-cell office:value-type="float" office:value="266.398519214582" calcext:value-type="float">
            <text:p>266.3985192145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91" calcext:value-type="float">
            <text:p>191</text:p>
          </table:table-cell>
          <table:table-cell office:value-type="float" office:value="76209" calcext:value-type="float">
            <text:p>76209</text:p>
          </table:table-cell>
          <table:table-cell office:value-type="float" office:value="0.074290998949843" calcext:value-type="float">
            <text:p>0.074290998949843</text:p>
          </table:table-cell>
          <table:table-cell office:value-type="float" office:value="29.6421085809874" calcext:value-type="float">
            <text:p>29.6421085809874</text:p>
          </table:table-cell>
          <table:table-cell office:value-type="float" office:value="14.18958079942" calcext:value-type="float">
            <text:p>14.18958079942</text:p>
          </table:table-cell>
          <table:table-cell office:value-type="float" office:value="5661.64273896859" calcext:value-type="float">
            <text:p>5661.64273896859</text:p>
          </table:table-cell>
          <table:table-cell office:value-type="float" office:value="0.222289417006788" calcext:value-type="float">
            <text:p>0.222289417006788</text:p>
          </table:table-cell>
          <table:table-cell office:value-type="float" office:value="88.6934773857083" calcext:value-type="float">
            <text:p>88.6934773857083</text:p>
          </table:table-cell>
          <table:table-cell office:value-type="float" office:value="42.4572786482965" calcext:value-type="float">
            <text:p>42.4572786482965</text:p>
          </table:table-cell>
          <table:table-cell office:value-type="float" office:value="16940.4541806703" calcext:value-type="float">
            <text:p>16940.4541806703</text:p>
          </table:table-cell>
          <table:table-cell office:value-type="float" office:value="0.0165141028454125" calcext:value-type="float">
            <text:p>0.016514102845413</text:p>
          </table:table-cell>
          <table:table-cell office:value-type="float" office:value="6.58912703531958" calcext:value-type="float">
            <text:p>6.58912703531958</text:p>
          </table:table-cell>
          <table:table-cell office:value-type="float" office:value="3.15419364347378" calcext:value-type="float">
            <text:p>3.15419364347378</text:p>
          </table:table-cell>
          <table:table-cell office:value-type="float" office:value="1258.52326374604" calcext:value-type="float">
            <text:p>1258.523263746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91" calcext:value-type="float">
            <text:p>191</text:p>
          </table:table-cell>
          <table:table-cell office:value-type="float" office:value="24448" calcext:value-type="float">
            <text:p>24448</text:p>
          </table:table-cell>
          <table:table-cell office:value-type="float" office:value="0.710907195299995" calcext:value-type="float">
            <text:p>0.710907195299995</text:p>
          </table:table-cell>
          <table:table-cell office:value-type="float" office:value="90.9961209983994" calcext:value-type="float">
            <text:p>90.9961209983994</text:p>
          </table:table-cell>
          <table:table-cell office:value-type="float" office:value="135.783274302299" calcext:value-type="float">
            <text:p>135.783274302299</text:p>
          </table:table-cell>
          <table:table-cell office:value-type="float" office:value="17380.2591106943" calcext:value-type="float">
            <text:p>17380.2591106943</text:p>
          </table:table-cell>
          <table:table-cell office:value-type="float" office:value="0.563779595815264" calcext:value-type="float">
            <text:p>0.563779595815264</text:p>
          </table:table-cell>
          <table:table-cell office:value-type="float" office:value="72.1637882643538" calcext:value-type="float">
            <text:p>72.1637882643538</text:p>
          </table:table-cell>
          <table:table-cell office:value-type="float" office:value="107.681902800716" calcext:value-type="float">
            <text:p>107.681902800716</text:p>
          </table:table-cell>
          <table:table-cell office:value-type="float" office:value="13783.2835584916" calcext:value-type="float">
            <text:p>13783.2835584916</text:p>
          </table:table-cell>
          <table:table-cell office:value-type="float" office:value="0.400794971228395" calcext:value-type="float">
            <text:p>0.400794971228395</text:p>
          </table:table-cell>
          <table:table-cell office:value-type="float" office:value="51.3017563172345" calcext:value-type="float">
            <text:p>51.3017563172345</text:p>
          </table:table-cell>
          <table:table-cell office:value-type="float" office:value="76.5518395046234" calcext:value-type="float">
            <text:p>76.5518395046234</text:p>
          </table:table-cell>
          <table:table-cell office:value-type="float" office:value="9798.63545659179" calcext:value-type="float">
            <text:p>9798.635456591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91" calcext:value-type="float">
            <text:p>191</text:p>
          </table:table-cell>
          <table:table-cell office:value-type="float" office:value="66850" calcext:value-type="float">
            <text:p>66850</text:p>
          </table:table-cell>
          <table:table-cell office:value-type="float" office:value="0.126752929372601" calcext:value-type="float">
            <text:p>0.126752929372601</text:p>
          </table:table-cell>
          <table:table-cell office:value-type="float" office:value="44.3635252804105" calcext:value-type="float">
            <text:p>44.3635252804105</text:p>
          </table:table-cell>
          <table:table-cell office:value-type="float" office:value="24.2098095101668" calcext:value-type="float">
            <text:p>24.2098095101668</text:p>
          </table:table-cell>
          <table:table-cell office:value-type="float" office:value="8473.4333285584" calcext:value-type="float">
            <text:p>8473.4333285584</text:p>
          </table:table-cell>
          <table:table-cell office:value-type="float" office:value="0.281330293805359" calcext:value-type="float">
            <text:p>0.281330293805359</text:p>
          </table:table-cell>
          <table:table-cell office:value-type="float" office:value="98.4656028318757" calcext:value-type="float">
            <text:p>98.4656028318757</text:p>
          </table:table-cell>
          <table:table-cell office:value-type="float" office:value="53.7340861168236" calcext:value-type="float">
            <text:p>53.7340861168236</text:p>
          </table:table-cell>
          <table:table-cell office:value-type="float" office:value="18806.9301408883" calcext:value-type="float">
            <text:p>18806.9301408883</text:p>
          </table:table-cell>
          <table:table-cell office:value-type="float" office:value="0.0356594388610839" calcext:value-type="float">
            <text:p>0.035659438861084</text:p>
          </table:table-cell>
          <table:table-cell office:value-type="float" office:value="12.4808036013794" calcext:value-type="float">
            <text:p>12.4808036013794</text:p>
          </table:table-cell>
          <table:table-cell office:value-type="float" office:value="6.81095282246702" calcext:value-type="float">
            <text:p>6.81095282246702</text:p>
          </table:table-cell>
          <table:table-cell office:value-type="float" office:value="2383.83348786346" calcext:value-type="float">
            <text:p>2383.83348786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0884457372721" calcext:value-type="float">
            <text:p>0.50884457372721</text:p>
          </table:table-cell>
          <table:table-cell office:value-type="float" office:value="107" calcext:value-type="float">
            <text:p>107</text:p>
          </table:table-cell>
          <table:table-cell office:value-type="float" office:value="191" calcext:value-type="float">
            <text:p>191</text:p>
          </table:table-cell>
          <table:table-cell office:value-type="float" office:value="20437" calcext:value-type="float">
            <text:p>20437</text:p>
          </table:table-cell>
          <table:table-cell office:value-type="float" office:value="0.815405170933361" calcext:value-type="float">
            <text:p>0.815405170933361</text:p>
          </table:table-cell>
          <table:table-cell office:value-type="float" office:value="87.2483532898696" calcext:value-type="float">
            <text:p>87.2483532898696</text:p>
          </table:table-cell>
          <table:table-cell office:value-type="float" office:value="155.742387648272" calcext:value-type="float">
            <text:p>155.742387648272</text:p>
          </table:table-cell>
          <table:table-cell office:value-type="float" office:value="16664.4354783651" calcext:value-type="float">
            <text:p>16664.4354783651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93.9472581758068" calcext:value-type="float">
            <text:p>93.9472581758068</text:p>
          </table:table-cell>
          <table:table-cell office:value-type="float" office:value="167.700245902608" calcext:value-type="float">
            <text:p>167.700245902608</text:p>
          </table:table-cell>
          <table:table-cell office:value-type="float" office:value="17943.9263115791" calcext:value-type="float">
            <text:p>17943.9263115791</text:p>
          </table:table-cell>
          <table:table-cell office:value-type="float" office:value="0.715935328145461" calcext:value-type="float">
            <text:p>0.715935328145461</text:p>
          </table:table-cell>
          <table:table-cell office:value-type="float" office:value="76.6050801115643" calcext:value-type="float">
            <text:p>76.6050801115643</text:p>
          </table:table-cell>
          <table:table-cell office:value-type="float" office:value="136.743647675783" calcext:value-type="float">
            <text:p>136.743647675783</text:p>
          </table:table-cell>
          <table:table-cell office:value-type="float" office:value="14631.5703013088" calcext:value-type="float">
            <text:p>14631.57030130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292485048083816" calcext:value-type="float">
            <text:p>0.292485048083816</text:p>
          </table:table-cell>
          <table:table-cell office:value-type="float" office:value="338" calcext:value-type="float">
            <text:p>338</text:p>
          </table:table-cell>
          <table:table-cell office:value-type="float" office:value="191" calcext:value-type="float">
            <text:p>191</text:p>
          </table:table-cell>
          <table:table-cell office:value-type="float" office:value="64558" calcext:value-type="float">
            <text:p>64558</text:p>
          </table:table-cell>
          <table:table-cell office:value-type="float" office:value="0.831930852969816" calcext:value-type="float">
            <text:p>0.831930852969816</text:p>
          </table:table-cell>
          <table:table-cell office:value-type="float" office:value="281.192628303798" calcext:value-type="float">
            <text:p>281.192628303798</text:p>
          </table:table-cell>
          <table:table-cell office:value-type="float" office:value="158.898792917235" calcext:value-type="float">
            <text:p>158.898792917235</text:p>
          </table:table-cell>
          <table:table-cell office:value-type="float" office:value="53707.7920060254" calcext:value-type="float">
            <text:p>53707.7920060254</text:p>
          </table:table-cell>
          <table:table-cell office:value-type="float" office:value="0.231830041937677" calcext:value-type="float">
            <text:p>0.231830041937677</text:p>
          </table:table-cell>
          <table:table-cell office:value-type="float" office:value="78.3585541749348" calcext:value-type="float">
            <text:p>78.3585541749348</text:p>
          </table:table-cell>
          <table:table-cell office:value-type="float" office:value="44.2795380100963" calcext:value-type="float">
            <text:p>44.2795380100963</text:p>
          </table:table-cell>
          <table:table-cell office:value-type="float" office:value="14966.4838474125" calcext:value-type="float">
            <text:p>14966.4838474125</text:p>
          </table:table-cell>
          <table:table-cell office:value-type="float" office:value="0.19286656453324" calcext:value-type="float">
            <text:p>0.19286656453324</text:p>
          </table:table-cell>
          <table:table-cell office:value-type="float" office:value="65.1888988122351" calcext:value-type="float">
            <text:p>65.1888988122351</text:p>
          </table:table-cell>
          <table:table-cell office:value-type="float" office:value="36.8375138258488" calcext:value-type="float">
            <text:p>36.8375138258488</text:p>
          </table:table-cell>
          <table:table-cell office:value-type="float" office:value="12451.0796731369" calcext:value-type="float">
            <text:p>12451.0796731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19100" calcext:value-type="float">
            <text:p>19100</text:p>
          </table:table-cell>
          <table:table-cell office:value-type="float" office:value="0.739825781015834" calcext:value-type="float">
            <text:p>0.739825781015834</text:p>
          </table:table-cell>
          <table:table-cell office:value-type="float" office:value="73.9825781015834" calcext:value-type="float">
            <text:p>73.9825781015834</text:p>
          </table:table-cell>
          <table:table-cell office:value-type="float" office:value="141.306724174024" calcext:value-type="float">
            <text:p>141.306724174024</text:p>
          </table:table-cell>
          <table:table-cell office:value-type="float" office:value="14130.6724174024" calcext:value-type="float">
            <text:p>14130.6724174024</text:p>
          </table:table-cell>
          <table:table-cell office:value-type="float" office:value="0.65404140923128" calcext:value-type="float">
            <text:p>0.65404140923128</text:p>
          </table:table-cell>
          <table:table-cell office:value-type="float" office:value="65.404140923128" calcext:value-type="float">
            <text:p>65.404140923128</text:p>
          </table:table-cell>
          <table:table-cell office:value-type="float" office:value="124.921909163174" calcext:value-type="float">
            <text:p>124.921909163174</text:p>
          </table:table-cell>
          <table:table-cell office:value-type="float" office:value="12492.1909163174" calcext:value-type="float">
            <text:p>12492.1909163174</text:p>
          </table:table-cell>
          <table:table-cell office:value-type="float" office:value="0.483876696401228" calcext:value-type="float">
            <text:p>0.483876696401228</text:p>
          </table:table-cell>
          <table:table-cell office:value-type="float" office:value="48.3876696401228" calcext:value-type="float">
            <text:p>48.3876696401228</text:p>
          </table:table-cell>
          <table:table-cell office:value-type="float" office:value="92.4204490126346" calcext:value-type="float">
            <text:p>92.4204490126346</text:p>
          </table:table-cell>
          <table:table-cell office:value-type="float" office:value="9242.04490126346" calcext:value-type="float">
            <text:p>9242.04490126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34571" calcext:value-type="float">
            <text:p>34571</text:p>
          </table:table-cell>
          <table:table-cell office:value-type="float" office:value="0.0306821957871386" calcext:value-type="float">
            <text:p>0.030682195787139</text:p>
          </table:table-cell>
          <table:table-cell office:value-type="float" office:value="5.55347743747208" calcext:value-type="float">
            <text:p>5.55347743747208</text:p>
          </table:table-cell>
          <table:table-cell office:value-type="float" office:value="5.86029939534347" calcext:value-type="float">
            <text:p>5.86029939534347</text:p>
          </table:table-cell>
          <table:table-cell office:value-type="float" office:value="1060.71419055717" calcext:value-type="float">
            <text:p>1060.71419055717</text:p>
          </table:table-cell>
          <table:table-cell office:value-type="float" office:value="0.098030874806305" calcext:value-type="float">
            <text:p>0.098030874806305</text:p>
          </table:table-cell>
          <table:table-cell office:value-type="float" office:value="17.7435883399412" calcext:value-type="float">
            <text:p>17.7435883399412</text:p>
          </table:table-cell>
          <table:table-cell office:value-type="float" office:value="18.7238970880043" calcext:value-type="float">
            <text:p>18.7238970880043</text:p>
          </table:table-cell>
          <table:table-cell office:value-type="float" office:value="3389.02537292877" calcext:value-type="float">
            <text:p>3389.02537292877</text:p>
          </table:table-cell>
          <table:table-cell office:value-type="float" office:value="0.00300780249399152" calcext:value-type="float">
            <text:p>0.003007802493992</text:p>
          </table:table-cell>
          <table:table-cell office:value-type="float" office:value="0.544412251412465" calcext:value-type="float">
            <text:p>0.544412251412465</text:p>
          </table:table-cell>
          <table:table-cell office:value-type="float" office:value="0.57449027635238" calcext:value-type="float">
            <text:p>0.57449027635238</text:p>
          </table:table-cell>
          <table:table-cell office:value-type="float" office:value="103.982740019781" calcext:value-type="float">
            <text:p>103.9827400197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91" calcext:value-type="float">
            <text:p>191</text:p>
          </table:table-cell>
          <table:table-cell office:value-type="float" office:value="50806" calcext:value-type="float">
            <text:p>50806</text:p>
          </table:table-cell>
          <table:table-cell office:value-type="float" office:value="0.0534946244944076" calcext:value-type="float">
            <text:p>0.053494624494408</text:p>
          </table:table-cell>
          <table:table-cell office:value-type="float" office:value="14.2295701155124" calcext:value-type="float">
            <text:p>14.2295701155124</text:p>
          </table:table-cell>
          <table:table-cell office:value-type="float" office:value="10.2174732784319" calcext:value-type="float">
            <text:p>10.2174732784319</text:p>
          </table:table-cell>
          <table:table-cell office:value-type="float" office:value="2717.84789206287" calcext:value-type="float">
            <text:p>2717.84789206287</text:p>
          </table:table-cell>
          <table:table-cell office:value-type="float" office:value="0.71469581589163" calcext:value-type="float">
            <text:p>0.71469581589163</text:p>
          </table:table-cell>
          <table:table-cell office:value-type="float" office:value="190.109087027173" calcext:value-type="float">
            <text:p>190.109087027173</text:p>
          </table:table-cell>
          <table:table-cell office:value-type="float" office:value="136.506900835301" calcext:value-type="float">
            <text:p>136.506900835301</text:p>
          </table:table-cell>
          <table:table-cell office:value-type="float" office:value="36310.8356221901" calcext:value-type="float">
            <text:p>36310.8356221901</text:p>
          </table:table-cell>
          <table:table-cell office:value-type="float" office:value="0.038232384298847" calcext:value-type="float">
            <text:p>0.038232384298847</text:p>
          </table:table-cell>
          <table:table-cell office:value-type="float" office:value="10.1698142234933" calcext:value-type="float">
            <text:p>10.1698142234933</text:p>
          </table:table-cell>
          <table:table-cell office:value-type="float" office:value="7.30238540107978" calcext:value-type="float">
            <text:p>7.30238540107978</text:p>
          </table:table-cell>
          <table:table-cell office:value-type="float" office:value="1942.43451668722" calcext:value-type="float">
            <text:p>1942.43451668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  <table:table-cell office:value-type="float" office:value="13650" calcext:value-type="float">
            <text:p>13650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8.8242262212181" calcext:value-type="float">
            <text:p>8.8242262212181</text:p>
          </table:table-cell>
          <table:table-cell office:value-type="float" office:value="14.5454278371727" calcext:value-type="float">
            <text:p>14.5454278371727</text:p>
          </table:table-cell>
          <table:table-cell office:value-type="float" office:value="1323.63393318271" calcext:value-type="float">
            <text:p>1323.63393318271</text:p>
          </table:table-cell>
          <table:table-cell office:value-type="float" office:value="0.300911860585287" calcext:value-type="float">
            <text:p>0.300911860585287</text:p>
          </table:table-cell>
          <table:table-cell office:value-type="float" office:value="27.3829793132611" calcext:value-type="float">
            <text:p>27.3829793132611</text:p>
          </table:table-cell>
          <table:table-cell office:value-type="float" office:value="45.1367790877931" calcext:value-type="float">
            <text:p>45.1367790877931</text:p>
          </table:table-cell>
          <table:table-cell office:value-type="float" office:value="4107.44689698917" calcext:value-type="float">
            <text:p>4107.44689698917</text:p>
          </table:table-cell>
          <table:table-cell office:value-type="float" office:value="0.0291792783566177" calcext:value-type="float">
            <text:p>0.029179278356618</text:p>
          </table:table-cell>
          <table:table-cell office:value-type="float" office:value="2.65531433045221" calcext:value-type="float">
            <text:p>2.65531433045221</text:p>
          </table:table-cell>
          <table:table-cell office:value-type="float" office:value="4.37689175349266" calcext:value-type="float">
            <text:p>4.37689175349266</text:p>
          </table:table-cell>
          <table:table-cell office:value-type="float" office:value="398.297149567832" calcext:value-type="float">
            <text:p>398.2971495678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0.594808597683063" calcext:value-type="float">
            <text:p>0.594808597683063</text:p>
          </table:table-cell>
          <table:table-cell office:value-type="float" office:value="10.7065547582951" calcext:value-type="float">
            <text:p>10.7065547582951</text:p>
          </table:table-cell>
          <table:table-cell office:value-type="float" office:value="89.2212896524594" calcext:value-type="float">
            <text:p>89.2212896524594</text:p>
          </table:table-cell>
          <table:table-cell office:value-type="float" office:value="1605.98321374427" calcext:value-type="float">
            <text:p>1605.98321374427</text:p>
          </table:table-cell>
          <table:table-cell office:value-type="float" office:value="0.0591206513138753" calcext:value-type="float">
            <text:p>0.059120651313875</text:p>
          </table:table-cell>
          <table:table-cell office:value-type="float" office:value="1.06417172364976" calcext:value-type="float">
            <text:p>1.06417172364976</text:p>
          </table:table-cell>
          <table:table-cell office:value-type="float" office:value="8.86809769708129" calcext:value-type="float">
            <text:p>8.86809769708129</text:p>
          </table:table-cell>
          <table:table-cell office:value-type="float" office:value="159.625758547463" calcext:value-type="float">
            <text:p>159.625758547463</text:p>
          </table:table-cell>
          <table:table-cell office:value-type="float" office:value="0.0351654717021155" calcext:value-type="float">
            <text:p>0.035165471702116</text:p>
          </table:table-cell>
          <table:table-cell office:value-type="float" office:value="0.632978490638079" calcext:value-type="float">
            <text:p>0.632978490638079</text:p>
          </table:table-cell>
          <table:table-cell office:value-type="float" office:value="5.27482075531732" calcext:value-type="float">
            <text:p>5.27482075531732</text:p>
          </table:table-cell>
          <table:table-cell office:value-type="float" office:value="94.9467735957118" calcext:value-type="float">
            <text:p>94.946773595711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458066652264037" calcext:value-type="float">
            <text:p>0.458066652264037</text:p>
          </table:table-cell>
          <table:table-cell office:value-type="float" office:value="399" calcext:value-type="float">
            <text:p>399</text:p>
          </table:table-cell>
          <table:table-cell office:value-type="float" office:value="150" calcext:value-type="float">
            <text:p>150</text:p>
          </table:table-cell>
          <table:table-cell office:value-type="float" office:value="59850" calcext:value-type="float">
            <text:p>59850</text:p>
          </table:table-cell>
          <table:table-cell office:value-type="float" office:value="0.681078312392571" calcext:value-type="float">
            <text:p>0.681078312392571</text:p>
          </table:table-cell>
          <table:table-cell office:value-type="float" office:value="271.750246644636" calcext:value-type="float">
            <text:p>271.750246644636</text:p>
          </table:table-cell>
          <table:table-cell office:value-type="float" office:value="102.161746858886" calcext:value-type="float">
            <text:p>102.161746858886</text:p>
          </table:table-cell>
          <table:table-cell office:value-type="float" office:value="40762.5369966954" calcext:value-type="float">
            <text:p>40762.5369966954</text:p>
          </table:table-cell>
          <table:table-cell office:value-type="float" office:value="0.241515088547153" calcext:value-type="float">
            <text:p>0.241515088547153</text:p>
          </table:table-cell>
          <table:table-cell office:value-type="float" office:value="96.3645203303139" calcext:value-type="float">
            <text:p>96.3645203303139</text:p>
          </table:table-cell>
          <table:table-cell office:value-type="float" office:value="36.2272632820729" calcext:value-type="float">
            <text:p>36.2272632820729</text:p>
          </table:table-cell>
          <table:table-cell office:value-type="float" office:value="14454.6780495471" calcext:value-type="float">
            <text:p>14454.6780495471</text:p>
          </table:table-cell>
          <table:table-cell office:value-type="float" office:value="0.164490688925037" calcext:value-type="float">
            <text:p>0.164490688925037</text:p>
          </table:table-cell>
          <table:table-cell office:value-type="float" office:value="65.6317848810898" calcext:value-type="float">
            <text:p>65.6317848810898</text:p>
          </table:table-cell>
          <table:table-cell office:value-type="float" office:value="24.6736033387556" calcext:value-type="float">
            <text:p>24.6736033387556</text:p>
          </table:table-cell>
          <table:table-cell office:value-type="float" office:value="9844.76773216347" calcext:value-type="float">
            <text:p>9844.767732163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291924931238455" calcext:value-type="float">
            <text:p>0.291924931238455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19200" calcext:value-type="float">
            <text:p>19200</text:p>
          </table:table-cell>
          <table:table-cell office:value-type="float" office:value="0.64948946059294" calcext:value-type="float">
            <text:p>0.64948946059294</text:p>
          </table:table-cell>
          <table:table-cell office:value-type="float" office:value="83.1346509558964" calcext:value-type="float">
            <text:p>83.1346509558964</text:p>
          </table:table-cell>
          <table:table-cell office:value-type="float" office:value="97.4234190889411" calcext:value-type="float">
            <text:p>97.4234190889411</text:p>
          </table:table-cell>
          <table:table-cell office:value-type="float" office:value="12470.1976433845" calcext:value-type="float">
            <text:p>12470.1976433845</text:p>
          </table:table-cell>
          <table:table-cell office:value-type="float" office:value="0.551765049012775" calcext:value-type="float">
            <text:p>0.551765049012775</text:p>
          </table:table-cell>
          <table:table-cell office:value-type="float" office:value="70.6259262736352" calcext:value-type="float">
            <text:p>70.6259262736352</text:p>
          </table:table-cell>
          <table:table-cell office:value-type="float" office:value="82.7647573519162" calcext:value-type="float">
            <text:p>82.7647573519162</text:p>
          </table:table-cell>
          <table:table-cell office:value-type="float" office:value="10593.8889410453" calcext:value-type="float">
            <text:p>10593.8889410453</text:p>
          </table:table-cell>
          <table:table-cell office:value-type="float" office:value="0.358365584057345" calcext:value-type="float">
            <text:p>0.358365584057345</text:p>
          </table:table-cell>
          <table:table-cell office:value-type="float" office:value="45.8707947593401" calcext:value-type="float">
            <text:p>45.8707947593401</text:p>
          </table:table-cell>
          <table:table-cell office:value-type="float" office:value="53.7548376086017" calcext:value-type="float">
            <text:p>53.7548376086017</text:p>
          </table:table-cell>
          <table:table-cell office:value-type="float" office:value="6880.61921390101" calcext:value-type="float">
            <text:p>6880.61921390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50" calcext:value-type="float">
            <text:p>150</text:p>
          </table:table-cell>
          <table:table-cell office:value-type="float" office:value="52500" calcext:value-type="float">
            <text:p>52500</text:p>
          </table:table-cell>
          <table:table-cell office:value-type="float" office:value="0.410322844356283" calcext:value-type="float">
            <text:p>0.410322844356283</text:p>
          </table:table-cell>
          <table:table-cell office:value-type="float" office:value="143.612995524699" calcext:value-type="float">
            <text:p>143.612995524699</text:p>
          </table:table-cell>
          <table:table-cell office:value-type="float" office:value="61.5484266534424" calcext:value-type="float">
            <text:p>61.5484266534424</text:p>
          </table:table-cell>
          <table:table-cell office:value-type="float" office:value="21541.9493287048" calcext:value-type="float">
            <text:p>21541.9493287048</text:p>
          </table:table-cell>
          <table:table-cell office:value-type="float" office:value="0.434912473891458" calcext:value-type="float">
            <text:p>0.434912473891458</text:p>
          </table:table-cell>
          <table:table-cell office:value-type="float" office:value="152.21936586201" calcext:value-type="float">
            <text:p>152.21936586201</text:p>
          </table:table-cell>
          <table:table-cell office:value-type="float" office:value="65.2368710837187" calcext:value-type="float">
            <text:p>65.2368710837187</text:p>
          </table:table-cell>
          <table:table-cell office:value-type="float" office:value="22832.9048793015" calcext:value-type="float">
            <text:p>22832.9048793015</text:p>
          </table:table-cell>
          <table:table-cell office:value-type="float" office:value="0.17845452333317" calcext:value-type="float">
            <text:p>0.17845452333317</text:p>
          </table:table-cell>
          <table:table-cell office:value-type="float" office:value="62.4590831666096" calcext:value-type="float">
            <text:p>62.4590831666096</text:p>
          </table:table-cell>
          <table:table-cell office:value-type="float" office:value="26.7681784999756" calcext:value-type="float">
            <text:p>26.7681784999756</text:p>
          </table:table-cell>
          <table:table-cell office:value-type="float" office:value="9368.86247499144" calcext:value-type="float">
            <text:p>9368.862474991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  <table:table-cell office:value-type="float" office:value="16050" calcext:value-type="float">
            <text:p>16050</text:p>
          </table:table-cell>
          <table:table-cell office:value-type="float" office:value="0.458442478575651" calcext:value-type="float">
            <text:p>0.458442478575651</text:p>
          </table:table-cell>
          <table:table-cell office:value-type="float" office:value="49.0533452075946" calcext:value-type="float">
            <text:p>49.0533452075946</text:p>
          </table:table-cell>
          <table:table-cell office:value-type="float" office:value="68.7663717863476" calcext:value-type="float">
            <text:p>68.7663717863476</text:p>
          </table:table-cell>
          <table:table-cell office:value-type="float" office:value="7358.00178113919" calcext:value-type="float">
            <text:p>7358.00178113919</text:p>
          </table:table-cell>
          <table:table-cell office:value-type="float" office:value="0.600165595323331" calcext:value-type="float">
            <text:p>0.600165595323331</text:p>
          </table:table-cell>
          <table:table-cell office:value-type="float" office:value="64.2177186995964" calcext:value-type="float">
            <text:p>64.2177186995964</text:p>
          </table:table-cell>
          <table:table-cell office:value-type="float" office:value="90.0248392984996" calcext:value-type="float">
            <text:p>90.0248392984996</text:p>
          </table:table-cell>
          <table:table-cell office:value-type="float" office:value="9632.65780493946" calcext:value-type="float">
            <text:p>9632.65780493946</text:p>
          </table:table-cell>
          <table:table-cell office:value-type="float" office:value="0.275141403075859" calcext:value-type="float">
            <text:p>0.275141403075859</text:p>
          </table:table-cell>
          <table:table-cell office:value-type="float" office:value="29.4401301291169" calcext:value-type="float">
            <text:p>29.4401301291169</text:p>
          </table:table-cell>
          <table:table-cell office:value-type="float" office:value="41.2712104613788" calcext:value-type="float">
            <text:p>41.2712104613788</text:p>
          </table:table-cell>
          <table:table-cell office:value-type="float" office:value="4416.01951936753" calcext:value-type="float">
            <text:p>4416.019519367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50" calcext:value-type="float">
            <text:p>150</text:p>
          </table:table-cell>
          <table:table-cell office:value-type="float" office:value="50700" calcext:value-type="float">
            <text:p>50700</text:p>
          </table:table-cell>
          <table:table-cell office:value-type="float" office:value="0.627834605000023" calcext:value-type="float">
            <text:p>0.627834605000023</text:p>
          </table:table-cell>
          <table:table-cell office:value-type="float" office:value="212.208096490008" calcext:value-type="float">
            <text:p>212.208096490008</text:p>
          </table:table-cell>
          <table:table-cell office:value-type="float" office:value="94.1751907500034" calcext:value-type="float">
            <text:p>94.1751907500034</text:p>
          </table:table-cell>
          <table:table-cell office:value-type="float" office:value="31831.2144735012" calcext:value-type="float">
            <text:p>31831.2144735012</text:p>
          </table:table-cell>
          <table:table-cell office:value-type="float" office:value="0.498394301275976" calcext:value-type="float">
            <text:p>0.498394301275976</text:p>
          </table:table-cell>
          <table:table-cell office:value-type="float" office:value="168.45727383128" calcext:value-type="float">
            <text:p>168.45727383128</text:p>
          </table:table-cell>
          <table:table-cell office:value-type="float" office:value="74.7591451913963" calcext:value-type="float">
            <text:p>74.7591451913963</text:p>
          </table:table-cell>
          <table:table-cell office:value-type="float" office:value="25268.591074692" calcext:value-type="float">
            <text:p>25268.591074692</text:p>
          </table:table-cell>
          <table:table-cell office:value-type="float" office:value="0.312909189275864" calcext:value-type="float">
            <text:p>0.312909189275864</text:p>
          </table:table-cell>
          <table:table-cell office:value-type="float" office:value="105.763305975242" calcext:value-type="float">
            <text:p>105.763305975242</text:p>
          </table:table-cell>
          <table:table-cell office:value-type="float" office:value="46.9363783913797" calcext:value-type="float">
            <text:p>46.9363783913797</text:p>
          </table:table-cell>
          <table:table-cell office:value-type="float" office:value="15864.4958962863" calcext:value-type="float">
            <text:p>15864.49589628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5000" calcext:value-type="float">
            <text:p>15000</text:p>
          </table:table-cell>
          <table:table-cell office:value-type="float" office:value="0.0983837889857326" calcext:value-type="float">
            <text:p>0.098383788985733</text:p>
          </table:table-cell>
          <table:table-cell office:value-type="float" office:value="9.83837889857326" calcext:value-type="float">
            <text:p>9.83837889857326</text:p>
          </table:table-cell>
          <table:table-cell office:value-type="float" office:value="14.7575683478599" calcext:value-type="float">
            <text:p>14.7575683478599</text:p>
          </table:table-cell>
          <table:table-cell office:value-type="float" office:value="1475.75683478599" calcext:value-type="float">
            <text:p>1475.75683478599</text:p>
          </table:table-cell>
          <table:table-cell office:value-type="float" office:value="0.520380285712228" calcext:value-type="float">
            <text:p>0.520380285712228</text:p>
          </table:table-cell>
          <table:table-cell office:value-type="float" office:value="52.0380285712228" calcext:value-type="float">
            <text:p>52.0380285712228</text:p>
          </table:table-cell>
          <table:table-cell office:value-type="float" office:value="78.0570428568342" calcext:value-type="float">
            <text:p>78.0570428568342</text:p>
          </table:table-cell>
          <table:table-cell office:value-type="float" office:value="7805.70428568342" calcext:value-type="float">
            <text:p>7805.70428568342</text:p>
          </table:table-cell>
          <table:table-cell office:value-type="float" office:value="0.0511969842218471" calcext:value-type="float">
            <text:p>0.051196984221847</text:p>
          </table:table-cell>
          <table:table-cell office:value-type="float" office:value="5.11969842218471" calcext:value-type="float">
            <text:p>5.11969842218471</text:p>
          </table:table-cell>
          <table:table-cell office:value-type="float" office:value="7.67954763327706" calcext:value-type="float">
            <text:p>7.67954763327706</text:p>
          </table:table-cell>
          <table:table-cell office:value-type="float" office:value="767.954763327706" calcext:value-type="float">
            <text:p>767.954763327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50" calcext:value-type="float">
            <text:p>150</text:p>
          </table:table-cell>
          <table:table-cell office:value-type="float" office:value="27150" calcext:value-type="float">
            <text:p>27150</text:p>
          </table:table-cell>
          <table:table-cell office:value-type="float" office:value="0.369111709164345" calcext:value-type="float">
            <text:p>0.369111709164345</text:p>
          </table:table-cell>
          <table:table-cell office:value-type="float" office:value="66.8092193587464" calcext:value-type="float">
            <text:p>66.8092193587464</text:p>
          </table:table-cell>
          <table:table-cell office:value-type="float" office:value="55.3667563746517" calcext:value-type="float">
            <text:p>55.3667563746517</text:p>
          </table:table-cell>
          <table:table-cell office:value-type="float" office:value="10021.382903812" calcext:value-type="float">
            <text:p>10021.382903812</text:p>
          </table:table-cell>
          <table:table-cell office:value-type="float" office:value="0.826454125634742" calcext:value-type="float">
            <text:p>0.826454125634742</text:p>
          </table:table-cell>
          <table:table-cell office:value-type="float" office:value="149.588196739888" calcext:value-type="float">
            <text:p>149.588196739888</text:p>
          </table:table-cell>
          <table:table-cell office:value-type="float" office:value="123.968118845211" calcext:value-type="float">
            <text:p>123.968118845211</text:p>
          </table:table-cell>
          <table:table-cell office:value-type="float" office:value="22438.2295109832" calcext:value-type="float">
            <text:p>22438.2295109832</text:p>
          </table:table-cell>
          <table:table-cell office:value-type="float" office:value="0.305053894858964" calcext:value-type="float">
            <text:p>0.305053894858964</text:p>
          </table:table-cell>
          <table:table-cell office:value-type="float" office:value="55.2147549694725" calcext:value-type="float">
            <text:p>55.2147549694725</text:p>
          </table:table-cell>
          <table:table-cell office:value-type="float" office:value="45.7580842288446" calcext:value-type="float">
            <text:p>45.7580842288446</text:p>
          </table:table-cell>
          <table:table-cell office:value-type="float" office:value="8282.21324542087" calcext:value-type="float">
            <text:p>8282.213245420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50" calcext:value-type="float">
            <text:p>150</text:p>
          </table:table-cell>
          <table:table-cell office:value-type="float" office:value="39900" calcext:value-type="float">
            <text:p>39900</text:p>
          </table:table-cell>
          <table:table-cell office:value-type="float" office:value="0.25076227542918" calcext:value-type="float">
            <text:p>0.25076227542918</text:p>
          </table:table-cell>
          <table:table-cell office:value-type="float" office:value="66.7027652641619" calcext:value-type="float">
            <text:p>66.7027652641619</text:p>
          </table:table-cell>
          <table:table-cell office:value-type="float" office:value="37.614341314377" calcext:value-type="float">
            <text:p>37.614341314377</text:p>
          </table:table-cell>
          <table:table-cell office:value-type="float" office:value="10005.4147896243" calcext:value-type="float">
            <text:p>10005.4147896243</text:p>
          </table:table-cell>
          <table:table-cell office:value-type="float" office:value="0.848632920903157" calcext:value-type="float">
            <text:p>0.848632920903157</text:p>
          </table:table-cell>
          <table:table-cell office:value-type="float" office:value="225.73635696024" calcext:value-type="float">
            <text:p>225.73635696024</text:p>
          </table:table-cell>
          <table:table-cell office:value-type="float" office:value="127.294938135474" calcext:value-type="float">
            <text:p>127.294938135474</text:p>
          </table:table-cell>
          <table:table-cell office:value-type="float" office:value="33860.453544036" calcext:value-type="float">
            <text:p>33860.453544036</text:p>
          </table:table-cell>
          <table:table-cell office:value-type="float" office:value="0.212805122249787" calcext:value-type="float">
            <text:p>0.212805122249787</text:p>
          </table:table-cell>
          <table:table-cell office:value-type="float" office:value="56.6061625184434" calcext:value-type="float">
            <text:p>56.6061625184434</text:p>
          </table:table-cell>
          <table:table-cell office:value-type="float" office:value="31.9207683374681" calcext:value-type="float">
            <text:p>31.9207683374681</text:p>
          </table:table-cell>
          <table:table-cell office:value-type="float" office:value="8490.92437776651" calcext:value-type="float">
            <text:p>8490.924377766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4" calcext:value-type="float">
            <text:p>204</text:p>
          </table:table-cell>
          <table:table-cell office:value-type="float" office:value="18564" calcext:value-type="float">
            <text:p>18564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74.0412364500988" calcext:value-type="float">
            <text:p>74.0412364500988</text:p>
          </table:table-cell>
          <table:table-cell office:value-type="float" office:value="165.98255204198" calcext:value-type="float">
            <text:p>165.98255204198</text:p>
          </table:table-cell>
          <table:table-cell office:value-type="float" office:value="15104.4122358202" calcext:value-type="float">
            <text:p>15104.4122358202</text:p>
          </table:table-cell>
          <table:table-cell office:value-type="float" office:value="0.214263872582375" calcext:value-type="float">
            <text:p>0.214263872582375</text:p>
          </table:table-cell>
          <table:table-cell office:value-type="float" office:value="19.4980124049961" calcext:value-type="float">
            <text:p>19.4980124049961</text:p>
          </table:table-cell>
          <table:table-cell office:value-type="float" office:value="43.7098300068045" calcext:value-type="float">
            <text:p>43.7098300068045</text:p>
          </table:table-cell>
          <table:table-cell office:value-type="float" office:value="3977.59453061921" calcext:value-type="float">
            <text:p>3977.59453061921</text:p>
          </table:table-cell>
          <table:table-cell office:value-type="float" office:value="0.174333648929511" calcext:value-type="float">
            <text:p>0.174333648929511</text:p>
          </table:table-cell>
          <table:table-cell office:value-type="float" office:value="15.8643620525855" calcext:value-type="float">
            <text:p>15.8643620525855</text:p>
          </table:table-cell>
          <table:table-cell office:value-type="float" office:value="35.5640643816202" calcext:value-type="float">
            <text:p>35.5640643816202</text:p>
          </table:table-cell>
          <table:table-cell office:value-type="float" office:value="3236.32985872744" calcext:value-type="float">
            <text:p>3236.329858727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16931125701003" calcext:value-type="float">
            <text:p>0.216931125701003</text:p>
          </table:table-cell>
          <table:table-cell office:value-type="float" office:value="18" calcext:value-type="float">
            <text:p>18</text:p>
          </table:table-cell>
          <table:table-cell office:value-type="float" office:value="204" calcext:value-type="float">
            <text:p>204</text:p>
          </table:table-cell>
          <table:table-cell office:value-type="float" office:value="3672" calcext:value-type="float">
            <text:p>3672</text:p>
          </table:table-cell>
          <table:table-cell office:value-type="float" office:value="0.692024587353112" calcext:value-type="float">
            <text:p>0.692024587353112</text:p>
          </table:table-cell>
          <table:table-cell office:value-type="float" office:value="12.456442572356" calcext:value-type="float">
            <text:p>12.456442572356</text:p>
          </table:table-cell>
          <table:table-cell office:value-type="float" office:value="141.173015820035" calcext:value-type="float">
            <text:p>141.173015820035</text:p>
          </table:table-cell>
          <table:table-cell office:value-type="float" office:value="2541.11428476063" calcext:value-type="float">
            <text:p>2541.11428476063</text:p>
          </table:table-cell>
          <table:table-cell office:value-type="float" office:value="0.30152268100656" calcext:value-type="float">
            <text:p>0.30152268100656</text:p>
          </table:table-cell>
          <table:table-cell office:value-type="float" office:value="5.42740825811808" calcext:value-type="float">
            <text:p>5.42740825811808</text:p>
          </table:table-cell>
          <table:table-cell office:value-type="float" office:value="61.5106269253382" calcext:value-type="float">
            <text:p>61.5106269253382</text:p>
          </table:table-cell>
          <table:table-cell office:value-type="float" office:value="1107.19128465609" calcext:value-type="float">
            <text:p>1107.19128465609</text:p>
          </table:table-cell>
          <table:table-cell office:value-type="float" office:value="0.208661108901169" calcext:value-type="float">
            <text:p>0.208661108901169</text:p>
          </table:table-cell>
          <table:table-cell office:value-type="float" office:value="3.75589996022104" calcext:value-type="float">
            <text:p>3.75589996022104</text:p>
          </table:table-cell>
          <table:table-cell office:value-type="float" office:value="42.5668662158384" calcext:value-type="float">
            <text:p>42.5668662158384</text:p>
          </table:table-cell>
          <table:table-cell office:value-type="float" office:value="766.203591885092" calcext:value-type="float">
            <text:p>766.2035918850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4" calcext:value-type="float">
            <text:p>204</text:p>
          </table:table-cell>
          <table:table-cell office:value-type="float" office:value="81396" calcext:value-type="float">
            <text:p>81396</text:p>
          </table:table-cell>
          <table:table-cell office:value-type="float" office:value="0.311522444310525" calcext:value-type="float">
            <text:p>0.311522444310525</text:p>
          </table:table-cell>
          <table:table-cell office:value-type="float" office:value="124.297455279899" calcext:value-type="float">
            <text:p>124.297455279899</text:p>
          </table:table-cell>
          <table:table-cell office:value-type="float" office:value="63.5505786393471" calcext:value-type="float">
            <text:p>63.5505786393471</text:p>
          </table:table-cell>
          <table:table-cell office:value-type="float" office:value="25356.6808770995" calcext:value-type="float">
            <text:p>25356.6808770995</text:p>
          </table:table-cell>
          <table:table-cell office:value-type="float" office:value="0.932846428518434" calcext:value-type="float">
            <text:p>0.932846428518434</text:p>
          </table:table-cell>
          <table:table-cell office:value-type="float" office:value="372.205724978855" calcext:value-type="float">
            <text:p>372.205724978855</text:p>
          </table:table-cell>
          <table:table-cell office:value-type="float" office:value="190.300671417761" calcext:value-type="float">
            <text:p>190.300671417761</text:p>
          </table:table-cell>
          <table:table-cell office:value-type="float" office:value="75929.9678956865" calcext:value-type="float">
            <text:p>75929.9678956865</text:p>
          </table:table-cell>
          <table:table-cell office:value-type="float" office:value="0.290602599578406" calcext:value-type="float">
            <text:p>0.290602599578406</text:p>
          </table:table-cell>
          <table:table-cell office:value-type="float" office:value="115.950437231784" calcext:value-type="float">
            <text:p>115.950437231784</text:p>
          </table:table-cell>
          <table:table-cell office:value-type="float" office:value="59.2829303139948" calcext:value-type="float">
            <text:p>59.2829303139948</text:p>
          </table:table-cell>
          <table:table-cell office:value-type="float" office:value="23653.8891952839" calcext:value-type="float">
            <text:p>23653.889195283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04" calcext:value-type="float">
            <text:p>204</text:p>
          </table:table-cell>
          <table:table-cell office:value-type="float" office:value="26112" calcext:value-type="float">
            <text:p>26112</text:p>
          </table:table-cell>
          <table:table-cell office:value-type="float" office:value="0.755823507491598" calcext:value-type="float">
            <text:p>0.755823507491598</text:p>
          </table:table-cell>
          <table:table-cell office:value-type="float" office:value="96.7454089589245" calcext:value-type="float">
            <text:p>96.7454089589245</text:p>
          </table:table-cell>
          <table:table-cell office:value-type="float" office:value="154.187995528286" calcext:value-type="float">
            <text:p>154.187995528286</text:p>
          </table:table-cell>
          <table:table-cell office:value-type="float" office:value="19736.0634276206" calcext:value-type="float">
            <text:p>19736.0634276206</text:p>
          </table:table-cell>
          <table:table-cell office:value-type="float" office:value="0.4038032857957" calcext:value-type="float">
            <text:p>0.4038032857957</text:p>
          </table:table-cell>
          <table:table-cell office:value-type="float" office:value="51.6868205818497" calcext:value-type="float">
            <text:p>51.6868205818497</text:p>
          </table:table-cell>
          <table:table-cell office:value-type="float" office:value="82.3758703023229" calcext:value-type="float">
            <text:p>82.3758703023229</text:p>
          </table:table-cell>
          <table:table-cell office:value-type="float" office:value="10544.1113986973" calcext:value-type="float">
            <text:p>10544.1113986973</text:p>
          </table:table-cell>
          <table:table-cell office:value-type="float" office:value="0.305204015806738" calcext:value-type="float">
            <text:p>0.305204015806738</text:p>
          </table:table-cell>
          <table:table-cell office:value-type="float" office:value="39.0661140232625" calcext:value-type="float">
            <text:p>39.0661140232625</text:p>
          </table:table-cell>
          <table:table-cell office:value-type="float" office:value="62.2616192245746" calcext:value-type="float">
            <text:p>62.2616192245746</text:p>
          </table:table-cell>
          <table:table-cell office:value-type="float" office:value="7969.48726074555" calcext:value-type="float">
            <text:p>7969.487260745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04" calcext:value-type="float">
            <text:p>204</text:p>
          </table:table-cell>
          <table:table-cell office:value-type="float" office:value="71400" calcext:value-type="float">
            <text:p>71400</text:p>
          </table:table-cell>
          <table:table-cell office:value-type="float" office:value="0.62509502830053" calcext:value-type="float">
            <text:p>0.62509502830053</text:p>
          </table:table-cell>
          <table:table-cell office:value-type="float" office:value="218.783259905186" calcext:value-type="float">
            <text:p>218.783259905186</text:p>
          </table:table-cell>
          <table:table-cell office:value-type="float" office:value="127.519385773308" calcext:value-type="float">
            <text:p>127.519385773308</text:p>
          </table:table-cell>
          <table:table-cell office:value-type="float" office:value="44631.7850206579" calcext:value-type="float">
            <text:p>44631.7850206579</text:p>
          </table:table-cell>
          <table:table-cell office:value-type="float" office:value="0.550146920507723" calcext:value-type="float">
            <text:p>0.550146920507723</text:p>
          </table:table-cell>
          <table:table-cell office:value-type="float" office:value="192.551422177703" calcext:value-type="float">
            <text:p>192.551422177703</text:p>
          </table:table-cell>
          <table:table-cell office:value-type="float" office:value="112.229971783576" calcext:value-type="float">
            <text:p>112.229971783576</text:p>
          </table:table-cell>
          <table:table-cell office:value-type="float" office:value="39280.4901242514" calcext:value-type="float">
            <text:p>39280.4901242514</text:p>
          </table:table-cell>
          <table:table-cell office:value-type="float" office:value="0.343894104844225" calcext:value-type="float">
            <text:p>0.343894104844225</text:p>
          </table:table-cell>
          <table:table-cell office:value-type="float" office:value="120.362936695479" calcext:value-type="float">
            <text:p>120.362936695479</text:p>
          </table:table-cell>
          <table:table-cell office:value-type="float" office:value="70.1543973882219" calcext:value-type="float">
            <text:p>70.1543973882219</text:p>
          </table:table-cell>
          <table:table-cell office:value-type="float" office:value="24554.0390858777" calcext:value-type="float">
            <text:p>24554.03908587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04" calcext:value-type="float">
            <text:p>204</text:p>
          </table:table-cell>
          <table:table-cell office:value-type="float" office:value="21828" calcext:value-type="float">
            <text:p>21828</text:p>
          </table:table-cell>
          <table:table-cell office:value-type="float" office:value="0.0262651506096894" calcext:value-type="float">
            <text:p>0.02626515060969</text:p>
          </table:table-cell>
          <table:table-cell office:value-type="float" office:value="2.81037111523677" calcext:value-type="float">
            <text:p>2.81037111523677</text:p>
          </table:table-cell>
          <table:table-cell office:value-type="float" office:value="5.35809072437665" calcext:value-type="float">
            <text:p>5.35809072437665</text:p>
          </table:table-cell>
          <table:table-cell office:value-type="float" office:value="573.315707508301" calcext:value-type="float">
            <text:p>573.315707508301</text:p>
          </table:table-cell>
          <table:table-cell office:value-type="float" office:value="0.845832787248042" calcext:value-type="float">
            <text:p>0.845832787248042</text:p>
          </table:table-cell>
          <table:table-cell office:value-type="float" office:value="90.5041082355405" calcext:value-type="float">
            <text:p>90.5041082355405</text:p>
          </table:table-cell>
          <table:table-cell office:value-type="float" office:value="172.549888598601" calcext:value-type="float">
            <text:p>172.549888598601</text:p>
          </table:table-cell>
          <table:table-cell office:value-type="float" office:value="18462.8380800503" calcext:value-type="float">
            <text:p>18462.8380800503</text:p>
          </table:table-cell>
          <table:table-cell office:value-type="float" office:value="0.0222159255476832" calcext:value-type="float">
            <text:p>0.022215925547683</text:p>
          </table:table-cell>
          <table:table-cell office:value-type="float" office:value="2.3771040336021" calcext:value-type="float">
            <text:p>2.3771040336021</text:p>
          </table:table-cell>
          <table:table-cell office:value-type="float" office:value="4.53204881172738" calcext:value-type="float">
            <text:p>4.53204881172738</text:p>
          </table:table-cell>
          <table:table-cell office:value-type="float" office:value="484.929222854829" calcext:value-type="float">
            <text:p>484.929222854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04" calcext:value-type="float">
            <text:p>204</text:p>
          </table:table-cell>
          <table:table-cell office:value-type="float" office:value="68952" calcext:value-type="float">
            <text:p>68952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30.364598170004" calcext:value-type="float">
            <text:p>30.364598170004</text:p>
          </table:table-cell>
          <table:table-cell office:value-type="float" office:value="18.3265622091148" calcext:value-type="float">
            <text:p>18.3265622091148</text:p>
          </table:table-cell>
          <table:table-cell office:value-type="float" office:value="6194.37802668081" calcext:value-type="float">
            <text:p>6194.37802668081</text:p>
          </table:table-cell>
          <table:table-cell office:value-type="float" office:value="0.025193959794895" calcext:value-type="float">
            <text:p>0.025193959794895</text:p>
          </table:table-cell>
          <table:table-cell office:value-type="float" office:value="8.51555841067452" calcext:value-type="float">
            <text:p>8.51555841067452</text:p>
          </table:table-cell>
          <table:table-cell office:value-type="float" office:value="5.13956779815859" calcext:value-type="float">
            <text:p>5.13956779815859</text:p>
          </table:table-cell>
          <table:table-cell office:value-type="float" office:value="1737.1739157776" calcext:value-type="float">
            <text:p>1737.1739157776</text:p>
          </table:table-cell>
          <table:table-cell office:value-type="float" office:value="0.00226332682095628" calcext:value-type="float">
            <text:p>0.002263326820956</text:p>
          </table:table-cell>
          <table:table-cell office:value-type="float" office:value="0.765004465483224" calcext:value-type="float">
            <text:p>0.765004465483224</text:p>
          </table:table-cell>
          <table:table-cell office:value-type="float" office:value="0.461718671475082" calcext:value-type="float">
            <text:p>0.461718671475082</text:p>
          </table:table-cell>
          <table:table-cell office:value-type="float" office:value="156.060910958578" calcext:value-type="float">
            <text:p>156.0609109585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  <table:table-cell office:value-type="float" office:value="20400" calcext:value-type="float">
            <text:p>20400</text:p>
          </table:table-cell>
          <table:table-cell office:value-type="float" office:value="0.0997296637199351" calcext:value-type="float">
            <text:p>0.099729663719935</text:p>
          </table:table-cell>
          <table:table-cell office:value-type="float" office:value="9.97296637199351" calcext:value-type="float">
            <text:p>9.97296637199351</text:p>
          </table:table-cell>
          <table:table-cell office:value-type="float" office:value="20.3448513988668" calcext:value-type="float">
            <text:p>20.3448513988668</text:p>
          </table:table-cell>
          <table:table-cell office:value-type="float" office:value="2034.48513988668" calcext:value-type="float">
            <text:p>2034.48513988668</text:p>
          </table:table-cell>
          <table:table-cell office:value-type="float" office:value="0.151843402081902" calcext:value-type="float">
            <text:p>0.151843402081902</text:p>
          </table:table-cell>
          <table:table-cell office:value-type="float" office:value="15.1843402081902" calcext:value-type="float">
            <text:p>15.1843402081902</text:p>
          </table:table-cell>
          <table:table-cell office:value-type="float" office:value="30.976054024708" calcext:value-type="float">
            <text:p>30.976054024708</text:p>
          </table:table-cell>
          <table:table-cell office:value-type="float" office:value="3097.6054024708" calcext:value-type="float">
            <text:p>3097.6054024708</text:p>
          </table:table-cell>
          <table:table-cell office:value-type="float" office:value="0.015143291427719" calcext:value-type="float">
            <text:p>0.015143291427719</text:p>
          </table:table-cell>
          <table:table-cell office:value-type="float" office:value="1.5143291427719" calcext:value-type="float">
            <text:p>1.5143291427719</text:p>
          </table:table-cell>
          <table:table-cell office:value-type="float" office:value="3.08923145125467" calcext:value-type="float">
            <text:p>3.08923145125467</text:p>
          </table:table-cell>
          <table:table-cell office:value-type="float" office:value="308.923145125467" calcext:value-type="float">
            <text:p>308.9231451254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office:value-type="float" office:value="36924" calcext:value-type="float">
            <text:p>36924</text:p>
          </table:table-cell>
          <table:table-cell office:value-type="float" office:value="0.34768170859157" calcext:value-type="float">
            <text:p>0.34768170859157</text:p>
          </table:table-cell>
          <table:table-cell office:value-type="float" office:value="62.9303892550741" calcext:value-type="float">
            <text:p>62.9303892550741</text:p>
          </table:table-cell>
          <table:table-cell office:value-type="float" office:value="70.9270685526802" calcext:value-type="float">
            <text:p>70.9270685526802</text:p>
          </table:table-cell>
          <table:table-cell office:value-type="float" office:value="12837.7994080351" calcext:value-type="float">
            <text:p>12837.7994080351</text:p>
          </table:table-cell>
          <table:table-cell office:value-type="float" office:value="0.344315017726361" calcext:value-type="float">
            <text:p>0.344315017726361</text:p>
          </table:table-cell>
          <table:table-cell office:value-type="float" office:value="62.3210182084713" calcext:value-type="float">
            <text:p>62.3210182084713</text:p>
          </table:table-cell>
          <table:table-cell office:value-type="float" office:value="70.2402636161776" calcext:value-type="float">
            <text:p>70.2402636161776</text:p>
          </table:table-cell>
          <table:table-cell office:value-type="float" office:value="12713.4877145281" calcext:value-type="float">
            <text:p>12713.4877145281</text:p>
          </table:table-cell>
          <table:table-cell office:value-type="float" office:value="0.119712033656838" calcext:value-type="float">
            <text:p>0.119712033656838</text:p>
          </table:table-cell>
          <table:table-cell office:value-type="float" office:value="21.6678780918876" calcext:value-type="float">
            <text:p>21.6678780918876</text:p>
          </table:table-cell>
          <table:table-cell office:value-type="float" office:value="24.4212548659949" calcext:value-type="float">
            <text:p>24.4212548659949</text:p>
          </table:table-cell>
          <table:table-cell office:value-type="float" office:value="4420.24713074507" calcext:value-type="float">
            <text:p>4420.247130745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755666867029676" calcext:value-type="float">
            <text:p>0.755666867029676</text:p>
          </table:table-cell>
          <table:table-cell office:value-type="float" office:value="266" calcext:value-type="float">
            <text:p>266</text:p>
          </table:table-cell>
          <table:table-cell office:value-type="float" office:value="204" calcext:value-type="float">
            <text:p>204</text:p>
          </table:table-cell>
          <table:table-cell office:value-type="float" office:value="54264" calcext:value-type="float">
            <text:p>54264</text:p>
          </table:table-cell>
          <table:table-cell office:value-type="float" office:value="0.973881874070673" calcext:value-type="float">
            <text:p>0.973881874070673</text:p>
          </table:table-cell>
          <table:table-cell office:value-type="float" office:value="259.052578502799" calcext:value-type="float">
            <text:p>259.052578502799</text:p>
          </table:table-cell>
          <table:table-cell office:value-type="float" office:value="198.671902310417" calcext:value-type="float">
            <text:p>198.671902310417</text:p>
          </table:table-cell>
          <table:table-cell office:value-type="float" office:value="52846.726014571" calcext:value-type="float">
            <text:p>52846.726014571</text:p>
          </table:table-cell>
          <table:table-cell office:value-type="float" office:value="0.21256094905032" calcext:value-type="float">
            <text:p>0.21256094905032</text:p>
          </table:table-cell>
          <table:table-cell office:value-type="float" office:value="56.541212447385" calcext:value-type="float">
            <text:p>56.541212447385</text:p>
          </table:table-cell>
          <table:table-cell office:value-type="float" office:value="43.3624336062652" calcext:value-type="float">
            <text:p>43.3624336062652</text:p>
          </table:table-cell>
          <table:table-cell office:value-type="float" office:value="11534.4073392665" calcext:value-type="float">
            <text:p>11534.4073392665</text:p>
          </table:table-cell>
          <table:table-cell office:value-type="float" office:value="0.207009255415366" calcext:value-type="float">
            <text:p>0.207009255415366</text:p>
          </table:table-cell>
          <table:table-cell office:value-type="float" office:value="55.0644619404874" calcext:value-type="float">
            <text:p>55.0644619404874</text:p>
          </table:table-cell>
          <table:table-cell office:value-type="float" office:value="42.2298881047347" calcext:value-type="float">
            <text:p>42.2298881047347</text:p>
          </table:table-cell>
          <table:table-cell office:value-type="float" office:value="11233.1502358594" calcext:value-type="float">
            <text:p>11233.15023585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009" calcext:value-type="float">
            <text:p>9009</text:p>
          </table:table-cell>
          <table:table-cell office:value-type="float" office:value="0.31805817433033" calcext:value-type="float">
            <text:p>0.31805817433033</text:p>
          </table:table-cell>
          <table:table-cell office:value-type="float" office:value="28.94329386406" calcext:value-type="float">
            <text:p>28.94329386406</text:p>
          </table:table-cell>
          <table:table-cell office:value-type="float" office:value="31.4877592587027" calcext:value-type="float">
            <text:p>31.4877592587027</text:p>
          </table:table-cell>
          <table:table-cell office:value-type="float" office:value="2865.38609254194" calcext:value-type="float">
            <text:p>2865.38609254194</text:p>
          </table:table-cell>
          <table:table-cell office:value-type="float" office:value="0.468889844902423" calcext:value-type="float">
            <text:p>0.468889844902423</text:p>
          </table:table-cell>
          <table:table-cell office:value-type="float" office:value="42.6689758861205" calcext:value-type="float">
            <text:p>42.6689758861205</text:p>
          </table:table-cell>
          <table:table-cell office:value-type="float" office:value="46.4200946453399" calcext:value-type="float">
            <text:p>46.4200946453399</text:p>
          </table:table-cell>
          <table:table-cell office:value-type="float" office:value="4224.22861272593" calcext:value-type="float">
            <text:p>4224.22861272593</text:p>
          </table:table-cell>
          <table:table-cell office:value-type="float" office:value="0.149134248031696" calcext:value-type="float">
            <text:p>0.149134248031696</text:p>
          </table:table-cell>
          <table:table-cell office:value-type="float" office:value="13.5712165708844" calcext:value-type="float">
            <text:p>13.5712165708844</text:p>
          </table:table-cell>
          <table:table-cell office:value-type="float" office:value="14.7642905551379" calcext:value-type="float">
            <text:p>14.7642905551379</text:p>
          </table:table-cell>
          <table:table-cell office:value-type="float" office:value="1343.55044051755" calcext:value-type="float">
            <text:p>1343.550440517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1782" calcext:value-type="float">
            <text:p>1782</text:p>
          </table:table-cell>
          <table:table-cell office:value-type="float" office:value="0.173266238182705" calcext:value-type="float">
            <text:p>0.173266238182705</text:p>
          </table:table-cell>
          <table:table-cell office:value-type="float" office:value="3.11879228728869" calcext:value-type="float">
            <text:p>3.11879228728869</text:p>
          </table:table-cell>
          <table:table-cell office:value-type="float" office:value="17.1533575800878" calcext:value-type="float">
            <text:p>17.1533575800878</text:p>
          </table:table-cell>
          <table:table-cell office:value-type="float" office:value="308.760436441581" calcext:value-type="float">
            <text:p>308.760436441581</text:p>
          </table:table-cell>
          <table:table-cell office:value-type="float" office:value="0.541099855008735" calcext:value-type="float">
            <text:p>0.541099855008735</text:p>
          </table:table-cell>
          <table:table-cell office:value-type="float" office:value="9.73979739015723" calcext:value-type="float">
            <text:p>9.73979739015723</text:p>
          </table:table-cell>
          <table:table-cell office:value-type="float" office:value="53.5688856458648" calcext:value-type="float">
            <text:p>53.5688856458648</text:p>
          </table:table-cell>
          <table:table-cell office:value-type="float" office:value="964.239941625566" calcext:value-type="float">
            <text:p>964.239941625566</text:p>
          </table:table-cell>
          <table:table-cell office:value-type="float" office:value="0.0937543363585708" calcext:value-type="float">
            <text:p>0.093754336358571</text:p>
          </table:table-cell>
          <table:table-cell office:value-type="float" office:value="1.68757805445427" calcext:value-type="float">
            <text:p>1.68757805445427</text:p>
          </table:table-cell>
          <table:table-cell office:value-type="float" office:value="9.28167929949851" calcext:value-type="float">
            <text:p>9.28167929949851</text:p>
          </table:table-cell>
          <table:table-cell office:value-type="float" office:value="167.070227390973" calcext:value-type="float">
            <text:p>167.0702273909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66586711687124" calcext:value-type="float">
            <text:p>0.366586711687124</text:p>
          </table:table-cell>
          <table:table-cell office:value-type="float" office:value="399" calcext:value-type="float">
            <text:p>399</text:p>
          </table:table-cell>
          <table:table-cell office:value-type="float" office:value="99" calcext:value-type="float">
            <text:p>99</text:p>
          </table:table-cell>
          <table:table-cell office:value-type="float" office:value="39501" calcext:value-type="float">
            <text:p>39501</text:p>
          </table:table-cell>
          <table:table-cell office:value-type="float" office:value="0.741848959991823" calcext:value-type="float">
            <text:p>0.741848959991823</text:p>
          </table:table-cell>
          <table:table-cell office:value-type="float" office:value="295.997735036737" calcext:value-type="float">
            <text:p>295.997735036737</text:p>
          </table:table-cell>
          <table:table-cell office:value-type="float" office:value="73.4430470391905" calcext:value-type="float">
            <text:p>73.4430470391905</text:p>
          </table:table-cell>
          <table:table-cell office:value-type="float" office:value="29303.775768637" calcext:value-type="float">
            <text:p>29303.775768637</text:p>
          </table:table-cell>
          <table:table-cell office:value-type="float" office:value="0.801055042652661" calcext:value-type="float">
            <text:p>0.801055042652661</text:p>
          </table:table-cell>
          <table:table-cell office:value-type="float" office:value="319.620962018412" calcext:value-type="float">
            <text:p>319.620962018412</text:p>
          </table:table-cell>
          <table:table-cell office:value-type="float" office:value="79.3044492226135" calcext:value-type="float">
            <text:p>79.3044492226135</text:p>
          </table:table-cell>
          <table:table-cell office:value-type="float" office:value="31642.4752398228" calcext:value-type="float">
            <text:p>31642.4752398228</text:p>
          </table:table-cell>
          <table:table-cell office:value-type="float" office:value="0.594261850288082" calcext:value-type="float">
            <text:p>0.594261850288082</text:p>
          </table:table-cell>
          <table:table-cell office:value-type="float" office:value="237.110478264945" calcext:value-type="float">
            <text:p>237.110478264945</text:p>
          </table:table-cell>
          <table:table-cell office:value-type="float" office:value="58.8319231785201" calcext:value-type="float">
            <text:p>58.8319231785201</text:p>
          </table:table-cell>
          <table:table-cell office:value-type="float" office:value="23473.9373482295" calcext:value-type="float">
            <text:p>23473.93734822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12672" calcext:value-type="float">
            <text:p>12672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16.7233429797084" calcext:value-type="float">
            <text:p>16.7233429797084</text:p>
          </table:table-cell>
          <table:table-cell office:value-type="float" office:value="12.9344605858682" calcext:value-type="float">
            <text:p>12.9344605858682</text:p>
          </table:table-cell>
          <table:table-cell office:value-type="float" office:value="1655.61095499114" calcext:value-type="float">
            <text:p>1655.61095499114</text:p>
          </table:table-cell>
          <table:table-cell office:value-type="float" office:value="0.985964729340247" calcext:value-type="float">
            <text:p>0.985964729340247</text:p>
          </table:table-cell>
          <table:table-cell office:value-type="float" office:value="126.203485355552" calcext:value-type="float">
            <text:p>126.203485355552</text:p>
          </table:table-cell>
          <table:table-cell office:value-type="float" office:value="97.6105082046844" calcext:value-type="float">
            <text:p>97.6105082046844</text:p>
          </table:table-cell>
          <table:table-cell office:value-type="float" office:value="12494.1450501996" calcext:value-type="float">
            <text:p>12494.1450501996</text:p>
          </table:table-cell>
          <table:table-cell office:value-type="float" office:value="0.128817393239471" calcext:value-type="float">
            <text:p>0.128817393239471</text:p>
          </table:table-cell>
          <table:table-cell office:value-type="float" office:value="16.4886263346523" calcext:value-type="float">
            <text:p>16.4886263346523</text:p>
          </table:table-cell>
          <table:table-cell office:value-type="float" office:value="12.7529219307077" calcext:value-type="float">
            <text:p>12.7529219307077</text:p>
          </table:table-cell>
          <table:table-cell office:value-type="float" office:value="1632.37400713058" calcext:value-type="float">
            <text:p>1632.3740071305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99" calcext:value-type="float">
            <text:p>99</text:p>
          </table:table-cell>
          <table:table-cell office:value-type="float" office:value="34650" calcext:value-type="float">
            <text:p>34650</text:p>
          </table:table-cell>
          <table:table-cell office:value-type="float" office:value="0.62360882645293" calcext:value-type="float">
            <text:p>0.62360882645293</text:p>
          </table:table-cell>
          <table:table-cell office:value-type="float" office:value="218.263089258526" calcext:value-type="float">
            <text:p>218.263089258526</text:p>
          </table:table-cell>
          <table:table-cell office:value-type="float" office:value="61.7372738188401" calcext:value-type="float">
            <text:p>61.7372738188401</text:p>
          </table:table-cell>
          <table:table-cell office:value-type="float" office:value="21608.045836594" calcext:value-type="float">
            <text:p>21608.045836594</text:p>
          </table:table-cell>
          <table:table-cell office:value-type="float" office:value="0.729180726734298" calcext:value-type="float">
            <text:p>0.729180726734298</text:p>
          </table:table-cell>
          <table:table-cell office:value-type="float" office:value="255.213254357004" calcext:value-type="float">
            <text:p>255.213254357004</text:p>
          </table:table-cell>
          <table:table-cell office:value-type="float" office:value="72.1888919466955" calcext:value-type="float">
            <text:p>72.1888919466955</text:p>
          </table:table-cell>
          <table:table-cell office:value-type="float" office:value="25266.1121813434" calcext:value-type="float">
            <text:p>25266.1121813434</text:p>
          </table:table-cell>
          <table:table-cell office:value-type="float" office:value="0.45472353727087" calcext:value-type="float">
            <text:p>0.45472353727087</text:p>
          </table:table-cell>
          <table:table-cell office:value-type="float" office:value="159.153238044805" calcext:value-type="float">
            <text:p>159.153238044805</text:p>
          </table:table-cell>
          <table:table-cell office:value-type="float" office:value="45.0176301898162" calcext:value-type="float">
            <text:p>45.0176301898162</text:p>
          </table:table-cell>
          <table:table-cell office:value-type="float" office:value="15756.1705664357" calcext:value-type="float">
            <text:p>15756.17056643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10593" calcext:value-type="float">
            <text:p>10593</text:p>
          </table:table-cell>
          <table:table-cell office:value-type="float" office:value="0.249693201163494" calcext:value-type="float">
            <text:p>0.249693201163494</text:p>
          </table:table-cell>
          <table:table-cell office:value-type="float" office:value="26.7171725244938" calcext:value-type="float">
            <text:p>26.7171725244938</text:p>
          </table:table-cell>
          <table:table-cell office:value-type="float" office:value="24.7196269151859" calcext:value-type="float">
            <text:p>24.7196269151859</text:p>
          </table:table-cell>
          <table:table-cell office:value-type="float" office:value="2645.00007992489" calcext:value-type="float">
            <text:p>2645.00007992489</text:p>
          </table:table-cell>
          <table:table-cell office:value-type="float" office:value="0.641784290799583" calcext:value-type="float">
            <text:p>0.641784290799583</text:p>
          </table:table-cell>
          <table:table-cell office:value-type="float" office:value="68.6709191155554" calcext:value-type="float">
            <text:p>68.6709191155554</text:p>
          </table:table-cell>
          <table:table-cell office:value-type="float" office:value="63.5366447891587" calcext:value-type="float">
            <text:p>63.5366447891587</text:p>
          </table:table-cell>
          <table:table-cell office:value-type="float" office:value="6798.42099243998" calcext:value-type="float">
            <text:p>6798.42099243998</text:p>
          </table:table-cell>
          <table:table-cell office:value-type="float" office:value="0.16024917402619" calcext:value-type="float">
            <text:p>0.16024917402619</text:p>
          </table:table-cell>
          <table:table-cell office:value-type="float" office:value="17.1466616208024" calcext:value-type="float">
            <text:p>17.1466616208024</text:p>
          </table:table-cell>
          <table:table-cell office:value-type="float" office:value="15.8646682285929" calcext:value-type="float">
            <text:p>15.8646682285929</text:p>
          </table:table-cell>
          <table:table-cell office:value-type="float" office:value="1697.51950045944" calcext:value-type="float">
            <text:p>1697.51950045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99" calcext:value-type="float">
            <text:p>99</text:p>
          </table:table-cell>
          <table:table-cell office:value-type="float" office:value="33462" calcext:value-type="float">
            <text:p>33462</text:p>
          </table:table-cell>
          <table:table-cell office:value-type="float" office:value="0.392216183154025" calcext:value-type="float">
            <text:p>0.392216183154025</text:p>
          </table:table-cell>
          <table:table-cell office:value-type="float" office:value="132.56906990606" calcext:value-type="float">
            <text:p>132.56906990606</text:p>
          </table:table-cell>
          <table:table-cell office:value-type="float" office:value="38.8294021322485" calcext:value-type="float">
            <text:p>38.8294021322485</text:p>
          </table:table-cell>
          <table:table-cell office:value-type="float" office:value="13124.3379207" calcext:value-type="float">
            <text:p>13124.3379207</text:p>
          </table:table-cell>
          <table:table-cell office:value-type="float" office:value="0.589383086400799" calcext:value-type="float">
            <text:p>0.589383086400799</text:p>
          </table:table-cell>
          <table:table-cell office:value-type="float" office:value="199.21148320347" calcext:value-type="float">
            <text:p>199.21148320347</text:p>
          </table:table-cell>
          <table:table-cell office:value-type="float" office:value="58.3489255536791" calcext:value-type="float">
            <text:p>58.3489255536791</text:p>
          </table:table-cell>
          <table:table-cell office:value-type="float" office:value="19721.9368371435" calcext:value-type="float">
            <text:p>19721.9368371435</text:p>
          </table:table-cell>
          <table:table-cell office:value-type="float" office:value="0.23116558456366" calcext:value-type="float">
            <text:p>0.23116558456366</text:p>
          </table:table-cell>
          <table:table-cell office:value-type="float" office:value="78.1339675825172" calcext:value-type="float">
            <text:p>78.1339675825172</text:p>
          </table:table-cell>
          <table:table-cell office:value-type="float" office:value="22.8853928718024" calcext:value-type="float">
            <text:p>22.8853928718024</text:p>
          </table:table-cell>
          <table:table-cell office:value-type="float" office:value="7735.2627906692" calcext:value-type="float">
            <text:p>7735.26279066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900" calcext:value-type="float">
            <text:p>9900</text:p>
          </table:table-cell>
          <table:table-cell office:value-type="float" office:value="0.076190262303755" calcext:value-type="float">
            <text:p>0.076190262303755</text:p>
          </table:table-cell>
          <table:table-cell office:value-type="float" office:value="7.6190262303755" calcext:value-type="float">
            <text:p>7.6190262303755</text:p>
          </table:table-cell>
          <table:table-cell office:value-type="float" office:value="7.54283596807175" calcext:value-type="float">
            <text:p>7.54283596807175</text:p>
          </table:table-cell>
          <table:table-cell office:value-type="float" office:value="754.283596807175" calcext:value-type="float">
            <text:p>754.283596807175</text:p>
          </table:table-cell>
          <table:table-cell office:value-type="float" office:value="0.315208085320124" calcext:value-type="float">
            <text:p>0.315208085320124</text:p>
          </table:table-cell>
          <table:table-cell office:value-type="float" office:value="31.5208085320125" calcext:value-type="float">
            <text:p>31.5208085320125</text:p>
          </table:table-cell>
          <table:table-cell office:value-type="float" office:value="31.2056004466923" calcext:value-type="float">
            <text:p>31.2056004466923</text:p>
          </table:table-cell>
          <table:table-cell office:value-type="float" office:value="3120.56004466923" calcext:value-type="float">
            <text:p>3120.56004466923</text:p>
          </table:table-cell>
          <table:table-cell office:value-type="float" office:value="0.0240157867008047" calcext:value-type="float">
            <text:p>0.024015786700805</text:p>
          </table:table-cell>
          <table:table-cell office:value-type="float" office:value="2.40157867008047" calcext:value-type="float">
            <text:p>2.40157867008047</text:p>
          </table:table-cell>
          <table:table-cell office:value-type="float" office:value="2.37756288337966" calcext:value-type="float">
            <text:p>2.37756288337966</text:p>
          </table:table-cell>
          <table:table-cell office:value-type="float" office:value="237.756288337966" calcext:value-type="float">
            <text:p>237.7562883379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office:value-type="float" office:value="17919" calcext:value-type="float">
            <text:p>17919</text:p>
          </table:table-cell>
          <table:table-cell office:value-type="float" office:value="0.252999823647844" calcext:value-type="float">
            <text:p>0.252999823647844</text:p>
          </table:table-cell>
          <table:table-cell office:value-type="float" office:value="45.7929680802598" calcext:value-type="float">
            <text:p>45.7929680802598</text:p>
          </table:table-cell>
          <table:table-cell office:value-type="float" office:value="25.0469825411366" calcext:value-type="float">
            <text:p>25.0469825411366</text:p>
          </table:table-cell>
          <table:table-cell office:value-type="float" office:value="4533.50383994572" calcext:value-type="float">
            <text:p>4533.50383994572</text:p>
          </table:table-cell>
          <table:table-cell office:value-type="float" office:value="0.21647114665497" calcext:value-type="float">
            <text:p>0.21647114665497</text:p>
          </table:table-cell>
          <table:table-cell office:value-type="float" office:value="39.1812775445496" calcext:value-type="float">
            <text:p>39.1812775445496</text:p>
          </table:table-cell>
          <table:table-cell office:value-type="float" office:value="21.4306435188421" calcext:value-type="float">
            <text:p>21.4306435188421</text:p>
          </table:table-cell>
          <table:table-cell office:value-type="float" office:value="3878.94647691041" calcext:value-type="float">
            <text:p>3878.94647691041</text:p>
          </table:table-cell>
          <table:table-cell office:value-type="float" office:value="0.0547671619285541" calcext:value-type="float">
            <text:p>0.054767161928554</text:p>
          </table:table-cell>
          <table:table-cell office:value-type="float" office:value="9.91285630906829" calcext:value-type="float">
            <text:p>9.91285630906829</text:p>
          </table:table-cell>
          <table:table-cell office:value-type="float" office:value="5.42194903092686" calcext:value-type="float">
            <text:p>5.42194903092686</text:p>
          </table:table-cell>
          <table:table-cell office:value-type="float" office:value="981.372774597761" calcext:value-type="float">
            <text:p>981.3727745977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99" calcext:value-type="float">
            <text:p>99</text:p>
          </table:table-cell>
          <table:table-cell office:value-type="float" office:value="26334" calcext:value-type="float">
            <text:p>26334</text:p>
          </table:table-cell>
          <table:table-cell office:value-type="float" office:value="0.0215337833256051" calcext:value-type="float">
            <text:p>0.021533783325605</text:p>
          </table:table-cell>
          <table:table-cell office:value-type="float" office:value="5.72798636461095" calcext:value-type="float">
            <text:p>5.72798636461095</text:p>
          </table:table-cell>
          <table:table-cell office:value-type="float" office:value="2.1318445492349" calcext:value-type="float">
            <text:p>2.1318445492349</text:p>
          </table:table-cell>
          <table:table-cell office:value-type="float" office:value="567.070650096484" calcext:value-type="float">
            <text:p>567.070650096484</text:p>
          </table:table-cell>
          <table:table-cell office:value-type="float" office:value="0.945194760388826" calcext:value-type="float">
            <text:p>0.945194760388826</text:p>
          </table:table-cell>
          <table:table-cell office:value-type="float" office:value="251.421806263428" calcext:value-type="float">
            <text:p>251.421806263428</text:p>
          </table:table-cell>
          <table:table-cell office:value-type="float" office:value="93.5742812784938" calcext:value-type="float">
            <text:p>93.5742812784938</text:p>
          </table:table-cell>
          <table:table-cell office:value-type="float" office:value="24890.7588200793" calcext:value-type="float">
            <text:p>24890.7588200793</text:p>
          </table:table-cell>
          <table:table-cell office:value-type="float" office:value="0.0203536191707102" calcext:value-type="float">
            <text:p>0.02035361917071</text:p>
          </table:table-cell>
          <table:table-cell office:value-type="float" office:value="5.41406269940891" calcext:value-type="float">
            <text:p>5.41406269940891</text:p>
          </table:table-cell>
          <table:table-cell office:value-type="float" office:value="2.01500829790031" calcext:value-type="float">
            <text:p>2.01500829790031</text:p>
          </table:table-cell>
          <table:table-cell office:value-type="float" office:value="535.992207241482" calcext:value-type="float">
            <text:p>535.9922072414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 office:value-type="float" office:value="11011" calcext:value-type="float">
            <text:p>11011</text:p>
          </table:table-cell>
          <table:table-cell office:value-type="float" office:value="0.293101857336816" calcext:value-type="float">
            <text:p>0.293101857336816</text:p>
          </table:table-cell>
          <table:table-cell office:value-type="float" office:value="26.6722690176502" calcext:value-type="float">
            <text:p>26.6722690176502</text:p>
          </table:table-cell>
          <table:table-cell office:value-type="float" office:value="35.4653247377547" calcext:value-type="float">
            <text:p>35.4653247377547</text:p>
          </table:table-cell>
          <table:table-cell office:value-type="float" office:value="3227.34455113568" calcext:value-type="float">
            <text:p>3227.34455113568</text:p>
          </table:table-cell>
          <table:table-cell office:value-type="float" office:value="0.679084675920216" calcext:value-type="float">
            <text:p>0.679084675920216</text:p>
          </table:table-cell>
          <table:table-cell office:value-type="float" office:value="61.7967055087397" calcext:value-type="float">
            <text:p>61.7967055087397</text:p>
          </table:table-cell>
          <table:table-cell office:value-type="float" office:value="82.1692457863462" calcext:value-type="float">
            <text:p>82.1692457863462</text:p>
          </table:table-cell>
          <table:table-cell office:value-type="float" office:value="7477.4013665575" calcext:value-type="float">
            <text:p>7477.4013665575</text:p>
          </table:table-cell>
          <table:table-cell office:value-type="float" office:value="0.199040979801185" calcext:value-type="float">
            <text:p>0.199040979801185</text:p>
          </table:table-cell>
          <table:table-cell office:value-type="float" office:value="18.1127291619078" calcext:value-type="float">
            <text:p>18.1127291619078</text:p>
          </table:table-cell>
          <table:table-cell office:value-type="float" office:value="24.0839585559434" calcext:value-type="float">
            <text:p>24.0839585559434</text:p>
          </table:table-cell>
          <table:table-cell office:value-type="float" office:value="2191.64022859085" calcext:value-type="float">
            <text:p>2191.640228590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  <table:table-cell office:value-type="float" office:value="2178" calcext:value-type="float">
            <text:p>2178</text:p>
          </table:table-cell>
          <table:table-cell office:value-type="float" office:value="0.544155573000885" calcext:value-type="float">
            <text:p>0.544155573000885</text:p>
          </table:table-cell>
          <table:table-cell office:value-type="float" office:value="9.79480031401593" calcext:value-type="float">
            <text:p>9.79480031401593</text:p>
          </table:table-cell>
          <table:table-cell office:value-type="float" office:value="65.8428243331071" calcext:value-type="float">
            <text:p>65.8428243331071</text:p>
          </table:table-cell>
          <table:table-cell office:value-type="float" office:value="1185.17083799593" calcext:value-type="float">
            <text:p>1185.17083799593</text:p>
          </table:table-cell>
          <table:table-cell office:value-type="float" office:value="0.278507621816109" calcext:value-type="float">
            <text:p>0.278507621816109</text:p>
          </table:table-cell>
          <table:table-cell office:value-type="float" office:value="5.01313719268996" calcext:value-type="float">
            <text:p>5.01313719268996</text:p>
          </table:table-cell>
          <table:table-cell office:value-type="float" office:value="33.6994222397492" calcext:value-type="float">
            <text:p>33.6994222397492</text:p>
          </table:table-cell>
          <table:table-cell office:value-type="float" office:value="606.589600315485" calcext:value-type="float">
            <text:p>606.589600315485</text:p>
          </table:table-cell>
          <table:table-cell office:value-type="float" office:value="0.151551474534459" calcext:value-type="float">
            <text:p>0.151551474534459</text:p>
          </table:table-cell>
          <table:table-cell office:value-type="float" office:value="2.72792654162025" calcext:value-type="float">
            <text:p>2.72792654162025</text:p>
          </table:table-cell>
          <table:table-cell office:value-type="float" office:value="18.3377284186695" calcext:value-type="float">
            <text:p>18.3377284186695</text:p>
          </table:table-cell>
          <table:table-cell office:value-type="float" office:value="330.079111536051" calcext:value-type="float">
            <text:p>330.0791115360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1" calcext:value-type="float">
            <text:p>121</text:p>
          </table:table-cell>
          <table:table-cell office:value-type="float" office:value="48279" calcext:value-type="float">
            <text:p>48279</text:p>
          </table:table-cell>
          <table:table-cell office:value-type="float" office:value="0.730231477294808" calcext:value-type="float">
            <text:p>0.730231477294808</text:p>
          </table:table-cell>
          <table:table-cell office:value-type="float" office:value="291.362359440628" calcext:value-type="float">
            <text:p>291.362359440628</text:p>
          </table:table-cell>
          <table:table-cell office:value-type="float" office:value="88.3580087526718" calcext:value-type="float">
            <text:p>88.3580087526718</text:p>
          </table:table-cell>
          <table:table-cell office:value-type="float" office:value="35254.8454923161" calcext:value-type="float">
            <text:p>35254.8454923161</text:p>
          </table:table-cell>
          <table:table-cell office:value-type="float" office:value="0.182924916453908" calcext:value-type="float">
            <text:p>0.182924916453908</text:p>
          </table:table-cell>
          <table:table-cell office:value-type="float" office:value="72.9870416651095" calcext:value-type="float">
            <text:p>72.9870416651095</text:p>
          </table:table-cell>
          <table:table-cell office:value-type="float" office:value="22.1339148909229" calcext:value-type="float">
            <text:p>22.1339148909229</text:p>
          </table:table-cell>
          <table:table-cell office:value-type="float" office:value="8831.43204147824" calcext:value-type="float">
            <text:p>8831.43204147824</text:p>
          </table:table-cell>
          <table:table-cell office:value-type="float" office:value="0.133577531976167" calcext:value-type="float">
            <text:p>0.133577531976167</text:p>
          </table:table-cell>
          <table:table-cell office:value-type="float" office:value="53.2974352584906" calcext:value-type="float">
            <text:p>53.2974352584906</text:p>
          </table:table-cell>
          <table:table-cell office:value-type="float" office:value="16.1628813691162" calcext:value-type="float">
            <text:p>16.1628813691162</text:p>
          </table:table-cell>
          <table:table-cell office:value-type="float" office:value="6448.98966627736" calcext:value-type="float">
            <text:p>6448.98966627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08075068761545" calcext:value-type="float">
            <text:p>0.708075068761545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15488" calcext:value-type="float">
            <text:p>15488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114.731743410716" calcext:value-type="float">
            <text:p>114.731743410716</text:p>
          </table:table-cell>
          <table:table-cell office:value-type="float" office:value="108.457351192942" calcext:value-type="float">
            <text:p>108.457351192942</text:p>
          </table:table-cell>
          <table:table-cell office:value-type="float" office:value="13882.5409526966" calcext:value-type="float">
            <text:p>13882.5409526966</text:p>
          </table:table-cell>
          <table:table-cell office:value-type="float" office:value="0.322083970520882" calcext:value-type="float">
            <text:p>0.322083970520882</text:p>
          </table:table-cell>
          <table:table-cell office:value-type="float" office:value="41.2267482266729" calcext:value-type="float">
            <text:p>41.2267482266729</text:p>
          </table:table-cell>
          <table:table-cell office:value-type="float" office:value="38.9721604330267" calcext:value-type="float">
            <text:p>38.9721604330267</text:p>
          </table:table-cell>
          <table:table-cell office:value-type="float" office:value="4988.43653542742" calcext:value-type="float">
            <text:p>4988.43653542742</text:p>
          </table:table-cell>
          <table:table-cell office:value-type="float" office:value="0.288697308300831" calcext:value-type="float">
            <text:p>0.288697308300831</text:p>
          </table:table-cell>
          <table:table-cell office:value-type="float" office:value="36.9532554625063" calcext:value-type="float">
            <text:p>36.9532554625063</text:p>
          </table:table-cell>
          <table:table-cell office:value-type="float" office:value="34.9323743044005" calcext:value-type="float">
            <text:p>34.9323743044005</text:p>
          </table:table-cell>
          <table:table-cell office:value-type="float" office:value="4471.34391096326" calcext:value-type="float">
            <text:p>4471.343910963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44404238898834" calcext:value-type="float">
            <text:p>0.144404238898834</text:p>
          </table:table-cell>
          <table:table-cell office:value-type="float" office:value="350" calcext:value-type="float">
            <text:p>350</text:p>
          </table:table-cell>
          <table:table-cell office:value-type="float" office:value="121" calcext:value-type="float">
            <text:p>121</text:p>
          </table:table-cell>
          <table:table-cell office:value-type="float" office:value="42350" calcext:value-type="float">
            <text:p>42350</text:p>
          </table:table-cell>
          <table:table-cell office:value-type="float" office:value="0.830533918994806" calcext:value-type="float">
            <text:p>0.830533918994806</text:p>
          </table:table-cell>
          <table:table-cell office:value-type="float" office:value="290.686871648182" calcext:value-type="float">
            <text:p>290.686871648182</text:p>
          </table:table-cell>
          <table:table-cell office:value-type="float" office:value="100.494604198372" calcext:value-type="float">
            <text:p>100.494604198372</text:p>
          </table:table-cell>
          <table:table-cell office:value-type="float" office:value="35173.11146943" calcext:value-type="float">
            <text:p>35173.11146943</text:p>
          </table:table-cell>
          <table:table-cell office:value-type="float" office:value="0.000513815516121361" calcext:value-type="float">
            <text:p>0.000513815516121</text:p>
          </table:table-cell>
          <table:table-cell office:value-type="float" office:value="0.179835430642476" calcext:value-type="float">
            <text:p>0.179835430642476</text:p>
          </table:table-cell>
          <table:table-cell office:value-type="float" office:value="0.0621716774506847" calcext:value-type="float">
            <text:p>0.062171677450685</text:p>
          </table:table-cell>
          <table:table-cell office:value-type="float" office:value="21.7600871077396" calcext:value-type="float">
            <text:p>21.7600871077396</text:p>
          </table:table-cell>
          <table:table-cell office:value-type="float" office:value="0.000426741214244613" calcext:value-type="float">
            <text:p>0.000426741214245</text:p>
          </table:table-cell>
          <table:table-cell office:value-type="float" office:value="0.149359424985615" calcext:value-type="float">
            <text:p>0.149359424985615</text:p>
          </table:table-cell>
          <table:table-cell office:value-type="float" office:value="0.0516356869235982" calcext:value-type="float">
            <text:p>0.051635686923598</text:p>
          </table:table-cell>
          <table:table-cell office:value-type="float" office:value="18.0724904232594" calcext:value-type="float">
            <text:p>18.072490423259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2947" calcext:value-type="float">
            <text:p>12947</text:p>
          </table:table-cell>
          <table:table-cell office:value-type="float" office:value="0.247466607836629" calcext:value-type="float">
            <text:p>0.247466607836629</text:p>
          </table:table-cell>
          <table:table-cell office:value-type="float" office:value="26.4789270385193" calcext:value-type="float">
            <text:p>26.4789270385193</text:p>
          </table:table-cell>
          <table:table-cell office:value-type="float" office:value="29.9434595482321" calcext:value-type="float">
            <text:p>29.9434595482321</text:p>
          </table:table-cell>
          <table:table-cell office:value-type="float" office:value="3203.95017166083" calcext:value-type="float">
            <text:p>3203.95017166083</text:p>
          </table:table-cell>
          <table:table-cell office:value-type="float" office:value="0.173655844723133" calcext:value-type="float">
            <text:p>0.173655844723133</text:p>
          </table:table-cell>
          <table:table-cell office:value-type="float" office:value="18.5811753853752" calcext:value-type="float">
            <text:p>18.5811753853752</text:p>
          </table:table-cell>
          <table:table-cell office:value-type="float" office:value="21.0123572114991" calcext:value-type="float">
            <text:p>21.0123572114991</text:p>
          </table:table-cell>
          <table:table-cell office:value-type="float" office:value="2248.3222216304" calcext:value-type="float">
            <text:p>2248.3222216304</text:p>
          </table:table-cell>
          <table:table-cell office:value-type="float" office:value="0.042974022824638" calcext:value-type="float">
            <text:p>0.042974022824638</text:p>
          </table:table-cell>
          <table:table-cell office:value-type="float" office:value="4.59822044223626" calcext:value-type="float">
            <text:p>4.59822044223626</text:p>
          </table:table-cell>
          <table:table-cell office:value-type="float" office:value="5.19985676178119" calcext:value-type="float">
            <text:p>5.19985676178119</text:p>
          </table:table-cell>
          <table:table-cell office:value-type="float" office:value="556.384673510588" calcext:value-type="float">
            <text:p>556.3846735105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21" calcext:value-type="float">
            <text:p>121</text:p>
          </table:table-cell>
          <table:table-cell office:value-type="float" office:value="40898" calcext:value-type="float">
            <text:p>40898</text:p>
          </table:table-cell>
          <table:table-cell office:value-type="float" office:value="0.92961163544903" calcext:value-type="float">
            <text:p>0.92961163544903</text:p>
          </table:table-cell>
          <table:table-cell office:value-type="float" office:value="314.208732781772" calcext:value-type="float">
            <text:p>314.208732781772</text:p>
          </table:table-cell>
          <table:table-cell office:value-type="float" office:value="112.483007889333" calcext:value-type="float">
            <text:p>112.483007889333</text:p>
          </table:table-cell>
          <table:table-cell office:value-type="float" office:value="38019.2566665944" calcext:value-type="float">
            <text:p>38019.2566665944</text:p>
          </table:table-cell>
          <table:table-cell office:value-type="float" office:value="0.572086801443084" calcext:value-type="float">
            <text:p>0.572086801443084</text:p>
          </table:table-cell>
          <table:table-cell office:value-type="float" office:value="193.365338887762" calcext:value-type="float">
            <text:p>193.365338887762</text:p>
          </table:table-cell>
          <table:table-cell office:value-type="float" office:value="69.2225029746132" calcext:value-type="float">
            <text:p>69.2225029746132</text:p>
          </table:table-cell>
          <table:table-cell office:value-type="float" office:value="23397.2060054192" calcext:value-type="float">
            <text:p>23397.2060054192</text:p>
          </table:table-cell>
          <table:table-cell office:value-type="float" office:value="0.53181854710831" calcext:value-type="float">
            <text:p>0.53181854710831</text:p>
          </table:table-cell>
          <table:table-cell office:value-type="float" office:value="179.754668922609" calcext:value-type="float">
            <text:p>179.754668922609</text:p>
          </table:table-cell>
          <table:table-cell office:value-type="float" office:value="64.3500442001055" calcext:value-type="float">
            <text:p>64.3500442001055</text:p>
          </table:table-cell>
          <table:table-cell office:value-type="float" office:value="21750.3149396357" calcext:value-type="float">
            <text:p>21750.31493963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2100" calcext:value-type="float">
            <text:p>12100</text:p>
          </table:table-cell>
          <table:table-cell office:value-type="float" office:value="0.159650921464895" calcext:value-type="float">
            <text:p>0.159650921464895</text:p>
          </table:table-cell>
          <table:table-cell office:value-type="float" office:value="15.9650921464895" calcext:value-type="float">
            <text:p>15.9650921464895</text:p>
          </table:table-cell>
          <table:table-cell office:value-type="float" office:value="19.3177614972523" calcext:value-type="float">
            <text:p>19.3177614972523</text:p>
          </table:table-cell>
          <table:table-cell office:value-type="float" office:value="1931.77614972523" calcext:value-type="float">
            <text:p>1931.77614972523</text:p>
          </table:table-cell>
          <table:table-cell office:value-type="float" office:value="0.137804061619526" calcext:value-type="float">
            <text:p>0.137804061619526</text:p>
          </table:table-cell>
          <table:table-cell office:value-type="float" office:value="13.7804061619526" calcext:value-type="float">
            <text:p>13.7804061619526</text:p>
          </table:table-cell>
          <table:table-cell office:value-type="float" office:value="16.6742914559627" calcext:value-type="float">
            <text:p>16.6742914559627</text:p>
          </table:table-cell>
          <table:table-cell office:value-type="float" office:value="1667.42914559627" calcext:value-type="float">
            <text:p>1667.42914559627</text:p>
          </table:table-cell>
          <table:table-cell office:value-type="float" office:value="0.0220005454191625" calcext:value-type="float">
            <text:p>0.022000545419163</text:p>
          </table:table-cell>
          <table:table-cell office:value-type="float" office:value="2.20005454191625" calcext:value-type="float">
            <text:p>2.20005454191625</text:p>
          </table:table-cell>
          <table:table-cell office:value-type="float" office:value="2.66206599571866" calcext:value-type="float">
            <text:p>2.66206599571866</text:p>
          </table:table-cell>
          <table:table-cell office:value-type="float" office:value="266.206599571866" calcext:value-type="float">
            <text:p>266.2065995718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21" calcext:value-type="float">
            <text:p>121</text:p>
          </table:table-cell>
          <table:table-cell office:value-type="float" office:value="21901" calcext:value-type="float">
            <text:p>21901</text:p>
          </table:table-cell>
          <table:table-cell office:value-type="float" office:value="0.555002135634794" calcext:value-type="float">
            <text:p>0.555002135634794</text:p>
          </table:table-cell>
          <table:table-cell office:value-type="float" office:value="100.455386549898" calcext:value-type="float">
            <text:p>100.455386549898</text:p>
          </table:table-cell>
          <table:table-cell office:value-type="float" office:value="67.1552584118101" calcext:value-type="float">
            <text:p>67.1552584118101</text:p>
          </table:table-cell>
          <table:table-cell office:value-type="float" office:value="12155.1017725376" calcext:value-type="float">
            <text:p>12155.1017725376</text:p>
          </table:table-cell>
          <table:table-cell office:value-type="float" office:value="0.402070845271831" calcext:value-type="float">
            <text:p>0.402070845271831</text:p>
          </table:table-cell>
          <table:table-cell office:value-type="float" office:value="72.7748229942013" calcext:value-type="float">
            <text:p>72.7748229942013</text:p>
          </table:table-cell>
          <table:table-cell office:value-type="float" office:value="48.6505722778915" calcext:value-type="float">
            <text:p>48.6505722778915</text:p>
          </table:table-cell>
          <table:table-cell office:value-type="float" office:value="8805.75358229836" calcext:value-type="float">
            <text:p>8805.75358229836</text:p>
          </table:table-cell>
          <table:table-cell office:value-type="float" office:value="0.223150177802353" calcext:value-type="float">
            <text:p>0.223150177802353</text:p>
          </table:table-cell>
          <table:table-cell office:value-type="float" office:value="40.3901821822259" calcext:value-type="float">
            <text:p>40.3901821822259</text:p>
          </table:table-cell>
          <table:table-cell office:value-type="float" office:value="27.0011715140847" calcext:value-type="float">
            <text:p>27.0011715140847</text:p>
          </table:table-cell>
          <table:table-cell office:value-type="float" office:value="4887.21204404933" calcext:value-type="float">
            <text:p>4887.212044049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21" calcext:value-type="float">
            <text:p>121</text:p>
          </table:table-cell>
          <table:table-cell office:value-type="float" office:value="32186" calcext:value-type="float">
            <text:p>32186</text:p>
          </table:table-cell>
          <table:table-cell office:value-type="float" office:value="0.0929701554999249" calcext:value-type="float">
            <text:p>0.092970155499925</text:p>
          </table:table-cell>
          <table:table-cell office:value-type="float" office:value="24.73006136298" calcext:value-type="float">
            <text:p>24.73006136298</text:p>
          </table:table-cell>
          <table:table-cell office:value-type="float" office:value="11.2493888154909" calcext:value-type="float">
            <text:p>11.2493888154909</text:p>
          </table:table-cell>
          <table:table-cell office:value-type="float" office:value="2992.33742492058" calcext:value-type="float">
            <text:p>2992.33742492058</text:p>
          </table:table-cell>
          <table:table-cell office:value-type="float" office:value="0.645833374523977" calcext:value-type="float">
            <text:p>0.645833374523977</text:p>
          </table:table-cell>
          <table:table-cell office:value-type="float" office:value="171.791677623378" calcext:value-type="float">
            <text:p>171.791677623378</text:p>
          </table:table-cell>
          <table:table-cell office:value-type="float" office:value="78.1458383174012" calcext:value-type="float">
            <text:p>78.1458383174012</text:p>
          </table:table-cell>
          <table:table-cell office:value-type="float" office:value="20786.7929924287" calcext:value-type="float">
            <text:p>20786.7929924287</text:p>
          </table:table-cell>
          <table:table-cell office:value-type="float" office:value="0.0600432292565354" calcext:value-type="float">
            <text:p>0.060043229256535</text:p>
          </table:table-cell>
          <table:table-cell office:value-type="float" office:value="15.9714989822384" calcext:value-type="float">
            <text:p>15.9714989822384</text:p>
          </table:table-cell>
          <table:table-cell office:value-type="float" office:value="7.26523074004078" calcext:value-type="float">
            <text:p>7.26523074004078</text:p>
          </table:table-cell>
          <table:table-cell office:value-type="float" office:value="1932.55137685085" calcext:value-type="float">
            <text:p>1932.551376850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6" calcext:value-type="float">
            <text:p>216</text:p>
          </table:table-cell>
          <table:table-cell office:value-type="float" office:value="19656" calcext:value-type="float">
            <text:p>19656</text:p>
          </table:table-cell>
          <table:table-cell office:value-type="float" office:value="0.203186876647323" calcext:value-type="float">
            <text:p>0.203186876647323</text:p>
          </table:table-cell>
          <table:table-cell office:value-type="float" office:value="18.4900057749064" calcext:value-type="float">
            <text:p>18.4900057749064</text:p>
          </table:table-cell>
          <table:table-cell office:value-type="float" office:value="43.8883653558217" calcext:value-type="float">
            <text:p>43.8883653558217</text:p>
          </table:table-cell>
          <table:table-cell office:value-type="float" office:value="3993.84124737978" calcext:value-type="float">
            <text:p>3993.84124737978</text:p>
          </table:table-cell>
          <table:table-cell office:value-type="float" office:value="0.360871416856906" calcext:value-type="float">
            <text:p>0.360871416856906</text:p>
          </table:table-cell>
          <table:table-cell office:value-type="float" office:value="32.8392989339784" calcext:value-type="float">
            <text:p>32.8392989339784</text:p>
          </table:table-cell>
          <table:table-cell office:value-type="float" office:value="77.9482260410917" calcext:value-type="float">
            <text:p>77.9482260410917</text:p>
          </table:table-cell>
          <table:table-cell office:value-type="float" office:value="7093.28856973934" calcext:value-type="float">
            <text:p>7093.28856973934</text:p>
          </table:table-cell>
          <table:table-cell office:value-type="float" office:value="0.0733243360624488" calcext:value-type="float">
            <text:p>0.073324336062449</text:p>
          </table:table-cell>
          <table:table-cell office:value-type="float" office:value="6.67251458168284" calcext:value-type="float">
            <text:p>6.67251458168284</text:p>
          </table:table-cell>
          <table:table-cell office:value-type="float" office:value="15.8380565894889" calcext:value-type="float">
            <text:p>15.8380565894889</text:p>
          </table:table-cell>
          <table:table-cell office:value-type="float" office:value="1441.26314964349" calcext:value-type="float">
            <text:p>1441.263149643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float" office:value="3888" calcext:value-type="float">
            <text:p>3888</text:p>
          </table:table-cell>
          <table:table-cell office:value-type="float" office:value="0.423152201571828" calcext:value-type="float">
            <text:p>0.423152201571828</text:p>
          </table:table-cell>
          <table:table-cell office:value-type="float" office:value="7.61673962829291" calcext:value-type="float">
            <text:p>7.61673962829291</text:p>
          </table:table-cell>
          <table:table-cell office:value-type="float" office:value="91.4008755395149" calcext:value-type="float">
            <text:p>91.4008755395149</text:p>
          </table:table-cell>
          <table:table-cell office:value-type="float" office:value="1645.21575971127" calcext:value-type="float">
            <text:p>1645.21575971127</text:p>
          </table:table-cell>
          <table:table-cell office:value-type="float" office:value="0.530585715350705" calcext:value-type="float">
            <text:p>0.530585715350705</text:p>
          </table:table-cell>
          <table:table-cell office:value-type="float" office:value="9.55054287631269" calcext:value-type="float">
            <text:p>9.55054287631269</text:p>
          </table:table-cell>
          <table:table-cell office:value-type="float" office:value="114.606514515752" calcext:value-type="float">
            <text:p>114.606514515752</text:p>
          </table:table-cell>
          <table:table-cell office:value-type="float" office:value="2062.91726128354" calcext:value-type="float">
            <text:p>2062.91726128354</text:p>
          </table:table-cell>
          <table:table-cell office:value-type="float" office:value="0.224518513573214" calcext:value-type="float">
            <text:p>0.224518513573214</text:p>
          </table:table-cell>
          <table:table-cell office:value-type="float" office:value="4.04133324431786" calcext:value-type="float">
            <text:p>4.04133324431786</text:p>
          </table:table-cell>
          <table:table-cell office:value-type="float" office:value="48.4959989318143" calcext:value-type="float">
            <text:p>48.4959989318143</text:p>
          </table:table-cell>
          <table:table-cell office:value-type="float" office:value="872.927980772657" calcext:value-type="float">
            <text:p>872.927980772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6" calcext:value-type="float">
            <text:p>216</text:p>
          </table:table-cell>
          <table:table-cell office:value-type="float" office:value="86184" calcext:value-type="float">
            <text:p>86184</text:p>
          </table:table-cell>
          <table:table-cell office:value-type="float" office:value="0.428357081806808" calcext:value-type="float">
            <text:p>0.428357081806808</text:p>
          </table:table-cell>
          <table:table-cell office:value-type="float" office:value="170.914475640916" calcext:value-type="float">
            <text:p>170.914475640916</text:p>
          </table:table-cell>
          <table:table-cell office:value-type="float" office:value="92.5251296702705" calcext:value-type="float">
            <text:p>92.5251296702705</text:p>
          </table:table-cell>
          <table:table-cell office:value-type="float" office:value="36917.5267384379" calcext:value-type="float">
            <text:p>36917.5267384379</text:p>
          </table:table-cell>
          <table:table-cell office:value-type="float" office:value="0.896991957561873" calcext:value-type="float">
            <text:p>0.896991957561873</text:p>
          </table:table-cell>
          <table:table-cell office:value-type="float" office:value="357.899791067187" calcext:value-type="float">
            <text:p>357.899791067187</text:p>
          </table:table-cell>
          <table:table-cell office:value-type="float" office:value="193.750262833365" calcext:value-type="float">
            <text:p>193.750262833365</text:p>
          </table:table-cell>
          <table:table-cell office:value-type="float" office:value="77306.3548705124" calcext:value-type="float">
            <text:p>77306.3548705124</text:p>
          </table:table-cell>
          <table:table-cell office:value-type="float" office:value="0.38423285734538" calcext:value-type="float">
            <text:p>0.38423285734538</text:p>
          </table:table-cell>
          <table:table-cell office:value-type="float" office:value="153.308910080807" calcext:value-type="float">
            <text:p>153.308910080807</text:p>
          </table:table-cell>
          <table:table-cell office:value-type="float" office:value="82.994297186602" calcext:value-type="float">
            <text:p>82.994297186602</text:p>
          </table:table-cell>
          <table:table-cell office:value-type="float" office:value="33114.7245774542" calcext:value-type="float">
            <text:p>33114.72457745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16" calcext:value-type="float">
            <text:p>216</text:p>
          </table:table-cell>
          <table:table-cell office:value-type="float" office:value="27648" calcext:value-type="float">
            <text:p>27648</text:p>
          </table:table-cell>
          <table:table-cell office:value-type="float" office:value="0.721147765192674" calcext:value-type="float">
            <text:p>0.721147765192674</text:p>
          </table:table-cell>
          <table:table-cell office:value-type="float" office:value="92.3069139446623" calcext:value-type="float">
            <text:p>92.3069139446623</text:p>
          </table:table-cell>
          <table:table-cell office:value-type="float" office:value="155.767917281618" calcext:value-type="float">
            <text:p>155.767917281618</text:p>
          </table:table-cell>
          <table:table-cell office:value-type="float" office:value="19938.2934120471" calcext:value-type="float">
            <text:p>19938.2934120471</text:p>
          </table:table-cell>
          <table:table-cell office:value-type="float" office:value="0.644539782509329" calcext:value-type="float">
            <text:p>0.644539782509329</text:p>
          </table:table-cell>
          <table:table-cell office:value-type="float" office:value="82.5010921611942" calcext:value-type="float">
            <text:p>82.5010921611942</text:p>
          </table:table-cell>
          <table:table-cell office:value-type="float" office:value="139.220593022015" calcext:value-type="float">
            <text:p>139.220593022015</text:p>
          </table:table-cell>
          <table:table-cell office:value-type="float" office:value="17820.2359068179" calcext:value-type="float">
            <text:p>17820.2359068179</text:p>
          </table:table-cell>
          <table:table-cell office:value-type="float" office:value="0.464808423734375" calcext:value-type="float">
            <text:p>0.464808423734375</text:p>
          </table:table-cell>
          <table:table-cell office:value-type="float" office:value="59.495478238" calcext:value-type="float">
            <text:p>59.495478238</text:p>
          </table:table-cell>
          <table:table-cell office:value-type="float" office:value="100.398619526625" calcext:value-type="float">
            <text:p>100.398619526625</text:p>
          </table:table-cell>
          <table:table-cell office:value-type="float" office:value="12851.023299408" calcext:value-type="float">
            <text:p>12851.0232994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855595761101166" calcext:value-type="float">
            <text:p>0.855595761101166</text:p>
          </table:table-cell>
          <table:table-cell office:value-type="float" office:value="350" calcext:value-type="float">
            <text:p>350</text:p>
          </table:table-cell>
          <table:table-cell office:value-type="float" office:value="216" calcext:value-type="float">
            <text:p>216</text:p>
          </table:table-cell>
          <table:table-cell office:value-type="float" office:value="75600" calcext:value-type="float">
            <text:p>75600</text:p>
          </table:table-cell>
          <table:table-cell office:value-type="float" office:value="0.736068601495431" calcext:value-type="float">
            <text:p>0.736068601495431</text:p>
          </table:table-cell>
          <table:table-cell office:value-type="float" office:value="257.624010523401" calcext:value-type="float">
            <text:p>257.624010523401</text:p>
          </table:table-cell>
          <table:table-cell office:value-type="float" office:value="158.990817923013" calcext:value-type="float">
            <text:p>158.990817923013</text:p>
          </table:table-cell>
          <table:table-cell office:value-type="float" office:value="55646.7862730546" calcext:value-type="float">
            <text:p>55646.7862730546</text:p>
          </table:table-cell>
          <table:table-cell office:value-type="float" office:value="0.399983762856995" calcext:value-type="float">
            <text:p>0.399983762856995</text:p>
          </table:table-cell>
          <table:table-cell office:value-type="float" office:value="139.994316999948" calcext:value-type="float">
            <text:p>139.994316999948</text:p>
          </table:table-cell>
          <table:table-cell office:value-type="float" office:value="86.396492777111" calcext:value-type="float">
            <text:p>86.396492777111</text:p>
          </table:table-cell>
          <table:table-cell office:value-type="float" office:value="30238.7724719889" calcext:value-type="float">
            <text:p>30238.7724719889</text:p>
          </table:table-cell>
          <table:table-cell office:value-type="float" office:value="0.294415488947029" calcext:value-type="float">
            <text:p>0.294415488947029</text:p>
          </table:table-cell>
          <table:table-cell office:value-type="float" office:value="103.04542113146" calcext:value-type="float">
            <text:p>103.04542113146</text:p>
          </table:table-cell>
          <table:table-cell office:value-type="float" office:value="63.5937456125583" calcext:value-type="float">
            <text:p>63.5937456125583</text:p>
          </table:table-cell>
          <table:table-cell office:value-type="float" office:value="22257.8109643954" calcext:value-type="float">
            <text:p>22257.81096439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16" calcext:value-type="float">
            <text:p>216</text:p>
          </table:table-cell>
          <table:table-cell office:value-type="float" office:value="23112" calcext:value-type="float">
            <text:p>23112</text:p>
          </table:table-cell>
          <table:table-cell office:value-type="float" office:value="0.592623753212446" calcext:value-type="float">
            <text:p>0.592623753212446</text:p>
          </table:table-cell>
          <table:table-cell office:value-type="float" office:value="63.4107415937317" calcext:value-type="float">
            <text:p>63.4107415937317</text:p>
          </table:table-cell>
          <table:table-cell office:value-type="float" office:value="128.006730693888" calcext:value-type="float">
            <text:p>128.006730693888</text:p>
          </table:table-cell>
          <table:table-cell office:value-type="float" office:value="13696.720184246" calcext:value-type="float">
            <text:p>13696.720184246</text:p>
          </table:table-cell>
          <table:table-cell office:value-type="float" office:value="0.814394550967021" calcext:value-type="float">
            <text:p>0.814394550967021</text:p>
          </table:table-cell>
          <table:table-cell office:value-type="float" office:value="87.1402169534712" calcext:value-type="float">
            <text:p>87.1402169534712</text:p>
          </table:table-cell>
          <table:table-cell office:value-type="float" office:value="175.909223008877" calcext:value-type="float">
            <text:p>175.909223008877</text:p>
          </table:table-cell>
          <table:table-cell office:value-type="float" office:value="18822.2868619498" calcext:value-type="float">
            <text:p>18822.2868619498</text:p>
          </table:table-cell>
          <table:table-cell office:value-type="float" office:value="0.48262955538984" calcext:value-type="float">
            <text:p>0.48262955538984</text:p>
          </table:table-cell>
          <table:table-cell office:value-type="float" office:value="51.6413624267129" calcext:value-type="float">
            <text:p>51.6413624267129</text:p>
          </table:table-cell>
          <table:table-cell office:value-type="float" office:value="104.247983964206" calcext:value-type="float">
            <text:p>104.247983964206</text:p>
          </table:table-cell>
          <table:table-cell office:value-type="float" office:value="11154.53428417" calcext:value-type="float">
            <text:p>11154.5342841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16" calcext:value-type="float">
            <text:p>216</text:p>
          </table:table-cell>
          <table:table-cell office:value-type="float" office:value="73008" calcext:value-type="float">
            <text:p>73008</text:p>
          </table:table-cell>
          <table:table-cell office:value-type="float" office:value="0.588576345143482" calcext:value-type="float">
            <text:p>0.588576345143482</text:p>
          </table:table-cell>
          <table:table-cell office:value-type="float" office:value="198.938804658497" calcext:value-type="float">
            <text:p>198.938804658497</text:p>
          </table:table-cell>
          <table:table-cell office:value-type="float" office:value="127.132490550992" calcext:value-type="float">
            <text:p>127.132490550992</text:p>
          </table:table-cell>
          <table:table-cell office:value-type="float" office:value="42970.7818062353" calcext:value-type="float">
            <text:p>42970.7818062353</text:p>
          </table:table-cell>
          <table:table-cell office:value-type="float" office:value="0.411762688345016" calcext:value-type="float">
            <text:p>0.411762688345016</text:p>
          </table:table-cell>
          <table:table-cell office:value-type="float" office:value="139.175788660615" calcext:value-type="float">
            <text:p>139.175788660615</text:p>
          </table:table-cell>
          <table:table-cell office:value-type="float" office:value="88.9407406825235" calcext:value-type="float">
            <text:p>88.9407406825235</text:p>
          </table:table-cell>
          <table:table-cell office:value-type="float" office:value="30061.9703506929" calcext:value-type="float">
            <text:p>30061.9703506929</text:p>
          </table:table-cell>
          <table:table-cell office:value-type="float" office:value="0.242353778172564" calcext:value-type="float">
            <text:p>0.242353778172564</text:p>
          </table:table-cell>
          <table:table-cell office:value-type="float" office:value="81.9155770223268" calcext:value-type="float">
            <text:p>81.9155770223268</text:p>
          </table:table-cell>
          <table:table-cell office:value-type="float" office:value="52.3484160852739" calcext:value-type="float">
            <text:p>52.3484160852739</text:p>
          </table:table-cell>
          <table:table-cell office:value-type="float" office:value="17693.7646368226" calcext:value-type="float">
            <text:p>17693.76463682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office:value-type="float" office:value="21600" calcext:value-type="float">
            <text:p>21600</text:p>
          </table:table-cell>
          <table:table-cell office:value-type="float" office:value="0.322610682867798" calcext:value-type="float">
            <text:p>0.322610682867798</text:p>
          </table:table-cell>
          <table:table-cell office:value-type="float" office:value="32.2610682867798" calcext:value-type="float">
            <text:p>32.2610682867798</text:p>
          </table:table-cell>
          <table:table-cell office:value-type="float" office:value="69.6839074994443" calcext:value-type="float">
            <text:p>69.6839074994443</text:p>
          </table:table-cell>
          <table:table-cell office:value-type="float" office:value="6968.39074994443" calcext:value-type="float">
            <text:p>6968.39074994443</text:p>
          </table:table-cell>
          <table:table-cell office:value-type="float" office:value="0.539074517039479" calcext:value-type="float">
            <text:p>0.539074517039479</text:p>
          </table:table-cell>
          <table:table-cell office:value-type="float" office:value="53.9074517039479" calcext:value-type="float">
            <text:p>53.9074517039479</text:p>
          </table:table-cell>
          <table:table-cell office:value-type="float" office:value="116.440095680528" calcext:value-type="float">
            <text:p>116.440095680528</text:p>
          </table:table-cell>
          <table:table-cell office:value-type="float" office:value="11644.0095680528" calcext:value-type="float">
            <text:p>11644.0095680528</text:p>
          </table:table-cell>
          <table:table-cell office:value-type="float" office:value="0.173911198058735" calcext:value-type="float">
            <text:p>0.173911198058735</text:p>
          </table:table-cell>
          <table:table-cell office:value-type="float" office:value="17.3911198058735" calcext:value-type="float">
            <text:p>17.3911198058735</text:p>
          </table:table-cell>
          <table:table-cell office:value-type="float" office:value="37.5648187806867" calcext:value-type="float">
            <text:p>37.5648187806867</text:p>
          </table:table-cell>
          <table:table-cell office:value-type="float" office:value="3756.48187806867" calcext:value-type="float">
            <text:p>3756.481878068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16" calcext:value-type="float">
            <text:p>216</text:p>
          </table:table-cell>
          <table:table-cell office:value-type="float" office:value="39096" calcext:value-type="float">
            <text:p>39096</text:p>
          </table:table-cell>
          <table:table-cell office:value-type="float" office:value="0.506497063676418" calcext:value-type="float">
            <text:p>0.506497063676418</text:p>
          </table:table-cell>
          <table:table-cell office:value-type="float" office:value="91.6759685254317" calcext:value-type="float">
            <text:p>91.6759685254317</text:p>
          </table:table-cell>
          <table:table-cell office:value-type="float" office:value="109.403365754106" calcext:value-type="float">
            <text:p>109.403365754106</text:p>
          </table:table-cell>
          <table:table-cell office:value-type="float" office:value="19802.0092014933" calcext:value-type="float">
            <text:p>19802.0092014933</text:p>
          </table:table-cell>
          <table:table-cell office:value-type="float" office:value="0.168679668334336" calcext:value-type="float">
            <text:p>0.168679668334336</text:p>
          </table:table-cell>
          <table:table-cell office:value-type="float" office:value="30.5310199685148" calcext:value-type="float">
            <text:p>30.5310199685148</text:p>
          </table:table-cell>
          <table:table-cell office:value-type="float" office:value="36.4348083602166" calcext:value-type="float">
            <text:p>36.4348083602166</text:p>
          </table:table-cell>
          <table:table-cell office:value-type="float" office:value="6594.7003131992" calcext:value-type="float">
            <text:p>6594.7003131992</text:p>
          </table:table-cell>
          <table:table-cell office:value-type="float" office:value="0.0854357567132533" calcext:value-type="float">
            <text:p>0.085435756713253</text:p>
          </table:table-cell>
          <table:table-cell office:value-type="float" office:value="15.4638719650989" calcext:value-type="float">
            <text:p>15.4638719650989</text:p>
          </table:table-cell>
          <table:table-cell office:value-type="float" office:value="18.4541234500627" calcext:value-type="float">
            <text:p>18.4541234500627</text:p>
          </table:table-cell>
          <table:table-cell office:value-type="float" office:value="3340.19634446135" calcext:value-type="float">
            <text:p>3340.196344461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216" calcext:value-type="float">
            <text:p>216</text:p>
          </table:table-cell>
          <table:table-cell office:value-type="float" office:value="57456" calcext:value-type="float">
            <text:p>57456</text:p>
          </table:table-cell>
          <table:table-cell office:value-type="float" office:value="0.311885542827054" calcext:value-type="float">
            <text:p>0.311885542827054</text:p>
          </table:table-cell>
          <table:table-cell office:value-type="float" office:value="82.9615543919964" calcext:value-type="float">
            <text:p>82.9615543919964</text:p>
          </table:table-cell>
          <table:table-cell office:value-type="float" office:value="67.3672772506437" calcext:value-type="float">
            <text:p>67.3672772506437</text:p>
          </table:table-cell>
          <table:table-cell office:value-type="float" office:value="17919.6957486712" calcext:value-type="float">
            <text:p>17919.6957486712</text:p>
          </table:table-cell>
          <table:table-cell office:value-type="float" office:value="0.448464363940457" calcext:value-type="float">
            <text:p>0.448464363940457</text:p>
          </table:table-cell>
          <table:table-cell office:value-type="float" office:value="119.291520808161" calcext:value-type="float">
            <text:p>119.291520808161</text:p>
          </table:table-cell>
          <table:table-cell office:value-type="float" office:value="96.8683026111386" calcext:value-type="float">
            <text:p>96.8683026111386</text:p>
          </table:table-cell>
          <table:table-cell office:value-type="float" office:value="25766.9684945629" calcext:value-type="float">
            <text:p>25766.9684945629</text:p>
          </table:table-cell>
          <table:table-cell office:value-type="float" office:value="0.139869551586159" calcext:value-type="float">
            <text:p>0.139869551586159</text:p>
          </table:table-cell>
          <table:table-cell office:value-type="float" office:value="37.2053007219182" calcext:value-type="float">
            <text:p>37.2053007219182</text:p>
          </table:table-cell>
          <table:table-cell office:value-type="float" office:value="30.2118231426103" calcext:value-type="float">
            <text:p>30.2118231426103</text:p>
          </table:table-cell>
          <table:table-cell office:value-type="float" office:value="8036.34495593434" calcext:value-type="float">
            <text:p>8036.344955934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38" calcext:value-type="float">
            <text:p>138</text:p>
          </table:table-cell>
          <table:table-cell office:value-type="float" office:value="12558" calcext:value-type="float">
            <text:p>12558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78.4867208077577" calcext:value-type="float">
            <text:p>78.4867208077577</text:p>
          </table:table-cell>
          <table:table-cell office:value-type="float" office:value="119.023818367808" calcext:value-type="float">
            <text:p>119.023818367808</text:p>
          </table:table-cell>
          <table:table-cell office:value-type="float" office:value="10831.1674714706" calcext:value-type="float">
            <text:p>10831.1674714706</text:p>
          </table:table-cell>
          <table:table-cell office:value-type="float" office:value="0.293114244553858" calcext:value-type="float">
            <text:p>0.293114244553858</text:p>
          </table:table-cell>
          <table:table-cell office:value-type="float" office:value="26.6733962544011" calcext:value-type="float">
            <text:p>26.6733962544011</text:p>
          </table:table-cell>
          <table:table-cell office:value-type="float" office:value="40.4497657484324" calcext:value-type="float">
            <text:p>40.4497657484324</text:p>
          </table:table-cell>
          <table:table-cell office:value-type="float" office:value="3680.92868310735" calcext:value-type="float">
            <text:p>3680.92868310735</text:p>
          </table:table-cell>
          <table:table-cell office:value-type="float" office:value="0.252808526121708" calcext:value-type="float">
            <text:p>0.252808526121708</text:p>
          </table:table-cell>
          <table:table-cell office:value-type="float" office:value="23.0055758770755" calcext:value-type="float">
            <text:p>23.0055758770755</text:p>
          </table:table-cell>
          <table:table-cell office:value-type="float" office:value="34.8875766047957" calcext:value-type="float">
            <text:p>34.8875766047957</text:p>
          </table:table-cell>
          <table:table-cell office:value-type="float" office:value="3174.76947103641" calcext:value-type="float">
            <text:p>3174.769471036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 office:value-type="float" office:value="2484" calcext:value-type="float">
            <text:p>2484</text:p>
          </table:table-cell>
          <table:table-cell office:value-type="float" office:value="0.25354050051506" calcext:value-type="float">
            <text:p>0.25354050051506</text:p>
          </table:table-cell>
          <table:table-cell office:value-type="float" office:value="4.56372900927109" calcext:value-type="float">
            <text:p>4.56372900927109</text:p>
          </table:table-cell>
          <table:table-cell office:value-type="float" office:value="34.9885890710784" calcext:value-type="float">
            <text:p>34.9885890710784</text:p>
          </table:table-cell>
          <table:table-cell office:value-type="float" office:value="629.79460327941" calcext:value-type="float">
            <text:p>629.79460327941</text:p>
          </table:table-cell>
          <table:table-cell office:value-type="float" office:value="0.282080994964925" calcext:value-type="float">
            <text:p>0.282080994964925</text:p>
          </table:table-cell>
          <table:table-cell office:value-type="float" office:value="5.07745790936864" calcext:value-type="float">
            <text:p>5.07745790936864</text:p>
          </table:table-cell>
          <table:table-cell office:value-type="float" office:value="38.9271773051596" calcext:value-type="float">
            <text:p>38.9271773051596</text:p>
          </table:table-cell>
          <table:table-cell office:value-type="float" office:value="700.689191492873" calcext:value-type="float">
            <text:p>700.689191492873</text:p>
          </table:table-cell>
          <table:table-cell office:value-type="float" office:value="0.0715189566491933" calcext:value-type="float">
            <text:p>0.071518956649193</text:p>
          </table:table-cell>
          <table:table-cell office:value-type="float" office:value="1.28734121968548" calcext:value-type="float">
            <text:p>1.28734121968548</text:p>
          </table:table-cell>
          <table:table-cell office:value-type="float" office:value="9.86961601758867" calcext:value-type="float">
            <text:p>9.86961601758867</text:p>
          </table:table-cell>
          <table:table-cell office:value-type="float" office:value="177.653088316596" calcext:value-type="float">
            <text:p>177.6530883165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125491635703127" calcext:value-type="float">
            <text:p>0.125491635703127</text:p>
          </table:table-cell>
          <table:table-cell office:value-type="float" office:value="399" calcext:value-type="float">
            <text:p>399</text:p>
          </table:table-cell>
          <table:table-cell office:value-type="float" office:value="138" calcext:value-type="float">
            <text:p>138</text:p>
          </table:table-cell>
          <table:table-cell office:value-type="float" office:value="55062" calcext:value-type="float">
            <text:p>55062</text:p>
          </table:table-cell>
          <table:table-cell office:value-type="float" office:value="0.682653488013244" calcext:value-type="float">
            <text:p>0.682653488013244</text:p>
          </table:table-cell>
          <table:table-cell office:value-type="float" office:value="272.378741717284" calcext:value-type="float">
            <text:p>272.378741717284</text:p>
          </table:table-cell>
          <table:table-cell office:value-type="float" office:value="94.2061813458276" calcext:value-type="float">
            <text:p>94.2061813458276</text:p>
          </table:table-cell>
          <table:table-cell office:value-type="float" office:value="37588.2663569852" calcext:value-type="float">
            <text:p>37588.2663569852</text:p>
          </table:table-cell>
          <table:table-cell office:value-type="float" office:value="0.978929355576688" calcext:value-type="float">
            <text:p>0.978929355576688</text:p>
          </table:table-cell>
          <table:table-cell office:value-type="float" office:value="390.592812875098" calcext:value-type="float">
            <text:p>390.592812875098</text:p>
          </table:table-cell>
          <table:table-cell office:value-type="float" office:value="135.092251069583" calcext:value-type="float">
            <text:p>135.092251069583</text:p>
          </table:table-cell>
          <table:table-cell office:value-type="float" office:value="53901.8081767636" calcext:value-type="float">
            <text:p>53901.8081767636</text:p>
          </table:table-cell>
          <table:table-cell office:value-type="float" office:value="0.668269539102983" calcext:value-type="float">
            <text:p>0.668269539102983</text:p>
          </table:table-cell>
          <table:table-cell office:value-type="float" office:value="266.63954610209" calcext:value-type="float">
            <text:p>266.63954610209</text:p>
          </table:table-cell>
          <table:table-cell office:value-type="float" office:value="92.2211963962116" calcext:value-type="float">
            <text:p>92.2211963962116</text:p>
          </table:table-cell>
          <table:table-cell office:value-type="float" office:value="36796.2573620884" calcext:value-type="float">
            <text:p>36796.25736208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17664" calcext:value-type="float">
            <text:p>17664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10.9466249653646" calcext:value-type="float">
            <text:p>10.9466249653646</text:p>
          </table:table-cell>
          <table:table-cell office:value-type="float" office:value="11.8018300407838" calcext:value-type="float">
            <text:p>11.8018300407838</text:p>
          </table:table-cell>
          <table:table-cell office:value-type="float" office:value="1510.63424522032" calcext:value-type="float">
            <text:p>1510.63424522032</text:p>
          </table:table-cell>
          <table:table-cell office:value-type="float" office:value="0.669575297699774" calcext:value-type="float">
            <text:p>0.669575297699774</text:p>
          </table:table-cell>
          <table:table-cell office:value-type="float" office:value="85.7056381055712" calcext:value-type="float">
            <text:p>85.7056381055712</text:p>
          </table:table-cell>
          <table:table-cell office:value-type="float" office:value="92.4013910825689" calcext:value-type="float">
            <text:p>92.4013910825689</text:p>
          </table:table-cell>
          <table:table-cell office:value-type="float" office:value="11827.3780585688" calcext:value-type="float">
            <text:p>11827.3780585688</text:p>
          </table:table-cell>
          <table:table-cell office:value-type="float" office:value="0.057262419296811" calcext:value-type="float">
            <text:p>0.057262419296811</text:p>
          </table:table-cell>
          <table:table-cell office:value-type="float" office:value="7.32958966999181" calcext:value-type="float">
            <text:p>7.32958966999181</text:p>
          </table:table-cell>
          <table:table-cell office:value-type="float" office:value="7.90221386295992" calcext:value-type="float">
            <text:p>7.90221386295992</text:p>
          </table:table-cell>
          <table:table-cell office:value-type="float" office:value="1011.48337445887" calcext:value-type="float">
            <text:p>1011.483374458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38" calcext:value-type="float">
            <text:p>138</text:p>
          </table:table-cell>
          <table:table-cell office:value-type="float" office:value="48300" calcext:value-type="float">
            <text:p>48300</text:p>
          </table:table-cell>
          <table:table-cell office:value-type="float" office:value="0.497868113342702" calcext:value-type="float">
            <text:p>0.497868113342702</text:p>
          </table:table-cell>
          <table:table-cell office:value-type="float" office:value="174.253839669946" calcext:value-type="float">
            <text:p>174.253839669946</text:p>
          </table:table-cell>
          <table:table-cell office:value-type="float" office:value="68.7057996412929" calcext:value-type="float">
            <text:p>68.7057996412929</text:p>
          </table:table-cell>
          <table:table-cell office:value-type="float" office:value="24047.0298744525" calcext:value-type="float">
            <text:p>24047.0298744525</text:p>
          </table:table-cell>
          <table:table-cell office:value-type="float" office:value="0.603978102282927" calcext:value-type="float">
            <text:p>0.603978102282927</text:p>
          </table:table-cell>
          <table:table-cell office:value-type="float" office:value="211.392335799025" calcext:value-type="float">
            <text:p>211.392335799025</text:p>
          </table:table-cell>
          <table:table-cell office:value-type="float" office:value="83.348978115044" calcext:value-type="float">
            <text:p>83.348978115044</text:p>
          </table:table-cell>
          <table:table-cell office:value-type="float" office:value="29172.1423402654" calcext:value-type="float">
            <text:p>29172.1423402654</text:p>
          </table:table-cell>
          <table:table-cell office:value-type="float" office:value="0.300701438283907" calcext:value-type="float">
            <text:p>0.300701438283907</text:p>
          </table:table-cell>
          <table:table-cell office:value-type="float" office:value="105.245503399367" calcext:value-type="float">
            <text:p>105.245503399367</text:p>
          </table:table-cell>
          <table:table-cell office:value-type="float" office:value="41.4967984831791" calcext:value-type="float">
            <text:p>41.4967984831791</text:p>
          </table:table-cell>
          <table:table-cell office:value-type="float" office:value="14523.8794691127" calcext:value-type="float">
            <text:p>14523.87946911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49115542627279" calcext:value-type="float">
            <text:p>0.49115542627279</text:p>
          </table:table-cell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14766" calcext:value-type="float">
            <text:p>14766</text:p>
          </table:table-cell>
          <table:table-cell office:value-type="float" office:value="0.69383813651721" calcext:value-type="float">
            <text:p>0.69383813651721</text:p>
          </table:table-cell>
          <table:table-cell office:value-type="float" office:value="74.2406806073414" calcext:value-type="float">
            <text:p>74.2406806073414</text:p>
          </table:table-cell>
          <table:table-cell office:value-type="float" office:value="95.7496628393749" calcext:value-type="float">
            <text:p>95.7496628393749</text:p>
          </table:table-cell>
          <table:table-cell office:value-type="float" office:value="10245.2139238131" calcext:value-type="float">
            <text:p>10245.2139238131</text:p>
          </table:table-cell>
          <table:table-cell office:value-type="float" office:value="0.0303225478330069" calcext:value-type="float">
            <text:p>0.030322547833007</text:p>
          </table:table-cell>
          <table:table-cell office:value-type="float" office:value="3.24451261813173" calcext:value-type="float">
            <text:p>3.24451261813173</text:p>
          </table:table-cell>
          <table:table-cell office:value-type="float" office:value="4.18451160095495" calcext:value-type="float">
            <text:p>4.18451160095495</text:p>
          </table:table-cell>
          <table:table-cell office:value-type="float" office:value="447.74274130218" calcext:value-type="float">
            <text:p>447.74274130218</text:p>
          </table:table-cell>
          <table:table-cell office:value-type="float" office:value="0.0210389400829074" calcext:value-type="float">
            <text:p>0.021038940082908</text:p>
          </table:table-cell>
          <table:table-cell office:value-type="float" office:value="2.2511665888711" calcext:value-type="float">
            <text:p>2.2511665888711</text:p>
          </table:table-cell>
          <table:table-cell office:value-type="float" office:value="2.90337373144123" calcext:value-type="float">
            <text:p>2.90337373144123</text:p>
          </table:table-cell>
          <table:table-cell office:value-type="float" office:value="310.660989264211" calcext:value-type="float">
            <text:p>310.6609892642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38" calcext:value-type="float">
            <text:p>138</text:p>
          </table:table-cell>
          <table:table-cell office:value-type="float" office:value="46644" calcext:value-type="float">
            <text:p>46644</text:p>
          </table:table-cell>
          <table:table-cell office:value-type="float" office:value="0.552580389814244" calcext:value-type="float">
            <text:p>0.552580389814244</text:p>
          </table:table-cell>
          <table:table-cell office:value-type="float" office:value="186.772171757214" calcext:value-type="float">
            <text:p>186.772171757214</text:p>
          </table:table-cell>
          <table:table-cell office:value-type="float" office:value="76.2560937943657" calcext:value-type="float">
            <text:p>76.2560937943657</text:p>
          </table:table-cell>
          <table:table-cell office:value-type="float" office:value="25774.5597024956" calcext:value-type="float">
            <text:p>25774.5597024956</text:p>
          </table:table-cell>
          <table:table-cell office:value-type="float" office:value="0.491607396131621" calcext:value-type="float">
            <text:p>0.491607396131621</text:p>
          </table:table-cell>
          <table:table-cell office:value-type="float" office:value="166.163299892488" calcext:value-type="float">
            <text:p>166.163299892488</text:p>
          </table:table-cell>
          <table:table-cell office:value-type="float" office:value="67.8418206661636" calcext:value-type="float">
            <text:p>67.8418206661636</text:p>
          </table:table-cell>
          <table:table-cell office:value-type="float" office:value="22930.5353851633" calcext:value-type="float">
            <text:p>22930.5353851633</text:p>
          </table:table-cell>
          <table:table-cell office:value-type="float" office:value="0.271652606589976" calcext:value-type="float">
            <text:p>0.271652606589976</text:p>
          </table:table-cell>
          <table:table-cell office:value-type="float" office:value="91.818581027412" calcext:value-type="float">
            <text:p>91.818581027412</text:p>
          </table:table-cell>
          <table:table-cell office:value-type="float" office:value="37.4880597094167" calcext:value-type="float">
            <text:p>37.4880597094167</text:p>
          </table:table-cell>
          <table:table-cell office:value-type="float" office:value="12670.9641817829" calcext:value-type="float">
            <text:p>12670.964181782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38" calcext:value-type="float">
            <text:p>138</text:p>
          </table:table-cell>
          <table:table-cell office:value-type="float" office:value="13800" calcext:value-type="float">
            <text:p>13800</text:p>
          </table:table-cell>
          <table:table-cell office:value-type="float" office:value="0.570851627345496" calcext:value-type="float">
            <text:p>0.570851627345496</text:p>
          </table:table-cell>
          <table:table-cell office:value-type="float" office:value="57.0851627345496" calcext:value-type="float">
            <text:p>57.0851627345496</text:p>
          </table:table-cell>
          <table:table-cell office:value-type="float" office:value="78.7775245736784" calcext:value-type="float">
            <text:p>78.7775245736784</text:p>
          </table:table-cell>
          <table:table-cell office:value-type="float" office:value="7877.75245736784" calcext:value-type="float">
            <text:p>7877.75245736784</text:p>
          </table:table-cell>
          <table:table-cell office:value-type="float" office:value="0.512781758111082" calcext:value-type="float">
            <text:p>0.512781758111082</text:p>
          </table:table-cell>
          <table:table-cell office:value-type="float" office:value="51.2781758111082" calcext:value-type="float">
            <text:p>51.2781758111082</text:p>
          </table:table-cell>
          <table:table-cell office:value-type="float" office:value="70.7638826193293" calcext:value-type="float">
            <text:p>70.7638826193293</text:p>
          </table:table-cell>
          <table:table-cell office:value-type="float" office:value="7076.38826193293" calcext:value-type="float">
            <text:p>7076.38826193293</text:p>
          </table:table-cell>
          <table:table-cell office:value-type="float" office:value="0.292722301090795" calcext:value-type="float">
            <text:p>0.292722301090795</text:p>
          </table:table-cell>
          <table:table-cell office:value-type="float" office:value="29.2722301090795" calcext:value-type="float">
            <text:p>29.2722301090795</text:p>
          </table:table-cell>
          <table:table-cell office:value-type="float" office:value="40.3956775505297" calcext:value-type="float">
            <text:p>40.3956775505297</text:p>
          </table:table-cell>
          <table:table-cell office:value-type="float" office:value="4039.56775505297" calcext:value-type="float">
            <text:p>4039.567755052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38" calcext:value-type="float">
            <text:p>138</text:p>
          </table:table-cell>
          <table:table-cell office:value-type="float" office:value="24978" calcext:value-type="float">
            <text:p>24978</text:p>
          </table:table-cell>
          <table:table-cell office:value-type="float" office:value="0.331368260306984" calcext:value-type="float">
            <text:p>0.331368260306984</text:p>
          </table:table-cell>
          <table:table-cell office:value-type="float" office:value="59.9776551155641" calcext:value-type="float">
            <text:p>59.9776551155641</text:p>
          </table:table-cell>
          <table:table-cell office:value-type="float" office:value="45.7288199223638" calcext:value-type="float">
            <text:p>45.7288199223638</text:p>
          </table:table-cell>
          <table:table-cell office:value-type="float" office:value="8276.91640594784" calcext:value-type="float">
            <text:p>8276.91640594784</text:p>
          </table:table-cell>
          <table:table-cell office:value-type="float" office:value="0.827928096150559" calcext:value-type="float">
            <text:p>0.827928096150559</text:p>
          </table:table-cell>
          <table:table-cell office:value-type="float" office:value="149.854985403251" calcext:value-type="float">
            <text:p>149.854985403251</text:p>
          </table:table-cell>
          <table:table-cell office:value-type="float" office:value="114.254077268777" calcext:value-type="float">
            <text:p>114.254077268777</text:p>
          </table:table-cell>
          <table:table-cell office:value-type="float" office:value="20679.9879856487" calcext:value-type="float">
            <text:p>20679.9879856487</text:p>
          </table:table-cell>
          <table:table-cell office:value-type="float" office:value="0.274349092880684" calcext:value-type="float">
            <text:p>0.274349092880684</text:p>
          </table:table-cell>
          <table:table-cell office:value-type="float" office:value="49.6571858114038" calcext:value-type="float">
            <text:p>49.6571858114038</text:p>
          </table:table-cell>
          <table:table-cell office:value-type="float" office:value="37.8601748175344" calcext:value-type="float">
            <text:p>37.8601748175344</text:p>
          </table:table-cell>
          <table:table-cell office:value-type="float" office:value="6852.69164197372" calcext:value-type="float">
            <text:p>6852.691641973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38" calcext:value-type="float">
            <text:p>138</text:p>
          </table:table-cell>
          <table:table-cell office:value-type="float" office:value="36708" calcext:value-type="float">
            <text:p>36708</text:p>
          </table:table-cell>
          <table:table-cell office:value-type="float" office:value="0.487239248580369" calcext:value-type="float">
            <text:p>0.487239248580369</text:p>
          </table:table-cell>
          <table:table-cell office:value-type="float" office:value="129.605640122378" calcext:value-type="float">
            <text:p>129.605640122378</text:p>
          </table:table-cell>
          <table:table-cell office:value-type="float" office:value="67.239016304091" calcext:value-type="float">
            <text:p>67.239016304091</text:p>
          </table:table-cell>
          <table:table-cell office:value-type="float" office:value="17885.5783368882" calcext:value-type="float">
            <text:p>17885.5783368882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21.9395939520191" calcext:value-type="float">
            <text:p>21.9395939520191</text:p>
          </table:table-cell>
          <table:table-cell office:value-type="float" office:value="11.3821953585663" calcext:value-type="float">
            <text:p>11.3821953585663</text:p>
          </table:table-cell>
          <table:table-cell office:value-type="float" office:value="3027.66396537864" calcext:value-type="float">
            <text:p>3027.66396537864</text:p>
          </table:table-cell>
          <table:table-cell office:value-type="float" office:value="0.0401873356065421" calcext:value-type="float">
            <text:p>0.040187335606542</text:p>
          </table:table-cell>
          <table:table-cell office:value-type="float" office:value="10.6898312713402" calcext:value-type="float">
            <text:p>10.6898312713402</text:p>
          </table:table-cell>
          <table:table-cell office:value-type="float" office:value="5.54585231370281" calcext:value-type="float">
            <text:p>5.54585231370281</text:p>
          </table:table-cell>
          <table:table-cell office:value-type="float" office:value="1475.19671544495" calcext:value-type="float">
            <text:p>1475.196715444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57" calcext:value-type="float">
            <text:p>257</text:p>
          </table:table-cell>
          <table:table-cell office:value-type="float" office:value="23387" calcext:value-type="float">
            <text:p>23387</text:p>
          </table:table-cell>
          <table:table-cell office:value-type="float" office:value="0.752573035551612" calcext:value-type="float">
            <text:p>0.752573035551612</text:p>
          </table:table-cell>
          <table:table-cell office:value-type="float" office:value="68.4841462351967" calcext:value-type="float">
            <text:p>68.4841462351967</text:p>
          </table:table-cell>
          <table:table-cell office:value-type="float" office:value="193.411270136764" calcext:value-type="float">
            <text:p>193.411270136764</text:p>
          </table:table-cell>
          <table:table-cell office:value-type="float" office:value="17600.4255824455" calcext:value-type="float">
            <text:p>17600.4255824455</text:p>
          </table:table-cell>
          <table:table-cell office:value-type="float" office:value="0.206582661913699" calcext:value-type="float">
            <text:p>0.206582661913699</text:p>
          </table:table-cell>
          <table:table-cell office:value-type="float" office:value="18.7990222341466" calcext:value-type="float">
            <text:p>18.7990222341466</text:p>
          </table:table-cell>
          <table:table-cell office:value-type="float" office:value="53.0917441118205" calcext:value-type="float">
            <text:p>53.0917441118205</text:p>
          </table:table-cell>
          <table:table-cell office:value-type="float" office:value="4831.34871417567" calcext:value-type="float">
            <text:p>4831.34871417567</text:p>
          </table:table-cell>
          <table:table-cell office:value-type="float" office:value="0.155468540968724" calcext:value-type="float">
            <text:p>0.155468540968724</text:p>
          </table:table-cell>
          <table:table-cell office:value-type="float" office:value="14.1476372281539" calcext:value-type="float">
            <text:p>14.1476372281539</text:p>
          </table:table-cell>
          <table:table-cell office:value-type="float" office:value="39.9554150289622" calcext:value-type="float">
            <text:p>39.9554150289622</text:p>
          </table:table-cell>
          <table:table-cell office:value-type="float" office:value="3635.94276763556" calcext:value-type="float">
            <text:p>3635.94276763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57" calcext:value-type="float">
            <text:p>257</text:p>
          </table:table-cell>
          <table:table-cell office:value-type="float" office:value="4626" calcext:value-type="float">
            <text:p>4626</text:p>
          </table:table-cell>
          <table:table-cell office:value-type="float" office:value="0.788604915019345" calcext:value-type="float">
            <text:p>0.788604915019345</text:p>
          </table:table-cell>
          <table:table-cell office:value-type="float" office:value="14.1948884703482" calcext:value-type="float">
            <text:p>14.1948884703482</text:p>
          </table:table-cell>
          <table:table-cell office:value-type="float" office:value="202.671463159972" calcext:value-type="float">
            <text:p>202.671463159972</text:p>
          </table:table-cell>
          <table:table-cell office:value-type="float" office:value="3648.08633687949" calcext:value-type="float">
            <text:p>3648.08633687949</text:p>
          </table:table-cell>
          <table:table-cell office:value-type="float" office:value="0.361805480480317" calcext:value-type="float">
            <text:p>0.361805480480317</text:p>
          </table:table-cell>
          <table:table-cell office:value-type="float" office:value="6.5124986486457" calcext:value-type="float">
            <text:p>6.5124986486457</text:p>
          </table:table-cell>
          <table:table-cell office:value-type="float" office:value="92.9840084834414" calcext:value-type="float">
            <text:p>92.9840084834414</text:p>
          </table:table-cell>
          <table:table-cell office:value-type="float" office:value="1673.71215270195" calcext:value-type="float">
            <text:p>1673.71215270195</text:p>
          </table:table-cell>
          <table:table-cell office:value-type="float" office:value="0.285321580187714" calcext:value-type="float">
            <text:p>0.285321580187714</text:p>
          </table:table-cell>
          <table:table-cell office:value-type="float" office:value="5.13578844337884" calcext:value-type="float">
            <text:p>5.13578844337884</text:p>
          </table:table-cell>
          <table:table-cell office:value-type="float" office:value="73.3276461082424" calcext:value-type="float">
            <text:p>73.3276461082424</text:p>
          </table:table-cell>
          <table:table-cell office:value-type="float" office:value="1319.89762994836" calcext:value-type="float">
            <text:p>1319.897629948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498550003457121" calcext:value-type="float">
            <text:p>0.049855000345712</text:p>
          </table:table-cell>
          <table:table-cell office:value-type="float" office:value="399" calcext:value-type="float">
            <text:p>399</text:p>
          </table:table-cell>
          <table:table-cell office:value-type="float" office:value="257" calcext:value-type="float">
            <text:p>257</text:p>
          </table:table-cell>
          <table:table-cell office:value-type="float" office:value="102543" calcext:value-type="float">
            <text:p>102543</text:p>
          </table:table-cell>
          <table:table-cell office:value-type="float" office:value="0.922212258921727" calcext:value-type="float">
            <text:p>0.922212258921727</text:p>
          </table:table-cell>
          <table:table-cell office:value-type="float" office:value="367.962691309769" calcext:value-type="float">
            <text:p>367.962691309769</text:p>
          </table:table-cell>
          <table:table-cell office:value-type="float" office:value="237.008550542884" calcext:value-type="float">
            <text:p>237.008550542884</text:p>
          </table:table-cell>
          <table:table-cell office:value-type="float" office:value="94566.4116666107" calcext:value-type="float">
            <text:p>94566.4116666107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36.2440728662009" calcext:value-type="float">
            <text:p>36.2440728662009</text:p>
          </table:table-cell>
          <table:table-cell office:value-type="float" office:value="23.345179765949" calcext:value-type="float">
            <text:p>23.345179765949</text:p>
          </table:table-cell>
          <table:table-cell office:value-type="float" office:value="9314.72672661364" calcext:value-type="float">
            <text:p>9314.72672661364</text:p>
          </table:table-cell>
          <table:table-cell office:value-type="float" office:value="0.0837712488984031" calcext:value-type="float">
            <text:p>0.083771248898403</text:p>
          </table:table-cell>
          <table:table-cell office:value-type="float" office:value="33.4247283104628" calcext:value-type="float">
            <text:p>33.4247283104628</text:p>
          </table:table-cell>
          <table:table-cell office:value-type="float" office:value="21.5292109668896" calcext:value-type="float">
            <text:p>21.5292109668896</text:p>
          </table:table-cell>
          <table:table-cell office:value-type="float" office:value="8590.15517578895" calcext:value-type="float">
            <text:p>8590.155175788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32896" calcext:value-type="float">
            <text:p>32896</text:p>
          </table:table-cell>
          <table:table-cell office:value-type="float" office:value="0.622728317363704" calcext:value-type="float">
            <text:p>0.622728317363704</text:p>
          </table:table-cell>
          <table:table-cell office:value-type="float" office:value="79.7092246225542" calcext:value-type="float">
            <text:p>79.7092246225542</text:p>
          </table:table-cell>
          <table:table-cell office:value-type="float" office:value="160.041177562472" calcext:value-type="float">
            <text:p>160.041177562472</text:p>
          </table:table-cell>
          <table:table-cell office:value-type="float" office:value="20485.2707279964" calcext:value-type="float">
            <text:p>20485.2707279964</text:p>
          </table:table-cell>
          <table:table-cell office:value-type="float" office:value="0.369692843639822" calcext:value-type="float">
            <text:p>0.369692843639822</text:p>
          </table:table-cell>
          <table:table-cell office:value-type="float" office:value="47.3206839858972" calcext:value-type="float">
            <text:p>47.3206839858972</text:p>
          </table:table-cell>
          <table:table-cell office:value-type="float" office:value="95.0110608154342" calcext:value-type="float">
            <text:p>95.0110608154342</text:p>
          </table:table-cell>
          <table:table-cell office:value-type="float" office:value="12161.4157843756" calcext:value-type="float">
            <text:p>12161.4157843756</text:p>
          </table:table-cell>
          <table:table-cell office:value-type="float" office:value="0.230218202461229" calcext:value-type="float">
            <text:p>0.230218202461229</text:p>
          </table:table-cell>
          <table:table-cell office:value-type="float" office:value="29.4679299150374" calcext:value-type="float">
            <text:p>29.4679299150374</text:p>
          </table:table-cell>
          <table:table-cell office:value-type="float" office:value="59.166078032536" calcext:value-type="float">
            <text:p>59.166078032536</text:p>
          </table:table-cell>
          <table:table-cell office:value-type="float" office:value="7573.2579881646" calcext:value-type="float">
            <text:p>7573.25798816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57" calcext:value-type="float">
            <text:p>257</text:p>
          </table:table-cell>
          <table:table-cell office:value-type="float" office:value="89950" calcext:value-type="float">
            <text:p>89950</text:p>
          </table:table-cell>
          <table:table-cell office:value-type="float" office:value="0.409618277884993" calcext:value-type="float">
            <text:p>0.409618277884993</text:p>
          </table:table-cell>
          <table:table-cell office:value-type="float" office:value="143.366397259747" calcext:value-type="float">
            <text:p>143.366397259747</text:p>
          </table:table-cell>
          <table:table-cell office:value-type="float" office:value="105.271897416443" calcext:value-type="float">
            <text:p>105.271897416443</text:p>
          </table:table-cell>
          <table:table-cell office:value-type="float" office:value="36845.1640957551" calcext:value-type="float">
            <text:p>36845.1640957551</text:p>
          </table:table-cell>
          <table:table-cell office:value-type="float" office:value="0.0296712812748865" calcext:value-type="float">
            <text:p>0.029671281274887</text:p>
          </table:table-cell>
          <table:table-cell office:value-type="float" office:value="10.3849484462103" calcext:value-type="float">
            <text:p>10.3849484462103</text:p>
          </table:table-cell>
          <table:table-cell office:value-type="float" office:value="7.62551928764582" calcext:value-type="float">
            <text:p>7.62551928764582</text:p>
          </table:table-cell>
          <table:table-cell office:value-type="float" office:value="2668.93175067604" calcext:value-type="float">
            <text:p>2668.93175067604</text:p>
          </table:table-cell>
          <table:table-cell office:value-type="float" office:value="0.0121538991384602" calcext:value-type="float">
            <text:p>0.01215389913846</text:p>
          </table:table-cell>
          <table:table-cell office:value-type="float" office:value="4.25386469846108" calcext:value-type="float">
            <text:p>4.25386469846108</text:p>
          </table:table-cell>
          <table:table-cell office:value-type="float" office:value="3.12355207858428" calcext:value-type="float">
            <text:p>3.12355207858428</text:p>
          </table:table-cell>
          <table:table-cell office:value-type="float" office:value="1093.2432275045" calcext:value-type="float">
            <text:p>1093.24322750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57" calcext:value-type="float">
            <text:p>257</text:p>
          </table:table-cell>
          <table:table-cell office:value-type="float" office:value="27499" calcext:value-type="float">
            <text:p>27499</text:p>
          </table:table-cell>
          <table:table-cell office:value-type="float" office:value="0.539210105890946" calcext:value-type="float">
            <text:p>0.539210105890946</text:p>
          </table:table-cell>
          <table:table-cell office:value-type="float" office:value="57.6954813303312" calcext:value-type="float">
            <text:p>57.6954813303312</text:p>
          </table:table-cell>
          <table:table-cell office:value-type="float" office:value="138.576997213973" calcext:value-type="float">
            <text:p>138.576997213973</text:p>
          </table:table-cell>
          <table:table-cell office:value-type="float" office:value="14827.7387018951" calcext:value-type="float">
            <text:p>14827.7387018951</text:p>
          </table:table-cell>
          <table:table-cell office:value-type="float" office:value="0.975674814987316" calcext:value-type="float">
            <text:p>0.975674814987316</text:p>
          </table:table-cell>
          <table:table-cell office:value-type="float" office:value="104.397205203643" calcext:value-type="float">
            <text:p>104.397205203643</text:p>
          </table:table-cell>
          <table:table-cell office:value-type="float" office:value="250.74842745174" calcext:value-type="float">
            <text:p>250.74842745174</text:p>
          </table:table-cell>
          <table:table-cell office:value-type="float" office:value="26830.0817373362" calcext:value-type="float">
            <text:p>26830.0817373362</text:p>
          </table:table-cell>
          <table:table-cell office:value-type="float" office:value="0.52609372030444" calcext:value-type="float">
            <text:p>0.52609372030444</text:p>
          </table:table-cell>
          <table:table-cell office:value-type="float" office:value="56.2920280725751" calcext:value-type="float">
            <text:p>56.2920280725751</text:p>
          </table:table-cell>
          <table:table-cell office:value-type="float" office:value="135.206086118241" calcext:value-type="float">
            <text:p>135.206086118241</text:p>
          </table:table-cell>
          <table:table-cell office:value-type="float" office:value="14467.0512146518" calcext:value-type="float">
            <text:p>14467.05121465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707514951916184" calcext:value-type="float">
            <text:p>0.707514951916184</text:p>
          </table:table-cell>
          <table:table-cell office:value-type="float" office:value="338" calcext:value-type="float">
            <text:p>338</text:p>
          </table:table-cell>
          <table:table-cell office:value-type="float" office:value="257" calcext:value-type="float">
            <text:p>257</text:p>
          </table:table-cell>
          <table:table-cell office:value-type="float" office:value="86866" calcext:value-type="float">
            <text:p>86866</text:p>
          </table:table-cell>
          <table:table-cell office:value-type="float" office:value="0.957953913537514" calcext:value-type="float">
            <text:p>0.957953913537514</text:p>
          </table:table-cell>
          <table:table-cell office:value-type="float" office:value="323.78842277568" calcext:value-type="float">
            <text:p>323.78842277568</text:p>
          </table:table-cell>
          <table:table-cell office:value-type="float" office:value="246.194155779141" calcext:value-type="float">
            <text:p>246.194155779141</text:p>
          </table:table-cell>
          <table:table-cell office:value-type="float" office:value="83213.6246533497" calcext:value-type="float">
            <text:p>83213.6246533497</text:p>
          </table:table-cell>
          <table:table-cell office:value-type="float" office:value="0.797208540910803" calcext:value-type="float">
            <text:p>0.797208540910803</text:p>
          </table:table-cell>
          <table:table-cell office:value-type="float" office:value="269.456486827851" calcext:value-type="float">
            <text:p>269.456486827851</text:p>
          </table:table-cell>
          <table:table-cell office:value-type="float" office:value="204.882595014076" calcext:value-type="float">
            <text:p>204.882595014076</text:p>
          </table:table-cell>
          <table:table-cell office:value-type="float" office:value="69250.3171147578" calcext:value-type="float">
            <text:p>69250.3171147578</text:p>
          </table:table-cell>
          <table:table-cell office:value-type="float" office:value="0.763689041671035" calcext:value-type="float">
            <text:p>0.763689041671035</text:p>
          </table:table-cell>
          <table:table-cell office:value-type="float" office:value="258.12689608481" calcext:value-type="float">
            <text:p>258.12689608481</text:p>
          </table:table-cell>
          <table:table-cell office:value-type="float" office:value="196.268083709456" calcext:value-type="float">
            <text:p>196.268083709456</text:p>
          </table:table-cell>
          <table:table-cell office:value-type="float" office:value="66338.6122937961" calcext:value-type="float">
            <text:p>66338.61229379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7" calcext:value-type="float">
            <text:p>257</text:p>
          </table:table-cell>
          <table:table-cell office:value-type="float" office:value="25700" calcext:value-type="float">
            <text:p>25700</text:p>
          </table:table-cell>
          <table:table-cell office:value-type="float" office:value="0.684175130097455" calcext:value-type="float">
            <text:p>0.684175130097455</text:p>
          </table:table-cell>
          <table:table-cell office:value-type="float" office:value="68.4175130097455" calcext:value-type="float">
            <text:p>68.4175130097455</text:p>
          </table:table-cell>
          <table:table-cell office:value-type="float" office:value="175.833008435046" calcext:value-type="float">
            <text:p>175.833008435046</text:p>
          </table:table-cell>
          <table:table-cell office:value-type="float" office:value="17583.3008435046" calcext:value-type="float">
            <text:p>17583.3008435046</text:p>
          </table:table-cell>
          <table:table-cell office:value-type="float" office:value="0.653040205135361" calcext:value-type="float">
            <text:p>0.653040205135361</text:p>
          </table:table-cell>
          <table:table-cell office:value-type="float" office:value="65.3040205135361" calcext:value-type="float">
            <text:p>65.3040205135361</text:p>
          </table:table-cell>
          <table:table-cell office:value-type="float" office:value="167.831332719788" calcext:value-type="float">
            <text:p>167.831332719788</text:p>
          </table:table-cell>
          <table:table-cell office:value-type="float" office:value="16783.1332719788" calcext:value-type="float">
            <text:p>16783.1332719788</text:p>
          </table:table-cell>
          <table:table-cell office:value-type="float" office:value="0.446793867307354" calcext:value-type="float">
            <text:p>0.446793867307354</text:p>
          </table:table-cell>
          <table:table-cell office:value-type="float" office:value="44.6793867307354" calcext:value-type="float">
            <text:p>44.6793867307354</text:p>
          </table:table-cell>
          <table:table-cell office:value-type="float" office:value="114.82602389799" calcext:value-type="float">
            <text:p>114.82602389799</text:p>
          </table:table-cell>
          <table:table-cell office:value-type="float" office:value="11482.602389799" calcext:value-type="float">
            <text:p>11482.60238979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57" calcext:value-type="float">
            <text:p>257</text:p>
          </table:table-cell>
          <table:table-cell office:value-type="float" office:value="46517" calcext:value-type="float">
            <text:p>46517</text:p>
          </table:table-cell>
          <table:table-cell office:value-type="float" office:value="0.700287873145815" calcext:value-type="float">
            <text:p>0.700287873145815</text:p>
          </table:table-cell>
          <table:table-cell office:value-type="float" office:value="126.752105039393" calcext:value-type="float">
            <text:p>126.752105039393</text:p>
          </table:table-cell>
          <table:table-cell office:value-type="float" office:value="179.973983398474" calcext:value-type="float">
            <text:p>179.973983398474</text:p>
          </table:table-cell>
          <table:table-cell office:value-type="float" office:value="32575.2909951239" calcext:value-type="float">
            <text:p>32575.2909951239</text:p>
          </table:table-cell>
          <table:table-cell office:value-type="float" office:value="0.0579262596643358" calcext:value-type="float">
            <text:p>0.057926259664336</text:p>
          </table:table-cell>
          <table:table-cell office:value-type="float" office:value="10.4846529992448" calcext:value-type="float">
            <text:p>10.4846529992448</text:p>
          </table:table-cell>
          <table:table-cell office:value-type="float" office:value="14.8870487337343" calcext:value-type="float">
            <text:p>14.8870487337343</text:p>
          </table:table-cell>
          <table:table-cell office:value-type="float" office:value="2694.55582080591" calcext:value-type="float">
            <text:p>2694.55582080591</text:p>
          </table:table-cell>
          <table:table-cell office:value-type="float" office:value="0.0405650571796299" calcext:value-type="float">
            <text:p>0.04056505717963</text:p>
          </table:table-cell>
          <table:table-cell office:value-type="float" office:value="7.34227534951301" calcext:value-type="float">
            <text:p>7.34227534951301</text:p>
          </table:table-cell>
          <table:table-cell office:value-type="float" office:value="10.4252196951649" calcext:value-type="float">
            <text:p>10.4252196951649</text:p>
          </table:table-cell>
          <table:table-cell office:value-type="float" office:value="1886.96476482484" calcext:value-type="float">
            <text:p>1886.964764824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257" calcext:value-type="float">
            <text:p>257</text:p>
          </table:table-cell>
          <table:table-cell office:value-type="float" office:value="68362" calcext:value-type="float">
            <text:p>68362</text:p>
          </table:table-cell>
          <table:table-cell office:value-type="float" office:value="0.67182910623464" calcext:value-type="float">
            <text:p>0.67182910623464</text:p>
          </table:table-cell>
          <table:table-cell office:value-type="float" office:value="178.706542258414" calcext:value-type="float">
            <text:p>178.706542258414</text:p>
          </table:table-cell>
          <table:table-cell office:value-type="float" office:value="172.660080302302" calcext:value-type="float">
            <text:p>172.660080302302</text:p>
          </table:table-cell>
          <table:table-cell office:value-type="float" office:value="45927.5813604124" calcext:value-type="float">
            <text:p>45927.5813604124</text:p>
          </table:table-cell>
          <table:table-cell office:value-type="float" office:value="0.400188289423643" calcext:value-type="float">
            <text:p>0.400188289423643</text:p>
          </table:table-cell>
          <table:table-cell office:value-type="float" office:value="106.450084986689" calcext:value-type="float">
            <text:p>106.450084986689</text:p>
          </table:table-cell>
          <table:table-cell office:value-type="float" office:value="102.848390381876" calcext:value-type="float">
            <text:p>102.848390381876</text:p>
          </table:table-cell>
          <table:table-cell office:value-type="float" office:value="27357.6718415791" calcext:value-type="float">
            <text:p>27357.6718415791</text:p>
          </table:table-cell>
          <table:table-cell office:value-type="float" office:value="0.268858140809056" calcext:value-type="float">
            <text:p>0.268858140809056</text:p>
          </table:table-cell>
          <table:table-cell office:value-type="float" office:value="71.5162654552088" calcext:value-type="float">
            <text:p>71.5162654552088</text:p>
          </table:table-cell>
          <table:table-cell office:value-type="float" office:value="69.0965421879273" calcext:value-type="float">
            <text:p>69.0965421879273</text:p>
          </table:table-cell>
          <table:table-cell office:value-type="float" office:value="18379.6802219887" calcext:value-type="float">
            <text:p>18379.68022198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100" calcext:value-type="float">
            <text:p>9100</text:p>
          </table:table-cell>
          <table:table-cell office:value-type="float" office:value="0.696719165746635" calcext:value-type="float">
            <text:p>0.696719165746635</text:p>
          </table:table-cell>
          <table:table-cell office:value-type="float" office:value="63.4014440829438" calcext:value-type="float">
            <text:p>63.4014440829438</text:p>
          </table:table-cell>
          <table:table-cell office:value-type="float" office:value="69.6719165746635" calcext:value-type="float">
            <text:p>69.6719165746635</text:p>
          </table:table-cell>
          <table:table-cell office:value-type="float" office:value="6340.14440829438" calcext:value-type="float">
            <text:p>6340.14440829438</text:p>
          </table:table-cell>
          <table:table-cell office:value-type="float" office:value="0.523820306050001" calcext:value-type="float">
            <text:p>0.523820306050001</text:p>
          </table:table-cell>
          <table:table-cell office:value-type="float" office:value="47.6676478505501" calcext:value-type="float">
            <text:p>47.6676478505501</text:p>
          </table:table-cell>
          <table:table-cell office:value-type="float" office:value="52.3820306050001" calcext:value-type="float">
            <text:p>52.3820306050001</text:p>
          </table:table-cell>
          <table:table-cell office:value-type="float" office:value="4766.76478505501" calcext:value-type="float">
            <text:p>4766.76478505501</text:p>
          </table:table-cell>
          <table:table-cell office:value-type="float" office:value="0.364955646632303" calcext:value-type="float">
            <text:p>0.364955646632303</text:p>
          </table:table-cell>
          <table:table-cell office:value-type="float" office:value="33.2109638435396" calcext:value-type="float">
            <text:p>33.2109638435396</text:p>
          </table:table-cell>
          <table:table-cell office:value-type="float" office:value="36.4955646632303" calcext:value-type="float">
            <text:p>36.4955646632303</text:p>
          </table:table-cell>
          <table:table-cell office:value-type="float" office:value="3321.09638435396" calcext:value-type="float">
            <text:p>3321.096384353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99509726912865" calcext:value-type="float">
            <text:p>0.199509726912865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15.8497762093491" calcext:value-type="float">
            <text:p>15.8497762093491</text:p>
          </table:table-cell>
          <table:table-cell office:value-type="float" office:value="88.0543122741617" calcext:value-type="float">
            <text:p>88.0543122741617</text:p>
          </table:table-cell>
          <table:table-cell office:value-type="float" office:value="1584.97762093491" calcext:value-type="float">
            <text:p>1584.97762093491</text:p>
          </table:table-cell>
          <table:table-cell office:value-type="float" office:value="0.297112260639771" calcext:value-type="float">
            <text:p>0.297112260639771</text:p>
          </table:table-cell>
          <table:table-cell office:value-type="float" office:value="5.34802069151588" calcext:value-type="float">
            <text:p>5.34802069151588</text:p>
          </table:table-cell>
          <table:table-cell office:value-type="float" office:value="29.7112260639771" calcext:value-type="float">
            <text:p>29.7112260639771</text:p>
          </table:table-cell>
          <table:table-cell office:value-type="float" office:value="534.802069151588" calcext:value-type="float">
            <text:p>534.802069151588</text:p>
          </table:table-cell>
          <table:table-cell office:value-type="float" office:value="0.261620157788565" calcext:value-type="float">
            <text:p>0.261620157788565</text:p>
          </table:table-cell>
          <table:table-cell office:value-type="float" office:value="4.70916284019417" calcext:value-type="float">
            <text:p>4.70916284019417</text:p>
          </table:table-cell>
          <table:table-cell office:value-type="float" office:value="26.1620157788565" calcext:value-type="float">
            <text:p>26.1620157788565</text:p>
          </table:table-cell>
          <table:table-cell office:value-type="float" office:value="470.916284019417" calcext:value-type="float">
            <text:p>470.9162840194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0" calcext:value-type="float">
            <text:p>100</text:p>
          </table:table-cell>
          <table:table-cell office:value-type="float" office:value="39900" calcext:value-type="float">
            <text:p>39900</text:p>
          </table:table-cell>
          <table:table-cell office:value-type="float" office:value="0.49314199770488" calcext:value-type="float">
            <text:p>0.49314199770488</text:p>
          </table:table-cell>
          <table:table-cell office:value-type="float" office:value="196.763657084247" calcext:value-type="float">
            <text:p>196.763657084247</text:p>
          </table:table-cell>
          <table:table-cell office:value-type="float" office:value="49.314199770488" calcext:value-type="float">
            <text:p>49.314199770488</text:p>
          </table:table-cell>
          <table:table-cell office:value-type="float" office:value="19676.3657084247" calcext:value-type="float">
            <text:p>19676.3657084247</text:p>
          </table:table-cell>
          <table:table-cell office:value-type="float" office:value="0.926986803574414" calcext:value-type="float">
            <text:p>0.926986803574414</text:p>
          </table:table-cell>
          <table:table-cell office:value-type="float" office:value="369.867734626191" calcext:value-type="float">
            <text:p>369.867734626191</text:p>
          </table:table-cell>
          <table:table-cell office:value-type="float" office:value="92.6986803574414" calcext:value-type="float">
            <text:p>92.6986803574414</text:p>
          </table:table-cell>
          <table:table-cell office:value-type="float" office:value="36986.7734626191" calcext:value-type="float">
            <text:p>36986.7734626191</text:p>
          </table:table-cell>
          <table:table-cell office:value-type="float" office:value="0.457136124160748" calcext:value-type="float">
            <text:p>0.457136124160748</text:p>
          </table:table-cell>
          <table:table-cell office:value-type="float" office:value="182.397313540139" calcext:value-type="float">
            <text:p>182.397313540139</text:p>
          </table:table-cell>
          <table:table-cell office:value-type="float" office:value="45.7136124160748" calcext:value-type="float">
            <text:p>45.7136124160748</text:p>
          </table:table-cell>
          <table:table-cell office:value-type="float" office:value="18239.7313540139" calcext:value-type="float">
            <text:p>18239.73135401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2800" calcext:value-type="float">
            <text:p>12800</text:p>
          </table:table-cell>
          <table:table-cell office:value-type="float" office:value="0.236822546805485" calcext:value-type="float">
            <text:p>0.236822546805485</text:p>
          </table:table-cell>
          <table:table-cell office:value-type="float" office:value="30.3132859911021" calcext:value-type="float">
            <text:p>30.3132859911021</text:p>
          </table:table-cell>
          <table:table-cell office:value-type="float" office:value="23.6822546805485" calcext:value-type="float">
            <text:p>23.6822546805485</text:p>
          </table:table-cell>
          <table:table-cell office:value-type="float" office:value="3031.32859911021" calcext:value-type="float">
            <text:p>3031.32859911021</text:p>
          </table:table-cell>
          <table:table-cell office:value-type="float" office:value="0.535281890634406" calcext:value-type="float">
            <text:p>0.535281890634406</text:p>
          </table:table-cell>
          <table:table-cell office:value-type="float" office:value="68.516082001204" calcext:value-type="float">
            <text:p>68.516082001204</text:p>
          </table:table-cell>
          <table:table-cell office:value-type="float" office:value="53.5281890634406" calcext:value-type="float">
            <text:p>53.5281890634406</text:p>
          </table:table-cell>
          <table:table-cell office:value-type="float" office:value="6851.6082001204" calcext:value-type="float">
            <text:p>6851.6082001204</text:p>
          </table:table-cell>
          <table:table-cell office:value-type="float" office:value="0.126766820598895" calcext:value-type="float">
            <text:p>0.126766820598895</text:p>
          </table:table-cell>
          <table:table-cell office:value-type="float" office:value="16.2261530366586" calcext:value-type="float">
            <text:p>16.2261530366586</text:p>
          </table:table-cell>
          <table:table-cell office:value-type="float" office:value="12.6766820598895" calcext:value-type="float">
            <text:p>12.6766820598895</text:p>
          </table:table-cell>
          <table:table-cell office:value-type="float" office:value="1622.61530366586" calcext:value-type="float">
            <text:p>1622.615303665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35000" calcext:value-type="float">
            <text:p>35000</text:p>
          </table:table-cell>
          <table:table-cell office:value-type="float" office:value="0.00190389451423664" calcext:value-type="float">
            <text:p>0.001903894514237</text:p>
          </table:table-cell>
          <table:table-cell office:value-type="float" office:value="0.666363079982824" calcext:value-type="float">
            <text:p>0.666363079982824</text:p>
          </table:table-cell>
          <table:table-cell office:value-type="float" office:value="0.190389451423664" calcext:value-type="float">
            <text:p>0.190389451423664</text:p>
          </table:table-cell>
          <table:table-cell office:value-type="float" office:value="66.6363079982824" calcext:value-type="float">
            <text:p>66.6363079982824</text:p>
          </table:table-cell>
          <table:table-cell office:value-type="float" office:value="0.00284304117486256" calcext:value-type="float">
            <text:p>0.002843041174863</text:p>
          </table:table-cell>
          <table:table-cell office:value-type="float" office:value="0.995064411201898" calcext:value-type="float">
            <text:p>0.995064411201898</text:p>
          </table:table-cell>
          <table:table-cell office:value-type="float" office:value="0.284304117486256" calcext:value-type="float">
            <text:p>0.284304117486256</text:p>
          </table:table-cell>
          <table:table-cell office:value-type="float" office:value="99.5064411201897" calcext:value-type="float">
            <text:p>99.5064411201897</text:p>
          </table:table-cell>
          <table:table-cell table:style-name="ce2" office:value-type="float" office:value="0.00000541285049656972" calcext:value-type="float">
            <text:p>5.41E-06</text:p>
          </table:table-cell>
          <table:table-cell office:value-type="float" office:value="0.0018944976737994" calcext:value-type="float">
            <text:p>0.001894497673799</text:p>
          </table:table-cell>
          <table:table-cell office:value-type="float" office:value="0.000541285049656972" calcext:value-type="float">
            <text:p>0.000541285049657</text:p>
          </table:table-cell>
          <table:table-cell office:value-type="float" office:value="0.18944976737994" calcext:value-type="float">
            <text:p>0.189449767379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0700" calcext:value-type="float">
            <text:p>10700</text:p>
          </table:table-cell>
          <table:table-cell office:value-type="float" office:value="0.750763056479599" calcext:value-type="float">
            <text:p>0.750763056479599</text:p>
          </table:table-cell>
          <table:table-cell office:value-type="float" office:value="80.331647043317" calcext:value-type="float">
            <text:p>80.331647043317</text:p>
          </table:table-cell>
          <table:table-cell office:value-type="float" office:value="75.0763056479599" calcext:value-type="float">
            <text:p>75.0763056479599</text:p>
          </table:table-cell>
          <table:table-cell office:value-type="float" office:value="8033.16470433171" calcext:value-type="float">
            <text:p>8033.16470433171</text:p>
          </table:table-cell>
          <table:table-cell office:value-type="float" office:value="0.294006312795015" calcext:value-type="float">
            <text:p>0.294006312795015</text:p>
          </table:table-cell>
          <table:table-cell office:value-type="float" office:value="31.4586754690666" calcext:value-type="float">
            <text:p>31.4586754690666</text:p>
          </table:table-cell>
          <table:table-cell office:value-type="float" office:value="29.4006312795015" calcext:value-type="float">
            <text:p>29.4006312795015</text:p>
          </table:table-cell>
          <table:table-cell office:value-type="float" office:value="3145.86754690666" calcext:value-type="float">
            <text:p>3145.86754690666</text:p>
          </table:table-cell>
          <table:table-cell office:value-type="float" office:value="0.220729078018282" calcext:value-type="float">
            <text:p>0.220729078018282</text:p>
          </table:table-cell>
          <table:table-cell office:value-type="float" office:value="23.6180113479562" calcext:value-type="float">
            <text:p>23.6180113479562</text:p>
          </table:table-cell>
          <table:table-cell office:value-type="float" office:value="22.0729078018282" calcext:value-type="float">
            <text:p>22.0729078018282</text:p>
          </table:table-cell>
          <table:table-cell office:value-type="float" office:value="2361.80113479562" calcext:value-type="float">
            <text:p>2361.801134795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00" calcext:value-type="float">
            <text:p>100</text:p>
          </table:table-cell>
          <table:table-cell office:value-type="float" office:value="33800" calcext:value-type="float">
            <text:p>33800</text:p>
          </table:table-cell>
          <table:table-cell office:value-type="float" office:value="0.107381112820752" calcext:value-type="float">
            <text:p>0.107381112820752</text:p>
          </table:table-cell>
          <table:table-cell office:value-type="float" office:value="36.2948161334142" calcext:value-type="float">
            <text:p>36.2948161334142</text:p>
          </table:table-cell>
          <table:table-cell office:value-type="float" office:value="10.7381112820752" calcext:value-type="float">
            <text:p>10.7381112820752</text:p>
          </table:table-cell>
          <table:table-cell office:value-type="float" office:value="3629.48161334142" calcext:value-type="float">
            <text:p>3629.48161334142</text:p>
          </table:table-cell>
          <table:table-cell office:value-type="float" office:value="0.783034973396002" calcext:value-type="float">
            <text:p>0.783034973396002</text:p>
          </table:table-cell>
          <table:table-cell office:value-type="float" office:value="264.665821007849" calcext:value-type="float">
            <text:p>264.665821007849</text:p>
          </table:table-cell>
          <table:table-cell office:value-type="float" office:value="78.3034973396002" calcext:value-type="float">
            <text:p>78.3034973396002</text:p>
          </table:table-cell>
          <table:table-cell office:value-type="float" office:value="26466.5821007849" calcext:value-type="float">
            <text:p>26466.5821007849</text:p>
          </table:table-cell>
          <table:table-cell office:value-type="float" office:value="0.0840831668208307" calcext:value-type="float">
            <text:p>0.084083166820831</text:p>
          </table:table-cell>
          <table:table-cell office:value-type="float" office:value="28.4201103854408" calcext:value-type="float">
            <text:p>28.4201103854408</text:p>
          </table:table-cell>
          <table:table-cell office:value-type="float" office:value="8.40831668208307" calcext:value-type="float">
            <text:p>8.40831668208307</text:p>
          </table:table-cell>
          <table:table-cell office:value-type="float" office:value="2842.01103854408" calcext:value-type="float">
            <text:p>2842.011038544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24499759549865" calcext:value-type="float">
            <text:p>0.524499759549865</text:p>
          </table:table-cell>
          <table:table-cell table:number-columns-repeated="2" office:value-type="float" office:value="52.4499759549865" calcext:value-type="float">
            <text:p>52.4499759549865</text:p>
          </table:table-cell>
          <table:table-cell office:value-type="float" office:value="5244.99759549865" calcext:value-type="float">
            <text:p>5244.99759549865</text:p>
          </table:table-cell>
          <table:table-cell office:value-type="float" office:value="0.654270134424146" calcext:value-type="float">
            <text:p>0.654270134424146</text:p>
          </table:table-cell>
          <table:table-cell table:number-columns-repeated="2" office:value-type="float" office:value="65.4270134424146" calcext:value-type="float">
            <text:p>65.4270134424146</text:p>
          </table:table-cell>
          <table:table-cell office:value-type="float" office:value="6542.70134424146" calcext:value-type="float">
            <text:p>6542.70134424146</text:p>
          </table:table-cell>
          <table:table-cell office:value-type="float" office:value="0.343164528186122" calcext:value-type="float">
            <text:p>0.343164528186122</text:p>
          </table:table-cell>
          <table:table-cell table:number-columns-repeated="2" office:value-type="float" office:value="34.3164528186122" calcext:value-type="float">
            <text:p>34.3164528186122</text:p>
          </table:table-cell>
          <table:table-cell office:value-type="float" office:value="3431.64528186122" calcext:value-type="float">
            <text:p>3431.645281861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692857719262272" calcext:value-type="float">
            <text:p>0.692857719262272</text:p>
          </table:table-cell>
          <table:table-cell office:value-type="float" office:value="181" calcext:value-type="float">
            <text:p>181</text:p>
          </table:table-cell>
          <table:table-cell office:value-type="float" office:value="100" calcext:value-type="float">
            <text:p>100</text:p>
          </table:table-cell>
          <table:table-cell office:value-type="float" office:value="18100" calcext:value-type="float">
            <text:p>18100</text:p>
          </table:table-cell>
          <table:table-cell office:value-type="float" office:value="0.999159490220333" calcext:value-type="float">
            <text:p>0.999159490220333</text:p>
          </table:table-cell>
          <table:table-cell office:value-type="float" office:value="180.84786772988" calcext:value-type="float">
            <text:p>180.84786772988</text:p>
          </table:table-cell>
          <table:table-cell office:value-type="float" office:value="99.9159490220333" calcext:value-type="float">
            <text:p>99.9159490220333</text:p>
          </table:table-cell>
          <table:table-cell office:value-type="float" office:value="18084.786772988" calcext:value-type="float">
            <text:p>18084.786772988</text:p>
          </table:table-cell>
          <table:table-cell office:value-type="float" office:value="0.411540363220476" calcext:value-type="float">
            <text:p>0.411540363220476</text:p>
          </table:table-cell>
          <table:table-cell office:value-type="float" office:value="74.4888057429062" calcext:value-type="float">
            <text:p>74.4888057429062</text:p>
          </table:table-cell>
          <table:table-cell office:value-type="float" office:value="41.1540363220476" calcext:value-type="float">
            <text:p>41.1540363220476</text:p>
          </table:table-cell>
          <table:table-cell office:value-type="float" office:value="7448.88057429062" calcext:value-type="float">
            <text:p>7448.88057429062</text:p>
          </table:table-cell>
          <table:table-cell office:value-type="float" office:value="0.411194459520462" calcext:value-type="float">
            <text:p>0.411194459520462</text:p>
          </table:table-cell>
          <table:table-cell office:value-type="float" office:value="74.4261971732035" calcext:value-type="float">
            <text:p>74.4261971732035</text:p>
          </table:table-cell>
          <table:table-cell office:value-type="float" office:value="41.1194459520462" calcext:value-type="float">
            <text:p>41.1194459520462</text:p>
          </table:table-cell>
          <table:table-cell office:value-type="float" office:value="7442.61971732036" calcext:value-type="float">
            <text:p>7442.6197173203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00" calcext:value-type="float">
            <text:p>100</text:p>
          </table:table-cell>
          <table:table-cell office:value-type="float" office:value="26600" calcext:value-type="float">
            <text:p>26600</text:p>
          </table:table-cell>
          <table:table-cell office:value-type="float" office:value="0.900275147264312" calcext:value-type="float">
            <text:p>0.900275147264312</text:p>
          </table:table-cell>
          <table:table-cell office:value-type="float" office:value="239.473189172307" calcext:value-type="float">
            <text:p>239.473189172307</text:p>
          </table:table-cell>
          <table:table-cell office:value-type="float" office:value="90.0275147264312" calcext:value-type="float">
            <text:p>90.0275147264312</text:p>
          </table:table-cell>
          <table:table-cell office:value-type="float" office:value="23947.3189172307" calcext:value-type="float">
            <text:p>23947.3189172307</text:p>
          </table:table-cell>
          <table:table-cell office:value-type="float" office:value="0.949883206101253" calcext:value-type="float">
            <text:p>0.949883206101253</text:p>
          </table:table-cell>
          <table:table-cell office:value-type="float" office:value="252.668932822933" calcext:value-type="float">
            <text:p>252.668932822933</text:p>
          </table:table-cell>
          <table:table-cell office:value-type="float" office:value="94.9883206101253" calcext:value-type="float">
            <text:p>94.9883206101253</text:p>
          </table:table-cell>
          <table:table-cell office:value-type="float" office:value="25266.8932822933" calcext:value-type="float">
            <text:p>25266.8932822933</text:p>
          </table:table-cell>
          <table:table-cell office:value-type="float" office:value="0.855156243256702" calcext:value-type="float">
            <text:p>0.855156243256702</text:p>
          </table:table-cell>
          <table:table-cell office:value-type="float" office:value="227.471560706283" calcext:value-type="float">
            <text:p>227.471560706283</text:p>
          </table:table-cell>
          <table:table-cell office:value-type="float" office:value="85.5156243256702" calcext:value-type="float">
            <text:p>85.5156243256702</text:p>
          </table:table-cell>
          <table:table-cell office:value-type="float" office:value="22747.1560706283" calcext:value-type="float">
            <text:p>22747.1560706283</text:p>
          </table:table-cell>
        </table:table-row>
        <calcext:conditional-formats>
          <calcext:conditional-format calcext:target-range-address="'Test 2'.G1:'Test 2'.G1">
            <calcext:color-scale>
              <calcext:color-scale-entry calcext:value="0" calcext:type="number" calcext:color="#81d41a"/>
              <calcext:color-scale-entry calcext:value="0.5" calcext:type="number" calcext:color="#ffff00"/>
              <calcext:color-scale-entry calcext:value="1" calcext:type="number" calcext:color="#ff0000"/>
            </calcext:color-scale>
          </calcext:conditional-format>
          <calcext:conditional-format calcext:target-range-address="'Test 2'.G2:'Test 2'.G101 'Test 2'.K2:'Test 2'.K101">
            <calcext:color-scale>
              <calcext:color-scale-entry calcext:value="0" calcext:type="number" calcext:color="#00cc00"/>
              <calcext:color-scale-entry calcext:value="0.5" calcext:type="number" calcext:color="#ffff00"/>
              <calcext:color-scale-entry calcext:value="1" calcext:type="number" calcext:color="#ff0000"/>
            </calcext:color-scale>
          </calcext:conditional-format>
        </calcext:conditional-formats>
      </table:table>
      <table:table table:name="Test 3" table:style-name="ta1">
        <table:table-column table:style-name="co1" table:number-columns-repeated="6" table:default-cell-style-name="Default"/>
        <table:table-column table:style-name="co1" table:default-cell-style-name="ce5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loc</text:p>
          </table:table-cell>
          <table:table-cell office:value-type="string" calcext:value-type="string">
            <text:p>Size R</text:p>
          </table:table-cell>
          <table:table-cell office:value-type="string" calcext:value-type="string">
            <text:p>Size B</text:p>
          </table:table-cell>
          <table:table-cell office:value-type="string" calcext:value-type="string">
            <text:p>R * B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R * R</text:p>
          </table:table-cell>
          <table:table-cell office:value-type="string" calcext:value-type="string">
            <text:p>KR * B</text:p>
          </table:table-cell>
          <table:table-cell office:value-type="string" calcext:value-type="string">
            <text:p>KR * R * 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B * R</text:p>
          </table:table-cell>
          <table:table-cell office:value-type="string" calcext:value-type="string">
            <text:p>KB * B</text:p>
          </table:table-cell>
          <table:table-cell office:value-type="string" calcext:value-type="string">
            <text:p>KB * R * B</text:p>
          </table:table-cell>
          <table:table-cell office:value-type="string" calcext:value-type="string">
            <text:p>KB * KR</text:p>
          </table:table-cell>
          <table:table-cell office:value-type="string" calcext:value-type="string">
            <text:p>KB * KR * R</text:p>
          </table:table-cell>
          <table:table-cell office:value-type="string" calcext:value-type="string">
            <text:p>KB * KR * B</text:p>
          </table:table-cell>
          <table:table-cell office:value-type="string" calcext:value-type="string">
            <text:p>KB * KR * B * 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242" calcext:value-type="float">
            <text:p>242</text:p>
          </table:table-cell>
          <table:table-cell office:value-type="float" office:value="46464" calcext:value-type="float">
            <text:p>46464</text:p>
          </table:table-cell>
          <table:table-cell office:value-type="float" office:value="0.419585930084991" calcext:value-type="float">
            <text:p>0.419585930084991</text:p>
          </table:table-cell>
          <table:table-cell office:value-type="float" office:value="80.5604985763183" calcext:value-type="float">
            <text:p>80.5604985763183</text:p>
          </table:table-cell>
          <table:table-cell office:value-type="float" office:value="101.539795080568" calcext:value-type="float">
            <text:p>101.539795080568</text:p>
          </table:table-cell>
          <table:table-cell office:value-type="float" office:value="19495.640655469" calcext:value-type="float">
            <text:p>19495.640655469</text:p>
          </table:table-cell>
          <table:table-cell table:style-name="ce6" office:value-type="float" office:value="0.888829431418363" calcext:value-type="float">
            <text:p>0.888829431418363</text:p>
          </table:table-cell>
          <table:table-cell office:value-type="float" office:value="170.655250832326" calcext:value-type="float">
            <text:p>170.655250832326</text:p>
          </table:table-cell>
          <table:table-cell office:value-type="float" office:value="215.096722403244" calcext:value-type="float">
            <text:p>215.096722403244</text:p>
          </table:table-cell>
          <table:table-cell office:value-type="float" office:value="41298.5707014228" calcext:value-type="float">
            <text:p>41298.5707014228</text:p>
          </table:table-cell>
          <table:table-cell office:value-type="float" office:value="0.372940323668588" calcext:value-type="float">
            <text:p>0.372940323668588</text:p>
          </table:table-cell>
          <table:table-cell office:value-type="float" office:value="71.6045421443689" calcext:value-type="float">
            <text:p>71.6045421443689</text:p>
          </table:table-cell>
          <table:table-cell office:value-type="float" office:value="90.2515583277982" calcext:value-type="float">
            <text:p>90.2515583277982</text:p>
          </table:table-cell>
          <table:table-cell office:value-type="string" calcext:value-type="string">
            <text:p>17328.299198937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242" calcext:value-type="float">
            <text:p>242</text:p>
          </table:table-cell>
          <table:table-cell office:value-type="float" office:value="81312" calcext:value-type="float">
            <text:p>81312</text:p>
          </table:table-cell>
          <table:table-cell office:value-type="float" office:value="0.506308995666823" calcext:value-type="float">
            <text:p>0.506308995666823</text:p>
          </table:table-cell>
          <table:table-cell office:value-type="float" office:value="170.119822544052" calcext:value-type="float">
            <text:p>170.119822544052</text:p>
          </table:table-cell>
          <table:table-cell office:value-type="float" office:value="122.526776951371" calcext:value-type="float">
            <text:p>122.526776951371</text:p>
          </table:table-cell>
          <table:table-cell office:value-type="float" office:value="41168.9970556607" calcext:value-type="float">
            <text:p>41168.9970556607</text:p>
          </table:table-cell>
          <table:table-cell table:style-name="ce6" office:value-type="float" office:value="0.438354750509394" calcext:value-type="float">
            <text:p>0.438354750509394</text:p>
          </table:table-cell>
          <table:table-cell office:value-type="float" office:value="147.287196171156" calcext:value-type="float">
            <text:p>147.287196171156</text:p>
          </table:table-cell>
          <table:table-cell office:value-type="float" office:value="106.081849623273" calcext:value-type="float">
            <text:p>106.081849623273</text:p>
          </table:table-cell>
          <table:table-cell office:value-type="float" office:value="35643.5014734198" calcext:value-type="float">
            <text:p>35643.5014734198</text:p>
          </table:table-cell>
          <table:table-cell office:value-type="float" office:value="0.221942953476192" calcext:value-type="float">
            <text:p>0.221942953476192</text:p>
          </table:table-cell>
          <table:table-cell office:value-type="float" office:value="74.5728323680004" calcext:value-type="float">
            <text:p>74.5728323680004</text:p>
          </table:table-cell>
          <table:table-cell office:value-type="float" office:value="53.7101947412384" calcext:value-type="float">
            <text:p>53.7101947412384</text:p>
          </table:table-cell>
          <table:table-cell office:value-type="string" calcext:value-type="string">
            <text:p>18046.6254330560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42" calcext:value-type="float">
            <text:p>242</text:p>
          </table:table-cell>
          <table:table-cell office:value-type="float" office:value="43802" calcext:value-type="float">
            <text:p>43802</text:p>
          </table:table-cell>
          <table:table-cell office:value-type="float" office:value="0.317721245888364" calcext:value-type="float">
            <text:p>0.317721245888364</text:p>
          </table:table-cell>
          <table:table-cell office:value-type="float" office:value="57.5075455057939" calcext:value-type="float">
            <text:p>57.5075455057939</text:p>
          </table:table-cell>
          <table:table-cell office:value-type="float" office:value="76.8885415049841" calcext:value-type="float">
            <text:p>76.8885415049841</text:p>
          </table:table-cell>
          <table:table-cell office:value-type="float" office:value="13916.8260124021" calcext:value-type="float">
            <text:p>13916.8260124021</text:p>
          </table:table-cell>
          <table:table-cell table:style-name="ce6" office:value-type="float" office:value="0.0407240670263647" calcext:value-type="float">
            <text:p>0.040724067026365</text:p>
          </table:table-cell>
          <table:table-cell office:value-type="float" office:value="7.37105613177201" calcext:value-type="float">
            <text:p>7.37105613177201</text:p>
          </table:table-cell>
          <table:table-cell office:value-type="float" office:value="9.85522422038026" calcext:value-type="float">
            <text:p>9.85522422038026</text:p>
          </table:table-cell>
          <table:table-cell office:value-type="float" office:value="1783.79558388883" calcext:value-type="float">
            <text:p>1783.79558388883</text:p>
          </table:table-cell>
          <table:table-cell office:value-type="float" office:value="0.0129389013132578" calcext:value-type="float">
            <text:p>0.012938901313258</text:p>
          </table:table-cell>
          <table:table-cell office:value-type="float" office:value="2.34194113769967" calcext:value-type="float">
            <text:p>2.34194113769967</text:p>
          </table:table-cell>
          <table:table-cell office:value-type="float" office:value="3.1312141178084" calcext:value-type="float">
            <text:p>3.1312141178084</text:p>
          </table:table-cell>
          <table:table-cell office:value-type="string" calcext:value-type="string">
            <text:p>566.74975532331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242" calcext:value-type="float">
            <text:p>242</text:p>
          </table:table-cell>
          <table:table-cell office:value-type="float" office:value="89298" calcext:value-type="float">
            <text:p>89298</text:p>
          </table:table-cell>
          <table:table-cell office:value-type="float" office:value="0.317907796866333" calcext:value-type="float">
            <text:p>0.317907796866333</text:p>
          </table:table-cell>
          <table:table-cell office:value-type="float" office:value="117.307977043677" calcext:value-type="float">
            <text:p>117.307977043677</text:p>
          </table:table-cell>
          <table:table-cell office:value-type="float" office:value="76.9336868416526" calcext:value-type="float">
            <text:p>76.9336868416526</text:p>
          </table:table-cell>
          <table:table-cell office:value-type="float" office:value="28388.5304445698" calcext:value-type="float">
            <text:p>28388.5304445698</text:p>
          </table:table-cell>
          <table:table-cell table:style-name="ce6" office:value-type="float" office:value="0.824998303204521" calcext:value-type="float">
            <text:p>0.824998303204521</text:p>
          </table:table-cell>
          <table:table-cell office:value-type="float" office:value="304.424373882468" calcext:value-type="float">
            <text:p>304.424373882468</text:p>
          </table:table-cell>
          <table:table-cell office:value-type="float" office:value="199.649589375494" calcext:value-type="float">
            <text:p>199.649589375494</text:p>
          </table:table-cell>
          <table:table-cell office:value-type="float" office:value="73670.6984795573" calcext:value-type="float">
            <text:p>73670.6984795573</text:p>
          </table:table-cell>
          <table:table-cell office:value-type="float" office:value="0.262273392990212" calcext:value-type="float">
            <text:p>0.262273392990212</text:p>
          </table:table-cell>
          <table:table-cell office:value-type="float" office:value="96.7788820133883" calcext:value-type="float">
            <text:p>96.7788820133883</text:p>
          </table:table-cell>
          <table:table-cell office:value-type="float" office:value="63.4701611036313" calcext:value-type="float">
            <text:p>63.4701611036313</text:p>
          </table:table-cell>
          <table:table-cell office:value-type="string" calcext:value-type="string">
            <text:p>23420.489447239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42" calcext:value-type="float">
            <text:p>242</text:p>
          </table:table-cell>
          <table:table-cell office:value-type="float" office:value="62678" calcext:value-type="float">
            <text:p>62678</text:p>
          </table:table-cell>
          <table:table-cell office:value-type="float" office:value="0.364452305052405" calcext:value-type="float">
            <text:p>0.364452305052405</text:p>
          </table:table-cell>
          <table:table-cell office:value-type="float" office:value="94.3931470085728" calcext:value-type="float">
            <text:p>94.3931470085728</text:p>
          </table:table-cell>
          <table:table-cell office:value-type="float" office:value="88.1974578226819" calcext:value-type="float">
            <text:p>88.1974578226819</text:p>
          </table:table-cell>
          <table:table-cell office:value-type="float" office:value="22843.1415760746" calcext:value-type="float">
            <text:p>22843.1415760746</text:p>
          </table:table-cell>
          <table:table-cell table:style-name="ce6" office:value-type="float" office:value="0.993741175593976" calcext:value-type="float">
            <text:p>0.993741175593976</text:p>
          </table:table-cell>
          <table:table-cell office:value-type="float" office:value="257.37896447884" calcext:value-type="float">
            <text:p>257.37896447884</text:p>
          </table:table-cell>
          <table:table-cell office:value-type="float" office:value="240.485364493742" calcext:value-type="float">
            <text:p>240.485364493742</text:p>
          </table:table-cell>
          <table:table-cell office:value-type="float" office:value="62285.7094038793" calcext:value-type="float">
            <text:p>62285.7094038793</text:p>
          </table:table-cell>
          <table:table-cell office:value-type="float" office:value="0.362171262070711" calcext:value-type="float">
            <text:p>0.362171262070711</text:p>
          </table:table-cell>
          <table:table-cell office:value-type="float" office:value="93.8023568763142" calcext:value-type="float">
            <text:p>93.8023568763142</text:p>
          </table:table-cell>
          <table:table-cell office:value-type="float" office:value="87.6454454211121" calcext:value-type="float">
            <text:p>87.6454454211121</text:p>
          </table:table-cell>
          <table:table-cell office:value-type="string" calcext:value-type="string">
            <text:p>22700.170364068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  <table:table-cell office:value-type="float" office:value="59290" calcext:value-type="float">
            <text:p>59290</text:p>
          </table:table-cell>
          <table:table-cell office:value-type="float" office:value="0.781284668063765" calcext:value-type="float">
            <text:p>0.781284668063765</text:p>
          </table:table-cell>
          <table:table-cell office:value-type="float" office:value="191.414743675623" calcext:value-type="float">
            <text:p>191.414743675623</text:p>
          </table:table-cell>
          <table:table-cell office:value-type="float" office:value="189.070889671431" calcext:value-type="float">
            <text:p>189.070889671431</text:p>
          </table:table-cell>
          <table:table-cell office:value-type="float" office:value="46322.3679695006" calcext:value-type="float">
            <text:p>46322.3679695006</text:p>
          </table:table-cell>
          <table:table-cell table:style-name="ce6" office:value-type="float" office:value="0.568825866047368" calcext:value-type="float">
            <text:p>0.568825866047368</text:p>
          </table:table-cell>
          <table:table-cell office:value-type="float" office:value="139.362337181605" calcext:value-type="float">
            <text:p>139.362337181605</text:p>
          </table:table-cell>
          <table:table-cell office:value-type="float" office:value="137.655859583463" calcext:value-type="float">
            <text:p>137.655859583463</text:p>
          </table:table-cell>
          <table:table-cell office:value-type="float" office:value="33725.6855979484" calcext:value-type="float">
            <text:p>33725.6855979484</text:p>
          </table:table-cell>
          <table:table-cell office:value-type="float" office:value="0.444414927940902" calcext:value-type="float">
            <text:p>0.444414927940902</text:p>
          </table:table-cell>
          <table:table-cell office:value-type="float" office:value="108.881657345521" calcext:value-type="float">
            <text:p>108.881657345521</text:p>
          </table:table-cell>
          <table:table-cell office:value-type="float" office:value="107.548412561698" calcext:value-type="float">
            <text:p>107.548412561698</text:p>
          </table:table-cell>
          <table:table-cell office:value-type="string" calcext:value-type="string">
            <text:p>26349.36107761605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242" calcext:value-type="float">
            <text:p>242</text:p>
          </table:table-cell>
          <table:table-cell office:value-type="float" office:value="73084" calcext:value-type="float">
            <text:p>73084</text:p>
          </table:table-cell>
          <table:table-cell office:value-type="float" office:value="0.715760719711538" calcext:value-type="float">
            <text:p>0.715760719711538</text:p>
          </table:table-cell>
          <table:table-cell office:value-type="float" office:value="216.159737352884" calcext:value-type="float">
            <text:p>216.159737352884</text:p>
          </table:table-cell>
          <table:table-cell office:value-type="float" office:value="173.214094170192" calcext:value-type="float">
            <text:p>173.214094170192</text:p>
          </table:table-cell>
          <table:table-cell office:value-type="float" office:value="52310.656439398" calcext:value-type="float">
            <text:p>52310.656439398</text:p>
          </table:table-cell>
          <table:table-cell table:style-name="ce6" office:value-type="float" office:value="0.918310243206557" calcext:value-type="float">
            <text:p>0.918310243206557</text:p>
          </table:table-cell>
          <table:table-cell office:value-type="float" office:value="277.32969344838" calcext:value-type="float">
            <text:p>277.32969344838</text:p>
          </table:table-cell>
          <table:table-cell office:value-type="float" office:value="222.231078855987" calcext:value-type="float">
            <text:p>222.231078855987</text:p>
          </table:table-cell>
          <table:table-cell office:value-type="float" office:value="67113.785814508" calcext:value-type="float">
            <text:p>67113.785814508</text:p>
          </table:table-cell>
          <table:table-cell office:value-type="float" office:value="0.657290400596003" calcext:value-type="float">
            <text:p>0.657290400596003</text:p>
          </table:table-cell>
          <table:table-cell office:value-type="float" office:value="198.501700979993" calcext:value-type="float">
            <text:p>198.501700979993</text:p>
          </table:table-cell>
          <table:table-cell office:value-type="float" office:value="159.064276944233" calcext:value-type="float">
            <text:p>159.064276944233</text:p>
          </table:table-cell>
          <table:table-cell office:value-type="string" calcext:value-type="string">
            <text:p>48037.411637158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42" calcext:value-type="float">
            <text:p>242</text:p>
          </table:table-cell>
          <table:table-cell office:value-type="float" office:value="24200" calcext:value-type="float">
            <text:p>24200</text:p>
          </table:table-cell>
          <table:table-cell office:value-type="float" office:value="0.656287406317136" calcext:value-type="float">
            <text:p>0.656287406317136</text:p>
          </table:table-cell>
          <table:table-cell office:value-type="float" office:value="65.6287406317136" calcext:value-type="float">
            <text:p>65.6287406317136</text:p>
          </table:table-cell>
          <table:table-cell office:value-type="float" office:value="158.821552328747" calcext:value-type="float">
            <text:p>158.821552328747</text:p>
          </table:table-cell>
          <table:table-cell office:value-type="float" office:value="15882.1552328747" calcext:value-type="float">
            <text:p>15882.1552328747</text:p>
          </table:table-cell>
          <table:table-cell table:style-name="ce6" office:value-type="float" office:value="0.631628915468343" calcext:value-type="float">
            <text:p>0.631628915468343</text:p>
          </table:table-cell>
          <table:table-cell office:value-type="float" office:value="63.1628915468343" calcext:value-type="float">
            <text:p>63.1628915468343</text:p>
          </table:table-cell>
          <table:table-cell office:value-type="float" office:value="152.854197543339" calcext:value-type="float">
            <text:p>152.854197543339</text:p>
          </table:table-cell>
          <table:table-cell office:value-type="float" office:value="15285.4197543339" calcext:value-type="float">
            <text:p>15285.4197543339</text:p>
          </table:table-cell>
          <table:table-cell office:value-type="float" office:value="0.414530102687624" calcext:value-type="float">
            <text:p>0.414530102687624</text:p>
          </table:table-cell>
          <table:table-cell office:value-type="float" office:value="41.4530102687625" calcext:value-type="float">
            <text:p>41.4530102687625</text:p>
          </table:table-cell>
          <table:table-cell office:value-type="float" office:value="100.316284850405" calcext:value-type="float">
            <text:p>100.316284850405</text:p>
          </table:table-cell>
          <table:table-cell office:value-type="string" calcext:value-type="string">
            <text:p>10031.6284850405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20798838927409" calcext:value-type="float">
            <text:p>0.220798838927409</text:p>
          </table:table-cell>
          <table:table-cell office:value-type="float" office:value="312" calcext:value-type="float">
            <text:p>312</text:p>
          </table:table-cell>
          <table:table-cell office:value-type="float" office:value="242" calcext:value-type="float">
            <text:p>242</text:p>
          </table:table-cell>
          <table:table-cell office:value-type="float" office:value="75504" calcext:value-type="float">
            <text:p>75504</text:p>
          </table:table-cell>
          <table:table-cell office:value-type="float" office:value="0.753288688025784" calcext:value-type="float">
            <text:p>0.753288688025784</text:p>
          </table:table-cell>
          <table:table-cell office:value-type="float" office:value="235.026070664044" calcext:value-type="float">
            <text:p>235.026070664044</text:p>
          </table:table-cell>
          <table:table-cell office:value-type="float" office:value="182.29586250224" calcext:value-type="float">
            <text:p>182.29586250224</text:p>
          </table:table-cell>
          <table:table-cell office:value-type="float" office:value="56876.3091006988" calcext:value-type="float">
            <text:p>56876.3091006988</text:p>
          </table:table-cell>
          <table:table-cell table:style-name="ce6" office:value-type="float" office:value="0.160650694206791" calcext:value-type="float">
            <text:p>0.160650694206791</text:p>
          </table:table-cell>
          <table:table-cell office:value-type="float" office:value="50.1230165925188" calcext:value-type="float">
            <text:p>50.1230165925188</text:p>
          </table:table-cell>
          <table:table-cell office:value-type="float" office:value="38.8774679980434" calcext:value-type="float">
            <text:p>38.8774679980434</text:p>
          </table:table-cell>
          <table:table-cell office:value-type="float" office:value="12129.7700153895" calcext:value-type="float">
            <text:p>12129.7700153895</text:p>
          </table:table-cell>
          <table:table-cell office:value-type="float" office:value="0.121016350669465" calcext:value-type="float">
            <text:p>0.121016350669465</text:p>
          </table:table-cell>
          <table:table-cell office:value-type="float" office:value="37.757101408873" calcext:value-type="float">
            <text:p>37.757101408873</text:p>
          </table:table-cell>
          <table:table-cell office:value-type="float" office:value="29.2859568620105" calcext:value-type="float">
            <text:p>29.2859568620105</text:p>
          </table:table-cell>
          <table:table-cell office:value-type="string" calcext:value-type="string">
            <text:p>9137.21854094727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42" calcext:value-type="float">
            <text:p>242</text:p>
          </table:table-cell>
          <table:table-cell office:value-type="float" office:value="33880" calcext:value-type="float">
            <text:p>33880</text:p>
          </table:table-cell>
          <table:table-cell office:value-type="float" office:value="0.635093967134848" calcext:value-type="float">
            <text:p>0.635093967134848</text:p>
          </table:table-cell>
          <table:table-cell office:value-type="float" office:value="88.9131553988787" calcext:value-type="float">
            <text:p>88.9131553988787</text:p>
          </table:table-cell>
          <table:table-cell office:value-type="float" office:value="153.692740046633" calcext:value-type="float">
            <text:p>153.692740046633</text:p>
          </table:table-cell>
          <table:table-cell office:value-type="float" office:value="21516.9836065286" calcext:value-type="float">
            <text:p>21516.9836065286</text:p>
          </table:table-cell>
          <table:table-cell table:style-name="ce6" office:value-type="float" office:value="0.107183895078969" calcext:value-type="float">
            <text:p>0.107183895078969</text:p>
          </table:table-cell>
          <table:table-cell office:value-type="float" office:value="15.0057453110557" calcext:value-type="float">
            <text:p>15.0057453110557</text:p>
          </table:table-cell>
          <table:table-cell office:value-type="float" office:value="25.9385026091106" calcext:value-type="float">
            <text:p>25.9385026091106</text:p>
          </table:table-cell>
          <table:table-cell office:value-type="float" office:value="3631.39036527548" calcext:value-type="float">
            <text:p>3631.39036527548</text:p>
          </table:table-cell>
          <table:table-cell office:value-type="float" office:value="0.0680718451386679" calcext:value-type="float">
            <text:p>0.068071845138668</text:p>
          </table:table-cell>
          <table:table-cell office:value-type="float" office:value="9.5300583194135" calcext:value-type="float">
            <text:p>9.5300583194135</text:p>
          </table:table-cell>
          <table:table-cell office:value-type="float" office:value="16.4733865235576" calcext:value-type="float">
            <text:p>16.4733865235576</text:p>
          </table:table-cell>
          <table:table-cell office:value-type="string" calcext:value-type="string">
            <text:p>2306.274113298067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20335112364479" calcext:value-type="float">
            <text:p>0.320335112364479</text:p>
          </table:table-cell>
          <table:table-cell office:value-type="float" office:value="201" calcext:value-type="float">
            <text:p>201</text:p>
          </table:table-cell>
          <table:table-cell office:value-type="float" office:value="242" calcext:value-type="float">
            <text:p>242</text:p>
          </table:table-cell>
          <table:table-cell office:value-type="float" office:value="48642" calcext:value-type="float">
            <text:p>48642</text:p>
          </table:table-cell>
          <table:table-cell office:value-type="float" office:value="0.636477056375403" calcext:value-type="float">
            <text:p>0.636477056375403</text:p>
          </table:table-cell>
          <table:table-cell office:value-type="float" office:value="127.931888331456" calcext:value-type="float">
            <text:p>127.931888331456</text:p>
          </table:table-cell>
          <table:table-cell office:value-type="float" office:value="154.027447642848" calcext:value-type="float">
            <text:p>154.027447642848</text:p>
          </table:table-cell>
          <table:table-cell office:value-type="float" office:value="30959.5169762124" calcext:value-type="float">
            <text:p>30959.5169762124</text:p>
          </table:table-cell>
          <table:table-cell table:style-name="ce6" office:value-type="float" office:value="0.450192273327738" calcext:value-type="float">
            <text:p>0.450192273327738</text:p>
          </table:table-cell>
          <table:table-cell office:value-type="float" office:value="90.4886469388753" calcext:value-type="float">
            <text:p>90.4886469388753</text:p>
          </table:table-cell>
          <table:table-cell office:value-type="float" office:value="108.946530145312" calcext:value-type="float">
            <text:p>108.946530145312</text:p>
          </table:table-cell>
          <table:table-cell office:value-type="float" office:value="21898.2525592078" calcext:value-type="float">
            <text:p>21898.2525592078</text:p>
          </table:table-cell>
          <table:table-cell office:value-type="float" office:value="0.286537052930589" calcext:value-type="float">
            <text:p>0.286537052930589</text:p>
          </table:table-cell>
          <table:table-cell office:value-type="float" office:value="57.5939476390484" calcext:value-type="float">
            <text:p>57.5939476390484</text:p>
          </table:table-cell>
          <table:table-cell office:value-type="float" office:value="69.3419668092026" calcext:value-type="float">
            <text:p>69.3419668092026</text:p>
          </table:table-cell>
          <table:table-cell office:value-type="string" calcext:value-type="string">
            <text:p>13937.7353286497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42" calcext:value-type="float">
            <text:p>242</text:p>
          </table:table-cell>
          <table:table-cell office:value-type="float" office:value="44528" calcext:value-type="float">
            <text:p>44528</text:p>
          </table:table-cell>
          <table:table-cell office:value-type="float" office:value="0.595633586478852" calcext:value-type="float">
            <text:p>0.595633586478852</text:p>
          </table:table-cell>
          <table:table-cell office:value-type="float" office:value="109.596579912109" calcext:value-type="float">
            <text:p>109.596579912109</text:p>
          </table:table-cell>
          <table:table-cell office:value-type="float" office:value="144.143327927882" calcext:value-type="float">
            <text:p>144.143327927882</text:p>
          </table:table-cell>
          <table:table-cell office:value-type="float" office:value="26522.3723387303" calcext:value-type="float">
            <text:p>26522.3723387303</text:p>
          </table:table-cell>
          <table:table-cell table:style-name="ce6" office:value-type="float" office:value="0.237103317632263" calcext:value-type="float">
            <text:p>0.237103317632263</text:p>
          </table:table-cell>
          <table:table-cell office:value-type="float" office:value="43.6270104443363" calcext:value-type="float">
            <text:p>43.6270104443363</text:p>
          </table:table-cell>
          <table:table-cell office:value-type="float" office:value="57.3790028670076" calcext:value-type="float">
            <text:p>57.3790028670076</text:p>
          </table:table-cell>
          <table:table-cell office:value-type="float" office:value="10557.7365275294" calcext:value-type="float">
            <text:p>10557.7365275294</text:p>
          </table:table-cell>
          <table:table-cell office:value-type="float" office:value="0.141226699447339" calcext:value-type="float">
            <text:p>0.141226699447339</text:p>
          </table:table-cell>
          <table:table-cell office:value-type="float" office:value="25.9857126983104" calcext:value-type="float">
            <text:p>25.9857126983104</text:p>
          </table:table-cell>
          <table:table-cell office:value-type="float" office:value="34.1768612662561" calcext:value-type="float">
            <text:p>34.1768612662561</text:p>
          </table:table-cell>
          <table:table-cell office:value-type="string" calcext:value-type="string">
            <text:p>6288.542472991116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72" calcext:value-type="float">
            <text:p>172</text:p>
          </table:table-cell>
          <table:table-cell office:value-type="float" office:value="33024" calcext:value-type="float">
            <text:p>33024</text:p>
          </table:table-cell>
          <table:table-cell office:value-type="float" office:value="0.499447789031213" calcext:value-type="float">
            <text:p>0.499447789031213</text:p>
          </table:table-cell>
          <table:table-cell office:value-type="float" office:value="95.8939754939928" calcext:value-type="float">
            <text:p>95.8939754939928</text:p>
          </table:table-cell>
          <table:table-cell office:value-type="float" office:value="85.9050197133686" calcext:value-type="float">
            <text:p>85.9050197133686</text:p>
          </table:table-cell>
          <table:table-cell office:value-type="float" office:value="16493.7637849668" calcext:value-type="float">
            <text:p>16493.7637849668</text:p>
          </table:table-cell>
          <table:table-cell table:style-name="ce6" office:value-type="float" office:value="0.593276558877012" calcext:value-type="float">
            <text:p>0.593276558877012</text:p>
          </table:table-cell>
          <table:table-cell office:value-type="float" office:value="113.909099304386" calcext:value-type="float">
            <text:p>113.909099304386</text:p>
          </table:table-cell>
          <table:table-cell office:value-type="float" office:value="102.043568126846" calcext:value-type="float">
            <text:p>102.043568126846</text:p>
          </table:table-cell>
          <table:table-cell office:value-type="float" office:value="19592.3650803544" calcext:value-type="float">
            <text:p>19592.3650803544</text:p>
          </table:table-cell>
          <table:table-cell office:value-type="float" office:value="0.29631066561517" calcext:value-type="float">
            <text:p>0.29631066561517</text:p>
          </table:table-cell>
          <table:table-cell office:value-type="float" office:value="56.8916477981126" calcext:value-type="float">
            <text:p>56.8916477981126</text:p>
          </table:table-cell>
          <table:table-cell office:value-type="float" office:value="50.9654344858092" calcext:value-type="float">
            <text:p>50.9654344858092</text:p>
          </table:table-cell>
          <table:table-cell office:value-type="string" calcext:value-type="string">
            <text:p>9785.363421275359]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172" calcext:value-type="float">
            <text:p>172</text:p>
          </table:table-cell>
          <table:table-cell office:value-type="float" office:value="57792" calcext:value-type="float">
            <text:p>57792</text:p>
          </table:table-cell>
          <table:table-cell office:value-type="float" office:value="0.488300874076011" calcext:value-type="float">
            <text:p>0.488300874076011</text:p>
          </table:table-cell>
          <table:table-cell office:value-type="float" office:value="164.06909368954" calcext:value-type="float">
            <text:p>164.06909368954</text:p>
          </table:table-cell>
          <table:table-cell office:value-type="float" office:value="83.9877503410739" calcext:value-type="float">
            <text:p>83.9877503410739</text:p>
          </table:table-cell>
          <table:table-cell office:value-type="float" office:value="28219.8841146008" calcext:value-type="float">
            <text:p>28219.8841146008</text:p>
          </table:table-cell>
          <table:table-cell table:style-name="ce6" office:value-type="float" office:value="0.0311484652923609" calcext:value-type="float">
            <text:p>0.031148465292361</text:p>
          </table:table-cell>
          <table:table-cell office:value-type="float" office:value="10.4658843382333" calcext:value-type="float">
            <text:p>10.4658843382333</text:p>
          </table:table-cell>
          <table:table-cell office:value-type="float" office:value="5.35753603028608" calcext:value-type="float">
            <text:p>5.35753603028608</text:p>
          </table:table-cell>
          <table:table-cell office:value-type="float" office:value="1800.13210617612" calcext:value-type="float">
            <text:p>1800.13210617612</text:p>
          </table:table-cell>
          <table:table-cell office:value-type="float" office:value="0.0152098228283861" calcext:value-type="float">
            <text:p>0.015209822828386</text:p>
          </table:table-cell>
          <table:table-cell office:value-type="float" office:value="5.11050047033774" calcext:value-type="float">
            <text:p>5.11050047033774</text:p>
          </table:table-cell>
          <table:table-cell office:value-type="float" office:value="2.61608952648242" calcext:value-type="float">
            <text:p>2.61608952648242</text:p>
          </table:table-cell>
          <table:table-cell office:value-type="string" calcext:value-type="string">
            <text:p>879.006080898091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72" calcext:value-type="float">
            <text:p>172</text:p>
          </table:table-cell>
          <table:table-cell office:value-type="float" office:value="31132" calcext:value-type="float">
            <text:p>31132</text:p>
          </table:table-cell>
          <table:table-cell office:value-type="float" office:value="0.0845655625352636" calcext:value-type="float">
            <text:p>0.084565562535264</text:p>
          </table:table-cell>
          <table:table-cell office:value-type="float" office:value="15.3063668188827" calcext:value-type="float">
            <text:p>15.3063668188827</text:p>
          </table:table-cell>
          <table:table-cell office:value-type="float" office:value="14.5452767560653" calcext:value-type="float">
            <text:p>14.5452767560653</text:p>
          </table:table-cell>
          <table:table-cell office:value-type="float" office:value="2632.69509284783" calcext:value-type="float">
            <text:p>2632.69509284783</text:p>
          </table:table-cell>
          <table:table-cell table:style-name="ce6" office:value-type="float" office:value="0.957264732909569" calcext:value-type="float">
            <text:p>0.957264732909569</text:p>
          </table:table-cell>
          <table:table-cell office:value-type="float" office:value="173.264916656632" calcext:value-type="float">
            <text:p>173.264916656632</text:p>
          </table:table-cell>
          <table:table-cell office:value-type="float" office:value="164.649534060446" calcext:value-type="float">
            <text:p>164.649534060446</text:p>
          </table:table-cell>
          <table:table-cell office:value-type="float" office:value="29801.5656649407" calcext:value-type="float">
            <text:p>29801.5656649407</text:p>
          </table:table-cell>
          <table:table-cell office:value-type="float" office:value="0.0809516306336666" calcext:value-type="float">
            <text:p>0.080951630633667</text:p>
          </table:table-cell>
          <table:table-cell office:value-type="float" office:value="14.6522451446937" calcext:value-type="float">
            <text:p>14.6522451446937</text:p>
          </table:table-cell>
          <table:table-cell office:value-type="float" office:value="13.9236804689907" calcext:value-type="float">
            <text:p>13.9236804689907</text:p>
          </table:table-cell>
          <table:table-cell office:value-type="string" calcext:value-type="string">
            <text:p>2520.18616488730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172" calcext:value-type="float">
            <text:p>172</text:p>
          </table:table-cell>
          <table:table-cell office:value-type="float" office:value="63468" calcext:value-type="float">
            <text:p>63468</text:p>
          </table:table-cell>
          <table:table-cell office:value-type="float" office:value="0.453720809976736" calcext:value-type="float">
            <text:p>0.453720809976736</text:p>
          </table:table-cell>
          <table:table-cell office:value-type="float" office:value="167.422978881416" calcext:value-type="float">
            <text:p>167.422978881416</text:p>
          </table:table-cell>
          <table:table-cell office:value-type="float" office:value="187006077" calcext:value-type="float">
            <text:p>187006077</text:p>
          </table:table-cell>
          <table:table-cell office:value-type="float" office:value="28796.7523676035" calcext:value-type="float">
            <text:p>28796.7523676035</text:p>
          </table:table-cell>
          <table:table-cell table:style-name="ce6" office:value-type="float" office:value="0.166335832767209" calcext:value-type="float">
            <text:p>0.166335832767209</text:p>
          </table:table-cell>
          <table:table-cell office:value-type="float" office:value="61.3779222911" calcext:value-type="float">
            <text:p>61.3779222911</text:p>
          </table:table-cell>
          <table:table-cell office:value-type="float" office:value="28.6097632359599" calcext:value-type="float">
            <text:p>28.6097632359599</text:p>
          </table:table-cell>
          <table:table-cell office:value-type="float" office:value="10557.0026340692" calcext:value-type="float">
            <text:p>10557.0026340692</text:p>
          </table:table-cell>
          <table:table-cell office:value-type="float" office:value="0.0754700287712928" calcext:value-type="float">
            <text:p>0.075470028771293</text:p>
          </table:table-cell>
          <table:table-cell office:value-type="float" office:value="27.848440616607" calcext:value-type="float">
            <text:p>27.848440616607</text:p>
          </table:table-cell>
          <table:table-cell office:value-type="float" office:value="12.9808449486624" calcext:value-type="float">
            <text:p>12.9808449486624</text:p>
          </table:table-cell>
          <table:table-cell office:value-type="string" calcext:value-type="string">
            <text:p>4789.9317860564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72" calcext:value-type="float">
            <text:p>172</text:p>
          </table:table-cell>
          <table:table-cell office:value-type="float" office:value="44548" calcext:value-type="float">
            <text:p>44548</text:p>
          </table:table-cell>
          <table:table-cell office:value-type="float" office:value="0.676934235719076" calcext:value-type="float">
            <text:p>0.676934235719076</text:p>
          </table:table-cell>
          <table:table-cell office:value-type="float" office:value="175.325967051241" calcext:value-type="float">
            <text:p>175.325967051241</text:p>
          </table:table-cell>
          <table:table-cell office:value-type="float" office:value="116.432688543681" calcext:value-type="float">
            <text:p>116.432688543681</text:p>
          </table:table-cell>
          <table:table-cell office:value-type="float" office:value="30156.0663328134" calcext:value-type="float">
            <text:p>30156.0663328134</text:p>
          </table:table-cell>
          <table:table-cell table:style-name="ce6" office:value-type="float" office:value="0.319859935587461" calcext:value-type="float">
            <text:p>0.319859935587461</text:p>
          </table:table-cell>
          <table:table-cell office:value-type="float" office:value="82.8437233171524" calcext:value-type="float">
            <text:p>82.8437233171524</text:p>
          </table:table-cell>
          <table:table-cell office:value-type="float" office:value="55.0159089210433" calcext:value-type="float">
            <text:p>55.0159089210433</text:p>
          </table:table-cell>
          <table:table-cell office:value-type="float" office:value="14249.1204105502" calcext:value-type="float">
            <text:p>14249.1204105502</text:p>
          </table:table-cell>
          <table:table-cell office:value-type="float" office:value="0.216524141034051" calcext:value-type="float">
            <text:p>0.216524141034051</text:p>
          </table:table-cell>
          <table:table-cell office:value-type="float" office:value="56.0797525278192" calcext:value-type="float">
            <text:p>56.0797525278192</text:p>
          </table:table-cell>
          <table:table-cell office:value-type="float" office:value="37.2421522578568" calcext:value-type="float">
            <text:p>37.2421522578568</text:p>
          </table:table-cell>
          <table:table-cell office:value-type="string" calcext:value-type="string">
            <text:p>9645.71743478490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72" calcext:value-type="float">
            <text:p>172</text:p>
          </table:table-cell>
          <table:table-cell office:value-type="float" office:value="42140" calcext:value-type="float">
            <text:p>42140</text:p>
          </table:table-cell>
          <table:table-cell office:value-type="float" office:value="0.487246034032032" calcext:value-type="float">
            <text:p>0.487246034032032</text:p>
          </table:table-cell>
          <table:table-cell office:value-type="float" office:value="119.375278337848" calcext:value-type="float">
            <text:p>119.375278337848</text:p>
          </table:table-cell>
          <table:table-cell office:value-type="float" office:value="83.8063178535095" calcext:value-type="float">
            <text:p>83.8063178535095</text:p>
          </table:table-cell>
          <table:table-cell office:value-type="float" office:value="20532.5478741098" calcext:value-type="float">
            <text:p>20532.5478741098</text:p>
          </table:table-cell>
          <table:table-cell table:style-name="ce6" office:value-type="float" office:value="0.415142863863267" calcext:value-type="float">
            <text:p>0.415142863863267</text:p>
          </table:table-cell>
          <table:table-cell office:value-type="float" office:value="101.7100016465" calcext:value-type="float">
            <text:p>101.7100016465</text:p>
          </table:table-cell>
          <table:table-cell office:value-type="float" office:value="71.4045725844819" calcext:value-type="float">
            <text:p>71.4045725844819</text:p>
          </table:table-cell>
          <table:table-cell office:value-type="float" office:value="17494.1202831981" calcext:value-type="float">
            <text:p>17494.1202831981</text:p>
          </table:table-cell>
          <table:table-cell office:value-type="float" office:value="0.202276713974076" calcext:value-type="float">
            <text:p>0.202276713974076</text:p>
          </table:table-cell>
          <table:table-cell office:value-type="float" office:value="49.5577949236487" calcext:value-type="float">
            <text:p>49.5577949236487</text:p>
          </table:table-cell>
          <table:table-cell office:value-type="float" office:value="34.7915948035412" calcext:value-type="float">
            <text:p>34.7915948035412</text:p>
          </table:table-cell>
          <table:table-cell office:value-type="string" calcext:value-type="string">
            <text:p>8523.94072686758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51944" calcext:value-type="float">
            <text:p>51944</text:p>
          </table:table-cell>
          <table:table-cell office:value-type="float" office:value="0.548990799799405" calcext:value-type="float">
            <text:p>0.548990799799405</text:p>
          </table:table-cell>
          <table:table-cell office:value-type="float" office:value="165.79522153942" calcext:value-type="float">
            <text:p>165.79522153942</text:p>
          </table:table-cell>
          <table:table-cell office:value-type="float" office:value="94.4264175654977" calcext:value-type="float">
            <text:p>94.4264175654977</text:p>
          </table:table-cell>
          <table:table-cell office:value-type="float" office:value="28516.7781047803" calcext:value-type="float">
            <text:p>28516.7781047803</text:p>
          </table:table-cell>
          <table:table-cell table:style-name="ce6" office:value-type="float" office:value="0.983135044733861" calcext:value-type="float">
            <text:p>0.983135044733861</text:p>
          </table:table-cell>
          <table:table-cell office:value-type="float" office:value="296.906783509626" calcext:value-type="float">
            <text:p>296.906783509626</text:p>
          </table:table-cell>
          <table:table-cell office:value-type="float" office:value="169.099227694224" calcext:value-type="float">
            <text:p>169.099227694224</text:p>
          </table:table-cell>
          <table:table-cell office:value-type="float" office:value="51067.9667636557" calcext:value-type="float">
            <text:p>51067.9667636557</text:p>
          </table:table-cell>
          <table:table-cell office:value-type="float" office:value="0.539732094519267" calcext:value-type="float">
            <text:p>0.539732094519267</text:p>
          </table:table-cell>
          <table:table-cell office:value-type="float" office:value="162.999092544819" calcext:value-type="float">
            <text:p>162.999092544819</text:p>
          </table:table-cell>
          <table:table-cell office:value-type="float" office:value="92.8339202573139" calcext:value-type="float">
            <text:p>92.8339202573139</text:p>
          </table:table-cell>
          <table:table-cell office:value-type="string" calcext:value-type="string">
            <text:p>28035.8439177087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17200" calcext:value-type="float">
            <text:p>17200</text:p>
          </table:table-cell>
          <table:table-cell office:value-type="float" office:value="0.53374415822461" calcext:value-type="float">
            <text:p>0.53374415822461</text:p>
          </table:table-cell>
          <table:table-cell office:value-type="float" office:value="53.374415822461" calcext:value-type="float">
            <text:p>53.374415822461</text:p>
          </table:table-cell>
          <table:table-cell office:value-type="float" office:value="91.8039952146329" calcext:value-type="float">
            <text:p>91.8039952146329</text:p>
          </table:table-cell>
          <table:table-cell office:value-type="float" office:value="9180.39952146329" calcext:value-type="float">
            <text:p>9180.39952146329</text:p>
          </table:table-cell>
          <table:table-cell table:style-name="ce6" office:value-type="float" office:value="0.788370614850491" calcext:value-type="float">
            <text:p>0.788370614850491</text:p>
          </table:table-cell>
          <table:table-cell office:value-type="float" office:value="78.8370614850491" calcext:value-type="float">
            <text:p>78.8370614850491</text:p>
          </table:table-cell>
          <table:table-cell office:value-type="float" office:value="135.599745754284" calcext:value-type="float">
            <text:p>135.599745754284</text:p>
          </table:table-cell>
          <table:table-cell office:value-type="float" office:value="13559.9745754284" calcext:value-type="float">
            <text:p>13559.9745754284</text:p>
          </table:table-cell>
          <table:table-cell office:value-type="float" office:value="0.420788210192394" calcext:value-type="float">
            <text:p>0.420788210192394</text:p>
          </table:table-cell>
          <table:table-cell office:value-type="float" office:value="42.0788210192394" calcext:value-type="float">
            <text:p>42.0788210192394</text:p>
          </table:table-cell>
          <table:table-cell office:value-type="float" office:value="72.3755721530917" calcext:value-type="float">
            <text:p>72.3755721530917</text:p>
          </table:table-cell>
          <table:table-cell office:value-type="string" calcext:value-type="string">
            <text:p>7237.557215309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768261474588426" calcext:value-type="float">
            <text:p>0.768261474588426</text:p>
          </table:table-cell>
          <table:table-cell office:value-type="float" office:value="312" calcext:value-type="float">
            <text:p>312</text:p>
          </table:table-cell>
          <table:table-cell office:value-type="float" office:value="172" calcext:value-type="float">
            <text:p>172</text:p>
          </table:table-cell>
          <table:table-cell office:value-type="float" office:value="53664" calcext:value-type="float">
            <text:p>53664</text:p>
          </table:table-cell>
          <table:table-cell office:value-type="float" office:value="0.933256630927729" calcext:value-type="float">
            <text:p>0.933256630927729</text:p>
          </table:table-cell>
          <table:table-cell office:value-type="float" office:value="291.176068849452" calcext:value-type="float">
            <text:p>291.176068849452</text:p>
          </table:table-cell>
          <table:table-cell office:value-type="float" office:value="160.520140519569" calcext:value-type="float">
            <text:p>160.520140519569</text:p>
          </table:table-cell>
          <table:table-cell office:value-type="float" office:value="50082.2838421057" calcext:value-type="float">
            <text:p>50082.2838421057</text:p>
          </table:table-cell>
          <table:table-cell table:style-name="ce6" office:value-type="float" office:value="0.973367493128861" calcext:value-type="float">
            <text:p>0.973367493128861</text:p>
          </table:table-cell>
          <table:table-cell office:value-type="float" office:value="303.690657856205" calcext:value-type="float">
            <text:p>303.690657856205</text:p>
          </table:table-cell>
          <table:table-cell office:value-type="float" office:value="167.419208818164" calcext:value-type="float">
            <text:p>167.419208818164</text:p>
          </table:table-cell>
          <table:table-cell office:value-type="float" office:value="52234.7931512672" calcext:value-type="float">
            <text:p>52234.7931512672</text:p>
          </table:table-cell>
          <table:table-cell office:value-type="float" office:value="0.908401667292011" calcext:value-type="float">
            <text:p>0.908401667292011</text:p>
          </table:table-cell>
          <table:table-cell office:value-type="float" office:value="283.421320195107" calcext:value-type="float">
            <text:p>283.421320195107</text:p>
          </table:table-cell>
          <table:table-cell office:value-type="float" office:value="156.245086774226" calcext:value-type="float">
            <text:p>156.245086774226</text:p>
          </table:table-cell>
          <table:table-cell office:value-type="string" calcext:value-type="string">
            <text:p>48748.4670735584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72" calcext:value-type="float">
            <text:p>172</text:p>
          </table:table-cell>
          <table:table-cell office:value-type="float" office:value="24080" calcext:value-type="float">
            <text:p>24080</text:p>
          </table:table-cell>
          <table:table-cell office:value-type="float" office:value="0.585141309871449" calcext:value-type="float">
            <text:p>0.585141309871449</text:p>
          </table:table-cell>
          <table:table-cell office:value-type="float" office:value="81.9197833820028" calcext:value-type="float">
            <text:p>81.9197833820028</text:p>
          </table:table-cell>
          <table:table-cell office:value-type="float" office:value="100.644305297889" calcext:value-type="float">
            <text:p>100.644305297889</text:p>
          </table:table-cell>
          <table:table-cell office:value-type="float" office:value="14090.2027417045" calcext:value-type="float">
            <text:p>14090.2027417045</text:p>
          </table:table-cell>
          <table:table-cell table:style-name="ce6" office:value-type="float" office:value="0.216612219302062" calcext:value-type="float">
            <text:p>0.216612219302062</text:p>
          </table:table-cell>
          <table:table-cell office:value-type="float" office:value="30.3257107022886" calcext:value-type="float">
            <text:p>30.3257107022886</text:p>
          </table:table-cell>
          <table:table-cell office:value-type="float" office:value="37.2573017199546" calcext:value-type="float">
            <text:p>37.2573017199546</text:p>
          </table:table-cell>
          <table:table-cell office:value-type="float" office:value="5216.02224079364" calcext:value-type="float">
            <text:p>5216.02224079364</text:p>
          </table:table-cell>
          <table:table-cell office:value-type="float" office:value="0.12674875773657" calcext:value-type="float">
            <text:p>0.12674875773657</text:p>
          </table:table-cell>
          <table:table-cell office:value-type="float" office:value="17.7448260831198" calcext:value-type="float">
            <text:p>17.7448260831198</text:p>
          </table:table-cell>
          <table:table-cell office:value-type="float" office:value="21.80078633069" calcext:value-type="float">
            <text:p>21.80078633069</text:p>
          </table:table-cell>
          <table:table-cell office:value-type="string" calcext:value-type="string">
            <text:p>3052.11008629660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72" calcext:value-type="float">
            <text:p>172</text:p>
          </table:table-cell>
          <table:table-cell office:value-type="float" office:value="34572" calcext:value-type="float">
            <text:p>34572</text:p>
          </table:table-cell>
          <table:table-cell office:value-type="float" office:value="0.591671791177532" calcext:value-type="float">
            <text:p>0.591671791177532</text:p>
          </table:table-cell>
          <table:table-cell office:value-type="float" office:value="118.926030026684" calcext:value-type="float">
            <text:p>118.926030026684</text:p>
          </table:table-cell>
          <table:table-cell office:value-type="float" office:value="101.767548082535" calcext:value-type="float">
            <text:p>101.767548082535</text:p>
          </table:table-cell>
          <table:table-cell office:value-type="float" office:value="20455.2771645896" calcext:value-type="float">
            <text:p>20455.2771645896</text:p>
          </table:table-cell>
          <table:table-cell table:style-name="ce6" office:value-type="float" office:value="0.037884831478141" calcext:value-type="float">
            <text:p>0.037884831478141</text:p>
          </table:table-cell>
          <table:table-cell office:value-type="float" office:value="7.61485112710635" calcext:value-type="float">
            <text:p>7.61485112710635</text:p>
          </table:table-cell>
          <table:table-cell office:value-type="float" office:value="6.51619101424026" calcext:value-type="float">
            <text:p>6.51619101424026</text:p>
          </table:table-cell>
          <table:table-cell office:value-type="float" office:value="1309.75439386229" calcext:value-type="float">
            <text:p>1309.75439386229</text:p>
          </table:table-cell>
          <table:table-cell office:value-type="float" office:value="0.0224153860991306" calcext:value-type="float">
            <text:p>0.022415386099131</text:p>
          </table:table-cell>
          <table:table-cell office:value-type="float" office:value="4.50549260592526" calcext:value-type="float">
            <text:p>4.50549260592526</text:p>
          </table:table-cell>
          <table:table-cell office:value-type="float" office:value="3.85544640905047" calcext:value-type="float">
            <text:p>3.85544640905047</text:p>
          </table:table-cell>
          <table:table-cell office:value-type="string" calcext:value-type="string">
            <text:p>774.944728219144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72" calcext:value-type="float">
            <text:p>172</text:p>
          </table:table-cell>
          <table:table-cell office:value-type="float" office:value="31648" calcext:value-type="float">
            <text:p>31648</text:p>
          </table:table-cell>
          <table:table-cell office:value-type="float" office:value="0.453409409110604" calcext:value-type="float">
            <text:p>0.453409409110604</text:p>
          </table:table-cell>
          <table:table-cell office:value-type="float" office:value="83.4273312763512" calcext:value-type="float">
            <text:p>83.4273312763512</text:p>
          </table:table-cell>
          <table:table-cell office:value-type="float" office:value="77.9864183670239" calcext:value-type="float">
            <text:p>77.9864183670239</text:p>
          </table:table-cell>
          <table:table-cell office:value-type="float" office:value="14349.5009795324" calcext:value-type="float">
            <text:p>14349.5009795324</text:p>
          </table:table-cell>
          <table:table-cell table:style-name="ce6" office:value-type="float" office:value="0.928548738183283" calcext:value-type="float">
            <text:p>0.928548738183283</text:p>
          </table:table-cell>
          <table:table-cell office:value-type="float" office:value="170.852967825724" calcext:value-type="float">
            <text:p>170.852967825724</text:p>
          </table:table-cell>
          <table:table-cell office:value-type="float" office:value="159.710382967525" calcext:value-type="float">
            <text:p>159.710382967525</text:p>
          </table:table-cell>
          <table:table-cell office:value-type="float" office:value="29386.7104660245" calcext:value-type="float">
            <text:p>29386.7104660245</text:p>
          </table:table-cell>
          <table:table-cell office:value-type="float" office:value="0.421012734710079" calcext:value-type="float">
            <text:p>0.421012734710079</text:p>
          </table:table-cell>
          <table:table-cell office:value-type="float" office:value="77.4663431866546" calcext:value-type="float">
            <text:p>77.4663431866546</text:p>
          </table:table-cell>
          <table:table-cell office:value-type="float" office:value="72.4141903701337" calcext:value-type="float">
            <text:p>72.4141903701337</text:p>
          </table:table-cell>
          <table:table-cell office:value-type="string" calcext:value-type="string">
            <text:p>13324.211028104595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688" calcext:value-type="float">
            <text:p>2688</text:p>
          </table:table-cell>
          <table:table-cell office:value-type="float" office:value="0.394402276058909" calcext:value-type="float">
            <text:p>0.394402276058909</text:p>
          </table:table-cell>
          <table:table-cell office:value-type="float" office:value="75.7252370033105" calcext:value-type="float">
            <text:p>75.7252370033105</text:p>
          </table:table-cell>
          <table:table-cell office:value-type="float" office:value="5.52163186482473" calcext:value-type="float">
            <text:p>5.52163186482473</text:p>
          </table:table-cell>
          <table:table-cell office:value-type="float" office:value="1060.15331804635" calcext:value-type="float">
            <text:p>1060.15331804635</text:p>
          </table:table-cell>
          <table:table-cell table:style-name="ce6" office:value-type="float" office:value="0.939656313768445" calcext:value-type="float">
            <text:p>0.939656313768445</text:p>
          </table:table-cell>
          <table:table-cell office:value-type="float" office:value="180.414012243541" calcext:value-type="float">
            <text:p>180.414012243541</text:p>
          </table:table-cell>
          <table:table-cell office:value-type="float" office:value="13.1551883927582" calcext:value-type="float">
            <text:p>13.1551883927582</text:p>
          </table:table-cell>
          <table:table-cell office:value-type="float" office:value="2525.79617140958" calcext:value-type="float">
            <text:p>2525.79617140958</text:p>
          </table:table-cell>
          <table:table-cell office:value-type="float" office:value="0.370602588863399" calcext:value-type="float">
            <text:p>0.370602588863399</text:p>
          </table:table-cell>
          <table:table-cell office:value-type="float" office:value="71.1556970617726" calcext:value-type="float">
            <text:p>71.1556970617726</text:p>
          </table:table-cell>
          <table:table-cell office:value-type="float" office:value="5.18843624408759" calcext:value-type="float">
            <text:p>5.18843624408759</text:p>
          </table:table-cell>
          <table:table-cell office:value-type="string" calcext:value-type="string">
            <text:p>996.1797588648164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14" calcext:value-type="float">
            <text:p>14</text:p>
          </table:table-cell>
          <table:table-cell office:value-type="float" office:value="4704" calcext:value-type="float">
            <text:p>4704</text:p>
          </table:table-cell>
          <table:table-cell office:value-type="float" office:value="0.571040027494566" calcext:value-type="float">
            <text:p>0.571040027494566</text:p>
          </table:table-cell>
          <table:table-cell office:value-type="float" office:value="191.869449238174" calcext:value-type="float">
            <text:p>191.869449238174</text:p>
          </table:table-cell>
          <table:table-cell office:value-type="float" office:value="7.99456038492393" calcext:value-type="float">
            <text:p>7.99456038492393</text:p>
          </table:table-cell>
          <table:table-cell office:value-type="float" office:value="2686.17228933444" calcext:value-type="float">
            <text:p>2686.17228933444</text:p>
          </table:table-cell>
          <table:table-cell table:style-name="ce6" office:value-type="float" office:value="0.959154272010272" calcext:value-type="float">
            <text:p>0.959154272010272</text:p>
          </table:table-cell>
          <table:table-cell office:value-type="float" office:value="322.275835395451" calcext:value-type="float">
            <text:p>322.275835395451</text:p>
          </table:table-cell>
          <table:table-cell office:value-type="float" office:value="13.4281598081438" calcext:value-type="float">
            <text:p>13.4281598081438</text:p>
          </table:table-cell>
          <table:table-cell office:value-type="float" office:value="4511.86169553632" calcext:value-type="float">
            <text:p>4511.86169553632</text:p>
          </table:table-cell>
          <table:table-cell office:value-type="float" office:value="0.547715481860276" calcext:value-type="float">
            <text:p>0.547715481860276</text:p>
          </table:table-cell>
          <table:table-cell office:value-type="float" office:value="184.032401905053" calcext:value-type="float">
            <text:p>184.032401905053</text:p>
          </table:table-cell>
          <table:table-cell office:value-type="float" office:value="7.66801674604386" calcext:value-type="float">
            <text:p>7.66801674604386</text:p>
          </table:table-cell>
          <table:table-cell office:value-type="string" calcext:value-type="string">
            <text:p>2576.4536266707387]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920475062858551" calcext:value-type="float">
            <text:p>0.092047506285855</text:p>
          </table:table-cell>
          <table:table-cell office:value-type="float" office:value="181" calcext:value-type="float">
            <text:p>181</text:p>
          </table:table-cell>
          <table:table-cell office:value-type="float" office:value="14" calcext:value-type="float">
            <text:p>14</text:p>
          </table:table-cell>
          <table:table-cell office:value-type="float" office:value="2534" calcext:value-type="float">
            <text:p>2534</text:p>
          </table:table-cell>
          <table:table-cell office:value-type="float" office:value="0.924295132928907" calcext:value-type="float">
            <text:p>0.924295132928907</text:p>
          </table:table-cell>
          <table:table-cell office:value-type="float" office:value="167.297419060132" calcext:value-type="float">
            <text:p>167.297419060132</text:p>
          </table:table-cell>
          <table:table-cell office:value-type="float" office:value="12.9401318610047" calcext:value-type="float">
            <text:p>12.9401318610047</text:p>
          </table:table-cell>
          <table:table-cell office:value-type="float" office:value="2342.16386684185" calcext:value-type="float">
            <text:p>2342.16386684185</text:p>
          </table:table-cell>
          <table:table-cell table:style-name="ce6" office:value-type="float" office:value="0.34566638628015" calcext:value-type="float">
            <text:p>0.34566638628015</text:p>
          </table:table-cell>
          <table:table-cell office:value-type="float" office:value="62.5656159167071" calcext:value-type="float">
            <text:p>62.5656159167071</text:p>
          </table:table-cell>
          <table:table-cell office:value-type="float" office:value="4.8393294079221" calcext:value-type="float">
            <text:p>4.8393294079221</text:p>
          </table:table-cell>
          <table:table-cell office:value-type="float" office:value="875.9186228339" calcext:value-type="float">
            <text:p>875.9186228339</text:p>
          </table:table-cell>
          <table:table-cell office:value-type="float" office:value="0.319497758455866" calcext:value-type="float">
            <text:p>0.319497758455866</text:p>
          </table:table-cell>
          <table:table-cell office:value-type="float" office:value="57.8290942805118" calcext:value-type="float">
            <text:p>57.8290942805118</text:p>
          </table:table-cell>
          <table:table-cell office:value-type="float" office:value="4.47296861838213" calcext:value-type="float">
            <text:p>4.47296861838213</text:p>
          </table:table-cell>
          <table:table-cell office:value-type="string" calcext:value-type="string">
            <text:p>809.607319927165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14" calcext:value-type="float">
            <text:p>14</text:p>
          </table:table-cell>
          <table:table-cell office:value-type="float" office:value="5166" calcext:value-type="float">
            <text:p>5166</text:p>
          </table:table-cell>
          <table:table-cell office:value-type="float" office:value="0.230694571552372" calcext:value-type="float">
            <text:p>0.230694571552372</text:p>
          </table:table-cell>
          <table:table-cell office:value-type="float" office:value="85.1262969028252" calcext:value-type="float">
            <text:p>85.1262969028252</text:p>
          </table:table-cell>
          <table:table-cell office:value-type="float" office:value="3.2297240017332" calcext:value-type="float">
            <text:p>3.2297240017332</text:p>
          </table:table-cell>
          <table:table-cell office:value-type="float" office:value="1191.76815663955" calcext:value-type="float">
            <text:p>1191.76815663955</text:p>
          </table:table-cell>
          <table:table-cell table:style-name="ce6" office:value-type="float" office:value="0.624466907709554" calcext:value-type="float">
            <text:p>0.624466907709554</text:p>
          </table:table-cell>
          <table:table-cell office:value-type="float" office:value="230.428288944825" calcext:value-type="float">
            <text:p>230.428288944825</text:p>
          </table:table-cell>
          <table:table-cell office:value-type="float" office:value="8.74253670793375" calcext:value-type="float">
            <text:p>8.74253670793375</text:p>
          </table:table-cell>
          <table:table-cell office:value-type="float" office:value="3225.99604522755" calcext:value-type="float">
            <text:p>3225.99604522755</text:p>
          </table:table-cell>
          <table:table-cell office:value-type="float" office:value="0.14406112572269" calcext:value-type="float">
            <text:p>0.14406112572269</text:p>
          </table:table-cell>
          <table:table-cell office:value-type="float" office:value="53.1585553916726" calcext:value-type="float">
            <text:p>53.1585553916726</text:p>
          </table:table-cell>
          <table:table-cell office:value-type="float" office:value="2.01685576011766" calcext:value-type="float">
            <text:p>2.01685576011766</text:p>
          </table:table-cell>
          <table:table-cell office:value-type="string" calcext:value-type="string">
            <text:p>744.2197754834164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  <table:table-cell office:value-type="float" office:value="3626" calcext:value-type="float">
            <text:p>3626</text:p>
          </table:table-cell>
          <table:table-cell office:value-type="float" office:value="0.153512715485238" calcext:value-type="float">
            <text:p>0.153512715485238</text:p>
          </table:table-cell>
          <table:table-cell office:value-type="float" office:value="39.7597933106766" calcext:value-type="float">
            <text:p>39.7597933106766</text:p>
          </table:table-cell>
          <table:table-cell office:value-type="float" office:value="2.14917801679333" calcext:value-type="float">
            <text:p>2.14917801679333</text:p>
          </table:table-cell>
          <table:table-cell office:value-type="float" office:value="556.637106349472" calcext:value-type="float">
            <text:p>556.637106349472</text:p>
          </table:table-cell>
          <table:table-cell table:style-name="ce6" office:value-type="float" office:value="0.128106593723475" calcext:value-type="float">
            <text:p>0.128106593723475</text:p>
          </table:table-cell>
          <table:table-cell office:value-type="float" office:value="33.1796077743801" calcext:value-type="float">
            <text:p>33.1796077743801</text:p>
          </table:table-cell>
          <table:table-cell office:value-type="float" office:value="1.79349231212865" calcext:value-type="float">
            <text:p>1.79349231212865</text:p>
          </table:table-cell>
          <table:table-cell office:value-type="float" office:value="464.514508841322" calcext:value-type="float">
            <text:p>464.514508841322</text:p>
          </table:table-cell>
          <table:table-cell office:value-type="float" office:value="0.0196659910740548" calcext:value-type="float">
            <text:p>0.019665991074055</text:p>
          </table:table-cell>
          <table:table-cell office:value-type="float" office:value="5.0934916881802" calcext:value-type="float">
            <text:p>5.0934916881802</text:p>
          </table:table-cell>
          <table:table-cell office:value-type="float" office:value="0.275323875036767" calcext:value-type="float">
            <text:p>0.275323875036767</text:p>
          </table:table-cell>
          <table:table-cell office:value-type="string" calcext:value-type="string">
            <text:p>71.308883634522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4" calcext:value-type="float">
            <text:p>14</text:p>
          </table:table-cell>
          <table:table-cell office:value-type="float" office:value="3430" calcext:value-type="float">
            <text:p>3430</text:p>
          </table:table-cell>
          <table:table-cell office:value-type="float" office:value="0.346049017158045" calcext:value-type="float">
            <text:p>0.346049017158045</text:p>
          </table:table-cell>
          <table:table-cell office:value-type="float" office:value="84.782009203721" calcext:value-type="float">
            <text:p>84.782009203721</text:p>
          </table:table-cell>
          <table:table-cell office:value-type="float" office:value="4.84468624021263" calcext:value-type="float">
            <text:p>4.84468624021263</text:p>
          </table:table-cell>
          <table:table-cell office:value-type="float" office:value="1186.94812885209" calcext:value-type="float">
            <text:p>1186.94812885209</text:p>
          </table:table-cell>
          <table:table-cell table:style-name="ce6" office:value-type="float" office:value="0.924867600167577" calcext:value-type="float">
            <text:p>0.924867600167577</text:p>
          </table:table-cell>
          <table:table-cell office:value-type="float" office:value="226.592562041056" calcext:value-type="float">
            <text:p>226.592562041056</text:p>
          </table:table-cell>
          <table:table-cell office:value-type="float" office:value="12.9481464023461" calcext:value-type="float">
            <text:p>12.9481464023461</text:p>
          </table:table-cell>
          <table:table-cell office:value-type="float" office:value="3172.29586857479" calcext:value-type="float">
            <text:p>3172.29586857479</text:p>
          </table:table-cell>
          <table:table-cell office:value-type="float" office:value="0.32004952403931" calcext:value-type="float">
            <text:p>0.32004952403931</text:p>
          </table:table-cell>
          <table:table-cell office:value-type="float" office:value="78.4121333896309" calcext:value-type="float">
            <text:p>78.4121333896309</text:p>
          </table:table-cell>
          <table:table-cell office:value-type="float" office:value="4.48069333655033" calcext:value-type="float">
            <text:p>4.48069333655033</text:p>
          </table:table-cell>
          <table:table-cell office:value-type="string" calcext:value-type="string">
            <text:p>1097.76986745483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4" calcext:value-type="float">
            <text:p>14</text:p>
          </table:table-cell>
          <table:table-cell office:value-type="float" office:value="4228" calcext:value-type="float">
            <text:p>4228</text:p>
          </table:table-cell>
          <table:table-cell office:value-type="float" office:value="0.710521377666471" calcext:value-type="float">
            <text:p>0.710521377666471</text:p>
          </table:table-cell>
          <table:table-cell office:value-type="float" office:value="214.577456055274" calcext:value-type="float">
            <text:p>214.577456055274</text:p>
          </table:table-cell>
          <table:table-cell office:value-type="float" office:value="9.9472992873306" calcext:value-type="float">
            <text:p>9.9472992873306</text:p>
          </table:table-cell>
          <table:table-cell office:value-type="float" office:value="3004.08438477384" calcext:value-type="float">
            <text:p>3004.08438477384</text:p>
          </table:table-cell>
          <table:table-cell table:style-name="ce6" office:value-type="float" office:value="0.931367573583028" calcext:value-type="float">
            <text:p>0.931367573583028</text:p>
          </table:table-cell>
          <table:table-cell office:value-type="float" office:value="281.273007222074" calcext:value-type="float">
            <text:p>281.273007222074</text:p>
          </table:table-cell>
          <table:table-cell office:value-type="float" office:value="13.0391460301624" calcext:value-type="float">
            <text:p>13.0391460301624</text:p>
          </table:table-cell>
          <table:table-cell office:value-type="float" office:value="3937.82210110904" calcext:value-type="float">
            <text:p>3937.82210110904</text:p>
          </table:table-cell>
          <table:table-cell office:value-type="float" office:value="0.661756571496091" calcext:value-type="float">
            <text:p>0.661756571496091</text:p>
          </table:table-cell>
          <table:table-cell office:value-type="float" office:value="199.85048459182" calcext:value-type="float">
            <text:p>199.85048459182</text:p>
          </table:table-cell>
          <table:table-cell office:value-type="float" office:value="9.26459200094528" calcext:value-type="float">
            <text:p>9.26459200094528</text:p>
          </table:table-cell>
          <table:table-cell office:value-type="string" calcext:value-type="string">
            <text:p>2797.9067842854747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400" calcext:value-type="float">
            <text:p>1400</text:p>
          </table:table-cell>
          <table:table-cell office:value-type="float" office:value="0.469677834204311" calcext:value-type="float">
            <text:p>0.469677834204311</text:p>
          </table:table-cell>
          <table:table-cell office:value-type="float" office:value="46.9677834204311" calcext:value-type="float">
            <text:p>46.9677834204311</text:p>
          </table:table-cell>
          <table:table-cell office:value-type="float" office:value="6.57548967886036" calcext:value-type="float">
            <text:p>6.57548967886036</text:p>
          </table:table-cell>
          <table:table-cell office:value-type="float" office:value="657.548967886036" calcext:value-type="float">
            <text:p>657.548967886036</text:p>
          </table:table-cell>
          <table:table-cell table:style-name="ce6" office:value-type="float" office:value="0.108380794765408" calcext:value-type="float">
            <text:p>0.108380794765408</text:p>
          </table:table-cell>
          <table:table-cell office:value-type="float" office:value="10.8380794765408" calcext:value-type="float">
            <text:p>10.8380794765408</text:p>
          </table:table-cell>
          <table:table-cell office:value-type="float" office:value="1.51733112671571" calcext:value-type="float">
            <text:p>1.51733112671571</text:p>
          </table:table-cell>
          <table:table-cell office:value-type="float" office:value="151.733112671571" calcext:value-type="float">
            <text:p>151.733112671571</text:p>
          </table:table-cell>
          <table:table-cell office:value-type="float" office:value="0.0509040569547586" calcext:value-type="float">
            <text:p>0.050904056954759</text:p>
          </table:table-cell>
          <table:table-cell office:value-type="float" office:value="5.09040569547585" calcext:value-type="float">
            <text:p>5.09040569547585</text:p>
          </table:table-cell>
          <table:table-cell office:value-type="float" office:value="0.71265679736662" calcext:value-type="float">
            <text:p>0.71265679736662</text:p>
          </table:table-cell>
          <table:table-cell office:value-type="string" calcext:value-type="string">
            <text:p>71.26567973666197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109396864841653" calcext:value-type="float">
            <text:p>0.010939686484165</text:p>
          </table:table-cell>
          <table:table-cell office:value-type="float" office:value="312" calcext:value-type="float">
            <text:p>312</text:p>
          </table:table-cell>
          <table:table-cell office:value-type="float" office:value="14" calcext:value-type="float">
            <text:p>14</text:p>
          </table:table-cell>
          <table:table-cell office:value-type="float" office:value="4368" calcext:value-type="float">
            <text:p>4368</text:p>
          </table:table-cell>
          <table:table-cell office:value-type="float" office:value="0.901070001791723" calcext:value-type="float">
            <text:p>0.901070001791723</text:p>
          </table:table-cell>
          <table:table-cell office:value-type="float" office:value="281.133840559018" calcext:value-type="float">
            <text:p>281.133840559018</text:p>
          </table:table-cell>
          <table:table-cell office:value-type="float" office:value="12.6149800250841" calcext:value-type="float">
            <text:p>12.6149800250841</text:p>
          </table:table-cell>
          <table:table-cell office:value-type="float" office:value="3935.87376782625" calcext:value-type="float">
            <text:p>3935.87376782625</text:p>
          </table:table-cell>
          <table:table-cell table:style-name="ce6" office:value-type="float" office:value="0.512192115190922" calcext:value-type="float">
            <text:p>0.512192115190922</text:p>
          </table:table-cell>
          <table:table-cell office:value-type="float" office:value="159.803939939568" calcext:value-type="float">
            <text:p>159.803939939568</text:p>
          </table:table-cell>
          <table:table-cell office:value-type="float" office:value="7.17068961267291" calcext:value-type="float">
            <text:p>7.17068961267291</text:p>
          </table:table-cell>
          <table:table-cell office:value-type="float" office:value="2237.25515915395" calcext:value-type="float">
            <text:p>2237.25515915395</text:p>
          </table:table-cell>
          <table:table-cell office:value-type="float" office:value="0.461520950152791" calcext:value-type="float">
            <text:p>0.461520950152791</text:p>
          </table:table-cell>
          <table:table-cell office:value-type="float" office:value="143.994536447671" calcext:value-type="float">
            <text:p>143.994536447671</text:p>
          </table:table-cell>
          <table:table-cell office:value-type="float" office:value="6.46129330213907" calcext:value-type="float">
            <text:p>6.46129330213907</text:p>
          </table:table-cell>
          <table:table-cell office:value-type="string" calcext:value-type="string">
            <text:p>2015.923510267389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1960" calcext:value-type="float">
            <text:p>1960</text:p>
          </table:table-cell>
          <table:table-cell office:value-type="float" office:value="0.718125786993422" calcext:value-type="float">
            <text:p>0.718125786993422</text:p>
          </table:table-cell>
          <table:table-cell office:value-type="float" office:value="100.537610179079" calcext:value-type="float">
            <text:p>100.537610179079</text:p>
          </table:table-cell>
          <table:table-cell office:value-type="float" office:value="10.0537610179079" calcext:value-type="float">
            <text:p>10.0537610179079</text:p>
          </table:table-cell>
          <table:table-cell office:value-type="float" office:value="1407.52654250711" calcext:value-type="float">
            <text:p>1407.52654250711</text:p>
          </table:table-cell>
          <table:table-cell table:style-name="ce6" office:value-type="float" office:value="0.0223863622602588" calcext:value-type="float">
            <text:p>0.022386362260259</text:p>
          </table:table-cell>
          <table:table-cell office:value-type="float" office:value="3.13409071643623" calcext:value-type="float">
            <text:p>3.13409071643623</text:p>
          </table:table-cell>
          <table:table-cell office:value-type="float" office:value="0.313409071643623" calcext:value-type="float">
            <text:p>0.313409071643623</text:p>
          </table:table-cell>
          <table:table-cell office:value-type="float" office:value="43.8772700301072" calcext:value-type="float">
            <text:p>43.8772700301072</text:p>
          </table:table-cell>
          <table:table-cell office:value-type="float" office:value="0.0160762240160682" calcext:value-type="float">
            <text:p>0.016076224016068</text:p>
          </table:table-cell>
          <table:table-cell office:value-type="float" office:value="2.25067136224954" calcext:value-type="float">
            <text:p>2.25067136224954</text:p>
          </table:table-cell>
          <table:table-cell office:value-type="float" office:value="0.225067136224954" calcext:value-type="float">
            <text:p>0.225067136224954</text:p>
          </table:table-cell>
          <table:table-cell office:value-type="string" calcext:value-type="string">
            <text:p>31.50939907149358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4" calcext:value-type="float">
            <text:p>14</text:p>
          </table:table-cell>
          <table:table-cell office:value-type="float" office:value="2814" calcext:value-type="float">
            <text:p>2814</text:p>
          </table:table-cell>
          <table:table-cell office:value-type="float" office:value="0.383156280425071" calcext:value-type="float">
            <text:p>0.383156280425071</text:p>
          </table:table-cell>
          <table:table-cell office:value-type="float" office:value="77.0144123654394" calcext:value-type="float">
            <text:p>77.0144123654394</text:p>
          </table:table-cell>
          <table:table-cell office:value-type="float" office:value="5.364187925951" calcext:value-type="float">
            <text:p>5.364187925951</text:p>
          </table:table-cell>
          <table:table-cell office:value-type="float" office:value="1078.20177311615" calcext:value-type="float">
            <text:p>1078.20177311615</text:p>
          </table:table-cell>
          <table:table-cell table:style-name="ce6" office:value-type="float" office:value="0.837487415279999" calcext:value-type="float">
            <text:p>0.837487415279999</text:p>
          </table:table-cell>
          <table:table-cell office:value-type="float" office:value="168.33497047128" calcext:value-type="float">
            <text:p>168.33497047128</text:p>
          </table:table-cell>
          <table:table-cell office:value-type="float" office:value="11.72482381392" calcext:value-type="float">
            <text:p>11.72482381392</text:p>
          </table:table-cell>
          <table:table-cell office:value-type="float" office:value="2356.68958659792" calcext:value-type="float">
            <text:p>2356.68958659792</text:p>
          </table:table-cell>
          <table:table-cell office:value-type="float" office:value="0.320888562941491" calcext:value-type="float">
            <text:p>0.320888562941491</text:p>
          </table:table-cell>
          <table:table-cell office:value-type="float" office:value="64.4986011512398" calcext:value-type="float">
            <text:p>64.4986011512398</text:p>
          </table:table-cell>
          <table:table-cell office:value-type="float" office:value="4.49243988118088" calcext:value-type="float">
            <text:p>4.49243988118088</text:p>
          </table:table-cell>
          <table:table-cell office:value-type="string" calcext:value-type="string">
            <text:p>902.9804161173569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4" calcext:value-type="float">
            <text:p>14</text:p>
          </table:table-cell>
          <table:table-cell office:value-type="float" office:value="2576" calcext:value-type="float">
            <text:p>2576</text:p>
          </table:table-cell>
          <table:table-cell office:value-type="float" office:value="0.801476711169011" calcext:value-type="float">
            <text:p>0.801476711169011</text:p>
          </table:table-cell>
          <table:table-cell office:value-type="float" office:value="147.471714855098" calcext:value-type="float">
            <text:p>147.471714855098</text:p>
          </table:table-cell>
          <table:table-cell office:value-type="float" office:value="11.2206739563662" calcext:value-type="float">
            <text:p>11.2206739563662</text:p>
          </table:table-cell>
          <table:table-cell office:value-type="float" office:value="2064.60400797137" calcext:value-type="float">
            <text:p>2064.60400797137</text:p>
          </table:table-cell>
          <table:table-cell table:style-name="ce6" office:value-type="float" office:value="0.346668025293796" calcext:value-type="float">
            <text:p>0.346668025293796</text:p>
          </table:table-cell>
          <table:table-cell office:value-type="float" office:value="63.7869166540584" calcext:value-type="float">
            <text:p>63.7869166540584</text:p>
          </table:table-cell>
          <table:table-cell office:value-type="float" office:value="4.85335235411314" calcext:value-type="float">
            <text:p>4.85335235411314</text:p>
          </table:table-cell>
          <table:table-cell office:value-type="float" office:value="893.016833156818" calcext:value-type="float">
            <text:p>893.016833156818</text:p>
          </table:table-cell>
          <table:table-cell office:value-type="float" office:value="0.277846348779927" calcext:value-type="float">
            <text:p>0.277846348779927</text:p>
          </table:table-cell>
          <table:table-cell office:value-type="float" office:value="51.1237281755066" calcext:value-type="float">
            <text:p>51.1237281755066</text:p>
          </table:table-cell>
          <table:table-cell office:value-type="float" office:value="3.88984888291898" calcext:value-type="float">
            <text:p>3.88984888291898</text:p>
          </table:table-cell>
          <table:table-cell office:value-type="string" calcext:value-type="string">
            <text:p>715.732194457092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277" calcext:value-type="float">
            <text:p>277</text:p>
          </table:table-cell>
          <table:table-cell office:value-type="float" office:value="53184" calcext:value-type="float">
            <text:p>53184</text:p>
          </table:table-cell>
          <table:table-cell office:value-type="float" office:value="0.223505660124918" calcext:value-type="float">
            <text:p>0.223505660124918</text:p>
          </table:table-cell>
          <table:table-cell office:value-type="float" office:value="42.9130867439842" calcext:value-type="float">
            <text:p>42.9130867439842</text:p>
          </table:table-cell>
          <table:table-cell office:value-type="float" office:value="61.9110678546023" calcext:value-type="float">
            <text:p>61.9110678546023</text:p>
          </table:table-cell>
          <table:table-cell office:value-type="float" office:value="11886.9250280836" calcext:value-type="float">
            <text:p>11886.9250280836</text:p>
          </table:table-cell>
          <table:table-cell table:style-name="ce6" office:value-type="float" office:value="0.869679481069984" calcext:value-type="float">
            <text:p>0.869679481069984</text:p>
          </table:table-cell>
          <table:table-cell office:value-type="float" office:value="166.978460365437" calcext:value-type="float">
            <text:p>166.978460365437</text:p>
          </table:table-cell>
          <table:table-cell office:value-type="float" office:value="240.901216256385" calcext:value-type="float">
            <text:p>240.901216256385</text:p>
          </table:table-cell>
          <table:table-cell office:value-type="float" office:value="46253.033521226" calcext:value-type="float">
            <text:p>46253.033521226</text:p>
          </table:table-cell>
          <table:table-cell office:value-type="float" office:value="0.194378286513643" calcext:value-type="float">
            <text:p>0.194378286513643</text:p>
          </table:table-cell>
          <table:table-cell office:value-type="float" office:value="37.3206310106194" calcext:value-type="float">
            <text:p>37.3206310106194</text:p>
          </table:table-cell>
          <table:table-cell office:value-type="float" office:value="53.842785364279" calcext:value-type="float">
            <text:p>53.842785364279</text:p>
          </table:table-cell>
          <table:table-cell office:value-type="string" calcext:value-type="string">
            <text:p>10337.814789941576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277" calcext:value-type="float">
            <text:p>277</text:p>
          </table:table-cell>
          <table:table-cell office:value-type="float" office:value="93072" calcext:value-type="float">
            <text:p>93072</text:p>
          </table:table-cell>
          <table:table-cell office:value-type="float" office:value="0.915314368419528" calcext:value-type="float">
            <text:p>0.915314368419528</text:p>
          </table:table-cell>
          <table:table-cell office:value-type="float" office:value="307.545627788961" calcext:value-type="float">
            <text:p>307.545627788961</text:p>
          </table:table-cell>
          <table:table-cell office:value-type="float" office:value="253.542080052209" calcext:value-type="float">
            <text:p>253.542080052209</text:p>
          </table:table-cell>
          <table:table-cell office:value-type="float" office:value="85190.1388975423" calcext:value-type="float">
            <text:p>85190.1388975423</text:p>
          </table:table-cell>
          <table:table-cell table:style-name="ce6" office:value-type="float" office:value="0.57265739878957" calcext:value-type="float">
            <text:p>0.57265739878957</text:p>
          </table:table-cell>
          <table:table-cell office:value-type="float" office:value="192.412885993295" calcext:value-type="float">
            <text:p>192.412885993295</text:p>
          </table:table-cell>
          <table:table-cell office:value-type="float" office:value="158.626099464711" calcext:value-type="float">
            <text:p>158.626099464711</text:p>
          </table:table-cell>
          <table:table-cell office:value-type="float" office:value="53298.3694201429" calcext:value-type="float">
            <text:p>53298.3694201429</text:p>
          </table:table-cell>
          <table:table-cell office:value-type="float" office:value="0.524161545293845" calcext:value-type="float">
            <text:p>0.524161545293845</text:p>
          </table:table-cell>
          <table:table-cell office:value-type="float" office:value="176.118279218732" calcext:value-type="float">
            <text:p>176.118279218732</text:p>
          </table:table-cell>
          <table:table-cell office:value-type="float" office:value="145.192748046395" calcext:value-type="float">
            <text:p>145.192748046395</text:p>
          </table:table-cell>
          <table:table-cell office:value-type="string" calcext:value-type="string">
            <text:p>48784.76334358873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77" calcext:value-type="float">
            <text:p>277</text:p>
          </table:table-cell>
          <table:table-cell office:value-type="float" office:value="50137" calcext:value-type="float">
            <text:p>50137</text:p>
          </table:table-cell>
          <table:table-cell office:value-type="float" office:value="0.266179516991163" calcext:value-type="float">
            <text:p>0.266179516991163</text:p>
          </table:table-cell>
          <table:table-cell office:value-type="float" office:value="48.1784925754005" calcext:value-type="float">
            <text:p>48.1784925754005</text:p>
          </table:table-cell>
          <table:table-cell office:value-type="float" office:value="73.7317262065522" calcext:value-type="float">
            <text:p>73.7317262065522</text:p>
          </table:table-cell>
          <table:table-cell office:value-type="float" office:value="13345.4424433859" calcext:value-type="float">
            <text:p>13345.4424433859</text:p>
          </table:table-cell>
          <table:table-cell table:style-name="ce6" office:value-type="float" office:value="0.00150262903781826" calcext:value-type="float">
            <text:p>0.001502629037818</text:p>
          </table:table-cell>
          <table:table-cell office:value-type="float" office:value="0.271975855845104" calcext:value-type="float">
            <text:p>0.271975855845104</text:p>
          </table:table-cell>
          <table:table-cell office:value-type="float" office:value="0.416228243475657" calcext:value-type="float">
            <text:p>0.416228243475657</text:p>
          </table:table-cell>
          <table:table-cell office:value-type="float" office:value="75.3373120690939" calcext:value-type="float">
            <text:p>75.3373120690939</text:p>
          </table:table-cell>
          <table:table-cell office:value-type="float" office:value="0.00039996907150336" calcext:value-type="float">
            <text:p>0.000399969071503</text:p>
          </table:table-cell>
          <table:table-cell office:value-type="float" office:value="0.0723944019421081" calcext:value-type="float">
            <text:p>0.072394401942108</text:p>
          </table:table-cell>
          <table:table-cell office:value-type="float" office:value="0.110791432806431" calcext:value-type="float">
            <text:p>0.110791432806431</text:p>
          </table:table-cell>
          <table:table-cell office:value-type="string" calcext:value-type="string">
            <text:p>20.053249337963944]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277" calcext:value-type="float">
            <text:p>277</text:p>
          </table:table-cell>
          <table:table-cell office:value-type="float" office:value="102213" calcext:value-type="float">
            <text:p>102213</text:p>
          </table:table-cell>
          <table:table-cell office:value-type="float" office:value="0.549208019309588" calcext:value-type="float">
            <text:p>0.549208019309588</text:p>
          </table:table-cell>
          <table:table-cell office:value-type="float" office:value="202.657759125238" calcext:value-type="float">
            <text:p>202.657759125238</text:p>
          </table:table-cell>
          <table:table-cell office:value-type="float" office:value="152.130621348756" calcext:value-type="float">
            <text:p>152.130621348756</text:p>
          </table:table-cell>
          <table:table-cell office:value-type="float" office:value="56136.1992776909" calcext:value-type="float">
            <text:p>56136.1992776909</text:p>
          </table:table-cell>
          <table:table-cell table:style-name="ce6" office:value-type="float" office:value="0.251723751937631" calcext:value-type="float">
            <text:p>0.251723751937631</text:p>
          </table:table-cell>
          <table:table-cell office:value-type="float" office:value="92.886064464986" calcext:value-type="float">
            <text:p>92.886064464986</text:p>
          </table:table-cell>
          <table:table-cell office:value-type="float" office:value="69.7274792867239" calcext:value-type="float">
            <text:p>69.7274792867239</text:p>
          </table:table-cell>
          <table:table-cell office:value-type="float" office:value="25729.4398568011" calcext:value-type="float">
            <text:p>25729.4398568011</text:p>
          </table:table-cell>
          <table:table-cell office:value-type="float" office:value="0.138248703214845" calcext:value-type="float">
            <text:p>0.138248703214845</text:p>
          </table:table-cell>
          <table:table-cell office:value-type="float" office:value="51.0137714862777" calcext:value-type="float">
            <text:p>51.0137714862777</text:p>
          </table:table-cell>
          <table:table-cell office:value-type="float" office:value="38.294890790512" calcext:value-type="float">
            <text:p>38.294890790512</text:p>
          </table:table-cell>
          <table:table-cell office:value-type="string" calcext:value-type="string">
            <text:p>14130.814701698924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77" calcext:value-type="float">
            <text:p>277</text:p>
          </table:table-cell>
          <table:table-cell office:value-type="float" office:value="71743" calcext:value-type="float">
            <text:p>71743</text:p>
          </table:table-cell>
          <table:table-cell office:value-type="float" office:value="0.660410636646153" calcext:value-type="float">
            <text:p>0.660410636646153</text:p>
          </table:table-cell>
          <table:table-cell office:value-type="float" office:value="171.046354891354" calcext:value-type="float">
            <text:p>171.046354891354</text:p>
          </table:table-cell>
          <table:table-cell office:value-type="float" office:value="182.933746350984" calcext:value-type="float">
            <text:p>182.933746350984</text:p>
          </table:table-cell>
          <table:table-cell office:value-type="float" office:value="47379.840304905" calcext:value-type="float">
            <text:p>47379.840304905</text:p>
          </table:table-cell>
          <table:table-cell table:style-name="ce6" office:value-type="float" office:value="0.483151855121405" calcext:value-type="float">
            <text:p>0.483151855121405</text:p>
          </table:table-cell>
          <table:table-cell office:value-type="float" office:value="125.136330476444" calcext:value-type="float">
            <text:p>125.136330476444</text:p>
          </table:table-cell>
          <table:table-cell office:value-type="float" office:value="133.833063868629" calcext:value-type="float">
            <text:p>133.833063868629</text:p>
          </table:table-cell>
          <table:table-cell office:value-type="float" office:value="34662.7635419749" calcext:value-type="float">
            <text:p>34662.7635419749</text:p>
          </table:table-cell>
          <table:table-cell office:value-type="float" office:value="0.319078624237497" calcext:value-type="float">
            <text:p>0.319078624237497</text:p>
          </table:table-cell>
          <table:table-cell office:value-type="float" office:value="82.6413636775117" calcext:value-type="float">
            <text:p>82.6413636775117</text:p>
          </table:table-cell>
          <table:table-cell office:value-type="float" office:value="88.3847789137866" calcext:value-type="float">
            <text:p>88.3847789137866</text:p>
          </table:table-cell>
          <table:table-cell office:value-type="string" calcext:value-type="string">
            <text:p>22891.657738670743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office:value-type="float" office:value="67865" calcext:value-type="float">
            <text:p>67865</text:p>
          </table:table-cell>
          <table:table-cell office:value-type="float" office:value="0.643575308136971" calcext:value-type="float">
            <text:p>0.643575308136971</text:p>
          </table:table-cell>
          <table:table-cell office:value-type="float" office:value="157.675950493558" calcext:value-type="float">
            <text:p>157.675950493558</text:p>
          </table:table-cell>
          <table:table-cell office:value-type="float" office:value="178.270360353941" calcext:value-type="float">
            <text:p>178.270360353941</text:p>
          </table:table-cell>
          <table:table-cell office:value-type="float" office:value="43676.2382867156" calcext:value-type="float">
            <text:p>43676.2382867156</text:p>
          </table:table-cell>
          <table:table-cell table:style-name="ce6" office:value-type="float" office:value="0.0615136025863412" calcext:value-type="float">
            <text:p>0.061513602586341</text:p>
          </table:table-cell>
          <table:table-cell office:value-type="float" office:value="15.0708326336536" calcext:value-type="float">
            <text:p>15.0708326336536</text:p>
          </table:table-cell>
          <table:table-cell office:value-type="float" office:value="17.0392679164165" calcext:value-type="float">
            <text:p>17.0392679164165</text:p>
          </table:table-cell>
          <table:table-cell office:value-type="float" office:value="4174.62063952204" calcext:value-type="float">
            <text:p>4174.62063952204</text:p>
          </table:table-cell>
          <table:table-cell office:value-type="float" office:value="0.0395886357391197" calcext:value-type="float">
            <text:p>0.03958863573912</text:p>
          </table:table-cell>
          <table:table-cell office:value-type="float" office:value="9.69921575608433" calcext:value-type="float">
            <text:p>9.69921575608433</text:p>
          </table:table-cell>
          <table:table-cell office:value-type="float" office:value="10.9660520997362" calcext:value-type="float">
            <text:p>10.9660520997362</text:p>
          </table:table-cell>
          <table:table-cell office:value-type="string" calcext:value-type="string">
            <text:p>2686.6827644353602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480773426718066" calcext:value-type="float">
            <text:p>0.048077342671807</text:p>
          </table:table-cell>
          <table:table-cell office:value-type="float" office:value="302" calcext:value-type="float">
            <text:p>302</text:p>
          </table:table-cell>
          <table:table-cell office:value-type="float" office:value="277" calcext:value-type="float">
            <text:p>277</text:p>
          </table:table-cell>
          <table:table-cell office:value-type="float" office:value="83654" calcext:value-type="float">
            <text:p>83654</text:p>
          </table:table-cell>
          <table:table-cell office:value-type="float" office:value="0.922134417636025" calcext:value-type="float">
            <text:p>0.922134417636025</text:p>
          </table:table-cell>
          <table:table-cell office:value-type="float" office:value="278.484594126079" calcext:value-type="float">
            <text:p>278.484594126079</text:p>
          </table:table-cell>
          <table:table-cell office:value-type="float" office:value="255.431233685179" calcext:value-type="float">
            <text:p>255.431233685179</text:p>
          </table:table-cell>
          <table:table-cell office:value-type="float" office:value="77140.232572924" calcext:value-type="float">
            <text:p>77140.232572924</text:p>
          </table:table-cell>
          <table:table-cell table:style-name="ce6" office:value-type="float" office:value="0.584377389359156" calcext:value-type="float">
            <text:p>0.584377389359156</text:p>
          </table:table-cell>
          <table:table-cell office:value-type="float" office:value="176.481971586465" calcext:value-type="float">
            <text:p>176.481971586465</text:p>
          </table:table-cell>
          <table:table-cell office:value-type="float" office:value="161.872536852486" calcext:value-type="float">
            <text:p>161.872536852486</text:p>
          </table:table-cell>
          <table:table-cell office:value-type="float" office:value="48885.5061294508" calcext:value-type="float">
            <text:p>48885.5061294508</text:p>
          </table:table-cell>
          <table:table-cell office:value-type="float" office:value="0.538874503616365" calcext:value-type="float">
            <text:p>0.538874503616365</text:p>
          </table:table-cell>
          <table:table-cell office:value-type="float" office:value="162.740100092142" calcext:value-type="float">
            <text:p>162.740100092142</text:p>
          </table:table-cell>
          <table:table-cell office:value-type="float" office:value="149.268237501733" calcext:value-type="float">
            <text:p>149.268237501733</text:p>
          </table:table-cell>
          <table:table-cell office:value-type="string" calcext:value-type="string">
            <text:p>45079.00772552343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77" calcext:value-type="float">
            <text:p>277</text:p>
          </table:table-cell>
          <table:table-cell office:value-type="float" office:value="27700" calcext:value-type="float">
            <text:p>27700</text:p>
          </table:table-cell>
          <table:table-cell office:value-type="float" office:value="0.632597220015062" calcext:value-type="float">
            <text:p>0.632597220015062</text:p>
          </table:table-cell>
          <table:table-cell office:value-type="float" office:value="63.2597220015062" calcext:value-type="float">
            <text:p>63.2597220015062</text:p>
          </table:table-cell>
          <table:table-cell office:value-type="float" office:value="175.229429944172" calcext:value-type="float">
            <text:p>175.229429944172</text:p>
          </table:table-cell>
          <table:table-cell office:value-type="float" office:value="17522.9429944172" calcext:value-type="float">
            <text:p>17522.9429944172</text:p>
          </table:table-cell>
          <table:table-cell table:style-name="ce6" office:value-type="float" office:value="0.230643775253123" calcext:value-type="float">
            <text:p>0.230643775253123</text:p>
          </table:table-cell>
          <table:table-cell office:value-type="float" office:value="23.0643775253123" calcext:value-type="float">
            <text:p>23.0643775253123</text:p>
          </table:table-cell>
          <table:table-cell office:value-type="float" office:value="63.888325745115" calcext:value-type="float">
            <text:p>63.888325745115</text:p>
          </table:table-cell>
          <table:table-cell office:value-type="float" office:value="6388.8325745115" calcext:value-type="float">
            <text:p>6388.8325745115</text:p>
          </table:table-cell>
          <table:table-cell office:value-type="float" office:value="0.145904611038904" calcext:value-type="float">
            <text:p>0.145904611038904</text:p>
          </table:table-cell>
          <table:table-cell office:value-type="float" office:value="14.5904611038904" calcext:value-type="float">
            <text:p>14.5904611038904</text:p>
          </table:table-cell>
          <table:table-cell office:value-type="float" office:value="40.4155772577765" calcext:value-type="float">
            <text:p>40.4155772577765</text:p>
          </table:table-cell>
          <table:table-cell office:value-type="string" calcext:value-type="string">
            <text:p>4041.5577257776504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277" calcext:value-type="float">
            <text:p>277</text:p>
          </table:table-cell>
          <table:table-cell office:value-type="float" office:value="86424" calcext:value-type="float">
            <text:p>86424</text:p>
          </table:table-cell>
          <table:table-cell office:value-type="float" office:value="0.844400626913849" calcext:value-type="float">
            <text:p>0.844400626913849</text:p>
          </table:table-cell>
          <table:table-cell office:value-type="float" office:value="263.452995597121" calcext:value-type="float">
            <text:p>263.452995597121</text:p>
          </table:table-cell>
          <table:table-cell office:value-type="float" office:value="233.898973655136" calcext:value-type="float">
            <text:p>233.898973655136</text:p>
          </table:table-cell>
          <table:table-cell office:value-type="float" office:value="72976.4797804025" calcext:value-type="float">
            <text:p>72976.4797804025</text:p>
          </table:table-cell>
          <table:table-cell table:style-name="ce6" office:value-type="float" office:value="0.476983540145644" calcext:value-type="float">
            <text:p>0.476983540145644</text:p>
          </table:table-cell>
          <table:table-cell office:value-type="float" office:value="148.818864525441" calcext:value-type="float">
            <text:p>148.818864525441</text:p>
          </table:table-cell>
          <table:table-cell office:value-type="float" office:value="132.124440620343" calcext:value-type="float">
            <text:p>132.124440620343</text:p>
          </table:table-cell>
          <table:table-cell office:value-type="float" office:value="41222.8254735472" calcext:value-type="float">
            <text:p>41222.8254735472</text:p>
          </table:table-cell>
          <table:table-cell office:value-type="float" office:value="0.402765200326569" calcext:value-type="float">
            <text:p>0.402765200326569</text:p>
          </table:table-cell>
          <table:table-cell office:value-type="float" office:value="125.66274250189" calcext:value-type="float">
            <text:p>125.66274250189</text:p>
          </table:table-cell>
          <table:table-cell office:value-type="float" office:value="111.56596049046" calcext:value-type="float">
            <text:p>111.56596049046</text:p>
          </table:table-cell>
          <table:table-cell office:value-type="string" calcext:value-type="string">
            <text:p>34808.57967302343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77" calcext:value-type="float">
            <text:p>277</text:p>
          </table:table-cell>
          <table:table-cell office:value-type="float" office:value="38780" calcext:value-type="float">
            <text:p>38780</text:p>
          </table:table-cell>
          <table:table-cell office:value-type="float" office:value="0.662045297515464" calcext:value-type="float">
            <text:p>0.662045297515464</text:p>
          </table:table-cell>
          <table:table-cell office:value-type="float" office:value="92.6863416521649" calcext:value-type="float">
            <text:p>92.6863416521649</text:p>
          </table:table-cell>
          <table:table-cell office:value-type="float" office:value="183.386547411783" calcext:value-type="float">
            <text:p>183.386547411783</text:p>
          </table:table-cell>
          <table:table-cell office:value-type="float" office:value="25674.1166376497" calcext:value-type="float">
            <text:p>25674.1166376497</text:p>
          </table:table-cell>
          <table:table-cell table:style-name="ce6" office:value-type="float" office:value="0.677841561361229" calcext:value-type="float">
            <text:p>0.677841561361229</text:p>
          </table:table-cell>
          <table:table-cell office:value-type="float" office:value="94.8978185905721" calcext:value-type="float">
            <text:p>94.8978185905721</text:p>
          </table:table-cell>
          <table:table-cell office:value-type="float" office:value="187.762112497061" calcext:value-type="float">
            <text:p>187.762112497061</text:p>
          </table:table-cell>
          <table:table-cell office:value-type="float" office:value="26286.6957495885" calcext:value-type="float">
            <text:p>26286.6957495885</text:p>
          </table:table-cell>
          <table:table-cell office:value-type="float" office:value="0.448761818159741" calcext:value-type="float">
            <text:p>0.448761818159741</text:p>
          </table:table-cell>
          <table:table-cell office:value-type="float" office:value="62.8266545423638" calcext:value-type="float">
            <text:p>62.8266545423638</text:p>
          </table:table-cell>
          <table:table-cell office:value-type="float" office:value="124.307023630248" calcext:value-type="float">
            <text:p>124.307023630248</text:p>
          </table:table-cell>
          <table:table-cell office:value-type="string" calcext:value-type="string">
            <text:p>17402.983308234772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77" calcext:value-type="float">
            <text:p>277</text:p>
          </table:table-cell>
          <table:table-cell office:value-type="float" office:value="55677" calcext:value-type="float">
            <text:p>55677</text:p>
          </table:table-cell>
          <table:table-cell office:value-type="float" office:value="0.000233936003175357" calcext:value-type="float">
            <text:p>0.000233936003175</text:p>
          </table:table-cell>
          <table:table-cell office:value-type="float" office:value="0.0470211366382467" calcext:value-type="float">
            <text:p>0.047021136638247</text:p>
          </table:table-cell>
          <table:table-cell office:value-type="float" office:value="0.0648002728795739" calcext:value-type="float">
            <text:p>0.064800272879574</text:p>
          </table:table-cell>
          <table:table-cell office:value-type="float" office:value="13.0248548487943" calcext:value-type="float">
            <text:p>13.0248548487943</text:p>
          </table:table-cell>
          <table:table-cell table:style-name="ce6" office:value-type="float" office:value="0.726391263103675" calcext:value-type="float">
            <text:p>0.726391263103675</text:p>
          </table:table-cell>
          <table:table-cell office:value-type="float" office:value="146.004643883839" calcext:value-type="float">
            <text:p>146.004643883839</text:p>
          </table:table-cell>
          <table:table-cell office:value-type="float" office:value="201.210379879718" calcext:value-type="float">
            <text:p>201.210379879718</text:p>
          </table:table-cell>
          <table:table-cell office:value-type="float" office:value="40443.2863558233" calcext:value-type="float">
            <text:p>40443.2863558233</text:p>
          </table:table-cell>
          <table:table-cell office:value-type="float" office:value="0.000169929068831973" calcext:value-type="float">
            <text:p>0.000169929068832</text:p>
          </table:table-cell>
          <table:table-cell office:value-type="float" office:value="0.0341557428352265" calcext:value-type="float">
            <text:p>0.034155742835227</text:p>
          </table:table-cell>
          <table:table-cell office:value-type="float" office:value="0.0470703520664565" calcext:value-type="float">
            <text:p>0.047070352066457</text:p>
          </table:table-cell>
          <table:table-cell office:value-type="string" calcext:value-type="string">
            <text:p>9.461140765357754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77" calcext:value-type="float">
            <text:p>277</text:p>
          </table:table-cell>
          <table:table-cell office:value-type="float" office:value="50968" calcext:value-type="float">
            <text:p>50968</text:p>
          </table:table-cell>
          <table:table-cell office:value-type="float" office:value="0.0385513394986221" calcext:value-type="float">
            <text:p>0.038551339498622</text:p>
          </table:table-cell>
          <table:table-cell office:value-type="float" office:value="7.09344646774647" calcext:value-type="float">
            <text:p>7.09344646774647</text:p>
          </table:table-cell>
          <table:table-cell office:value-type="float" office:value="10.6787210411183" calcext:value-type="float">
            <text:p>10.6787210411183</text:p>
          </table:table-cell>
          <table:table-cell office:value-type="float" office:value="1964.88467156577" calcext:value-type="float">
            <text:p>1964.88467156577</text:p>
          </table:table-cell>
          <table:table-cell table:style-name="ce6" office:value-type="float" office:value="0.540032066649037" calcext:value-type="float">
            <text:p>0.540032066649037</text:p>
          </table:table-cell>
          <table:table-cell office:value-type="float" office:value="99.3659002634228" calcext:value-type="float">
            <text:p>99.3659002634228</text:p>
          </table:table-cell>
          <table:table-cell office:value-type="float" office:value="149.588882461783" calcext:value-type="float">
            <text:p>149.588882461783</text:p>
          </table:table-cell>
          <table:table-cell office:value-type="float" office:value="27524.3543729681" calcext:value-type="float">
            <text:p>27524.3543729681</text:p>
          </table:table-cell>
          <table:table-cell office:value-type="float" office:value="0.0208189595415296" calcext:value-type="float">
            <text:p>0.02081895954153</text:p>
          </table:table-cell>
          <table:table-cell office:value-type="float" office:value="3.83068855564144" calcext:value-type="float">
            <text:p>3.83068855564144</text:p>
          </table:table-cell>
          <table:table-cell office:value-type="float" office:value="5.76685179300369" calcext:value-type="float">
            <text:p>5.76685179300369</text:p>
          </table:table-cell>
          <table:table-cell office:value-type="string" calcext:value-type="string">
            <text:p>1061.1007299126784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24" calcext:value-type="float">
            <text:p>124</text:p>
          </table:table-cell>
          <table:table-cell office:value-type="float" office:value="23808" calcext:value-type="float">
            <text:p>23808</text:p>
          </table:table-cell>
          <table:table-cell office:value-type="float" office:value="0.524394076731752" calcext:value-type="float">
            <text:p>0.524394076731752</text:p>
          </table:table-cell>
          <table:table-cell office:value-type="float" office:value="100.683662732496" calcext:value-type="float">
            <text:p>100.683662732496</text:p>
          </table:table-cell>
          <table:table-cell office:value-type="float" office:value="65.0248655147372" calcext:value-type="float">
            <text:p>65.0248655147372</text:p>
          </table:table-cell>
          <table:table-cell office:value-type="float" office:value="12484.7741788295" calcext:value-type="float">
            <text:p>12484.7741788295</text:p>
          </table:table-cell>
          <table:table-cell table:style-name="ce6" office:value-type="float" office:value="0.43401232141322" calcext:value-type="float">
            <text:p>0.43401232141322</text:p>
          </table:table-cell>
          <table:table-cell office:value-type="float" office:value="83.3303657113382" calcext:value-type="float">
            <text:p>83.3303657113382</text:p>
          </table:table-cell>
          <table:table-cell office:value-type="float" office:value="53.8175278552393" calcext:value-type="float">
            <text:p>53.8175278552393</text:p>
          </table:table-cell>
          <table:table-cell office:value-type="float" office:value="10332.9653482059" calcext:value-type="float">
            <text:p>10332.9653482059</text:p>
          </table:table-cell>
          <table:table-cell office:value-type="float" office:value="0.22759349057769" calcext:value-type="float">
            <text:p>0.22759349057769</text:p>
          </table:table-cell>
          <table:table-cell office:value-type="float" office:value="43.6979501909165" calcext:value-type="float">
            <text:p>43.6979501909165</text:p>
          </table:table-cell>
          <table:table-cell office:value-type="float" office:value="28.2215928316335" calcext:value-type="float">
            <text:p>28.2215928316335</text:p>
          </table:table-cell>
          <table:table-cell office:value-type="string" calcext:value-type="string">
            <text:p>5418.5458236736395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124" calcext:value-type="float">
            <text:p>124</text:p>
          </table:table-cell>
          <table:table-cell office:value-type="float" office:value="41664" calcext:value-type="float">
            <text:p>41664</text:p>
          </table:table-cell>
          <table:table-cell office:value-type="float" office:value="0.144593143906117" calcext:value-type="float">
            <text:p>0.144593143906117</text:p>
          </table:table-cell>
          <table:table-cell office:value-type="float" office:value="48.5832963524554" calcext:value-type="float">
            <text:p>48.5832963524554</text:p>
          </table:table-cell>
          <table:table-cell office:value-type="float" office:value="17.9295498443585" calcext:value-type="float">
            <text:p>17.9295498443585</text:p>
          </table:table-cell>
          <table:table-cell office:value-type="float" office:value="6024.32874770447" calcext:value-type="float">
            <text:p>6024.32874770447</text:p>
          </table:table-cell>
          <table:table-cell table:style-name="ce6" office:value-type="float" office:value="0.396482803721787" calcext:value-type="float">
            <text:p>0.396482803721787</text:p>
          </table:table-cell>
          <table:table-cell office:value-type="float" office:value="133.218222050521" calcext:value-type="float">
            <text:p>133.218222050521</text:p>
          </table:table-cell>
          <table:table-cell office:value-type="float" office:value="49.1638676615016" calcext:value-type="float">
            <text:p>49.1638676615016</text:p>
          </table:table-cell>
          <table:table-cell office:value-type="float" office:value="16519.0595342645" calcext:value-type="float">
            <text:p>16519.0595342645</text:p>
          </table:table-cell>
          <table:table-cell office:value-type="float" office:value="0.0573286950948452" calcext:value-type="float">
            <text:p>0.057328695094845</text:p>
          </table:table-cell>
          <table:table-cell office:value-type="float" office:value="19.262441551868" calcext:value-type="float">
            <text:p>19.262441551868</text:p>
          </table:table-cell>
          <table:table-cell office:value-type="float" office:value="7.10875819176081" calcext:value-type="float">
            <text:p>7.10875819176081</text:p>
          </table:table-cell>
          <table:table-cell office:value-type="string" calcext:value-type="string">
            <text:p>2388.5427524316306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24" calcext:value-type="float">
            <text:p>124</text:p>
          </table:table-cell>
          <table:table-cell office:value-type="float" office:value="22444" calcext:value-type="float">
            <text:p>22444</text:p>
          </table:table-cell>
          <table:table-cell office:value-type="float" office:value="0.00444381334237992" calcext:value-type="float">
            <text:p>0.00444381334238</text:p>
          </table:table-cell>
          <table:table-cell office:value-type="float" office:value="0.804330214970765" calcext:value-type="float">
            <text:p>0.804330214970765</text:p>
          </table:table-cell>
          <table:table-cell office:value-type="float" office:value="0.55103285445511" calcext:value-type="float">
            <text:p>0.55103285445511</text:p>
          </table:table-cell>
          <table:table-cell office:value-type="float" office:value="99.7369466563748" calcext:value-type="float">
            <text:p>99.7369466563748</text:p>
          </table:table-cell>
          <table:table-cell table:style-name="ce6" office:value-type="float" office:value="0.0622577606222739" calcext:value-type="float">
            <text:p>0.062257760622274</text:p>
          </table:table-cell>
          <table:table-cell office:value-type="float" office:value="11.2686546726316" calcext:value-type="float">
            <text:p>11.2686546726316</text:p>
          </table:table-cell>
          <table:table-cell office:value-type="float" office:value="7.71996231716197" calcext:value-type="float">
            <text:p>7.71996231716197</text:p>
          </table:table-cell>
          <table:table-cell office:value-type="float" office:value="1397.31317940632" calcext:value-type="float">
            <text:p>1397.31317940632</text:p>
          </table:table-cell>
          <table:table-cell office:value-type="float" office:value="0.000276661867319956" calcext:value-type="float">
            <text:p>0.00027666186732</text:p>
          </table:table-cell>
          <table:table-cell office:value-type="float" office:value="0.050075797984912" calcext:value-type="float">
            <text:p>0.050075797984912</text:p>
          </table:table-cell>
          <table:table-cell office:value-type="float" office:value="0.0343060715476745" calcext:value-type="float">
            <text:p>0.034306071547675</text:p>
          </table:table-cell>
          <table:table-cell office:value-type="string" calcext:value-type="string">
            <text:p>6.209398950129089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87312723763932" calcext:value-type="float">
            <text:p>0.487312723763932</text:p>
          </table:table-cell>
          <table:table-cell office:value-type="float" office:value="369" calcext:value-type="float">
            <text:p>369</text:p>
          </table:table-cell>
          <table:table-cell office:value-type="float" office:value="124" calcext:value-type="float">
            <text:p>124</text:p>
          </table:table-cell>
          <table:table-cell office:value-type="float" office:value="45756" calcext:value-type="float">
            <text:p>45756</text:p>
          </table:table-cell>
          <table:table-cell office:value-type="float" office:value="0.945861335818026" calcext:value-type="float">
            <text:p>0.945861335818026</text:p>
          </table:table-cell>
          <table:table-cell office:value-type="float" office:value="349.022832916852" calcext:value-type="float">
            <text:p>349.022832916852</text:p>
          </table:table-cell>
          <table:table-cell office:value-type="float" office:value="117.286805641435" calcext:value-type="float">
            <text:p>117.286805641435</text:p>
          </table:table-cell>
          <table:table-cell office:value-type="float" office:value="43278.8312816896" calcext:value-type="float">
            <text:p>43278.8312816896</text:p>
          </table:table-cell>
          <table:table-cell table:style-name="ce6" office:value-type="float" office:value="0.985901913941195" calcext:value-type="float">
            <text:p>0.985901913941195</text:p>
          </table:table-cell>
          <table:table-cell office:value-type="float" office:value="363.797806244301" calcext:value-type="float">
            <text:p>363.797806244301</text:p>
          </table:table-cell>
          <table:table-cell office:value-type="float" office:value="122.251837328708" calcext:value-type="float">
            <text:p>122.251837328708</text:p>
          </table:table-cell>
          <table:table-cell office:value-type="float" office:value="45110.9279742933" calcext:value-type="float">
            <text:p>45110.9279742933</text:p>
          </table:table-cell>
          <table:table-cell office:value-type="float" office:value="0.932526501305968" calcext:value-type="float">
            <text:p>0.932526501305968</text:p>
          </table:table-cell>
          <table:table-cell office:value-type="float" office:value="344.102278981902" calcext:value-type="float">
            <text:p>344.102278981902</text:p>
          </table:table-cell>
          <table:table-cell office:value-type="float" office:value="115.63328616194" calcext:value-type="float">
            <text:p>115.63328616194</text:p>
          </table:table-cell>
          <table:table-cell office:value-type="string" calcext:value-type="string">
            <text:p>42668.68259375586]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24" calcext:value-type="float">
            <text:p>124</text:p>
          </table:table-cell>
          <table:table-cell office:value-type="float" office:value="32116" calcext:value-type="float">
            <text:p>32116</text:p>
          </table:table-cell>
          <table:table-cell office:value-type="float" office:value="0.0561206102832773" calcext:value-type="float">
            <text:p>0.056120610283277</text:p>
          </table:table-cell>
          <table:table-cell office:value-type="float" office:value="14.5352380633688" calcext:value-type="float">
            <text:p>14.5352380633688</text:p>
          </table:table-cell>
          <table:table-cell office:value-type="float" office:value="6.95895567512638" calcext:value-type="float">
            <text:p>6.95895567512638</text:p>
          </table:table-cell>
          <table:table-cell office:value-type="float" office:value="1802.36951985773" calcext:value-type="float">
            <text:p>1802.36951985773</text:p>
          </table:table-cell>
          <table:table-cell table:style-name="ce6" office:value-type="float" office:value="0.971520851677803" calcext:value-type="float">
            <text:p>0.971520851677803</text:p>
          </table:table-cell>
          <table:table-cell office:value-type="float" office:value="251.623900584551" calcext:value-type="float">
            <text:p>251.623900584551</text:p>
          </table:table-cell>
          <table:table-cell office:value-type="float" office:value="120.468585608048" calcext:value-type="float">
            <text:p>120.468585608048</text:p>
          </table:table-cell>
          <table:table-cell office:value-type="float" office:value="31201.3636724843" calcext:value-type="float">
            <text:p>31201.3636724843</text:p>
          </table:table-cell>
          <table:table-cell office:value-type="float" office:value="0.0545223430990876" calcext:value-type="float">
            <text:p>0.054522343099088</text:p>
          </table:table-cell>
          <table:table-cell office:value-type="float" office:value="14.1212868626637" calcext:value-type="float">
            <text:p>14.1212868626637</text:p>
          </table:table-cell>
          <table:table-cell office:value-type="float" office:value="6.76077054428686" calcext:value-type="float">
            <text:p>6.76077054428686</text:p>
          </table:table-cell>
          <table:table-cell office:value-type="string" calcext:value-type="string">
            <text:p>1751.0395709702966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24" calcext:value-type="float">
            <text:p>124</text:p>
          </table:table-cell>
          <table:table-cell office:value-type="float" office:value="30380" calcext:value-type="float">
            <text:p>30380</text:p>
          </table:table-cell>
          <table:table-cell office:value-type="float" office:value="0.307655598112667" calcext:value-type="float">
            <text:p>0.307655598112667</text:p>
          </table:table-cell>
          <table:table-cell office:value-type="float" office:value="75.3756215376035" calcext:value-type="float">
            <text:p>75.3756215376035</text:p>
          </table:table-cell>
          <table:table-cell office:value-type="float" office:value="38.1492941659708" calcext:value-type="float">
            <text:p>38.1492941659708</text:p>
          </table:table-cell>
          <table:table-cell office:value-type="float" office:value="9346.57707066284" calcext:value-type="float">
            <text:p>9346.57707066284</text:p>
          </table:table-cell>
          <table:table-cell table:style-name="ce6" office:value-type="float" office:value="0.822019825386919" calcext:value-type="float">
            <text:p>0.822019825386919</text:p>
          </table:table-cell>
          <table:table-cell office:value-type="float" office:value="201.394857219795" calcext:value-type="float">
            <text:p>201.394857219795</text:p>
          </table:table-cell>
          <table:table-cell office:value-type="float" office:value="101.930458347978" calcext:value-type="float">
            <text:p>101.930458347978</text:p>
          </table:table-cell>
          <table:table-cell office:value-type="float" office:value="24972.9622952546" calcext:value-type="float">
            <text:p>24972.9622952546</text:p>
          </table:table-cell>
          <table:table-cell office:value-type="float" office:value="0.252899001039883" calcext:value-type="float">
            <text:p>0.252899001039883</text:p>
          </table:table-cell>
          <table:table-cell office:value-type="float" office:value="61.9602552547713" calcext:value-type="float">
            <text:p>61.9602552547713</text:p>
          </table:table-cell>
          <table:table-cell office:value-type="float" office:value="31.3594761289455" calcext:value-type="float">
            <text:p>31.3594761289455</text:p>
          </table:table-cell>
          <table:table-cell office:value-type="string" calcext:value-type="string">
            <text:p>7683.07165159164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24" calcext:value-type="float">
            <text:p>124</text:p>
          </table:table-cell>
          <table:table-cell office:value-type="float" office:value="37448" calcext:value-type="float">
            <text:p>37448</text:p>
          </table:table-cell>
          <table:table-cell office:value-type="float" office:value="0.277063920359936" calcext:value-type="float">
            <text:p>0.277063920359936</text:p>
          </table:table-cell>
          <table:table-cell office:value-type="float" office:value="83.6733039487008" calcext:value-type="float">
            <text:p>83.6733039487008</text:p>
          </table:table-cell>
          <table:table-cell office:value-type="float" office:value="34.3559261246321" calcext:value-type="float">
            <text:p>34.3559261246321</text:p>
          </table:table-cell>
          <table:table-cell office:value-type="float" office:value="10375.4896896389" calcext:value-type="float">
            <text:p>10375.4896896389</text:p>
          </table:table-cell>
          <table:table-cell table:style-name="ce6" office:value-type="float" office:value="0.206019432990763" calcext:value-type="float">
            <text:p>0.206019432990763</text:p>
          </table:table-cell>
          <table:table-cell office:value-type="float" office:value="62.2178687632104" calcext:value-type="float">
            <text:p>62.2178687632104</text:p>
          </table:table-cell>
          <table:table-cell office:value-type="float" office:value="25.5464096908546" calcext:value-type="float">
            <text:p>25.5464096908546</text:p>
          </table:table-cell>
          <table:table-cell office:value-type="float" office:value="7715.01572663809" calcext:value-type="float">
            <text:p>7715.01572663809</text:p>
          </table:table-cell>
          <table:table-cell office:value-type="float" office:value="0.057080551774752" calcext:value-type="float">
            <text:p>0.057080551774752</text:p>
          </table:table-cell>
          <table:table-cell office:value-type="float" office:value="17.2383266359751" calcext:value-type="float">
            <text:p>17.2383266359751</text:p>
          </table:table-cell>
          <table:table-cell office:value-type="float" office:value="7.07798842006925" calcext:value-type="float">
            <text:p>7.07798842006925</text:p>
          </table:table-cell>
          <table:table-cell office:value-type="string" calcext:value-type="string">
            <text:p>2137.552502860913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0133965373680904" calcext:value-type="float">
            <text:p>0.01339653736809</text:p>
          </table:table-cell>
          <table:table-cell office:value-type="float" office:value="1.33965373680904" calcext:value-type="float">
            <text:p>1.33965373680904</text:p>
          </table:table-cell>
          <table:table-cell office:value-type="float" office:value="1.66117063364321" calcext:value-type="float">
            <text:p>1.66117063364321</text:p>
          </table:table-cell>
          <table:table-cell office:value-type="float" office:value="166.117063364321" calcext:value-type="float">
            <text:p>166.117063364321</text:p>
          </table:table-cell>
          <table:table-cell table:style-name="ce6" office:value-type="float" office:value="0.306408463115915" calcext:value-type="float">
            <text:p>0.306408463115915</text:p>
          </table:table-cell>
          <table:table-cell office:value-type="float" office:value="30.6408463115915" calcext:value-type="float">
            <text:p>30.6408463115915</text:p>
          </table:table-cell>
          <table:table-cell office:value-type="float" office:value="37.9946494263734" calcext:value-type="float">
            <text:p>37.9946494263734</text:p>
          </table:table-cell>
          <table:table-cell office:value-type="float" office:value="3799.46494263734" calcext:value-type="float">
            <text:p>3799.46494263734</text:p>
          </table:table-cell>
          <table:table-cell office:value-type="float" office:value="0.00410481242603149" calcext:value-type="float">
            <text:p>0.004104812426032</text:p>
          </table:table-cell>
          <table:table-cell office:value-type="float" office:value="0.410481242603149" calcext:value-type="float">
            <text:p>0.410481242603149</text:p>
          </table:table-cell>
          <table:table-cell office:value-type="float" office:value="0.508996740827905" calcext:value-type="float">
            <text:p>0.508996740827905</text:p>
          </table:table-cell>
          <table:table-cell office:value-type="string" calcext:value-type="string">
            <text:p>50.8996740827905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124" calcext:value-type="float">
            <text:p>124</text:p>
          </table:table-cell>
          <table:table-cell office:value-type="float" office:value="38688" calcext:value-type="float">
            <text:p>38688</text:p>
          </table:table-cell>
          <table:table-cell office:value-type="float" office:value="0.835008855048365" calcext:value-type="float">
            <text:p>0.835008855048365</text:p>
          </table:table-cell>
          <table:table-cell office:value-type="float" office:value="260.52276277509" calcext:value-type="float">
            <text:p>260.52276277509</text:p>
          </table:table-cell>
          <table:table-cell office:value-type="float" office:value="103.541098025997" calcext:value-type="float">
            <text:p>103.541098025997</text:p>
          </table:table-cell>
          <table:table-cell office:value-type="float" office:value="32304.8225841112" calcext:value-type="float">
            <text:p>32304.8225841112</text:p>
          </table:table-cell>
          <table:table-cell table:style-name="ce6" office:value-type="float" office:value="0.648384723440688" calcext:value-type="float">
            <text:p>0.648384723440688</text:p>
          </table:table-cell>
          <table:table-cell office:value-type="float" office:value="202.296033713495" calcext:value-type="float">
            <text:p>202.296033713495</text:p>
          </table:table-cell>
          <table:table-cell office:value-type="float" office:value="80.3997057066453" calcext:value-type="float">
            <text:p>80.3997057066453</text:p>
          </table:table-cell>
          <table:table-cell office:value-type="float" office:value="25084.7081804733" calcext:value-type="float">
            <text:p>25084.7081804733</text:p>
          </table:table-cell>
          <table:table-cell office:value-type="float" office:value="0.54140698555106" calcext:value-type="float">
            <text:p>0.54140698555106</text:p>
          </table:table-cell>
          <table:table-cell office:value-type="float" office:value="168.918979491931" calcext:value-type="float">
            <text:p>168.918979491931</text:p>
          </table:table-cell>
          <table:table-cell office:value-type="float" office:value="67.1344662083314" calcext:value-type="float">
            <text:p>67.1344662083314</text:p>
          </table:table-cell>
          <table:table-cell office:value-type="string" calcext:value-type="string">
            <text:p>20945.95345699941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17360" calcext:value-type="float">
            <text:p>17360</text:p>
          </table:table-cell>
          <table:table-cell office:value-type="float" office:value="0.340263804786274" calcext:value-type="float">
            <text:p>0.340263804786274</text:p>
          </table:table-cell>
          <table:table-cell office:value-type="float" office:value="47.6369326700783" calcext:value-type="float">
            <text:p>47.6369326700783</text:p>
          </table:table-cell>
          <table:table-cell office:value-type="float" office:value="42.1927117934979" calcext:value-type="float">
            <text:p>42.1927117934979</text:p>
          </table:table-cell>
          <table:table-cell office:value-type="float" office:value="5906.97965108971" calcext:value-type="float">
            <text:p>5906.97965108971</text:p>
          </table:table-cell>
          <table:table-cell table:style-name="ce6" office:value-type="float" office:value="0.732452227713838" calcext:value-type="float">
            <text:p>0.732452227713838</text:p>
          </table:table-cell>
          <table:table-cell office:value-type="float" office:value="102.543311879937" calcext:value-type="float">
            <text:p>102.543311879937</text:p>
          </table:table-cell>
          <table:table-cell office:value-type="float" office:value="90.8240762365159" calcext:value-type="float">
            <text:p>90.8240762365159</text:p>
          </table:table-cell>
          <table:table-cell office:value-type="float" office:value="12715.3706731122" calcext:value-type="float">
            <text:p>12715.3706731122</text:p>
          </table:table-cell>
          <table:table-cell office:value-type="float" office:value="0.249226981826093" calcext:value-type="float">
            <text:p>0.249226981826093</text:p>
          </table:table-cell>
          <table:table-cell office:value-type="float" office:value="34.891777455653" calcext:value-type="float">
            <text:p>34.891777455653</text:p>
          </table:table-cell>
          <table:table-cell office:value-type="float" office:value="30.9041457464355" calcext:value-type="float">
            <text:p>30.9041457464355</text:p>
          </table:table-cell>
          <table:table-cell office:value-type="string" calcext:value-type="string">
            <text:p>4326.580404500969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24924" calcext:value-type="float">
            <text:p>24924</text:p>
          </table:table-cell>
          <table:table-cell office:value-type="float" office:value="0.774493084802" calcext:value-type="float">
            <text:p>0.774493084802</text:p>
          </table:table-cell>
          <table:table-cell office:value-type="float" office:value="155.673110045202" calcext:value-type="float">
            <text:p>155.673110045202</text:p>
          </table:table-cell>
          <table:table-cell office:value-type="float" office:value="96.037142515448" calcext:value-type="float">
            <text:p>96.037142515448</text:p>
          </table:table-cell>
          <table:table-cell office:value-type="float" office:value="19303.465645605" calcext:value-type="float">
            <text:p>19303.465645605</text:p>
          </table:table-cell>
          <table:table-cell table:style-name="ce6" office:value-type="float" office:value="0.183013772907142" calcext:value-type="float">
            <text:p>0.183013772907142</text:p>
          </table:table-cell>
          <table:table-cell office:value-type="float" office:value="36.7857683543355" calcext:value-type="float">
            <text:p>36.7857683543355</text:p>
          </table:table-cell>
          <table:table-cell office:value-type="float" office:value="22.6937078404856" calcext:value-type="float">
            <text:p>22.6937078404856</text:p>
          </table:table-cell>
          <table:table-cell office:value-type="float" office:value="4561.4352759376" calcext:value-type="float">
            <text:p>4561.4352759376</text:p>
          </table:table-cell>
          <table:table-cell office:value-type="float" office:value="0.141742901540105" calcext:value-type="float">
            <text:p>0.141742901540105</text:p>
          </table:table-cell>
          <table:table-cell office:value-type="float" office:value="28.4903232095611" calcext:value-type="float">
            <text:p>28.4903232095611</text:p>
          </table:table-cell>
          <table:table-cell office:value-type="float" office:value="17.576119790973" calcext:value-type="float">
            <text:p>17.576119790973</text:p>
          </table:table-cell>
          <table:table-cell office:value-type="string" calcext:value-type="string">
            <text:p>3532.8000779855715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24" calcext:value-type="float">
            <text:p>124</text:p>
          </table:table-cell>
          <table:table-cell office:value-type="float" office:value="22816" calcext:value-type="float">
            <text:p>22816</text:p>
          </table:table-cell>
          <table:table-cell office:value-type="float" office:value="0.0047859458298152" calcext:value-type="float">
            <text:p>0.004785945829815</text:p>
          </table:table-cell>
          <table:table-cell office:value-type="float" office:value="0.880614032685996" calcext:value-type="float">
            <text:p>0.880614032685996</text:p>
          </table:table-cell>
          <table:table-cell office:value-type="float" office:value="0.593457282897084" calcext:value-type="float">
            <text:p>0.593457282897084</text:p>
          </table:table-cell>
          <table:table-cell office:value-type="float" office:value="109.196140053063" calcext:value-type="float">
            <text:p>109.196140053063</text:p>
          </table:table-cell>
          <table:table-cell table:style-name="ce6" office:value-type="float" office:value="0.347603759127739" calcext:value-type="float">
            <text:p>0.347603759127739</text:p>
          </table:table-cell>
          <table:table-cell office:value-type="float" office:value="63.9590916795039" calcext:value-type="float">
            <text:p>63.9590916795039</text:p>
          </table:table-cell>
          <table:table-cell office:value-type="float" office:value="43.1028661318396" calcext:value-type="float">
            <text:p>43.1028661318396</text:p>
          </table:table-cell>
          <table:table-cell office:value-type="float" office:value="7930.92736825849" calcext:value-type="float">
            <text:p>7930.92736825849</text:p>
          </table:table-cell>
          <table:table-cell office:value-type="float" office:value="0.00166361276142549" calcext:value-type="float">
            <text:p>0.001663612761425</text:p>
          </table:table-cell>
          <table:table-cell office:value-type="float" office:value="0.30610474810229" calcext:value-type="float">
            <text:p>0.30610474810229</text:p>
          </table:table-cell>
          <table:table-cell office:value-type="float" office:value="0.20628798241676" calcext:value-type="float">
            <text:p>0.20628798241676</text:p>
          </table:table-cell>
          <table:table-cell office:value-type="string" calcext:value-type="string">
            <text:p>37.956988764683906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17" calcext:value-type="float">
            <text:p>117</text:p>
          </table:table-cell>
          <table:table-cell office:value-type="float" office:value="22464" calcext:value-type="float">
            <text:p>22464</text:p>
          </table:table-cell>
          <table:table-cell office:value-type="float" office:value="0.61272047014934" calcext:value-type="float">
            <text:p>0.61272047014934</text:p>
          </table:table-cell>
          <table:table-cell office:value-type="float" office:value="117.642330268673" calcext:value-type="float">
            <text:p>117.642330268673</text:p>
          </table:table-cell>
          <table:table-cell office:value-type="float" office:value="71.6882950074727" calcext:value-type="float">
            <text:p>71.6882950074727</text:p>
          </table:table-cell>
          <table:table-cell office:value-type="float" office:value="13764.1526414348" calcext:value-type="float">
            <text:p>13764.1526414348</text:p>
          </table:table-cell>
          <table:table-cell table:style-name="ce6" office:value-type="float" office:value="0.434394101015826" calcext:value-type="float">
            <text:p>0.434394101015826</text:p>
          </table:table-cell>
          <table:table-cell office:value-type="float" office:value="83.4036673950386" calcext:value-type="float">
            <text:p>83.4036673950386</text:p>
          </table:table-cell>
          <table:table-cell office:value-type="float" office:value="50.8241098188516" calcext:value-type="float">
            <text:p>50.8241098188516</text:p>
          </table:table-cell>
          <table:table-cell office:value-type="float" office:value="9758.22908521952" calcext:value-type="float">
            <text:p>9758.22908521952</text:p>
          </table:table-cell>
          <table:table-cell office:value-type="float" office:value="0.266162157804517" calcext:value-type="float">
            <text:p>0.266162157804517</text:p>
          </table:table-cell>
          <table:table-cell office:value-type="float" office:value="51.1031342984672" calcext:value-type="float">
            <text:p>51.1031342984672</text:p>
          </table:table-cell>
          <table:table-cell office:value-type="float" office:value="31.1409724631284" calcext:value-type="float">
            <text:p>31.1409724631284</text:p>
          </table:table-cell>
          <table:table-cell office:value-type="string" calcext:value-type="string">
            <text:p>5979.06671292066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117" calcext:value-type="float">
            <text:p>117</text:p>
          </table:table-cell>
          <table:table-cell office:value-type="float" office:value="39312" calcext:value-type="float">
            <text:p>39312</text:p>
          </table:table-cell>
          <table:table-cell office:value-type="float" office:value="0.741715409514865" calcext:value-type="float">
            <text:p>0.741715409514865</text:p>
          </table:table-cell>
          <table:table-cell office:value-type="float" office:value="249.216377596995" calcext:value-type="float">
            <text:p>249.216377596995</text:p>
          </table:table-cell>
          <table:table-cell office:value-type="float" office:value="86.7807029132392" calcext:value-type="float">
            <text:p>86.7807029132392</text:p>
          </table:table-cell>
          <table:table-cell office:value-type="float" office:value="29158.3161788484" calcext:value-type="float">
            <text:p>29158.3161788484</text:p>
          </table:table-cell>
          <table:table-cell table:style-name="ce6" office:value-type="float" office:value="0.761809732432554" calcext:value-type="float">
            <text:p>0.761809732432554</text:p>
          </table:table-cell>
          <table:table-cell office:value-type="float" office:value="255.968070097338" calcext:value-type="float">
            <text:p>255.968070097338</text:p>
          </table:table-cell>
          <table:table-cell office:value-type="float" office:value="89.1317386946088" calcext:value-type="float">
            <text:p>89.1317386946088</text:p>
          </table:table-cell>
          <table:table-cell office:value-type="float" office:value="29948.2642013886" calcext:value-type="float">
            <text:p>29948.2642013886</text:p>
          </table:table-cell>
          <table:table-cell office:value-type="float" office:value="0.565046017663622" calcext:value-type="float">
            <text:p>0.565046017663622</text:p>
          </table:table-cell>
          <table:table-cell office:value-type="float" office:value="189.855461934977" calcext:value-type="float">
            <text:p>189.855461934977</text:p>
          </table:table-cell>
          <table:table-cell office:value-type="float" office:value="66.1103840666437" calcext:value-type="float">
            <text:p>66.1103840666437</text:p>
          </table:table-cell>
          <table:table-cell office:value-type="string" calcext:value-type="string">
            <text:p>22213.089046392288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17" calcext:value-type="float">
            <text:p>117</text:p>
          </table:table-cell>
          <table:table-cell office:value-type="float" office:value="21177" calcext:value-type="float">
            <text:p>21177</text:p>
          </table:table-cell>
          <table:table-cell office:value-type="float" office:value="0.295374112221499" calcext:value-type="float">
            <text:p>0.295374112221499</text:p>
          </table:table-cell>
          <table:table-cell office:value-type="float" office:value="53.4627143120914" calcext:value-type="float">
            <text:p>53.4627143120914</text:p>
          </table:table-cell>
          <table:table-cell office:value-type="float" office:value="34.5587711299154" calcext:value-type="float">
            <text:p>34.5587711299154</text:p>
          </table:table-cell>
          <table:table-cell office:value-type="float" office:value="6255.13757451469" calcext:value-type="float">
            <text:p>6255.13757451469</text:p>
          </table:table-cell>
          <table:table-cell table:style-name="ce6" office:value-type="float" office:value="0.696095671997006" calcext:value-type="float">
            <text:p>0.696095671997006</text:p>
          </table:table-cell>
          <table:table-cell office:value-type="float" office:value="125.993316631458" calcext:value-type="float">
            <text:p>125.993316631458</text:p>
          </table:table-cell>
          <table:table-cell office:value-type="float" office:value="81.4431936236497" calcext:value-type="float">
            <text:p>81.4431936236497</text:p>
          </table:table-cell>
          <table:table-cell office:value-type="float" office:value="14741.2180458806" calcext:value-type="float">
            <text:p>14741.2180458806</text:p>
          </table:table-cell>
          <table:table-cell office:value-type="float" office:value="0.205608641137344" calcext:value-type="float">
            <text:p>0.205608641137344</text:p>
          </table:table-cell>
          <table:table-cell office:value-type="float" office:value="37.2151640458592" calcext:value-type="float">
            <text:p>37.2151640458592</text:p>
          </table:table-cell>
          <table:table-cell office:value-type="float" office:value="24.0562110130692" calcext:value-type="float">
            <text:p>24.0562110130692</text:p>
          </table:table-cell>
          <table:table-cell office:value-type="string" calcext:value-type="string">
            <text:p>4354.174193365528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117" calcext:value-type="float">
            <text:p>117</text:p>
          </table:table-cell>
          <table:table-cell office:value-type="float" office:value="43173" calcext:value-type="float">
            <text:p>43173</text:p>
          </table:table-cell>
          <table:table-cell office:value-type="float" office:value="0.739079906680781" calcext:value-type="float">
            <text:p>0.739079906680781</text:p>
          </table:table-cell>
          <table:table-cell office:value-type="float" office:value="272.720485565208" calcext:value-type="float">
            <text:p>272.720485565208</text:p>
          </table:table-cell>
          <table:table-cell office:value-type="float" office:value="86.4723490816514" calcext:value-type="float">
            <text:p>86.4723490816514</text:p>
          </table:table-cell>
          <table:table-cell office:value-type="float" office:value="31908.2968111294" calcext:value-type="float">
            <text:p>31908.2968111294</text:p>
          </table:table-cell>
          <table:table-cell table:style-name="ce6" office:value-type="float" office:value="0.705614407722034" calcext:value-type="float">
            <text:p>0.705614407722034</text:p>
          </table:table-cell>
          <table:table-cell office:value-type="float" office:value="260.371716449431" calcext:value-type="float">
            <text:p>260.371716449431</text:p>
          </table:table-cell>
          <table:table-cell office:value-type="float" office:value="82.556885703478" calcext:value-type="float">
            <text:p>82.556885703478</text:p>
          </table:table-cell>
          <table:table-cell office:value-type="float" office:value="30463.4908245834" calcext:value-type="float">
            <text:p>30463.4908245834</text:p>
          </table:table-cell>
          <table:table-cell office:value-type="float" office:value="0.521505430611816" calcext:value-type="float">
            <text:p>0.521505430611816</text:p>
          </table:table-cell>
          <table:table-cell office:value-type="float" office:value="192.43550389576" calcext:value-type="float">
            <text:p>192.43550389576</text:p>
          </table:table-cell>
          <table:table-cell office:value-type="float" office:value="61.0161353815824" calcext:value-type="float">
            <text:p>61.0161353815824</text:p>
          </table:table-cell>
          <table:table-cell office:value-type="string" calcext:value-type="string">
            <text:p>22514.95395580392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17" calcext:value-type="float">
            <text:p>117</text:p>
          </table:table-cell>
          <table:table-cell office:value-type="float" office:value="30303" calcext:value-type="float">
            <text:p>30303</text:p>
          </table:table-cell>
          <table:table-cell office:value-type="float" office:value="0.266041616748878" calcext:value-type="float">
            <text:p>0.266041616748878</text:p>
          </table:table-cell>
          <table:table-cell office:value-type="float" office:value="68.9047787379593" calcext:value-type="float">
            <text:p>68.9047787379593</text:p>
          </table:table-cell>
          <table:table-cell office:value-type="float" office:value="31.1268691596187" calcext:value-type="float">
            <text:p>31.1268691596187</text:p>
          </table:table-cell>
          <table:table-cell office:value-type="float" office:value="8061.85911234124" calcext:value-type="float">
            <text:p>8061.85911234124</text:p>
          </table:table-cell>
          <table:table-cell table:style-name="ce6" office:value-type="float" office:value="0.134129144235865" calcext:value-type="float">
            <text:p>0.134129144235865</text:p>
          </table:table-cell>
          <table:table-cell office:value-type="float" office:value="34.739448357089" calcext:value-type="float">
            <text:p>34.739448357089</text:p>
          </table:table-cell>
          <table:table-cell office:value-type="float" office:value="15.6931098755962" calcext:value-type="float">
            <text:p>15.6931098755962</text:p>
          </table:table-cell>
          <table:table-cell office:value-type="float" office:value="4064.51545777942" calcext:value-type="float">
            <text:p>4064.51545777942</text:p>
          </table:table-cell>
          <table:table-cell office:value-type="float" office:value="0.0356839343856529" calcext:value-type="float">
            <text:p>0.035683934385653</text:p>
          </table:table-cell>
          <table:table-cell office:value-type="float" office:value="9.24213900588411" calcext:value-type="float">
            <text:p>9.24213900588411</text:p>
          </table:table-cell>
          <table:table-cell office:value-type="float" office:value="4.17502032312139" calcext:value-type="float">
            <text:p>4.17502032312139</text:p>
          </table:table-cell>
          <table:table-cell office:value-type="string" calcext:value-type="string">
            <text:p>1081.330263688441]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17" calcext:value-type="float">
            <text:p>117</text:p>
          </table:table-cell>
          <table:table-cell office:value-type="float" office:value="28665" calcext:value-type="float">
            <text:p>28665</text:p>
          </table:table-cell>
          <table:table-cell office:value-type="float" office:value="0.132242468092036" calcext:value-type="float">
            <text:p>0.132242468092036</text:p>
          </table:table-cell>
          <table:table-cell office:value-type="float" office:value="32.3994046825488" calcext:value-type="float">
            <text:p>32.3994046825488</text:p>
          </table:table-cell>
          <table:table-cell office:value-type="float" office:value="15.4723687667682" calcext:value-type="float">
            <text:p>15.4723687667682</text:p>
          </table:table-cell>
          <table:table-cell office:value-type="float" office:value="3790.73034785821" calcext:value-type="float">
            <text:p>3790.73034785821</text:p>
          </table:table-cell>
          <table:table-cell table:style-name="ce6" office:value-type="float" office:value="0.140763827385879" calcext:value-type="float">
            <text:p>0.140763827385879</text:p>
          </table:table-cell>
          <table:table-cell office:value-type="float" office:value="34.4871377095403" calcext:value-type="float">
            <text:p>34.4871377095403</text:p>
          </table:table-cell>
          <table:table-cell office:value-type="float" office:value="16.4693678041478" calcext:value-type="float">
            <text:p>16.4693678041478</text:p>
          </table:table-cell>
          <table:table-cell office:value-type="float" office:value="4034.99511201621" calcext:value-type="float">
            <text:p>4034.99511201621</text:p>
          </table:table-cell>
          <table:table-cell office:value-type="float" office:value="0.0186149559515899" calcext:value-type="float">
            <text:p>0.01861495595159</text:p>
          </table:table-cell>
          <table:table-cell office:value-type="float" office:value="4.56066420813953" calcext:value-type="float">
            <text:p>4.56066420813953</text:p>
          </table:table-cell>
          <table:table-cell office:value-type="float" office:value="2.17794984633602" calcext:value-type="float">
            <text:p>2.17794984633602</text:p>
          </table:table-cell>
          <table:table-cell office:value-type="string" calcext:value-type="string">
            <text:p>533.5977123523252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24964091706298" calcext:value-type="float">
            <text:p>0.524964091706298</text:p>
          </table:table-cell>
          <table:table-cell office:value-type="float" office:value="302" calcext:value-type="float">
            <text:p>302</text:p>
          </table:table-cell>
          <table:table-cell office:value-type="float" office:value="117" calcext:value-type="float">
            <text:p>117</text:p>
          </table:table-cell>
          <table:table-cell office:value-type="float" office:value="35334" calcext:value-type="float">
            <text:p>35334</text:p>
          </table:table-cell>
          <table:table-cell office:value-type="float" office:value="0.906198387752305" calcext:value-type="float">
            <text:p>0.906198387752305</text:p>
          </table:table-cell>
          <table:table-cell office:value-type="float" office:value="273.671913101196" calcext:value-type="float">
            <text:p>273.671913101196</text:p>
          </table:table-cell>
          <table:table-cell office:value-type="float" office:value="106.02521136702" calcext:value-type="float">
            <text:p>106.02521136702</text:p>
          </table:table-cell>
          <table:table-cell office:value-type="float" office:value="32019.61383284" calcext:value-type="float">
            <text:p>32019.61383284</text:p>
          </table:table-cell>
          <table:table-cell table:style-name="ce6" office:value-type="float" office:value="0.199745080823354" calcext:value-type="float">
            <text:p>0.199745080823354</text:p>
          </table:table-cell>
          <table:table-cell office:value-type="float" office:value="60.323014408653" calcext:value-type="float">
            <text:p>60.323014408653</text:p>
          </table:table-cell>
          <table:table-cell office:value-type="float" office:value="23.3701744563325" calcext:value-type="float">
            <text:p>23.3701744563325</text:p>
          </table:table-cell>
          <table:table-cell office:value-type="float" office:value="7057.79268581241" calcext:value-type="float">
            <text:p>7057.79268581241</text:p>
          </table:table-cell>
          <table:table-cell office:value-type="float" office:value="0.181008670203578" calcext:value-type="float">
            <text:p>0.181008670203578</text:p>
          </table:table-cell>
          <table:table-cell office:value-type="float" office:value="54.6646184014805" calcext:value-type="float">
            <text:p>54.6646184014805</text:p>
          </table:table-cell>
          <table:table-cell office:value-type="float" office:value="21.1780144138186" calcext:value-type="float">
            <text:p>21.1780144138186</text:p>
          </table:table-cell>
          <table:table-cell office:value-type="string" calcext:value-type="string">
            <text:p>6395.760352973217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1700" calcext:value-type="float">
            <text:p>11700</text:p>
          </table:table-cell>
          <table:table-cell office:value-type="float" office:value="0.917932160205304" calcext:value-type="float">
            <text:p>0.917932160205304</text:p>
          </table:table-cell>
          <table:table-cell office:value-type="float" office:value="91.7932160205305" calcext:value-type="float">
            <text:p>91.7932160205305</text:p>
          </table:table-cell>
          <table:table-cell office:value-type="float" office:value="107.398062744021" calcext:value-type="float">
            <text:p>107.398062744021</text:p>
          </table:table-cell>
          <table:table-cell office:value-type="float" office:value="10739.8062744021" calcext:value-type="float">
            <text:p>10739.8062744021</text:p>
          </table:table-cell>
          <table:table-cell table:style-name="ce6" office:value-type="float" office:value="0.578237837333207" calcext:value-type="float">
            <text:p>0.578237837333207</text:p>
          </table:table-cell>
          <table:table-cell office:value-type="float" office:value="57.8237837333207" calcext:value-type="float">
            <text:p>57.8237837333207</text:p>
          </table:table-cell>
          <table:table-cell office:value-type="float" office:value="67.6538269679852" calcext:value-type="float">
            <text:p>67.6538269679852</text:p>
          </table:table-cell>
          <table:table-cell office:value-type="float" office:value="6765.38269679852" calcext:value-type="float">
            <text:p>6765.38269679852</text:p>
          </table:table-cell>
          <table:table-cell office:value-type="float" office:value="0.530783107135714" calcext:value-type="float">
            <text:p>0.530783107135714</text:p>
          </table:table-cell>
          <table:table-cell office:value-type="float" office:value="53.0783107135714" calcext:value-type="float">
            <text:p>53.0783107135714</text:p>
          </table:table-cell>
          <table:table-cell office:value-type="float" office:value="62.1016235348785" calcext:value-type="float">
            <text:p>62.1016235348785</text:p>
          </table:table-cell>
          <table:table-cell office:value-type="string" calcext:value-type="string">
            <text:p>6210.162353487854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117" calcext:value-type="float">
            <text:p>117</text:p>
          </table:table-cell>
          <table:table-cell office:value-type="float" office:value="36504" calcext:value-type="float">
            <text:p>36504</text:p>
          </table:table-cell>
          <table:table-cell office:value-type="float" office:value="0.091376796954542" calcext:value-type="float">
            <text:p>0.091376796954542</text:p>
          </table:table-cell>
          <table:table-cell office:value-type="float" office:value="28.5095606498171" calcext:value-type="float">
            <text:p>28.5095606498171</text:p>
          </table:table-cell>
          <table:table-cell office:value-type="float" office:value="10.6910852436814" calcext:value-type="float">
            <text:p>10.6910852436814</text:p>
          </table:table-cell>
          <table:table-cell office:value-type="float" office:value="3335.6185960286" calcext:value-type="float">
            <text:p>3335.6185960286</text:p>
          </table:table-cell>
          <table:table-cell table:style-name="ce6" office:value-type="float" office:value="0.766315452972597" calcext:value-type="float">
            <text:p>0.766315452972597</text:p>
          </table:table-cell>
          <table:table-cell office:value-type="float" office:value="239.09042132745" calcext:value-type="float">
            <text:p>239.09042132745</text:p>
          </table:table-cell>
          <table:table-cell office:value-type="float" office:value="89.6589079977938" calcext:value-type="float">
            <text:p>89.6589079977938</text:p>
          </table:table-cell>
          <table:table-cell office:value-type="float" office:value="27973.5792953117" calcext:value-type="float">
            <text:p>27973.5792953117</text:p>
          </table:table-cell>
          <table:table-cell office:value-type="float" office:value="0.0700234515494048" calcext:value-type="float">
            <text:p>0.070023451549405</text:p>
          </table:table-cell>
          <table:table-cell office:value-type="float" office:value="21.8473168834143" calcext:value-type="float">
            <text:p>21.8473168834143</text:p>
          </table:table-cell>
          <table:table-cell office:value-type="float" office:value="8.19274383128036" calcext:value-type="float">
            <text:p>8.19274383128036</text:p>
          </table:table-cell>
          <table:table-cell office:value-type="string" calcext:value-type="string">
            <text:p>2556.1360753594736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16380" calcext:value-type="float">
            <text:p>16380</text:p>
          </table:table-cell>
          <table:table-cell office:value-type="float" office:value="0.364334319083642" calcext:value-type="float">
            <text:p>0.364334319083642</text:p>
          </table:table-cell>
          <table:table-cell office:value-type="float" office:value="51.0068046717099" calcext:value-type="float">
            <text:p>51.0068046717099</text:p>
          </table:table-cell>
          <table:table-cell office:value-type="float" office:value="42.6271153327861" calcext:value-type="float">
            <text:p>42.6271153327861</text:p>
          </table:table-cell>
          <table:table-cell office:value-type="float" office:value="5967.79614659006" calcext:value-type="float">
            <text:p>5967.79614659006</text:p>
          </table:table-cell>
          <table:table-cell table:style-name="ce6" office:value-type="float" office:value="0.528620174851761" calcext:value-type="float">
            <text:p>0.528620174851761</text:p>
          </table:table-cell>
          <table:table-cell office:value-type="float" office:value="74.0068244792465" calcext:value-type="float">
            <text:p>74.0068244792465</text:p>
          </table:table-cell>
          <table:table-cell office:value-type="float" office:value="61.848560457656" calcext:value-type="float">
            <text:p>61.848560457656</text:p>
          </table:table-cell>
          <table:table-cell office:value-type="float" office:value="8658.79846407185" calcext:value-type="float">
            <text:p>8658.79846407185</text:p>
          </table:table-cell>
          <table:table-cell office:value-type="float" office:value="0.192594471458492" calcext:value-type="float">
            <text:p>0.192594471458492</text:p>
          </table:table-cell>
          <table:table-cell office:value-type="float" office:value="26.9632260041889" calcext:value-type="float">
            <text:p>26.9632260041889</text:p>
          </table:table-cell>
          <table:table-cell office:value-type="float" office:value="22.5335531606436" calcext:value-type="float">
            <text:p>22.5335531606436</text:p>
          </table:table-cell>
          <table:table-cell office:value-type="string" calcext:value-type="string">
            <text:p>3154.697442490102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17" calcext:value-type="float">
            <text:p>117</text:p>
          </table:table-cell>
          <table:table-cell office:value-type="float" office:value="23517" calcext:value-type="float">
            <text:p>23517</text:p>
          </table:table-cell>
          <table:table-cell office:value-type="float" office:value="0.219900715566328" calcext:value-type="float">
            <text:p>0.219900715566328</text:p>
          </table:table-cell>
          <table:table-cell office:value-type="float" office:value="44.2000438288319" calcext:value-type="float">
            <text:p>44.2000438288319</text:p>
          </table:table-cell>
          <table:table-cell office:value-type="float" office:value="25.7283837212603" calcext:value-type="float">
            <text:p>25.7283837212603</text:p>
          </table:table-cell>
          <table:table-cell office:value-type="float" office:value="5171.40512797333" calcext:value-type="float">
            <text:p>5171.40512797333</text:p>
          </table:table-cell>
          <table:table-cell table:style-name="ce6" office:value-type="float" office:value="0.71028107507328" calcext:value-type="float">
            <text:p>0.71028107507328</text:p>
          </table:table-cell>
          <table:table-cell office:value-type="float" office:value="142.766496089729" calcext:value-type="float">
            <text:p>142.766496089729</text:p>
          </table:table-cell>
          <table:table-cell office:value-type="float" office:value="83.1028857835738" calcext:value-type="float">
            <text:p>83.1028857835738</text:p>
          </table:table-cell>
          <table:table-cell office:value-type="float" office:value="16703.6800424983" calcext:value-type="float">
            <text:p>16703.6800424983</text:p>
          </table:table-cell>
          <table:table-cell office:value-type="float" office:value="0.156191316661835" calcext:value-type="float">
            <text:p>0.156191316661835</text:p>
          </table:table-cell>
          <table:table-cell office:value-type="float" office:value="31.3944546490288" calcext:value-type="float">
            <text:p>31.3944546490288</text:p>
          </table:table-cell>
          <table:table-cell office:value-type="float" office:value="18.2743840494347" calcext:value-type="float">
            <text:p>18.2743840494347</text:p>
          </table:table-cell>
          <table:table-cell office:value-type="string" calcext:value-type="string">
            <text:p>3673.1511939363704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17" calcext:value-type="float">
            <text:p>117</text:p>
          </table:table-cell>
          <table:table-cell office:value-type="float" office:value="21528" calcext:value-type="float">
            <text:p>21528</text:p>
          </table:table-cell>
          <table:table-cell office:value-type="float" office:value="0.871072728601533" calcext:value-type="float">
            <text:p>0.871072728601533</text:p>
          </table:table-cell>
          <table:table-cell office:value-type="float" office:value="160.277382062682" calcext:value-type="float">
            <text:p>160.277382062682</text:p>
          </table:table-cell>
          <table:table-cell office:value-type="float" office:value="101.915509246379" calcext:value-type="float">
            <text:p>101.915509246379</text:p>
          </table:table-cell>
          <table:table-cell office:value-type="float" office:value="18752.4537013338" calcext:value-type="float">
            <text:p>18752.4537013338</text:p>
          </table:table-cell>
          <table:table-cell table:style-name="ce6" office:value-type="float" office:value="0.316070104413938" calcext:value-type="float">
            <text:p>0.316070104413938</text:p>
          </table:table-cell>
          <table:table-cell office:value-type="float" office:value="58.1568992121646" calcext:value-type="float">
            <text:p>58.1568992121646</text:p>
          </table:table-cell>
          <table:table-cell office:value-type="float" office:value="36.9802022164307" calcext:value-type="float">
            <text:p>36.9802022164307</text:p>
          </table:table-cell>
          <table:table-cell office:value-type="float" office:value="6804.35720782325" calcext:value-type="float">
            <text:p>6804.35720782325</text:p>
          </table:table-cell>
          <table:table-cell office:value-type="float" office:value="0.27532004828122" calcext:value-type="float">
            <text:p>0.27532004828122</text:p>
          </table:table-cell>
          <table:table-cell office:value-type="float" office:value="50.6588888837445" calcext:value-type="float">
            <text:p>50.6588888837445</text:p>
          </table:table-cell>
          <table:table-cell office:value-type="float" office:value="32.2124456489027" calcext:value-type="float">
            <text:p>32.2124456489027</text:p>
          </table:table-cell>
          <table:table-cell office:value-type="string" calcext:value-type="string">
            <text:p>5927.089999398106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office:value-type="float" office:value="40704" calcext:value-type="float">
            <text:p>40704</text:p>
          </table:table-cell>
          <table:table-cell office:value-type="float" office:value="0.314257688534742" calcext:value-type="float">
            <text:p>0.314257688534742</text:p>
          </table:table-cell>
          <table:table-cell office:value-type="float" office:value="60.3374761986704" calcext:value-type="float">
            <text:p>60.3374761986704</text:p>
          </table:table-cell>
          <table:table-cell office:value-type="float" office:value="66.6226299693653" calcext:value-type="float">
            <text:p>66.6226299693653</text:p>
          </table:table-cell>
          <table:table-cell office:value-type="float" office:value="12791.5449541181" calcext:value-type="float">
            <text:p>12791.5449541181</text:p>
          </table:table-cell>
          <table:table-cell table:style-name="ce6" office:value-type="float" office:value="0.287492772666521" calcext:value-type="float">
            <text:p>0.287492772666521</text:p>
          </table:table-cell>
          <table:table-cell office:value-type="float" office:value="55.1986123519721" calcext:value-type="float">
            <text:p>55.1986123519721</text:p>
          </table:table-cell>
          <table:table-cell office:value-type="float" office:value="60.9484678053025" calcext:value-type="float">
            <text:p>60.9484678053025</text:p>
          </table:table-cell>
          <table:table-cell office:value-type="float" office:value="11702.1058186181" calcext:value-type="float">
            <text:p>11702.1058186181</text:p>
          </table:table-cell>
          <table:table-cell office:value-type="float" office:value="0.0903468142086251" calcext:value-type="float">
            <text:p>0.090346814208625</text:p>
          </table:table-cell>
          <table:table-cell office:value-type="float" office:value="17.346588328056" calcext:value-type="float">
            <text:p>17.346588328056</text:p>
          </table:table-cell>
          <table:table-cell office:value-type="float" office:value="19.1535246122285" calcext:value-type="float">
            <text:p>19.1535246122285</text:p>
          </table:table-cell>
          <table:table-cell office:value-type="string" calcext:value-type="string">
            <text:p>3677.476725547873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212" calcext:value-type="float">
            <text:p>212</text:p>
          </table:table-cell>
          <table:table-cell office:value-type="float" office:value="71232" calcext:value-type="float">
            <text:p>71232</text:p>
          </table:table-cell>
          <table:table-cell office:value-type="float" office:value="0.133567307500335" calcext:value-type="float">
            <text:p>0.133567307500335</text:p>
          </table:table-cell>
          <table:table-cell office:value-type="float" office:value="44.8786153201124" calcext:value-type="float">
            <text:p>44.8786153201124</text:p>
          </table:table-cell>
          <table:table-cell office:value-type="float" office:value="28.3162691900709" calcext:value-type="float">
            <text:p>28.3162691900709</text:p>
          </table:table-cell>
          <table:table-cell office:value-type="float" office:value="9514.26644786384" calcext:value-type="float">
            <text:p>9514.26644786384</text:p>
          </table:table-cell>
          <table:table-cell table:style-name="ce6" office:value-type="float" office:value="0.120305887054755" calcext:value-type="float">
            <text:p>0.120305887054755</text:p>
          </table:table-cell>
          <table:table-cell office:value-type="float" office:value="40.4227780503977" calcext:value-type="float">
            <text:p>40.4227780503977</text:p>
          </table:table-cell>
          <table:table-cell office:value-type="float" office:value="25.5048480556081" calcext:value-type="float">
            <text:p>25.5048480556081</text:p>
          </table:table-cell>
          <table:table-cell office:value-type="float" office:value="8569.62894668432" calcext:value-type="float">
            <text:p>8569.62894668432</text:p>
          </table:table-cell>
          <table:table-cell office:value-type="float" office:value="0.016068933410343" calcext:value-type="float">
            <text:p>0.016068933410343</text:p>
          </table:table-cell>
          <table:table-cell office:value-type="float" office:value="5.39916162587525" calcext:value-type="float">
            <text:p>5.39916162587525</text:p>
          </table:table-cell>
          <table:table-cell office:value-type="float" office:value="3.40661388299272" calcext:value-type="float">
            <text:p>3.40661388299272</text:p>
          </table:table-cell>
          <table:table-cell office:value-type="string" calcext:value-type="string">
            <text:p>1144.622264685552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12" calcext:value-type="float">
            <text:p>212</text:p>
          </table:table-cell>
          <table:table-cell office:value-type="float" office:value="38372" calcext:value-type="float">
            <text:p>38372</text:p>
          </table:table-cell>
          <table:table-cell office:value-type="float" office:value="0.1013484503031" calcext:value-type="float">
            <text:p>0.1013484503031</text:p>
          </table:table-cell>
          <table:table-cell office:value-type="float" office:value="18.3440695048612" calcext:value-type="float">
            <text:p>18.3440695048612</text:p>
          </table:table-cell>
          <table:table-cell office:value-type="float" office:value="21.4858714642573" calcext:value-type="float">
            <text:p>21.4858714642573</text:p>
          </table:table-cell>
          <table:table-cell office:value-type="float" office:value="3888.94273503057" calcext:value-type="float">
            <text:p>3888.94273503057</text:p>
          </table:table-cell>
          <table:table-cell table:style-name="ce6" office:value-type="float" office:value="0.237753271651964" calcext:value-type="float">
            <text:p>0.237753271651964</text:p>
          </table:table-cell>
          <table:table-cell office:value-type="float" office:value="43.0333421690054" calcext:value-type="float">
            <text:p>43.0333421690054</text:p>
          </table:table-cell>
          <table:table-cell office:value-type="float" office:value="50.4036935902163" calcext:value-type="float">
            <text:p>50.4036935902163</text:p>
          </table:table-cell>
          <table:table-cell office:value-type="float" office:value="9123.06853982915" calcext:value-type="float">
            <text:p>9123.06853982915</text:p>
          </table:table-cell>
          <table:table-cell office:value-type="float" office:value="0.0240959256364185" calcext:value-type="float">
            <text:p>0.024095925636419</text:p>
          </table:table-cell>
          <table:table-cell office:value-type="float" office:value="4.36136254019176" calcext:value-type="float">
            <text:p>4.36136254019176</text:p>
          </table:table-cell>
          <table:table-cell office:value-type="float" office:value="5.10833623492073" calcext:value-type="float">
            <text:p>5.10833623492073</text:p>
          </table:table-cell>
          <table:table-cell office:value-type="string" calcext:value-type="string">
            <text:p>924.6088585206525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212" calcext:value-type="float">
            <text:p>212</text:p>
          </table:table-cell>
          <table:table-cell office:value-type="float" office:value="78228" calcext:value-type="float">
            <text:p>78228</text:p>
          </table:table-cell>
          <table:table-cell office:value-type="float" office:value="0.411054224485274" calcext:value-type="float">
            <text:p>0.411054224485274</text:p>
          </table:table-cell>
          <table:table-cell office:value-type="float" office:value="151.679008835066" calcext:value-type="float">
            <text:p>151.679008835066</text:p>
          </table:table-cell>
          <table:table-cell office:value-type="float" office:value="87.143495590878" calcext:value-type="float">
            <text:p>87.143495590878</text:p>
          </table:table-cell>
          <table:table-cell office:value-type="float" office:value="32155.949873034" calcext:value-type="float">
            <text:p>32155.949873034</text:p>
          </table:table-cell>
          <table:table-cell table:style-name="ce6" office:value-type="float" office:value="0.551936864611587" calcext:value-type="float">
            <text:p>0.551936864611587</text:p>
          </table:table-cell>
          <table:table-cell office:value-type="float" office:value="203.664703041676" calcext:value-type="float">
            <text:p>203.664703041676</text:p>
          </table:table-cell>
          <table:table-cell office:value-type="float" office:value="117.010615297657" calcext:value-type="float">
            <text:p>117.010615297657</text:p>
          </table:table-cell>
          <table:table-cell office:value-type="float" office:value="43176.9170448353" calcext:value-type="float">
            <text:p>43176.9170448353</text:p>
          </table:table-cell>
          <table:table-cell office:value-type="float" office:value="0.22687597984775" calcext:value-type="float">
            <text:p>0.22687597984775</text:p>
          </table:table-cell>
          <table:table-cell office:value-type="float" office:value="83.7172365638196" calcext:value-type="float">
            <text:p>83.7172365638196</text:p>
          </table:table-cell>
          <table:table-cell office:value-type="float" office:value="48.0977077277229" calcext:value-type="float">
            <text:p>48.0977077277229</text:p>
          </table:table-cell>
          <table:table-cell office:value-type="string" calcext:value-type="string">
            <text:p>17748.05415152976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339004999266706" calcext:value-type="float">
            <text:p>0.033900499926671</text:p>
          </table:table-cell>
          <table:table-cell office:value-type="float" office:value="259" calcext:value-type="float">
            <text:p>259</text:p>
          </table:table-cell>
          <table:table-cell office:value-type="float" office:value="212" calcext:value-type="float">
            <text:p>212</text:p>
          </table:table-cell>
          <table:table-cell office:value-type="float" office:value="54908" calcext:value-type="float">
            <text:p>54908</text:p>
          </table:table-cell>
          <table:table-cell office:value-type="float" office:value="0.619425172718496" calcext:value-type="float">
            <text:p>0.619425172718496</text:p>
          </table:table-cell>
          <table:table-cell office:value-type="float" office:value="160.43111973409" calcext:value-type="float">
            <text:p>160.43111973409</text:p>
          </table:table-cell>
          <table:table-cell office:value-type="float" office:value="131.318136616321" calcext:value-type="float">
            <text:p>131.318136616321</text:p>
          </table:table-cell>
          <table:table-cell office:value-type="float" office:value="34011.3973836272" calcext:value-type="float">
            <text:p>34011.3973836272</text:p>
          </table:table-cell>
          <table:table-cell table:style-name="ce6" office:value-type="float" office:value="0.0613802277747562" calcext:value-type="float">
            <text:p>0.061380227774756</text:p>
          </table:table-cell>
          <table:table-cell office:value-type="float" office:value="15.8974789936619" calcext:value-type="float">
            <text:p>15.8974789936619</text:p>
          </table:table-cell>
          <table:table-cell office:value-type="float" office:value="13.0126082882483" calcext:value-type="float">
            <text:p>13.0126082882483</text:p>
          </table:table-cell>
          <table:table-cell office:value-type="float" office:value="3370.26554665631" calcext:value-type="float">
            <text:p>3370.26554665631</text:p>
          </table:table-cell>
          <table:table-cell office:value-type="float" office:value="0.038020458190879" calcext:value-type="float">
            <text:p>0.038020458190879</text:p>
          </table:table-cell>
          <table:table-cell office:value-type="float" office:value="9.84729867143766" calcext:value-type="float">
            <text:p>9.84729867143766</text:p>
          </table:table-cell>
          <table:table-cell office:value-type="float" office:value="8.06033713646634" calcext:value-type="float">
            <text:p>8.06033713646634</text:p>
          </table:table-cell>
          <table:table-cell office:value-type="string" calcext:value-type="string">
            <text:p>2087.627318344783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2" calcext:value-type="float">
            <text:p>212</text:p>
          </table:table-cell>
          <table:table-cell office:value-type="float" office:value="51940" calcext:value-type="float">
            <text:p>51940</text:p>
          </table:table-cell>
          <table:table-cell office:value-type="float" office:value="0.407459233261852" calcext:value-type="float">
            <text:p>0.407459233261852</text:p>
          </table:table-cell>
          <table:table-cell office:value-type="float" office:value="99.8275121491537" calcext:value-type="float">
            <text:p>99.8275121491537</text:p>
          </table:table-cell>
          <table:table-cell office:value-type="float" office:value="86.3813574515126" calcext:value-type="float">
            <text:p>86.3813574515126</text:p>
          </table:table-cell>
          <table:table-cell office:value-type="float" office:value="21163.4325756206" calcext:value-type="float">
            <text:p>21163.4325756206</text:p>
          </table:table-cell>
          <table:table-cell table:style-name="ce6" office:value-type="float" office:value="0.0660927491245243" calcext:value-type="float">
            <text:p>0.066092749124524</text:p>
          </table:table-cell>
          <table:table-cell office:value-type="float" office:value="16.1927235355084" calcext:value-type="float">
            <text:p>16.1927235355084</text:p>
          </table:table-cell>
          <table:table-cell office:value-type="float" office:value="14.0116628143991" calcext:value-type="float">
            <text:p>14.0116628143991</text:p>
          </table:table-cell>
          <table:table-cell office:value-type="float" office:value="3432.85738952779" calcext:value-type="float">
            <text:p>3432.85738952779</text:p>
          </table:table-cell>
          <table:table-cell office:value-type="float" office:value="0.0269301008824466" calcext:value-type="float">
            <text:p>0.026930100882447</text:p>
          </table:table-cell>
          <table:table-cell office:value-type="float" office:value="6.59787471619942" calcext:value-type="float">
            <text:p>6.59787471619942</text:p>
          </table:table-cell>
          <table:table-cell office:value-type="float" office:value="5.70918138707868" calcext:value-type="float">
            <text:p>5.70918138707868</text:p>
          </table:table-cell>
          <table:table-cell office:value-type="string" calcext:value-type="string">
            <text:p>1398.7494398342762]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.426958565621895" calcext:value-type="float">
            <text:p>0.426958565621895</text:p>
          </table:table-cell>
          <table:table-cell office:value-type="float" office:value="302" calcext:value-type="float">
            <text:p>302</text:p>
          </table:table-cell>
          <table:table-cell office:value-type="float" office:value="212" calcext:value-type="float">
            <text:p>212</text:p>
          </table:table-cell>
          <table:table-cell office:value-type="float" office:value="64024" calcext:value-type="float">
            <text:p>64024</text:p>
          </table:table-cell>
          <table:table-cell office:value-type="float" office:value="0.802238642049672" calcext:value-type="float">
            <text:p>0.802238642049672</text:p>
          </table:table-cell>
          <table:table-cell office:value-type="float" office:value="242.276069899001" calcext:value-type="float">
            <text:p>242.276069899001</text:p>
          </table:table-cell>
          <table:table-cell office:value-type="float" office:value="170.07459211453" calcext:value-type="float">
            <text:p>170.07459211453</text:p>
          </table:table-cell>
          <table:table-cell office:value-type="float" office:value="51362.5268185882" calcext:value-type="float">
            <text:p>51362.5268185882</text:p>
          </table:table-cell>
          <table:table-cell table:style-name="ce6" office:value-type="float" office:value="0.456624838939419" calcext:value-type="float">
            <text:p>0.456624838939419</text:p>
          </table:table-cell>
          <table:table-cell office:value-type="float" office:value="137.900701359704" calcext:value-type="float">
            <text:p>137.900701359704</text:p>
          </table:table-cell>
          <table:table-cell office:value-type="float" office:value="96.8044658551567" calcext:value-type="float">
            <text:p>96.8044658551567</text:p>
          </table:table-cell>
          <table:table-cell office:value-type="float" office:value="29234.9486882573" calcext:value-type="float">
            <text:p>29234.9486882573</text:p>
          </table:table-cell>
          <table:table-cell office:value-type="float" office:value="0.366322090716909" calcext:value-type="float">
            <text:p>0.366322090716909</text:p>
          </table:table-cell>
          <table:table-cell office:value-type="float" office:value="110.629271396507" calcext:value-type="float">
            <text:p>110.629271396507</text:p>
          </table:table-cell>
          <table:table-cell office:value-type="float" office:value="77.6602832319847" calcext:value-type="float">
            <text:p>77.6602832319847</text:p>
          </table:table-cell>
          <table:table-cell office:value-type="string" calcext:value-type="string">
            <text:p>23453.4055360593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12" calcext:value-type="float">
            <text:p>212</text:p>
          </table:table-cell>
          <table:table-cell office:value-type="float" office:value="21200" calcext:value-type="float">
            <text:p>21200</text:p>
          </table:table-cell>
          <table:table-cell office:value-type="float" office:value="0.981771130360665" calcext:value-type="float">
            <text:p>0.981771130360665</text:p>
          </table:table-cell>
          <table:table-cell office:value-type="float" office:value="98.1771130360665" calcext:value-type="float">
            <text:p>98.1771130360665</text:p>
          </table:table-cell>
          <table:table-cell office:value-type="float" office:value="208.135479636461" calcext:value-type="float">
            <text:p>208.135479636461</text:p>
          </table:table-cell>
          <table:table-cell office:value-type="float" office:value="20813.5479636461" calcext:value-type="float">
            <text:p>20813.5479636461</text:p>
          </table:table-cell>
          <table:table-cell table:style-name="ce6" office:value-type="float" office:value="0.0881679454452283" calcext:value-type="float">
            <text:p>0.088167945445228</text:p>
          </table:table-cell>
          <table:table-cell office:value-type="float" office:value="8.81679454452283" calcext:value-type="float">
            <text:p>8.81679454452283</text:p>
          </table:table-cell>
          <table:table-cell office:value-type="float" office:value="18.6916044343884" calcext:value-type="float">
            <text:p>18.6916044343884</text:p>
          </table:table-cell>
          <table:table-cell office:value-type="float" office:value="1869.16044343884" calcext:value-type="float">
            <text:p>1869.16044343884</text:p>
          </table:table-cell>
          <table:table-cell office:value-type="float" office:value="0.0865607434613393" calcext:value-type="float">
            <text:p>0.086560743461339</text:p>
          </table:table-cell>
          <table:table-cell office:value-type="float" office:value="8.65607434613393" calcext:value-type="float">
            <text:p>8.65607434613393</text:p>
          </table:table-cell>
          <table:table-cell office:value-type="float" office:value="18.3508776138039" calcext:value-type="float">
            <text:p>18.3508776138039</text:p>
          </table:table-cell>
          <table:table-cell office:value-type="string" calcext:value-type="string">
            <text:p>1835.087761380393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212" calcext:value-type="float">
            <text:p>212</text:p>
          </table:table-cell>
          <table:table-cell office:value-type="float" office:value="66144" calcext:value-type="float">
            <text:p>66144</text:p>
          </table:table-cell>
          <table:table-cell office:value-type="float" office:value="0.128588009109651" calcext:value-type="float">
            <text:p>0.128588009109651</text:p>
          </table:table-cell>
          <table:table-cell office:value-type="float" office:value="40.1194588422112" calcext:value-type="float">
            <text:p>40.1194588422112</text:p>
          </table:table-cell>
          <table:table-cell office:value-type="float" office:value="27.2606579312461" calcext:value-type="float">
            <text:p>27.2606579312461</text:p>
          </table:table-cell>
          <table:table-cell office:value-type="float" office:value="8505.32527454877" calcext:value-type="float">
            <text:p>8505.32527454877</text:p>
          </table:table-cell>
          <table:table-cell table:style-name="ce6" office:value-type="float" office:value="0.598578537566316" calcext:value-type="float">
            <text:p>0.598578537566316</text:p>
          </table:table-cell>
          <table:table-cell office:value-type="float" office:value="186.756503720691" calcext:value-type="float">
            <text:p>186.756503720691</text:p>
          </table:table-cell>
          <table:table-cell office:value-type="float" office:value="126.898649964059" calcext:value-type="float">
            <text:p>126.898649964059</text:p>
          </table:table-cell>
          <table:table-cell office:value-type="float" office:value="39592.3787887864" calcext:value-type="float">
            <text:p>39592.3787887864</text:p>
          </table:table-cell>
          <table:table-cell office:value-type="float" office:value="0.0769700224414191" calcext:value-type="float">
            <text:p>0.076970022441419</text:p>
          </table:table-cell>
          <table:table-cell office:value-type="float" office:value="24.0146470017228" calcext:value-type="float">
            <text:p>24.0146470017228</text:p>
          </table:table-cell>
          <table:table-cell office:value-type="float" office:value="16.3176447575809" calcext:value-type="float">
            <text:p>16.3176447575809</text:p>
          </table:table-cell>
          <table:table-cell office:value-type="string" calcext:value-type="string">
            <text:p>5091.105164365225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12" calcext:value-type="float">
            <text:p>212</text:p>
          </table:table-cell>
          <table:table-cell office:value-type="float" office:value="29680" calcext:value-type="float">
            <text:p>29680</text:p>
          </table:table-cell>
          <table:table-cell office:value-type="float" office:value="0.319483727067522" calcext:value-type="float">
            <text:p>0.319483727067522</text:p>
          </table:table-cell>
          <table:table-cell office:value-type="float" office:value="44.7277217894531" calcext:value-type="float">
            <text:p>44.7277217894531</text:p>
          </table:table-cell>
          <table:table-cell office:value-type="float" office:value="67.7305501383146" calcext:value-type="float">
            <text:p>67.7305501383146</text:p>
          </table:table-cell>
          <table:table-cell office:value-type="float" office:value="9482.27701936405" calcext:value-type="float">
            <text:p>9482.27701936405</text:p>
          </table:table-cell>
          <table:table-cell table:style-name="ce6" office:value-type="float" office:value="0.326238123627577" calcext:value-type="float">
            <text:p>0.326238123627577</text:p>
          </table:table-cell>
          <table:table-cell office:value-type="float" office:value="45.6733373078608" calcext:value-type="float">
            <text:p>45.6733373078608</text:p>
          </table:table-cell>
          <table:table-cell office:value-type="float" office:value="69.1624822090463" calcext:value-type="float">
            <text:p>69.1624822090463</text:p>
          </table:table-cell>
          <table:table-cell office:value-type="float" office:value="9682.74750926649" calcext:value-type="float">
            <text:p>9682.74750926649</text:p>
          </table:table-cell>
          <table:table-cell office:value-type="float" office:value="0.104227771648053" calcext:value-type="float">
            <text:p>0.104227771648053</text:p>
          </table:table-cell>
          <table:table-cell office:value-type="float" office:value="14.5918880307275" calcext:value-type="float">
            <text:p>14.5918880307275</text:p>
          </table:table-cell>
          <table:table-cell office:value-type="float" office:value="22.0962875893873" calcext:value-type="float">
            <text:p>22.0962875893873</text:p>
          </table:table-cell>
          <table:table-cell office:value-type="string" calcext:value-type="string">
            <text:p>3093.480262514221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12" calcext:value-type="float">
            <text:p>212</text:p>
          </table:table-cell>
          <table:table-cell office:value-type="float" office:value="42612" calcext:value-type="float">
            <text:p>42612</text:p>
          </table:table-cell>
          <table:table-cell office:value-type="float" office:value="0.385650084578984" calcext:value-type="float">
            <text:p>0.385650084578984</text:p>
          </table:table-cell>
          <table:table-cell office:value-type="float" office:value="77.5156670003759" calcext:value-type="float">
            <text:p>77.5156670003759</text:p>
          </table:table-cell>
          <table:table-cell office:value-type="float" office:value="81.7578179307447" calcext:value-type="float">
            <text:p>81.7578179307447</text:p>
          </table:table-cell>
          <table:table-cell office:value-type="float" office:value="16433.3214040797" calcext:value-type="float">
            <text:p>16433.3214040797</text:p>
          </table:table-cell>
          <table:table-cell table:style-name="ce6" office:value-type="float" office:value="0.988997965269634" calcext:value-type="float">
            <text:p>0.988997965269634</text:p>
          </table:table-cell>
          <table:table-cell office:value-type="float" office:value="198.788591019196" calcext:value-type="float">
            <text:p>198.788591019196</text:p>
          </table:table-cell>
          <table:table-cell office:value-type="float" office:value="209.667568637162" calcext:value-type="float">
            <text:p>209.667568637162</text:p>
          </table:table-cell>
          <table:table-cell office:value-type="float" office:value="42143.1812960696" calcext:value-type="float">
            <text:p>42143.1812960696</text:p>
          </table:table-cell>
          <table:table-cell office:value-type="float" office:value="0.381407148954678" calcext:value-type="float">
            <text:p>0.381407148954678</text:p>
          </table:table-cell>
          <table:table-cell office:value-type="float" office:value="76.6628369398902" calcext:value-type="float">
            <text:p>76.6628369398902</text:p>
          </table:table-cell>
          <table:table-cell office:value-type="float" office:value="80.8583155783917" calcext:value-type="float">
            <text:p>80.8583155783917</text:p>
          </table:table-cell>
          <table:table-cell office:value-type="string" calcext:value-type="string">
            <text:p>16252.521431256726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12" calcext:value-type="float">
            <text:p>212</text:p>
          </table:table-cell>
          <table:table-cell office:value-type="float" office:value="39008" calcext:value-type="float">
            <text:p>39008</text:p>
          </table:table-cell>
          <table:table-cell office:value-type="float" office:value="0.736643125011518" calcext:value-type="float">
            <text:p>0.736643125011518</text:p>
          </table:table-cell>
          <table:table-cell office:value-type="float" office:value="135.542335002119" calcext:value-type="float">
            <text:p>135.542335002119</text:p>
          </table:table-cell>
          <table:table-cell office:value-type="float" office:value="156.168342502442" calcext:value-type="float">
            <text:p>156.168342502442</text:p>
          </table:table-cell>
          <table:table-cell office:value-type="float" office:value="28734.9750204493" calcext:value-type="float">
            <text:p>28734.9750204493</text:p>
          </table:table-cell>
          <table:table-cell table:style-name="ce6" office:value-type="float" office:value="0.164770859155986" calcext:value-type="float">
            <text:p>0.164770859155986</text:p>
          </table:table-cell>
          <table:table-cell office:value-type="float" office:value="30.3178380847015" calcext:value-type="float">
            <text:p>30.3178380847015</text:p>
          </table:table-cell>
          <table:table-cell office:value-type="float" office:value="34.9314221410691" calcext:value-type="float">
            <text:p>34.9314221410691</text:p>
          </table:table-cell>
          <table:table-cell office:value-type="float" office:value="6427.38167395671" calcext:value-type="float">
            <text:p>6427.38167395671</text:p>
          </table:table-cell>
          <table:table-cell office:value-type="float" office:value="0.121377320599498" calcext:value-type="float">
            <text:p>0.121377320599498</text:p>
          </table:table-cell>
          <table:table-cell office:value-type="float" office:value="22.3334269903077" calcext:value-type="float">
            <text:p>22.3334269903077</text:p>
          </table:table-cell>
          <table:table-cell office:value-type="float" office:value="25.7319919670937" calcext:value-type="float">
            <text:p>25.7319919670937</text:p>
          </table:table-cell>
          <table:table-cell office:value-type="string" calcext:value-type="string">
            <text:p>4734.686521945234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292" calcext:value-type="float">
            <text:p>292</text:p>
          </table:table-cell>
          <table:table-cell office:value-type="float" office:value="56064" calcext:value-type="float">
            <text:p>56064</text:p>
          </table:table-cell>
          <table:table-cell office:value-type="float" office:value="0.414587616177735" calcext:value-type="float">
            <text:p>0.414587616177735</text:p>
          </table:table-cell>
          <table:table-cell office:value-type="float" office:value="79.6008223061252" calcext:value-type="float">
            <text:p>79.6008223061252</text:p>
          </table:table-cell>
          <table:table-cell office:value-type="float" office:value="121.059583923899" calcext:value-type="float">
            <text:p>121.059583923899</text:p>
          </table:table-cell>
          <table:table-cell office:value-type="float" office:value="23243.4401133885" calcext:value-type="float">
            <text:p>23243.4401133885</text:p>
          </table:table-cell>
          <table:table-cell table:style-name="ce6" office:value-type="float" office:value="0.175975871270112" calcext:value-type="float">
            <text:p>0.175975871270112</text:p>
          </table:table-cell>
          <table:table-cell office:value-type="float" office:value="33.7873672838615" calcext:value-type="float">
            <text:p>33.7873672838615</text:p>
          </table:table-cell>
          <table:table-cell office:value-type="float" office:value="51.3849544108728" calcext:value-type="float">
            <text:p>51.3849544108728</text:p>
          </table:table-cell>
          <table:table-cell office:value-type="float" office:value="9865.91124688757" calcext:value-type="float">
            <text:p>9865.91124688757</text:p>
          </table:table-cell>
          <table:table-cell office:value-type="float" office:value="0.0729574169746758" calcext:value-type="float">
            <text:p>0.072957416974676</text:p>
          </table:table-cell>
          <table:table-cell office:value-type="float" office:value="14.0078240591378" calcext:value-type="float">
            <text:p>14.0078240591378</text:p>
          </table:table-cell>
          <table:table-cell office:value-type="float" office:value="21.3035657566053" calcext:value-type="float">
            <text:p>21.3035657566053</text:p>
          </table:table-cell>
          <table:table-cell office:value-type="string" calcext:value-type="string">
            <text:p>4090.2846252682257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292" calcext:value-type="float">
            <text:p>292</text:p>
          </table:table-cell>
          <table:table-cell office:value-type="float" office:value="98112" calcext:value-type="float">
            <text:p>98112</text:p>
          </table:table-cell>
          <table:table-cell office:value-type="float" office:value="0.579533537375499" calcext:value-type="float">
            <text:p>0.579533537375499</text:p>
          </table:table-cell>
          <table:table-cell office:value-type="float" office:value="194.723268558168" calcext:value-type="float">
            <text:p>194.723268558168</text:p>
          </table:table-cell>
          <table:table-cell office:value-type="float" office:value="169.223792913646" calcext:value-type="float">
            <text:p>169.223792913646</text:p>
          </table:table-cell>
          <table:table-cell office:value-type="float" office:value="56859.194418985" calcext:value-type="float">
            <text:p>56859.194418985</text:p>
          </table:table-cell>
          <table:table-cell table:style-name="ce6" office:value-type="float" office:value="0.0467391659750573" calcext:value-type="float">
            <text:p>0.046739165975057</text:p>
          </table:table-cell>
          <table:table-cell office:value-type="float" office:value="15.7043597676193" calcext:value-type="float">
            <text:p>15.7043597676193</text:p>
          </table:table-cell>
          <table:table-cell office:value-type="float" office:value="13.6478364647167" calcext:value-type="float">
            <text:p>13.6478364647167</text:p>
          </table:table-cell>
          <table:table-cell office:value-type="float" office:value="4585.67305214482" calcext:value-type="float">
            <text:p>4585.67305214482</text:p>
          </table:table-cell>
          <table:table-cell office:value-type="float" office:value="0.0270869141915055" calcext:value-type="float">
            <text:p>0.027086914191506</text:p>
          </table:table-cell>
          <table:table-cell office:value-type="float" office:value="9.10120316834586" calcext:value-type="float">
            <text:p>9.10120316834586</text:p>
          </table:table-cell>
          <table:table-cell office:value-type="float" office:value="7.90937894391961" calcext:value-type="float">
            <text:p>7.90937894391961</text:p>
          </table:table-cell>
          <table:table-cell office:value-type="string" calcext:value-type="string">
            <text:p>2657.55132515699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92" calcext:value-type="float">
            <text:p>292</text:p>
          </table:table-cell>
          <table:table-cell office:value-type="float" office:value="52852" calcext:value-type="float">
            <text:p>52852</text:p>
          </table:table-cell>
          <table:table-cell office:value-type="float" office:value="0.268015117317043" calcext:value-type="float">
            <text:p>0.268015117317043</text:p>
          </table:table-cell>
          <table:table-cell office:value-type="float" office:value="48.5107362343849" calcext:value-type="float">
            <text:p>48.5107362343849</text:p>
          </table:table-cell>
          <table:table-cell office:value-type="float" office:value="78.2604142565767" calcext:value-type="float">
            <text:p>78.2604142565767</text:p>
          </table:table-cell>
          <table:table-cell office:value-type="float" office:value="14165.1349804404" calcext:value-type="float">
            <text:p>14165.1349804404</text:p>
          </table:table-cell>
          <table:table-cell table:style-name="ce6" office:value-type="float" office:value="0.411469165081656" calcext:value-type="float">
            <text:p>0.411469165081656</text:p>
          </table:table-cell>
          <table:table-cell office:value-type="float" office:value="74.4759188797797" calcext:value-type="float">
            <text:p>74.4759188797797</text:p>
          </table:table-cell>
          <table:table-cell office:value-type="float" office:value="120.148996203843" calcext:value-type="float">
            <text:p>120.148996203843</text:p>
          </table:table-cell>
          <table:table-cell office:value-type="float" office:value="21746.9683128957" calcext:value-type="float">
            <text:p>21746.9683128957</text:p>
          </table:table-cell>
          <table:table-cell office:value-type="float" office:value="0.110279956551706" calcext:value-type="float">
            <text:p>0.110279956551706</text:p>
          </table:table-cell>
          <table:table-cell office:value-type="float" office:value="19.9606721358588" calcext:value-type="float">
            <text:p>19.9606721358588</text:p>
          </table:table-cell>
          <table:table-cell office:value-type="float" office:value="32.2017473130981" calcext:value-type="float">
            <text:p>32.2017473130981</text:p>
          </table:table-cell>
          <table:table-cell office:value-type="string" calcext:value-type="string">
            <text:p>5828.516263670759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292" calcext:value-type="float">
            <text:p>292</text:p>
          </table:table-cell>
          <table:table-cell office:value-type="float" office:value="107748" calcext:value-type="float">
            <text:p>107748</text:p>
          </table:table-cell>
          <table:table-cell office:value-type="float" office:value="0.672361701280625" calcext:value-type="float">
            <text:p>0.672361701280625</text:p>
          </table:table-cell>
          <table:table-cell office:value-type="float" office:value="248.101467772551" calcext:value-type="float">
            <text:p>248.101467772551</text:p>
          </table:table-cell>
          <table:table-cell office:value-type="float" office:value="196.329616773943" calcext:value-type="float">
            <text:p>196.329616773943</text:p>
          </table:table-cell>
          <table:table-cell office:value-type="float" office:value="72445.6285895848" calcext:value-type="float">
            <text:p>72445.6285895848</text:p>
          </table:table-cell>
          <table:table-cell table:style-name="ce6" office:value-type="float" office:value="0.781371421163368" calcext:value-type="float">
            <text:p>0.781371421163368</text:p>
          </table:table-cell>
          <table:table-cell office:value-type="float" office:value="288.326054409283" calcext:value-type="float">
            <text:p>288.326054409283</text:p>
          </table:table-cell>
          <table:table-cell office:value-type="float" office:value="228.160454979704" calcext:value-type="float">
            <text:p>228.160454979704</text:p>
          </table:table-cell>
          <table:table-cell office:value-type="float" office:value="84191.2078875106" calcext:value-type="float">
            <text:p>84191.2078875106</text:p>
          </table:table-cell>
          <table:table-cell office:value-type="float" office:value="0.525364218065462" calcext:value-type="float">
            <text:p>0.525364218065462</text:p>
          </table:table-cell>
          <table:table-cell office:value-type="float" office:value="193.859396466156" calcext:value-type="float">
            <text:p>193.859396466156</text:p>
          </table:table-cell>
          <table:table-cell office:value-type="float" office:value="153.406351675115" calcext:value-type="float">
            <text:p>153.406351675115</text:p>
          </table:table-cell>
          <table:table-cell office:value-type="string" calcext:value-type="string">
            <text:p>56606.943768117424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240929505794239" calcext:value-type="float">
            <text:p>0.240929505794239</text:p>
          </table:table-cell>
          <table:table-cell office:value-type="float" office:value="259" calcext:value-type="float">
            <text:p>259</text:p>
          </table:table-cell>
          <table:table-cell office:value-type="float" office:value="292" calcext:value-type="float">
            <text:p>292</text:p>
          </table:table-cell>
          <table:table-cell office:value-type="float" office:value="75628" calcext:value-type="float">
            <text:p>75628</text:p>
          </table:table-cell>
          <table:table-cell office:value-type="float" office:value="0.617093906648174" calcext:value-type="float">
            <text:p>0.617093906648174</text:p>
          </table:table-cell>
          <table:table-cell office:value-type="float" office:value="159.827321821877" calcext:value-type="float">
            <text:p>159.827321821877</text:p>
          </table:table-cell>
          <table:table-cell office:value-type="float" office:value="180.191420741267" calcext:value-type="float">
            <text:p>180.191420741267</text:p>
          </table:table-cell>
          <table:table-cell office:value-type="float" office:value="46669.5779719881" calcext:value-type="float">
            <text:p>46669.5779719881</text:p>
          </table:table-cell>
          <table:table-cell table:style-name="ce6" office:value-type="float" office:value="0.237557029255415" calcext:value-type="float">
            <text:p>0.237557029255415</text:p>
          </table:table-cell>
          <table:table-cell office:value-type="float" office:value="61.5272705771525" calcext:value-type="float">
            <text:p>61.5272705771525</text:p>
          </table:table-cell>
          <table:table-cell office:value-type="float" office:value="69.3666525425812" calcext:value-type="float">
            <text:p>69.3666525425812</text:p>
          </table:table-cell>
          <table:table-cell office:value-type="float" office:value="17965.9630085285" calcext:value-type="float">
            <text:p>17965.9630085285</text:p>
          </table:table-cell>
          <table:table-cell office:value-type="float" office:value="0.146594995234959" calcext:value-type="float">
            <text:p>0.146594995234959</text:p>
          </table:table-cell>
          <table:table-cell office:value-type="float" office:value="37.9681037658543" calcext:value-type="float">
            <text:p>37.9681037658543</text:p>
          </table:table-cell>
          <table:table-cell office:value-type="float" office:value="42.8057386086079" calcext:value-type="float">
            <text:p>42.8057386086079</text:p>
          </table:table-cell>
          <table:table-cell office:value-type="string" calcext:value-type="string">
            <text:p>11086.686299629457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92" calcext:value-type="float">
            <text:p>292</text:p>
          </table:table-cell>
          <table:table-cell office:value-type="float" office:value="71540" calcext:value-type="float">
            <text:p>71540</text:p>
          </table:table-cell>
          <table:table-cell office:value-type="float" office:value="0.254810681812596" calcext:value-type="float">
            <text:p>0.254810681812596</text:p>
          </table:table-cell>
          <table:table-cell office:value-type="float" office:value="62.4286170440859" calcext:value-type="float">
            <text:p>62.4286170440859</text:p>
          </table:table-cell>
          <table:table-cell office:value-type="float" office:value="74.4047190892779" calcext:value-type="float">
            <text:p>74.4047190892779</text:p>
          </table:table-cell>
          <table:table-cell office:value-type="float" office:value="18229.1561768731" calcext:value-type="float">
            <text:p>18229.1561768731</text:p>
          </table:table-cell>
          <table:table-cell table:style-name="ce6" office:value-type="float" office:value="0.833760186293364" calcext:value-type="float">
            <text:p>0.833760186293364</text:p>
          </table:table-cell>
          <table:table-cell office:value-type="float" office:value="204.271245641874" calcext:value-type="float">
            <text:p>204.271245641874</text:p>
          </table:table-cell>
          <table:table-cell office:value-type="float" office:value="243.457974397662" calcext:value-type="float">
            <text:p>243.457974397662</text:p>
          </table:table-cell>
          <table:table-cell office:value-type="float" office:value="59647.2037274273" calcext:value-type="float">
            <text:p>59647.2037274273</text:p>
          </table:table-cell>
          <table:table-cell office:value-type="float" office:value="0.212451001537609" calcext:value-type="float">
            <text:p>0.212451001537609</text:p>
          </table:table-cell>
          <table:table-cell office:value-type="float" office:value="52.0504953767142" calcext:value-type="float">
            <text:p>52.0504953767142</text:p>
          </table:table-cell>
          <table:table-cell office:value-type="float" office:value="62.0356924489818" calcext:value-type="float">
            <text:p>62.0356924489818</text:p>
          </table:table-cell>
          <table:table-cell office:value-type="string" calcext:value-type="string">
            <text:p>15198.744650000546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292" calcext:value-type="float">
            <text:p>292</text:p>
          </table:table-cell>
          <table:table-cell office:value-type="float" office:value="88184" calcext:value-type="float">
            <text:p>88184</text:p>
          </table:table-cell>
          <table:table-cell office:value-type="float" office:value="0.254474001812479" calcext:value-type="float">
            <text:p>0.254474001812479</text:p>
          </table:table-cell>
          <table:table-cell office:value-type="float" office:value="76.8511485473686" calcext:value-type="float">
            <text:p>76.8511485473686</text:p>
          </table:table-cell>
          <table:table-cell office:value-type="float" office:value="74.3064085292438" calcext:value-type="float">
            <text:p>74.3064085292438</text:p>
          </table:table-cell>
          <table:table-cell office:value-type="float" office:value="22440.5353758316" calcext:value-type="float">
            <text:p>22440.5353758316</text:p>
          </table:table-cell>
          <table:table-cell table:style-name="ce6" office:value-type="float" office:value="0.0010184280746392" calcext:value-type="float">
            <text:p>0.001018428074639</text:p>
          </table:table-cell>
          <table:table-cell office:value-type="float" office:value="0.307565278541039" calcext:value-type="float">
            <text:p>0.307565278541039</text:p>
          </table:table-cell>
          <table:table-cell office:value-type="float" office:value="0.297380997794647" calcext:value-type="float">
            <text:p>0.297380997794647</text:p>
          </table:table-cell>
          <table:table-cell office:value-type="float" office:value="89.8090613339835" calcext:value-type="float">
            <text:p>89.8090613339835</text:p>
          </table:table-cell>
          <table:table-cell office:value-type="float" office:value="0.000259163467711616" calcext:value-type="float">
            <text:p>0.000259163467712</text:p>
          </table:table-cell>
          <table:table-cell office:value-type="float" office:value="0.078267367248908" calcext:value-type="float">
            <text:p>0.078267367248908</text:p>
          </table:table-cell>
          <table:table-cell office:value-type="float" office:value="0.0756757325717918" calcext:value-type="float">
            <text:p>0.075675732571792</text:p>
          </table:table-cell>
          <table:table-cell office:value-type="string" calcext:value-type="string">
            <text:p>22.85407123668113]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92" calcext:value-type="float">
            <text:p>292</text:p>
          </table:table-cell>
          <table:table-cell office:value-type="float" office:value="29200" calcext:value-type="float">
            <text:p>29200</text:p>
          </table:table-cell>
          <table:table-cell office:value-type="float" office:value="0.675476439558135" calcext:value-type="float">
            <text:p>0.675476439558135</text:p>
          </table:table-cell>
          <table:table-cell office:value-type="float" office:value="67.5476439558135" calcext:value-type="float">
            <text:p>67.5476439558135</text:p>
          </table:table-cell>
          <table:table-cell office:value-type="float" office:value="197.239120350976" calcext:value-type="float">
            <text:p>197.239120350976</text:p>
          </table:table-cell>
          <table:table-cell office:value-type="float" office:value="19723.9120350976" calcext:value-type="float">
            <text:p>19723.9120350976</text:p>
          </table:table-cell>
          <table:table-cell table:style-name="ce6" office:value-type="float" office:value="0.174526317067186" calcext:value-type="float">
            <text:p>0.174526317067186</text:p>
          </table:table-cell>
          <table:table-cell office:value-type="float" office:value="17.4526317067186" calcext:value-type="float">
            <text:p>17.4526317067186</text:p>
          </table:table-cell>
          <table:table-cell office:value-type="float" office:value="50.9616845836184" calcext:value-type="float">
            <text:p>50.9616845836184</text:p>
          </table:table-cell>
          <table:table-cell office:value-type="float" office:value="5096.16845836184" calcext:value-type="float">
            <text:p>5096.16845836184</text:p>
          </table:table-cell>
          <table:table-cell office:value-type="float" office:value="0.117888415261737" calcext:value-type="float">
            <text:p>0.117888415261737</text:p>
          </table:table-cell>
          <table:table-cell office:value-type="float" office:value="11.7888415261737" calcext:value-type="float">
            <text:p>11.7888415261737</text:p>
          </table:table-cell>
          <table:table-cell office:value-type="float" office:value="34.4234172564273" calcext:value-type="float">
            <text:p>34.4234172564273</text:p>
          </table:table-cell>
          <table:table-cell office:value-type="string" calcext:value-type="string">
            <text:p>3442.3417256427288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292" calcext:value-type="float">
            <text:p>292</text:p>
          </table:table-cell>
          <table:table-cell office:value-type="float" office:value="91104" calcext:value-type="float">
            <text:p>91104</text:p>
          </table:table-cell>
          <table:table-cell office:value-type="float" office:value="0.341003738835135" calcext:value-type="float">
            <text:p>0.341003738835135</text:p>
          </table:table-cell>
          <table:table-cell office:value-type="float" office:value="106.393166516562" calcext:value-type="float">
            <text:p>106.393166516562</text:p>
          </table:table-cell>
          <table:table-cell office:value-type="float" office:value="99.5730917398594" calcext:value-type="float">
            <text:p>99.5730917398594</text:p>
          </table:table-cell>
          <table:table-cell office:value-type="float" office:value="31066.8046228361" calcext:value-type="float">
            <text:p>31066.8046228361</text:p>
          </table:table-cell>
          <table:table-cell table:style-name="ce6" office:value-type="float" office:value="0.308897359291644" calcext:value-type="float">
            <text:p>0.308897359291644</text:p>
          </table:table-cell>
          <table:table-cell office:value-type="float" office:value="96.3759760989928" calcext:value-type="float">
            <text:p>96.3759760989928</text:p>
          </table:table-cell>
          <table:table-cell office:value-type="float" office:value="90.19802891316" calcext:value-type="float">
            <text:p>90.19802891316</text:p>
          </table:table-cell>
          <table:table-cell office:value-type="float" office:value="28141.7850209059" calcext:value-type="float">
            <text:p>28141.7850209059</text:p>
          </table:table-cell>
          <table:table-cell office:value-type="float" office:value="0.105335154434751" calcext:value-type="float">
            <text:p>0.105335154434751</text:p>
          </table:table-cell>
          <table:table-cell office:value-type="float" office:value="32.8645681836422" calcext:value-type="float">
            <text:p>32.8645681836422</text:p>
          </table:table-cell>
          <table:table-cell office:value-type="float" office:value="30.7578650949472" calcext:value-type="float">
            <text:p>30.7578650949472</text:p>
          </table:table-cell>
          <table:table-cell office:value-type="string" calcext:value-type="string">
            <text:p>9596.453909623515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617860698186511" calcext:value-type="float">
            <text:p>0.617860698186511</text:p>
          </table:table-cell>
          <table:table-cell office:value-type="float" office:value="140" calcext:value-type="float">
            <text:p>140</text:p>
          </table:table-cell>
          <table:table-cell office:value-type="float" office:value="292" calcext:value-type="float">
            <text:p>292</text:p>
          </table:table-cell>
          <table:table-cell office:value-type="float" office:value="40880" calcext:value-type="float">
            <text:p>40880</text:p>
          </table:table-cell>
          <table:table-cell office:value-type="float" office:value="0.810585797681053" calcext:value-type="float">
            <text:p>0.810585797681053</text:p>
          </table:table-cell>
          <table:table-cell office:value-type="float" office:value="113.482011675347" calcext:value-type="float">
            <text:p>113.482011675347</text:p>
          </table:table-cell>
          <table:table-cell office:value-type="float" office:value="236.691052922867" calcext:value-type="float">
            <text:p>236.691052922867</text:p>
          </table:table-cell>
          <table:table-cell office:value-type="float" office:value="33136.7474092014" calcext:value-type="float">
            <text:p>33136.7474092014</text:p>
          </table:table-cell>
          <table:table-cell table:style-name="ce6" office:value-type="float" office:value="0.217118940635751" calcext:value-type="float">
            <text:p>0.217118940635751</text:p>
          </table:table-cell>
          <table:table-cell office:value-type="float" office:value="30.3966516890052" calcext:value-type="float">
            <text:p>30.3966516890052</text:p>
          </table:table-cell>
          <table:table-cell office:value-type="float" office:value="63.3987306656394" calcext:value-type="float">
            <text:p>63.3987306656394</text:p>
          </table:table-cell>
          <table:table-cell office:value-type="float" office:value="8875.82229318952" calcext:value-type="float">
            <text:p>8875.82229318952</text:p>
          </table:table-cell>
          <table:table-cell office:value-type="float" office:value="0.175993529686896" calcext:value-type="float">
            <text:p>0.175993529686896</text:p>
          </table:table-cell>
          <table:table-cell office:value-type="float" office:value="24.6390941561654" calcext:value-type="float">
            <text:p>24.6390941561654</text:p>
          </table:table-cell>
          <table:table-cell office:value-type="float" office:value="51.3901106685736" calcext:value-type="float">
            <text:p>51.3901106685736</text:p>
          </table:table-cell>
          <table:table-cell office:value-type="string" calcext:value-type="string">
            <text:p>7194.615493600298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92" calcext:value-type="float">
            <text:p>292</text:p>
          </table:table-cell>
          <table:table-cell office:value-type="float" office:value="58692" calcext:value-type="float">
            <text:p>58692</text:p>
          </table:table-cell>
          <table:table-cell office:value-type="float" office:value="0.347980957870209" calcext:value-type="float">
            <text:p>0.347980957870209</text:p>
          </table:table-cell>
          <table:table-cell office:value-type="float" office:value="69.9441725319121" calcext:value-type="float">
            <text:p>69.9441725319121</text:p>
          </table:table-cell>
          <table:table-cell office:value-type="float" office:value="101.610439698101" calcext:value-type="float">
            <text:p>101.610439698101</text:p>
          </table:table-cell>
          <table:table-cell office:value-type="float" office:value="20423.6983793183" calcext:value-type="float">
            <text:p>20423.6983793183</text:p>
          </table:table-cell>
          <table:table-cell table:style-name="ce6" office:value-type="float" office:value="0.00244485347868227" calcext:value-type="float">
            <text:p>0.002444853478682</text:p>
          </table:table-cell>
          <table:table-cell office:value-type="float" office:value="0.491415549215136" calcext:value-type="float">
            <text:p>0.491415549215136</text:p>
          </table:table-cell>
          <table:table-cell office:value-type="float" office:value="0.713897215775222" calcext:value-type="float">
            <text:p>0.713897215775222</text:p>
          </table:table-cell>
          <table:table-cell office:value-type="float" office:value="143.49334037082" calcext:value-type="float">
            <text:p>143.49334037082</text:p>
          </table:table-cell>
          <table:table-cell office:value-type="float" office:value="0.000850762455364169" calcext:value-type="float">
            <text:p>0.000850762455364</text:p>
          </table:table-cell>
          <table:table-cell office:value-type="float" office:value="0.171003253528198" calcext:value-type="float">
            <text:p>0.171003253528198</text:p>
          </table:table-cell>
          <table:table-cell office:value-type="float" office:value="0.248422636966337" calcext:value-type="float">
            <text:p>0.248422636966337</text:p>
          </table:table-cell>
          <table:table-cell office:value-type="string" calcext:value-type="string">
            <text:p>49.9329500302338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292" calcext:value-type="float">
            <text:p>292</text:p>
          </table:table-cell>
          <table:table-cell office:value-type="float" office:value="53728" calcext:value-type="float">
            <text:p>53728</text:p>
          </table:table-cell>
          <table:table-cell office:value-type="float" office:value="0.85897070800602" calcext:value-type="float">
            <text:p>0.85897070800602</text:p>
          </table:table-cell>
          <table:table-cell office:value-type="float" office:value="158.050610273108" calcext:value-type="float">
            <text:p>158.050610273108</text:p>
          </table:table-cell>
          <table:table-cell office:value-type="float" office:value="250.819446737758" calcext:value-type="float">
            <text:p>250.819446737758</text:p>
          </table:table-cell>
          <table:table-cell office:value-type="float" office:value="46150.7781997474" calcext:value-type="float">
            <text:p>46150.7781997474</text:p>
          </table:table-cell>
          <table:table-cell table:style-name="ce6" office:value-type="float" office:value="0.2047132344509" calcext:value-type="float">
            <text:p>0.2047132344509</text:p>
          </table:table-cell>
          <table:table-cell office:value-type="float" office:value="37.6672351389656" calcext:value-type="float">
            <text:p>37.6672351389656</text:p>
          </table:table-cell>
          <table:table-cell office:value-type="float" office:value="59.7762644596628" calcext:value-type="float">
            <text:p>59.7762644596628</text:p>
          </table:table-cell>
          <table:table-cell office:value-type="float" office:value="10998.832660578" calcext:value-type="float">
            <text:p>10998.832660578</text:p>
          </table:table-cell>
          <table:table-cell office:value-type="float" office:value="0.175842671934492" calcext:value-type="float">
            <text:p>0.175842671934492</text:p>
          </table:table-cell>
          <table:table-cell office:value-type="float" office:value="32.3550516359465" calcext:value-type="float">
            <text:p>32.3550516359465</text:p>
          </table:table-cell>
          <table:table-cell office:value-type="float" office:value="51.3460602048716" calcext:value-type="float">
            <text:p>51.3460602048716</text:p>
          </table:table-cell>
          <table:table-cell office:value-type="string" calcext:value-type="string">
            <text:p>9447.675077696378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210" calcext:value-type="float">
            <text:p>210</text:p>
          </table:table-cell>
          <table:table-cell office:value-type="float" office:value="40320" calcext:value-type="float">
            <text:p>40320</text:p>
          </table:table-cell>
          <table:table-cell office:value-type="float" office:value="0.676372076265669" calcext:value-type="float">
            <text:p>0.676372076265669</text:p>
          </table:table-cell>
          <table:table-cell office:value-type="float" office:value="129.863438643009" calcext:value-type="float">
            <text:p>129.863438643009</text:p>
          </table:table-cell>
          <table:table-cell office:value-type="float" office:value="142.038136015791" calcext:value-type="float">
            <text:p>142.038136015791</text:p>
          </table:table-cell>
          <table:table-cell office:value-type="float" office:value="27271.3221150318" calcext:value-type="float">
            <text:p>27271.3221150318</text:p>
          </table:table-cell>
          <table:table-cell table:style-name="ce6" office:value-type="float" office:value="0.397017306053678" calcext:value-type="float">
            <text:p>0.397017306053678</text:p>
          </table:table-cell>
          <table:table-cell office:value-type="float" office:value="76.2273227623062" calcext:value-type="float">
            <text:p>76.2273227623062</text:p>
          </table:table-cell>
          <table:table-cell office:value-type="float" office:value="83.3736342712724" calcext:value-type="float">
            <text:p>83.3736342712724</text:p>
          </table:table-cell>
          <table:table-cell office:value-type="float" office:value="16007.7377800843" calcext:value-type="float">
            <text:p>16007.7377800843</text:p>
          </table:table-cell>
          <table:table-cell office:value-type="float" office:value="0.268531419608929" calcext:value-type="float">
            <text:p>0.268531419608929</text:p>
          </table:table-cell>
          <table:table-cell office:value-type="float" office:value="51.5580325649144" calcext:value-type="float">
            <text:p>51.5580325649144</text:p>
          </table:table-cell>
          <table:table-cell office:value-type="float" office:value="56.3915981178751" calcext:value-type="float">
            <text:p>56.3915981178751</text:p>
          </table:table-cell>
          <table:table-cell office:value-type="string" calcext:value-type="string">
            <text:p>10827.186838632018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210" calcext:value-type="float">
            <text:p>210</text:p>
          </table:table-cell>
          <table:table-cell office:value-type="float" office:value="70560" calcext:value-type="float">
            <text:p>70560</text:p>
          </table:table-cell>
          <table:table-cell office:value-type="float" office:value="0.6759413533209" calcext:value-type="float">
            <text:p>0.6759413533209</text:p>
          </table:table-cell>
          <table:table-cell office:value-type="float" office:value="227.116294715823" calcext:value-type="float">
            <text:p>227.116294715823</text:p>
          </table:table-cell>
          <table:table-cell office:value-type="float" office:value="141.947684197389" calcext:value-type="float">
            <text:p>141.947684197389</text:p>
          </table:table-cell>
          <table:table-cell office:value-type="float" office:value="47694.4218903227" calcext:value-type="float">
            <text:p>47694.4218903227</text:p>
          </table:table-cell>
          <table:table-cell table:style-name="ce6" office:value-type="float" office:value="0.767197717224206" calcext:value-type="float">
            <text:p>0.767197717224206</text:p>
          </table:table-cell>
          <table:table-cell office:value-type="float" office:value="257.778432987333" calcext:value-type="float">
            <text:p>257.778432987333</text:p>
          </table:table-cell>
          <table:table-cell office:value-type="float" office:value="161.111520617083" calcext:value-type="float">
            <text:p>161.111520617083</text:p>
          </table:table-cell>
          <table:table-cell office:value-type="float" office:value="54133.47092734" calcext:value-type="float">
            <text:p>54133.47092734</text:p>
          </table:table-cell>
          <table:table-cell office:value-type="float" office:value="0.518580663245235" calcext:value-type="float">
            <text:p>0.518580663245235</text:p>
          </table:table-cell>
          <table:table-cell office:value-type="float" office:value="174.243102850399" calcext:value-type="float">
            <text:p>174.243102850399</text:p>
          </table:table-cell>
          <table:table-cell office:value-type="float" office:value="108.901939281499" calcext:value-type="float">
            <text:p>108.901939281499</text:p>
          </table:table-cell>
          <table:table-cell office:value-type="string" calcext:value-type="string">
            <text:p>36591.05159858381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10" calcext:value-type="float">
            <text:p>210</text:p>
          </table:table-cell>
          <table:table-cell office:value-type="float" office:value="38010" calcext:value-type="float">
            <text:p>38010</text:p>
          </table:table-cell>
          <table:table-cell office:value-type="float" office:value="0.676662108812306" calcext:value-type="float">
            <text:p>0.676662108812306</text:p>
          </table:table-cell>
          <table:table-cell office:value-type="float" office:value="122.475841695027" calcext:value-type="float">
            <text:p>122.475841695027</text:p>
          </table:table-cell>
          <table:table-cell office:value-type="float" office:value="142.099042850584" calcext:value-type="float">
            <text:p>142.099042850584</text:p>
          </table:table-cell>
          <table:table-cell office:value-type="float" office:value="25719.9267559557" calcext:value-type="float">
            <text:p>25719.9267559557</text:p>
          </table:table-cell>
          <table:table-cell table:style-name="ce6" office:value-type="float" office:value="0.999889075144122" calcext:value-type="float">
            <text:p>0.999889075144122</text:p>
          </table:table-cell>
          <table:table-cell office:value-type="float" office:value="180.979922601086" calcext:value-type="float">
            <text:p>180.979922601086</text:p>
          </table:table-cell>
          <table:table-cell office:value-type="float" office:value="209.976705780265" calcext:value-type="float">
            <text:p>209.976705780265</text:p>
          </table:table-cell>
          <table:table-cell office:value-type="float" office:value="38005.7837462281" calcext:value-type="float">
            <text:p>38005.7837462281</text:p>
          </table:table-cell>
          <table:table-cell office:value-type="float" office:value="0.676587050165407" calcext:value-type="float">
            <text:p>0.676587050165407</text:p>
          </table:table-cell>
          <table:table-cell office:value-type="float" office:value="122.462256079939" calcext:value-type="float">
            <text:p>122.462256079939</text:p>
          </table:table-cell>
          <table:table-cell office:value-type="float" office:value="142.083280534736" calcext:value-type="float">
            <text:p>142.083280534736</text:p>
          </table:table-cell>
          <table:table-cell office:value-type="string" calcext:value-type="string">
            <text:p>25717.0737767871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501578857768106" calcext:value-type="float">
            <text:p>0.501578857768106</text:p>
          </table:table-cell>
          <table:table-cell office:value-type="float" office:value="369" calcext:value-type="float">
            <text:p>369</text:p>
          </table:table-cell>
          <table:table-cell office:value-type="float" office:value="210" calcext:value-type="float">
            <text:p>210</text:p>
          </table:table-cell>
          <table:table-cell office:value-type="float" office:value="77490" calcext:value-type="float">
            <text:p>77490</text:p>
          </table:table-cell>
          <table:table-cell office:value-type="float" office:value="0.993115630396451" calcext:value-type="float">
            <text:p>0.993115630396451</text:p>
          </table:table-cell>
          <table:table-cell office:value-type="float" office:value="366.45966761629" calcext:value-type="float">
            <text:p>366.45966761629</text:p>
          </table:table-cell>
          <table:table-cell office:value-type="float" office:value="208.554282383255" calcext:value-type="float">
            <text:p>208.554282383255</text:p>
          </table:table-cell>
          <table:table-cell office:value-type="float" office:value="76956.530199421" calcext:value-type="float">
            <text:p>76956.530199421</text:p>
          </table:table-cell>
          <table:table-cell table:style-name="ce6" office:value-type="float" office:value="0.384477622446089" calcext:value-type="float">
            <text:p>0.384477622446089</text:p>
          </table:table-cell>
          <table:table-cell office:value-type="float" office:value="141.872242682607" calcext:value-type="float">
            <text:p>141.872242682607</text:p>
          </table:table-cell>
          <table:table-cell office:value-type="float" office:value="80.7403007136787" calcext:value-type="float">
            <text:p>80.7403007136787</text:p>
          </table:table-cell>
          <table:table-cell office:value-type="float" office:value="29793.1709633474" calcext:value-type="float">
            <text:p>29793.1709633474</text:p>
          </table:table-cell>
          <table:table-cell office:value-type="float" office:value="0.381830736388876" calcext:value-type="float">
            <text:p>0.381830736388876</text:p>
          </table:table-cell>
          <table:table-cell office:value-type="float" office:value="140.895541727495" calcext:value-type="float">
            <text:p>140.895541727495</text:p>
          </table:table-cell>
          <table:table-cell office:value-type="float" office:value="80.184454641664" calcext:value-type="float">
            <text:p>80.184454641664</text:p>
          </table:table-cell>
          <table:table-cell office:value-type="string" calcext:value-type="string">
            <text:p>29588.063762774018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10" calcext:value-type="float">
            <text:p>210</text:p>
          </table:table-cell>
          <table:table-cell office:value-type="float" office:value="54390" calcext:value-type="float">
            <text:p>54390</text:p>
          </table:table-cell>
          <table:table-cell office:value-type="float" office:value="0.668378859554746" calcext:value-type="float">
            <text:p>0.668378859554746</text:p>
          </table:table-cell>
          <table:table-cell office:value-type="float" office:value="173.110124624679" calcext:value-type="float">
            <text:p>173.110124624679</text:p>
          </table:table-cell>
          <table:table-cell office:value-type="float" office:value="140.359560506497" calcext:value-type="float">
            <text:p>140.359560506497</text:p>
          </table:table-cell>
          <table:table-cell office:value-type="float" office:value="36353.1261711826" calcext:value-type="float">
            <text:p>36353.1261711826</text:p>
          </table:table-cell>
          <table:table-cell table:style-name="ce6" office:value-type="float" office:value="0.419205634108883" calcext:value-type="float">
            <text:p>0.419205634108883</text:p>
          </table:table-cell>
          <table:table-cell office:value-type="float" office:value="108.574259234201" calcext:value-type="float">
            <text:p>108.574259234201</text:p>
          </table:table-cell>
          <table:table-cell office:value-type="float" office:value="88.0331831628655" calcext:value-type="float">
            <text:p>88.0331831628655</text:p>
          </table:table-cell>
          <table:table-cell office:value-type="float" office:value="22800.5944391822" calcext:value-type="float">
            <text:p>22800.5944391822</text:p>
          </table:table-cell>
          <table:table-cell office:value-type="float" office:value="0.280188183644619" calcext:value-type="float">
            <text:p>0.280188183644619</text:p>
          </table:table-cell>
          <table:table-cell office:value-type="float" office:value="72.5687395639564" calcext:value-type="float">
            <text:p>72.5687395639564</text:p>
          </table:table-cell>
          <table:table-cell office:value-type="float" office:value="58.8395185653701" calcext:value-type="float">
            <text:p>58.8395185653701</text:p>
          </table:table-cell>
          <table:table-cell office:value-type="string" calcext:value-type="string">
            <text:p>15239.435308430853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0" calcext:value-type="float">
            <text:p>210</text:p>
          </table:table-cell>
          <table:table-cell office:value-type="float" office:value="51450" calcext:value-type="float">
            <text:p>51450</text:p>
          </table:table-cell>
          <table:table-cell office:value-type="float" office:value="0.461501617053509" calcext:value-type="float">
            <text:p>0.461501617053509</text:p>
          </table:table-cell>
          <table:table-cell office:value-type="float" office:value="113.06789617811" calcext:value-type="float">
            <text:p>113.06789617811</text:p>
          </table:table-cell>
          <table:table-cell office:value-type="float" office:value="96.9153395812369" calcext:value-type="float">
            <text:p>96.9153395812369</text:p>
          </table:table-cell>
          <table:table-cell office:value-type="float" office:value="23744.258197403" calcext:value-type="float">
            <text:p>23744.258197403</text:p>
          </table:table-cell>
          <table:table-cell table:style-name="ce6" office:value-type="float" office:value="0.267453031433565" calcext:value-type="float">
            <text:p>0.267453031433565</text:p>
          </table:table-cell>
          <table:table-cell office:value-type="float" office:value="65.5259927012235" calcext:value-type="float">
            <text:p>65.5259927012235</text:p>
          </table:table-cell>
          <table:table-cell office:value-type="float" office:value="56.1651366010487" calcext:value-type="float">
            <text:p>56.1651366010487</text:p>
          </table:table-cell>
          <table:table-cell office:value-type="float" office:value="13760.4584672569" calcext:value-type="float">
            <text:p>13760.4584672569</text:p>
          </table:table-cell>
          <table:table-cell office:value-type="float" office:value="0.123430006492453" calcext:value-type="float">
            <text:p>0.123430006492453</text:p>
          </table:table-cell>
          <table:table-cell office:value-type="float" office:value="30.2403515906511" calcext:value-type="float">
            <text:p>30.2403515906511</text:p>
          </table:table-cell>
          <table:table-cell office:value-type="float" office:value="25.9203013634152" calcext:value-type="float">
            <text:p>25.9203013634152</text:p>
          </table:table-cell>
          <table:table-cell office:value-type="string" calcext:value-type="string">
            <text:p>6350.473834036727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210" calcext:value-type="float">
            <text:p>210</text:p>
          </table:table-cell>
          <table:table-cell office:value-type="float" office:value="63420" calcext:value-type="float">
            <text:p>63420</text:p>
          </table:table-cell>
          <table:table-cell office:value-type="float" office:value="0.751424739891239" calcext:value-type="float">
            <text:p>0.751424739891239</text:p>
          </table:table-cell>
          <table:table-cell office:value-type="float" office:value="226.930271447154" calcext:value-type="float">
            <text:p>226.930271447154</text:p>
          </table:table-cell>
          <table:table-cell office:value-type="float" office:value="157.79919537716" calcext:value-type="float">
            <text:p>157.79919537716</text:p>
          </table:table-cell>
          <table:table-cell office:value-type="float" office:value="47655.3570039024" calcext:value-type="float">
            <text:p>47655.3570039024</text:p>
          </table:table-cell>
          <table:table-cell table:style-name="ce6" office:value-type="float" office:value="0.941039944949921" calcext:value-type="float">
            <text:p>0.941039944949921</text:p>
          </table:table-cell>
          <table:table-cell office:value-type="float" office:value="284.194063374876" calcext:value-type="float">
            <text:p>284.194063374876</text:p>
          </table:table-cell>
          <table:table-cell office:value-type="float" office:value="197.618388439483" calcext:value-type="float">
            <text:p>197.618388439483</text:p>
          </table:table-cell>
          <table:table-cell office:value-type="float" office:value="59680.753308724" calcext:value-type="float">
            <text:p>59680.753308724</text:p>
          </table:table-cell>
          <table:table-cell office:value-type="float" office:value="0.70712069586126" calcext:value-type="float">
            <text:p>0.70712069586126</text:p>
          </table:table-cell>
          <table:table-cell office:value-type="float" office:value="213.550450150101" calcext:value-type="float">
            <text:p>213.550450150101</text:p>
          </table:table-cell>
          <table:table-cell office:value-type="float" office:value="148.495346130865" calcext:value-type="float">
            <text:p>148.495346130865</text:p>
          </table:table-cell>
          <table:table-cell office:value-type="string" calcext:value-type="string">
            <text:p>44845.59453152112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21000" calcext:value-type="float">
            <text:p>21000</text:p>
          </table:table-cell>
          <table:table-cell office:value-type="float" office:value="0.963349819618725" calcext:value-type="float">
            <text:p>0.963349819618725</text:p>
          </table:table-cell>
          <table:table-cell office:value-type="float" office:value="96.3349819618725" calcext:value-type="float">
            <text:p>96.3349819618725</text:p>
          </table:table-cell>
          <table:table-cell office:value-type="float" office:value="202.303462119932" calcext:value-type="float">
            <text:p>202.303462119932</text:p>
          </table:table-cell>
          <table:table-cell office:value-type="float" office:value="20230.3462119932" calcext:value-type="float">
            <text:p>20230.3462119932</text:p>
          </table:table-cell>
          <table:table-cell table:style-name="ce6" office:value-type="float" office:value="0.0494361164620785" calcext:value-type="float">
            <text:p>0.049436116462079</text:p>
          </table:table-cell>
          <table:table-cell office:value-type="float" office:value="4.94361164620785" calcext:value-type="float">
            <text:p>4.94361164620785</text:p>
          </table:table-cell>
          <table:table-cell office:value-type="float" office:value="10.3815844570365" calcext:value-type="float">
            <text:p>10.3815844570365</text:p>
          </table:table-cell>
          <table:table-cell office:value-type="float" office:value="1038.15844570365" calcext:value-type="float">
            <text:p>1038.15844570365</text:p>
          </table:table-cell>
          <table:table-cell office:value-type="float" office:value="0.0476242738763936" calcext:value-type="float">
            <text:p>0.047624273876394</text:p>
          </table:table-cell>
          <table:table-cell office:value-type="float" office:value="4.76242738763936" calcext:value-type="float">
            <text:p>4.76242738763936</text:p>
          </table:table-cell>
          <table:table-cell office:value-type="float" office:value="10.0010975140427" calcext:value-type="float">
            <text:p>10.0010975140427</text:p>
          </table:table-cell>
          <table:table-cell office:value-type="string" calcext:value-type="string">
            <text:p>1000.109751404266]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210" calcext:value-type="float">
            <text:p>210</text:p>
          </table:table-cell>
          <table:table-cell office:value-type="float" office:value="65520" calcext:value-type="float">
            <text:p>65520</text:p>
          </table:table-cell>
          <table:table-cell office:value-type="float" office:value="0.990972261882774" calcext:value-type="float">
            <text:p>0.990972261882774</text:p>
          </table:table-cell>
          <table:table-cell office:value-type="float" office:value="309.183345707426" calcext:value-type="float">
            <text:p>309.183345707426</text:p>
          </table:table-cell>
          <table:table-cell office:value-type="float" office:value="208.104174995383" calcext:value-type="float">
            <text:p>208.104174995383</text:p>
          </table:table-cell>
          <table:table-cell office:value-type="float" office:value="64928.5025985594" calcext:value-type="float">
            <text:p>64928.5025985594</text:p>
          </table:table-cell>
          <table:table-cell table:style-name="ce6" office:value-type="float" office:value="0.0178930728446283" calcext:value-type="float">
            <text:p>0.017893072844628</text:p>
          </table:table-cell>
          <table:table-cell office:value-type="float" office:value="5.58263872752401" calcext:value-type="float">
            <text:p>5.58263872752401</text:p>
          </table:table-cell>
          <table:table-cell office:value-type="float" office:value="3.75754529737193" calcext:value-type="float">
            <text:p>3.75754529737193</text:p>
          </table:table-cell>
          <table:table-cell office:value-type="float" office:value="1172.35413278004" calcext:value-type="float">
            <text:p>1172.35413278004</text:p>
          </table:table-cell>
          <table:table-cell office:value-type="float" office:value="0.0177315388688745" calcext:value-type="float">
            <text:p>0.017731538868875</text:p>
          </table:table-cell>
          <table:table-cell office:value-type="float" office:value="5.53224012708885" calcext:value-type="float">
            <text:p>5.53224012708885</text:p>
          </table:table-cell>
          <table:table-cell office:value-type="float" office:value="3.72362316246365" calcext:value-type="float">
            <text:p>3.72362316246365</text:p>
          </table:table-cell>
          <table:table-cell office:value-type="string" calcext:value-type="string">
            <text:p>1161.7704266886576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10" calcext:value-type="float">
            <text:p>210</text:p>
          </table:table-cell>
          <table:table-cell office:value-type="float" office:value="29400" calcext:value-type="float">
            <text:p>29400</text:p>
          </table:table-cell>
          <table:table-cell office:value-type="float" office:value="0.897726315816495" calcext:value-type="float">
            <text:p>0.897726315816495</text:p>
          </table:table-cell>
          <table:table-cell office:value-type="float" office:value="125.681684214309" calcext:value-type="float">
            <text:p>125.681684214309</text:p>
          </table:table-cell>
          <table:table-cell office:value-type="float" office:value="188.522526321464" calcext:value-type="float">
            <text:p>188.522526321464</text:p>
          </table:table-cell>
          <table:table-cell office:value-type="float" office:value="26393.153685005" calcext:value-type="float">
            <text:p>26393.153685005</text:p>
          </table:table-cell>
          <table:table-cell table:style-name="ce6" office:value-type="float" office:value="0.865162805748218" calcext:value-type="float">
            <text:p>0.865162805748218</text:p>
          </table:table-cell>
          <table:table-cell office:value-type="float" office:value="121.122792804751" calcext:value-type="float">
            <text:p>121.122792804751</text:p>
          </table:table-cell>
          <table:table-cell office:value-type="float" office:value="181.684189207126" calcext:value-type="float">
            <text:p>181.684189207126</text:p>
          </table:table-cell>
          <table:table-cell office:value-type="float" office:value="25435.7864889976" calcext:value-type="float">
            <text:p>25435.7864889976</text:p>
          </table:table-cell>
          <table:table-cell office:value-type="float" office:value="0.77667941818581" calcext:value-type="float">
            <text:p>0.77667941818581</text:p>
          </table:table-cell>
          <table:table-cell office:value-type="float" office:value="108.735118546013" calcext:value-type="float">
            <text:p>108.735118546013</text:p>
          </table:table-cell>
          <table:table-cell office:value-type="float" office:value="163.10267781902" calcext:value-type="float">
            <text:p>163.10267781902</text:p>
          </table:table-cell>
          <table:table-cell office:value-type="string" calcext:value-type="string">
            <text:p>22834.374894662815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679664887635521" calcext:value-type="float">
            <text:p>0.679664887635521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office:value-type="float" office:value="42210" calcext:value-type="float">
            <text:p>42210</text:p>
          </table:table-cell>
          <table:table-cell office:value-type="float" office:value="0.964637816466479" calcext:value-type="float">
            <text:p>0.964637816466479</text:p>
          </table:table-cell>
          <table:table-cell office:value-type="float" office:value="193.892201109762" calcext:value-type="float">
            <text:p>193.892201109762</text:p>
          </table:table-cell>
          <table:table-cell office:value-type="float" office:value="202.573941457961" calcext:value-type="float">
            <text:p>202.573941457961</text:p>
          </table:table-cell>
          <table:table-cell office:value-type="float" office:value="40717.3622330501" calcext:value-type="float">
            <text:p>40717.3622330501</text:p>
          </table:table-cell>
          <table:table-cell table:style-name="ce6" office:value-type="float" office:value="0.956291771430521" calcext:value-type="float">
            <text:p>0.956291771430521</text:p>
          </table:table-cell>
          <table:table-cell office:value-type="float" office:value="192.214646057535" calcext:value-type="float">
            <text:p>192.214646057535</text:p>
          </table:table-cell>
          <table:table-cell office:value-type="float" office:value="200.82127200041" calcext:value-type="float">
            <text:p>200.82127200041</text:p>
          </table:table-cell>
          <table:table-cell office:value-type="float" office:value="40365.0756720823" calcext:value-type="float">
            <text:p>40365.0756720823</text:p>
          </table:table-cell>
          <table:table-cell office:value-type="float" office:value="0.9224752062976" calcext:value-type="float">
            <text:p>0.9224752062976</text:p>
          </table:table-cell>
          <table:table-cell office:value-type="float" office:value="185.417516465818" calcext:value-type="float">
            <text:p>185.417516465818</text:p>
          </table:table-cell>
          <table:table-cell office:value-type="float" office:value="193.719793322496" calcext:value-type="float">
            <text:p>193.719793322496</text:p>
          </table:table-cell>
          <table:table-cell office:value-type="string" calcext:value-type="string">
            <text:p>38937.67845782167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38640" calcext:value-type="float">
            <text:p>38640</text:p>
          </table:table-cell>
          <table:table-cell office:value-type="float" office:value="0.511985510024184" calcext:value-type="float">
            <text:p>0.511985510024184</text:p>
          </table:table-cell>
          <table:table-cell office:value-type="float" office:value="94.2053338444499" calcext:value-type="float">
            <text:p>94.2053338444499</text:p>
          </table:table-cell>
          <table:table-cell office:value-type="float" office:value="107.516957105079" calcext:value-type="float">
            <text:p>107.516957105079</text:p>
          </table:table-cell>
          <table:table-cell office:value-type="float" office:value="19783.1201073345" calcext:value-type="float">
            <text:p>19783.1201073345</text:p>
          </table:table-cell>
          <table:table-cell table:style-name="ce6" office:value-type="float" office:value="0.586573386968246" calcext:value-type="float">
            <text:p>0.586573386968246</text:p>
          </table:table-cell>
          <table:table-cell office:value-type="float" office:value="107.929503202157" calcext:value-type="float">
            <text:p>107.929503202157</text:p>
          </table:table-cell>
          <table:table-cell office:value-type="float" office:value="123.180411263332" calcext:value-type="float">
            <text:p>123.180411263332</text:p>
          </table:table-cell>
          <table:table-cell office:value-type="float" office:value="22665.195672453" calcext:value-type="float">
            <text:p>22665.195672453</text:p>
          </table:table-cell>
          <table:table-cell office:value-type="float" office:value="0.300317074693551" calcext:value-type="float">
            <text:p>0.300317074693551</text:p>
          </table:table-cell>
          <table:table-cell office:value-type="float" office:value="55.2583417436134" calcext:value-type="float">
            <text:p>55.2583417436134</text:p>
          </table:table-cell>
          <table:table-cell office:value-type="float" office:value="63.0665856856457" calcext:value-type="float">
            <text:p>63.0665856856457</text:p>
          </table:table-cell>
          <table:table-cell office:value-type="string" calcext:value-type="string">
            <text:p>11604.25176615881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38400" calcext:value-type="float">
            <text:p>38400</text:p>
          </table:table-cell>
          <table:table-cell office:value-type="float" office:value="0.777377770131347" calcext:value-type="float">
            <text:p>0.777377770131347</text:p>
          </table:table-cell>
          <table:table-cell office:value-type="float" office:value="149.256531865219" calcext:value-type="float">
            <text:p>149.256531865219</text:p>
          </table:table-cell>
          <table:table-cell office:value-type="float" office:value="155.475554026269" calcext:value-type="float">
            <text:p>155.475554026269</text:p>
          </table:table-cell>
          <table:table-cell office:value-type="float" office:value="29851.3063730437" calcext:value-type="float">
            <text:p>29851.3063730437</text:p>
          </table:table-cell>
          <table:table-cell table:style-name="ce6" office:value-type="float" office:value="0.28711608326118" calcext:value-type="float">
            <text:p>0.28711608326118</text:p>
          </table:table-cell>
          <table:table-cell office:value-type="float" office:value="55.1262879861466" calcext:value-type="float">
            <text:p>55.1262879861466</text:p>
          </table:table-cell>
          <table:table-cell office:value-type="float" office:value="57.423216652236" calcext:value-type="float">
            <text:p>57.423216652236</text:p>
          </table:table-cell>
          <table:table-cell office:value-type="float" office:value="11025.2575972293" calcext:value-type="float">
            <text:p>11025.2575972293</text:p>
          </table:table-cell>
          <table:table-cell office:value-type="float" office:value="0.223197660574422" calcext:value-type="float">
            <text:p>0.223197660574422</text:p>
          </table:table-cell>
          <table:table-cell office:value-type="float" office:value="42.8539508302891" calcext:value-type="float">
            <text:p>42.8539508302891</text:p>
          </table:table-cell>
          <table:table-cell office:value-type="float" office:value="44.6395321148844" calcext:value-type="float">
            <text:p>44.6395321148844</text:p>
          </table:table-cell>
          <table:table-cell office:value-type="string" calcext:value-type="string">
            <text:p>8570.790166057814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200" calcext:value-type="float">
            <text:p>200</text:p>
          </table:table-cell>
          <table:table-cell office:value-type="float" office:value="67200" calcext:value-type="float">
            <text:p>67200</text:p>
          </table:table-cell>
          <table:table-cell office:value-type="float" office:value="0.173859248942743" calcext:value-type="float">
            <text:p>0.173859248942743</text:p>
          </table:table-cell>
          <table:table-cell office:value-type="float" office:value="58.4167076447618" calcext:value-type="float">
            <text:p>58.4167076447618</text:p>
          </table:table-cell>
          <table:table-cell office:value-type="float" office:value="34.7718497885487" calcext:value-type="float">
            <text:p>34.7718497885487</text:p>
          </table:table-cell>
          <table:table-cell office:value-type="float" office:value="11683.3415289524" calcext:value-type="float">
            <text:p>11683.3415289524</text:p>
          </table:table-cell>
          <table:table-cell table:style-name="ce6" office:value-type="float" office:value="0.127031865055909" calcext:value-type="float">
            <text:p>0.127031865055909</text:p>
          </table:table-cell>
          <table:table-cell office:value-type="float" office:value="42.6827066587854" calcext:value-type="float">
            <text:p>42.6827066587854</text:p>
          </table:table-cell>
          <table:table-cell office:value-type="float" office:value="25.4063730111818" calcext:value-type="float">
            <text:p>25.4063730111818</text:p>
          </table:table-cell>
          <table:table-cell office:value-type="float" office:value="8536.54133175707" calcext:value-type="float">
            <text:p>8536.54133175707</text:p>
          </table:table-cell>
          <table:table-cell office:value-type="float" office:value="0.0220856646504162" calcext:value-type="float">
            <text:p>0.022085664650416</text:p>
          </table:table-cell>
          <table:table-cell office:value-type="float" office:value="7.42078332253985" calcext:value-type="float">
            <text:p>7.42078332253985</text:p>
          </table:table-cell>
          <table:table-cell office:value-type="float" office:value="4.41713293008325" calcext:value-type="float">
            <text:p>4.41713293008325</text:p>
          </table:table-cell>
          <table:table-cell office:value-type="string" calcext:value-type="string">
            <text:p>1484.1566645079706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office:value-type="float" office:value="36200" calcext:value-type="float">
            <text:p>36200</text:p>
          </table:table-cell>
          <table:table-cell office:value-type="float" office:value="0.0786691941936024" calcext:value-type="float">
            <text:p>0.078669194193602</text:p>
          </table:table-cell>
          <table:table-cell office:value-type="float" office:value="14.239124149042" calcext:value-type="float">
            <text:p>14.239124149042</text:p>
          </table:table-cell>
          <table:table-cell office:value-type="float" office:value="15.7338388387205" calcext:value-type="float">
            <text:p>15.7338388387205</text:p>
          </table:table-cell>
          <table:table-cell office:value-type="float" office:value="2847.82482980841" calcext:value-type="float">
            <text:p>2847.82482980841</text:p>
          </table:table-cell>
          <table:table-cell table:style-name="ce6" office:value-type="float" office:value="0.151818036075495" calcext:value-type="float">
            <text:p>0.151818036075495</text:p>
          </table:table-cell>
          <table:table-cell office:value-type="float" office:value="27.4790645296645" calcext:value-type="float">
            <text:p>27.4790645296645</text:p>
          </table:table-cell>
          <table:table-cell office:value-type="float" office:value="30.3636072150989" calcext:value-type="float">
            <text:p>30.3636072150989</text:p>
          </table:table-cell>
          <table:table-cell office:value-type="float" office:value="5495.81290593291" calcext:value-type="float">
            <text:p>5495.81290593291</text:p>
          </table:table-cell>
          <table:table-cell office:value-type="float" office:value="0.0119434025621144" calcext:value-type="float">
            <text:p>0.011943402562115</text:p>
          </table:table-cell>
          <table:table-cell office:value-type="float" office:value="2.16175586374271" calcext:value-type="float">
            <text:p>2.16175586374271</text:p>
          </table:table-cell>
          <table:table-cell office:value-type="float" office:value="2.38868051242289" calcext:value-type="float">
            <text:p>2.38868051242289</text:p>
          </table:table-cell>
          <table:table-cell office:value-type="string" calcext:value-type="string">
            <text:p>432.3511727485423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200" calcext:value-type="float">
            <text:p>200</text:p>
          </table:table-cell>
          <table:table-cell office:value-type="float" office:value="73800" calcext:value-type="float">
            <text:p>73800</text:p>
          </table:table-cell>
          <table:table-cell office:value-type="float" office:value="0.760128599490249" calcext:value-type="float">
            <text:p>0.760128599490249</text:p>
          </table:table-cell>
          <table:table-cell office:value-type="float" office:value="280.487453211902" calcext:value-type="float">
            <text:p>280.487453211902</text:p>
          </table:table-cell>
          <table:table-cell office:value-type="float" office:value="152.02571989805" calcext:value-type="float">
            <text:p>152.02571989805</text:p>
          </table:table-cell>
          <table:table-cell office:value-type="float" office:value="56097.4906423804" calcext:value-type="float">
            <text:p>56097.4906423804</text:p>
          </table:table-cell>
          <table:table-cell table:style-name="ce6" office:value-type="float" office:value="0.68541717003754" calcext:value-type="float">
            <text:p>0.68541717003754</text:p>
          </table:table-cell>
          <table:table-cell office:value-type="float" office:value="252.918935743852" calcext:value-type="float">
            <text:p>252.918935743852</text:p>
          </table:table-cell>
          <table:table-cell office:value-type="float" office:value="137.083434007508" calcext:value-type="float">
            <text:p>137.083434007508</text:p>
          </table:table-cell>
          <table:table-cell office:value-type="float" office:value="50583.7871487705" calcext:value-type="float">
            <text:p>50583.7871487705</text:p>
          </table:table-cell>
          <table:table-cell office:value-type="float" office:value="0.521005193527206" calcext:value-type="float">
            <text:p>0.521005193527206</text:p>
          </table:table-cell>
          <table:table-cell office:value-type="float" office:value="192.250916411539" calcext:value-type="float">
            <text:p>192.250916411539</text:p>
          </table:table-cell>
          <table:table-cell office:value-type="float" office:value="104.201038705441" calcext:value-type="float">
            <text:p>104.201038705441</text:p>
          </table:table-cell>
          <table:table-cell office:value-type="string" calcext:value-type="string">
            <text:p>38450.18328230779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504959006372761" calcext:value-type="float">
            <text:p>0.504959006372761</text:p>
          </table:table-cell>
          <table:table-cell office:value-type="float" office:value="259" calcext:value-type="float">
            <text:p>259</text:p>
          </table:table-cell>
          <table:table-cell office:value-type="float" office:value="200" calcext:value-type="float">
            <text:p>200</text:p>
          </table:table-cell>
          <table:table-cell office:value-type="float" office:value="51800" calcext:value-type="float">
            <text:p>51800</text:p>
          </table:table-cell>
          <table:table-cell office:value-type="float" office:value="0.831564730998909" calcext:value-type="float">
            <text:p>0.831564730998909</text:p>
          </table:table-cell>
          <table:table-cell office:value-type="float" office:value="215.375265328718" calcext:value-type="float">
            <text:p>215.375265328718</text:p>
          </table:table-cell>
          <table:table-cell office:value-type="float" office:value="166.312946199782" calcext:value-type="float">
            <text:p>166.312946199782</text:p>
          </table:table-cell>
          <table:table-cell office:value-type="float" office:value="43075.0530657435" calcext:value-type="float">
            <text:p>43075.0530657435</text:p>
          </table:table-cell>
          <table:table-cell table:style-name="ce6" office:value-type="float" office:value="0.779574320975504" calcext:value-type="float">
            <text:p>0.779574320975504</text:p>
          </table:table-cell>
          <table:table-cell office:value-type="float" office:value="201.909749132656" calcext:value-type="float">
            <text:p>201.909749132656</text:p>
          </table:table-cell>
          <table:table-cell office:value-type="float" office:value="155.914864195101" calcext:value-type="float">
            <text:p>155.914864195101</text:p>
          </table:table-cell>
          <table:table-cell office:value-type="float" office:value="40381.9498265311" calcext:value-type="float">
            <text:p>40381.9498265311</text:p>
          </table:table-cell>
          <table:table-cell office:value-type="float" office:value="0.648266510515653" calcext:value-type="float">
            <text:p>0.648266510515653</text:p>
          </table:table-cell>
          <table:table-cell office:value-type="float" office:value="167.901026223554" calcext:value-type="float">
            <text:p>167.901026223554</text:p>
          </table:table-cell>
          <table:table-cell office:value-type="float" office:value="129.653302103131" calcext:value-type="float">
            <text:p>129.653302103131</text:p>
          </table:table-cell>
          <table:table-cell office:value-type="string" calcext:value-type="string">
            <text:p>33580.20524471081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float" office:value="49000" calcext:value-type="float">
            <text:p>49000</text:p>
          </table:table-cell>
          <table:table-cell office:value-type="float" office:value="0.609004090867978" calcext:value-type="float">
            <text:p>0.609004090867978</text:p>
          </table:table-cell>
          <table:table-cell office:value-type="float" office:value="149.206002262655" calcext:value-type="float">
            <text:p>149.206002262655</text:p>
          </table:table-cell>
          <table:table-cell office:value-type="float" office:value="121.800818173596" calcext:value-type="float">
            <text:p>121.800818173596</text:p>
          </table:table-cell>
          <table:table-cell office:value-type="float" office:value="29841.2004525309" calcext:value-type="float">
            <text:p>29841.2004525309</text:p>
          </table:table-cell>
          <table:table-cell table:style-name="ce6" office:value-type="float" office:value="0.995424428981966" calcext:value-type="float">
            <text:p>0.995424428981966</text:p>
          </table:table-cell>
          <table:table-cell office:value-type="float" office:value="243.878985100582" calcext:value-type="float">
            <text:p>243.878985100582</text:p>
          </table:table-cell>
          <table:table-cell office:value-type="float" office:value="199.084885796393" calcext:value-type="float">
            <text:p>199.084885796393</text:p>
          </table:table-cell>
          <table:table-cell office:value-type="float" office:value="48775.7970201163" calcext:value-type="float">
            <text:p>48775.7970201163</text:p>
          </table:table-cell>
          <table:table-cell office:value-type="float" office:value="0.606217549399938" calcext:value-type="float">
            <text:p>0.606217549399938</text:p>
          </table:table-cell>
          <table:table-cell office:value-type="float" office:value="148.523299602985" calcext:value-type="float">
            <text:p>148.523299602985</text:p>
          </table:table-cell>
          <table:table-cell office:value-type="float" office:value="121.243509879988" calcext:value-type="float">
            <text:p>121.243509879988</text:p>
          </table:table-cell>
          <table:table-cell office:value-type="string" calcext:value-type="string">
            <text:p>29704.65992059699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200" calcext:value-type="float">
            <text:p>200</text:p>
          </table:table-cell>
          <table:table-cell office:value-type="float" office:value="60400" calcext:value-type="float">
            <text:p>60400</text:p>
          </table:table-cell>
          <table:table-cell office:value-type="float" office:value="0.835189001087228" calcext:value-type="float">
            <text:p>0.835189001087228</text:p>
          </table:table-cell>
          <table:table-cell office:value-type="float" office:value="252.227078328343" calcext:value-type="float">
            <text:p>252.227078328343</text:p>
          </table:table-cell>
          <table:table-cell office:value-type="float" office:value="167.037800217446" calcext:value-type="float">
            <text:p>167.037800217446</text:p>
          </table:table-cell>
          <table:table-cell office:value-type="float" office:value="50445.4156656686" calcext:value-type="float">
            <text:p>50445.4156656686</text:p>
          </table:table-cell>
          <table:table-cell table:style-name="ce6" office:value-type="float" office:value="0.359063830850159" calcext:value-type="float">
            <text:p>0.359063830850159</text:p>
          </table:table-cell>
          <table:table-cell office:value-type="float" office:value="108.437276916748" calcext:value-type="float">
            <text:p>108.437276916748</text:p>
          </table:table-cell>
          <table:table-cell office:value-type="float" office:value="71.8127661700317" calcext:value-type="float">
            <text:p>71.8127661700317</text:p>
          </table:table-cell>
          <table:table-cell office:value-type="float" office:value="21687.4553833496" calcext:value-type="float">
            <text:p>21687.4553833496</text:p>
          </table:table-cell>
          <table:table-cell office:value-type="float" office:value="0.299886162214297" calcext:value-type="float">
            <text:p>0.299886162214297</text:p>
          </table:table-cell>
          <table:table-cell office:value-type="float" office:value="90.5656209887178" calcext:value-type="float">
            <text:p>90.5656209887178</text:p>
          </table:table-cell>
          <table:table-cell office:value-type="float" office:value="59.9772324428595" calcext:value-type="float">
            <text:p>59.9772324428595</text:p>
          </table:table-cell>
          <table:table-cell office:value-type="string" calcext:value-type="string">
            <text:p>18113.12419774356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13027729724904" calcext:value-type="float">
            <text:p>0.913027729724904</text:p>
          </table:table-cell>
          <table:table-cell office:value-type="float" office:value="91.3027729724904" calcext:value-type="float">
            <text:p>91.3027729724904</text:p>
          </table:table-cell>
          <table:table-cell office:value-type="float" office:value="182.605545944981" calcext:value-type="float">
            <text:p>182.605545944981</text:p>
          </table:table-cell>
          <table:table-cell office:value-type="float" office:value="18260.5545944981" calcext:value-type="float">
            <text:p>18260.5545944981</text:p>
          </table:table-cell>
          <table:table-cell table:style-name="ce6" office:value-type="float" office:value="0.0219367237712597" calcext:value-type="float">
            <text:p>0.02193672377126</text:p>
          </table:table-cell>
          <table:table-cell office:value-type="float" office:value="2.19367237712597" calcext:value-type="float">
            <text:p>2.19367237712597</text:p>
          </table:table-cell>
          <table:table-cell office:value-type="float" office:value="4.38734475425193" calcext:value-type="float">
            <text:p>4.38734475425193</text:p>
          </table:table-cell>
          <table:table-cell office:value-type="float" office:value="438.734475425193" calcext:value-type="float">
            <text:p>438.734475425193</text:p>
          </table:table-cell>
          <table:table-cell office:value-type="float" office:value="0.0200288371024755" calcext:value-type="float">
            <text:p>0.020028837102476</text:p>
          </table:table-cell>
          <table:table-cell office:value-type="float" office:value="2.00288371024755" calcext:value-type="float">
            <text:p>2.00288371024755</text:p>
          </table:table-cell>
          <table:table-cell office:value-type="float" office:value="4.00576742049511" calcext:value-type="float">
            <text:p>4.00576742049511</text:p>
          </table:table-cell>
          <table:table-cell office:value-type="string" calcext:value-type="string">
            <text:p>400.57674204951087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200" calcext:value-type="float">
            <text:p>200</text:p>
          </table:table-cell>
          <table:table-cell office:value-type="float" office:value="62400" calcext:value-type="float">
            <text:p>62400</text:p>
          </table:table-cell>
          <table:table-cell office:value-type="float" office:value="0.994266671447461" calcext:value-type="float">
            <text:p>0.994266671447461</text:p>
          </table:table-cell>
          <table:table-cell office:value-type="float" office:value="310.211201491608" calcext:value-type="float">
            <text:p>310.211201491608</text:p>
          </table:table-cell>
          <table:table-cell office:value-type="float" office:value="198.853334289492" calcext:value-type="float">
            <text:p>198.853334289492</text:p>
          </table:table-cell>
          <table:table-cell office:value-type="float" office:value="62042.2402983216" calcext:value-type="float">
            <text:p>62042.2402983216</text:p>
          </table:table-cell>
          <table:table-cell table:style-name="ce6" office:value-type="float" office:value="0.604560153053493" calcext:value-type="float">
            <text:p>0.604560153053493</text:p>
          </table:table-cell>
          <table:table-cell office:value-type="float" office:value="188.62276775269" calcext:value-type="float">
            <text:p>188.62276775269</text:p>
          </table:table-cell>
          <table:table-cell office:value-type="float" office:value="120.912030610699" calcext:value-type="float">
            <text:p>120.912030610699</text:p>
          </table:table-cell>
          <table:table-cell office:value-type="float" office:value="37724.553550538" calcext:value-type="float">
            <text:p>37724.553550538</text:p>
          </table:table-cell>
          <table:table-cell office:value-type="float" office:value="0.601094011066264" calcext:value-type="float">
            <text:p>0.601094011066264</text:p>
          </table:table-cell>
          <table:table-cell office:value-type="float" office:value="187.541331452674" calcext:value-type="float">
            <text:p>187.541331452674</text:p>
          </table:table-cell>
          <table:table-cell office:value-type="float" office:value="120.218802213253" calcext:value-type="float">
            <text:p>120.218802213253</text:p>
          </table:table-cell>
          <table:table-cell office:value-type="string" calcext:value-type="string">
            <text:p>37508.266290534884]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28000" calcext:value-type="float">
            <text:p>28000</text:p>
          </table:table-cell>
          <table:table-cell office:value-type="float" office:value="0.406904923347511" calcext:value-type="float">
            <text:p>0.406904923347511</text:p>
          </table:table-cell>
          <table:table-cell office:value-type="float" office:value="56.9666892686516" calcext:value-type="float">
            <text:p>56.9666892686516</text:p>
          </table:table-cell>
          <table:table-cell office:value-type="float" office:value="81.3809846695023" calcext:value-type="float">
            <text:p>81.3809846695023</text:p>
          </table:table-cell>
          <table:table-cell office:value-type="float" office:value="11393.3378537303" calcext:value-type="float">
            <text:p>11393.3378537303</text:p>
          </table:table-cell>
          <table:table-cell table:style-name="ce6" office:value-type="float" office:value="0.675238491332694" calcext:value-type="float">
            <text:p>0.675238491332694</text:p>
          </table:table-cell>
          <table:table-cell office:value-type="float" office:value="94.5333887865772" calcext:value-type="float">
            <text:p>94.5333887865772</text:p>
          </table:table-cell>
          <table:table-cell office:value-type="float" office:value="135.047698266539" calcext:value-type="float">
            <text:p>135.047698266539</text:p>
          </table:table-cell>
          <table:table-cell office:value-type="float" office:value="18906.6777573154" calcext:value-type="float">
            <text:p>18906.6777573154</text:p>
          </table:table-cell>
          <table:table-cell office:value-type="float" office:value="0.274757866557019" calcext:value-type="float">
            <text:p>0.274757866557019</text:p>
          </table:table-cell>
          <table:table-cell office:value-type="float" office:value="38.4661013179827" calcext:value-type="float">
            <text:p>38.4661013179827</text:p>
          </table:table-cell>
          <table:table-cell office:value-type="float" office:value="54.9515733114038" calcext:value-type="float">
            <text:p>54.9515733114038</text:p>
          </table:table-cell>
          <table:table-cell office:value-type="string" calcext:value-type="string">
            <text:p>7693.220263596532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40200" calcext:value-type="float">
            <text:p>40200</text:p>
          </table:table-cell>
          <table:table-cell office:value-type="float" office:value="0.636170791635416" calcext:value-type="float">
            <text:p>0.636170791635416</text:p>
          </table:table-cell>
          <table:table-cell office:value-type="float" office:value="127.870329118719" calcext:value-type="float">
            <text:p>127.870329118719</text:p>
          </table:table-cell>
          <table:table-cell office:value-type="float" office:value="127.234158327083" calcext:value-type="float">
            <text:p>127.234158327083</text:p>
          </table:table-cell>
          <table:table-cell office:value-type="float" office:value="25574.0658237437" calcext:value-type="float">
            <text:p>25574.0658237437</text:p>
          </table:table-cell>
          <table:table-cell table:style-name="ce6" office:value-type="float" office:value="0.404048250878373" calcext:value-type="float">
            <text:p>0.404048250878373</text:p>
          </table:table-cell>
          <table:table-cell office:value-type="float" office:value="81.2136984265529" calcext:value-type="float">
            <text:p>81.2136984265529</text:p>
          </table:table-cell>
          <table:table-cell office:value-type="float" office:value="80.8096501756745" calcext:value-type="float">
            <text:p>80.8096501756745</text:p>
          </table:table-cell>
          <table:table-cell office:value-type="float" office:value="16242.7396853106" calcext:value-type="float">
            <text:p>16242.7396853106</text:p>
          </table:table-cell>
          <table:table-cell office:value-type="float" office:value="0.257043695620199" calcext:value-type="float">
            <text:p>0.257043695620199</text:p>
          </table:table-cell>
          <table:table-cell office:value-type="float" office:value="51.6657828196601" calcext:value-type="float">
            <text:p>51.6657828196601</text:p>
          </table:table-cell>
          <table:table-cell office:value-type="float" office:value="51.4087391240399" calcext:value-type="float">
            <text:p>51.4087391240399</text:p>
          </table:table-cell>
          <table:table-cell office:value-type="string" calcext:value-type="string">
            <text:p>10333.156563932018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36800" calcext:value-type="float">
            <text:p>36800</text:p>
          </table:table-cell>
          <table:table-cell office:value-type="float" office:value="0.841885660526706" calcext:value-type="float">
            <text:p>0.841885660526706</text:p>
          </table:table-cell>
          <table:table-cell office:value-type="float" office:value="154.906961536914" calcext:value-type="float">
            <text:p>154.906961536914</text:p>
          </table:table-cell>
          <table:table-cell office:value-type="float" office:value="168.377132105341" calcext:value-type="float">
            <text:p>168.377132105341</text:p>
          </table:table-cell>
          <table:table-cell office:value-type="float" office:value="30981.3923073828" calcext:value-type="float">
            <text:p>30981.3923073828</text:p>
          </table:table-cell>
          <table:table-cell table:style-name="ce6" office:value-type="float" office:value="0.0467970801990926" calcext:value-type="float">
            <text:p>0.046797080199093</text:p>
          </table:table-cell>
          <table:table-cell office:value-type="float" office:value="8.61066275663304" calcext:value-type="float">
            <text:p>8.61066275663304</text:p>
          </table:table-cell>
          <table:table-cell office:value-type="float" office:value="9.35941603981853" calcext:value-type="float">
            <text:p>9.35941603981853</text:p>
          </table:table-cell>
          <table:table-cell office:value-type="float" office:value="1722.13255132661" calcext:value-type="float">
            <text:p>1722.13255132661</text:p>
          </table:table-cell>
          <table:table-cell office:value-type="float" office:value="0.0393977907741343" calcext:value-type="float">
            <text:p>0.039397790774134</text:p>
          </table:table-cell>
          <table:table-cell office:value-type="float" office:value="7.24919350244072" calcext:value-type="float">
            <text:p>7.24919350244072</text:p>
          </table:table-cell>
          <table:table-cell office:value-type="float" office:value="7.87955815482686" calcext:value-type="float">
            <text:p>7.87955815482686</text:p>
          </table:table-cell>
          <table:table-cell office:value-type="string" calcext:value-type="string">
            <text:p>1449.838700488143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33600" calcext:value-type="float">
            <text:p>33600</text:p>
          </table:table-cell>
          <table:table-cell office:value-type="float" office:value="0.422515092545247" calcext:value-type="float">
            <text:p>0.422515092545247</text:p>
          </table:table-cell>
          <table:table-cell office:value-type="float" office:value="81.1228977686875" calcext:value-type="float">
            <text:p>81.1228977686875</text:p>
          </table:table-cell>
          <table:table-cell office:value-type="float" office:value="73.9401411954183" calcext:value-type="float">
            <text:p>73.9401411954183</text:p>
          </table:table-cell>
          <table:table-cell office:value-type="float" office:value="14196.5071095203" calcext:value-type="float">
            <text:p>14196.5071095203</text:p>
          </table:table-cell>
          <table:table-cell table:style-name="ce6" office:value-type="float" office:value="0.320606053791268" calcext:value-type="float">
            <text:p>0.320606053791268</text:p>
          </table:table-cell>
          <table:table-cell office:value-type="float" office:value="61.5563623279235" calcext:value-type="float">
            <text:p>61.5563623279235</text:p>
          </table:table-cell>
          <table:table-cell office:value-type="float" office:value="56.106059413472" calcext:value-type="float">
            <text:p>56.106059413472</text:p>
          </table:table-cell>
          <table:table-cell office:value-type="float" office:value="10772.3634073866" calcext:value-type="float">
            <text:p>10772.3634073866</text:p>
          </table:table-cell>
          <table:table-cell office:value-type="float" office:value="0.135460896488184" calcext:value-type="float">
            <text:p>0.135460896488184</text:p>
          </table:table-cell>
          <table:table-cell office:value-type="float" office:value="26.0084921257314" calcext:value-type="float">
            <text:p>26.0084921257314</text:p>
          </table:table-cell>
          <table:table-cell office:value-type="float" office:value="23.7056568854322" calcext:value-type="float">
            <text:p>23.7056568854322</text:p>
          </table:table-cell>
          <table:table-cell office:value-type="string" calcext:value-type="string">
            <text:p>4551.486122002991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175" calcext:value-type="float">
            <text:p>175</text:p>
          </table:table-cell>
          <table:table-cell office:value-type="float" office:value="58800" calcext:value-type="float">
            <text:p>58800</text:p>
          </table:table-cell>
          <table:table-cell office:value-type="float" office:value="0.911038915834812" calcext:value-type="float">
            <text:p>0.911038915834812</text:p>
          </table:table-cell>
          <table:table-cell office:value-type="float" office:value="306.109075720497" calcext:value-type="float">
            <text:p>306.109075720497</text:p>
          </table:table-cell>
          <table:table-cell office:value-type="float" office:value="159.431810271092" calcext:value-type="float">
            <text:p>159.431810271092</text:p>
          </table:table-cell>
          <table:table-cell office:value-type="float" office:value="53569.0882510869" calcext:value-type="float">
            <text:p>53569.0882510869</text:p>
          </table:table-cell>
          <table:table-cell table:style-name="ce6" office:value-type="float" office:value="0.95809815505939" calcext:value-type="float">
            <text:p>0.95809815505939</text:p>
          </table:table-cell>
          <table:table-cell office:value-type="float" office:value="321.920980099955" calcext:value-type="float">
            <text:p>321.920980099955</text:p>
          </table:table-cell>
          <table:table-cell office:value-type="float" office:value="167.667177135393" calcext:value-type="float">
            <text:p>167.667177135393</text:p>
          </table:table-cell>
          <table:table-cell office:value-type="float" office:value="56336.1715174922" calcext:value-type="float">
            <text:p>56336.1715174922</text:p>
          </table:table-cell>
          <table:table-cell office:value-type="float" office:value="0.87286470444864" calcext:value-type="float">
            <text:p>0.87286470444864</text:p>
          </table:table-cell>
          <table:table-cell office:value-type="float" office:value="293.282540694743" calcext:value-type="float">
            <text:p>293.282540694743</text:p>
          </table:table-cell>
          <table:table-cell office:value-type="float" office:value="152.751323278512" calcext:value-type="float">
            <text:p>152.751323278512</text:p>
          </table:table-cell>
          <table:table-cell office:value-type="string" calcext:value-type="string">
            <text:p>51324.44462158006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907952493714145" calcext:value-type="float">
            <text:p>0.907952493714145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31675" calcext:value-type="float">
            <text:p>31675</text:p>
          </table:table-cell>
          <table:table-cell office:value-type="float" office:value="0.988342603220263" calcext:value-type="float">
            <text:p>0.988342603220263</text:p>
          </table:table-cell>
          <table:table-cell office:value-type="float" office:value="178.890011182868" calcext:value-type="float">
            <text:p>178.890011182868</text:p>
          </table:table-cell>
          <table:table-cell office:value-type="float" office:value="172.959955563546" calcext:value-type="float">
            <text:p>172.959955563546</text:p>
          </table:table-cell>
          <table:table-cell office:value-type="float" office:value="31305.7519570018" calcext:value-type="float">
            <text:p>31305.7519570018</text:p>
          </table:table-cell>
          <table:table-cell table:style-name="ce6" office:value-type="float" office:value="0.0401106750086137" calcext:value-type="float">
            <text:p>0.040110675008614</text:p>
          </table:table-cell>
          <table:table-cell office:value-type="float" office:value="7.26003217655907" calcext:value-type="float">
            <text:p>7.26003217655907</text:p>
          </table:table-cell>
          <table:table-cell office:value-type="float" office:value="7.01936812650739" calcext:value-type="float">
            <text:p>7.01936812650739</text:p>
          </table:table-cell>
          <table:table-cell office:value-type="float" office:value="1270.50563089784" calcext:value-type="float">
            <text:p>1270.50563089784</text:p>
          </table:table-cell>
          <table:table-cell office:value-type="float" office:value="0.0396430889549352" calcext:value-type="float">
            <text:p>0.039643088954935</text:p>
          </table:table-cell>
          <table:table-cell office:value-type="float" office:value="7.17539910084327" calcext:value-type="float">
            <text:p>7.17539910084327</text:p>
          </table:table-cell>
          <table:table-cell office:value-type="float" office:value="6.93754056711366" calcext:value-type="float">
            <text:p>6.93754056711366</text:p>
          </table:table-cell>
          <table:table-cell office:value-type="string" calcext:value-type="string">
            <text:p>1255.6948426475717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175" calcext:value-type="float">
            <text:p>175</text:p>
          </table:table-cell>
          <table:table-cell office:value-type="float" office:value="64575" calcext:value-type="float">
            <text:p>64575</text:p>
          </table:table-cell>
          <table:table-cell office:value-type="float" office:value="0.085354569625609" calcext:value-type="float">
            <text:p>0.085354569625609</text:p>
          </table:table-cell>
          <table:table-cell office:value-type="float" office:value="31.4958361918497" calcext:value-type="float">
            <text:p>31.4958361918497</text:p>
          </table:table-cell>
          <table:table-cell office:value-type="float" office:value="14.9370496844816" calcext:value-type="float">
            <text:p>14.9370496844816</text:p>
          </table:table-cell>
          <table:table-cell office:value-type="float" office:value="5511.7713335737" calcext:value-type="float">
            <text:p>5511.7713335737</text:p>
          </table:table-cell>
          <table:table-cell table:style-name="ce6" office:value-type="float" office:value="0.349132272749098" calcext:value-type="float">
            <text:p>0.349132272749098</text:p>
          </table:table-cell>
          <table:table-cell office:value-type="float" office:value="128.829808644417" calcext:value-type="float">
            <text:p>128.829808644417</text:p>
          </table:table-cell>
          <table:table-cell office:value-type="float" office:value="61.0981477310922" calcext:value-type="float">
            <text:p>61.0981477310922</text:p>
          </table:table-cell>
          <table:table-cell office:value-type="float" office:value="22545.216512773" calcext:value-type="float">
            <text:p>22545.216512773</text:p>
          </table:table-cell>
          <table:table-cell office:value-type="float" office:value="0.0298000348829101" calcext:value-type="float">
            <text:p>0.02980003488291</text:p>
          </table:table-cell>
          <table:table-cell office:value-type="float" office:value="10.9962128717938" calcext:value-type="float">
            <text:p>10.9962128717938</text:p>
          </table:table-cell>
          <table:table-cell office:value-type="float" office:value="5.21500610450926" calcext:value-type="float">
            <text:p>5.21500610450926</text:p>
          </table:table-cell>
          <table:table-cell office:value-type="string" calcext:value-type="string">
            <text:p>1924.3372525639165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75" calcext:value-type="float">
            <text:p>175</text:p>
          </table:table-cell>
          <table:table-cell office:value-type="float" office:value="45325" calcext:value-type="float">
            <text:p>45325</text:p>
          </table:table-cell>
          <table:table-cell office:value-type="float" office:value="0.509681088593595" calcext:value-type="float">
            <text:p>0.509681088593595</text:p>
          </table:table-cell>
          <table:table-cell office:value-type="float" office:value="132.007401945741" calcext:value-type="float">
            <text:p>132.007401945741</text:p>
          </table:table-cell>
          <table:table-cell office:value-type="float" office:value="89.1941905038792" calcext:value-type="float">
            <text:p>89.1941905038792</text:p>
          </table:table-cell>
          <table:table-cell office:value-type="float" office:value="23101.2953405047" calcext:value-type="float">
            <text:p>23101.2953405047</text:p>
          </table:table-cell>
          <table:table-cell table:style-name="ce6" office:value-type="float" office:value="0.747514436904348" calcext:value-type="float">
            <text:p>0.747514436904348</text:p>
          </table:table-cell>
          <table:table-cell office:value-type="float" office:value="193.606239158226" calcext:value-type="float">
            <text:p>193.606239158226</text:p>
          </table:table-cell>
          <table:table-cell office:value-type="float" office:value="130.815026458261" calcext:value-type="float">
            <text:p>130.815026458261</text:p>
          </table:table-cell>
          <table:table-cell office:value-type="float" office:value="33881.0918526896" calcext:value-type="float">
            <text:p>33881.0918526896</text:p>
          </table:table-cell>
          <table:table-cell office:value-type="float" office:value="0.380993971940836" calcext:value-type="float">
            <text:p>0.380993971940836</text:p>
          </table:table-cell>
          <table:table-cell office:value-type="float" office:value="98.6774387326766" calcext:value-type="float">
            <text:p>98.6774387326766</text:p>
          </table:table-cell>
          <table:table-cell office:value-type="float" office:value="66.6739450896464" calcext:value-type="float">
            <text:p>66.6739450896464</text:p>
          </table:table-cell>
          <table:table-cell office:value-type="string" calcext:value-type="string">
            <text:p>17268.551778218407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75" calcext:value-type="float">
            <text:p>175</text:p>
          </table:table-cell>
          <table:table-cell office:value-type="float" office:value="42875" calcext:value-type="float">
            <text:p>42875</text:p>
          </table:table-cell>
          <table:table-cell office:value-type="float" office:value="0.983067151950606" calcext:value-type="float">
            <text:p>0.983067151950606</text:p>
          </table:table-cell>
          <table:table-cell office:value-type="float" office:value="240.851452227898" calcext:value-type="float">
            <text:p>240.851452227898</text:p>
          </table:table-cell>
          <table:table-cell office:value-type="float" office:value="172.036751591356" calcext:value-type="float">
            <text:p>172.036751591356</text:p>
          </table:table-cell>
          <table:table-cell office:value-type="float" office:value="42149.0041398822" calcext:value-type="float">
            <text:p>42149.0041398822</text:p>
          </table:table-cell>
          <table:table-cell table:style-name="ce6" office:value-type="float" office:value="0.127932006489515" calcext:value-type="float">
            <text:p>0.127932006489515</text:p>
          </table:table-cell>
          <table:table-cell office:value-type="float" office:value="31.3433415899312" calcext:value-type="float">
            <text:p>31.3433415899312</text:p>
          </table:table-cell>
          <table:table-cell office:value-type="float" office:value="22.3881011356651" calcext:value-type="float">
            <text:p>22.3881011356651</text:p>
          </table:table-cell>
          <table:table-cell office:value-type="float" office:value="5485.08477823796" calcext:value-type="float">
            <text:p>5485.08477823796</text:p>
          </table:table-cell>
          <table:table-cell office:value-type="float" office:value="0.125765753262974" calcext:value-type="float">
            <text:p>0.125765753262974</text:p>
          </table:table-cell>
          <table:table-cell office:value-type="float" office:value="30.8126095494287" calcext:value-type="float">
            <text:p>30.8126095494287</text:p>
          </table:table-cell>
          <table:table-cell office:value-type="float" office:value="22.0090068210205" calcext:value-type="float">
            <text:p>22.0090068210205</text:p>
          </table:table-cell>
          <table:table-cell office:value-type="string" calcext:value-type="string">
            <text:p>5392.206671150014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5" calcext:value-type="float">
            <text:p>175</text:p>
          </table:table-cell>
          <table:table-cell office:value-type="float" office:value="52850" calcext:value-type="float">
            <text:p>52850</text:p>
          </table:table-cell>
          <table:table-cell office:value-type="float" office:value="0.140945966951321" calcext:value-type="float">
            <text:p>0.140945966951321</text:p>
          </table:table-cell>
          <table:table-cell office:value-type="float" office:value="42.5656820192989" calcext:value-type="float">
            <text:p>42.5656820192989</text:p>
          </table:table-cell>
          <table:table-cell office:value-type="float" office:value="24.6655442164811" calcext:value-type="float">
            <text:p>24.6655442164811</text:p>
          </table:table-cell>
          <table:table-cell office:value-type="float" office:value="7448.9943533773" calcext:value-type="float">
            <text:p>7448.9943533773</text:p>
          </table:table-cell>
          <table:table-cell table:style-name="ce6" office:value-type="float" office:value="0.132529918442906" calcext:value-type="float">
            <text:p>0.132529918442906</text:p>
          </table:table-cell>
          <table:table-cell office:value-type="float" office:value="40.0240353697576" calcext:value-type="float">
            <text:p>40.0240353697576</text:p>
          </table:table-cell>
          <table:table-cell office:value-type="float" office:value="23.1927357275085" calcext:value-type="float">
            <text:p>23.1927357275085</text:p>
          </table:table-cell>
          <table:table-cell office:value-type="float" office:value="7004.20618970758" calcext:value-type="float">
            <text:p>7004.20618970758</text:p>
          </table:table-cell>
          <table:table-cell office:value-type="float" office:value="0.0186795575049151" calcext:value-type="float">
            <text:p>0.018679557504915</text:p>
          </table:table-cell>
          <table:table-cell office:value-type="float" office:value="5.64122636648434" calcext:value-type="float">
            <text:p>5.64122636648434</text:p>
          </table:table-cell>
          <table:table-cell office:value-type="float" office:value="3.26892256336013" calcext:value-type="float">
            <text:p>3.26892256336013</text:p>
          </table:table-cell>
          <table:table-cell office:value-type="string" calcext:value-type="string">
            <text:p>987.2146141347602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17500" calcext:value-type="float">
            <text:p>17500</text:p>
          </table:table-cell>
          <table:table-cell office:value-type="float" office:value="0.458444191825174" calcext:value-type="float">
            <text:p>0.458444191825174</text:p>
          </table:table-cell>
          <table:table-cell office:value-type="float" office:value="45.8444191825174" calcext:value-type="float">
            <text:p>45.8444191825174</text:p>
          </table:table-cell>
          <table:table-cell office:value-type="float" office:value="80.2277335694055" calcext:value-type="float">
            <text:p>80.2277335694055</text:p>
          </table:table-cell>
          <table:table-cell office:value-type="float" office:value="8022.77335694055" calcext:value-type="float">
            <text:p>8022.77335694055</text:p>
          </table:table-cell>
          <table:table-cell table:style-name="ce6" office:value-type="float" office:value="0.320199205248294" calcext:value-type="float">
            <text:p>0.320199205248294</text:p>
          </table:table-cell>
          <table:table-cell office:value-type="float" office:value="32.0199205248294" calcext:value-type="float">
            <text:p>32.0199205248294</text:p>
          </table:table-cell>
          <table:table-cell office:value-type="float" office:value="56.0348609184514" calcext:value-type="float">
            <text:p>56.0348609184514</text:p>
          </table:table-cell>
          <table:table-cell office:value-type="float" office:value="5603.48609184514" calcext:value-type="float">
            <text:p>5603.48609184514</text:p>
          </table:table-cell>
          <table:table-cell office:value-type="float" office:value="0.146793465873117" calcext:value-type="float">
            <text:p>0.146793465873117</text:p>
          </table:table-cell>
          <table:table-cell office:value-type="float" office:value="14.6793465873117" calcext:value-type="float">
            <text:p>14.6793465873117</text:p>
          </table:table-cell>
          <table:table-cell office:value-type="float" office:value="25.6888565277955" calcext:value-type="float">
            <text:p>25.6888565277955</text:p>
          </table:table-cell>
          <table:table-cell office:value-type="string" calcext:value-type="string">
            <text:p>2568.885652779551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175" calcext:value-type="float">
            <text:p>175</text:p>
          </table:table-cell>
          <table:table-cell office:value-type="float" office:value="54600" calcext:value-type="float">
            <text:p>54600</text:p>
          </table:table-cell>
          <table:table-cell office:value-type="float" office:value="0.0957024451994444" calcext:value-type="float">
            <text:p>0.095702445199445</text:p>
          </table:table-cell>
          <table:table-cell office:value-type="float" office:value="29.8591629022267" calcext:value-type="float">
            <text:p>29.8591629022267</text:p>
          </table:table-cell>
          <table:table-cell office:value-type="float" office:value="16.7479279099028" calcext:value-type="float">
            <text:p>16.7479279099028</text:p>
          </table:table-cell>
          <table:table-cell office:value-type="float" office:value="5225.35350788967" calcext:value-type="float">
            <text:p>5225.35350788967</text:p>
          </table:table-cell>
          <table:table-cell table:style-name="ce6" office:value-type="float" office:value="0.396435229928225" calcext:value-type="float">
            <text:p>0.396435229928225</text:p>
          </table:table-cell>
          <table:table-cell office:value-type="float" office:value="123.687791737606" calcext:value-type="float">
            <text:p>123.687791737606</text:p>
          </table:table-cell>
          <table:table-cell office:value-type="float" office:value="69.3761652374394" calcext:value-type="float">
            <text:p>69.3761652374394</text:p>
          </table:table-cell>
          <table:table-cell office:value-type="float" office:value="21645.3635540811" calcext:value-type="float">
            <text:p>21645.3635540811</text:p>
          </table:table-cell>
          <table:table-cell office:value-type="float" office:value="0.0379398208673351" calcext:value-type="float">
            <text:p>0.037939820867335</text:p>
          </table:table-cell>
          <table:table-cell office:value-type="float" office:value="11.8372241106086" calcext:value-type="float">
            <text:p>11.8372241106086</text:p>
          </table:table-cell>
          <table:table-cell office:value-type="float" office:value="6.63946865178364" calcext:value-type="float">
            <text:p>6.63946865178364</text:p>
          </table:table-cell>
          <table:table-cell office:value-type="string" calcext:value-type="string">
            <text:p>2071.5142193564966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382139301813489" calcext:value-type="float">
            <text:p>0.382139301813489</text:p>
          </table:table-cell>
          <table:table-cell office:value-type="float" office:value="140" calcext:value-type="float">
            <text:p>140</text:p>
          </table:table-cell>
          <table:table-cell office:value-type="float" office:value="175" calcext:value-type="float">
            <text:p>175</text:p>
          </table:table-cell>
          <table:table-cell office:value-type="float" office:value="24500" calcext:value-type="float">
            <text:p>24500</text:p>
          </table:table-cell>
          <table:table-cell office:value-type="float" office:value="0.994476091374606" calcext:value-type="float">
            <text:p>0.994476091374606</text:p>
          </table:table-cell>
          <table:table-cell office:value-type="float" office:value="139.226652792445" calcext:value-type="float">
            <text:p>139.226652792445</text:p>
          </table:table-cell>
          <table:table-cell office:value-type="float" office:value="174.033315990556" calcext:value-type="float">
            <text:p>174.033315990556</text:p>
          </table:table-cell>
          <table:table-cell office:value-type="float" office:value="24364.6642386779" calcext:value-type="float">
            <text:p>24364.6642386779</text:p>
          </table:table-cell>
          <table:table-cell table:style-name="ce6" office:value-type="float" office:value="0.130001838599746" calcext:value-type="float">
            <text:p>0.130001838599746</text:p>
          </table:table-cell>
          <table:table-cell office:value-type="float" office:value="18.2002574039645" calcext:value-type="float">
            <text:p>18.2002574039645</text:p>
          </table:table-cell>
          <table:table-cell office:value-type="float" office:value="22.7503217549556" calcext:value-type="float">
            <text:p>22.7503217549556</text:p>
          </table:table-cell>
          <table:table-cell office:value-type="float" office:value="3185.04504569378" calcext:value-type="float">
            <text:p>3185.04504569378</text:p>
          </table:table-cell>
          <table:table-cell office:value-type="float" office:value="0.129283720322188" calcext:value-type="float">
            <text:p>0.129283720322188</text:p>
          </table:table-cell>
          <table:table-cell office:value-type="float" office:value="18.0997208451063" calcext:value-type="float">
            <text:p>18.0997208451063</text:p>
          </table:table-cell>
          <table:table-cell office:value-type="float" office:value="22.6246510563829" calcext:value-type="float">
            <text:p>22.6246510563829</text:p>
          </table:table-cell>
          <table:table-cell office:value-type="string" calcext:value-type="string">
            <text:p>3167.4511478936047]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75" calcext:value-type="float">
            <text:p>175</text:p>
          </table:table-cell>
          <table:table-cell office:value-type="float" office:value="35175" calcext:value-type="float">
            <text:p>35175</text:p>
          </table:table-cell>
          <table:table-cell office:value-type="float" office:value="0.661703640282258" calcext:value-type="float">
            <text:p>0.661703640282258</text:p>
          </table:table-cell>
          <table:table-cell office:value-type="float" office:value="133.002431696734" calcext:value-type="float">
            <text:p>133.002431696734</text:p>
          </table:table-cell>
          <table:table-cell office:value-type="float" office:value="115.798137049395" calcext:value-type="float">
            <text:p>115.798137049395</text:p>
          </table:table-cell>
          <table:table-cell office:value-type="float" office:value="23275.4255469284" calcext:value-type="float">
            <text:p>23275.4255469284</text:p>
          </table:table-cell>
          <table:table-cell table:style-name="ce6" office:value-type="float" office:value="0.784836039962444" calcext:value-type="float">
            <text:p>0.784836039962444</text:p>
          </table:table-cell>
          <table:table-cell office:value-type="float" office:value="157.752044032451" calcext:value-type="float">
            <text:p>157.752044032451</text:p>
          </table:table-cell>
          <table:table-cell office:value-type="float" office:value="137.346306993428" calcext:value-type="float">
            <text:p>137.346306993428</text:p>
          </table:table-cell>
          <table:table-cell office:value-type="float" office:value="27606.607705679" calcext:value-type="float">
            <text:p>27606.607705679</text:p>
          </table:table-cell>
          <table:table-cell office:value-type="float" office:value="0.519328864667861" calcext:value-type="float">
            <text:p>0.519328864667861</text:p>
          </table:table-cell>
          <table:table-cell office:value-type="float" office:value="104.38510179824" calcext:value-type="float">
            <text:p>104.38510179824</text:p>
          </table:table-cell>
          <table:table-cell office:value-type="float" office:value="90.8825513168757" calcext:value-type="float">
            <text:p>90.8825513168757</text:p>
          </table:table-cell>
          <table:table-cell office:value-type="string" calcext:value-type="string">
            <text:p>18267.392814692008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32200" calcext:value-type="float">
            <text:p>32200</text:p>
          </table:table-cell>
          <table:table-cell office:value-type="float" office:value="0.275013537306922" calcext:value-type="float">
            <text:p>0.275013537306922</text:p>
          </table:table-cell>
          <table:table-cell office:value-type="float" office:value="50.6024908644737" calcext:value-type="float">
            <text:p>50.6024908644737</text:p>
          </table:table-cell>
          <table:table-cell office:value-type="float" office:value="48.1273690287114" calcext:value-type="float">
            <text:p>48.1273690287114</text:p>
          </table:table-cell>
          <table:table-cell office:value-type="float" office:value="8855.43590128289" calcext:value-type="float">
            <text:p>8855.43590128289</text:p>
          </table:table-cell>
          <table:table-cell table:style-name="ce6" office:value-type="float" office:value="0.882681012034687" calcext:value-type="float">
            <text:p>0.882681012034687</text:p>
          </table:table-cell>
          <table:table-cell office:value-type="float" office:value="162.413306214382" calcext:value-type="float">
            <text:p>162.413306214382</text:p>
          </table:table-cell>
          <table:table-cell office:value-type="float" office:value="154.46917710607" calcext:value-type="float">
            <text:p>154.46917710607</text:p>
          </table:table-cell>
          <table:table-cell office:value-type="float" office:value="28422.3285875169" calcext:value-type="float">
            <text:p>28422.3285875169</text:p>
          </table:table-cell>
          <table:table-cell office:value-type="float" office:value="0.242749227433313" calcext:value-type="float">
            <text:p>0.242749227433313</text:p>
          </table:table-cell>
          <table:table-cell office:value-type="float" office:value="44.6658578477296" calcext:value-type="float">
            <text:p>44.6658578477296</text:p>
          </table:table-cell>
          <table:table-cell office:value-type="float" office:value="42.4811148008298" calcext:value-type="float">
            <text:p>42.4811148008298</text:p>
          </table:table-cell>
          <table:table-cell office:value-type="string" calcext:value-type="string">
            <text:p>7816.525123352684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 office:value-type="float" office:value="7680" calcext:value-type="float">
            <text:p>7680</text:p>
          </table:table-cell>
          <table:table-cell office:value-type="float" office:value="0.44462808885698" calcext:value-type="float">
            <text:p>0.44462808885698</text:p>
          </table:table-cell>
          <table:table-cell office:value-type="float" office:value="85.3685930605402" calcext:value-type="float">
            <text:p>85.3685930605402</text:p>
          </table:table-cell>
          <table:table-cell office:value-type="float" office:value="17.7851235542792" calcext:value-type="float">
            <text:p>17.7851235542792</text:p>
          </table:table-cell>
          <table:table-cell office:value-type="float" office:value="3414.74372242161" calcext:value-type="float">
            <text:p>3414.74372242161</text:p>
          </table:table-cell>
          <table:table-cell table:style-name="ce6" office:value-type="float" office:value="0.910141383238822" calcext:value-type="float">
            <text:p>0.910141383238822</text:p>
          </table:table-cell>
          <table:table-cell office:value-type="float" office:value="174.747145581854" calcext:value-type="float">
            <text:p>174.747145581854</text:p>
          </table:table-cell>
          <table:table-cell office:value-type="float" office:value="36.4056553295529" calcext:value-type="float">
            <text:p>36.4056553295529</text:p>
          </table:table-cell>
          <table:table-cell office:value-type="float" office:value="6989.88582327415" calcext:value-type="float">
            <text:p>6989.88582327415</text:p>
          </table:table-cell>
          <table:table-cell office:value-type="float" office:value="0.404674423819126" calcext:value-type="float">
            <text:p>0.404674423819126</text:p>
          </table:table-cell>
          <table:table-cell office:value-type="float" office:value="77.6974893732722" calcext:value-type="float">
            <text:p>77.6974893732722</text:p>
          </table:table-cell>
          <table:table-cell office:value-type="float" office:value="16.186976952765" calcext:value-type="float">
            <text:p>16.186976952765</text:p>
          </table:table-cell>
          <table:table-cell office:value-type="string" calcext:value-type="string">
            <text:p>3107.899574930886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40" calcext:value-type="float">
            <text:p>40</text:p>
          </table:table-cell>
          <table:table-cell office:value-type="float" office:value="13440" calcext:value-type="float">
            <text:p>13440</text:p>
          </table:table-cell>
          <table:table-cell office:value-type="float" office:value="0.810313017629104" calcext:value-type="float">
            <text:p>0.810313017629104</text:p>
          </table:table-cell>
          <table:table-cell office:value-type="float" office:value="272.265173923379" calcext:value-type="float">
            <text:p>272.265173923379</text:p>
          </table:table-cell>
          <table:table-cell office:value-type="float" office:value="32.4125207051642" calcext:value-type="float">
            <text:p>32.4125207051642</text:p>
          </table:table-cell>
          <table:table-cell office:value-type="float" office:value="10890.6069569352" calcext:value-type="float">
            <text:p>10890.6069569352</text:p>
          </table:table-cell>
          <table:table-cell table:style-name="ce6" office:value-type="float" office:value="0.302110564095985" calcext:value-type="float">
            <text:p>0.302110564095985</text:p>
          </table:table-cell>
          <table:table-cell office:value-type="float" office:value="101.509149536251" calcext:value-type="float">
            <text:p>101.509149536251</text:p>
          </table:table-cell>
          <table:table-cell office:value-type="float" office:value="12.0844225638394" calcext:value-type="float">
            <text:p>12.0844225638394</text:p>
          </table:table-cell>
          <table:table-cell office:value-type="float" office:value="4060.36598145003" calcext:value-type="float">
            <text:p>4060.36598145003</text:p>
          </table:table-cell>
          <table:table-cell office:value-type="float" office:value="0.244804122850248" calcext:value-type="float">
            <text:p>0.244804122850248</text:p>
          </table:table-cell>
          <table:table-cell office:value-type="float" office:value="82.2541852776834" calcext:value-type="float">
            <text:p>82.2541852776834</text:p>
          </table:table-cell>
          <table:table-cell office:value-type="float" office:value="9.79216491400993" calcext:value-type="float">
            <text:p>9.79216491400993</text:p>
          </table:table-cell>
          <table:table-cell office:value-type="string" calcext:value-type="string">
            <text:p>3290.1674111073353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40" calcext:value-type="float">
            <text:p>40</text:p>
          </table:table-cell>
          <table:table-cell office:value-type="float" office:value="7240" calcext:value-type="float">
            <text:p>7240</text:p>
          </table:table-cell>
          <table:table-cell office:value-type="float" office:value="0.305530262271808" calcext:value-type="float">
            <text:p>0.305530262271808</text:p>
          </table:table-cell>
          <table:table-cell office:value-type="float" office:value="55.3009774711972" calcext:value-type="float">
            <text:p>55.3009774711972</text:p>
          </table:table-cell>
          <table:table-cell office:value-type="float" office:value="12.2212104908723" calcext:value-type="float">
            <text:p>12.2212104908723</text:p>
          </table:table-cell>
          <table:table-cell office:value-type="float" office:value="2212.03909884789" calcext:value-type="float">
            <text:p>2212.03909884789</text:p>
          </table:table-cell>
          <table:table-cell table:style-name="ce6" office:value-type="float" office:value="0.4871484191341" calcext:value-type="float">
            <text:p>0.4871484191341</text:p>
          </table:table-cell>
          <table:table-cell office:value-type="float" office:value="88.1738638632721" calcext:value-type="float">
            <text:p>88.1738638632721</text:p>
          </table:table-cell>
          <table:table-cell office:value-type="float" office:value="19.485936765364" calcext:value-type="float">
            <text:p>19.485936765364</text:p>
          </table:table-cell>
          <table:table-cell office:value-type="float" office:value="3526.95455453088" calcext:value-type="float">
            <text:p>3526.95455453088</text:p>
          </table:table-cell>
          <table:table-cell office:value-type="float" office:value="0.148838584263338" calcext:value-type="float">
            <text:p>0.148838584263338</text:p>
          </table:table-cell>
          <table:table-cell office:value-type="float" office:value="26.9397837516642" calcext:value-type="float">
            <text:p>26.9397837516642</text:p>
          </table:table-cell>
          <table:table-cell office:value-type="float" office:value="5.95354337053352" calcext:value-type="float">
            <text:p>5.95354337053352</text:p>
          </table:table-cell>
          <table:table-cell office:value-type="string" calcext:value-type="string">
            <text:p>1077.5913500665677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111084184679623" calcext:value-type="float">
            <text:p>0.011108418467962</text:p>
          </table:table-cell>
          <table:table-cell office:value-type="float" office:value="369" calcext:value-type="float">
            <text:p>369</text:p>
          </table:table-cell>
          <table:table-cell office:value-type="float" office:value="40" calcext:value-type="float">
            <text:p>40</text:p>
          </table:table-cell>
          <table:table-cell office:value-type="float" office:value="14760" calcext:value-type="float">
            <text:p>14760</text:p>
          </table:table-cell>
          <table:table-cell office:value-type="float" office:value="0.96097041163164" calcext:value-type="float">
            <text:p>0.96097041163164</text:p>
          </table:table-cell>
          <table:table-cell office:value-type="float" office:value="354.598081892075" calcext:value-type="float">
            <text:p>354.598081892075</text:p>
          </table:table-cell>
          <table:table-cell office:value-type="float" office:value="38.4388164652656" calcext:value-type="float">
            <text:p>38.4388164652656</text:p>
          </table:table-cell>
          <table:table-cell office:value-type="float" office:value="14183.923275683" calcext:value-type="float">
            <text:p>14183.923275683</text:p>
          </table:table-cell>
          <table:table-cell table:style-name="ce6" office:value-type="float" office:value="0.391053011640707" calcext:value-type="float">
            <text:p>0.391053011640707</text:p>
          </table:table-cell>
          <table:table-cell office:value-type="float" office:value="144.298561295421" calcext:value-type="float">
            <text:p>144.298561295421</text:p>
          </table:table-cell>
          <table:table-cell office:value-type="float" office:value="15.6421204656283" calcext:value-type="float">
            <text:p>15.6421204656283</text:p>
          </table:table-cell>
          <table:table-cell office:value-type="float" office:value="5771.94245181684" calcext:value-type="float">
            <text:p>5771.94245181684</text:p>
          </table:table-cell>
          <table:table-cell office:value-type="float" office:value="0.375790373566163" calcext:value-type="float">
            <text:p>0.375790373566163</text:p>
          </table:table-cell>
          <table:table-cell office:value-type="float" office:value="138.666647845914" calcext:value-type="float">
            <text:p>138.666647845914</text:p>
          </table:table-cell>
          <table:table-cell office:value-type="float" office:value="15.0316149426465" calcext:value-type="float">
            <text:p>15.0316149426465</text:p>
          </table:table-cell>
          <table:table-cell office:value-type="string" calcext:value-type="string">
            <text:p>5546.665913836563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220210987906329" calcext:value-type="float">
            <text:p>0.220210987906329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office:value-type="float" office:value="10360" calcext:value-type="float">
            <text:p>10360</text:p>
          </table:table-cell>
          <table:table-cell office:value-type="float" office:value="0.869808861903383" calcext:value-type="float">
            <text:p>0.869808861903383</text:p>
          </table:table-cell>
          <table:table-cell office:value-type="float" office:value="225.280495232976" calcext:value-type="float">
            <text:p>225.280495232976</text:p>
          </table:table-cell>
          <table:table-cell office:value-type="float" office:value="34.7923544761353" calcext:value-type="float">
            <text:p>34.7923544761353</text:p>
          </table:table-cell>
          <table:table-cell office:value-type="float" office:value="9011.21980931905" calcext:value-type="float">
            <text:p>9011.21980931905</text:p>
          </table:table-cell>
          <table:table-cell table:style-name="ce6" office:value-type="float" office:value="0.30153954421522" calcext:value-type="float">
            <text:p>0.30153954421522</text:p>
          </table:table-cell>
          <table:table-cell office:value-type="float" office:value="78.098741951742" calcext:value-type="float">
            <text:p>78.098741951742</text:p>
          </table:table-cell>
          <table:table-cell office:value-type="float" office:value="12.0615817686088" calcext:value-type="float">
            <text:p>12.0615817686088</text:p>
          </table:table-cell>
          <table:table-cell office:value-type="float" office:value="3123.94967806968" calcext:value-type="float">
            <text:p>3123.94967806968</text:p>
          </table:table-cell>
          <table:table-cell office:value-type="float" office:value="0.262281767772706" calcext:value-type="float">
            <text:p>0.262281767772706</text:p>
          </table:table-cell>
          <table:table-cell office:value-type="float" office:value="67.9309778531307" calcext:value-type="float">
            <text:p>67.9309778531307</text:p>
          </table:table-cell>
          <table:table-cell office:value-type="float" office:value="10.4912707109082" calcext:value-type="float">
            <text:p>10.4912707109082</text:p>
          </table:table-cell>
          <table:table-cell office:value-type="string" calcext:value-type="string">
            <text:p>2717.2391141252297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40" calcext:value-type="float">
            <text:p>40</text:p>
          </table:table-cell>
          <table:table-cell office:value-type="float" office:value="9800" calcext:value-type="float">
            <text:p>9800</text:p>
          </table:table-cell>
          <table:table-cell office:value-type="float" office:value="0.311837973334329" calcext:value-type="float">
            <text:p>0.311837973334329</text:p>
          </table:table-cell>
          <table:table-cell office:value-type="float" office:value="76.4003034669107" calcext:value-type="float">
            <text:p>76.4003034669107</text:p>
          </table:table-cell>
          <table:table-cell office:value-type="float" office:value="12.4735189333732" calcext:value-type="float">
            <text:p>12.4735189333732</text:p>
          </table:table-cell>
          <table:table-cell office:value-type="float" office:value="3056.01213867643" calcext:value-type="float">
            <text:p>3056.01213867643</text:p>
          </table:table-cell>
          <table:table-cell table:style-name="ce6" office:value-type="float" office:value="0.0223927924862162" calcext:value-type="float">
            <text:p>0.022392792486216</text:p>
          </table:table-cell>
          <table:table-cell office:value-type="float" office:value="5.48623415912297" calcext:value-type="float">
            <text:p>5.48623415912297</text:p>
          </table:table-cell>
          <table:table-cell office:value-type="float" office:value="0.895711699448647" calcext:value-type="float">
            <text:p>0.895711699448647</text:p>
          </table:table-cell>
          <table:table-cell office:value-type="float" office:value="219.449366364919" calcext:value-type="float">
            <text:p>219.449366364919</text:p>
          </table:table-cell>
          <table:table-cell office:value-type="float" office:value="0.00698292302619786" calcext:value-type="float">
            <text:p>0.006982923026198</text:p>
          </table:table-cell>
          <table:table-cell office:value-type="float" office:value="1.71081614141847" calcext:value-type="float">
            <text:p>1.71081614141847</text:p>
          </table:table-cell>
          <table:table-cell office:value-type="float" office:value="0.279316921047914" calcext:value-type="float">
            <text:p>0.279316921047914</text:p>
          </table:table-cell>
          <table:table-cell office:value-type="string" calcext:value-type="string">
            <text:p>68.43264565673898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0" calcext:value-type="float">
            <text:p>40</text:p>
          </table:table-cell>
          <table:table-cell office:value-type="float" office:value="12080" calcext:value-type="float">
            <text:p>12080</text:p>
          </table:table-cell>
          <table:table-cell office:value-type="float" office:value="0.684992791147491" calcext:value-type="float">
            <text:p>0.684992791147491</text:p>
          </table:table-cell>
          <table:table-cell office:value-type="float" office:value="206.867822926542" calcext:value-type="float">
            <text:p>206.867822926542</text:p>
          </table:table-cell>
          <table:table-cell office:value-type="float" office:value="27.3997116458996" calcext:value-type="float">
            <text:p>27.3997116458996</text:p>
          </table:table-cell>
          <table:table-cell office:value-type="float" office:value="8274.71291706169" calcext:value-type="float">
            <text:p>8274.71291706169</text:p>
          </table:table-cell>
          <table:table-cell table:style-name="ce6" office:value-type="float" office:value="0.656740435152092" calcext:value-type="float">
            <text:p>0.656740435152092</text:p>
          </table:table-cell>
          <table:table-cell office:value-type="float" office:value="198.335611415932" calcext:value-type="float">
            <text:p>198.335611415932</text:p>
          </table:table-cell>
          <table:table-cell office:value-type="float" office:value="26.2696174060837" calcext:value-type="float">
            <text:p>26.2696174060837</text:p>
          </table:table-cell>
          <table:table-cell office:value-type="float" office:value="7933.42445663728" calcext:value-type="float">
            <text:p>7933.42445663728</text:p>
          </table:table-cell>
          <table:table-cell office:value-type="float" office:value="0.44986246373425" calcext:value-type="float">
            <text:p>0.44986246373425</text:p>
          </table:table-cell>
          <table:table-cell office:value-type="float" office:value="135.858464047743" calcext:value-type="float">
            <text:p>135.858464047743</text:p>
          </table:table-cell>
          <table:table-cell office:value-type="float" office:value="17.99449854937" calcext:value-type="float">
            <text:p>17.99449854937</text:p>
          </table:table-cell>
          <table:table-cell office:value-type="string" calcext:value-type="string">
            <text:p>5434.3385619097335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000" calcext:value-type="float">
            <text:p>4000</text:p>
          </table:table-cell>
          <table:table-cell office:value-type="float" office:value="0.723976664415288" calcext:value-type="float">
            <text:p>0.723976664415288</text:p>
          </table:table-cell>
          <table:table-cell office:value-type="float" office:value="72.3976664415288" calcext:value-type="float">
            <text:p>72.3976664415288</text:p>
          </table:table-cell>
          <table:table-cell office:value-type="float" office:value="28.9590665766115" calcext:value-type="float">
            <text:p>28.9590665766115</text:p>
          </table:table-cell>
          <table:table-cell office:value-type="float" office:value="2895.90665766115" calcext:value-type="float">
            <text:p>2895.90665766115</text:p>
          </table:table-cell>
          <table:table-cell table:style-name="ce6" office:value-type="float" office:value="0.242819965090821" calcext:value-type="float">
            <text:p>0.242819965090821</text:p>
          </table:table-cell>
          <table:table-cell office:value-type="float" office:value="24.2819965090821" calcext:value-type="float">
            <text:p>24.2819965090821</text:p>
          </table:table-cell>
          <table:table-cell office:value-type="float" office:value="9.71279860363283" calcext:value-type="float">
            <text:p>9.71279860363283</text:p>
          </table:table-cell>
          <table:table-cell office:value-type="float" office:value="971.279860363283" calcext:value-type="float">
            <text:p>971.279860363283</text:p>
          </table:table-cell>
          <table:table-cell office:value-type="float" office:value="0.175795988379889" calcext:value-type="float">
            <text:p>0.175795988379889</text:p>
          </table:table-cell>
          <table:table-cell office:value-type="float" office:value="17.5795988379889" calcext:value-type="float">
            <text:p>17.5795988379889</text:p>
          </table:table-cell>
          <table:table-cell office:value-type="float" office:value="7.03183953519556" calcext:value-type="float">
            <text:p>7.03183953519556</text:p>
          </table:table-cell>
          <table:table-cell office:value-type="string" calcext:value-type="string">
            <text:p>703.1839535195558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40" calcext:value-type="float">
            <text:p>40</text:p>
          </table:table-cell>
          <table:table-cell office:value-type="float" office:value="12480" calcext:value-type="float">
            <text:p>12480</text:p>
          </table:table-cell>
          <table:table-cell office:value-type="float" office:value="0.975829827782723" calcext:value-type="float">
            <text:p>0.975829827782723</text:p>
          </table:table-cell>
          <table:table-cell office:value-type="float" office:value="304.45890626821" calcext:value-type="float">
            <text:p>304.45890626821</text:p>
          </table:table-cell>
          <table:table-cell office:value-type="float" office:value="39.0331931113089" calcext:value-type="float">
            <text:p>39.0331931113089</text:p>
          </table:table-cell>
          <table:table-cell office:value-type="float" office:value="12178.3562507284" calcext:value-type="float">
            <text:p>12178.3562507284</text:p>
          </table:table-cell>
          <table:table-cell table:style-name="ce6" office:value-type="float" office:value="0.257209962694218" calcext:value-type="float">
            <text:p>0.257209962694218</text:p>
          </table:table-cell>
          <table:table-cell office:value-type="float" office:value="80.249508360596" calcext:value-type="float">
            <text:p>80.249508360596</text:p>
          </table:table-cell>
          <table:table-cell office:value-type="float" office:value="10.2883985077687" calcext:value-type="float">
            <text:p>10.2883985077687</text:p>
          </table:table-cell>
          <table:table-cell office:value-type="float" office:value="3209.98033442384" calcext:value-type="float">
            <text:p>3209.98033442384</text:p>
          </table:table-cell>
          <table:table-cell office:value-type="float" office:value="0.250993153599899" calcext:value-type="float">
            <text:p>0.250993153599899</text:p>
          </table:table-cell>
          <table:table-cell office:value-type="float" office:value="78.3098639231686" calcext:value-type="float">
            <text:p>78.3098639231686</text:p>
          </table:table-cell>
          <table:table-cell office:value-type="float" office:value="10.039726143996" calcext:value-type="float">
            <text:p>10.039726143996</text:p>
          </table:table-cell>
          <table:table-cell office:value-type="string" calcext:value-type="string">
            <text:p>3132.3945569267444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5600" calcext:value-type="float">
            <text:p>5600</text:p>
          </table:table-cell>
          <table:table-cell office:value-type="float" office:value="0.34473889456633" calcext:value-type="float">
            <text:p>0.34473889456633</text:p>
          </table:table-cell>
          <table:table-cell office:value-type="float" office:value="48.2634452392861" calcext:value-type="float">
            <text:p>48.2634452392861</text:p>
          </table:table-cell>
          <table:table-cell office:value-type="float" office:value="13.7895557826532" calcext:value-type="float">
            <text:p>13.7895557826532</text:p>
          </table:table-cell>
          <table:table-cell office:value-type="float" office:value="1930.53780957145" calcext:value-type="float">
            <text:p>1930.53780957145</text:p>
          </table:table-cell>
          <table:table-cell table:style-name="ce6" office:value-type="float" office:value="0.613610781602289" calcext:value-type="float">
            <text:p>0.613610781602289</text:p>
          </table:table-cell>
          <table:table-cell office:value-type="float" office:value="85.9055094243205" calcext:value-type="float">
            <text:p>85.9055094243205</text:p>
          </table:table-cell>
          <table:table-cell office:value-type="float" office:value="24.5444312640916" calcext:value-type="float">
            <text:p>24.5444312640916</text:p>
          </table:table-cell>
          <table:table-cell office:value-type="float" office:value="3436.22037697282" calcext:value-type="float">
            <text:p>3436.22037697282</text:p>
          </table:table-cell>
          <table:table-cell office:value-type="float" office:value="0.211535502543555" calcext:value-type="float">
            <text:p>0.211535502543555</text:p>
          </table:table-cell>
          <table:table-cell office:value-type="float" office:value="29.6149703560977" calcext:value-type="float">
            <text:p>29.6149703560977</text:p>
          </table:table-cell>
          <table:table-cell office:value-type="float" office:value="8.46142010174219" calcext:value-type="float">
            <text:p>8.46142010174219</text:p>
          </table:table-cell>
          <table:table-cell office:value-type="string" calcext:value-type="string">
            <text:p>1184.5988142439064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40" calcext:value-type="float">
            <text:p>40</text:p>
          </table:table-cell>
          <table:table-cell office:value-type="float" office:value="8040" calcext:value-type="float">
            <text:p>8040</text:p>
          </table:table-cell>
          <table:table-cell office:value-type="float" office:value="0.301926784200604" calcext:value-type="float">
            <text:p>0.301926784200604</text:p>
          </table:table-cell>
          <table:table-cell office:value-type="float" office:value="60.6872836243214" calcext:value-type="float">
            <text:p>60.6872836243214</text:p>
          </table:table-cell>
          <table:table-cell office:value-type="float" office:value="12.0770713680242" calcext:value-type="float">
            <text:p>12.0770713680242</text:p>
          </table:table-cell>
          <table:table-cell office:value-type="float" office:value="2427.49134497286" calcext:value-type="float">
            <text:p>2427.49134497286</text:p>
          </table:table-cell>
          <table:table-cell table:style-name="ce6" office:value-type="float" office:value="0.648066829993656" calcext:value-type="float">
            <text:p>0.648066829993656</text:p>
          </table:table-cell>
          <table:table-cell office:value-type="float" office:value="130.261432828725" calcext:value-type="float">
            <text:p>130.261432828725</text:p>
          </table:table-cell>
          <table:table-cell office:value-type="float" office:value="25.9226731997462" calcext:value-type="float">
            <text:p>25.9226731997462</text:p>
          </table:table-cell>
          <table:table-cell office:value-type="float" office:value="5210.45731314899" calcext:value-type="float">
            <text:p>5210.45731314899</text:p>
          </table:table-cell>
          <table:table-cell office:value-type="float" office:value="0.195668733927064" calcext:value-type="float">
            <text:p>0.195668733927064</text:p>
          </table:table-cell>
          <table:table-cell office:value-type="float" office:value="39.3294155193399" calcext:value-type="float">
            <text:p>39.3294155193399</text:p>
          </table:table-cell>
          <table:table-cell office:value-type="float" office:value="7.82674935708256" calcext:value-type="float">
            <text:p>7.82674935708256</text:p>
          </table:table-cell>
          <table:table-cell office:value-type="string" calcext:value-type="string">
            <text:p>1573.1766207735945]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40" calcext:value-type="float">
            <text:p>40</text:p>
          </table:table-cell>
          <table:table-cell office:value-type="float" office:value="7360" calcext:value-type="float">
            <text:p>7360</text:p>
          </table:table-cell>
          <table:table-cell office:value-type="float" office:value="0.20893177300137" calcext:value-type="float">
            <text:p>0.20893177300137</text:p>
          </table:table-cell>
          <table:table-cell office:value-type="float" office:value="38.443446232252" calcext:value-type="float">
            <text:p>38.443446232252</text:p>
          </table:table-cell>
          <table:table-cell office:value-type="float" office:value="8.35727092005478" calcext:value-type="float">
            <text:p>8.35727092005478</text:p>
          </table:table-cell>
          <table:table-cell office:value-type="float" office:value="1537.73784929008" calcext:value-type="float">
            <text:p>1537.73784929008</text:p>
          </table:table-cell>
          <table:table-cell table:style-name="ce6" office:value-type="float" office:value="0.673035270506367" calcext:value-type="float">
            <text:p>0.673035270506367</text:p>
          </table:table-cell>
          <table:table-cell office:value-type="float" office:value="123.838489773172" calcext:value-type="float">
            <text:p>123.838489773172</text:p>
          </table:table-cell>
          <table:table-cell office:value-type="float" office:value="26.9214108202547" calcext:value-type="float">
            <text:p>26.9214108202547</text:p>
          </table:table-cell>
          <table:table-cell office:value-type="float" office:value="4953.53959092686" calcext:value-type="float">
            <text:p>4953.53959092686</text:p>
          </table:table-cell>
          <table:table-cell office:value-type="float" office:value="0.140618452359352" calcext:value-type="float">
            <text:p>0.140618452359352</text:p>
          </table:table-cell>
          <table:table-cell office:value-type="float" office:value="25.8737952341207" calcext:value-type="float">
            <text:p>25.8737952341207</text:p>
          </table:table-cell>
          <table:table-cell office:value-type="float" office:value="5.62473809437407" calcext:value-type="float">
            <text:p>5.62473809437407</text:p>
          </table:table-cell>
          <table:table-cell office:value-type="string" calcext:value-type="string">
            <text:p>1034.951809364828]</text:p>
          </table:table-cell>
        </table:table-row>
        <table:table-row table:style-name="ro1" table:number-rows-repeated="1048430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'Test 3'.G1:'Test 3'.G1048576">
            <calcext:color-scale>
              <calcext:color-scale-entry calcext:value="0" calcext:type="number" calcext:color="#81d41a"/>
              <calcext:color-scale-entry calcext:value="0.5" calcext:type="number" calcext:color="#ffff00"/>
              <calcext:color-scale-entry calcext:value="1" calcext:type="number" calcext:color="#ff0000"/>
            </calcext:color-scale>
          </calcext:conditional-format>
          <calcext:conditional-format calcext:target-range-address="'Test 3'.K2:'Test 3'.K145">
            <calcext:color-scale>
              <calcext:color-scale-entry calcext:value="0" calcext:type="number" calcext:color="#00cc00"/>
              <calcext:color-scale-entry calcext:value="0.5" calcext:type="number" calcext:color="#ffff00"/>
              <calcext:color-scale-entry calcext:value="1" calcext:type="number" calcext:color="#ff0000"/>
            </calcext:color-scale>
          </calcext:conditional-format>
        </calcext:conditional-formats>
      </table:table>
      <table:table table:name="Test 4" table:style-name="ta1">
        <table:table-column table:style-name="co1" table:number-columns-repeated="6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loc</text:p>
          </table:table-cell>
          <table:table-cell office:value-type="string" calcext:value-type="string">
            <text:p>Size R</text:p>
          </table:table-cell>
          <table:table-cell office:value-type="string" calcext:value-type="string">
            <text:p>Size B</text:p>
          </table:table-cell>
          <table:table-cell office:value-type="string" calcext:value-type="string">
            <text:p>R * B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R * R</text:p>
          </table:table-cell>
          <table:table-cell office:value-type="string" calcext:value-type="string">
            <text:p>KR * B</text:p>
          </table:table-cell>
          <table:table-cell office:value-type="string" calcext:value-type="string">
            <text:p>KR * R * 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B * R</text:p>
          </table:table-cell>
          <table:table-cell office:value-type="string" calcext:value-type="string">
            <text:p>KB * B</text:p>
          </table:table-cell>
          <table:table-cell office:value-type="string" calcext:value-type="string">
            <text:p>KB * R * B</text:p>
          </table:table-cell>
          <table:table-cell office:value-type="string" calcext:value-type="string">
            <text:p>KB * KR</text:p>
          </table:table-cell>
          <table:table-cell office:value-type="string" calcext:value-type="string">
            <text:p>KB * KR * R</text:p>
          </table:table-cell>
          <table:table-cell office:value-type="string" calcext:value-type="string">
            <text:p>KB * KR * B</text:p>
          </table:table-cell>
          <table:table-cell office:value-type="string" calcext:value-type="string">
            <text:p>KB * KR * B * 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220" calcext:value-type="float">
            <text:p>220</text:p>
          </table:table-cell>
          <table:table-cell office:value-type="float" office:value="83380" calcext:value-type="float">
            <text:p>83380</text:p>
          </table:table-cell>
          <table:table-cell office:value-type="float" office:value="0.545842320446187" calcext:value-type="float">
            <text:p>0.545842320446187</text:p>
          </table:table-cell>
          <table:table-cell office:value-type="float" office:value="206.874239449105" calcext:value-type="float">
            <text:p>206.874239449105</text:p>
          </table:table-cell>
          <table:table-cell office:value-type="float" office:value="120.085310498161" calcext:value-type="float">
            <text:p>120.085310498161</text:p>
          </table:table-cell>
          <table:table-cell office:value-type="float" office:value="45512.3326788031" calcext:value-type="float">
            <text:p>45512.3326788031</text:p>
          </table:table-cell>
          <table:table-cell office:value-type="float" office:value="0.872171719394407" calcext:value-type="float">
            <text:p>0.872171719394407</text:p>
          </table:table-cell>
          <table:table-cell office:value-type="float" office:value="330.55308165048" calcext:value-type="float">
            <text:p>330.55308165048</text:p>
          </table:table-cell>
          <table:table-cell office:value-type="float" office:value="191.87777826677" calcext:value-type="float">
            <text:p>191.87777826677</text:p>
          </table:table-cell>
          <table:table-cell office:value-type="float" office:value="72721.6779631057" calcext:value-type="float">
            <text:p>72721.6779631057</text:p>
          </table:table-cell>
          <table:table-cell office:value-type="float" office:value="0.476068235141784" calcext:value-type="float">
            <text:p>0.476068235141784</text:p>
          </table:table-cell>
          <table:table-cell office:value-type="float" office:value="180.429861118736" calcext:value-type="float">
            <text:p>180.429861118736</text:p>
          </table:table-cell>
          <table:table-cell office:value-type="float" office:value="104.735011731192" calcext:value-type="float">
            <text:p>104.735011731192</text:p>
          </table:table-cell>
          <table:table-cell office:value-type="float" office:value="39694.5694461219" calcext:value-type="float">
            <text:p>39694.5694461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79860" calcext:value-type="float">
            <text:p>79860</text:p>
          </table:table-cell>
          <table:table-cell office:value-type="float" office:value="0.175283705501935" calcext:value-type="float">
            <text:p>0.175283705501935</text:p>
          </table:table-cell>
          <table:table-cell office:value-type="float" office:value="63.6279850972024" calcext:value-type="float">
            <text:p>63.6279850972024</text:p>
          </table:table-cell>
          <table:table-cell office:value-type="float" office:value="38.5624152104257" calcext:value-type="float">
            <text:p>38.5624152104257</text:p>
          </table:table-cell>
          <table:table-cell office:value-type="float" office:value="13998.1567213845" calcext:value-type="float">
            <text:p>13998.1567213845</text:p>
          </table:table-cell>
          <table:table-cell office:value-type="float" office:value="0.658747973991716" calcext:value-type="float">
            <text:p>0.658747973991716</text:p>
          </table:table-cell>
          <table:table-cell office:value-type="float" office:value="239.125514558993" calcext:value-type="float">
            <text:p>239.125514558993</text:p>
          </table:table-cell>
          <table:table-cell office:value-type="float" office:value="144.924554278178" calcext:value-type="float">
            <text:p>144.924554278178</text:p>
          </table:table-cell>
          <table:table-cell office:value-type="float" office:value="52607.6132029785" calcext:value-type="float">
            <text:p>52607.6132029785</text:p>
          </table:table-cell>
          <table:table-cell office:value-type="float" office:value="0.11546778587316" calcext:value-type="float">
            <text:p>0.11546778587316</text:p>
          </table:table-cell>
          <table:table-cell office:value-type="float" office:value="41.9148062719572" calcext:value-type="float">
            <text:p>41.9148062719572</text:p>
          </table:table-cell>
          <table:table-cell office:value-type="float" office:value="25.4029128920953" calcext:value-type="float">
            <text:p>25.4029128920953</text:p>
          </table:table-cell>
          <table:table-cell office:value-type="float" office:value="9221.25737983059" calcext:value-type="float">
            <text:p>9221.25737983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20" calcext:value-type="float">
            <text:p>220</text:p>
          </table:table-cell>
          <table:table-cell office:value-type="float" office:value="36300" calcext:value-type="float">
            <text:p>36300</text:p>
          </table:table-cell>
          <table:table-cell office:value-type="float" office:value="0.443894804018724" calcext:value-type="float">
            <text:p>0.443894804018724</text:p>
          </table:table-cell>
          <table:table-cell office:value-type="float" office:value="73.2426426630895" calcext:value-type="float">
            <text:p>73.2426426630895</text:p>
          </table:table-cell>
          <table:table-cell office:value-type="float" office:value="97.6568568841193" calcext:value-type="float">
            <text:p>97.6568568841193</text:p>
          </table:table-cell>
          <table:table-cell office:value-type="float" office:value="16113.3813858797" calcext:value-type="float">
            <text:p>16113.3813858797</text:p>
          </table:table-cell>
          <table:table-cell office:value-type="float" office:value="0.363167929309246" calcext:value-type="float">
            <text:p>0.363167929309246</text:p>
          </table:table-cell>
          <table:table-cell office:value-type="float" office:value="59.9227083360256" calcext:value-type="float">
            <text:p>59.9227083360256</text:p>
          </table:table-cell>
          <table:table-cell office:value-type="float" office:value="79.8969444480341" calcext:value-type="float">
            <text:p>79.8969444480341</text:p>
          </table:table-cell>
          <table:table-cell office:value-type="float" office:value="13182.9958339256" calcext:value-type="float">
            <text:p>13182.9958339256</text:p>
          </table:table-cell>
          <table:table-cell office:value-type="float" office:value="0.161208356806614" calcext:value-type="float">
            <text:p>0.161208356806614</text:p>
          </table:table-cell>
          <table:table-cell office:value-type="float" office:value="26.5993788730912" calcext:value-type="float">
            <text:p>26.5993788730912</text:p>
          </table:table-cell>
          <table:table-cell office:value-type="float" office:value="35.465838497455" calcext:value-type="float">
            <text:p>35.465838497455</text:p>
          </table:table-cell>
          <table:table-cell office:value-type="float" office:value="5851.86335208007" calcext:value-type="float">
            <text:p>5851.86335208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46200" calcext:value-type="float">
            <text:p>46200</text:p>
          </table:table-cell>
          <table:table-cell office:value-type="float" office:value="0.756406416306571" calcext:value-type="float">
            <text:p>0.756406416306571</text:p>
          </table:table-cell>
          <table:table-cell office:value-type="float" office:value="158.84534742438" calcext:value-type="float">
            <text:p>158.84534742438</text:p>
          </table:table-cell>
          <table:table-cell office:value-type="float" office:value="166.409411587446" calcext:value-type="float">
            <text:p>166.409411587446</text:p>
          </table:table-cell>
          <table:table-cell office:value-type="float" office:value="34945.9764333636" calcext:value-type="float">
            <text:p>34945.9764333636</text:p>
          </table:table-cell>
          <table:table-cell office:value-type="float" office:value="0.677899522566547" calcext:value-type="float">
            <text:p>0.677899522566547</text:p>
          </table:table-cell>
          <table:table-cell office:value-type="float" office:value="142.358899738975" calcext:value-type="float">
            <text:p>142.358899738975</text:p>
          </table:table-cell>
          <table:table-cell office:value-type="float" office:value="149.13789496464" calcext:value-type="float">
            <text:p>149.13789496464</text:p>
          </table:table-cell>
          <table:table-cell office:value-type="float" office:value="31318.9579425745" calcext:value-type="float">
            <text:p>31318.9579425745</text:p>
          </table:table-cell>
          <table:table-cell office:value-type="float" office:value="0.512767548480497" calcext:value-type="float">
            <text:p>0.512767548480497</text:p>
          </table:table-cell>
          <table:table-cell office:value-type="float" office:value="107.681185180904" calcext:value-type="float">
            <text:p>107.681185180904</text:p>
          </table:table-cell>
          <table:table-cell office:value-type="float" office:value="112.808860665709" calcext:value-type="float">
            <text:p>112.808860665709</text:p>
          </table:table-cell>
          <table:table-cell office:value-type="float" office:value="23689.860739799" calcext:value-type="float">
            <text:p>23689.8607397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20" calcext:value-type="float">
            <text:p>220</text:p>
          </table:table-cell>
          <table:table-cell office:value-type="float" office:value="34540" calcext:value-type="float">
            <text:p>34540</text:p>
          </table:table-cell>
          <table:table-cell office:value-type="float" office:value="0.162927937740628" calcext:value-type="float">
            <text:p>0.162927937740628</text:p>
          </table:table-cell>
          <table:table-cell office:value-type="float" office:value="25.5796862252786" calcext:value-type="float">
            <text:p>25.5796862252786</text:p>
          </table:table-cell>
          <table:table-cell office:value-type="float" office:value="35.8441463029382" calcext:value-type="float">
            <text:p>35.8441463029382</text:p>
          </table:table-cell>
          <table:table-cell office:value-type="float" office:value="5627.53096956129" calcext:value-type="float">
            <text:p>5627.53096956129</text:p>
          </table:table-cell>
          <table:table-cell office:value-type="float" office:value="0.219337877604183" calcext:value-type="float">
            <text:p>0.219337877604183</text:p>
          </table:table-cell>
          <table:table-cell office:value-type="float" office:value="34.4360467838567" calcext:value-type="float">
            <text:p>34.4360467838567</text:p>
          </table:table-cell>
          <table:table-cell office:value-type="float" office:value="48.2543330729202" calcext:value-type="float">
            <text:p>48.2543330729202</text:p>
          </table:table-cell>
          <table:table-cell office:value-type="float" office:value="7575.93029244848" calcext:value-type="float">
            <text:p>7575.93029244848</text:p>
          </table:table-cell>
          <table:table-cell office:value-type="float" office:value="0.0357362680664558" calcext:value-type="float">
            <text:p>0.035736268066456</text:p>
          </table:table-cell>
          <table:table-cell office:value-type="float" office:value="5.61059408643356" calcext:value-type="float">
            <text:p>5.61059408643356</text:p>
          </table:table-cell>
          <table:table-cell office:value-type="float" office:value="7.86197897462027" calcext:value-type="float">
            <text:p>7.86197897462027</text:p>
          </table:table-cell>
          <table:table-cell office:value-type="float" office:value="1234.33069901538" calcext:value-type="float">
            <text:p>1234.33069901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20" calcext:value-type="float">
            <text:p>220</text:p>
          </table:table-cell>
          <table:table-cell office:value-type="float" office:value="41360" calcext:value-type="float">
            <text:p>41360</text:p>
          </table:table-cell>
          <table:table-cell office:value-type="float" office:value="0.117732173741419" calcext:value-type="float">
            <text:p>0.117732173741419</text:p>
          </table:table-cell>
          <table:table-cell office:value-type="float" office:value="22.1336486633868" calcext:value-type="float">
            <text:p>22.1336486633868</text:p>
          </table:table-cell>
          <table:table-cell office:value-type="float" office:value="25.9010782231122" calcext:value-type="float">
            <text:p>25.9010782231122</text:p>
          </table:table-cell>
          <table:table-cell office:value-type="float" office:value="4869.40270594509" calcext:value-type="float">
            <text:p>4869.40270594509</text:p>
          </table:table-cell>
          <table:table-cell office:value-type="float" office:value="0.627701439044436" calcext:value-type="float">
            <text:p>0.627701439044436</text:p>
          </table:table-cell>
          <table:table-cell office:value-type="float" office:value="118.007870540354" calcext:value-type="float">
            <text:p>118.007870540354</text:p>
          </table:table-cell>
          <table:table-cell office:value-type="float" office:value="138.094316589776" calcext:value-type="float">
            <text:p>138.094316589776</text:p>
          </table:table-cell>
          <table:table-cell office:value-type="float" office:value="25961.7315188779" calcext:value-type="float">
            <text:p>25961.7315188779</text:p>
          </table:table-cell>
          <table:table-cell office:value-type="float" office:value="0.0739006548793183" calcext:value-type="float">
            <text:p>0.073900654879318</text:p>
          </table:table-cell>
          <table:table-cell office:value-type="float" office:value="13.8933231173118" calcext:value-type="float">
            <text:p>13.8933231173118</text:p>
          </table:table-cell>
          <table:table-cell office:value-type="float" office:value="16.25814407345" calcext:value-type="float">
            <text:p>16.25814407345</text:p>
          </table:table-cell>
          <table:table-cell office:value-type="float" office:value="3056.5310858086" calcext:value-type="float">
            <text:p>3056.5310858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20" calcext:value-type="float">
            <text:p>220</text:p>
          </table:table-cell>
          <table:table-cell office:value-type="float" office:value="74360" calcext:value-type="float">
            <text:p>74360</text:p>
          </table:table-cell>
          <table:table-cell office:value-type="float" office:value="0.583499578267965" calcext:value-type="float">
            <text:p>0.583499578267965</text:p>
          </table:table-cell>
          <table:table-cell office:value-type="float" office:value="197.222857454572" calcext:value-type="float">
            <text:p>197.222857454572</text:p>
          </table:table-cell>
          <table:table-cell office:value-type="float" office:value="128.369907218952" calcext:value-type="float">
            <text:p>128.369907218952</text:p>
          </table:table-cell>
          <table:table-cell office:value-type="float" office:value="43389.0286400059" calcext:value-type="float">
            <text:p>43389.0286400059</text:p>
          </table:table-cell>
          <table:table-cell office:value-type="float" office:value="0.548405127174859" calcext:value-type="float">
            <text:p>0.548405127174859</text:p>
          </table:table-cell>
          <table:table-cell office:value-type="float" office:value="185.360932985103" calcext:value-type="float">
            <text:p>185.360932985103</text:p>
          </table:table-cell>
          <table:table-cell office:value-type="float" office:value="120.649127978469" calcext:value-type="float">
            <text:p>120.649127978469</text:p>
          </table:table-cell>
          <table:table-cell office:value-type="float" office:value="40779.4052567226" calcext:value-type="float">
            <text:p>40779.4052567226</text:p>
          </table:table-cell>
          <table:table-cell office:value-type="float" office:value="0.31999416042652" calcext:value-type="float">
            <text:p>0.31999416042652</text:p>
          </table:table-cell>
          <table:table-cell office:value-type="float" office:value="108.158026224164" calcext:value-type="float">
            <text:p>108.158026224164</text:p>
          </table:table-cell>
          <table:table-cell office:value-type="float" office:value="70.3987152938344" calcext:value-type="float">
            <text:p>70.3987152938344</text:p>
          </table:table-cell>
          <table:table-cell office:value-type="float" office:value="23794.765769316" calcext:value-type="float">
            <text:p>23794.765769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20" calcext:value-type="float">
            <text:p>220</text:p>
          </table:table-cell>
          <table:table-cell office:value-type="float" office:value="40920" calcext:value-type="float">
            <text:p>40920</text:p>
          </table:table-cell>
          <table:table-cell office:value-type="float" office:value="0.32719924213946" calcext:value-type="float">
            <text:p>0.32719924213946</text:p>
          </table:table-cell>
          <table:table-cell office:value-type="float" office:value="60.8590590379395" calcext:value-type="float">
            <text:p>60.8590590379395</text:p>
          </table:table-cell>
          <table:table-cell office:value-type="float" office:value="71.9838332706811" calcext:value-type="float">
            <text:p>71.9838332706811</text:p>
          </table:table-cell>
          <table:table-cell office:value-type="float" office:value="13388.9929883467" calcext:value-type="float">
            <text:p>13388.9929883467</text:p>
          </table:table-cell>
          <table:table-cell office:value-type="float" office:value="0.977492456526782" calcext:value-type="float">
            <text:p>0.977492456526782</text:p>
          </table:table-cell>
          <table:table-cell office:value-type="float" office:value="181.813596913981" calcext:value-type="float">
            <text:p>181.813596913981</text:p>
          </table:table-cell>
          <table:table-cell office:value-type="float" office:value="215.048340435892" calcext:value-type="float">
            <text:p>215.048340435892</text:p>
          </table:table-cell>
          <table:table-cell office:value-type="float" office:value="39998.9913210759" calcext:value-type="float">
            <text:p>39998.9913210759</text:p>
          </table:table-cell>
          <table:table-cell office:value-type="float" office:value="0.319834790972602" calcext:value-type="float">
            <text:p>0.319834790972602</text:p>
          </table:table-cell>
          <table:table-cell office:value-type="float" office:value="59.4892711209039" calcext:value-type="float">
            <text:p>59.4892711209039</text:p>
          </table:table-cell>
          <table:table-cell office:value-type="float" office:value="70.3636540139724" calcext:value-type="float">
            <text:p>70.3636540139724</text:p>
          </table:table-cell>
          <table:table-cell office:value-type="float" office:value="13087.6396465989" calcext:value-type="float">
            <text:p>13087.6396465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220" calcext:value-type="float">
            <text:p>220</text:p>
          </table:table-cell>
          <table:table-cell office:value-type="float" office:value="76780" calcext:value-type="float">
            <text:p>76780</text:p>
          </table:table-cell>
          <table:table-cell office:value-type="float" office:value="0.439312472647568" calcext:value-type="float">
            <text:p>0.439312472647568</text:p>
          </table:table-cell>
          <table:table-cell office:value-type="float" office:value="153.320052954001" calcext:value-type="float">
            <text:p>153.320052954001</text:p>
          </table:table-cell>
          <table:table-cell office:value-type="float" office:value="96.6487439824651" calcext:value-type="float">
            <text:p>96.6487439824651</text:p>
          </table:table-cell>
          <table:table-cell office:value-type="float" office:value="33730.4116498803" calcext:value-type="float">
            <text:p>33730.4116498803</text:p>
          </table:table-cell>
          <table:table-cell office:value-type="float" office:value="0.948305689570505" calcext:value-type="float">
            <text:p>0.948305689570505</text:p>
          </table:table-cell>
          <table:table-cell office:value-type="float" office:value="330.958685660106" calcext:value-type="float">
            <text:p>330.958685660106</text:p>
          </table:table-cell>
          <table:table-cell office:value-type="float" office:value="208.627251705511" calcext:value-type="float">
            <text:p>208.627251705511</text:p>
          </table:table-cell>
          <table:table-cell office:value-type="float" office:value="72810.9108452234" calcext:value-type="float">
            <text:p>72810.9108452234</text:p>
          </table:table-cell>
          <table:table-cell office:value-type="float" office:value="0.416602517310976" calcext:value-type="float">
            <text:p>0.416602517310976</text:p>
          </table:table-cell>
          <table:table-cell office:value-type="float" office:value="145.394278541531" calcext:value-type="float">
            <text:p>145.394278541531</text:p>
          </table:table-cell>
          <table:table-cell office:value-type="float" office:value="91.6525538084148" calcext:value-type="float">
            <text:p>91.6525538084148</text:p>
          </table:table-cell>
          <table:table-cell office:value-type="float" office:value="31986.7412791367" calcext:value-type="float">
            <text:p>31986.74127913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47820680271686" calcext:value-type="float">
            <text:p>0.747820680271686</text:p>
          </table:table-cell>
          <table:table-cell office:value-type="float" office:value="199" calcext:value-type="float">
            <text:p>199</text:p>
          </table:table-cell>
          <table:table-cell office:value-type="float" office:value="220" calcext:value-type="float">
            <text:p>220</text:p>
          </table:table-cell>
          <table:table-cell office:value-type="float" office:value="43780" calcext:value-type="float">
            <text:p>43780</text:p>
          </table:table-cell>
          <table:table-cell office:value-type="float" office:value="0.887767539192846" calcext:value-type="float">
            <text:p>0.887767539192846</text:p>
          </table:table-cell>
          <table:table-cell office:value-type="float" office:value="176.665740299376" calcext:value-type="float">
            <text:p>176.665740299376</text:p>
          </table:table-cell>
          <table:table-cell office:value-type="float" office:value="195.308858622426" calcext:value-type="float">
            <text:p>195.308858622426</text:p>
          </table:table-cell>
          <table:table-cell office:value-type="float" office:value="38866.4628658628" calcext:value-type="float">
            <text:p>38866.4628658628</text:p>
          </table:table-cell>
          <table:table-cell office:value-type="float" office:value="0.924733984276387" calcext:value-type="float">
            <text:p>0.924733984276387</text:p>
          </table:table-cell>
          <table:table-cell office:value-type="float" office:value="184.022062871001" calcext:value-type="float">
            <text:p>184.022062871001</text:p>
          </table:table-cell>
          <table:table-cell office:value-type="float" office:value="203.441476540805" calcext:value-type="float">
            <text:p>203.441476540805</text:p>
          </table:table-cell>
          <table:table-cell office:value-type="float" office:value="40484.8538316202" calcext:value-type="float">
            <text:p>40484.8538316202</text:p>
          </table:table-cell>
          <table:table-cell office:value-type="float" office:value="0.820948813629044" calcext:value-type="float">
            <text:p>0.820948813629044</text:p>
          </table:table-cell>
          <table:table-cell office:value-type="float" office:value="163.36881391218" calcext:value-type="float">
            <text:p>163.36881391218</text:p>
          </table:table-cell>
          <table:table-cell office:value-type="float" office:value="180.60873899839" calcext:value-type="float">
            <text:p>180.60873899839</text:p>
          </table:table-cell>
          <table:table-cell office:value-type="float" office:value="35941.1390606795" calcext:value-type="float">
            <text:p>35941.1390606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739032655599727" calcext:value-type="float">
            <text:p>0.739032655599727</text:p>
          </table:table-cell>
          <table:table-cell office:value-type="float" office:value="381" calcext:value-type="float">
            <text:p>381</text:p>
          </table:table-cell>
          <table:table-cell office:value-type="float" office:value="220" calcext:value-type="float">
            <text:p>220</text:p>
          </table:table-cell>
          <table:table-cell office:value-type="float" office:value="83820" calcext:value-type="float">
            <text:p>83820</text:p>
          </table:table-cell>
          <table:table-cell office:value-type="float" office:value="0.803176689163031" calcext:value-type="float">
            <text:p>0.803176689163031</text:p>
          </table:table-cell>
          <table:table-cell office:value-type="float" office:value="306.010318571115" calcext:value-type="float">
            <text:p>306.010318571115</text:p>
          </table:table-cell>
          <table:table-cell office:value-type="float" office:value="176.698871615867" calcext:value-type="float">
            <text:p>176.698871615867</text:p>
          </table:table-cell>
          <table:table-cell office:value-type="float" office:value="67322.2700856453" calcext:value-type="float">
            <text:p>67322.2700856453</text:p>
          </table:table-cell>
          <table:table-cell office:value-type="float" office:value="0.706260368386874" calcext:value-type="float">
            <text:p>0.706260368386874</text:p>
          </table:table-cell>
          <table:table-cell office:value-type="float" office:value="269.085200355399" calcext:value-type="float">
            <text:p>269.085200355399</text:p>
          </table:table-cell>
          <table:table-cell office:value-type="float" office:value="155.377281045112" calcext:value-type="float">
            <text:p>155.377281045112</text:p>
          </table:table-cell>
          <table:table-cell office:value-type="float" office:value="59198.7440781878" calcext:value-type="float">
            <text:p>59198.7440781878</text:p>
          </table:table-cell>
          <table:table-cell office:value-type="float" office:value="0.567251864368032" calcext:value-type="float">
            <text:p>0.567251864368032</text:p>
          </table:table-cell>
          <table:table-cell office:value-type="float" office:value="216.12296032422" calcext:value-type="float">
            <text:p>216.12296032422</text:p>
          </table:table-cell>
          <table:table-cell office:value-type="float" office:value="124.795410160967" calcext:value-type="float">
            <text:p>124.795410160967</text:p>
          </table:table-cell>
          <table:table-cell office:value-type="float" office:value="47547.0512713285" calcext:value-type="float">
            <text:p>47547.0512713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220" calcext:value-type="float">
            <text:p>220</text:p>
          </table:table-cell>
          <table:table-cell office:value-type="float" office:value="73480" calcext:value-type="float">
            <text:p>73480</text:p>
          </table:table-cell>
          <table:table-cell office:value-type="float" office:value="0.838249487530634" calcext:value-type="float">
            <text:p>0.838249487530634</text:p>
          </table:table-cell>
          <table:table-cell office:value-type="float" office:value="279.975328835232" calcext:value-type="float">
            <text:p>279.975328835232</text:p>
          </table:table-cell>
          <table:table-cell office:value-type="float" office:value="184.41488725674" calcext:value-type="float">
            <text:p>184.41488725674</text:p>
          </table:table-cell>
          <table:table-cell office:value-type="float" office:value="61594.572343751" calcext:value-type="float">
            <text:p>61594.572343751</text:p>
          </table:table-cell>
          <table:table-cell office:value-type="float" office:value="0.565616607770278" calcext:value-type="float">
            <text:p>0.565616607770278</text:p>
          </table:table-cell>
          <table:table-cell office:value-type="float" office:value="188.915946995273" calcext:value-type="float">
            <text:p>188.915946995273</text:p>
          </table:table-cell>
          <table:table-cell office:value-type="float" office:value="124.435653709461" calcext:value-type="float">
            <text:p>124.435653709461</text:p>
          </table:table-cell>
          <table:table-cell office:value-type="float" office:value="41561.5083389601" calcext:value-type="float">
            <text:p>41561.5083389601</text:p>
          </table:table-cell>
          <table:table-cell office:value-type="float" office:value="0.474127831602252" calcext:value-type="float">
            <text:p>0.474127831602252</text:p>
          </table:table-cell>
          <table:table-cell office:value-type="float" office:value="158.358695755152" calcext:value-type="float">
            <text:p>158.358695755152</text:p>
          </table:table-cell>
          <table:table-cell office:value-type="float" office:value="104.308122952495" calcext:value-type="float">
            <text:p>104.308122952495</text:p>
          </table:table-cell>
          <table:table-cell office:value-type="float" office:value="34838.9130661334" calcext:value-type="float">
            <text:p>34838.9130661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65" calcext:value-type="float">
            <text:p>65</text:p>
          </table:table-cell>
          <table:table-cell office:value-type="float" office:value="24635" calcext:value-type="float">
            <text:p>24635</text:p>
          </table:table-cell>
          <table:table-cell office:value-type="float" office:value="0.700447664711599" calcext:value-type="float">
            <text:p>0.700447664711599</text:p>
          </table:table-cell>
          <table:table-cell office:value-type="float" office:value="265.469664925696" calcext:value-type="float">
            <text:p>265.469664925696</text:p>
          </table:table-cell>
          <table:table-cell office:value-type="float" office:value="45.529098206254" calcext:value-type="float">
            <text:p>45.529098206254</text:p>
          </table:table-cell>
          <table:table-cell office:value-type="float" office:value="17255.5282201702" calcext:value-type="float">
            <text:p>17255.5282201702</text:p>
          </table:table-cell>
          <table:table-cell office:value-type="float" office:value="0.442849004851792" calcext:value-type="float">
            <text:p>0.442849004851792</text:p>
          </table:table-cell>
          <table:table-cell office:value-type="float" office:value="167.839772838829" calcext:value-type="float">
            <text:p>167.839772838829</text:p>
          </table:table-cell>
          <table:table-cell office:value-type="float" office:value="28.7851853153665" calcext:value-type="float">
            <text:p>28.7851853153665</text:p>
          </table:table-cell>
          <table:table-cell office:value-type="float" office:value="10909.5852345239" calcext:value-type="float">
            <text:p>10909.5852345239</text:p>
          </table:table-cell>
          <table:table-cell office:value-type="float" office:value="0.310192551268293" calcext:value-type="float">
            <text:p>0.310192551268293</text:p>
          </table:table-cell>
          <table:table-cell office:value-type="float" office:value="117.562976930683" calcext:value-type="float">
            <text:p>117.562976930683</text:p>
          </table:table-cell>
          <table:table-cell office:value-type="float" office:value="20.1625158324391" calcext:value-type="float">
            <text:p>20.1625158324391</text:p>
          </table:table-cell>
          <table:table-cell office:value-type="float" office:value="7641.59350049441" calcext:value-type="float">
            <text:p>7641.5935004944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65" calcext:value-type="float">
            <text:p>65</text:p>
          </table:table-cell>
          <table:table-cell office:value-type="float" office:value="23595" calcext:value-type="float">
            <text:p>23595</text:p>
          </table:table-cell>
          <table:table-cell office:value-type="float" office:value="0.697484490523305" calcext:value-type="float">
            <text:p>0.697484490523305</text:p>
          </table:table-cell>
          <table:table-cell office:value-type="float" office:value="253.18687005996" calcext:value-type="float">
            <text:p>253.18687005996</text:p>
          </table:table-cell>
          <table:table-cell office:value-type="float" office:value="45.3364918840149" calcext:value-type="float">
            <text:p>45.3364918840149</text:p>
          </table:table-cell>
          <table:table-cell office:value-type="float" office:value="16457.1465538974" calcext:value-type="float">
            <text:p>16457.1465538974</text:p>
          </table:table-cell>
          <table:table-cell office:value-type="float" office:value="0.837936796532698" calcext:value-type="float">
            <text:p>0.837936796532698</text:p>
          </table:table-cell>
          <table:table-cell office:value-type="float" office:value="304.171057141369" calcext:value-type="float">
            <text:p>304.171057141369</text:p>
          </table:table-cell>
          <table:table-cell office:value-type="float" office:value="54.4658917746254" calcext:value-type="float">
            <text:p>54.4658917746254</text:p>
          </table:table-cell>
          <table:table-cell office:value-type="float" office:value="19771.118714189" calcext:value-type="float">
            <text:p>19771.118714189</text:p>
          </table:table-cell>
          <table:table-cell office:value-type="float" office:value="0.58444791962034" calcext:value-type="float">
            <text:p>0.58444791962034</text:p>
          </table:table-cell>
          <table:table-cell office:value-type="float" office:value="212.154594822183" calcext:value-type="float">
            <text:p>212.154594822183</text:p>
          </table:table-cell>
          <table:table-cell office:value-type="float" office:value="37.9891147753221" calcext:value-type="float">
            <text:p>37.9891147753221</text:p>
          </table:table-cell>
          <table:table-cell office:value-type="float" office:value="13790.0486634419" calcext:value-type="float">
            <text:p>13790.0486634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10725" calcext:value-type="float">
            <text:p>10725</text:p>
          </table:table-cell>
          <table:table-cell office:value-type="float" office:value="0.854788576283064" calcext:value-type="float">
            <text:p>0.854788576283064</text:p>
          </table:table-cell>
          <table:table-cell office:value-type="float" office:value="141.040115086706" calcext:value-type="float">
            <text:p>141.040115086706</text:p>
          </table:table-cell>
          <table:table-cell office:value-type="float" office:value="55.5612574583992" calcext:value-type="float">
            <text:p>55.5612574583992</text:p>
          </table:table-cell>
          <table:table-cell office:value-type="float" office:value="9167.60748063586" calcext:value-type="float">
            <text:p>9167.60748063586</text:p>
          </table:table-cell>
          <table:table-cell office:value-type="float" office:value="0.220590750266702" calcext:value-type="float">
            <text:p>0.220590750266702</text:p>
          </table:table-cell>
          <table:table-cell office:value-type="float" office:value="36.3974737940059" calcext:value-type="float">
            <text:p>36.3974737940059</text:p>
          </table:table-cell>
          <table:table-cell office:value-type="float" office:value="14.3383987673356" calcext:value-type="float">
            <text:p>14.3383987673356</text:p>
          </table:table-cell>
          <table:table-cell office:value-type="float" office:value="2365.83579661038" calcext:value-type="float">
            <text:p>2365.83579661038</text:p>
          </table:table-cell>
          <table:table-cell office:value-type="float" office:value="0.188558453361687" calcext:value-type="float">
            <text:p>0.188558453361687</text:p>
          </table:table-cell>
          <table:table-cell office:value-type="float" office:value="31.1121448046784" calcext:value-type="float">
            <text:p>31.1121448046784</text:p>
          </table:table-cell>
          <table:table-cell office:value-type="float" office:value="12.2562994685097" calcext:value-type="float">
            <text:p>12.2562994685097</text:p>
          </table:table-cell>
          <table:table-cell office:value-type="float" office:value="2022.2894123041" calcext:value-type="float">
            <text:p>2022.2894123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65" calcext:value-type="float">
            <text:p>65</text:p>
          </table:table-cell>
          <table:table-cell office:value-type="float" office:value="13650" calcext:value-type="float">
            <text:p>13650</text:p>
          </table:table-cell>
          <table:table-cell office:value-type="float" office:value="0.554004945388235" calcext:value-type="float">
            <text:p>0.554004945388235</text:p>
          </table:table-cell>
          <table:table-cell office:value-type="float" office:value="116.341038531529" calcext:value-type="float">
            <text:p>116.341038531529</text:p>
          </table:table-cell>
          <table:table-cell office:value-type="float" office:value="36.0103214502353" calcext:value-type="float">
            <text:p>36.0103214502353</text:p>
          </table:table-cell>
          <table:table-cell office:value-type="float" office:value="7562.1675045494" calcext:value-type="float">
            <text:p>7562.1675045494</text:p>
          </table:table-cell>
          <table:table-cell office:value-type="float" office:value="0.510570156307765" calcext:value-type="float">
            <text:p>0.510570156307765</text:p>
          </table:table-cell>
          <table:table-cell office:value-type="float" office:value="107.219732824631" calcext:value-type="float">
            <text:p>107.219732824631</text:p>
          </table:table-cell>
          <table:table-cell office:value-type="float" office:value="33.1870601600047" calcext:value-type="float">
            <text:p>33.1870601600047</text:p>
          </table:table-cell>
          <table:table-cell office:value-type="float" office:value="6969.28263360099" calcext:value-type="float">
            <text:p>6969.28263360099</text:p>
          </table:table-cell>
          <table:table-cell office:value-type="float" office:value="0.282858391562145" calcext:value-type="float">
            <text:p>0.282858391562145</text:p>
          </table:table-cell>
          <table:table-cell office:value-type="float" office:value="59.4002622280506" calcext:value-type="float">
            <text:p>59.4002622280506</text:p>
          </table:table-cell>
          <table:table-cell office:value-type="float" office:value="18.3857954515395" calcext:value-type="float">
            <text:p>18.3857954515395</text:p>
          </table:table-cell>
          <table:table-cell office:value-type="float" office:value="3861.01704482329" calcext:value-type="float">
            <text:p>3861.01704482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float" office:value="10205" calcext:value-type="float">
            <text:p>10205</text:p>
          </table:table-cell>
          <table:table-cell office:value-type="float" office:value="0.647562175167583" calcext:value-type="float">
            <text:p>0.647562175167583</text:p>
          </table:table-cell>
          <table:table-cell office:value-type="float" office:value="101.667261501311" calcext:value-type="float">
            <text:p>101.667261501311</text:p>
          </table:table-cell>
          <table:table-cell office:value-type="float" office:value="42.0915413858929" calcext:value-type="float">
            <text:p>42.0915413858929</text:p>
          </table:table-cell>
          <table:table-cell office:value-type="float" office:value="6608.37199758519" calcext:value-type="float">
            <text:p>6608.37199758519</text:p>
          </table:table-cell>
          <table:table-cell office:value-type="float" office:value="0.775240518786507" calcext:value-type="float">
            <text:p>0.775240518786507</text:p>
          </table:table-cell>
          <table:table-cell office:value-type="float" office:value="121.712761449482" calcext:value-type="float">
            <text:p>121.712761449482</text:p>
          </table:table-cell>
          <table:table-cell office:value-type="float" office:value="50.390633721123" calcext:value-type="float">
            <text:p>50.390633721123</text:p>
          </table:table-cell>
          <table:table-cell office:value-type="float" office:value="7911.32949421631" calcext:value-type="float">
            <text:p>7911.32949421631</text:p>
          </table:table-cell>
          <table:table-cell office:value-type="float" office:value="0.502016436623437" calcext:value-type="float">
            <text:p>0.502016436623437</text:p>
          </table:table-cell>
          <table:table-cell office:value-type="float" office:value="78.8165805498795" calcext:value-type="float">
            <text:p>78.8165805498795</text:p>
          </table:table-cell>
          <table:table-cell office:value-type="float" office:value="32.6310683805234" calcext:value-type="float">
            <text:p>32.6310683805234</text:p>
          </table:table-cell>
          <table:table-cell office:value-type="float" office:value="5123.07773574217" calcext:value-type="float">
            <text:p>5123.07773574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65" calcext:value-type="float">
            <text:p>65</text:p>
          </table:table-cell>
          <table:table-cell office:value-type="float" office:value="12220" calcext:value-type="float">
            <text:p>12220</text:p>
          </table:table-cell>
          <table:table-cell office:value-type="float" office:value="0.846240093156309" calcext:value-type="float">
            <text:p>0.846240093156309</text:p>
          </table:table-cell>
          <table:table-cell office:value-type="float" office:value="159.093137513386" calcext:value-type="float">
            <text:p>159.093137513386</text:p>
          </table:table-cell>
          <table:table-cell office:value-type="float" office:value="55.0056060551601" calcext:value-type="float">
            <text:p>55.0056060551601</text:p>
          </table:table-cell>
          <table:table-cell office:value-type="float" office:value="10341.0539383701" calcext:value-type="float">
            <text:p>10341.0539383701</text:p>
          </table:table-cell>
          <table:table-cell office:value-type="float" office:value="0.417009682033753" calcext:value-type="float">
            <text:p>0.417009682033753</text:p>
          </table:table-cell>
          <table:table-cell office:value-type="float" office:value="78.3978202223456" calcext:value-type="float">
            <text:p>78.3978202223456</text:p>
          </table:table-cell>
          <table:table-cell office:value-type="float" office:value="27.105629332194" calcext:value-type="float">
            <text:p>27.105629332194</text:p>
          </table:table-cell>
          <table:table-cell office:value-type="float" office:value="5095.85831445247" calcext:value-type="float">
            <text:p>5095.85831445247</text:p>
          </table:table-cell>
          <table:table-cell office:value-type="float" office:value="0.352890312171326" calcext:value-type="float">
            <text:p>0.352890312171326</text:p>
          </table:table-cell>
          <table:table-cell office:value-type="float" office:value="66.3433786882094" calcext:value-type="float">
            <text:p>66.3433786882094</text:p>
          </table:table-cell>
          <table:table-cell office:value-type="float" office:value="22.9378702911362" calcext:value-type="float">
            <text:p>22.9378702911362</text:p>
          </table:table-cell>
          <table:table-cell office:value-type="float" office:value="4312.31961473361" calcext:value-type="float">
            <text:p>4312.31961473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65" calcext:value-type="float">
            <text:p>65</text:p>
          </table:table-cell>
          <table:table-cell office:value-type="float" office:value="21970" calcext:value-type="float">
            <text:p>21970</text:p>
          </table:table-cell>
          <table:table-cell office:value-type="float" office:value="0.222228732469608" calcext:value-type="float">
            <text:p>0.222228732469608</text:p>
          </table:table-cell>
          <table:table-cell office:value-type="float" office:value="75.1133115747275" calcext:value-type="float">
            <text:p>75.1133115747275</text:p>
          </table:table-cell>
          <table:table-cell office:value-type="float" office:value="14.4448676105245" calcext:value-type="float">
            <text:p>14.4448676105245</text:p>
          </table:table-cell>
          <table:table-cell office:value-type="float" office:value="4882.36525235729" calcext:value-type="float">
            <text:p>4882.36525235729</text:p>
          </table:table-cell>
          <table:table-cell office:value-type="float" office:value="0.894845749419334" calcext:value-type="float">
            <text:p>0.894845749419334</text:p>
          </table:table-cell>
          <table:table-cell office:value-type="float" office:value="302.457863303735" calcext:value-type="float">
            <text:p>302.457863303735</text:p>
          </table:table-cell>
          <table:table-cell office:value-type="float" office:value="58.1649737122567" calcext:value-type="float">
            <text:p>58.1649737122567</text:p>
          </table:table-cell>
          <table:table-cell office:value-type="float" office:value="19659.7611147428" calcext:value-type="float">
            <text:p>19659.7611147428</text:p>
          </table:table-cell>
          <table:table-cell office:value-type="float" office:value="0.198860436649275" calcext:value-type="float">
            <text:p>0.198860436649275</text:p>
          </table:table-cell>
          <table:table-cell office:value-type="float" office:value="67.214827587455" calcext:value-type="float">
            <text:p>67.214827587455</text:p>
          </table:table-cell>
          <table:table-cell office:value-type="float" office:value="12.9259283822029" calcext:value-type="float">
            <text:p>12.9259283822029</text:p>
          </table:table-cell>
          <table:table-cell office:value-type="float" office:value="4368.96379318458" calcext:value-type="float">
            <text:p>4368.963793184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65" calcext:value-type="float">
            <text:p>65</text:p>
          </table:table-cell>
          <table:table-cell office:value-type="float" office:value="12090" calcext:value-type="float">
            <text:p>12090</text:p>
          </table:table-cell>
          <table:table-cell office:value-type="float" office:value="0.681654561704755" calcext:value-type="float">
            <text:p>0.681654561704755</text:p>
          </table:table-cell>
          <table:table-cell office:value-type="float" office:value="126.787748477084" calcext:value-type="float">
            <text:p>126.787748477084</text:p>
          </table:table-cell>
          <table:table-cell office:value-type="float" office:value="44.3075465108091" calcext:value-type="float">
            <text:p>44.3075465108091</text:p>
          </table:table-cell>
          <table:table-cell office:value-type="float" office:value="8241.20365101049" calcext:value-type="float">
            <text:p>8241.20365101049</text:p>
          </table:table-cell>
          <table:table-cell office:value-type="float" office:value="0.352213053711495" calcext:value-type="float">
            <text:p>0.352213053711495</text:p>
          </table:table-cell>
          <table:table-cell office:value-type="float" office:value="65.511627990338" calcext:value-type="float">
            <text:p>65.511627990338</text:p>
          </table:table-cell>
          <table:table-cell office:value-type="float" office:value="22.8938484912471" calcext:value-type="float">
            <text:p>22.8938484912471</text:p>
          </table:table-cell>
          <table:table-cell office:value-type="float" office:value="4258.25581937197" calcext:value-type="float">
            <text:p>4258.25581937197</text:p>
          </table:table-cell>
          <table:table-cell office:value-type="float" office:value="0.240087634754402" calcext:value-type="float">
            <text:p>0.240087634754402</text:p>
          </table:table-cell>
          <table:table-cell office:value-type="float" office:value="44.6563000643188" calcext:value-type="float">
            <text:p>44.6563000643188</text:p>
          </table:table-cell>
          <table:table-cell office:value-type="float" office:value="15.6056962590361" calcext:value-type="float">
            <text:p>15.6056962590361</text:p>
          </table:table-cell>
          <table:table-cell office:value-type="float" office:value="2902.65950418072" calcext:value-type="float">
            <text:p>2902.659504180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326491881005731" calcext:value-type="float">
            <text:p>0.326491881005731</text:p>
          </table:table-cell>
          <table:table-cell office:value-type="float" office:value="349" calcext:value-type="float">
            <text:p>349</text:p>
          </table:table-cell>
          <table:table-cell office:value-type="float" office:value="65" calcext:value-type="float">
            <text:p>65</text:p>
          </table:table-cell>
          <table:table-cell office:value-type="float" office:value="22685" calcext:value-type="float">
            <text:p>22685</text:p>
          </table:table-cell>
          <table:table-cell office:value-type="float" office:value="0.946822153577899" calcext:value-type="float">
            <text:p>0.946822153577899</text:p>
          </table:table-cell>
          <table:table-cell office:value-type="float" office:value="330.440931598687" calcext:value-type="float">
            <text:p>330.440931598687</text:p>
          </table:table-cell>
          <table:table-cell office:value-type="float" office:value="61.5434399825634" calcext:value-type="float">
            <text:p>61.5434399825634</text:p>
          </table:table-cell>
          <table:table-cell office:value-type="float" office:value="21478.6605539146" calcext:value-type="float">
            <text:p>21478.6605539146</text:p>
          </table:table-cell>
          <table:table-cell office:value-type="float" office:value="0.342420927264024" calcext:value-type="float">
            <text:p>0.342420927264024</text:p>
          </table:table-cell>
          <table:table-cell office:value-type="float" office:value="119.504903615144" calcext:value-type="float">
            <text:p>119.504903615144</text:p>
          </table:table-cell>
          <table:table-cell office:value-type="float" office:value="22.2573602721616" calcext:value-type="float">
            <text:p>22.2573602721616</text:p>
          </table:table-cell>
          <table:table-cell office:value-type="float" office:value="7767.81873498439" calcext:value-type="float">
            <text:p>7767.81873498439</text:p>
          </table:table-cell>
          <table:table-cell office:value-type="float" office:value="0.324211719782264" calcext:value-type="float">
            <text:p>0.324211719782264</text:p>
          </table:table-cell>
          <table:table-cell office:value-type="float" office:value="113.14989020401" calcext:value-type="float">
            <text:p>113.14989020401</text:p>
          </table:table-cell>
          <table:table-cell office:value-type="float" office:value="21.0737617858472" calcext:value-type="float">
            <text:p>21.0737617858472</text:p>
          </table:table-cell>
          <table:table-cell office:value-type="float" office:value="7354.74286326067" calcext:value-type="float">
            <text:p>7354.742863260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12935" calcext:value-type="float">
            <text:p>12935</text:p>
          </table:table-cell>
          <table:table-cell office:value-type="float" office:value="0.233359898834002" calcext:value-type="float">
            <text:p>0.233359898834002</text:p>
          </table:table-cell>
          <table:table-cell office:value-type="float" office:value="46.4386198679664" calcext:value-type="float">
            <text:p>46.4386198679664</text:p>
          </table:table-cell>
          <table:table-cell office:value-type="float" office:value="15.1683934242101" calcext:value-type="float">
            <text:p>15.1683934242101</text:p>
          </table:table-cell>
          <table:table-cell office:value-type="float" office:value="3018.51029141781" calcext:value-type="float">
            <text:p>3018.51029141781</text:p>
          </table:table-cell>
          <table:table-cell office:value-type="float" office:value="0.649326543084167" calcext:value-type="float">
            <text:p>0.649326543084167</text:p>
          </table:table-cell>
          <table:table-cell office:value-type="float" office:value="129.215982073749" calcext:value-type="float">
            <text:p>129.215982073749</text:p>
          </table:table-cell>
          <table:table-cell office:value-type="float" office:value="42.2062253004708" calcext:value-type="float">
            <text:p>42.2062253004708</text:p>
          </table:table-cell>
          <table:table-cell office:value-type="float" office:value="8399.0388347937" calcext:value-type="float">
            <text:p>8399.0388347937</text:p>
          </table:table-cell>
          <table:table-cell office:value-type="float" office:value="0.151526776404353" calcext:value-type="float">
            <text:p>0.151526776404353</text:p>
          </table:table-cell>
          <table:table-cell office:value-type="float" office:value="30.1538285044663" calcext:value-type="float">
            <text:p>30.1538285044663</text:p>
          </table:table-cell>
          <table:table-cell office:value-type="float" office:value="9.84924046628297" calcext:value-type="float">
            <text:p>9.84924046628297</text:p>
          </table:table-cell>
          <table:table-cell office:value-type="float" office:value="1959.99885279031" calcext:value-type="float">
            <text:p>1959.998852790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5" calcext:value-type="float">
            <text:p>65</text:p>
          </table:table-cell>
          <table:table-cell office:value-type="float" office:value="24765" calcext:value-type="float">
            <text:p>24765</text:p>
          </table:table-cell>
          <table:table-cell office:value-type="float" office:value="0.559683193340564" calcext:value-type="float">
            <text:p>0.559683193340564</text:p>
          </table:table-cell>
          <table:table-cell office:value-type="float" office:value="213.239296662755" calcext:value-type="float">
            <text:p>213.239296662755</text:p>
          </table:table-cell>
          <table:table-cell office:value-type="float" office:value="36.3794075671367" calcext:value-type="float">
            <text:p>36.3794075671367</text:p>
          </table:table-cell>
          <table:table-cell office:value-type="float" office:value="13860.5542830791" calcext:value-type="float">
            <text:p>13860.5542830791</text:p>
          </table:table-cell>
          <table:table-cell office:value-type="float" office:value="0.73809574157111" calcext:value-type="float">
            <text:p>0.73809574157111</text:p>
          </table:table-cell>
          <table:table-cell office:value-type="float" office:value="281.214477538593" calcext:value-type="float">
            <text:p>281.214477538593</text:p>
          </table:table-cell>
          <table:table-cell office:value-type="float" office:value="47.9762232021221" calcext:value-type="float">
            <text:p>47.9762232021221</text:p>
          </table:table-cell>
          <table:table-cell office:value-type="float" office:value="18278.9410400085" calcext:value-type="float">
            <text:p>18278.9410400085</text:p>
          </table:table-cell>
          <table:table-cell office:value-type="float" office:value="0.413099781633591" calcext:value-type="float">
            <text:p>0.413099781633591</text:p>
          </table:table-cell>
          <table:table-cell office:value-type="float" office:value="157.391016802398" calcext:value-type="float">
            <text:p>157.391016802398</text:p>
          </table:table-cell>
          <table:table-cell office:value-type="float" office:value="26.8514858061834" calcext:value-type="float">
            <text:p>26.8514858061834</text:p>
          </table:table-cell>
          <table:table-cell office:value-type="float" office:value="10230.4160921559" calcext:value-type="float">
            <text:p>10230.41609215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65" calcext:value-type="float">
            <text:p>65</text:p>
          </table:table-cell>
          <table:table-cell office:value-type="float" office:value="21710" calcext:value-type="float">
            <text:p>21710</text:p>
          </table:table-cell>
          <table:table-cell office:value-type="float" office:value="0.798177591558819" calcext:value-type="float">
            <text:p>0.798177591558819</text:p>
          </table:table-cell>
          <table:table-cell office:value-type="float" office:value="266.591315580646" calcext:value-type="float">
            <text:p>266.591315580646</text:p>
          </table:table-cell>
          <table:table-cell office:value-type="float" office:value="51.8815434513232" calcext:value-type="float">
            <text:p>51.8815434513232</text:p>
          </table:table-cell>
          <table:table-cell office:value-type="float" office:value="17328.435512742" calcext:value-type="float">
            <text:p>17328.435512742</text:p>
          </table:table-cell>
          <table:table-cell office:value-type="float" office:value="0.248318072567152" calcext:value-type="float">
            <text:p>0.248318072567152</text:p>
          </table:table-cell>
          <table:table-cell office:value-type="float" office:value="82.9382362374287" calcext:value-type="float">
            <text:p>82.9382362374287</text:p>
          </table:table-cell>
          <table:table-cell office:value-type="float" office:value="16.1406747168649" calcext:value-type="float">
            <text:p>16.1406747168649</text:p>
          </table:table-cell>
          <table:table-cell office:value-type="float" office:value="5390.98535543287" calcext:value-type="float">
            <text:p>5390.98535543287</text:p>
          </table:table-cell>
          <table:table-cell office:value-type="float" office:value="0.198201921102177" calcext:value-type="float">
            <text:p>0.198201921102177</text:p>
          </table:table-cell>
          <table:table-cell office:value-type="float" office:value="66.1994416481272" calcext:value-type="float">
            <text:p>66.1994416481272</text:p>
          </table:table-cell>
          <table:table-cell office:value-type="float" office:value="12.8831248716415" calcext:value-type="float">
            <text:p>12.8831248716415</text:p>
          </table:table-cell>
          <table:table-cell office:value-type="float" office:value="4302.96370712827" calcext:value-type="float">
            <text:p>4302.963707128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258" calcext:value-type="float">
            <text:p>258</text:p>
          </table:table-cell>
          <table:table-cell office:value-type="float" office:value="97782" calcext:value-type="float">
            <text:p>97782</text:p>
          </table:table-cell>
          <table:table-cell office:value-type="float" office:value="0.338561248451444" calcext:value-type="float">
            <text:p>0.338561248451444</text:p>
          </table:table-cell>
          <table:table-cell office:value-type="float" office:value="128.314713163097" calcext:value-type="float">
            <text:p>128.314713163097</text:p>
          </table:table-cell>
          <table:table-cell office:value-type="float" office:value="87.3488021004727" calcext:value-type="float">
            <text:p>87.3488021004727</text:p>
          </table:table-cell>
          <table:table-cell office:value-type="float" office:value="33105.1959960791" calcext:value-type="float">
            <text:p>33105.1959960791</text:p>
          </table:table-cell>
          <table:table-cell office:value-type="float" office:value="0.149938321238883" calcext:value-type="float">
            <text:p>0.149938321238883</text:p>
          </table:table-cell>
          <table:table-cell office:value-type="float" office:value="56.8266237495367" calcext:value-type="float">
            <text:p>56.8266237495367</text:p>
          </table:table-cell>
          <table:table-cell office:value-type="float" office:value="38.6840868796318" calcext:value-type="float">
            <text:p>38.6840868796318</text:p>
          </table:table-cell>
          <table:table-cell office:value-type="float" office:value="14661.2689273805" calcext:value-type="float">
            <text:p>14661.2689273805</text:p>
          </table:table-cell>
          <table:table-cell office:value-type="float" office:value="0.05076330522935" calcext:value-type="float">
            <text:p>0.05076330522935</text:p>
          </table:table-cell>
          <table:table-cell office:value-type="float" office:value="19.2392926819236" calcext:value-type="float">
            <text:p>19.2392926819236</text:p>
          </table:table-cell>
          <table:table-cell office:value-type="float" office:value="13.0969327491723" calcext:value-type="float">
            <text:p>13.0969327491723</text:p>
          </table:table-cell>
          <table:table-cell office:value-type="float" office:value="4963.7375119363" calcext:value-type="float">
            <text:p>4963.7375119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94571505720489" calcext:value-type="float">
            <text:p>0.059457150572049</text:p>
          </table:table-cell>
          <table:table-cell office:value-type="float" office:value="363" calcext:value-type="float">
            <text:p>363</text:p>
          </table:table-cell>
          <table:table-cell office:value-type="float" office:value="258" calcext:value-type="float">
            <text:p>258</text:p>
          </table:table-cell>
          <table:table-cell office:value-type="float" office:value="93654" calcext:value-type="float">
            <text:p>93654</text:p>
          </table:table-cell>
          <table:table-cell office:value-type="float" office:value="0.603976755331988" calcext:value-type="float">
            <text:p>0.603976755331988</text:p>
          </table:table-cell>
          <table:table-cell office:value-type="float" office:value="219.243562185512" calcext:value-type="float">
            <text:p>219.243562185512</text:p>
          </table:table-cell>
          <table:table-cell office:value-type="float" office:value="155.826002875653" calcext:value-type="float">
            <text:p>155.826002875653</text:p>
          </table:table-cell>
          <table:table-cell office:value-type="float" office:value="56564.8390438621" calcext:value-type="float">
            <text:p>56564.8390438621</text:p>
          </table:table-cell>
          <table:table-cell office:value-type="float" office:value="0.810273169640359" calcext:value-type="float">
            <text:p>0.810273169640359</text:p>
          </table:table-cell>
          <table:table-cell office:value-type="float" office:value="294.12916057945" calcext:value-type="float">
            <text:p>294.12916057945</text:p>
          </table:table-cell>
          <table:table-cell office:value-type="float" office:value="209.050477767213" calcext:value-type="float">
            <text:p>209.050477767213</text:p>
          </table:table-cell>
          <table:table-cell office:value-type="float" office:value="75885.3234294982" calcext:value-type="float">
            <text:p>75885.3234294982</text:p>
          </table:table-cell>
          <table:table-cell office:value-type="float" office:value="0.48938615993195" calcext:value-type="float">
            <text:p>0.48938615993195</text:p>
          </table:table-cell>
          <table:table-cell office:value-type="float" office:value="177.647176055298" calcext:value-type="float">
            <text:p>177.647176055298</text:p>
          </table:table-cell>
          <table:table-cell office:value-type="float" office:value="126.261629262443" calcext:value-type="float">
            <text:p>126.261629262443</text:p>
          </table:table-cell>
          <table:table-cell office:value-type="float" office:value="45832.9714222668" calcext:value-type="float">
            <text:p>45832.971422266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58" calcext:value-type="float">
            <text:p>258</text:p>
          </table:table-cell>
          <table:table-cell office:value-type="float" office:value="42570" calcext:value-type="float">
            <text:p>42570</text:p>
          </table:table-cell>
          <table:table-cell office:value-type="float" office:value="0.532372329610587" calcext:value-type="float">
            <text:p>0.532372329610587</text:p>
          </table:table-cell>
          <table:table-cell office:value-type="float" office:value="87.8414343857469" calcext:value-type="float">
            <text:p>87.8414343857469</text:p>
          </table:table-cell>
          <table:table-cell office:value-type="float" office:value="137.352061039531" calcext:value-type="float">
            <text:p>137.352061039531</text:p>
          </table:table-cell>
          <table:table-cell office:value-type="float" office:value="22663.0900715227" calcext:value-type="float">
            <text:p>22663.0900715227</text:p>
          </table:table-cell>
          <table:table-cell office:value-type="float" office:value="0.0562302977986378" calcext:value-type="float">
            <text:p>0.056230297798638</text:p>
          </table:table-cell>
          <table:table-cell office:value-type="float" office:value="9.27799913677524" calcext:value-type="float">
            <text:p>9.27799913677524</text:p>
          </table:table-cell>
          <table:table-cell office:value-type="float" office:value="14.5074168320486" calcext:value-type="float">
            <text:p>14.5074168320486</text:p>
          </table:table-cell>
          <table:table-cell office:value-type="float" office:value="2393.72377728801" calcext:value-type="float">
            <text:p>2393.72377728801</text:p>
          </table:table-cell>
          <table:table-cell office:value-type="float" office:value="0.0299354546337579" calcext:value-type="float">
            <text:p>0.029935454633758</text:p>
          </table:table-cell>
          <table:table-cell office:value-type="float" office:value="4.93935001457005" calcext:value-type="float">
            <text:p>4.93935001457005</text:p>
          </table:table-cell>
          <table:table-cell office:value-type="float" office:value="7.72334729550954" calcext:value-type="float">
            <text:p>7.72334729550954</text:p>
          </table:table-cell>
          <table:table-cell office:value-type="float" office:value="1274.35230375907" calcext:value-type="float">
            <text:p>1274.35230375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58" calcext:value-type="float">
            <text:p>258</text:p>
          </table:table-cell>
          <table:table-cell office:value-type="float" office:value="54180" calcext:value-type="float">
            <text:p>54180</text:p>
          </table:table-cell>
          <table:table-cell office:value-type="float" office:value="0.173077321367314" calcext:value-type="float">
            <text:p>0.173077321367314</text:p>
          </table:table-cell>
          <table:table-cell office:value-type="float" office:value="36.3462374871359" calcext:value-type="float">
            <text:p>36.3462374871359</text:p>
          </table:table-cell>
          <table:table-cell office:value-type="float" office:value="44.653948912767" calcext:value-type="float">
            <text:p>44.653948912767</text:p>
          </table:table-cell>
          <table:table-cell office:value-type="float" office:value="9377.32927168108" calcext:value-type="float">
            <text:p>9377.32927168108</text:p>
          </table:table-cell>
          <table:table-cell office:value-type="float" office:value="0.870597884862865" calcext:value-type="float">
            <text:p>0.870597884862865</text:p>
          </table:table-cell>
          <table:table-cell office:value-type="float" office:value="182.825555821202" calcext:value-type="float">
            <text:p>182.825555821202</text:p>
          </table:table-cell>
          <table:table-cell office:value-type="float" office:value="224.614254294619" calcext:value-type="float">
            <text:p>224.614254294619</text:p>
          </table:table-cell>
          <table:table-cell office:value-type="float" office:value="47168.99340187" calcext:value-type="float">
            <text:p>47168.99340187</text:p>
          </table:table-cell>
          <table:table-cell office:value-type="float" office:value="0.150680749900114" calcext:value-type="float">
            <text:p>0.150680749900114</text:p>
          </table:table-cell>
          <table:table-cell office:value-type="float" office:value="31.6429574790239" calcext:value-type="float">
            <text:p>31.6429574790239</text:p>
          </table:table-cell>
          <table:table-cell office:value-type="float" office:value="38.8756334742294" calcext:value-type="float">
            <text:p>38.8756334742294</text:p>
          </table:table-cell>
          <table:table-cell office:value-type="float" office:value="8163.88302958818" calcext:value-type="float">
            <text:p>8163.883029588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58" calcext:value-type="float">
            <text:p>258</text:p>
          </table:table-cell>
          <table:table-cell office:value-type="float" office:value="40506" calcext:value-type="float">
            <text:p>40506</text:p>
          </table:table-cell>
          <table:table-cell office:value-type="float" office:value="0.349956219502029" calcext:value-type="float">
            <text:p>0.349956219502029</text:p>
          </table:table-cell>
          <table:table-cell office:value-type="float" office:value="54.9431264618185" calcext:value-type="float">
            <text:p>54.9431264618185</text:p>
          </table:table-cell>
          <table:table-cell office:value-type="float" office:value="90.2887046315234" calcext:value-type="float">
            <text:p>90.2887046315234</text:p>
          </table:table-cell>
          <table:table-cell office:value-type="float" office:value="14175.3266271492" calcext:value-type="float">
            <text:p>14175.3266271492</text:p>
          </table:table-cell>
          <table:table-cell office:value-type="float" office:value="0.62899186313759" calcext:value-type="float">
            <text:p>0.62899186313759</text:p>
          </table:table-cell>
          <table:table-cell office:value-type="float" office:value="98.7517225126017" calcext:value-type="float">
            <text:p>98.7517225126017</text:p>
          </table:table-cell>
          <table:table-cell office:value-type="float" office:value="162.279900689498" calcext:value-type="float">
            <text:p>162.279900689498</text:p>
          </table:table-cell>
          <table:table-cell office:value-type="float" office:value="25477.9444082512" calcext:value-type="float">
            <text:p>25477.9444082512</text:p>
          </table:table-cell>
          <table:table-cell office:value-type="float" office:value="0.220119614521169" calcext:value-type="float">
            <text:p>0.220119614521169</text:p>
          </table:table-cell>
          <table:table-cell office:value-type="float" office:value="34.5587794798235" calcext:value-type="float">
            <text:p>34.5587794798235</text:p>
          </table:table-cell>
          <table:table-cell office:value-type="float" office:value="56.7908605464615" calcext:value-type="float">
            <text:p>56.7908605464615</text:p>
          </table:table-cell>
          <table:table-cell office:value-type="float" office:value="8916.16510579446" calcext:value-type="float">
            <text:p>8916.165105794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58" calcext:value-type="float">
            <text:p>258</text:p>
          </table:table-cell>
          <table:table-cell office:value-type="float" office:value="48504" calcext:value-type="float">
            <text:p>48504</text:p>
          </table:table-cell>
          <table:table-cell office:value-type="float" office:value="0.431304828082335" calcext:value-type="float">
            <text:p>0.431304828082335</text:p>
          </table:table-cell>
          <table:table-cell office:value-type="float" office:value="81.085307679479" calcext:value-type="float">
            <text:p>81.085307679479</text:p>
          </table:table-cell>
          <table:table-cell office:value-type="float" office:value="111.276645645243" calcext:value-type="float">
            <text:p>111.276645645243</text:p>
          </table:table-cell>
          <table:table-cell office:value-type="float" office:value="20920.0093813056" calcext:value-type="float">
            <text:p>20920.0093813056</text:p>
          </table:table-cell>
          <table:table-cell office:value-type="float" office:value="0.959558630765982" calcext:value-type="float">
            <text:p>0.959558630765982</text:p>
          </table:table-cell>
          <table:table-cell office:value-type="float" office:value="180.397022584005" calcext:value-type="float">
            <text:p>180.397022584005</text:p>
          </table:table-cell>
          <table:table-cell office:value-type="float" office:value="247.566126737623" calcext:value-type="float">
            <text:p>247.566126737623</text:p>
          </table:table-cell>
          <table:table-cell office:value-type="float" office:value="46542.4318266732" calcext:value-type="float">
            <text:p>46542.4318266732</text:p>
          </table:table-cell>
          <table:table-cell office:value-type="float" office:value="0.413862270277443" calcext:value-type="float">
            <text:p>0.413862270277443</text:p>
          </table:table-cell>
          <table:table-cell office:value-type="float" office:value="77.8061068121593" calcext:value-type="float">
            <text:p>77.8061068121593</text:p>
          </table:table-cell>
          <table:table-cell office:value-type="float" office:value="106.77646573158" calcext:value-type="float">
            <text:p>106.77646573158</text:p>
          </table:table-cell>
          <table:table-cell office:value-type="float" office:value="20073.9755575371" calcext:value-type="float">
            <text:p>20073.97555753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58" calcext:value-type="float">
            <text:p>258</text:p>
          </table:table-cell>
          <table:table-cell office:value-type="float" office:value="87204" calcext:value-type="float">
            <text:p>87204</text:p>
          </table:table-cell>
          <table:table-cell office:value-type="float" office:value="0.414002558661233" calcext:value-type="float">
            <text:p>0.414002558661233</text:p>
          </table:table-cell>
          <table:table-cell office:value-type="float" office:value="139.932864827497" calcext:value-type="float">
            <text:p>139.932864827497</text:p>
          </table:table-cell>
          <table:table-cell office:value-type="float" office:value="106.812660134598" calcext:value-type="float">
            <text:p>106.812660134598</text:p>
          </table:table-cell>
          <table:table-cell office:value-type="float" office:value="36102.6791254941" calcext:value-type="float">
            <text:p>36102.6791254941</text:p>
          </table:table-cell>
          <table:table-cell office:value-type="float" office:value="0.872835947001933" calcext:value-type="float">
            <text:p>0.872835947001933</text:p>
          </table:table-cell>
          <table:table-cell office:value-type="float" office:value="295.018550086653" calcext:value-type="float">
            <text:p>295.018550086653</text:p>
          </table:table-cell>
          <table:table-cell office:value-type="float" office:value="225.191674326499" calcext:value-type="float">
            <text:p>225.191674326499</text:p>
          </table:table-cell>
          <table:table-cell office:value-type="float" office:value="76114.7859223566" calcext:value-type="float">
            <text:p>76114.7859223566</text:p>
          </table:table-cell>
          <table:table-cell office:value-type="float" office:value="0.3613563153503" calcext:value-type="float">
            <text:p>0.3613563153503</text:p>
          </table:table-cell>
          <table:table-cell office:value-type="float" office:value="122.138434588402" calcext:value-type="float">
            <text:p>122.138434588402</text:p>
          </table:table-cell>
          <table:table-cell office:value-type="float" office:value="93.2299293603775" calcext:value-type="float">
            <text:p>93.2299293603775</text:p>
          </table:table-cell>
          <table:table-cell office:value-type="float" office:value="31511.7161238076" calcext:value-type="float">
            <text:p>31511.71612380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58" calcext:value-type="float">
            <text:p>258</text:p>
          </table:table-cell>
          <table:table-cell office:value-type="float" office:value="47988" calcext:value-type="float">
            <text:p>47988</text:p>
          </table:table-cell>
          <table:table-cell office:value-type="float" office:value="0.562786709513581" calcext:value-type="float">
            <text:p>0.562786709513581</text:p>
          </table:table-cell>
          <table:table-cell office:value-type="float" office:value="104.678327969526" calcext:value-type="float">
            <text:p>104.678327969526</text:p>
          </table:table-cell>
          <table:table-cell office:value-type="float" office:value="145.198971054504" calcext:value-type="float">
            <text:p>145.198971054504</text:p>
          </table:table-cell>
          <table:table-cell office:value-type="float" office:value="27007.0086161377" calcext:value-type="float">
            <text:p>27007.0086161377</text:p>
          </table:table-cell>
          <table:table-cell office:value-type="float" office:value="0.124885818125253" calcext:value-type="float">
            <text:p>0.124885818125253</text:p>
          </table:table-cell>
          <table:table-cell office:value-type="float" office:value="23.228762171297" calcext:value-type="float">
            <text:p>23.228762171297</text:p>
          </table:table-cell>
          <table:table-cell office:value-type="float" office:value="32.2205410763152" calcext:value-type="float">
            <text:p>32.2205410763152</text:p>
          </table:table-cell>
          <table:table-cell office:value-type="float" office:value="5993.02064019463" calcext:value-type="float">
            <text:p>5993.02064019463</text:p>
          </table:table-cell>
          <table:table-cell office:value-type="float" office:value="0.0702840786476226" calcext:value-type="float">
            <text:p>0.070284078647623</text:p>
          </table:table-cell>
          <table:table-cell office:value-type="float" office:value="13.0728386284578" calcext:value-type="float">
            <text:p>13.0728386284578</text:p>
          </table:table-cell>
          <table:table-cell office:value-type="float" office:value="18.1332922910866" calcext:value-type="float">
            <text:p>18.1332922910866</text:p>
          </table:table-cell>
          <table:table-cell office:value-type="float" office:value="3372.79236614211" calcext:value-type="float">
            <text:p>3372.79236614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258" calcext:value-type="float">
            <text:p>258</text:p>
          </table:table-cell>
          <table:table-cell office:value-type="float" office:value="90042" calcext:value-type="float">
            <text:p>90042</text:p>
          </table:table-cell>
          <table:table-cell office:value-type="float" office:value="0.332521487628318" calcext:value-type="float">
            <text:p>0.332521487628318</text:p>
          </table:table-cell>
          <table:table-cell office:value-type="float" office:value="116.049999182283" calcext:value-type="float">
            <text:p>116.049999182283</text:p>
          </table:table-cell>
          <table:table-cell office:value-type="float" office:value="85.7905438081059" calcext:value-type="float">
            <text:p>85.7905438081059</text:p>
          </table:table-cell>
          <table:table-cell office:value-type="float" office:value="29940.899789029" calcext:value-type="float">
            <text:p>29940.899789029</text:p>
          </table:table-cell>
          <table:table-cell office:value-type="float" office:value="0.0472535234491543" calcext:value-type="float">
            <text:p>0.047253523449154</text:p>
          </table:table-cell>
          <table:table-cell office:value-type="float" office:value="16.4914796837549" calcext:value-type="float">
            <text:p>16.4914796837549</text:p>
          </table:table-cell>
          <table:table-cell office:value-type="float" office:value="12.1914090498818" calcext:value-type="float">
            <text:p>12.1914090498818</text:p>
          </table:table-cell>
          <table:table-cell office:value-type="float" office:value="4254.80175840875" calcext:value-type="float">
            <text:p>4254.80175840875</text:p>
          </table:table-cell>
          <table:table-cell office:value-type="float" office:value="0.0157128119129924" calcext:value-type="float">
            <text:p>0.015712811912992</text:p>
          </table:table-cell>
          <table:table-cell office:value-type="float" office:value="5.48377135763434" calcext:value-type="float">
            <text:p>5.48377135763434</text:p>
          </table:table-cell>
          <table:table-cell office:value-type="float" office:value="4.05390547355204" calcext:value-type="float">
            <text:p>4.05390547355204</text:p>
          </table:table-cell>
          <table:table-cell office:value-type="float" office:value="1414.81301026966" calcext:value-type="float">
            <text:p>1414.81301026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252179319728314" calcext:value-type="float">
            <text:p>0.252179319728314</text:p>
          </table:table-cell>
          <table:table-cell office:value-type="float" office:value="199" calcext:value-type="float">
            <text:p>199</text:p>
          </table:table-cell>
          <table:table-cell office:value-type="float" office:value="258" calcext:value-type="float">
            <text:p>258</text:p>
          </table:table-cell>
          <table:table-cell office:value-type="float" office:value="51342" calcext:value-type="float">
            <text:p>51342</text:p>
          </table:table-cell>
          <table:table-cell office:value-type="float" office:value="0.5717350326185" calcext:value-type="float">
            <text:p>0.5717350326185</text:p>
          </table:table-cell>
          <table:table-cell office:value-type="float" office:value="113.775271491081" calcext:value-type="float">
            <text:p>113.775271491081</text:p>
          </table:table-cell>
          <table:table-cell office:value-type="float" office:value="147.507638415573" calcext:value-type="float">
            <text:p>147.507638415573</text:p>
          </table:table-cell>
          <table:table-cell office:value-type="float" office:value="29354.020044699" calcext:value-type="float">
            <text:p>29354.020044699</text:p>
          </table:table-cell>
          <table:table-cell office:value-type="float" office:value="0.746133556485216" calcext:value-type="float">
            <text:p>0.746133556485216</text:p>
          </table:table-cell>
          <table:table-cell office:value-type="float" office:value="148.480577740558" calcext:value-type="float">
            <text:p>148.480577740558</text:p>
          </table:table-cell>
          <table:table-cell office:value-type="float" office:value="192.502457573186" calcext:value-type="float">
            <text:p>192.502457573186</text:p>
          </table:table-cell>
          <table:table-cell office:value-type="float" office:value="38307.9890570639" calcext:value-type="float">
            <text:p>38307.9890570639</text:p>
          </table:table-cell>
          <table:table-cell office:value-type="float" office:value="0.426590693254832" calcext:value-type="float">
            <text:p>0.426590693254832</text:p>
          </table:table-cell>
          <table:table-cell office:value-type="float" office:value="84.8915479577116" calcext:value-type="float">
            <text:p>84.8915479577116</text:p>
          </table:table-cell>
          <table:table-cell office:value-type="float" office:value="110.060398859747" calcext:value-type="float">
            <text:p>110.060398859747</text:p>
          </table:table-cell>
          <table:table-cell office:value-type="float" office:value="21902.0193730896" calcext:value-type="float">
            <text:p>21902.0193730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258" calcext:value-type="float">
            <text:p>258</text:p>
          </table:table-cell>
          <table:table-cell office:value-type="float" office:value="98298" calcext:value-type="float">
            <text:p>98298</text:p>
          </table:table-cell>
          <table:table-cell office:value-type="float" office:value="0.0292113804077858" calcext:value-type="float">
            <text:p>0.029211380407786</text:p>
          </table:table-cell>
          <table:table-cell office:value-type="float" office:value="11.1295359353664" calcext:value-type="float">
            <text:p>11.1295359353664</text:p>
          </table:table-cell>
          <table:table-cell office:value-type="float" office:value="7.53653614520873" calcext:value-type="float">
            <text:p>7.53653614520873</text:p>
          </table:table-cell>
          <table:table-cell office:value-type="float" office:value="2871.42027132453" calcext:value-type="float">
            <text:p>2871.42027132453</text:p>
          </table:table-cell>
          <table:table-cell office:value-type="float" office:value="0.265889921976641" calcext:value-type="float">
            <text:p>0.265889921976641</text:p>
          </table:table-cell>
          <table:table-cell office:value-type="float" office:value="101.3040602731" calcext:value-type="float">
            <text:p>101.3040602731</text:p>
          </table:table-cell>
          <table:table-cell office:value-type="float" office:value="68.5995998699733" calcext:value-type="float">
            <text:p>68.5995998699733</text:p>
          </table:table-cell>
          <table:table-cell office:value-type="float" office:value="26136.4475504598" calcext:value-type="float">
            <text:p>26136.4475504598</text:p>
          </table:table-cell>
          <table:table-cell office:value-type="float" office:value="0.00776701165745614" calcext:value-type="float">
            <text:p>0.007767011657456</text:p>
          </table:table-cell>
          <table:table-cell office:value-type="float" office:value="2.95923144149079" calcext:value-type="float">
            <text:p>2.95923144149079</text:p>
          </table:table-cell>
          <table:table-cell office:value-type="float" office:value="2.00388900762368" calcext:value-type="float">
            <text:p>2.00388900762368</text:p>
          </table:table-cell>
          <table:table-cell office:value-type="float" office:value="763.481711904623" calcext:value-type="float">
            <text:p>763.4817119046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258" calcext:value-type="float">
            <text:p>258</text:p>
          </table:table-cell>
          <table:table-cell office:value-type="float" office:value="86172" calcext:value-type="float">
            <text:p>86172</text:p>
          </table:table-cell>
          <table:table-cell office:value-type="float" office:value="0.75015463525627" calcext:value-type="float">
            <text:p>0.75015463525627</text:p>
          </table:table-cell>
          <table:table-cell office:value-type="float" office:value="250.551648175594" calcext:value-type="float">
            <text:p>250.551648175594</text:p>
          </table:table-cell>
          <table:table-cell office:value-type="float" office:value="193.539895896118" calcext:value-type="float">
            <text:p>193.539895896118</text:p>
          </table:table-cell>
          <table:table-cell office:value-type="float" office:value="64642.3252293033" calcext:value-type="float">
            <text:p>64642.3252293033</text:p>
          </table:table-cell>
          <table:table-cell office:value-type="float" office:value="0.772105520156731" calcext:value-type="float">
            <text:p>0.772105520156731</text:p>
          </table:table-cell>
          <table:table-cell office:value-type="float" office:value="257.883243732348" calcext:value-type="float">
            <text:p>257.883243732348</text:p>
          </table:table-cell>
          <table:table-cell office:value-type="float" office:value="199.203224200437" calcext:value-type="float">
            <text:p>199.203224200437</text:p>
          </table:table-cell>
          <table:table-cell office:value-type="float" office:value="66533.8768829459" calcext:value-type="float">
            <text:p>66533.8768829459</text:p>
          </table:table-cell>
          <table:table-cell office:value-type="float" office:value="0.579198534852526" calcext:value-type="float">
            <text:p>0.579198534852526</text:p>
          </table:table-cell>
          <table:table-cell office:value-type="float" office:value="193.452310640744" calcext:value-type="float">
            <text:p>193.452310640744</text:p>
          </table:table-cell>
          <table:table-cell office:value-type="float" office:value="149.433221991952" calcext:value-type="float">
            <text:p>149.433221991952</text:p>
          </table:table-cell>
          <table:table-cell office:value-type="float" office:value="49910.6961453118" calcext:value-type="float">
            <text:p>49910.6961453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51" calcext:value-type="float">
            <text:p>51</text:p>
          </table:table-cell>
          <table:table-cell office:value-type="float" office:value="19329" calcext:value-type="float">
            <text:p>19329</text:p>
          </table:table-cell>
          <table:table-cell office:value-type="float" office:value="0.731595614988386" calcext:value-type="float">
            <text:p>0.731595614988386</text:p>
          </table:table-cell>
          <table:table-cell office:value-type="float" office:value="277.274738080598" calcext:value-type="float">
            <text:p>277.274738080598</text:p>
          </table:table-cell>
          <table:table-cell office:value-type="float" office:value="37.3113763644077" calcext:value-type="float">
            <text:p>37.3113763644077</text:p>
          </table:table-cell>
          <table:table-cell office:value-type="float" office:value="14141.0116421105" calcext:value-type="float">
            <text:p>14141.0116421105</text:p>
          </table:table-cell>
          <table:table-cell office:value-type="float" office:value="0.792682892382005" calcext:value-type="float">
            <text:p>0.792682892382005</text:p>
          </table:table-cell>
          <table:table-cell office:value-type="float" office:value="300.42681621278" calcext:value-type="float">
            <text:p>300.42681621278</text:p>
          </table:table-cell>
          <table:table-cell office:value-type="float" office:value="40.4268275114823" calcext:value-type="float">
            <text:p>40.4268275114823</text:p>
          </table:table-cell>
          <table:table-cell office:value-type="float" office:value="15321.7676268518" calcext:value-type="float">
            <text:p>15321.7676268518</text:p>
          </table:table-cell>
          <table:table-cell office:value-type="float" office:value="0.579923328142986" calcext:value-type="float">
            <text:p>0.579923328142986</text:p>
          </table:table-cell>
          <table:table-cell office:value-type="float" office:value="219.790941366192" calcext:value-type="float">
            <text:p>219.790941366192</text:p>
          </table:table-cell>
          <table:table-cell office:value-type="float" office:value="29.5760897352923" calcext:value-type="float">
            <text:p>29.5760897352923</text:p>
          </table:table-cell>
          <table:table-cell office:value-type="float" office:value="11209.3380096758" calcext:value-type="float">
            <text:p>11209.33800967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51" calcext:value-type="float">
            <text:p>51</text:p>
          </table:table-cell>
          <table:table-cell office:value-type="float" office:value="18513" calcext:value-type="float">
            <text:p>18513</text:p>
          </table:table-cell>
          <table:table-cell office:value-type="float" office:value="0.763569754677847" calcext:value-type="float">
            <text:p>0.763569754677847</text:p>
          </table:table-cell>
          <table:table-cell office:value-type="float" office:value="277.175820948059" calcext:value-type="float">
            <text:p>277.175820948059</text:p>
          </table:table-cell>
          <table:table-cell office:value-type="float" office:value="38.9420574885702" calcext:value-type="float">
            <text:p>38.9420574885702</text:p>
          </table:table-cell>
          <table:table-cell office:value-type="float" office:value="14135.966868351" calcext:value-type="float">
            <text:p>14135.966868351</text:p>
          </table:table-cell>
          <table:table-cell office:value-type="float" office:value="0.255045079640007" calcext:value-type="float">
            <text:p>0.255045079640007</text:p>
          </table:table-cell>
          <table:table-cell office:value-type="float" office:value="92.5813639093225" calcext:value-type="float">
            <text:p>92.5813639093225</text:p>
          </table:table-cell>
          <table:table-cell office:value-type="float" office:value="13.0072990616404" calcext:value-type="float">
            <text:p>13.0072990616404</text:p>
          </table:table-cell>
          <table:table-cell office:value-type="float" office:value="4721.64955937545" calcext:value-type="float">
            <text:p>4721.64955937545</text:p>
          </table:table-cell>
          <table:table-cell office:value-type="float" office:value="0.194744708892512" calcext:value-type="float">
            <text:p>0.194744708892512</text:p>
          </table:table-cell>
          <table:table-cell office:value-type="float" office:value="70.6923293279819" calcext:value-type="float">
            <text:p>70.6923293279819</text:p>
          </table:table-cell>
          <table:table-cell office:value-type="float" office:value="9.93198015351812" calcext:value-type="float">
            <text:p>9.93198015351812</text:p>
          </table:table-cell>
          <table:table-cell office:value-type="float" office:value="3605.30879572708" calcext:value-type="float">
            <text:p>3605.30879572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8415" calcext:value-type="float">
            <text:p>8415</text:p>
          </table:table-cell>
          <table:table-cell office:value-type="float" office:value="0.133009740390709" calcext:value-type="float">
            <text:p>0.133009740390709</text:p>
          </table:table-cell>
          <table:table-cell office:value-type="float" office:value="21.946607164467" calcext:value-type="float">
            <text:p>21.946607164467</text:p>
          </table:table-cell>
          <table:table-cell office:value-type="float" office:value="6.78349675992617" calcext:value-type="float">
            <text:p>6.78349675992617</text:p>
          </table:table-cell>
          <table:table-cell office:value-type="float" office:value="1119.27696538782" calcext:value-type="float">
            <text:p>1119.27696538782</text:p>
          </table:table-cell>
          <table:table-cell office:value-type="float" office:value="0.152067270702523" calcext:value-type="float">
            <text:p>0.152067270702523</text:p>
          </table:table-cell>
          <table:table-cell office:value-type="float" office:value="25.0910996659163" calcext:value-type="float">
            <text:p>25.0910996659163</text:p>
          </table:table-cell>
          <table:table-cell office:value-type="float" office:value="7.75543080582868" calcext:value-type="float">
            <text:p>7.75543080582868</text:p>
          </table:table-cell>
          <table:table-cell office:value-type="float" office:value="1279.64608296173" calcext:value-type="float">
            <text:p>1279.64608296173</text:p>
          </table:table-cell>
          <table:table-cell office:value-type="float" office:value="0.0202264281980663" calcext:value-type="float">
            <text:p>0.020226428198066</text:p>
          </table:table-cell>
          <table:table-cell office:value-type="float" office:value="3.33736065268094" calcext:value-type="float">
            <text:p>3.33736065268094</text:p>
          </table:table-cell>
          <table:table-cell office:value-type="float" office:value="1.03154783810138" calcext:value-type="float">
            <text:p>1.03154783810138</text:p>
          </table:table-cell>
          <table:table-cell office:value-type="float" office:value="170.205393286728" calcext:value-type="float">
            <text:p>170.20539328672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  <table:table-cell office:value-type="float" office:value="10710" calcext:value-type="float">
            <text:p>10710</text:p>
          </table:table-cell>
          <table:table-cell office:value-type="float" office:value="0.449164155802138" calcext:value-type="float">
            <text:p>0.449164155802138</text:p>
          </table:table-cell>
          <table:table-cell office:value-type="float" office:value="94.3244727184489" calcext:value-type="float">
            <text:p>94.3244727184489</text:p>
          </table:table-cell>
          <table:table-cell office:value-type="float" office:value="22.907371945909" calcext:value-type="float">
            <text:p>22.907371945909</text:p>
          </table:table-cell>
          <table:table-cell office:value-type="float" office:value="4810.54810864089" calcext:value-type="float">
            <text:p>4810.54810864089</text:p>
          </table:table-cell>
          <table:table-cell office:value-type="float" office:value="0.274930781501703" calcext:value-type="float">
            <text:p>0.274930781501703</text:p>
          </table:table-cell>
          <table:table-cell office:value-type="float" office:value="57.7354641153576" calcext:value-type="float">
            <text:p>57.7354641153576</text:p>
          </table:table-cell>
          <table:table-cell office:value-type="float" office:value="14.0214698565868" calcext:value-type="float">
            <text:p>14.0214698565868</text:p>
          </table:table-cell>
          <table:table-cell office:value-type="float" office:value="2944.50866988323" calcext:value-type="float">
            <text:p>2944.50866988323</text:p>
          </table:table-cell>
          <table:table-cell office:value-type="float" office:value="0.123489052377234" calcext:value-type="float">
            <text:p>0.123489052377234</text:p>
          </table:table-cell>
          <table:table-cell office:value-type="float" office:value="25.9327009992192" calcext:value-type="float">
            <text:p>25.9327009992192</text:p>
          </table:table-cell>
          <table:table-cell office:value-type="float" office:value="6.29794167123895" calcext:value-type="float">
            <text:p>6.29794167123895</text:p>
          </table:table-cell>
          <table:table-cell office:value-type="float" office:value="1322.56775096018" calcext:value-type="float">
            <text:p>1322.56775096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office:value-type="float" office:value="8007" calcext:value-type="float">
            <text:p>8007</text:p>
          </table:table-cell>
          <table:table-cell office:value-type="float" office:value="0.339828782078514" calcext:value-type="float">
            <text:p>0.339828782078514</text:p>
          </table:table-cell>
          <table:table-cell office:value-type="float" office:value="53.3531187863268" calcext:value-type="float">
            <text:p>53.3531187863268</text:p>
          </table:table-cell>
          <table:table-cell office:value-type="float" office:value="17.3312678860042" calcext:value-type="float">
            <text:p>17.3312678860042</text:p>
          </table:table-cell>
          <table:table-cell office:value-type="float" office:value="2721.00905810267" calcext:value-type="float">
            <text:p>2721.00905810267</text:p>
          </table:table-cell>
          <table:table-cell office:value-type="float" office:value="0.392462312752588" calcext:value-type="float">
            <text:p>0.392462312752588</text:p>
          </table:table-cell>
          <table:table-cell office:value-type="float" office:value="61.6165831021563" calcext:value-type="float">
            <text:p>61.6165831021563</text:p>
          </table:table-cell>
          <table:table-cell office:value-type="float" office:value="20.015577950382" calcext:value-type="float">
            <text:p>20.015577950382</text:p>
          </table:table-cell>
          <table:table-cell office:value-type="float" office:value="3142.44573820997" calcext:value-type="float">
            <text:p>3142.44573820997</text:p>
          </table:table-cell>
          <table:table-cell office:value-type="float" office:value="0.133369989754429" calcext:value-type="float">
            <text:p>0.133369989754429</text:p>
          </table:table-cell>
          <table:table-cell office:value-type="float" office:value="20.9390883914453" calcext:value-type="float">
            <text:p>20.9390883914453</text:p>
          </table:table-cell>
          <table:table-cell office:value-type="float" office:value="6.80186947747588" calcext:value-type="float">
            <text:p>6.80186947747588</text:p>
          </table:table-cell>
          <table:table-cell office:value-type="float" office:value="1067.89350796371" calcext:value-type="float">
            <text:p>1067.893507963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51" calcext:value-type="float">
            <text:p>51</text:p>
          </table:table-cell>
          <table:table-cell office:value-type="float" office:value="9588" calcext:value-type="float">
            <text:p>9588</text:p>
          </table:table-cell>
          <table:table-cell office:value-type="float" office:value="0.215382072878762" calcext:value-type="float">
            <text:p>0.215382072878762</text:p>
          </table:table-cell>
          <table:table-cell office:value-type="float" office:value="40.4918297012073" calcext:value-type="float">
            <text:p>40.4918297012073</text:p>
          </table:table-cell>
          <table:table-cell office:value-type="float" office:value="10.9844857168169" calcext:value-type="float">
            <text:p>10.9844857168169</text:p>
          </table:table-cell>
          <table:table-cell office:value-type="float" office:value="2065.08331476157" calcext:value-type="float">
            <text:p>2065.08331476157</text:p>
          </table:table-cell>
          <table:table-cell office:value-type="float" office:value="0.170370351126295" calcext:value-type="float">
            <text:p>0.170370351126295</text:p>
          </table:table-cell>
          <table:table-cell office:value-type="float" office:value="32.0296260117434" calcext:value-type="float">
            <text:p>32.0296260117434</text:p>
          </table:table-cell>
          <table:table-cell office:value-type="float" office:value="8.68888790744104" calcext:value-type="float">
            <text:p>8.68888790744104</text:p>
          </table:table-cell>
          <table:table-cell office:value-type="float" office:value="1633.51092659892" calcext:value-type="float">
            <text:p>1633.51092659892</text:p>
          </table:table-cell>
          <table:table-cell office:value-type="float" office:value="0.036694719382664" calcext:value-type="float">
            <text:p>0.036694719382664</text:p>
          </table:table-cell>
          <table:table-cell office:value-type="float" office:value="6.89860724394083" calcext:value-type="float">
            <text:p>6.89860724394083</text:p>
          </table:table-cell>
          <table:table-cell office:value-type="float" office:value="1.87143068851586" calcext:value-type="float">
            <text:p>1.87143068851586</text:p>
          </table:table-cell>
          <table:table-cell office:value-type="float" office:value="351.828969440982" calcext:value-type="float">
            <text:p>351.8289694409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office:value-type="float" office:value="17238" calcext:value-type="float">
            <text:p>17238</text:p>
          </table:table-cell>
          <table:table-cell office:value-type="float" office:value="0.558645999165369" calcext:value-type="float">
            <text:p>0.558645999165369</text:p>
          </table:table-cell>
          <table:table-cell office:value-type="float" office:value="188.822347717895" calcext:value-type="float">
            <text:p>188.822347717895</text:p>
          </table:table-cell>
          <table:table-cell office:value-type="float" office:value="28.4909459574338" calcext:value-type="float">
            <text:p>28.4909459574338</text:p>
          </table:table-cell>
          <table:table-cell office:value-type="float" office:value="9629.93973361263" calcext:value-type="float">
            <text:p>9629.93973361263</text:p>
          </table:table-cell>
          <table:table-cell office:value-type="float" office:value="0.230273059440165" calcext:value-type="float">
            <text:p>0.230273059440165</text:p>
          </table:table-cell>
          <table:table-cell office:value-type="float" office:value="77.8322940907757" calcext:value-type="float">
            <text:p>77.8322940907757</text:p>
          </table:table-cell>
          <table:table-cell office:value-type="float" office:value="11.7439260314484" calcext:value-type="float">
            <text:p>11.7439260314484</text:p>
          </table:table-cell>
          <table:table-cell office:value-type="float" office:value="3969.44699862956" calcext:value-type="float">
            <text:p>3969.44699862956</text:p>
          </table:table-cell>
          <table:table-cell office:value-type="float" office:value="0.128641123371817" calcext:value-type="float">
            <text:p>0.128641123371817</text:p>
          </table:table-cell>
          <table:table-cell office:value-type="float" office:value="43.4806996996743" calcext:value-type="float">
            <text:p>43.4806996996743</text:p>
          </table:table-cell>
          <table:table-cell office:value-type="float" office:value="6.56069729196268" calcext:value-type="float">
            <text:p>6.56069729196268</text:p>
          </table:table-cell>
          <table:table-cell office:value-type="float" office:value="2217.51568468339" calcext:value-type="float">
            <text:p>2217.515684683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1" calcext:value-type="float">
            <text:p>51</text:p>
          </table:table-cell>
          <table:table-cell office:value-type="float" office:value="9486" calcext:value-type="float">
            <text:p>9486</text:p>
          </table:table-cell>
          <table:table-cell office:value-type="float" office:value="0.585505145686789" calcext:value-type="float">
            <text:p>0.585505145686789</text:p>
          </table:table-cell>
          <table:table-cell office:value-type="float" office:value="108.903957097743" calcext:value-type="float">
            <text:p>108.903957097743</text:p>
          </table:table-cell>
          <table:table-cell office:value-type="float" office:value="29.8607624300262" calcext:value-type="float">
            <text:p>29.8607624300262</text:p>
          </table:table-cell>
          <table:table-cell office:value-type="float" office:value="5554.10181198488" calcext:value-type="float">
            <text:p>5554.10181198488</text:p>
          </table:table-cell>
          <table:table-cell office:value-type="float" office:value="0.642873489804426" calcext:value-type="float">
            <text:p>0.642873489804426</text:p>
          </table:table-cell>
          <table:table-cell office:value-type="float" office:value="119.574469103623" calcext:value-type="float">
            <text:p>119.574469103623</text:p>
          </table:table-cell>
          <table:table-cell office:value-type="float" office:value="32.7865479800257" calcext:value-type="float">
            <text:p>32.7865479800257</text:p>
          </table:table-cell>
          <table:table-cell office:value-type="float" office:value="6098.29792428478" calcext:value-type="float">
            <text:p>6098.29792428478</text:p>
          </table:table-cell>
          <table:table-cell office:value-type="float" office:value="0.376405736306115" calcext:value-type="float">
            <text:p>0.376405736306115</text:p>
          </table:table-cell>
          <table:table-cell office:value-type="float" office:value="70.0114669529374" calcext:value-type="float">
            <text:p>70.0114669529374</text:p>
          </table:table-cell>
          <table:table-cell office:value-type="float" office:value="19.1966925516119" calcext:value-type="float">
            <text:p>19.1966925516119</text:p>
          </table:table-cell>
          <table:table-cell office:value-type="float" office:value="3570.58481459981" calcext:value-type="float">
            <text:p>3570.584814599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51" calcext:value-type="float">
            <text:p>51</text:p>
          </table:table-cell>
          <table:table-cell office:value-type="float" office:value="17799" calcext:value-type="float">
            <text:p>17799</text:p>
          </table:table-cell>
          <table:table-cell office:value-type="float" office:value="0.715160611794449" calcext:value-type="float">
            <text:p>0.715160611794449</text:p>
          </table:table-cell>
          <table:table-cell office:value-type="float" office:value="249.591053516263" calcext:value-type="float">
            <text:p>249.591053516263</text:p>
          </table:table-cell>
          <table:table-cell office:value-type="float" office:value="36.4731912015169" calcext:value-type="float">
            <text:p>36.4731912015169</text:p>
          </table:table-cell>
          <table:table-cell office:value-type="float" office:value="12729.1437293294" calcext:value-type="float">
            <text:p>12729.1437293294</text:p>
          </table:table-cell>
          <table:table-cell office:value-type="float" office:value="0.106945324527226" calcext:value-type="float">
            <text:p>0.106945324527226</text:p>
          </table:table-cell>
          <table:table-cell office:value-type="float" office:value="37.3239182600017" calcext:value-type="float">
            <text:p>37.3239182600017</text:p>
          </table:table-cell>
          <table:table-cell office:value-type="float" office:value="5.4542115508885" calcext:value-type="float">
            <text:p>5.4542115508885</text:p>
          </table:table-cell>
          <table:table-cell office:value-type="float" office:value="1903.51983126009" calcext:value-type="float">
            <text:p>1903.51983126009</text:p>
          </table:table-cell>
          <table:table-cell office:value-type="float" office:value="0.0764830837174465" calcext:value-type="float">
            <text:p>0.076483083717447</text:p>
          </table:table-cell>
          <table:table-cell office:value-type="float" office:value="26.6925962173888" calcext:value-type="float">
            <text:p>26.6925962173888</text:p>
          </table:table-cell>
          <table:table-cell office:value-type="float" office:value="3.90063726958977" calcext:value-type="float">
            <text:p>3.90063726958977</text:p>
          </table:table-cell>
          <table:table-cell office:value-type="float" office:value="1361.32240708683" calcext:value-type="float">
            <text:p>1361.322407086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51" calcext:value-type="float">
            <text:p>51</text:p>
          </table:table-cell>
          <table:table-cell office:value-type="float" office:value="10149" calcext:value-type="float">
            <text:p>10149</text:p>
          </table:table-cell>
          <table:table-cell office:value-type="float" office:value="0.826614688004077" calcext:value-type="float">
            <text:p>0.826614688004077</text:p>
          </table:table-cell>
          <table:table-cell office:value-type="float" office:value="164.496322912811" calcext:value-type="float">
            <text:p>164.496322912811</text:p>
          </table:table-cell>
          <table:table-cell office:value-type="float" office:value="42.1573490882079" calcext:value-type="float">
            <text:p>42.1573490882079</text:p>
          </table:table-cell>
          <table:table-cell office:value-type="float" office:value="8389.31246855338" calcext:value-type="float">
            <text:p>8389.31246855338</text:p>
          </table:table-cell>
          <table:table-cell office:value-type="float" office:value="0.161707635412727" calcext:value-type="float">
            <text:p>0.161707635412727</text:p>
          </table:table-cell>
          <table:table-cell office:value-type="float" office:value="32.1798194471327" calcext:value-type="float">
            <text:p>32.1798194471327</text:p>
          </table:table-cell>
          <table:table-cell office:value-type="float" office:value="8.2470894060491" calcext:value-type="float">
            <text:p>8.2470894060491</text:p>
          </table:table-cell>
          <table:table-cell office:value-type="float" office:value="1641.17079180377" calcext:value-type="float">
            <text:p>1641.17079180377</text:p>
          </table:table-cell>
          <table:table-cell office:value-type="float" office:value="0.133669906594569" calcext:value-type="float">
            <text:p>0.133669906594569</text:p>
          </table:table-cell>
          <table:table-cell office:value-type="float" office:value="26.6003114123192" calcext:value-type="float">
            <text:p>26.6003114123192</text:p>
          </table:table-cell>
          <table:table-cell office:value-type="float" office:value="6.817165236323" calcext:value-type="float">
            <text:p>6.817165236323</text:p>
          </table:table-cell>
          <table:table-cell office:value-type="float" office:value="1356.61588202828" calcext:value-type="float">
            <text:p>1356.615882028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6340297835022" calcext:value-type="float">
            <text:p>0.16340297835022</text:p>
          </table:table-cell>
          <table:table-cell office:value-type="float" office:value="381" calcext:value-type="float">
            <text:p>381</text:p>
          </table:table-cell>
          <table:table-cell office:value-type="float" office:value="51" calcext:value-type="float">
            <text:p>51</text:p>
          </table:table-cell>
          <table:table-cell office:value-type="float" office:value="19431" calcext:value-type="float">
            <text:p>19431</text:p>
          </table:table-cell>
          <table:table-cell office:value-type="float" office:value="0.980349884654185" calcext:value-type="float">
            <text:p>0.980349884654185</text:p>
          </table:table-cell>
          <table:table-cell office:value-type="float" office:value="373.513306053245" calcext:value-type="float">
            <text:p>373.513306053245</text:p>
          </table:table-cell>
          <table:table-cell office:value-type="float" office:value="49.9978441173635" calcext:value-type="float">
            <text:p>49.9978441173635</text:p>
          </table:table-cell>
          <table:table-cell office:value-type="float" office:value="19049.1786087155" calcext:value-type="float">
            <text:p>19049.1786087155</text:p>
          </table:table-cell>
          <table:table-cell office:value-type="float" office:value="0.429045505105187" calcext:value-type="float">
            <text:p>0.429045505105187</text:p>
          </table:table-cell>
          <table:table-cell office:value-type="float" office:value="163.466337445076" calcext:value-type="float">
            <text:p>163.466337445076</text:p>
          </table:table-cell>
          <table:table-cell office:value-type="float" office:value="21.8813207603645" calcext:value-type="float">
            <text:p>21.8813207603645</text:p>
          </table:table-cell>
          <table:table-cell office:value-type="float" office:value="8336.78320969889" calcext:value-type="float">
            <text:p>8336.78320969889</text:p>
          </table:table-cell>
          <table:table-cell office:value-type="float" office:value="0.420614711441267" calcext:value-type="float">
            <text:p>0.420614711441267</text:p>
          </table:table-cell>
          <table:table-cell office:value-type="float" office:value="160.254205059123" calcext:value-type="float">
            <text:p>160.254205059123</text:p>
          </table:table-cell>
          <table:table-cell office:value-type="float" office:value="21.4513502835046" calcext:value-type="float">
            <text:p>21.4513502835046</text:p>
          </table:table-cell>
          <table:table-cell office:value-type="float" office:value="8172.96445801525" calcext:value-type="float">
            <text:p>8172.964458015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51" calcext:value-type="float">
            <text:p>51</text:p>
          </table:table-cell>
          <table:table-cell office:value-type="float" office:value="17034" calcext:value-type="float">
            <text:p>17034</text:p>
          </table:table-cell>
          <table:table-cell office:value-type="float" office:value="0.288535090250133" calcext:value-type="float">
            <text:p>0.288535090250133</text:p>
          </table:table-cell>
          <table:table-cell office:value-type="float" office:value="96.3707201435443" calcext:value-type="float">
            <text:p>96.3707201435443</text:p>
          </table:table-cell>
          <table:table-cell office:value-type="float" office:value="14.7152896027568" calcext:value-type="float">
            <text:p>14.7152896027568</text:p>
          </table:table-cell>
          <table:table-cell office:value-type="float" office:value="4914.90672732076" calcext:value-type="float">
            <text:p>4914.90672732076</text:p>
          </table:table-cell>
          <table:table-cell office:value-type="float" office:value="0.164198084128668" calcext:value-type="float">
            <text:p>0.164198084128668</text:p>
          </table:table-cell>
          <table:table-cell office:value-type="float" office:value="54.8421600989752" calcext:value-type="float">
            <text:p>54.8421600989752</text:p>
          </table:table-cell>
          <table:table-cell office:value-type="float" office:value="8.37410229056209" calcext:value-type="float">
            <text:p>8.37410229056209</text:p>
          </table:table-cell>
          <table:table-cell office:value-type="float" office:value="2796.95016504774" calcext:value-type="float">
            <text:p>2796.95016504774</text:p>
          </table:table-cell>
          <table:table-cell office:value-type="float" office:value="0.0473769090229642" calcext:value-type="float">
            <text:p>0.047376909022964</text:p>
          </table:table-cell>
          <table:table-cell office:value-type="float" office:value="15.82388761367" calcext:value-type="float">
            <text:p>15.82388761367</text:p>
          </table:table-cell>
          <table:table-cell office:value-type="float" office:value="2.41622236017117" calcext:value-type="float">
            <text:p>2.41622236017117</text:p>
          </table:table-cell>
          <table:table-cell office:value-type="float" office:value="807.018268297172" calcext:value-type="float">
            <text:p>807.0182682971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95003685612726" calcext:value-type="float">
            <text:p>0.495003685612726</text:p>
          </table:table-cell>
          <table:table-cell office:value-type="float" office:value="379" calcext:value-type="float">
            <text:p>379</text:p>
          </table:table-cell>
          <table:table-cell office:value-type="float" office:value="264" calcext:value-type="float">
            <text:p>264</text:p>
          </table:table-cell>
          <table:table-cell office:value-type="float" office:value="100056" calcext:value-type="float">
            <text:p>100056</text:p>
          </table:table-cell>
          <table:table-cell office:value-type="float" office:value="0.673143507440321" calcext:value-type="float">
            <text:p>0.673143507440321</text:p>
          </table:table-cell>
          <table:table-cell office:value-type="float" office:value="255.121389319881" calcext:value-type="float">
            <text:p>255.121389319881</text:p>
          </table:table-cell>
          <table:table-cell office:value-type="float" office:value="177.709885964245" calcext:value-type="float">
            <text:p>177.709885964245</text:p>
          </table:table-cell>
          <table:table-cell office:value-type="float" office:value="67352.0467804487" calcext:value-type="float">
            <text:p>67352.0467804487</text:p>
          </table:table-cell>
          <table:table-cell office:value-type="float" office:value="0.360029670930069" calcext:value-type="float">
            <text:p>0.360029670930069</text:p>
          </table:table-cell>
          <table:table-cell office:value-type="float" office:value="136.451245282496" calcext:value-type="float">
            <text:p>136.451245282496</text:p>
          </table:table-cell>
          <table:table-cell office:value-type="float" office:value="95.0478331255381" calcext:value-type="float">
            <text:p>95.0478331255381</text:p>
          </table:table-cell>
          <table:table-cell office:value-type="float" office:value="36023.128754579" calcext:value-type="float">
            <text:p>36023.128754579</text:p>
          </table:table-cell>
          <table:table-cell office:value-type="float" office:value="0.242351635472451" calcext:value-type="float">
            <text:p>0.242351635472451</text:p>
          </table:table-cell>
          <table:table-cell office:value-type="float" office:value="91.8512698440589" calcext:value-type="float">
            <text:p>91.8512698440589</text:p>
          </table:table-cell>
          <table:table-cell office:value-type="float" office:value="63.980831764727" calcext:value-type="float">
            <text:p>63.980831764727</text:p>
          </table:table-cell>
          <table:table-cell office:value-type="float" office:value="24248.7352388315" calcext:value-type="float">
            <text:p>24248.73523883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90200714227501" calcext:value-type="float">
            <text:p>0.590200714227501</text:p>
          </table:table-cell>
          <table:table-cell office:value-type="float" office:value="363" calcext:value-type="float">
            <text:p>363</text:p>
          </table:table-cell>
          <table:table-cell office:value-type="float" office:value="264" calcext:value-type="float">
            <text:p>264</text:p>
          </table:table-cell>
          <table:table-cell office:value-type="float" office:value="95832" calcext:value-type="float">
            <text:p>95832</text:p>
          </table:table-cell>
          <table:table-cell office:value-type="float" office:value="0.7526384435409" calcext:value-type="float">
            <text:p>0.7526384435409</text:p>
          </table:table-cell>
          <table:table-cell office:value-type="float" office:value="273.207755005347" calcext:value-type="float">
            <text:p>273.207755005347</text:p>
          </table:table-cell>
          <table:table-cell office:value-type="float" office:value="198.696549094798" calcext:value-type="float">
            <text:p>198.696549094798</text:p>
          </table:table-cell>
          <table:table-cell office:value-type="float" office:value="72126.8473214115" calcext:value-type="float">
            <text:p>72126.8473214115</text:p>
          </table:table-cell>
          <table:table-cell office:value-type="float" office:value="0.782056995278017" calcext:value-type="float">
            <text:p>0.782056995278017</text:p>
          </table:table-cell>
          <table:table-cell office:value-type="float" office:value="283.88668928592" calcext:value-type="float">
            <text:p>283.88668928592</text:p>
          </table:table-cell>
          <table:table-cell office:value-type="float" office:value="206.463046753397" calcext:value-type="float">
            <text:p>206.463046753397</text:p>
          </table:table-cell>
          <table:table-cell office:value-type="float" office:value="74946.0859714829" calcext:value-type="float">
            <text:p>74946.0859714829</text:p>
          </table:table-cell>
          <table:table-cell office:value-type="float" office:value="0.58860615968632" calcext:value-type="float">
            <text:p>0.58860615968632</text:p>
          </table:table-cell>
          <table:table-cell office:value-type="float" office:value="213.664035966134" calcext:value-type="float">
            <text:p>213.664035966134</text:p>
          </table:table-cell>
          <table:table-cell office:value-type="float" office:value="155.392026157188" calcext:value-type="float">
            <text:p>155.392026157188</text:p>
          </table:table-cell>
          <table:table-cell office:value-type="float" office:value="56407.3054950594" calcext:value-type="float">
            <text:p>56407.30549505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64" calcext:value-type="float">
            <text:p>264</text:p>
          </table:table-cell>
          <table:table-cell office:value-type="float" office:value="43560" calcext:value-type="float">
            <text:p>43560</text:p>
          </table:table-cell>
          <table:table-cell office:value-type="float" office:value="0.266147855243069" calcext:value-type="float">
            <text:p>0.266147855243069</text:p>
          </table:table-cell>
          <table:table-cell office:value-type="float" office:value="43.9143961151063" calcext:value-type="float">
            <text:p>43.9143961151063</text:p>
          </table:table-cell>
          <table:table-cell office:value-type="float" office:value="70.2630337841701" calcext:value-type="float">
            <text:p>70.2630337841701</text:p>
          </table:table-cell>
          <table:table-cell office:value-type="float" office:value="11593.4005743881" calcext:value-type="float">
            <text:p>11593.4005743881</text:p>
          </table:table-cell>
          <table:table-cell office:value-type="float" office:value="0.873391678208591" calcext:value-type="float">
            <text:p>0.873391678208591</text:p>
          </table:table-cell>
          <table:table-cell office:value-type="float" office:value="144.109626904418" calcext:value-type="float">
            <text:p>144.109626904418</text:p>
          </table:table-cell>
          <table:table-cell office:value-type="float" office:value="230.575403047068" calcext:value-type="float">
            <text:p>230.575403047068</text:p>
          </table:table-cell>
          <table:table-cell office:value-type="float" office:value="38044.9415027662" calcext:value-type="float">
            <text:p>38044.9415027662</text:p>
          </table:table-cell>
          <table:table-cell office:value-type="float" office:value="0.232451321942361" calcext:value-type="float">
            <text:p>0.232451321942361</text:p>
          </table:table-cell>
          <table:table-cell office:value-type="float" office:value="38.3544681204895" calcext:value-type="float">
            <text:p>38.3544681204895</text:p>
          </table:table-cell>
          <table:table-cell office:value-type="float" office:value="61.3671489927833" calcext:value-type="float">
            <text:p>61.3671489927833</text:p>
          </table:table-cell>
          <table:table-cell office:value-type="float" office:value="10125.5795838092" calcext:value-type="float">
            <text:p>10125.57958380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64" calcext:value-type="float">
            <text:p>264</text:p>
          </table:table-cell>
          <table:table-cell office:value-type="float" office:value="55440" calcext:value-type="float">
            <text:p>55440</text:p>
          </table:table-cell>
          <table:table-cell office:value-type="float" office:value="0.185687385684874" calcext:value-type="float">
            <text:p>0.185687385684874</text:p>
          </table:table-cell>
          <table:table-cell office:value-type="float" office:value="38.9943509938235" calcext:value-type="float">
            <text:p>38.9943509938235</text:p>
          </table:table-cell>
          <table:table-cell office:value-type="float" office:value="49.0214698208067" calcext:value-type="float">
            <text:p>49.0214698208067</text:p>
          </table:table-cell>
          <table:table-cell office:value-type="float" office:value="10294.5086623694" calcext:value-type="float">
            <text:p>10294.5086623694</text:p>
          </table:table-cell>
          <table:table-cell office:value-type="float" office:value="0.333513607215172" calcext:value-type="float">
            <text:p>0.333513607215172</text:p>
          </table:table-cell>
          <table:table-cell office:value-type="float" office:value="70.0378575151862" calcext:value-type="float">
            <text:p>70.0378575151862</text:p>
          </table:table-cell>
          <table:table-cell office:value-type="float" office:value="88.0475923048055" calcext:value-type="float">
            <text:p>88.0475923048055</text:p>
          </table:table-cell>
          <table:table-cell office:value-type="float" office:value="18489.9943840091" calcext:value-type="float">
            <text:p>18489.9943840091</text:p>
          </table:table-cell>
          <table:table-cell office:value-type="float" office:value="0.0619292698141172" calcext:value-type="float">
            <text:p>0.061929269814117</text:p>
          </table:table-cell>
          <table:table-cell office:value-type="float" office:value="13.0051466609646" calcext:value-type="float">
            <text:p>13.0051466609646</text:p>
          </table:table-cell>
          <table:table-cell office:value-type="float" office:value="16.3493272309269" calcext:value-type="float">
            <text:p>16.3493272309269</text:p>
          </table:table-cell>
          <table:table-cell office:value-type="float" office:value="3433.35871849466" calcext:value-type="float">
            <text:p>3433.3587184946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64" calcext:value-type="float">
            <text:p>264</text:p>
          </table:table-cell>
          <table:table-cell office:value-type="float" office:value="41448" calcext:value-type="float">
            <text:p>41448</text:p>
          </table:table-cell>
          <table:table-cell office:value-type="float" office:value="0.508148282747194" calcext:value-type="float">
            <text:p>0.508148282747194</text:p>
          </table:table-cell>
          <table:table-cell office:value-type="float" office:value="79.7792803913095" calcext:value-type="float">
            <text:p>79.7792803913095</text:p>
          </table:table-cell>
          <table:table-cell office:value-type="float" office:value="134.151146645259" calcext:value-type="float">
            <text:p>134.151146645259</text:p>
          </table:table-cell>
          <table:table-cell office:value-type="float" office:value="21061.7300233057" calcext:value-type="float">
            <text:p>21061.7300233057</text:p>
          </table:table-cell>
          <table:table-cell office:value-type="float" office:value="0.843754853247231" calcext:value-type="float">
            <text:p>0.843754853247231</text:p>
          </table:table-cell>
          <table:table-cell office:value-type="float" office:value="132.469511959815" calcext:value-type="float">
            <text:p>132.469511959815</text:p>
          </table:table-cell>
          <table:table-cell office:value-type="float" office:value="222.751281257269" calcext:value-type="float">
            <text:p>222.751281257269</text:p>
          </table:table-cell>
          <table:table-cell office:value-type="float" office:value="34971.9511573912" calcext:value-type="float">
            <text:p>34971.9511573912</text:p>
          </table:table-cell>
          <table:table-cell office:value-type="float" office:value="0.428752579737192" calcext:value-type="float">
            <text:p>0.428752579737192</text:p>
          </table:table-cell>
          <table:table-cell office:value-type="float" office:value="67.3141550187391" calcext:value-type="float">
            <text:p>67.3141550187391</text:p>
          </table:table-cell>
          <table:table-cell office:value-type="float" office:value="113.190681050619" calcext:value-type="float">
            <text:p>113.190681050619</text:p>
          </table:table-cell>
          <table:table-cell office:value-type="float" office:value="17770.9369249471" calcext:value-type="float">
            <text:p>17770.93692494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64" calcext:value-type="float">
            <text:p>264</text:p>
          </table:table-cell>
          <table:table-cell office:value-type="float" office:value="49632" calcext:value-type="float">
            <text:p>49632</text:p>
          </table:table-cell>
          <table:table-cell office:value-type="float" office:value="0.266167479034265" calcext:value-type="float">
            <text:p>0.266167479034265</text:p>
          </table:table-cell>
          <table:table-cell office:value-type="float" office:value="50.0394860584419" calcext:value-type="float">
            <text:p>50.0394860584419</text:p>
          </table:table-cell>
          <table:table-cell office:value-type="float" office:value="70.268214465046" calcext:value-type="float">
            <text:p>70.268214465046</text:p>
          </table:table-cell>
          <table:table-cell office:value-type="float" office:value="13210.4243194286" calcext:value-type="float">
            <text:p>13210.4243194286</text:p>
          </table:table-cell>
          <table:table-cell office:value-type="float" office:value="0.875391887742902" calcext:value-type="float">
            <text:p>0.875391887742902</text:p>
          </table:table-cell>
          <table:table-cell office:value-type="float" office:value="164.573674895666" calcext:value-type="float">
            <text:p>164.573674895666</text:p>
          </table:table-cell>
          <table:table-cell office:value-type="float" office:value="231.103458364126" calcext:value-type="float">
            <text:p>231.103458364126</text:p>
          </table:table-cell>
          <table:table-cell office:value-type="float" office:value="43447.4501724557" calcext:value-type="float">
            <text:p>43447.4501724557</text:p>
          </table:table-cell>
          <table:table-cell office:value-type="float" office:value="0.233000851927575" calcext:value-type="float">
            <text:p>0.233000851927575</text:p>
          </table:table-cell>
          <table:table-cell office:value-type="float" office:value="43.804160162384" calcext:value-type="float">
            <text:p>43.804160162384</text:p>
          </table:table-cell>
          <table:table-cell office:value-type="float" office:value="61.5122249088797" calcext:value-type="float">
            <text:p>61.5122249088797</text:p>
          </table:table-cell>
          <table:table-cell office:value-type="float" office:value="11564.2982828694" calcext:value-type="float">
            <text:p>11564.29828286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250190078673232" calcext:value-type="float">
            <text:p>0.250190078673232</text:p>
          </table:table-cell>
          <table:table-cell office:value-type="float" office:value="338" calcext:value-type="float">
            <text:p>338</text:p>
          </table:table-cell>
          <table:table-cell office:value-type="float" office:value="264" calcext:value-type="float">
            <text:p>264</text:p>
          </table:table-cell>
          <table:table-cell office:value-type="float" office:value="89232" calcext:value-type="float">
            <text:p>89232</text:p>
          </table:table-cell>
          <table:table-cell office:value-type="float" office:value="0.672214712154837" calcext:value-type="float">
            <text:p>0.672214712154837</text:p>
          </table:table-cell>
          <table:table-cell office:value-type="float" office:value="227.208572708335" calcext:value-type="float">
            <text:p>227.208572708335</text:p>
          </table:table-cell>
          <table:table-cell office:value-type="float" office:value="177.464684008877" calcext:value-type="float">
            <text:p>177.464684008877</text:p>
          </table:table-cell>
          <table:table-cell office:value-type="float" office:value="59983.0631950005" calcext:value-type="float">
            <text:p>59983.0631950005</text:p>
          </table:table-cell>
          <table:table-cell office:value-type="float" office:value="0.710798525043247" calcext:value-type="float">
            <text:p>0.710798525043247</text:p>
          </table:table-cell>
          <table:table-cell office:value-type="float" office:value="240.249901464617" calcext:value-type="float">
            <text:p>240.249901464617</text:p>
          </table:table-cell>
          <table:table-cell office:value-type="float" office:value="187.650810611417" calcext:value-type="float">
            <text:p>187.650810611417</text:p>
          </table:table-cell>
          <table:table-cell office:value-type="float" office:value="63425.973986659" calcext:value-type="float">
            <text:p>63425.973986659</text:p>
          </table:table-cell>
          <table:table-cell office:value-type="float" office:value="0.47780922591203" calcext:value-type="float">
            <text:p>0.47780922591203</text:p>
          </table:table-cell>
          <table:table-cell office:value-type="float" office:value="161.499518358266" calcext:value-type="float">
            <text:p>161.499518358266</text:p>
          </table:table-cell>
          <table:table-cell office:value-type="float" office:value="126.141635640776" calcext:value-type="float">
            <text:p>126.141635640776</text:p>
          </table:table-cell>
          <table:table-cell office:value-type="float" office:value="42635.8728465822" calcext:value-type="float">
            <text:p>42635.87284658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64" calcext:value-type="float">
            <text:p>264</text:p>
          </table:table-cell>
          <table:table-cell office:value-type="float" office:value="49104" calcext:value-type="float">
            <text:p>49104</text:p>
          </table:table-cell>
          <table:table-cell office:value-type="float" office:value="0.294915067036203" calcext:value-type="float">
            <text:p>0.294915067036203</text:p>
          </table:table-cell>
          <table:table-cell office:value-type="float" office:value="54.8542024687337" calcext:value-type="float">
            <text:p>54.8542024687337</text:p>
          </table:table-cell>
          <table:table-cell office:value-type="float" office:value="77.8575776975575" calcext:value-type="float">
            <text:p>77.8575776975575</text:p>
          </table:table-cell>
          <table:table-cell office:value-type="float" office:value="14481.5094517457" calcext:value-type="float">
            <text:p>14481.5094517457</text:p>
          </table:table-cell>
          <table:table-cell office:value-type="float" office:value="0.315255130775848" calcext:value-type="float">
            <text:p>0.315255130775848</text:p>
          </table:table-cell>
          <table:table-cell office:value-type="float" office:value="58.6374543243078" calcext:value-type="float">
            <text:p>58.6374543243078</text:p>
          </table:table-cell>
          <table:table-cell office:value-type="float" office:value="83.227354524824" calcext:value-type="float">
            <text:p>83.227354524824</text:p>
          </table:table-cell>
          <table:table-cell office:value-type="float" office:value="15480.2879416173" calcext:value-type="float">
            <text:p>15480.2879416173</text:p>
          </table:table-cell>
          <table:table-cell office:value-type="float" office:value="0.0929734880262662" calcext:value-type="float">
            <text:p>0.092973488026266</text:p>
          </table:table-cell>
          <table:table-cell office:value-type="float" office:value="17.2930687728855" calcext:value-type="float">
            <text:p>17.2930687728855</text:p>
          </table:table-cell>
          <table:table-cell office:value-type="float" office:value="24.5450008389343" calcext:value-type="float">
            <text:p>24.5450008389343</text:p>
          </table:table-cell>
          <table:table-cell office:value-type="float" office:value="4565.37015604178" calcext:value-type="float">
            <text:p>4565.370156041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264" calcext:value-type="float">
            <text:p>264</text:p>
          </table:table-cell>
          <table:table-cell office:value-type="float" office:value="92136" calcext:value-type="float">
            <text:p>92136</text:p>
          </table:table-cell>
          <table:table-cell office:value-type="float" office:value="0.105520478064169" calcext:value-type="float">
            <text:p>0.105520478064169</text:p>
          </table:table-cell>
          <table:table-cell office:value-type="float" office:value="36.8266468443949" calcext:value-type="float">
            <text:p>36.8266468443949</text:p>
          </table:table-cell>
          <table:table-cell office:value-type="float" office:value="27.8574062089405" calcext:value-type="float">
            <text:p>27.8574062089405</text:p>
          </table:table-cell>
          <table:table-cell office:value-type="float" office:value="9722.23476692024" calcext:value-type="float">
            <text:p>9722.23476692024</text:p>
          </table:table-cell>
          <table:table-cell office:value-type="float" office:value="0.971021704598592" calcext:value-type="float">
            <text:p>0.971021704598592</text:p>
          </table:table-cell>
          <table:table-cell office:value-type="float" office:value="338.886574904908" calcext:value-type="float">
            <text:p>338.886574904908</text:p>
          </table:table-cell>
          <table:table-cell office:value-type="float" office:value="256.349730014028" calcext:value-type="float">
            <text:p>256.349730014028</text:p>
          </table:table-cell>
          <table:table-cell office:value-type="float" office:value="89466.0557748959" calcext:value-type="float">
            <text:p>89466.0557748959</text:p>
          </table:table-cell>
          <table:table-cell office:value-type="float" office:value="0.102462674479927" calcext:value-type="float">
            <text:p>0.102462674479927</text:p>
          </table:table-cell>
          <table:table-cell office:value-type="float" office:value="35.7594733934946" calcext:value-type="float">
            <text:p>35.7594733934946</text:p>
          </table:table-cell>
          <table:table-cell office:value-type="float" office:value="27.0501460627008" calcext:value-type="float">
            <text:p>27.0501460627008</text:p>
          </table:table-cell>
          <table:table-cell office:value-type="float" office:value="9440.50097588259" calcext:value-type="float">
            <text:p>9440.500975882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64" calcext:value-type="float">
            <text:p>264</text:p>
          </table:table-cell>
          <table:table-cell office:value-type="float" office:value="52536" calcext:value-type="float">
            <text:p>52536</text:p>
          </table:table-cell>
          <table:table-cell office:value-type="float" office:value="0.51577545087591" calcext:value-type="float">
            <text:p>0.51577545087591</text:p>
          </table:table-cell>
          <table:table-cell office:value-type="float" office:value="102.639314724306" calcext:value-type="float">
            <text:p>102.639314724306</text:p>
          </table:table-cell>
          <table:table-cell office:value-type="float" office:value="136.16471903124" calcext:value-type="float">
            <text:p>136.16471903124</text:p>
          </table:table-cell>
          <table:table-cell office:value-type="float" office:value="27096.7790872168" calcext:value-type="float">
            <text:p>27096.7790872168</text:p>
          </table:table-cell>
          <table:table-cell office:value-type="float" office:value="0.262578671606862" calcext:value-type="float">
            <text:p>0.262578671606862</text:p>
          </table:table-cell>
          <table:table-cell office:value-type="float" office:value="52.2531556497656" calcext:value-type="float">
            <text:p>52.2531556497656</text:p>
          </table:table-cell>
          <table:table-cell office:value-type="float" office:value="69.3207693042117" calcext:value-type="float">
            <text:p>69.3207693042117</text:p>
          </table:table-cell>
          <table:table-cell office:value-type="float" office:value="13794.8330915381" calcext:value-type="float">
            <text:p>13794.8330915381</text:p>
          </table:table-cell>
          <table:table-cell office:value-type="float" office:value="0.135431632738427" calcext:value-type="float">
            <text:p>0.135431632738427</text:p>
          </table:table-cell>
          <table:table-cell office:value-type="float" office:value="26.950894914947" calcext:value-type="float">
            <text:p>26.950894914947</text:p>
          </table:table-cell>
          <table:table-cell office:value-type="float" office:value="35.7539510429447" calcext:value-type="float">
            <text:p>35.7539510429447</text:p>
          </table:table-cell>
          <table:table-cell office:value-type="float" office:value="7115.036257546" calcext:value-type="float">
            <text:p>7115.0362575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264" calcext:value-type="float">
            <text:p>264</text:p>
          </table:table-cell>
          <table:table-cell office:value-type="float" office:value="100584" calcext:value-type="float">
            <text:p>100584</text:p>
          </table:table-cell>
          <table:table-cell office:value-type="float" office:value="0.0300117823192443" calcext:value-type="float">
            <text:p>0.030011782319244</text:p>
          </table:table-cell>
          <table:table-cell office:value-type="float" office:value="11.4344890636321" calcext:value-type="float">
            <text:p>11.4344890636321</text:p>
          </table:table-cell>
          <table:table-cell office:value-type="float" office:value="7.9231105322805" calcext:value-type="float">
            <text:p>7.9231105322805</text:p>
          </table:table-cell>
          <table:table-cell office:value-type="float" office:value="3018.70511279887" calcext:value-type="float">
            <text:p>3018.70511279887</text:p>
          </table:table-cell>
          <table:table-cell office:value-type="float" office:value="0.0333849538140273" calcext:value-type="float">
            <text:p>0.033384953814027</text:p>
          </table:table-cell>
          <table:table-cell office:value-type="float" office:value="12.7196674031444" calcext:value-type="float">
            <text:p>12.7196674031444</text:p>
          </table:table-cell>
          <table:table-cell office:value-type="float" office:value="8.81362780690322" calcext:value-type="float">
            <text:p>8.81362780690322</text:p>
          </table:table-cell>
          <table:table-cell office:value-type="float" office:value="3357.99219443012" calcext:value-type="float">
            <text:p>3357.99219443012</text:p>
          </table:table-cell>
          <table:table-cell office:value-type="float" office:value="0.00100194196660461" calcext:value-type="float">
            <text:p>0.001001941966605</text:p>
          </table:table-cell>
          <table:table-cell office:value-type="float" office:value="0.381739889276358" calcext:value-type="float">
            <text:p>0.381739889276358</text:p>
          </table:table-cell>
          <table:table-cell office:value-type="float" office:value="0.264512679183618" calcext:value-type="float">
            <text:p>0.264512679183618</text:p>
          </table:table-cell>
          <table:table-cell office:value-type="float" office:value="100.779330768958" calcext:value-type="float">
            <text:p>100.7793307689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264" calcext:value-type="float">
            <text:p>264</text:p>
          </table:table-cell>
          <table:table-cell office:value-type="float" office:value="88176" calcext:value-type="float">
            <text:p>88176</text:p>
          </table:table-cell>
          <table:table-cell office:value-type="float" office:value="0.520817878907932" calcext:value-type="float">
            <text:p>0.520817878907932</text:p>
          </table:table-cell>
          <table:table-cell office:value-type="float" office:value="173.953171555249" calcext:value-type="float">
            <text:p>173.953171555249</text:p>
          </table:table-cell>
          <table:table-cell office:value-type="float" office:value="137.495920031694" calcext:value-type="float">
            <text:p>137.495920031694</text:p>
          </table:table-cell>
          <table:table-cell office:value-type="float" office:value="45923.6372905858" calcext:value-type="float">
            <text:p>45923.6372905858</text:p>
          </table:table-cell>
          <table:table-cell office:value-type="float" office:value="0.184965918464692" calcext:value-type="float">
            <text:p>0.184965918464692</text:p>
          </table:table-cell>
          <table:table-cell office:value-type="float" office:value="61.7786167672072" calcext:value-type="float">
            <text:p>61.7786167672072</text:p>
          </table:table-cell>
          <table:table-cell office:value-type="float" office:value="48.8310024746787" calcext:value-type="float">
            <text:p>48.8310024746787</text:p>
          </table:table-cell>
          <table:table-cell office:value-type="float" office:value="16309.5548265427" calcext:value-type="float">
            <text:p>16309.5548265427</text:p>
          </table:table-cell>
          <table:table-cell office:value-type="float" office:value="0.0963335573250384" calcext:value-type="float">
            <text:p>0.096333557325039</text:p>
          </table:table-cell>
          <table:table-cell office:value-type="float" office:value="32.1754081465628" calcext:value-type="float">
            <text:p>32.1754081465628</text:p>
          </table:table-cell>
          <table:table-cell office:value-type="float" office:value="25.4320591338101" calcext:value-type="float">
            <text:p>25.4320591338101</text:p>
          </table:table-cell>
          <table:table-cell office:value-type="float" office:value="8494.30775069259" calcext:value-type="float">
            <text:p>8494.307750692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118" calcext:value-type="float">
            <text:p>118</text:p>
          </table:table-cell>
          <table:table-cell office:value-type="float" office:value="44722" calcext:value-type="float">
            <text:p>44722</text:p>
          </table:table-cell>
          <table:table-cell office:value-type="float" office:value="0.276064098218251" calcext:value-type="float">
            <text:p>0.276064098218251</text:p>
          </table:table-cell>
          <table:table-cell office:value-type="float" office:value="104.628293224717" calcext:value-type="float">
            <text:p>104.628293224717</text:p>
          </table:table-cell>
          <table:table-cell office:value-type="float" office:value="32.5755635897536" calcext:value-type="float">
            <text:p>32.5755635897536</text:p>
          </table:table-cell>
          <table:table-cell office:value-type="float" office:value="12346.1386005166" calcext:value-type="float">
            <text:p>12346.1386005166</text:p>
          </table:table-cell>
          <table:table-cell office:value-type="float" office:value="0.850254030979704" calcext:value-type="float">
            <text:p>0.850254030979704</text:p>
          </table:table-cell>
          <table:table-cell office:value-type="float" office:value="322.246277741308" calcext:value-type="float">
            <text:p>322.246277741308</text:p>
          </table:table-cell>
          <table:table-cell office:value-type="float" office:value="100.329975655605" calcext:value-type="float">
            <text:p>100.329975655605</text:p>
          </table:table-cell>
          <table:table-cell office:value-type="float" office:value="38025.0607734743" calcext:value-type="float">
            <text:p>38025.0607734743</text:p>
          </table:table-cell>
          <table:table-cell office:value-type="float" office:value="0.234724612318845" calcext:value-type="float">
            <text:p>0.234724612318845</text:p>
          </table:table-cell>
          <table:table-cell office:value-type="float" office:value="88.9606280688423" calcext:value-type="float">
            <text:p>88.9606280688423</text:p>
          </table:table-cell>
          <table:table-cell office:value-type="float" office:value="27.6975042536237" calcext:value-type="float">
            <text:p>27.6975042536237</text:p>
          </table:table-cell>
          <table:table-cell office:value-type="float" office:value="10497.3541121234" calcext:value-type="float">
            <text:p>10497.35411212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18" calcext:value-type="float">
            <text:p>118</text:p>
          </table:table-cell>
          <table:table-cell office:value-type="float" office:value="42834" calcext:value-type="float">
            <text:p>42834</text:p>
          </table:table-cell>
          <table:table-cell office:value-type="float" office:value="0.0778674934808967" calcext:value-type="float">
            <text:p>0.077867493480897</text:p>
          </table:table-cell>
          <table:table-cell office:value-type="float" office:value="28.2659001335655" calcext:value-type="float">
            <text:p>28.2659001335655</text:p>
          </table:table-cell>
          <table:table-cell office:value-type="float" office:value="9.1883642307458" calcext:value-type="float">
            <text:p>9.1883642307458</text:p>
          </table:table-cell>
          <table:table-cell office:value-type="float" office:value="3335.37621576073" calcext:value-type="float">
            <text:p>3335.37621576073</text:p>
          </table:table-cell>
          <table:table-cell office:value-type="float" office:value="0.0906458726232407" calcext:value-type="float">
            <text:p>0.090645872623241</text:p>
          </table:table-cell>
          <table:table-cell office:value-type="float" office:value="32.9044517622364" calcext:value-type="float">
            <text:p>32.9044517622364</text:p>
          </table:table-cell>
          <table:table-cell office:value-type="float" office:value="10.6962129695424" calcext:value-type="float">
            <text:p>10.6962129695424</text:p>
          </table:table-cell>
          <table:table-cell office:value-type="float" office:value="3882.72530794389" calcext:value-type="float">
            <text:p>3882.72530794389</text:p>
          </table:table-cell>
          <table:table-cell office:value-type="float" office:value="0.00705836689556038" calcext:value-type="float">
            <text:p>0.00705836689556</text:p>
          </table:table-cell>
          <table:table-cell office:value-type="float" office:value="2.56218718308842" calcext:value-type="float">
            <text:p>2.56218718308842</text:p>
          </table:table-cell>
          <table:table-cell office:value-type="float" office:value="0.832887293676125" calcext:value-type="float">
            <text:p>0.832887293676125</text:p>
          </table:table-cell>
          <table:table-cell office:value-type="float" office:value="302.338087604433" calcext:value-type="float">
            <text:p>302.3380876044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18" calcext:value-type="float">
            <text:p>118</text:p>
          </table:table-cell>
          <table:table-cell office:value-type="float" office:value="19470" calcext:value-type="float">
            <text:p>19470</text:p>
          </table:table-cell>
          <table:table-cell office:value-type="float" office:value="0.920788114111571" calcext:value-type="float">
            <text:p>0.920788114111571</text:p>
          </table:table-cell>
          <table:table-cell office:value-type="float" office:value="151.930038828409" calcext:value-type="float">
            <text:p>151.930038828409</text:p>
          </table:table-cell>
          <table:table-cell office:value-type="float" office:value="108.652997465165" calcext:value-type="float">
            <text:p>108.652997465165</text:p>
          </table:table-cell>
          <table:table-cell office:value-type="float" office:value="17927.7445817523" calcext:value-type="float">
            <text:p>17927.7445817523</text:p>
          </table:table-cell>
          <table:table-cell office:value-type="float" office:value="0.157318204690007" calcext:value-type="float">
            <text:p>0.157318204690007</text:p>
          </table:table-cell>
          <table:table-cell office:value-type="float" office:value="25.9575037738511" calcext:value-type="float">
            <text:p>25.9575037738511</text:p>
          </table:table-cell>
          <table:table-cell office:value-type="float" office:value="18.5635481534208" calcext:value-type="float">
            <text:p>18.5635481534208</text:p>
          </table:table-cell>
          <table:table-cell office:value-type="float" office:value="3062.98544531443" calcext:value-type="float">
            <text:p>3062.98544531443</text:p>
          </table:table-cell>
          <table:table-cell office:value-type="float" office:value="0.144856733011929" calcext:value-type="float">
            <text:p>0.144856733011929</text:p>
          </table:table-cell>
          <table:table-cell office:value-type="float" office:value="23.9013609469683" calcext:value-type="float">
            <text:p>23.9013609469683</text:p>
          </table:table-cell>
          <table:table-cell office:value-type="float" office:value="17.0930944954077" calcext:value-type="float">
            <text:p>17.0930944954077</text:p>
          </table:table-cell>
          <table:table-cell office:value-type="float" office:value="2820.36059174227" calcext:value-type="float">
            <text:p>2820.360591742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164415306676607" calcext:value-type="float">
            <text:p>0.164415306676607</text:p>
          </table:table-cell>
          <table:table-cell office:value-type="float" office:value="210" calcext:value-type="float">
            <text:p>210</text:p>
          </table:table-cell>
          <table:table-cell office:value-type="float" office:value="118" calcext:value-type="float">
            <text:p>118</text:p>
          </table:table-cell>
          <table:table-cell office:value-type="float" office:value="24780" calcext:value-type="float">
            <text:p>24780</text:p>
          </table:table-cell>
          <table:table-cell office:value-type="float" office:value="0.95160624438126" calcext:value-type="float">
            <text:p>0.95160624438126</text:p>
          </table:table-cell>
          <table:table-cell office:value-type="float" office:value="199.837311320065" calcext:value-type="float">
            <text:p>199.837311320065</text:p>
          </table:table-cell>
          <table:table-cell office:value-type="float" office:value="112.289536836989" calcext:value-type="float">
            <text:p>112.289536836989</text:p>
          </table:table-cell>
          <table:table-cell office:value-type="float" office:value="23580.8027357676" calcext:value-type="float">
            <text:p>23580.8027357676</text:p>
          </table:table-cell>
          <table:table-cell office:value-type="float" office:value="0.750849585458137" calcext:value-type="float">
            <text:p>0.750849585458137</text:p>
          </table:table-cell>
          <table:table-cell office:value-type="float" office:value="157.678412946209" calcext:value-type="float">
            <text:p>157.678412946209</text:p>
          </table:table-cell>
          <table:table-cell office:value-type="float" office:value="88.6002510840601" calcext:value-type="float">
            <text:p>88.6002510840601</text:p>
          </table:table-cell>
          <table:table-cell office:value-type="float" office:value="18606.0527276526" calcext:value-type="float">
            <text:p>18606.0527276526</text:p>
          </table:table-cell>
          <table:table-cell office:value-type="float" office:value="0.714513154113043" calcext:value-type="float">
            <text:p>0.714513154113043</text:p>
          </table:table-cell>
          <table:table-cell office:value-type="float" office:value="150.047762363739" calcext:value-type="float">
            <text:p>150.047762363739</text:p>
          </table:table-cell>
          <table:table-cell office:value-type="float" office:value="84.3125521853391" calcext:value-type="float">
            <text:p>84.3125521853391</text:p>
          </table:table-cell>
          <table:table-cell office:value-type="float" office:value="17705.6359589212" calcext:value-type="float">
            <text:p>17705.6359589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18" calcext:value-type="float">
            <text:p>118</text:p>
          </table:table-cell>
          <table:table-cell office:value-type="float" office:value="18526" calcext:value-type="float">
            <text:p>18526</text:p>
          </table:table-cell>
          <table:table-cell office:value-type="float" office:value="0.206941145447104" calcext:value-type="float">
            <text:p>0.206941145447104</text:p>
          </table:table-cell>
          <table:table-cell office:value-type="float" office:value="32.4897598351954" calcext:value-type="float">
            <text:p>32.4897598351954</text:p>
          </table:table-cell>
          <table:table-cell office:value-type="float" office:value="24.4190551627583" calcext:value-type="float">
            <text:p>24.4190551627583</text:p>
          </table:table-cell>
          <table:table-cell office:value-type="float" office:value="3833.79166055306" calcext:value-type="float">
            <text:p>3833.79166055306</text:p>
          </table:table-cell>
          <table:table-cell office:value-type="float" office:value="0.726683969730183" calcext:value-type="float">
            <text:p>0.726683969730183</text:p>
          </table:table-cell>
          <table:table-cell office:value-type="float" office:value="114.089383247639" calcext:value-type="float">
            <text:p>114.089383247639</text:p>
          </table:table-cell>
          <table:table-cell office:value-type="float" office:value="85.7487084281616" calcext:value-type="float">
            <text:p>85.7487084281616</text:p>
          </table:table-cell>
          <table:table-cell office:value-type="float" office:value="13462.5472232214" calcext:value-type="float">
            <text:p>13462.5472232214</text:p>
          </table:table-cell>
          <table:table-cell office:value-type="float" office:value="0.150380813074013" calcext:value-type="float">
            <text:p>0.150380813074013</text:p>
          </table:table-cell>
          <table:table-cell office:value-type="float" office:value="23.60978765262" calcext:value-type="float">
            <text:p>23.60978765262</text:p>
          </table:table-cell>
          <table:table-cell office:value-type="float" office:value="17.7449359427335" calcext:value-type="float">
            <text:p>17.7449359427335</text:p>
          </table:table-cell>
          <table:table-cell office:value-type="float" office:value="2785.95494300916" calcext:value-type="float">
            <text:p>2785.9549430091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18" calcext:value-type="float">
            <text:p>118</text:p>
          </table:table-cell>
          <table:table-cell office:value-type="float" office:value="22184" calcext:value-type="float">
            <text:p>22184</text:p>
          </table:table-cell>
          <table:table-cell office:value-type="float" office:value="0.873204882955895" calcext:value-type="float">
            <text:p>0.873204882955895</text:p>
          </table:table-cell>
          <table:table-cell office:value-type="float" office:value="164.162517995708" calcext:value-type="float">
            <text:p>164.162517995708</text:p>
          </table:table-cell>
          <table:table-cell office:value-type="float" office:value="103.038176188796" calcext:value-type="float">
            <text:p>103.038176188796</text:p>
          </table:table-cell>
          <table:table-cell office:value-type="float" office:value="19371.1771234936" calcext:value-type="float">
            <text:p>19371.1771234936</text:p>
          </table:table-cell>
          <table:table-cell office:value-type="float" office:value="0.27220808315229" calcext:value-type="float">
            <text:p>0.27220808315229</text:p>
          </table:table-cell>
          <table:table-cell office:value-type="float" office:value="51.1751196326305" calcext:value-type="float">
            <text:p>51.1751196326305</text:p>
          </table:table-cell>
          <table:table-cell office:value-type="float" office:value="32.1205538119702" calcext:value-type="float">
            <text:p>32.1205538119702</text:p>
          </table:table-cell>
          <table:table-cell office:value-type="float" office:value="6038.6641166504" calcext:value-type="float">
            <text:p>6038.6641166504</text:p>
          </table:table-cell>
          <table:table-cell office:value-type="float" office:value="0.237693427388644" calcext:value-type="float">
            <text:p>0.237693427388644</text:p>
          </table:table-cell>
          <table:table-cell office:value-type="float" office:value="44.686364349065" calcext:value-type="float">
            <text:p>44.686364349065</text:p>
          </table:table-cell>
          <table:table-cell office:value-type="float" office:value="28.04782443186" calcext:value-type="float">
            <text:p>28.04782443186</text:p>
          </table:table-cell>
          <table:table-cell office:value-type="float" office:value="5272.99099318967" calcext:value-type="float">
            <text:p>5272.990993189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18" calcext:value-type="float">
            <text:p>118</text:p>
          </table:table-cell>
          <table:table-cell office:value-type="float" office:value="39884" calcext:value-type="float">
            <text:p>39884</text:p>
          </table:table-cell>
          <table:table-cell office:value-type="float" office:value="0.12883255020524" calcext:value-type="float">
            <text:p>0.12883255020524</text:p>
          </table:table-cell>
          <table:table-cell office:value-type="float" office:value="43.5454019693711" calcext:value-type="float">
            <text:p>43.5454019693711</text:p>
          </table:table-cell>
          <table:table-cell office:value-type="float" office:value="15.2022409242183" calcext:value-type="float">
            <text:p>15.2022409242183</text:p>
          </table:table-cell>
          <table:table-cell office:value-type="float" office:value="5138.35743238579" calcext:value-type="float">
            <text:p>5138.35743238579</text:p>
          </table:table-cell>
          <table:table-cell office:value-type="float" office:value="0.899017171500915" calcext:value-type="float">
            <text:p>0.899017171500915</text:p>
          </table:table-cell>
          <table:table-cell office:value-type="float" office:value="303.867803967309" calcext:value-type="float">
            <text:p>303.867803967309</text:p>
          </table:table-cell>
          <table:table-cell office:value-type="float" office:value="106.084026237108" calcext:value-type="float">
            <text:p>106.084026237108</text:p>
          </table:table-cell>
          <table:table-cell office:value-type="float" office:value="35856.4008681425" calcext:value-type="float">
            <text:p>35856.4008681425</text:p>
          </table:table-cell>
          <table:table-cell office:value-type="float" office:value="0.115822674882764" calcext:value-type="float">
            <text:p>0.115822674882764</text:p>
          </table:table-cell>
          <table:table-cell office:value-type="float" office:value="39.1480641103744" calcext:value-type="float">
            <text:p>39.1480641103744</text:p>
          </table:table-cell>
          <table:table-cell office:value-type="float" office:value="13.6670756361662" calcext:value-type="float">
            <text:p>13.6670756361662</text:p>
          </table:table-cell>
          <table:table-cell office:value-type="float" office:value="4619.47156502418" calcext:value-type="float">
            <text:p>4619.471565024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18" calcext:value-type="float">
            <text:p>118</text:p>
          </table:table-cell>
          <table:table-cell office:value-type="float" office:value="21948" calcext:value-type="float">
            <text:p>21948</text:p>
          </table:table-cell>
          <table:table-cell office:value-type="float" office:value="0.255440639962107" calcext:value-type="float">
            <text:p>0.255440639962107</text:p>
          </table:table-cell>
          <table:table-cell office:value-type="float" office:value="47.5119590329519" calcext:value-type="float">
            <text:p>47.5119590329519</text:p>
          </table:table-cell>
          <table:table-cell office:value-type="float" office:value="30.1419955155286" calcext:value-type="float">
            <text:p>30.1419955155286</text:p>
          </table:table-cell>
          <table:table-cell office:value-type="float" office:value="5606.41116588832" calcext:value-type="float">
            <text:p>5606.41116588832</text:p>
          </table:table-cell>
          <table:table-cell office:value-type="float" office:value="0.837763690168786" calcext:value-type="float">
            <text:p>0.837763690168786</text:p>
          </table:table-cell>
          <table:table-cell office:value-type="float" office:value="155.824046371394" calcext:value-type="float">
            <text:p>155.824046371394</text:p>
          </table:table-cell>
          <table:table-cell office:value-type="float" office:value="98.8561154399167" calcext:value-type="float">
            <text:p>98.8561154399167</text:p>
          </table:table-cell>
          <table:table-cell office:value-type="float" office:value="18387.2374718245" calcext:value-type="float">
            <text:p>18387.2374718245</text:p>
          </table:table-cell>
          <table:table-cell office:value-type="float" office:value="0.213998893153731" calcext:value-type="float">
            <text:p>0.213998893153731</text:p>
          </table:table-cell>
          <table:table-cell office:value-type="float" office:value="39.8037941265939" calcext:value-type="float">
            <text:p>39.8037941265939</text:p>
          </table:table-cell>
          <table:table-cell office:value-type="float" office:value="25.2518693921402" calcext:value-type="float">
            <text:p>25.2518693921402</text:p>
          </table:table-cell>
          <table:table-cell office:value-type="float" office:value="4696.84770693809" calcext:value-type="float">
            <text:p>4696.847706938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118" calcext:value-type="float">
            <text:p>118</text:p>
          </table:table-cell>
          <table:table-cell office:value-type="float" office:value="41182" calcext:value-type="float">
            <text:p>41182</text:p>
          </table:table-cell>
          <table:table-cell office:value-type="float" office:value="0.392534737123423" calcext:value-type="float">
            <text:p>0.392534737123423</text:p>
          </table:table-cell>
          <table:table-cell office:value-type="float" office:value="136.994623256075" calcext:value-type="float">
            <text:p>136.994623256075</text:p>
          </table:table-cell>
          <table:table-cell office:value-type="float" office:value="46.319098980564" calcext:value-type="float">
            <text:p>46.319098980564</text:p>
          </table:table-cell>
          <table:table-cell office:value-type="float" office:value="16165.3655442168" calcext:value-type="float">
            <text:p>16165.3655442168</text:p>
          </table:table-cell>
          <table:table-cell office:value-type="float" office:value="0.711351037427917" calcext:value-type="float">
            <text:p>0.711351037427917</text:p>
          </table:table-cell>
          <table:table-cell office:value-type="float" office:value="248.261512062343" calcext:value-type="float">
            <text:p>248.261512062343</text:p>
          </table:table-cell>
          <table:table-cell office:value-type="float" office:value="83.9394224164943" calcext:value-type="float">
            <text:p>83.9394224164943</text:p>
          </table:table-cell>
          <table:table-cell office:value-type="float" office:value="29294.8584233565" calcext:value-type="float">
            <text:p>29294.8584233565</text:p>
          </table:table-cell>
          <table:table-cell office:value-type="float" office:value="0.279229992479242" calcext:value-type="float">
            <text:p>0.279229992479242</text:p>
          </table:table-cell>
          <table:table-cell office:value-type="float" office:value="97.4512673752555" calcext:value-type="float">
            <text:p>97.4512673752555</text:p>
          </table:table-cell>
          <table:table-cell office:value-type="float" office:value="32.9491391125506" calcext:value-type="float">
            <text:p>32.9491391125506</text:p>
          </table:table-cell>
          <table:table-cell office:value-type="float" office:value="11499.2495502801" calcext:value-type="float">
            <text:p>11499.24955028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18" calcext:value-type="float">
            <text:p>118</text:p>
          </table:table-cell>
          <table:table-cell office:value-type="float" office:value="23482" calcext:value-type="float">
            <text:p>23482</text:p>
          </table:table-cell>
          <table:table-cell office:value-type="float" office:value="0.42736293665456" calcext:value-type="float">
            <text:p>0.42736293665456</text:p>
          </table:table-cell>
          <table:table-cell office:value-type="float" office:value="85.0452243942575" calcext:value-type="float">
            <text:p>85.0452243942575</text:p>
          </table:table-cell>
          <table:table-cell office:value-type="float" office:value="50.4288265252381" calcext:value-type="float">
            <text:p>50.4288265252381</text:p>
          </table:table-cell>
          <table:table-cell office:value-type="float" office:value="10035.3364785224" calcext:value-type="float">
            <text:p>10035.3364785224</text:p>
          </table:table-cell>
          <table:table-cell office:value-type="float" office:value="0.514108527184335" calcext:value-type="float">
            <text:p>0.514108527184335</text:p>
          </table:table-cell>
          <table:table-cell office:value-type="float" office:value="102.307596909683" calcext:value-type="float">
            <text:p>102.307596909683</text:p>
          </table:table-cell>
          <table:table-cell office:value-type="float" office:value="60.6648062077515" calcext:value-type="float">
            <text:p>60.6648062077515</text:p>
          </table:table-cell>
          <table:table-cell office:value-type="float" office:value="12072.2964353425" calcext:value-type="float">
            <text:p>12072.2964353425</text:p>
          </table:table-cell>
          <table:table-cell office:value-type="float" office:value="0.219710929936648" calcext:value-type="float">
            <text:p>0.219710929936648</text:p>
          </table:table-cell>
          <table:table-cell office:value-type="float" office:value="43.722475057393" calcext:value-type="float">
            <text:p>43.722475057393</text:p>
          </table:table-cell>
          <table:table-cell office:value-type="float" office:value="25.9258897325245" calcext:value-type="float">
            <text:p>25.9258897325245</text:p>
          </table:table-cell>
          <table:table-cell office:value-type="float" office:value="5159.25205677237" calcext:value-type="float">
            <text:p>5159.252056772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118" calcext:value-type="float">
            <text:p>118</text:p>
          </table:table-cell>
          <table:table-cell office:value-type="float" office:value="44958" calcext:value-type="float">
            <text:p>44958</text:p>
          </table:table-cell>
          <table:table-cell office:value-type="float" office:value="0.605390937761944" calcext:value-type="float">
            <text:p>0.605390937761944</text:p>
          </table:table-cell>
          <table:table-cell office:value-type="float" office:value="230.653947287301" calcext:value-type="float">
            <text:p>230.653947287301</text:p>
          </table:table-cell>
          <table:table-cell office:value-type="float" office:value="71.4361306559094" calcext:value-type="float">
            <text:p>71.4361306559094</text:p>
          </table:table-cell>
          <table:table-cell office:value-type="float" office:value="27217.1657799015" calcext:value-type="float">
            <text:p>27217.1657799015</text:p>
          </table:table-cell>
          <table:table-cell office:value-type="float" office:value="0.647203743276478" calcext:value-type="float">
            <text:p>0.647203743276478</text:p>
          </table:table-cell>
          <table:table-cell office:value-type="float" office:value="246.584626188338" calcext:value-type="float">
            <text:p>246.584626188338</text:p>
          </table:table-cell>
          <table:table-cell office:value-type="float" office:value="76.3700417066243" calcext:value-type="float">
            <text:p>76.3700417066243</text:p>
          </table:table-cell>
          <table:table-cell office:value-type="float" office:value="29096.9858902239" calcext:value-type="float">
            <text:p>29096.9858902239</text:p>
          </table:table-cell>
          <table:table-cell office:value-type="float" office:value="0.391811281065187" calcext:value-type="float">
            <text:p>0.391811281065187</text:p>
          </table:table-cell>
          <table:table-cell office:value-type="float" office:value="149.280098085836" calcext:value-type="float">
            <text:p>149.280098085836</text:p>
          </table:table-cell>
          <table:table-cell office:value-type="float" office:value="46.2337311656921" calcext:value-type="float">
            <text:p>46.2337311656921</text:p>
          </table:table-cell>
          <table:table-cell office:value-type="float" office:value="17615.0515741287" calcext:value-type="float">
            <text:p>17615.05157412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18" calcext:value-type="float">
            <text:p>118</text:p>
          </table:table-cell>
          <table:table-cell office:value-type="float" office:value="39412" calcext:value-type="float">
            <text:p>39412</text:p>
          </table:table-cell>
          <table:table-cell office:value-type="float" office:value="0.166014234786914" calcext:value-type="float">
            <text:p>0.166014234786914</text:p>
          </table:table-cell>
          <table:table-cell office:value-type="float" office:value="55.4487544188294" calcext:value-type="float">
            <text:p>55.4487544188294</text:p>
          </table:table-cell>
          <table:table-cell office:value-type="float" office:value="19.5896797048559" calcext:value-type="float">
            <text:p>19.5896797048559</text:p>
          </table:table-cell>
          <table:table-cell office:value-type="float" office:value="6542.95302142186" calcext:value-type="float">
            <text:p>6542.95302142186</text:p>
          </table:table-cell>
          <table:table-cell office:value-type="float" office:value="0.568217668594844" calcext:value-type="float">
            <text:p>0.568217668594844</text:p>
          </table:table-cell>
          <table:table-cell office:value-type="float" office:value="189.784701310678" calcext:value-type="float">
            <text:p>189.784701310678</text:p>
          </table:table-cell>
          <table:table-cell office:value-type="float" office:value="67.0496848941916" calcext:value-type="float">
            <text:p>67.0496848941916</text:p>
          </table:table-cell>
          <table:table-cell office:value-type="float" office:value="22394.59475466" calcext:value-type="float">
            <text:p>22394.59475466</text:p>
          </table:table-cell>
          <table:table-cell office:value-type="float" office:value="0.0943322214441774" calcext:value-type="float">
            <text:p>0.094332221444178</text:p>
          </table:table-cell>
          <table:table-cell office:value-type="float" office:value="31.5069619623553" calcext:value-type="float">
            <text:p>31.5069619623553</text:p>
          </table:table-cell>
          <table:table-cell office:value-type="float" office:value="11.1312021304129" calcext:value-type="float">
            <text:p>11.1312021304129</text:p>
          </table:table-cell>
          <table:table-cell office:value-type="float" office:value="3717.82151155792" calcext:value-type="float">
            <text:p>3717.821511557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12734056015936" calcext:value-type="float">
            <text:p>0.312734056015936</text:p>
          </table:table-cell>
          <table:table-cell office:value-type="float" office:value="379" calcext:value-type="float">
            <text:p>379</text:p>
          </table:table-cell>
          <table:table-cell office:value-type="float" office:value="171" calcext:value-type="float">
            <text:p>171</text:p>
          </table:table-cell>
          <table:table-cell office:value-type="float" office:value="64809" calcext:value-type="float">
            <text:p>64809</text:p>
          </table:table-cell>
          <table:table-cell office:value-type="float" office:value="0.886028991265957" calcext:value-type="float">
            <text:p>0.886028991265957</text:p>
          </table:table-cell>
          <table:table-cell office:value-type="float" office:value="335.804987689798" calcext:value-type="float">
            <text:p>335.804987689798</text:p>
          </table:table-cell>
          <table:table-cell office:value-type="float" office:value="151.510957506479" calcext:value-type="float">
            <text:p>151.510957506479</text:p>
          </table:table-cell>
          <table:table-cell office:value-type="float" office:value="57422.6528949554" calcext:value-type="float">
            <text:p>57422.6528949554</text:p>
          </table:table-cell>
          <table:table-cell office:value-type="float" office:value="0.799974005374409" calcext:value-type="float">
            <text:p>0.799974005374409</text:p>
          </table:table-cell>
          <table:table-cell office:value-type="float" office:value="303.190148036901" calcext:value-type="float">
            <text:p>303.190148036901</text:p>
          </table:table-cell>
          <table:table-cell office:value-type="float" office:value="136.795554919024" calcext:value-type="float">
            <text:p>136.795554919024</text:p>
          </table:table-cell>
          <table:table-cell office:value-type="float" office:value="51845.5153143101" calcext:value-type="float">
            <text:p>51845.5153143101</text:p>
          </table:table-cell>
          <table:table-cell office:value-type="float" office:value="0.708800161020875" calcext:value-type="float">
            <text:p>0.708800161020875</text:p>
          </table:table-cell>
          <table:table-cell office:value-type="float" office:value="268.635261026912" calcext:value-type="float">
            <text:p>268.635261026912</text:p>
          </table:table-cell>
          <table:table-cell office:value-type="float" office:value="121.20482753457" calcext:value-type="float">
            <text:p>121.20482753457</text:p>
          </table:table-cell>
          <table:table-cell office:value-type="float" office:value="45936.6296356019" calcext:value-type="float">
            <text:p>45936.62963560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71" calcext:value-type="float">
            <text:p>171</text:p>
          </table:table-cell>
          <table:table-cell office:value-type="float" office:value="62073" calcext:value-type="float">
            <text:p>62073</text:p>
          </table:table-cell>
          <table:table-cell office:value-type="float" office:value="0.934426263799207" calcext:value-type="float">
            <text:p>0.934426263799207</text:p>
          </table:table-cell>
          <table:table-cell office:value-type="float" office:value="339.196733759112" calcext:value-type="float">
            <text:p>339.196733759112</text:p>
          </table:table-cell>
          <table:table-cell office:value-type="float" office:value="159.786891109664" calcext:value-type="float">
            <text:p>159.786891109664</text:p>
          </table:table-cell>
          <table:table-cell office:value-type="float" office:value="58002.6414728082" calcext:value-type="float">
            <text:p>58002.6414728082</text:p>
          </table:table-cell>
          <table:table-cell office:value-type="float" office:value="0.7571723333474" calcext:value-type="float">
            <text:p>0.7571723333474</text:p>
          </table:table-cell>
          <table:table-cell office:value-type="float" office:value="274.853557005106" calcext:value-type="float">
            <text:p>274.853557005106</text:p>
          </table:table-cell>
          <table:table-cell office:value-type="float" office:value="129.476469002405" calcext:value-type="float">
            <text:p>129.476469002405</text:p>
          </table:table-cell>
          <table:table-cell office:value-type="float" office:value="46999.9582478732" calcext:value-type="float">
            <text:p>46999.9582478732</text:p>
          </table:table-cell>
          <table:table-cell office:value-type="float" office:value="0.707521714501939" calcext:value-type="float">
            <text:p>0.707521714501939</text:p>
          </table:table-cell>
          <table:table-cell office:value-type="float" office:value="256.830382364204" calcext:value-type="float">
            <text:p>256.830382364204</text:p>
          </table:table-cell>
          <table:table-cell office:value-type="float" office:value="120.986213179832" calcext:value-type="float">
            <text:p>120.986213179832</text:p>
          </table:table-cell>
          <table:table-cell office:value-type="float" office:value="43917.9953842788" calcext:value-type="float">
            <text:p>43917.99538427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office:value-type="float" office:value="28215" calcext:value-type="float">
            <text:p>28215</text:p>
          </table:table-cell>
          <table:table-cell office:value-type="float" office:value="0.735690495541741" calcext:value-type="float">
            <text:p>0.735690495541741</text:p>
          </table:table-cell>
          <table:table-cell office:value-type="float" office:value="121.388931764387" calcext:value-type="float">
            <text:p>121.388931764387</text:p>
          </table:table-cell>
          <table:table-cell office:value-type="float" office:value="125.803074737638" calcext:value-type="float">
            <text:p>125.803074737638</text:p>
          </table:table-cell>
          <table:table-cell office:value-type="float" office:value="20757.5073317102" calcext:value-type="float">
            <text:p>20757.5073317102</text:p>
          </table:table-cell>
          <table:table-cell office:value-type="float" office:value="0.708540859872584" calcext:value-type="float">
            <text:p>0.708540859872584</text:p>
          </table:table-cell>
          <table:table-cell office:value-type="float" office:value="116.909241878976" calcext:value-type="float">
            <text:p>116.909241878976</text:p>
          </table:table-cell>
          <table:table-cell office:value-type="float" office:value="121.160487038212" calcext:value-type="float">
            <text:p>121.160487038212</text:p>
          </table:table-cell>
          <table:table-cell office:value-type="float" office:value="19991.480361305" calcext:value-type="float">
            <text:p>19991.480361305</text:p>
          </table:table-cell>
          <table:table-cell office:value-type="float" office:value="0.521266776311233" calcext:value-type="float">
            <text:p>0.521266776311233</text:p>
          </table:table-cell>
          <table:table-cell office:value-type="float" office:value="86.0090180913534" calcext:value-type="float">
            <text:p>86.0090180913534</text:p>
          </table:table-cell>
          <table:table-cell office:value-type="float" office:value="89.1366187492208" calcext:value-type="float">
            <text:p>89.1366187492208</text:p>
          </table:table-cell>
          <table:table-cell office:value-type="float" office:value="14707.5420936214" calcext:value-type="float">
            <text:p>14707.5420936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71" calcext:value-type="float">
            <text:p>171</text:p>
          </table:table-cell>
          <table:table-cell office:value-type="float" office:value="35910" calcext:value-type="float">
            <text:p>35910</text:p>
          </table:table-cell>
          <table:table-cell office:value-type="float" office:value="0.0837277922913849" calcext:value-type="float">
            <text:p>0.083727792291385</text:p>
          </table:table-cell>
          <table:table-cell office:value-type="float" office:value="17.5828363811908" calcext:value-type="float">
            <text:p>17.5828363811908</text:p>
          </table:table-cell>
          <table:table-cell office:value-type="float" office:value="14.3174524818268" calcext:value-type="float">
            <text:p>14.3174524818268</text:p>
          </table:table-cell>
          <table:table-cell office:value-type="float" office:value="3006.66502118363" calcext:value-type="float">
            <text:p>3006.66502118363</text:p>
          </table:table-cell>
          <table:table-cell office:value-type="float" office:value="0.519328685967285" calcext:value-type="float">
            <text:p>0.519328685967285</text:p>
          </table:table-cell>
          <table:table-cell office:value-type="float" office:value="109.05902405313" calcext:value-type="float">
            <text:p>109.05902405313</text:p>
          </table:table-cell>
          <table:table-cell office:value-type="float" office:value="88.8052053004057" calcext:value-type="float">
            <text:p>88.8052053004057</text:p>
          </table:table-cell>
          <table:table-cell office:value-type="float" office:value="18649.0931130852" calcext:value-type="float">
            <text:p>18649.0931130852</text:p>
          </table:table-cell>
          <table:table-cell office:value-type="float" office:value="0.0434822443496267" calcext:value-type="float">
            <text:p>0.043482244349627</text:p>
          </table:table-cell>
          <table:table-cell office:value-type="float" office:value="9.13127131342161" calcext:value-type="float">
            <text:p>9.13127131342161</text:p>
          </table:table-cell>
          <table:table-cell office:value-type="float" office:value="7.43546378378617" calcext:value-type="float">
            <text:p>7.43546378378617</text:p>
          </table:table-cell>
          <table:table-cell office:value-type="float" office:value="1561.44739459509" calcext:value-type="float">
            <text:p>1561.447394595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71" calcext:value-type="float">
            <text:p>171</text:p>
          </table:table-cell>
          <table:table-cell office:value-type="float" office:value="26847" calcext:value-type="float">
            <text:p>26847</text:p>
          </table:table-cell>
          <table:table-cell office:value-type="float" office:value="0.891853803219147" calcext:value-type="float">
            <text:p>0.891853803219147</text:p>
          </table:table-cell>
          <table:table-cell office:value-type="float" office:value="140.021047105406" calcext:value-type="float">
            <text:p>140.021047105406</text:p>
          </table:table-cell>
          <table:table-cell office:value-type="float" office:value="152.507000350474" calcext:value-type="float">
            <text:p>152.507000350474</text:p>
          </table:table-cell>
          <table:table-cell office:value-type="float" office:value="23943.5990550244" calcext:value-type="float">
            <text:p>23943.5990550244</text:p>
          </table:table-cell>
          <table:table-cell office:value-type="float" office:value="0.0084885898796454" calcext:value-type="float">
            <text:p>0.008488589879645</text:p>
          </table:table-cell>
          <table:table-cell office:value-type="float" office:value="1.33270861110433" calcext:value-type="float">
            <text:p>1.33270861110433</text:p>
          </table:table-cell>
          <table:table-cell office:value-type="float" office:value="1.45154886941936" calcext:value-type="float">
            <text:p>1.45154886941936</text:p>
          </table:table-cell>
          <table:table-cell office:value-type="float" office:value="227.89317249884" calcext:value-type="float">
            <text:p>227.89317249884</text:p>
          </table:table-cell>
          <table:table-cell office:value-type="float" office:value="0.00757058116812931" calcext:value-type="float">
            <text:p>0.007570581168129</text:p>
          </table:table-cell>
          <table:table-cell office:value-type="float" office:value="1.1885812433963" calcext:value-type="float">
            <text:p>1.1885812433963</text:p>
          </table:table-cell>
          <table:table-cell office:value-type="float" office:value="1.29456937975011" calcext:value-type="float">
            <text:p>1.29456937975011</text:p>
          </table:table-cell>
          <table:table-cell office:value-type="float" office:value="203.247392620768" calcext:value-type="float">
            <text:p>203.2473926207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71" calcext:value-type="float">
            <text:p>171</text:p>
          </table:table-cell>
          <table:table-cell office:value-type="float" office:value="32148" calcext:value-type="float">
            <text:p>32148</text:p>
          </table:table-cell>
          <table:table-cell office:value-type="float" office:value="0.262064800407539" calcext:value-type="float">
            <text:p>0.262064800407539</text:p>
          </table:table-cell>
          <table:table-cell office:value-type="float" office:value="49.2681824766173" calcext:value-type="float">
            <text:p>49.2681824766173</text:p>
          </table:table-cell>
          <table:table-cell office:value-type="float" office:value="44.8130808696891" calcext:value-type="float">
            <text:p>44.8130808696891</text:p>
          </table:table-cell>
          <table:table-cell office:value-type="float" office:value="8424.85920350156" calcext:value-type="float">
            <text:p>8424.85920350156</text:p>
          </table:table-cell>
          <table:table-cell office:value-type="float" office:value="0.952130430057487" calcext:value-type="float">
            <text:p>0.952130430057487</text:p>
          </table:table-cell>
          <table:table-cell office:value-type="float" office:value="179.000520850808" calcext:value-type="float">
            <text:p>179.000520850808</text:p>
          </table:table-cell>
          <table:table-cell office:value-type="float" office:value="162.81430353983" calcext:value-type="float">
            <text:p>162.81430353983</text:p>
          </table:table-cell>
          <table:table-cell office:value-type="float" office:value="30609.0890654881" calcext:value-type="float">
            <text:p>30609.0890654881</text:p>
          </table:table-cell>
          <table:table-cell office:value-type="float" office:value="0.24951987111496" calcext:value-type="float">
            <text:p>0.24951987111496</text:p>
          </table:table-cell>
          <table:table-cell office:value-type="float" office:value="46.9097357696124" calcext:value-type="float">
            <text:p>46.9097357696124</text:p>
          </table:table-cell>
          <table:table-cell office:value-type="float" office:value="42.6678979606581" calcext:value-type="float">
            <text:p>42.6678979606581</text:p>
          </table:table-cell>
          <table:table-cell office:value-type="float" office:value="8021.56481660372" calcext:value-type="float">
            <text:p>8021.5648166037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71" calcext:value-type="float">
            <text:p>171</text:p>
          </table:table-cell>
          <table:table-cell office:value-type="float" office:value="57798" calcext:value-type="float">
            <text:p>57798</text:p>
          </table:table-cell>
          <table:table-cell office:value-type="float" office:value="0.664839382225004" calcext:value-type="float">
            <text:p>0.664839382225004</text:p>
          </table:table-cell>
          <table:table-cell office:value-type="float" office:value="224.715711192051" calcext:value-type="float">
            <text:p>224.715711192051</text:p>
          </table:table-cell>
          <table:table-cell office:value-type="float" office:value="113.687534360476" calcext:value-type="float">
            <text:p>113.687534360476</text:p>
          </table:table-cell>
          <table:table-cell office:value-type="float" office:value="38426.3866138408" calcext:value-type="float">
            <text:p>38426.3866138408</text:p>
          </table:table-cell>
          <table:table-cell office:value-type="float" office:value="0.312575913421485" calcext:value-type="float">
            <text:p>0.312575913421485</text:p>
          </table:table-cell>
          <table:table-cell office:value-type="float" office:value="105.650658736462" calcext:value-type="float">
            <text:p>105.650658736462</text:p>
          </table:table-cell>
          <table:table-cell office:value-type="float" office:value="53.450481195074" calcext:value-type="float">
            <text:p>53.450481195074</text:p>
          </table:table-cell>
          <table:table-cell office:value-type="float" office:value="18066.262643935" calcext:value-type="float">
            <text:p>18066.262643935</text:p>
          </table:table-cell>
          <table:table-cell office:value-type="float" office:value="0.207812777177557" calcext:value-type="float">
            <text:p>0.207812777177557</text:p>
          </table:table-cell>
          <table:table-cell office:value-type="float" office:value="70.2407186860141" calcext:value-type="float">
            <text:p>70.2407186860141</text:p>
          </table:table-cell>
          <table:table-cell office:value-type="float" office:value="35.5359848973622" calcext:value-type="float">
            <text:p>35.5359848973622</text:p>
          </table:table-cell>
          <table:table-cell office:value-type="float" office:value="12011.1628953084" calcext:value-type="float">
            <text:p>12011.16289530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91771788169432" calcext:value-type="float">
            <text:p>0.91771788169432</text:p>
          </table:table-cell>
          <table:table-cell office:value-type="float" office:value="186" calcext:value-type="float">
            <text:p>186</text:p>
          </table:table-cell>
          <table:table-cell office:value-type="float" office:value="171" calcext:value-type="float">
            <text:p>171</text:p>
          </table:table-cell>
          <table:table-cell office:value-type="float" office:value="31806" calcext:value-type="float">
            <text:p>31806</text:p>
          </table:table-cell>
          <table:table-cell office:value-type="float" office:value="0.952930057657995" calcext:value-type="float">
            <text:p>0.952930057657995</text:p>
          </table:table-cell>
          <table:table-cell office:value-type="float" office:value="177.244990724387" calcext:value-type="float">
            <text:p>177.244990724387</text:p>
          </table:table-cell>
          <table:table-cell office:value-type="float" office:value="162.951039859517" calcext:value-type="float">
            <text:p>162.951039859517</text:p>
          </table:table-cell>
          <table:table-cell office:value-type="float" office:value="30308.8934138702" calcext:value-type="float">
            <text:p>30308.8934138702</text:p>
          </table:table-cell>
          <table:table-cell office:value-type="float" office:value="0.701751679369303" calcext:value-type="float">
            <text:p>0.701751679369303</text:p>
          </table:table-cell>
          <table:table-cell office:value-type="float" office:value="130.52581236269" calcext:value-type="float">
            <text:p>130.52581236269</text:p>
          </table:table-cell>
          <table:table-cell office:value-type="float" office:value="119.999537172151" calcext:value-type="float">
            <text:p>119.999537172151</text:p>
          </table:table-cell>
          <table:table-cell office:value-type="float" office:value="22319.91391402" calcext:value-type="float">
            <text:p>22319.91391402</text:p>
          </table:table-cell>
          <table:table-cell office:value-type="float" office:value="0.668720268282985" calcext:value-type="float">
            <text:p>0.668720268282985</text:p>
          </table:table-cell>
          <table:table-cell office:value-type="float" office:value="124.381969900635" calcext:value-type="float">
            <text:p>124.381969900635</text:p>
          </table:table-cell>
          <table:table-cell office:value-type="float" office:value="114.35116587639" calcext:value-type="float">
            <text:p>114.35116587639</text:p>
          </table:table-cell>
          <table:table-cell office:value-type="float" office:value="21269.3168530086" calcext:value-type="float">
            <text:p>21269.31685300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171" calcext:value-type="float">
            <text:p>171</text:p>
          </table:table-cell>
          <table:table-cell office:value-type="float" office:value="59679" calcext:value-type="float">
            <text:p>59679</text:p>
          </table:table-cell>
          <table:table-cell office:value-type="float" office:value="0.483625892353536" calcext:value-type="float">
            <text:p>0.483625892353536</text:p>
          </table:table-cell>
          <table:table-cell office:value-type="float" office:value="168.785436431384" calcext:value-type="float">
            <text:p>168.785436431384</text:p>
          </table:table-cell>
          <table:table-cell office:value-type="float" office:value="82.7000275924546" calcext:value-type="float">
            <text:p>82.7000275924546</text:p>
          </table:table-cell>
          <table:table-cell office:value-type="float" office:value="28862.3096297666" calcext:value-type="float">
            <text:p>28862.3096297666</text:p>
          </table:table-cell>
          <table:table-cell office:value-type="float" office:value="0.0792447266224418" calcext:value-type="float">
            <text:p>0.079244726622442</text:p>
          </table:table-cell>
          <table:table-cell office:value-type="float" office:value="27.6564095912322" calcext:value-type="float">
            <text:p>27.6564095912322</text:p>
          </table:table-cell>
          <table:table-cell office:value-type="float" office:value="13.5508482524375" calcext:value-type="float">
            <text:p>13.5508482524375</text:p>
          </table:table-cell>
          <table:table-cell office:value-type="float" office:value="4729.2460401007" calcext:value-type="float">
            <text:p>4729.2460401007</text:p>
          </table:table-cell>
          <table:table-cell office:value-type="float" office:value="0.0383248016270904" calcext:value-type="float">
            <text:p>0.03832480162709</text:p>
          </table:table-cell>
          <table:table-cell office:value-type="float" office:value="13.3753557678545" calcext:value-type="float">
            <text:p>13.3753557678545</text:p>
          </table:table-cell>
          <table:table-cell office:value-type="float" office:value="6.55354107823245" calcext:value-type="float">
            <text:p>6.55354107823245</text:p>
          </table:table-cell>
          <table:table-cell office:value-type="float" office:value="2287.18583630313" calcext:value-type="float">
            <text:p>2287.185836303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71" calcext:value-type="float">
            <text:p>171</text:p>
          </table:table-cell>
          <table:table-cell office:value-type="float" office:value="34029" calcext:value-type="float">
            <text:p>34029</text:p>
          </table:table-cell>
          <table:table-cell office:value-type="float" office:value="0.396478497505265" calcext:value-type="float">
            <text:p>0.396478497505265</text:p>
          </table:table-cell>
          <table:table-cell office:value-type="float" office:value="78.8992210035477" calcext:value-type="float">
            <text:p>78.8992210035477</text:p>
          </table:table-cell>
          <table:table-cell office:value-type="float" office:value="67.7978230734003" calcext:value-type="float">
            <text:p>67.7978230734003</text:p>
          </table:table-cell>
          <table:table-cell office:value-type="float" office:value="13491.7667916067" calcext:value-type="float">
            <text:p>13491.7667916067</text:p>
          </table:table-cell>
          <table:table-cell office:value-type="float" office:value="0.927680757517433" calcext:value-type="float">
            <text:p>0.927680757517433</text:p>
          </table:table-cell>
          <table:table-cell office:value-type="float" office:value="184.608470745969" calcext:value-type="float">
            <text:p>184.608470745969</text:p>
          </table:table-cell>
          <table:table-cell office:value-type="float" office:value="158.633409535481" calcext:value-type="float">
            <text:p>158.633409535481</text:p>
          </table:table-cell>
          <table:table-cell office:value-type="float" office:value="31568.0484975607" calcext:value-type="float">
            <text:p>31568.0484975607</text:p>
          </table:table-cell>
          <table:table-cell office:value-type="float" office:value="0.367805472905058" calcext:value-type="float">
            <text:p>0.367805472905058</text:p>
          </table:table-cell>
          <table:table-cell office:value-type="float" office:value="73.1932891081065" calcext:value-type="float">
            <text:p>73.1932891081065</text:p>
          </table:table-cell>
          <table:table-cell office:value-type="float" office:value="62.8947358667648" calcext:value-type="float">
            <text:p>62.8947358667648</text:p>
          </table:table-cell>
          <table:table-cell office:value-type="float" office:value="12516.0524374862" calcext:value-type="float">
            <text:p>12516.05243748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171" calcext:value-type="float">
            <text:p>171</text:p>
          </table:table-cell>
          <table:table-cell office:value-type="float" office:value="65151" calcext:value-type="float">
            <text:p>65151</text:p>
          </table:table-cell>
          <table:table-cell office:value-type="float" office:value="0.4557174433777" calcext:value-type="float">
            <text:p>0.4557174433777</text:p>
          </table:table-cell>
          <table:table-cell office:value-type="float" office:value="173.628345926904" calcext:value-type="float">
            <text:p>173.628345926904</text:p>
          </table:table-cell>
          <table:table-cell office:value-type="float" office:value="77.9276828175867" calcext:value-type="float">
            <text:p>77.9276828175867</text:p>
          </table:table-cell>
          <table:table-cell office:value-type="float" office:value="29690.4471535005" calcext:value-type="float">
            <text:p>29690.4471535005</text:p>
          </table:table-cell>
          <table:table-cell office:value-type="float" office:value="0.869235786045125" calcext:value-type="float">
            <text:p>0.869235786045125</text:p>
          </table:table-cell>
          <table:table-cell office:value-type="float" office:value="331.178834483193" calcext:value-type="float">
            <text:p>331.178834483193</text:p>
          </table:table-cell>
          <table:table-cell office:value-type="float" office:value="148.639319413716" calcext:value-type="float">
            <text:p>148.639319413716</text:p>
          </table:table-cell>
          <table:table-cell office:value-type="float" office:value="56631.5806966259" calcext:value-type="float">
            <text:p>56631.5806966259</text:p>
          </table:table-cell>
          <table:table-cell office:value-type="float" office:value="0.39612591010889" calcext:value-type="float">
            <text:p>0.39612591010889</text:p>
          </table:table-cell>
          <table:table-cell office:value-type="float" office:value="150.923971751487" calcext:value-type="float">
            <text:p>150.923971751487</text:p>
          </table:table-cell>
          <table:table-cell office:value-type="float" office:value="67.7375306286201" calcext:value-type="float">
            <text:p>67.7375306286201</text:p>
          </table:table-cell>
          <table:table-cell office:value-type="float" office:value="25807.9991695043" calcext:value-type="float">
            <text:p>25807.99916950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71" calcext:value-type="float">
            <text:p>171</text:p>
          </table:table-cell>
          <table:table-cell office:value-type="float" office:value="57114" calcext:value-type="float">
            <text:p>57114</text:p>
          </table:table-cell>
          <table:table-cell office:value-type="float" office:value="0.480841318626887" calcext:value-type="float">
            <text:p>0.480841318626887</text:p>
          </table:table-cell>
          <table:table-cell office:value-type="float" office:value="160.60100042138" calcext:value-type="float">
            <text:p>160.60100042138</text:p>
          </table:table-cell>
          <table:table-cell office:value-type="float" office:value="82.2238654851978" calcext:value-type="float">
            <text:p>82.2238654851978</text:p>
          </table:table-cell>
          <table:table-cell office:value-type="float" office:value="27462.771072056" calcext:value-type="float">
            <text:p>27462.771072056</text:p>
          </table:table-cell>
          <table:table-cell office:value-type="float" office:value="0.145351881664905" calcext:value-type="float">
            <text:p>0.145351881664905</text:p>
          </table:table-cell>
          <table:table-cell office:value-type="float" office:value="48.5475284760784" calcext:value-type="float">
            <text:p>48.5475284760784</text:p>
          </table:table-cell>
          <table:table-cell office:value-type="float" office:value="24.8551717646988" calcext:value-type="float">
            <text:p>24.8551717646988</text:p>
          </table:table-cell>
          <table:table-cell office:value-type="float" office:value="8301.62736940941" calcext:value-type="float">
            <text:p>8301.62736940941</text:p>
          </table:table-cell>
          <table:table-cell office:value-type="float" office:value="0.0698911904446525" calcext:value-type="float">
            <text:p>0.069891190444653</text:p>
          </table:table-cell>
          <table:table-cell office:value-type="float" office:value="23.3436576085139" calcext:value-type="float">
            <text:p>23.3436576085139</text:p>
          </table:table-cell>
          <table:table-cell office:value-type="float" office:value="11.9513935660356" calcext:value-type="float">
            <text:p>11.9513935660356</text:p>
          </table:table-cell>
          <table:table-cell office:value-type="float" office:value="3991.76545105588" calcext:value-type="float">
            <text:p>3991.765451055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257" calcext:value-type="float">
            <text:p>257</text:p>
          </table:table-cell>
          <table:table-cell office:value-type="float" office:value="97403" calcext:value-type="float">
            <text:p>97403</text:p>
          </table:table-cell>
          <table:table-cell office:value-type="float" office:value="0.390890069804079" calcext:value-type="float">
            <text:p>0.390890069804079</text:p>
          </table:table-cell>
          <table:table-cell office:value-type="float" office:value="148.147336455746" calcext:value-type="float">
            <text:p>148.147336455746</text:p>
          </table:table-cell>
          <table:table-cell office:value-type="float" office:value="100.458747939648" calcext:value-type="float">
            <text:p>100.458747939648</text:p>
          </table:table-cell>
          <table:table-cell office:value-type="float" office:value="38073.8654691267" calcext:value-type="float">
            <text:p>38073.8654691267</text:p>
          </table:table-cell>
          <table:table-cell office:value-type="float" office:value="0.665825317729529" calcext:value-type="float">
            <text:p>0.665825317729529</text:p>
          </table:table-cell>
          <table:table-cell office:value-type="float" office:value="252.347795419492" calcext:value-type="float">
            <text:p>252.347795419492</text:p>
          </table:table-cell>
          <table:table-cell office:value-type="float" office:value="171.117106656489" calcext:value-type="float">
            <text:p>171.117106656489</text:p>
          </table:table-cell>
          <table:table-cell office:value-type="float" office:value="64853.3834228093" calcext:value-type="float">
            <text:p>64853.3834228093</text:p>
          </table:table-cell>
          <table:table-cell office:value-type="float" office:value="0.260264504924619" calcext:value-type="float">
            <text:p>0.260264504924619</text:p>
          </table:table-cell>
          <table:table-cell office:value-type="float" office:value="98.6402473664305" calcext:value-type="float">
            <text:p>98.6402473664305</text:p>
          </table:table-cell>
          <table:table-cell office:value-type="float" office:value="66.887977765627" calcext:value-type="float">
            <text:p>66.887977765627</text:p>
          </table:table-cell>
          <table:table-cell office:value-type="float" office:value="25350.5435731726" calcext:value-type="float">
            <text:p>25350.54357317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257" calcext:value-type="float">
            <text:p>257</text:p>
          </table:table-cell>
          <table:table-cell office:value-type="float" office:value="93291" calcext:value-type="float">
            <text:p>93291</text:p>
          </table:table-cell>
          <table:table-cell office:value-type="float" office:value="0.57038857011629" calcext:value-type="float">
            <text:p>0.57038857011629</text:p>
          </table:table-cell>
          <table:table-cell office:value-type="float" office:value="207.051050952213" calcext:value-type="float">
            <text:p>207.051050952213</text:p>
          </table:table-cell>
          <table:table-cell office:value-type="float" office:value="146.589862519887" calcext:value-type="float">
            <text:p>146.589862519887</text:p>
          </table:table-cell>
          <table:table-cell office:value-type="float" office:value="53212.1200947188" calcext:value-type="float">
            <text:p>53212.1200947188</text:p>
          </table:table-cell>
          <table:table-cell office:value-type="float" office:value="0.344249975982346" calcext:value-type="float">
            <text:p>0.344249975982346</text:p>
          </table:table-cell>
          <table:table-cell office:value-type="float" office:value="124.962741281592" calcext:value-type="float">
            <text:p>124.962741281592</text:p>
          </table:table-cell>
          <table:table-cell office:value-type="float" office:value="88.4722438274629" calcext:value-type="float">
            <text:p>88.4722438274629</text:p>
          </table:table-cell>
          <table:table-cell office:value-type="float" office:value="32115.424509369" calcext:value-type="float">
            <text:p>32115.424509369</text:p>
          </table:table-cell>
          <table:table-cell office:value-type="float" office:value="0.196356251563138" calcext:value-type="float">
            <text:p>0.196356251563138</text:p>
          </table:table-cell>
          <table:table-cell office:value-type="float" office:value="71.2773193174189" calcext:value-type="float">
            <text:p>71.2773193174189</text:p>
          </table:table-cell>
          <table:table-cell office:value-type="float" office:value="50.4635566517263" calcext:value-type="float">
            <text:p>50.4635566517263</text:p>
          </table:table-cell>
          <table:table-cell office:value-type="float" office:value="18318.2710645767" calcext:value-type="float">
            <text:p>18318.27106457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57" calcext:value-type="float">
            <text:p>257</text:p>
          </table:table-cell>
          <table:table-cell office:value-type="float" office:value="42405" calcext:value-type="float">
            <text:p>42405</text:p>
          </table:table-cell>
          <table:table-cell office:value-type="float" office:value="0.547821162817723" calcext:value-type="float">
            <text:p>0.547821162817723</text:p>
          </table:table-cell>
          <table:table-cell office:value-type="float" office:value="90.3904918649243" calcext:value-type="float">
            <text:p>90.3904918649243</text:p>
          </table:table-cell>
          <table:table-cell office:value-type="float" office:value="140.790038844155" calcext:value-type="float">
            <text:p>140.790038844155</text:p>
          </table:table-cell>
          <table:table-cell office:value-type="float" office:value="23230.3564092855" calcext:value-type="float">
            <text:p>23230.3564092855</text:p>
          </table:table-cell>
          <table:table-cell office:value-type="float" office:value="0.794395694777063" calcext:value-type="float">
            <text:p>0.794395694777063</text:p>
          </table:table-cell>
          <table:table-cell office:value-type="float" office:value="131.075289638215" calcext:value-type="float">
            <text:p>131.075289638215</text:p>
          </table:table-cell>
          <table:table-cell office:value-type="float" office:value="204.159693557705" calcext:value-type="float">
            <text:p>204.159693557705</text:p>
          </table:table-cell>
          <table:table-cell office:value-type="float" office:value="33686.3494370214" calcext:value-type="float">
            <text:p>33686.3494370214</text:p>
          </table:table-cell>
          <table:table-cell office:value-type="float" office:value="0.435186773250164" calcext:value-type="float">
            <text:p>0.435186773250164</text:p>
          </table:table-cell>
          <table:table-cell office:value-type="float" office:value="71.8058175862771" calcext:value-type="float">
            <text:p>71.8058175862771</text:p>
          </table:table-cell>
          <table:table-cell office:value-type="float" office:value="111.843000725292" calcext:value-type="float">
            <text:p>111.843000725292</text:p>
          </table:table-cell>
          <table:table-cell office:value-type="float" office:value="18454.0951196732" calcext:value-type="float">
            <text:p>18454.09511967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57" calcext:value-type="float">
            <text:p>257</text:p>
          </table:table-cell>
          <table:table-cell office:value-type="float" office:value="53970" calcext:value-type="float">
            <text:p>53970</text:p>
          </table:table-cell>
          <table:table-cell office:value-type="float" office:value="0.266987756056714" calcext:value-type="float">
            <text:p>0.266987756056714</text:p>
          </table:table-cell>
          <table:table-cell office:value-type="float" office:value="56.06742877191" calcext:value-type="float">
            <text:p>56.06742877191</text:p>
          </table:table-cell>
          <table:table-cell office:value-type="float" office:value="68.6158533065756" calcext:value-type="float">
            <text:p>68.6158533065756</text:p>
          </table:table-cell>
          <table:table-cell office:value-type="float" office:value="14409.3291943809" calcext:value-type="float">
            <text:p>14409.3291943809</text:p>
          </table:table-cell>
          <table:table-cell office:value-type="float" office:value="0.48587310088595" calcext:value-type="float">
            <text:p>0.48587310088595</text:p>
          </table:table-cell>
          <table:table-cell office:value-type="float" office:value="102.033351186049" calcext:value-type="float">
            <text:p>102.033351186049</text:p>
          </table:table-cell>
          <table:table-cell office:value-type="float" office:value="124.869386927689" calcext:value-type="float">
            <text:p>124.869386927689</text:p>
          </table:table-cell>
          <table:table-cell office:value-type="float" office:value="26222.5712548147" calcext:value-type="float">
            <text:p>26222.5712548147</text:p>
          </table:table-cell>
          <table:table-cell office:value-type="float" office:value="0.129722168933857" calcext:value-type="float">
            <text:p>0.129722168933857</text:p>
          </table:table-cell>
          <table:table-cell office:value-type="float" office:value="27.24165547611" calcext:value-type="float">
            <text:p>27.24165547611</text:p>
          </table:table-cell>
          <table:table-cell office:value-type="float" office:value="33.3385974160013" calcext:value-type="float">
            <text:p>33.3385974160013</text:p>
          </table:table-cell>
          <table:table-cell office:value-type="float" office:value="7001.10545736028" calcext:value-type="float">
            <text:p>7001.105457360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57" calcext:value-type="float">
            <text:p>257</text:p>
          </table:table-cell>
          <table:table-cell office:value-type="float" office:value="40349" calcext:value-type="float">
            <text:p>40349</text:p>
          </table:table-cell>
          <table:table-cell office:value-type="float" office:value="0.404516640780325" calcext:value-type="float">
            <text:p>0.404516640780325</text:p>
          </table:table-cell>
          <table:table-cell office:value-type="float" office:value="63.509112602511" calcext:value-type="float">
            <text:p>63.509112602511</text:p>
          </table:table-cell>
          <table:table-cell office:value-type="float" office:value="103.960776680543" calcext:value-type="float">
            <text:p>103.960776680543</text:p>
          </table:table-cell>
          <table:table-cell office:value-type="float" office:value="16321.8419388453" calcext:value-type="float">
            <text:p>16321.8419388453</text:p>
          </table:table-cell>
          <table:table-cell office:value-type="float" office:value="0.979365490096495" calcext:value-type="float">
            <text:p>0.979365490096495</text:p>
          </table:table-cell>
          <table:table-cell office:value-type="float" office:value="153.76038194515" calcext:value-type="float">
            <text:p>153.76038194515</text:p>
          </table:table-cell>
          <table:table-cell office:value-type="float" office:value="251.696930954799" calcext:value-type="float">
            <text:p>251.696930954799</text:p>
          </table:table-cell>
          <table:table-cell office:value-type="float" office:value="39516.4181599035" calcext:value-type="float">
            <text:p>39516.4181599035</text:p>
          </table:table-cell>
          <table:table-cell office:value-type="float" office:value="0.39616963815001" calcext:value-type="float">
            <text:p>0.39616963815001</text:p>
          </table:table-cell>
          <table:table-cell office:value-type="float" office:value="62.1986331895516" calcext:value-type="float">
            <text:p>62.1986331895516</text:p>
          </table:table-cell>
          <table:table-cell office:value-type="float" office:value="101.815597004553" calcext:value-type="float">
            <text:p>101.815597004553</text:p>
          </table:table-cell>
          <table:table-cell office:value-type="float" office:value="15985.0487297148" calcext:value-type="float">
            <text:p>15985.04872971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257" calcext:value-type="float">
            <text:p>257</text:p>
          </table:table-cell>
          <table:table-cell office:value-type="float" office:value="48316" calcext:value-type="float">
            <text:p>48316</text:p>
          </table:table-cell>
          <table:table-cell office:value-type="float" office:value="0.835365189629047" calcext:value-type="float">
            <text:p>0.835365189629047</text:p>
          </table:table-cell>
          <table:table-cell office:value-type="float" office:value="157.048655650261" calcext:value-type="float">
            <text:p>157.048655650261</text:p>
          </table:table-cell>
          <table:table-cell office:value-type="float" office:value="214.688853734665" calcext:value-type="float">
            <text:p>214.688853734665</text:p>
          </table:table-cell>
          <table:table-cell office:value-type="float" office:value="40361.504502117" calcext:value-type="float">
            <text:p>40361.504502117</text:p>
          </table:table-cell>
          <table:table-cell office:value-type="float" office:value="0.500100114198555" calcext:value-type="float">
            <text:p>0.500100114198555</text:p>
          </table:table-cell>
          <table:table-cell office:value-type="float" office:value="94.0188214693283" calcext:value-type="float">
            <text:p>94.0188214693283</text:p>
          </table:table-cell>
          <table:table-cell office:value-type="float" office:value="128.525729349029" calcext:value-type="float">
            <text:p>128.525729349029</text:p>
          </table:table-cell>
          <table:table-cell office:value-type="float" office:value="24162.8371176174" calcext:value-type="float">
            <text:p>24162.8371176174</text:p>
          </table:table-cell>
          <table:table-cell office:value-type="float" office:value="0.417766226730984" calcext:value-type="float">
            <text:p>0.417766226730984</text:p>
          </table:table-cell>
          <table:table-cell office:value-type="float" office:value="78.5400506254249" calcext:value-type="float">
            <text:p>78.5400506254249</text:p>
          </table:table-cell>
          <table:table-cell office:value-type="float" office:value="107.365920269863" calcext:value-type="float">
            <text:p>107.365920269863</text:p>
          </table:table-cell>
          <table:table-cell office:value-type="float" office:value="20184.7930107342" calcext:value-type="float">
            <text:p>20184.79301073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749809921326768" calcext:value-type="float">
            <text:p>0.749809921326768</text:p>
          </table:table-cell>
          <table:table-cell office:value-type="float" office:value="338" calcext:value-type="float">
            <text:p>338</text:p>
          </table:table-cell>
          <table:table-cell office:value-type="float" office:value="257" calcext:value-type="float">
            <text:p>257</text:p>
          </table:table-cell>
          <table:table-cell office:value-type="float" office:value="86866" calcext:value-type="float">
            <text:p>86866</text:p>
          </table:table-cell>
          <table:table-cell office:value-type="float" office:value="0.771317066452487" calcext:value-type="float">
            <text:p>0.771317066452487</text:p>
          </table:table-cell>
          <table:table-cell office:value-type="float" office:value="260.705168460941" calcext:value-type="float">
            <text:p>260.705168460941</text:p>
          </table:table-cell>
          <table:table-cell office:value-type="float" office:value="198.228486078289" calcext:value-type="float">
            <text:p>198.228486078289</text:p>
          </table:table-cell>
          <table:table-cell office:value-type="float" office:value="67001.2282944618" calcext:value-type="float">
            <text:p>67001.2282944618</text:p>
          </table:table-cell>
          <table:table-cell office:value-type="float" office:value="0.808929098772561" calcext:value-type="float">
            <text:p>0.808929098772561</text:p>
          </table:table-cell>
          <table:table-cell office:value-type="float" office:value="273.418035385126" calcext:value-type="float">
            <text:p>273.418035385126</text:p>
          </table:table-cell>
          <table:table-cell office:value-type="float" office:value="207.894778384548" calcext:value-type="float">
            <text:p>207.894778384548</text:p>
          </table:table-cell>
          <table:table-cell office:value-type="float" office:value="70268.4350939773" calcext:value-type="float">
            <text:p>70268.4350939773</text:p>
          </table:table-cell>
          <table:table-cell office:value-type="float" office:value="0.623940819433307" calcext:value-type="float">
            <text:p>0.623940819433307</text:p>
          </table:table-cell>
          <table:table-cell office:value-type="float" office:value="210.891996968458" calcext:value-type="float">
            <text:p>210.891996968458</text:p>
          </table:table-cell>
          <table:table-cell office:value-type="float" office:value="160.35279059436" calcext:value-type="float">
            <text:p>160.35279059436</text:p>
          </table:table-cell>
          <table:table-cell office:value-type="float" office:value="54199.2432208936" calcext:value-type="float">
            <text:p>54199.243220893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.0822821183056802" calcext:value-type="float">
            <text:p>0.08228211830568</text:p>
          </table:table-cell>
          <table:table-cell office:value-type="float" office:value="186" calcext:value-type="float">
            <text:p>186</text:p>
          </table:table-cell>
          <table:table-cell office:value-type="float" office:value="257" calcext:value-type="float">
            <text:p>257</text:p>
          </table:table-cell>
          <table:table-cell office:value-type="float" office:value="47802" calcext:value-type="float">
            <text:p>47802</text:p>
          </table:table-cell>
          <table:table-cell office:value-type="float" office:value="0.794557922377131" calcext:value-type="float">
            <text:p>0.794557922377131</text:p>
          </table:table-cell>
          <table:table-cell office:value-type="float" office:value="147.787773562146" calcext:value-type="float">
            <text:p>147.787773562146</text:p>
          </table:table-cell>
          <table:table-cell office:value-type="float" office:value="204.201386050923" calcext:value-type="float">
            <text:p>204.201386050923</text:p>
          </table:table-cell>
          <table:table-cell office:value-type="float" office:value="37981.4578054716" calcext:value-type="float">
            <text:p>37981.4578054716</text:p>
          </table:table-cell>
          <table:table-cell office:value-type="float" office:value="0.356899270426117" calcext:value-type="float">
            <text:p>0.356899270426117</text:p>
          </table:table-cell>
          <table:table-cell office:value-type="float" office:value="66.3832642992577" calcext:value-type="float">
            <text:p>66.3832642992577</text:p>
          </table:table-cell>
          <table:table-cell office:value-type="float" office:value="91.723112499512" calcext:value-type="float">
            <text:p>91.723112499512</text:p>
          </table:table-cell>
          <table:table-cell office:value-type="float" office:value="17060.4989249092" calcext:value-type="float">
            <text:p>17060.4989249092</text:p>
          </table:table-cell>
          <table:table-cell office:value-type="float" office:value="0.283577142807689" calcext:value-type="float">
            <text:p>0.283577142807689</text:p>
          </table:table-cell>
          <table:table-cell office:value-type="float" office:value="52.7453485622302" calcext:value-type="float">
            <text:p>52.7453485622302</text:p>
          </table:table-cell>
          <table:table-cell office:value-type="float" office:value="72.8793257015761" calcext:value-type="float">
            <text:p>72.8793257015761</text:p>
          </table:table-cell>
          <table:table-cell office:value-type="float" office:value="13555.5545804932" calcext:value-type="float">
            <text:p>13555.55458049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257" calcext:value-type="float">
            <text:p>257</text:p>
          </table:table-cell>
          <table:table-cell office:value-type="float" office:value="89693" calcext:value-type="float">
            <text:p>89693</text:p>
          </table:table-cell>
          <table:table-cell office:value-type="float" office:value="0.0638901731040768" calcext:value-type="float">
            <text:p>0.063890173104077</text:p>
          </table:table-cell>
          <table:table-cell office:value-type="float" office:value="22.2976704133228" calcext:value-type="float">
            <text:p>22.2976704133228</text:p>
          </table:table-cell>
          <table:table-cell office:value-type="float" office:value="16.4197744877477" calcext:value-type="float">
            <text:p>16.4197744877477</text:p>
          </table:table-cell>
          <table:table-cell office:value-type="float" office:value="5730.50129622396" calcext:value-type="float">
            <text:p>5730.50129622396</text:p>
          </table:table-cell>
          <table:table-cell office:value-type="float" office:value="0.139214869751963" calcext:value-type="float">
            <text:p>0.139214869751963</text:p>
          </table:table-cell>
          <table:table-cell office:value-type="float" office:value="48.5859895434349" calcext:value-type="float">
            <text:p>48.5859895434349</text:p>
          </table:table-cell>
          <table:table-cell office:value-type="float" office:value="35.7782215262544" calcext:value-type="float">
            <text:p>35.7782215262544</text:p>
          </table:table-cell>
          <table:table-cell office:value-type="float" office:value="12486.5993126628" calcext:value-type="float">
            <text:p>12486.5993126628</text:p>
          </table:table-cell>
          <table:table-cell office:value-type="float" office:value="0.00889446212711439" calcext:value-type="float">
            <text:p>0.008894462127114</text:p>
          </table:table-cell>
          <table:table-cell office:value-type="float" office:value="3.10416728236292" calcext:value-type="float">
            <text:p>3.10416728236292</text:p>
          </table:table-cell>
          <table:table-cell office:value-type="float" office:value="2.2858767666684" calcext:value-type="float">
            <text:p>2.2858767666684</text:p>
          </table:table-cell>
          <table:table-cell office:value-type="float" office:value="797.770991567271" calcext:value-type="float">
            <text:p>797.7709915672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57" calcext:value-type="float">
            <text:p>257</text:p>
          </table:table-cell>
          <table:table-cell office:value-type="float" office:value="51143" calcext:value-type="float">
            <text:p>51143</text:p>
          </table:table-cell>
          <table:table-cell office:value-type="float" office:value="0.0598479929793329" calcext:value-type="float">
            <text:p>0.059847992979333</text:p>
          </table:table-cell>
          <table:table-cell office:value-type="float" office:value="11.9097506028873" calcext:value-type="float">
            <text:p>11.9097506028873</text:p>
          </table:table-cell>
          <table:table-cell office:value-type="float" office:value="15.3809341956886" calcext:value-type="float">
            <text:p>15.3809341956886</text:p>
          </table:table-cell>
          <table:table-cell office:value-type="float" office:value="3060.80590494202" calcext:value-type="float">
            <text:p>3060.80590494202</text:p>
          </table:table-cell>
          <table:table-cell office:value-type="float" office:value="0.2897847369891" calcext:value-type="float">
            <text:p>0.2897847369891</text:p>
          </table:table-cell>
          <table:table-cell office:value-type="float" office:value="57.6671626608309" calcext:value-type="float">
            <text:p>57.6671626608309</text:p>
          </table:table-cell>
          <table:table-cell office:value-type="float" office:value="74.4746774061986" calcext:value-type="float">
            <text:p>74.4746774061986</text:p>
          </table:table-cell>
          <table:table-cell office:value-type="float" office:value="14820.4608038335" calcext:value-type="float">
            <text:p>14820.4608038335</text:p>
          </table:table-cell>
          <table:table-cell office:value-type="float" office:value="0.0173430349048415" calcext:value-type="float">
            <text:p>0.017343034904842</text:p>
          </table:table-cell>
          <table:table-cell office:value-type="float" office:value="3.45126394606345" calcext:value-type="float">
            <text:p>3.45126394606345</text:p>
          </table:table-cell>
          <table:table-cell office:value-type="float" office:value="4.45715997054426" calcext:value-type="float">
            <text:p>4.45715997054426</text:p>
          </table:table-cell>
          <table:table-cell office:value-type="float" office:value="886.974834138308" calcext:value-type="float">
            <text:p>886.9748341383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257" calcext:value-type="float">
            <text:p>257</text:p>
          </table:table-cell>
          <table:table-cell office:value-type="float" office:value="97917" calcext:value-type="float">
            <text:p>97917</text:p>
          </table:table-cell>
          <table:table-cell office:value-type="float" office:value="0.630221412811694" calcext:value-type="float">
            <text:p>0.630221412811694</text:p>
          </table:table-cell>
          <table:table-cell office:value-type="float" office:value="240.114358281255" calcext:value-type="float">
            <text:p>240.114358281255</text:p>
          </table:table-cell>
          <table:table-cell office:value-type="float" office:value="161.966903092605" calcext:value-type="float">
            <text:p>161.966903092605</text:p>
          </table:table-cell>
          <table:table-cell office:value-type="float" office:value="61709.3900782826" calcext:value-type="float">
            <text:p>61709.3900782826</text:p>
          </table:table-cell>
          <table:table-cell office:value-type="float" office:value="0.38828484236483" calcext:value-type="float">
            <text:p>0.38828484236483</text:p>
          </table:table-cell>
          <table:table-cell office:value-type="float" office:value="147.936524941" calcext:value-type="float">
            <text:p>147.936524941</text:p>
          </table:table-cell>
          <table:table-cell office:value-type="float" office:value="99.7892044877614" calcext:value-type="float">
            <text:p>99.7892044877614</text:p>
          </table:table-cell>
          <table:table-cell office:value-type="float" office:value="38019.6869098371" calcext:value-type="float">
            <text:p>38019.6869098371</text:p>
          </table:table-cell>
          <table:table-cell office:value-type="float" office:value="0.244705421928529" calcext:value-type="float">
            <text:p>0.244705421928529</text:p>
          </table:table-cell>
          <table:table-cell office:value-type="float" office:value="93.2327657547696" calcext:value-type="float">
            <text:p>93.2327657547696</text:p>
          </table:table-cell>
          <table:table-cell office:value-type="float" office:value="62.889293435632" calcext:value-type="float">
            <text:p>62.889293435632</text:p>
          </table:table-cell>
          <table:table-cell office:value-type="float" office:value="23960.8207989758" calcext:value-type="float">
            <text:p>23960.82079897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257" calcext:value-type="float">
            <text:p>257</text:p>
          </table:table-cell>
          <table:table-cell office:value-type="float" office:value="85838" calcext:value-type="float">
            <text:p>85838</text:p>
          </table:table-cell>
          <table:table-cell office:value-type="float" office:value="0.481356106443432" calcext:value-type="float">
            <text:p>0.481356106443432</text:p>
          </table:table-cell>
          <table:table-cell office:value-type="float" office:value="160.772939552106" calcext:value-type="float">
            <text:p>160.772939552106</text:p>
          </table:table-cell>
          <table:table-cell office:value-type="float" office:value="123.708519355962" calcext:value-type="float">
            <text:p>123.708519355962</text:p>
          </table:table-cell>
          <table:table-cell office:value-type="float" office:value="41318.6454648913" calcext:value-type="float">
            <text:p>41318.6454648913</text:p>
          </table:table-cell>
          <table:table-cell office:value-type="float" office:value="0.459696714278378" calcext:value-type="float">
            <text:p>0.459696714278378</text:p>
          </table:table-cell>
          <table:table-cell office:value-type="float" office:value="153.538702568978" calcext:value-type="float">
            <text:p>153.538702568978</text:p>
          </table:table-cell>
          <table:table-cell office:value-type="float" office:value="118.142055569543" calcext:value-type="float">
            <text:p>118.142055569543</text:p>
          </table:table-cell>
          <table:table-cell office:value-type="float" office:value="39459.4465602274" calcext:value-type="float">
            <text:p>39459.4465602274</text:p>
          </table:table-cell>
          <table:table-cell office:value-type="float" office:value="0.221277820529879" calcext:value-type="float">
            <text:p>0.221277820529879</text:p>
          </table:table-cell>
          <table:table-cell office:value-type="float" office:value="73.9067920569795" calcext:value-type="float">
            <text:p>73.9067920569795</text:p>
          </table:table-cell>
          <table:table-cell office:value-type="float" office:value="56.8683998761788" calcext:value-type="float">
            <text:p>56.8683998761788</text:p>
          </table:table-cell>
          <table:table-cell office:value-type="float" office:value="18994.0455586437" calcext:value-type="float">
            <text:p>18994.04555864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94" calcext:value-type="float">
            <text:p>94</text:p>
          </table:table-cell>
          <table:table-cell office:value-type="float" office:value="35626" calcext:value-type="float">
            <text:p>35626</text:p>
          </table:table-cell>
          <table:table-cell office:value-type="float" office:value="0.495584026599553" calcext:value-type="float">
            <text:p>0.495584026599553</text:p>
          </table:table-cell>
          <table:table-cell office:value-type="float" office:value="187.826346081231" calcext:value-type="float">
            <text:p>187.826346081231</text:p>
          </table:table-cell>
          <table:table-cell office:value-type="float" office:value="46.584898500358" calcext:value-type="float">
            <text:p>46.584898500358</text:p>
          </table:table-cell>
          <table:table-cell office:value-type="float" office:value="17655.6765316357" calcext:value-type="float">
            <text:p>17655.6765316357</text:p>
          </table:table-cell>
          <table:table-cell office:value-type="float" office:value="0.0852220706896774" calcext:value-type="float">
            <text:p>0.085222070689678</text:p>
          </table:table-cell>
          <table:table-cell office:value-type="float" office:value="32.2991647913877" calcext:value-type="float">
            <text:p>32.2991647913877</text:p>
          </table:table-cell>
          <table:table-cell office:value-type="float" office:value="8.01087464482968" calcext:value-type="float">
            <text:p>8.01087464482968</text:p>
          </table:table-cell>
          <table:table-cell office:value-type="float" office:value="3036.12149039045" calcext:value-type="float">
            <text:p>3036.12149039045</text:p>
          </table:table-cell>
          <table:table-cell office:value-type="float" office:value="0.0422346969475421" calcext:value-type="float">
            <text:p>0.042234696947542</text:p>
          </table:table-cell>
          <table:table-cell office:value-type="float" office:value="16.0069501431184" calcext:value-type="float">
            <text:p>16.0069501431184</text:p>
          </table:table-cell>
          <table:table-cell office:value-type="float" office:value="3.97006151306895" calcext:value-type="float">
            <text:p>3.97006151306895</text:p>
          </table:table-cell>
          <table:table-cell office:value-type="float" office:value="1504.65331345313" calcext:value-type="float">
            <text:p>1504.653313453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94" calcext:value-type="float">
            <text:p>94</text:p>
          </table:table-cell>
          <table:table-cell office:value-type="float" office:value="34122" calcext:value-type="float">
            <text:p>34122</text:p>
          </table:table-cell>
          <table:table-cell office:value-type="float" office:value="0.175770766342949" calcext:value-type="float">
            <text:p>0.175770766342949</text:p>
          </table:table-cell>
          <table:table-cell office:value-type="float" office:value="63.8047881824905" calcext:value-type="float">
            <text:p>63.8047881824905</text:p>
          </table:table-cell>
          <table:table-cell office:value-type="float" office:value="16.5224520362372" calcext:value-type="float">
            <text:p>16.5224520362372</text:p>
          </table:table-cell>
          <table:table-cell office:value-type="float" office:value="5997.65008915411" calcext:value-type="float">
            <text:p>5997.65008915411</text:p>
          </table:table-cell>
          <table:table-cell office:value-type="float" office:value="0.763480289308472" calcext:value-type="float">
            <text:p>0.763480289308472</text:p>
          </table:table-cell>
          <table:table-cell office:value-type="float" office:value="277.143345018975" calcext:value-type="float">
            <text:p>277.143345018975</text:p>
          </table:table-cell>
          <table:table-cell office:value-type="float" office:value="71.7671471949963" calcext:value-type="float">
            <text:p>71.7671471949963</text:p>
          </table:table-cell>
          <table:table-cell office:value-type="float" office:value="26051.4744317837" calcext:value-type="float">
            <text:p>26051.4744317837</text:p>
          </table:table-cell>
          <table:table-cell office:value-type="float" office:value="0.134197515539487" calcext:value-type="float">
            <text:p>0.134197515539487</text:p>
          </table:table-cell>
          <table:table-cell office:value-type="float" office:value="48.7136981408336" calcext:value-type="float">
            <text:p>48.7136981408336</text:p>
          </table:table-cell>
          <table:table-cell office:value-type="float" office:value="12.6145664607117" calcext:value-type="float">
            <text:p>12.6145664607117</text:p>
          </table:table-cell>
          <table:table-cell office:value-type="float" office:value="4579.08762523836" calcext:value-type="float">
            <text:p>4579.087625238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94" calcext:value-type="float">
            <text:p>94</text:p>
          </table:table-cell>
          <table:table-cell office:value-type="float" office:value="15510" calcext:value-type="float">
            <text:p>15510</text:p>
          </table:table-cell>
          <table:table-cell office:value-type="float" office:value="0.249148147303637" calcext:value-type="float">
            <text:p>0.249148147303637</text:p>
          </table:table-cell>
          <table:table-cell office:value-type="float" office:value="41.1094443051001" calcext:value-type="float">
            <text:p>41.1094443051001</text:p>
          </table:table-cell>
          <table:table-cell office:value-type="float" office:value="23.4199258465419" calcext:value-type="float">
            <text:p>23.4199258465419</text:p>
          </table:table-cell>
          <table:table-cell office:value-type="float" office:value="3864.28776467941" calcext:value-type="float">
            <text:p>3864.28776467941</text:p>
          </table:table-cell>
          <table:table-cell office:value-type="float" office:value="0.12903254994018" calcext:value-type="float">
            <text:p>0.12903254994018</text:p>
          </table:table-cell>
          <table:table-cell office:value-type="float" office:value="21.2903707401297" calcext:value-type="float">
            <text:p>21.2903707401297</text:p>
          </table:table-cell>
          <table:table-cell office:value-type="float" office:value="12.1290596943769" calcext:value-type="float">
            <text:p>12.1290596943769</text:p>
          </table:table-cell>
          <table:table-cell office:value-type="float" office:value="2001.29484957219" calcext:value-type="float">
            <text:p>2001.29484957219</text:p>
          </table:table-cell>
          <table:table-cell office:value-type="float" office:value="0.0321482207594599" calcext:value-type="float">
            <text:p>0.03214822075946</text:p>
          </table:table-cell>
          <table:table-cell office:value-type="float" office:value="5.30445642531088" calcext:value-type="float">
            <text:p>5.30445642531088</text:p>
          </table:table-cell>
          <table:table-cell office:value-type="float" office:value="3.02193275138923" calcext:value-type="float">
            <text:p>3.02193275138923</text:p>
          </table:table-cell>
          <table:table-cell office:value-type="float" office:value="498.618903979223" calcext:value-type="float">
            <text:p>498.6189039792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94" calcext:value-type="float">
            <text:p>94</text:p>
          </table:table-cell>
          <table:table-cell office:value-type="float" office:value="19740" calcext:value-type="float">
            <text:p>19740</text:p>
          </table:table-cell>
          <table:table-cell office:value-type="float" office:value="0.604644218608619" calcext:value-type="float">
            <text:p>0.604644218608619</text:p>
          </table:table-cell>
          <table:table-cell office:value-type="float" office:value="126.97528590781" calcext:value-type="float">
            <text:p>126.97528590781</text:p>
          </table:table-cell>
          <table:table-cell office:value-type="float" office:value="56.8365565492102" calcext:value-type="float">
            <text:p>56.8365565492102</text:p>
          </table:table-cell>
          <table:table-cell office:value-type="float" office:value="11935.6768753341" calcext:value-type="float">
            <text:p>11935.6768753341</text:p>
          </table:table-cell>
          <table:table-cell office:value-type="float" office:value="0.66372006146078" calcext:value-type="float">
            <text:p>0.66372006146078</text:p>
          </table:table-cell>
          <table:table-cell office:value-type="float" office:value="139.381212906764" calcext:value-type="float">
            <text:p>139.381212906764</text:p>
          </table:table-cell>
          <table:table-cell office:value-type="float" office:value="62.3896857773134" calcext:value-type="float">
            <text:p>62.3896857773134</text:p>
          </table:table-cell>
          <table:table-cell office:value-type="float" office:value="13101.8340132358" calcext:value-type="float">
            <text:p>13101.8340132358</text:p>
          </table:table-cell>
          <table:table-cell office:value-type="float" office:value="0.401314497936818" calcext:value-type="float">
            <text:p>0.401314497936818</text:p>
          </table:table-cell>
          <table:table-cell office:value-type="float" office:value="84.2760445667318" calcext:value-type="float">
            <text:p>84.2760445667318</text:p>
          </table:table-cell>
          <table:table-cell office:value-type="float" office:value="37.7235628060609" calcext:value-type="float">
            <text:p>37.7235628060609</text:p>
          </table:table-cell>
          <table:table-cell office:value-type="float" office:value="7921.94818927279" calcext:value-type="float">
            <text:p>7921.948189272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94" calcext:value-type="float">
            <text:p>94</text:p>
          </table:table-cell>
          <table:table-cell office:value-type="float" office:value="14758" calcext:value-type="float">
            <text:p>14758</text:p>
          </table:table-cell>
          <table:table-cell office:value-type="float" office:value="0.153239277576057" calcext:value-type="float">
            <text:p>0.153239277576057</text:p>
          </table:table-cell>
          <table:table-cell office:value-type="float" office:value="24.0585665794409" calcext:value-type="float">
            <text:p>24.0585665794409</text:p>
          </table:table-cell>
          <table:table-cell office:value-type="float" office:value="14.4044920921493" calcext:value-type="float">
            <text:p>14.4044920921493</text:p>
          </table:table-cell>
          <table:table-cell office:value-type="float" office:value="2261.50525846744" calcext:value-type="float">
            <text:p>2261.50525846744</text:p>
          </table:table-cell>
          <table:table-cell office:value-type="float" office:value="0.906468218572287" calcext:value-type="float">
            <text:p>0.906468218572287</text:p>
          </table:table-cell>
          <table:table-cell office:value-type="float" office:value="142.315510315849" calcext:value-type="float">
            <text:p>142.315510315849</text:p>
          </table:table-cell>
          <table:table-cell office:value-type="float" office:value="85.208012545795" calcext:value-type="float">
            <text:p>85.208012545795</text:p>
          </table:table-cell>
          <table:table-cell office:value-type="float" office:value="13377.6579696898" calcext:value-type="float">
            <text:p>13377.6579696898</text:p>
          </table:table-cell>
          <table:table-cell office:value-type="float" office:value="0.138906534959672" calcext:value-type="float">
            <text:p>0.138906534959672</text:p>
          </table:table-cell>
          <table:table-cell office:value-type="float" office:value="21.8083259886686" calcext:value-type="float">
            <text:p>21.8083259886686</text:p>
          </table:table-cell>
          <table:table-cell office:value-type="float" office:value="13.0572142862092" calcext:value-type="float">
            <text:p>13.0572142862092</text:p>
          </table:table-cell>
          <table:table-cell office:value-type="float" office:value="2049.98264293484" calcext:value-type="float">
            <text:p>2049.982642934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94" calcext:value-type="float">
            <text:p>94</text:p>
          </table:table-cell>
          <table:table-cell office:value-type="float" office:value="17672" calcext:value-type="float">
            <text:p>17672</text:p>
          </table:table-cell>
          <table:table-cell office:value-type="float" office:value="0.821108203710755" calcext:value-type="float">
            <text:p>0.821108203710755</text:p>
          </table:table-cell>
          <table:table-cell office:value-type="float" office:value="154.368342297622" calcext:value-type="float">
            <text:p>154.368342297622</text:p>
          </table:table-cell>
          <table:table-cell office:value-type="float" office:value="77.1841711488109" calcext:value-type="float">
            <text:p>77.1841711488109</text:p>
          </table:table-cell>
          <table:table-cell office:value-type="float" office:value="14510.6241759765" calcext:value-type="float">
            <text:p>14510.6241759765</text:p>
          </table:table-cell>
          <table:table-cell office:value-type="float" office:value="0.786435453043237" calcext:value-type="float">
            <text:p>0.786435453043237</text:p>
          </table:table-cell>
          <table:table-cell office:value-type="float" office:value="147.849865172129" calcext:value-type="float">
            <text:p>147.849865172129</text:p>
          </table:table-cell>
          <table:table-cell office:value-type="float" office:value="73.9249325860643" calcext:value-type="float">
            <text:p>73.9249325860643</text:p>
          </table:table-cell>
          <table:table-cell office:value-type="float" office:value="13897.8873261801" calcext:value-type="float">
            <text:p>13897.8873261801</text:p>
          </table:table-cell>
          <table:table-cell office:value-type="float" office:value="0.645748602182786" calcext:value-type="float">
            <text:p>0.645748602182786</text:p>
          </table:table-cell>
          <table:table-cell office:value-type="float" office:value="121.400737210364" calcext:value-type="float">
            <text:p>121.400737210364</text:p>
          </table:table-cell>
          <table:table-cell office:value-type="float" office:value="60.7003686051819" calcext:value-type="float">
            <text:p>60.7003686051819</text:p>
          </table:table-cell>
          <table:table-cell office:value-type="float" office:value="11411.6692977742" calcext:value-type="float">
            <text:p>11411.66929777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94" calcext:value-type="float">
            <text:p>94</text:p>
          </table:table-cell>
          <table:table-cell office:value-type="float" office:value="31772" calcext:value-type="float">
            <text:p>31772</text:p>
          </table:table-cell>
          <table:table-cell office:value-type="float" office:value="0.47972793091024" calcext:value-type="float">
            <text:p>0.47972793091024</text:p>
          </table:table-cell>
          <table:table-cell office:value-type="float" office:value="162.148040647661" calcext:value-type="float">
            <text:p>162.148040647661</text:p>
          </table:table-cell>
          <table:table-cell office:value-type="float" office:value="45.0944255055625" calcext:value-type="float">
            <text:p>45.0944255055625</text:p>
          </table:table-cell>
          <table:table-cell office:value-type="float" office:value="15241.9158208801" calcext:value-type="float">
            <text:p>15241.9158208801</text:p>
          </table:table-cell>
          <table:table-cell office:value-type="float" office:value="0.278027135096317" calcext:value-type="float">
            <text:p>0.278027135096317</text:p>
          </table:table-cell>
          <table:table-cell office:value-type="float" office:value="93.9731716625552" calcext:value-type="float">
            <text:p>93.9731716625552</text:p>
          </table:table-cell>
          <table:table-cell office:value-type="float" office:value="26.1345506990538" calcext:value-type="float">
            <text:p>26.1345506990538</text:p>
          </table:table-cell>
          <table:table-cell office:value-type="float" office:value="8833.47813628019" calcext:value-type="float">
            <text:p>8833.47813628019</text:p>
          </table:table-cell>
          <table:table-cell office:value-type="float" office:value="0.133377382256658" calcext:value-type="float">
            <text:p>0.133377382256658</text:p>
          </table:table-cell>
          <table:table-cell office:value-type="float" office:value="45.0815552027504" calcext:value-type="float">
            <text:p>45.0815552027504</text:p>
          </table:table-cell>
          <table:table-cell office:value-type="float" office:value="12.5374739321258" calcext:value-type="float">
            <text:p>12.5374739321258</text:p>
          </table:table-cell>
          <table:table-cell office:value-type="float" office:value="4237.66618905854" calcext:value-type="float">
            <text:p>4237.666189058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94" calcext:value-type="float">
            <text:p>94</text:p>
          </table:table-cell>
          <table:table-cell office:value-type="float" office:value="17484" calcext:value-type="float">
            <text:p>17484</text:p>
          </table:table-cell>
          <table:table-cell office:value-type="float" office:value="0.785287359865937" calcext:value-type="float">
            <text:p>0.785287359865937</text:p>
          </table:table-cell>
          <table:table-cell office:value-type="float" office:value="146.063448935064" calcext:value-type="float">
            <text:p>146.063448935064</text:p>
          </table:table-cell>
          <table:table-cell office:value-type="float" office:value="73.8170118273981" calcext:value-type="float">
            <text:p>73.8170118273981</text:p>
          </table:table-cell>
          <table:table-cell office:value-type="float" office:value="13729.964199896" calcext:value-type="float">
            <text:p>13729.964199896</text:p>
          </table:table-cell>
          <table:table-cell office:value-type="float" office:value="0.142739754110122" calcext:value-type="float">
            <text:p>0.142739754110122</text:p>
          </table:table-cell>
          <table:table-cell office:value-type="float" office:value="26.5495942644827" calcext:value-type="float">
            <text:p>26.5495942644827</text:p>
          </table:table-cell>
          <table:table-cell office:value-type="float" office:value="13.4175368863515" calcext:value-type="float">
            <text:p>13.4175368863515</text:p>
          </table:table-cell>
          <table:table-cell office:value-type="float" office:value="2495.66186086137" calcext:value-type="float">
            <text:p>2495.66186086137</text:p>
          </table:table-cell>
          <table:table-cell office:value-type="float" office:value="0.112091724653051" calcext:value-type="float">
            <text:p>0.112091724653051</text:p>
          </table:table-cell>
          <table:table-cell office:value-type="float" office:value="20.8490607854675" calcext:value-type="float">
            <text:p>20.8490607854675</text:p>
          </table:table-cell>
          <table:table-cell office:value-type="float" office:value="10.5366221173868" calcext:value-type="float">
            <text:p>10.5366221173868</text:p>
          </table:table-cell>
          <table:table-cell office:value-type="float" office:value="1959.81171383394" calcext:value-type="float">
            <text:p>1959.8117138339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.354006532696642" calcext:value-type="float">
            <text:p>0.354006532696642</text:p>
          </table:table-cell>
          <table:table-cell office:value-type="float" office:value="349" calcext:value-type="float">
            <text:p>349</text:p>
          </table:table-cell>
          <table:table-cell office:value-type="float" office:value="94" calcext:value-type="float">
            <text:p>94</text:p>
          </table:table-cell>
          <table:table-cell office:value-type="float" office:value="32806" calcext:value-type="float">
            <text:p>32806</text:p>
          </table:table-cell>
          <table:table-cell office:value-type="float" office:value="0.837041544393724" calcext:value-type="float">
            <text:p>0.837041544393724</text:p>
          </table:table-cell>
          <table:table-cell office:value-type="float" office:value="292.12749899341" calcext:value-type="float">
            <text:p>292.12749899341</text:p>
          </table:table-cell>
          <table:table-cell office:value-type="float" office:value="78.68190517301" calcext:value-type="float">
            <text:p>78.68190517301</text:p>
          </table:table-cell>
          <table:table-cell office:value-type="float" office:value="27459.9849053805" calcext:value-type="float">
            <text:p>27459.9849053805</text:p>
          </table:table-cell>
          <table:table-cell office:value-type="float" office:value="0.917610499944992" calcext:value-type="float">
            <text:p>0.917610499944992</text:p>
          </table:table-cell>
          <table:table-cell office:value-type="float" office:value="320.246064480802" calcext:value-type="float">
            <text:p>320.246064480802</text:p>
          </table:table-cell>
          <table:table-cell office:value-type="float" office:value="86.2553869948293" calcext:value-type="float">
            <text:p>86.2553869948293</text:p>
          </table:table-cell>
          <table:table-cell office:value-type="float" office:value="30103.1300611954" calcext:value-type="float">
            <text:p>30103.1300611954</text:p>
          </table:table-cell>
          <table:table-cell office:value-type="float" office:value="0.768078110025853" calcext:value-type="float">
            <text:p>0.768078110025853</text:p>
          </table:table-cell>
          <table:table-cell office:value-type="float" office:value="268.059260399023" calcext:value-type="float">
            <text:p>268.059260399023</text:p>
          </table:table-cell>
          <table:table-cell office:value-type="float" office:value="72.1993423424302" calcext:value-type="float">
            <text:p>72.1993423424302</text:p>
          </table:table-cell>
          <table:table-cell office:value-type="float" office:value="25197.5704775081" calcext:value-type="float">
            <text:p>25197.57047750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94" calcext:value-type="float">
            <text:p>94</text:p>
          </table:table-cell>
          <table:table-cell office:value-type="float" office:value="18706" calcext:value-type="float">
            <text:p>18706</text:p>
          </table:table-cell>
          <table:table-cell office:value-type="float" office:value="0.700470418730624" calcext:value-type="float">
            <text:p>0.700470418730624</text:p>
          </table:table-cell>
          <table:table-cell office:value-type="float" office:value="139.393613327394" calcext:value-type="float">
            <text:p>139.393613327394</text:p>
          </table:table-cell>
          <table:table-cell office:value-type="float" office:value="65.8442193606787" calcext:value-type="float">
            <text:p>65.8442193606787</text:p>
          </table:table-cell>
          <table:table-cell office:value-type="float" office:value="13102.9996527751" calcext:value-type="float">
            <text:p>13102.9996527751</text:p>
          </table:table-cell>
          <table:table-cell office:value-type="float" office:value="0.146426272660853" calcext:value-type="float">
            <text:p>0.146426272660853</text:p>
          </table:table-cell>
          <table:table-cell office:value-type="float" office:value="29.1388282595097" calcext:value-type="float">
            <text:p>29.1388282595097</text:p>
          </table:table-cell>
          <table:table-cell office:value-type="float" office:value="13.7640696301202" calcext:value-type="float">
            <text:p>13.7640696301202</text:p>
          </table:table-cell>
          <table:table-cell office:value-type="float" office:value="2739.04985639391" calcext:value-type="float">
            <text:p>2739.04985639391</text:p>
          </table:table-cell>
          <table:table-cell office:value-type="float" office:value="0.102567272523912" calcext:value-type="float">
            <text:p>0.102567272523912</text:p>
          </table:table-cell>
          <table:table-cell office:value-type="float" office:value="20.4108872322585" calcext:value-type="float">
            <text:p>20.4108872322585</text:p>
          </table:table-cell>
          <table:table-cell office:value-type="float" office:value="9.64132361724775" calcext:value-type="float">
            <text:p>9.64132361724775</text:p>
          </table:table-cell>
          <table:table-cell office:value-type="float" office:value="1918.6233998323" calcext:value-type="float">
            <text:p>1918.62339983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975643660500532" calcext:value-type="float">
            <text:p>0.097564366050053</text:p>
          </table:table-cell>
          <table:table-cell office:value-type="float" office:value="381" calcext:value-type="float">
            <text:p>381</text:p>
          </table:table-cell>
          <table:table-cell office:value-type="float" office:value="94" calcext:value-type="float">
            <text:p>94</text:p>
          </table:table-cell>
          <table:table-cell office:value-type="float" office:value="35814" calcext:value-type="float">
            <text:p>35814</text:p>
          </table:table-cell>
          <table:table-cell office:value-type="float" office:value="0.953476737681457" calcext:value-type="float">
            <text:p>0.953476737681457</text:p>
          </table:table-cell>
          <table:table-cell office:value-type="float" office:value="363.274637056635" calcext:value-type="float">
            <text:p>363.274637056635</text:p>
          </table:table-cell>
          <table:table-cell office:value-type="float" office:value="89.6268133420569" calcext:value-type="float">
            <text:p>89.6268133420569</text:p>
          </table:table-cell>
          <table:table-cell office:value-type="float" office:value="34147.8158833237" calcext:value-type="float">
            <text:p>34147.8158833237</text:p>
          </table:table-cell>
          <table:table-cell office:value-type="float" office:value="0.852045756105494" calcext:value-type="float">
            <text:p>0.852045756105494</text:p>
          </table:table-cell>
          <table:table-cell office:value-type="float" office:value="324.629433076193" calcext:value-type="float">
            <text:p>324.629433076193</text:p>
          </table:table-cell>
          <table:table-cell office:value-type="float" office:value="80.0923010739165" calcext:value-type="float">
            <text:p>80.0923010739165</text:p>
          </table:table-cell>
          <table:table-cell office:value-type="float" office:value="30515.1667091622" calcext:value-type="float">
            <text:p>30515.1667091622</text:p>
          </table:table-cell>
          <table:table-cell office:value-type="float" office:value="0.812405807886797" calcext:value-type="float">
            <text:p>0.812405807886797</text:p>
          </table:table-cell>
          <table:table-cell office:value-type="float" office:value="309.52661280487" calcext:value-type="float">
            <text:p>309.52661280487</text:p>
          </table:table-cell>
          <table:table-cell office:value-type="float" office:value="76.3661459413589" calcext:value-type="float">
            <text:p>76.3661459413589</text:p>
          </table:table-cell>
          <table:table-cell office:value-type="float" office:value="29095.5016036577" calcext:value-type="float">
            <text:p>29095.50160365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94" calcext:value-type="float">
            <text:p>94</text:p>
          </table:table-cell>
          <table:table-cell office:value-type="float" office:value="31396" calcext:value-type="float">
            <text:p>31396</text:p>
          </table:table-cell>
          <table:table-cell office:value-type="float" office:value="0.770797227444444" calcext:value-type="float">
            <text:p>0.770797227444444</text:p>
          </table:table-cell>
          <table:table-cell office:value-type="float" office:value="257.446273966444" calcext:value-type="float">
            <text:p>257.446273966444</text:p>
          </table:table-cell>
          <table:table-cell office:value-type="float" office:value="72.4549393797778" calcext:value-type="float">
            <text:p>72.4549393797778</text:p>
          </table:table-cell>
          <table:table-cell office:value-type="float" office:value="24199.9497528458" calcext:value-type="float">
            <text:p>24199.9497528458</text:p>
          </table:table-cell>
          <table:table-cell office:value-type="float" office:value="0.131144614965147" calcext:value-type="float">
            <text:p>0.131144614965147</text:p>
          </table:table-cell>
          <table:table-cell office:value-type="float" office:value="43.8023013983593" calcext:value-type="float">
            <text:p>43.8023013983593</text:p>
          </table:table-cell>
          <table:table-cell office:value-type="float" office:value="12.3275938067239" calcext:value-type="float">
            <text:p>12.3275938067239</text:p>
          </table:table-cell>
          <table:table-cell office:value-type="float" office:value="4117.41633144577" calcext:value-type="float">
            <text:p>4117.41633144577</text:p>
          </table:table-cell>
          <table:table-cell office:value-type="float" office:value="0.101085905609405" calcext:value-type="float">
            <text:p>0.101085905609405</text:p>
          </table:table-cell>
          <table:table-cell office:value-type="float" office:value="33.7626924735412" calcext:value-type="float">
            <text:p>33.7626924735412</text:p>
          </table:table-cell>
          <table:table-cell office:value-type="float" office:value="9.50207512728406" calcext:value-type="float">
            <text:p>9.50207512728406</text:p>
          </table:table-cell>
          <table:table-cell office:value-type="float" office:value="3173.69309251288" calcext:value-type="float">
            <text:p>3173.693092512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92262258371338" calcext:value-type="float">
            <text:p>0.192262258371338</text:p>
          </table:table-cell>
          <table:table-cell office:value-type="float" office:value="379" calcext:value-type="float">
            <text:p>379</text:p>
          </table:table-cell>
          <table:table-cell office:value-type="float" office:value="135" calcext:value-type="float">
            <text:p>135</text:p>
          </table:table-cell>
          <table:table-cell office:value-type="float" office:value="51165" calcext:value-type="float">
            <text:p>51165</text:p>
          </table:table-cell>
          <table:table-cell office:value-type="float" office:value="0.824065153340435" calcext:value-type="float">
            <text:p>0.824065153340435</text:p>
          </table:table-cell>
          <table:table-cell office:value-type="float" office:value="312.320693116025" calcext:value-type="float">
            <text:p>312.320693116025</text:p>
          </table:table-cell>
          <table:table-cell office:value-type="float" office:value="111.248795700959" calcext:value-type="float">
            <text:p>111.248795700959</text:p>
          </table:table-cell>
          <table:table-cell office:value-type="float" office:value="42163.2935706634" calcext:value-type="float">
            <text:p>42163.2935706634</text:p>
          </table:table-cell>
          <table:table-cell office:value-type="float" office:value="0.117607602697975" calcext:value-type="float">
            <text:p>0.117607602697975</text:p>
          </table:table-cell>
          <table:table-cell office:value-type="float" office:value="44.5732814225324" calcext:value-type="float">
            <text:p>44.5732814225324</text:p>
          </table:table-cell>
          <table:table-cell office:value-type="float" office:value="15.8770263642266" calcext:value-type="float">
            <text:p>15.8770263642266</text:p>
          </table:table-cell>
          <table:table-cell office:value-type="float" office:value="6017.39299204188" calcext:value-type="float">
            <text:p>6017.39299204188</text:p>
          </table:table-cell>
          <table:table-cell office:value-type="float" office:value="0.0969163271513076" calcext:value-type="float">
            <text:p>0.096916327151308</text:p>
          </table:table-cell>
          <table:table-cell office:value-type="float" office:value="36.7312879903456" calcext:value-type="float">
            <text:p>36.7312879903456</text:p>
          </table:table-cell>
          <table:table-cell office:value-type="float" office:value="13.0837041654265" calcext:value-type="float">
            <text:p>13.0837041654265</text:p>
          </table:table-cell>
          <table:table-cell office:value-type="float" office:value="4958.72387869665" calcext:value-type="float">
            <text:p>4958.723878696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35" calcext:value-type="float">
            <text:p>135</text:p>
          </table:table-cell>
          <table:table-cell office:value-type="float" office:value="49005" calcext:value-type="float">
            <text:p>49005</text:p>
          </table:table-cell>
          <table:table-cell office:value-type="float" office:value="0.852251169118379" calcext:value-type="float">
            <text:p>0.852251169118379</text:p>
          </table:table-cell>
          <table:table-cell office:value-type="float" office:value="309.367174389972" calcext:value-type="float">
            <text:p>309.367174389972</text:p>
          </table:table-cell>
          <table:table-cell office:value-type="float" office:value="115.053907830981" calcext:value-type="float">
            <text:p>115.053907830981</text:p>
          </table:table-cell>
          <table:table-cell office:value-type="float" office:value="41764.5685426462" calcext:value-type="float">
            <text:p>41764.5685426462</text:p>
          </table:table-cell>
          <table:table-cell office:value-type="float" office:value="0.574844797799633" calcext:value-type="float">
            <text:p>0.574844797799633</text:p>
          </table:table-cell>
          <table:table-cell office:value-type="float" office:value="208.668661601267" calcext:value-type="float">
            <text:p>208.668661601267</text:p>
          </table:table-cell>
          <table:table-cell office:value-type="float" office:value="77.6040477029505" calcext:value-type="float">
            <text:p>77.6040477029505</text:p>
          </table:table-cell>
          <table:table-cell office:value-type="float" office:value="28170.269316171" calcext:value-type="float">
            <text:p>28170.269316171</text:p>
          </table:table-cell>
          <table:table-cell office:value-type="float" office:value="0.489912150986356" calcext:value-type="float">
            <text:p>0.489912150986356</text:p>
          </table:table-cell>
          <table:table-cell office:value-type="float" office:value="177.838110808047" calcext:value-type="float">
            <text:p>177.838110808047</text:p>
          </table:table-cell>
          <table:table-cell office:value-type="float" office:value="66.138140383158" calcext:value-type="float">
            <text:p>66.138140383158</text:p>
          </table:table-cell>
          <table:table-cell office:value-type="float" office:value="24008.1449590864" calcext:value-type="float">
            <text:p>24008.14495908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22275" calcext:value-type="float">
            <text:p>22275</text:p>
          </table:table-cell>
          <table:table-cell office:value-type="float" office:value="0.587541978095574" calcext:value-type="float">
            <text:p>0.587541978095574</text:p>
          </table:table-cell>
          <table:table-cell office:value-type="float" office:value="96.9444263857698" calcext:value-type="float">
            <text:p>96.9444263857698</text:p>
          </table:table-cell>
          <table:table-cell office:value-type="float" office:value="79.3181670429026" calcext:value-type="float">
            <text:p>79.3181670429026</text:p>
          </table:table-cell>
          <table:table-cell office:value-type="float" office:value="13087.4975620789" calcext:value-type="float">
            <text:p>13087.4975620789</text:p>
          </table:table-cell>
          <table:table-cell office:value-type="float" office:value="0.516060399441186" calcext:value-type="float">
            <text:p>0.516060399441186</text:p>
          </table:table-cell>
          <table:table-cell office:value-type="float" office:value="85.1499659077957" calcext:value-type="float">
            <text:p>85.1499659077957</text:p>
          </table:table-cell>
          <table:table-cell office:value-type="float" office:value="69.6681539245601" calcext:value-type="float">
            <text:p>69.6681539245601</text:p>
          </table:table-cell>
          <table:table-cell office:value-type="float" office:value="11495.2453975524" calcext:value-type="float">
            <text:p>11495.2453975524</text:p>
          </table:table-cell>
          <table:table-cell office:value-type="float" office:value="0.303207147904467" calcext:value-type="float">
            <text:p>0.303207147904467</text:p>
          </table:table-cell>
          <table:table-cell office:value-type="float" office:value="50.029179404237" calcext:value-type="float">
            <text:p>50.029179404237</text:p>
          </table:table-cell>
          <table:table-cell office:value-type="float" office:value="40.932964967103" calcext:value-type="float">
            <text:p>40.932964967103</text:p>
          </table:table-cell>
          <table:table-cell office:value-type="float" office:value="6753.939219572" calcext:value-type="float">
            <text:p>6753.9392195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35" calcext:value-type="float">
            <text:p>135</text:p>
          </table:table-cell>
          <table:table-cell office:value-type="float" office:value="28350" calcext:value-type="float">
            <text:p>28350</text:p>
          </table:table-cell>
          <table:table-cell office:value-type="float" office:value="0.342711069799981" calcext:value-type="float">
            <text:p>0.342711069799981</text:p>
          </table:table-cell>
          <table:table-cell office:value-type="float" office:value="71.969324657996" calcext:value-type="float">
            <text:p>71.969324657996</text:p>
          </table:table-cell>
          <table:table-cell office:value-type="float" office:value="46.2659944229974" calcext:value-type="float">
            <text:p>46.2659944229974</text:p>
          </table:table-cell>
          <table:table-cell office:value-type="float" office:value="9715.85882882945" calcext:value-type="float">
            <text:p>9715.85882882945</text:p>
          </table:table-cell>
          <table:table-cell office:value-type="float" office:value="0.705726476743372" calcext:value-type="float">
            <text:p>0.705726476743372</text:p>
          </table:table-cell>
          <table:table-cell office:value-type="float" office:value="148.202560116108" calcext:value-type="float">
            <text:p>148.202560116108</text:p>
          </table:table-cell>
          <table:table-cell office:value-type="float" office:value="95.2730743603552" calcext:value-type="float">
            <text:p>95.2730743603552</text:p>
          </table:table-cell>
          <table:table-cell office:value-type="float" office:value="20007.3456156746" calcext:value-type="float">
            <text:p>20007.3456156746</text:p>
          </table:table-cell>
          <table:table-cell office:value-type="float" office:value="0.241860275830892" calcext:value-type="float">
            <text:p>0.241860275830892</text:p>
          </table:table-cell>
          <table:table-cell office:value-type="float" office:value="50.7906579244874" calcext:value-type="float">
            <text:p>50.7906579244874</text:p>
          </table:table-cell>
          <table:table-cell office:value-type="float" office:value="32.6511372371705" calcext:value-type="float">
            <text:p>32.6511372371705</text:p>
          </table:table-cell>
          <table:table-cell office:value-type="float" office:value="6856.7388198058" calcext:value-type="float">
            <text:p>6856.73881980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21195" calcext:value-type="float">
            <text:p>21195</text:p>
          </table:table-cell>
          <table:table-cell office:value-type="float" office:value="0.940669029766412" calcext:value-type="float">
            <text:p>0.940669029766412</text:p>
          </table:table-cell>
          <table:table-cell office:value-type="float" office:value="147.685037673327" calcext:value-type="float">
            <text:p>147.685037673327</text:p>
          </table:table-cell>
          <table:table-cell office:value-type="float" office:value="126.990319018466" calcext:value-type="float">
            <text:p>126.990319018466</text:p>
          </table:table-cell>
          <table:table-cell office:value-type="float" office:value="19937.4800858991" calcext:value-type="float">
            <text:p>19937.4800858991</text:p>
          </table:table-cell>
          <table:table-cell office:value-type="float" office:value="0.663164001897871" calcext:value-type="float">
            <text:p>0.663164001897871</text:p>
          </table:table-cell>
          <table:table-cell office:value-type="float" office:value="104.116748297966" calcext:value-type="float">
            <text:p>104.116748297966</text:p>
          </table:table-cell>
          <table:table-cell office:value-type="float" office:value="89.5271402562126" calcext:value-type="float">
            <text:p>89.5271402562126</text:p>
          </table:table-cell>
          <table:table-cell office:value-type="float" office:value="14055.7610202254" calcext:value-type="float">
            <text:p>14055.7610202254</text:p>
          </table:table-cell>
          <table:table-cell office:value-type="float" office:value="0.623817838241282" calcext:value-type="float">
            <text:p>0.623817838241282</text:p>
          </table:table-cell>
          <table:table-cell office:value-type="float" office:value="97.9394006038812" calcext:value-type="float">
            <text:p>97.9394006038812</text:p>
          </table:table-cell>
          <table:table-cell office:value-type="float" office:value="84.215408162573" calcext:value-type="float">
            <text:p>84.215408162573</text:p>
          </table:table-cell>
          <table:table-cell office:value-type="float" office:value="13221.819081524" calcext:value-type="float">
            <text:p>13221.8190815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  <table:table-cell office:value-type="float" office:value="25380" calcext:value-type="float">
            <text:p>25380</text:p>
          </table:table-cell>
          <table:table-cell office:value-type="float" office:value="0.337539332285094" calcext:value-type="float">
            <text:p>0.337539332285094</text:p>
          </table:table-cell>
          <table:table-cell office:value-type="float" office:value="63.4573944695977" calcext:value-type="float">
            <text:p>63.4573944695977</text:p>
          </table:table-cell>
          <table:table-cell office:value-type="float" office:value="45.5678098584877" calcext:value-type="float">
            <text:p>45.5678098584877</text:p>
          </table:table-cell>
          <table:table-cell office:value-type="float" office:value="8566.74825339569" calcext:value-type="float">
            <text:p>8566.74825339569</text:p>
          </table:table-cell>
          <table:table-cell office:value-type="float" office:value="0.0997875266592051" calcext:value-type="float">
            <text:p>0.099787526659205</text:p>
          </table:table-cell>
          <table:table-cell office:value-type="float" office:value="18.7600550119306" calcext:value-type="float">
            <text:p>18.7600550119306</text:p>
          </table:table-cell>
          <table:table-cell office:value-type="float" office:value="13.4713160989927" calcext:value-type="float">
            <text:p>13.4713160989927</text:p>
          </table:table-cell>
          <table:table-cell office:value-type="float" office:value="2532.60742661063" calcext:value-type="float">
            <text:p>2532.60742661063</text:p>
          </table:table-cell>
          <table:table-cell office:value-type="float" office:value="0.0336822151189291" calcext:value-type="float">
            <text:p>0.033682215118929</text:p>
          </table:table-cell>
          <table:table-cell office:value-type="float" office:value="6.33225644235868" calcext:value-type="float">
            <text:p>6.33225644235868</text:p>
          </table:table-cell>
          <table:table-cell office:value-type="float" office:value="4.54709904105543" calcext:value-type="float">
            <text:p>4.54709904105543</text:p>
          </table:table-cell>
          <table:table-cell office:value-type="float" office:value="854.854619718421" calcext:value-type="float">
            <text:p>854.8546197184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35" calcext:value-type="float">
            <text:p>135</text:p>
          </table:table-cell>
          <table:table-cell office:value-type="float" office:value="45630" calcext:value-type="float">
            <text:p>45630</text:p>
          </table:table-cell>
          <table:table-cell office:value-type="float" office:value="0.243119009741118" calcext:value-type="float">
            <text:p>0.243119009741118</text:p>
          </table:table-cell>
          <table:table-cell office:value-type="float" office:value="82.174225292498" calcext:value-type="float">
            <text:p>82.174225292498</text:p>
          </table:table-cell>
          <table:table-cell office:value-type="float" office:value="32.821066315051" calcext:value-type="float">
            <text:p>32.821066315051</text:p>
          </table:table-cell>
          <table:table-cell office:value-type="float" office:value="11093.5204144872" calcext:value-type="float">
            <text:p>11093.5204144872</text:p>
          </table:table-cell>
          <table:table-cell office:value-type="float" office:value="0.92719287779904" calcext:value-type="float">
            <text:p>0.92719287779904</text:p>
          </table:table-cell>
          <table:table-cell office:value-type="float" office:value="313.391192696076" calcext:value-type="float">
            <text:p>313.391192696076</text:p>
          </table:table-cell>
          <table:table-cell office:value-type="float" office:value="125.17103850287" calcext:value-type="float">
            <text:p>125.17103850287</text:p>
          </table:table-cell>
          <table:table-cell office:value-type="float" office:value="42307.8110139702" calcext:value-type="float">
            <text:p>42307.8110139702</text:p>
          </table:table-cell>
          <table:table-cell office:value-type="float" office:value="0.22541821428952" calcext:value-type="float">
            <text:p>0.22541821428952</text:p>
          </table:table-cell>
          <table:table-cell office:value-type="float" office:value="76.1913564298579" calcext:value-type="float">
            <text:p>76.1913564298579</text:p>
          </table:table-cell>
          <table:table-cell office:value-type="float" office:value="30.4314589290852" calcext:value-type="float">
            <text:p>30.4314589290852</text:p>
          </table:table-cell>
          <table:table-cell office:value-type="float" office:value="10285.8331180308" calcext:value-type="float">
            <text:p>10285.83311803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35" calcext:value-type="float">
            <text:p>135</text:p>
          </table:table-cell>
          <table:table-cell office:value-type="float" office:value="25110" calcext:value-type="float">
            <text:p>25110</text:p>
          </table:table-cell>
          <table:table-cell office:value-type="float" office:value="0.145010064114159" calcext:value-type="float">
            <text:p>0.145010064114159</text:p>
          </table:table-cell>
          <table:table-cell office:value-type="float" office:value="26.9718719252335" calcext:value-type="float">
            <text:p>26.9718719252335</text:p>
          </table:table-cell>
          <table:table-cell office:value-type="float" office:value="19.5763586554114" calcext:value-type="float">
            <text:p>19.5763586554114</text:p>
          </table:table-cell>
          <table:table-cell office:value-type="float" office:value="3641.20270990652" calcext:value-type="float">
            <text:p>3641.20270990652</text:p>
          </table:table-cell>
          <table:table-cell office:value-type="float" office:value="0.717197917887303" calcext:value-type="float">
            <text:p>0.717197917887303</text:p>
          </table:table-cell>
          <table:table-cell office:value-type="float" office:value="133.398812727038" calcext:value-type="float">
            <text:p>133.398812727038</text:p>
          </table:table-cell>
          <table:table-cell office:value-type="float" office:value="96.8217189147859" calcext:value-type="float">
            <text:p>96.8217189147859</text:p>
          </table:table-cell>
          <table:table-cell office:value-type="float" office:value="18008.8397181502" calcext:value-type="float">
            <text:p>18008.8397181502</text:p>
          </table:table-cell>
          <table:table-cell office:value-type="float" office:value="0.104000916055379" calcext:value-type="float">
            <text:p>0.104000916055379</text:p>
          </table:table-cell>
          <table:table-cell office:value-type="float" office:value="19.3441703863005" calcext:value-type="float">
            <text:p>19.3441703863005</text:p>
          </table:table-cell>
          <table:table-cell office:value-type="float" office:value="14.0401236674761" calcext:value-type="float">
            <text:p>14.0401236674761</text:p>
          </table:table-cell>
          <table:table-cell office:value-type="float" office:value="2611.46300215056" calcext:value-type="float">
            <text:p>2611.46300215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135" calcext:value-type="float">
            <text:p>135</text:p>
          </table:table-cell>
          <table:table-cell office:value-type="float" office:value="47115" calcext:value-type="float">
            <text:p>47115</text:p>
          </table:table-cell>
          <table:table-cell office:value-type="float" office:value="0.132831567275608" calcext:value-type="float">
            <text:p>0.132831567275608</text:p>
          </table:table-cell>
          <table:table-cell office:value-type="float" office:value="46.3582169791873" calcext:value-type="float">
            <text:p>46.3582169791873</text:p>
          </table:table-cell>
          <table:table-cell office:value-type="float" office:value="17.9322615822071" calcext:value-type="float">
            <text:p>17.9322615822071</text:p>
          </table:table-cell>
          <table:table-cell office:value-type="float" office:value="6258.35929219029" calcext:value-type="float">
            <text:p>6258.35929219029</text:p>
          </table:table-cell>
          <table:table-cell office:value-type="float" office:value="0.482105084782226" calcext:value-type="float">
            <text:p>0.482105084782226</text:p>
          </table:table-cell>
          <table:table-cell office:value-type="float" office:value="168.254674588997" calcext:value-type="float">
            <text:p>168.254674588997</text:p>
          </table:table-cell>
          <table:table-cell office:value-type="float" office:value="65.0841864456005" calcext:value-type="float">
            <text:p>65.0841864456005</text:p>
          </table:table-cell>
          <table:table-cell office:value-type="float" office:value="22714.3810695146" calcext:value-type="float">
            <text:p>22714.3810695146</text:p>
          </table:table-cell>
          <table:table-cell office:value-type="float" office:value="0.0640387740031632" calcext:value-type="float">
            <text:p>0.064038774003163</text:p>
          </table:table-cell>
          <table:table-cell office:value-type="float" office:value="22.3495321271039" calcext:value-type="float">
            <text:p>22.3495321271039</text:p>
          </table:table-cell>
          <table:table-cell office:value-type="float" office:value="8.64523449042703" calcext:value-type="float">
            <text:p>8.64523449042703</text:p>
          </table:table-cell>
          <table:table-cell office:value-type="float" office:value="3017.18683715903" calcext:value-type="float">
            <text:p>3017.1868371590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35" calcext:value-type="float">
            <text:p>135</text:p>
          </table:table-cell>
          <table:table-cell office:value-type="float" office:value="26865" calcext:value-type="float">
            <text:p>26865</text:p>
          </table:table-cell>
          <table:table-cell office:value-type="float" office:value="0.23082366024044" calcext:value-type="float">
            <text:p>0.23082366024044</text:p>
          </table:table-cell>
          <table:table-cell office:value-type="float" office:value="45.9339083878476" calcext:value-type="float">
            <text:p>45.9339083878476</text:p>
          </table:table-cell>
          <table:table-cell office:value-type="float" office:value="31.1611941324594" calcext:value-type="float">
            <text:p>31.1611941324594</text:p>
          </table:table-cell>
          <table:table-cell office:value-type="float" office:value="6201.07763235943" calcext:value-type="float">
            <text:p>6201.07763235943</text:p>
          </table:table-cell>
          <table:table-cell office:value-type="float" office:value="0.553177809387779" calcext:value-type="float">
            <text:p>0.553177809387779</text:p>
          </table:table-cell>
          <table:table-cell office:value-type="float" office:value="110.082384068168" calcext:value-type="float">
            <text:p>110.082384068168</text:p>
          </table:table-cell>
          <table:table-cell office:value-type="float" office:value="74.6790042673502" calcext:value-type="float">
            <text:p>74.6790042673502</text:p>
          </table:table-cell>
          <table:table-cell office:value-type="float" office:value="14861.1218492027" calcext:value-type="float">
            <text:p>14861.1218492027</text:p>
          </table:table-cell>
          <table:table-cell office:value-type="float" office:value="0.127686526726676" calcext:value-type="float">
            <text:p>0.127686526726676</text:p>
          </table:table-cell>
          <table:table-cell office:value-type="float" office:value="25.4096188186085" calcext:value-type="float">
            <text:p>25.4096188186085</text:p>
          </table:table-cell>
          <table:table-cell office:value-type="float" office:value="17.2376811081012" calcext:value-type="float">
            <text:p>17.2376811081012</text:p>
          </table:table-cell>
          <table:table-cell office:value-type="float" office:value="3430.29854051215" calcext:value-type="float">
            <text:p>3430.298540512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135" calcext:value-type="float">
            <text:p>135</text:p>
          </table:table-cell>
          <table:table-cell office:value-type="float" office:value="51435" calcext:value-type="float">
            <text:p>51435</text:p>
          </table:table-cell>
          <table:table-cell office:value-type="float" office:value="0.419687972627697" calcext:value-type="float">
            <text:p>0.419687972627697</text:p>
          </table:table-cell>
          <table:table-cell office:value-type="float" office:value="159.901117571153" calcext:value-type="float">
            <text:p>159.901117571153</text:p>
          </table:table-cell>
          <table:table-cell office:value-type="float" office:value="56.6578763047391" calcext:value-type="float">
            <text:p>56.6578763047391</text:p>
          </table:table-cell>
          <table:table-cell office:value-type="float" office:value="21586.6508721056" calcext:value-type="float">
            <text:p>21586.6508721056</text:p>
          </table:table-cell>
          <table:table-cell office:value-type="float" office:value="0.226455310423509" calcext:value-type="float">
            <text:p>0.226455310423509</text:p>
          </table:table-cell>
          <table:table-cell office:value-type="float" office:value="86.279473271357" calcext:value-type="float">
            <text:p>86.279473271357</text:p>
          </table:table-cell>
          <table:table-cell office:value-type="float" office:value="30.5714669071737" calcext:value-type="float">
            <text:p>30.5714669071737</text:p>
          </table:table-cell>
          <table:table-cell office:value-type="float" office:value="11647.7288916332" calcext:value-type="float">
            <text:p>11647.7288916332</text:p>
          </table:table-cell>
          <table:table-cell office:value-type="float" office:value="0.0950405701224184" calcext:value-type="float">
            <text:p>0.095040570122418</text:p>
          </table:table-cell>
          <table:table-cell office:value-type="float" office:value="36.2104572166414" calcext:value-type="float">
            <text:p>36.2104572166414</text:p>
          </table:table-cell>
          <table:table-cell office:value-type="float" office:value="12.8304769665265" calcext:value-type="float">
            <text:p>12.8304769665265</text:p>
          </table:table-cell>
          <table:table-cell office:value-type="float" office:value="4888.41172424659" calcext:value-type="float">
            <text:p>4888.411724246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45090" calcext:value-type="float">
            <text:p>45090</text:p>
          </table:table-cell>
          <table:table-cell office:value-type="float" office:value="0.465960348989573" calcext:value-type="float">
            <text:p>0.465960348989573</text:p>
          </table:table-cell>
          <table:table-cell office:value-type="float" office:value="155.630756562518" calcext:value-type="float">
            <text:p>155.630756562518</text:p>
          </table:table-cell>
          <table:table-cell office:value-type="float" office:value="62.9046471135924" calcext:value-type="float">
            <text:p>62.9046471135924</text:p>
          </table:table-cell>
          <table:table-cell office:value-type="float" office:value="21010.1521359399" calcext:value-type="float">
            <text:p>21010.1521359399</text:p>
          </table:table-cell>
          <table:table-cell office:value-type="float" office:value="0.973915519588082" calcext:value-type="float">
            <text:p>0.973915519588082</text:p>
          </table:table-cell>
          <table:table-cell office:value-type="float" office:value="325.287783542419" calcext:value-type="float">
            <text:p>325.287783542419</text:p>
          </table:table-cell>
          <table:table-cell office:value-type="float" office:value="131.478595144391" calcext:value-type="float">
            <text:p>131.478595144391</text:p>
          </table:table-cell>
          <table:table-cell office:value-type="float" office:value="43913.8507782266" calcext:value-type="float">
            <text:p>43913.8507782266</text:p>
          </table:table-cell>
          <table:table-cell office:value-type="float" office:value="0.453806015393624" calcext:value-type="float">
            <text:p>0.453806015393624</text:p>
          </table:table-cell>
          <table:table-cell office:value-type="float" office:value="151.571209141471" calcext:value-type="float">
            <text:p>151.571209141471</text:p>
          </table:table-cell>
          <table:table-cell office:value-type="float" office:value="61.2638120781393" calcext:value-type="float">
            <text:p>61.2638120781393</text:p>
          </table:table-cell>
          <table:table-cell office:value-type="float" office:value="20462.1132340985" calcext:value-type="float">
            <text:p>20462.11323409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194" calcext:value-type="float">
            <text:p>194</text:p>
          </table:table-cell>
          <table:table-cell office:value-type="float" office:value="73526" calcext:value-type="float">
            <text:p>73526</text:p>
          </table:table-cell>
          <table:table-cell office:value-type="float" office:value="0.743541634797252" calcext:value-type="float">
            <text:p>0.743541634797252</text:p>
          </table:table-cell>
          <table:table-cell office:value-type="float" office:value="281.802279588158" calcext:value-type="float">
            <text:p>281.802279588158</text:p>
          </table:table-cell>
          <table:table-cell office:value-type="float" office:value="144.247077150667" calcext:value-type="float">
            <text:p>144.247077150667</text:p>
          </table:table-cell>
          <table:table-cell office:value-type="float" office:value="54669.6422401028" calcext:value-type="float">
            <text:p>54669.6422401028</text:p>
          </table:table-cell>
          <table:table-cell office:value-type="float" office:value="0.982763720398863" calcext:value-type="float">
            <text:p>0.982763720398863</text:p>
          </table:table-cell>
          <table:table-cell office:value-type="float" office:value="372.467450031169" calcext:value-type="float">
            <text:p>372.467450031169</text:p>
          </table:table-cell>
          <table:table-cell office:value-type="float" office:value="190.656161757379" calcext:value-type="float">
            <text:p>190.656161757379</text:p>
          </table:table-cell>
          <table:table-cell office:value-type="float" office:value="72258.6853060468" calcext:value-type="float">
            <text:p>72258.6853060468</text:p>
          </table:table-cell>
          <table:table-cell office:value-type="float" office:value="0.7307257432848" calcext:value-type="float">
            <text:p>0.7307257432848</text:p>
          </table:table-cell>
          <table:table-cell office:value-type="float" office:value="276.945056704939" calcext:value-type="float">
            <text:p>276.945056704939</text:p>
          </table:table-cell>
          <table:table-cell office:value-type="float" office:value="141.760794197251" calcext:value-type="float">
            <text:p>141.760794197251</text:p>
          </table:table-cell>
          <table:table-cell office:value-type="float" office:value="53727.3410007582" calcext:value-type="float">
            <text:p>53727.34100075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5034213520045" calcext:value-type="float">
            <text:p>0.35034213520045</text:p>
          </table:table-cell>
          <table:table-cell office:value-type="float" office:value="363" calcext:value-type="float">
            <text:p>363</text:p>
          </table:table-cell>
          <table:table-cell office:value-type="float" office:value="194" calcext:value-type="float">
            <text:p>194</text:p>
          </table:table-cell>
          <table:table-cell office:value-type="float" office:value="70422" calcext:value-type="float">
            <text:p>70422</text:p>
          </table:table-cell>
          <table:table-cell office:value-type="float" office:value="0.884905703544027" calcext:value-type="float">
            <text:p>0.884905703544027</text:p>
          </table:table-cell>
          <table:table-cell office:value-type="float" office:value="321.220770386482" calcext:value-type="float">
            <text:p>321.220770386482</text:p>
          </table:table-cell>
          <table:table-cell office:value-type="float" office:value="171.671706487541" calcext:value-type="float">
            <text:p>171.671706487541</text:p>
          </table:table-cell>
          <table:table-cell office:value-type="float" office:value="62316.8294549775" calcext:value-type="float">
            <text:p>62316.8294549775</text:p>
          </table:table-cell>
          <table:table-cell office:value-type="float" office:value="0.591187673250985" calcext:value-type="float">
            <text:p>0.591187673250985</text:p>
          </table:table-cell>
          <table:table-cell office:value-type="float" office:value="214.601125390107" calcext:value-type="float">
            <text:p>214.601125390107</text:p>
          </table:table-cell>
          <table:table-cell office:value-type="float" office:value="114.690408610691" calcext:value-type="float">
            <text:p>114.690408610691</text:p>
          </table:table-cell>
          <table:table-cell office:value-type="float" office:value="41632.6183256809" calcext:value-type="float">
            <text:p>41632.6183256809</text:p>
          </table:table-cell>
          <table:table-cell office:value-type="float" office:value="0.523145343924719" calcext:value-type="float">
            <text:p>0.523145343924719</text:p>
          </table:table-cell>
          <table:table-cell office:value-type="float" office:value="189.901759844673" calcext:value-type="float">
            <text:p>189.901759844673</text:p>
          </table:table-cell>
          <table:table-cell office:value-type="float" office:value="101.490196721396" calcext:value-type="float">
            <text:p>101.490196721396</text:p>
          </table:table-cell>
          <table:table-cell office:value-type="float" office:value="36840.9414098666" calcext:value-type="float">
            <text:p>36840.94140986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94" calcext:value-type="float">
            <text:p>194</text:p>
          </table:table-cell>
          <table:table-cell office:value-type="float" office:value="32010" calcext:value-type="float">
            <text:p>32010</text:p>
          </table:table-cell>
          <table:table-cell office:value-type="float" office:value="0.634769364826419" calcext:value-type="float">
            <text:p>0.634769364826419</text:p>
          </table:table-cell>
          <table:table-cell office:value-type="float" office:value="104.736945196359" calcext:value-type="float">
            <text:p>104.736945196359</text:p>
          </table:table-cell>
          <table:table-cell office:value-type="float" office:value="123.145256776325" calcext:value-type="float">
            <text:p>123.145256776325</text:p>
          </table:table-cell>
          <table:table-cell office:value-type="float" office:value="20318.9673680937" calcext:value-type="float">
            <text:p>20318.9673680937</text:p>
          </table:table-cell>
          <table:table-cell office:value-type="float" office:value="0.0272736366051603" calcext:value-type="float">
            <text:p>0.02727363660516</text:p>
          </table:table-cell>
          <table:table-cell office:value-type="float" office:value="4.50015003985146" calcext:value-type="float">
            <text:p>4.50015003985146</text:p>
          </table:table-cell>
          <table:table-cell office:value-type="float" office:value="5.29108550140111" calcext:value-type="float">
            <text:p>5.29108550140111</text:p>
          </table:table-cell>
          <table:table-cell office:value-type="float" office:value="873.029107731182" calcext:value-type="float">
            <text:p>873.029107731182</text:p>
          </table:table-cell>
          <table:table-cell office:value-type="float" office:value="0.0173124689843642" calcext:value-type="float">
            <text:p>0.017312468984364</text:p>
          </table:table-cell>
          <table:table-cell office:value-type="float" office:value="2.8565573824201" calcext:value-type="float">
            <text:p>2.8565573824201</text:p>
          </table:table-cell>
          <table:table-cell office:value-type="float" office:value="3.35861898296666" calcext:value-type="float">
            <text:p>3.35861898296666</text:p>
          </table:table-cell>
          <table:table-cell office:value-type="float" office:value="554.172132189499" calcext:value-type="float">
            <text:p>554.1721321894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835584693323393" calcext:value-type="float">
            <text:p>0.835584693323393</text:p>
          </table:table-cell>
          <table:table-cell office:value-type="float" office:value="210" calcext:value-type="float">
            <text:p>210</text:p>
          </table:table-cell>
          <table:table-cell office:value-type="float" office:value="194" calcext:value-type="float">
            <text:p>194</text:p>
          </table:table-cell>
          <table:table-cell office:value-type="float" office:value="40740" calcext:value-type="float">
            <text:p>40740</text:p>
          </table:table-cell>
          <table:table-cell office:value-type="float" office:value="0.898709856146784" calcext:value-type="float">
            <text:p>0.898709856146784</text:p>
          </table:table-cell>
          <table:table-cell office:value-type="float" office:value="188.729069790825" calcext:value-type="float">
            <text:p>188.729069790825</text:p>
          </table:table-cell>
          <table:table-cell office:value-type="float" office:value="174.349712092476" calcext:value-type="float">
            <text:p>174.349712092476</text:p>
          </table:table-cell>
          <table:table-cell office:value-type="float" office:value="36613.43953942" calcext:value-type="float">
            <text:p>36613.43953942</text:p>
          </table:table-cell>
          <table:table-cell office:value-type="float" office:value="0.418667648437456" calcext:value-type="float">
            <text:p>0.418667648437456</text:p>
          </table:table-cell>
          <table:table-cell office:value-type="float" office:value="87.9202061718658" calcext:value-type="float">
            <text:p>87.9202061718658</text:p>
          </table:table-cell>
          <table:table-cell office:value-type="float" office:value="81.2215237968665" calcext:value-type="float">
            <text:p>81.2215237968665</text:p>
          </table:table-cell>
          <table:table-cell office:value-type="float" office:value="17056.519997342" calcext:value-type="float">
            <text:p>17056.519997342</text:p>
          </table:table-cell>
          <table:table-cell office:value-type="float" office:value="0.376260742100538" calcext:value-type="float">
            <text:p>0.376260742100538</text:p>
          </table:table-cell>
          <table:table-cell office:value-type="float" office:value="79.0147558411131" calcext:value-type="float">
            <text:p>79.0147558411131</text:p>
          </table:table-cell>
          <table:table-cell office:value-type="float" office:value="72.9945839675045" calcext:value-type="float">
            <text:p>72.9945839675045</text:p>
          </table:table-cell>
          <table:table-cell office:value-type="float" office:value="15328.8626331759" calcext:value-type="float">
            <text:p>15328.86263317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94" calcext:value-type="float">
            <text:p>194</text:p>
          </table:table-cell>
          <table:table-cell office:value-type="float" office:value="30458" calcext:value-type="float">
            <text:p>30458</text:p>
          </table:table-cell>
          <table:table-cell office:value-type="float" office:value="0.867801713392232" calcext:value-type="float">
            <text:p>0.867801713392232</text:p>
          </table:table-cell>
          <table:table-cell office:value-type="float" office:value="136.24486900258" calcext:value-type="float">
            <text:p>136.24486900258</text:p>
          </table:table-cell>
          <table:table-cell office:value-type="float" office:value="168.353532398093" calcext:value-type="float">
            <text:p>168.353532398093</text:p>
          </table:table-cell>
          <table:table-cell office:value-type="float" office:value="26431.5045865006" calcext:value-type="float">
            <text:p>26431.5045865006</text:p>
          </table:table-cell>
          <table:table-cell office:value-type="float" office:value="0.250926202889299" calcext:value-type="float">
            <text:p>0.250926202889299</text:p>
          </table:table-cell>
          <table:table-cell office:value-type="float" office:value="39.3954138536199" calcext:value-type="float">
            <text:p>39.3954138536199</text:p>
          </table:table-cell>
          <table:table-cell office:value-type="float" office:value="48.6796833605239" calcext:value-type="float">
            <text:p>48.6796833605239</text:p>
          </table:table-cell>
          <table:table-cell office:value-type="float" office:value="7642.71028760226" calcext:value-type="float">
            <text:p>7642.71028760226</text:p>
          </table:table-cell>
          <table:table-cell office:value-type="float" office:value="0.21775418880234" calcext:value-type="float">
            <text:p>0.21775418880234</text:p>
          </table:table-cell>
          <table:table-cell office:value-type="float" office:value="34.1874076419674" calcext:value-type="float">
            <text:p>34.1874076419674</text:p>
          </table:table-cell>
          <table:table-cell office:value-type="float" office:value="42.244312627654" calcext:value-type="float">
            <text:p>42.244312627654</text:p>
          </table:table-cell>
          <table:table-cell office:value-type="float" office:value="6632.35708254167" calcext:value-type="float">
            <text:p>6632.357082541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36472" calcext:value-type="float">
            <text:p>36472</text:p>
          </table:table-cell>
          <table:table-cell office:value-type="float" office:value="0.111162084359276" calcext:value-type="float">
            <text:p>0.111162084359276</text:p>
          </table:table-cell>
          <table:table-cell office:value-type="float" office:value="20.8984718595439" calcext:value-type="float">
            <text:p>20.8984718595439</text:p>
          </table:table-cell>
          <table:table-cell office:value-type="float" office:value="21.5654443656996" calcext:value-type="float">
            <text:p>21.5654443656996</text:p>
          </table:table-cell>
          <table:table-cell office:value-type="float" office:value="4054.30354075152" calcext:value-type="float">
            <text:p>4054.30354075152</text:p>
          </table:table-cell>
          <table:table-cell office:value-type="float" office:value="0.832852965480748" calcext:value-type="float">
            <text:p>0.832852965480748</text:p>
          </table:table-cell>
          <table:table-cell office:value-type="float" office:value="156.576357510381" calcext:value-type="float">
            <text:p>156.576357510381</text:p>
          </table:table-cell>
          <table:table-cell office:value-type="float" office:value="161.573475303265" calcext:value-type="float">
            <text:p>161.573475303265</text:p>
          </table:table-cell>
          <table:table-cell office:value-type="float" office:value="30375.8133570138" calcext:value-type="float">
            <text:p>30375.8133570138</text:p>
          </table:table-cell>
          <table:table-cell office:value-type="float" office:value="0.0925816716076441" calcext:value-type="float">
            <text:p>0.092581671607644</text:p>
          </table:table-cell>
          <table:table-cell office:value-type="float" office:value="17.4053542622371" calcext:value-type="float">
            <text:p>17.4053542622371</text:p>
          </table:table-cell>
          <table:table-cell office:value-type="float" office:value="17.960844291883" calcext:value-type="float">
            <text:p>17.960844291883</text:p>
          </table:table-cell>
          <table:table-cell office:value-type="float" office:value="3376.638726874" calcext:value-type="float">
            <text:p>3376.638726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94" calcext:value-type="float">
            <text:p>194</text:p>
          </table:table-cell>
          <table:table-cell office:value-type="float" office:value="65572" calcext:value-type="float">
            <text:p>65572</text:p>
          </table:table-cell>
          <table:table-cell office:value-type="float" office:value="0.734157872144255" calcext:value-type="float">
            <text:p>0.734157872144255</text:p>
          </table:table-cell>
          <table:table-cell office:value-type="float" office:value="248.145360784758" calcext:value-type="float">
            <text:p>248.145360784758</text:p>
          </table:table-cell>
          <table:table-cell office:value-type="float" office:value="142.426627195986" calcext:value-type="float">
            <text:p>142.426627195986</text:p>
          </table:table-cell>
          <table:table-cell office:value-type="float" office:value="48140.1999922431" calcext:value-type="float">
            <text:p>48140.1999922431</text:p>
          </table:table-cell>
          <table:table-cell office:value-type="float" office:value="0.581251960063296" calcext:value-type="float">
            <text:p>0.581251960063296</text:p>
          </table:table-cell>
          <table:table-cell office:value-type="float" office:value="196.463162501394" calcext:value-type="float">
            <text:p>196.463162501394</text:p>
          </table:table-cell>
          <table:table-cell office:value-type="float" office:value="112.762880252279" calcext:value-type="float">
            <text:p>112.762880252279</text:p>
          </table:table-cell>
          <table:table-cell office:value-type="float" office:value="38113.8535252704" calcext:value-type="float">
            <text:p>38113.8535252704</text:p>
          </table:table-cell>
          <table:table-cell office:value-type="float" office:value="0.426730702179747" calcext:value-type="float">
            <text:p>0.426730702179747</text:p>
          </table:table-cell>
          <table:table-cell office:value-type="float" office:value="144.234977336754" calcext:value-type="float">
            <text:p>144.234977336754</text:p>
          </table:table-cell>
          <table:table-cell office:value-type="float" office:value="82.7857562228709" calcext:value-type="float">
            <text:p>82.7857562228709</text:p>
          </table:table-cell>
          <table:table-cell office:value-type="float" office:value="27981.5856033304" calcext:value-type="float">
            <text:p>27981.58560333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36084" calcext:value-type="float">
            <text:p>36084</text:p>
          </table:table-cell>
          <table:table-cell office:value-type="float" office:value="0.609816543014444" calcext:value-type="float">
            <text:p>0.609816543014444</text:p>
          </table:table-cell>
          <table:table-cell office:value-type="float" office:value="113.425877000687" calcext:value-type="float">
            <text:p>113.425877000687</text:p>
          </table:table-cell>
          <table:table-cell office:value-type="float" office:value="118.304409344802" calcext:value-type="float">
            <text:p>118.304409344802</text:p>
          </table:table-cell>
          <table:table-cell office:value-type="float" office:value="22004.6201381332" calcext:value-type="float">
            <text:p>22004.6201381332</text:p>
          </table:table-cell>
          <table:table-cell office:value-type="float" office:value="0.777405724815362" calcext:value-type="float">
            <text:p>0.777405724815362</text:p>
          </table:table-cell>
          <table:table-cell office:value-type="float" office:value="144.597464815657" calcext:value-type="float">
            <text:p>144.597464815657</text:p>
          </table:table-cell>
          <table:table-cell office:value-type="float" office:value="150.81671061418" calcext:value-type="float">
            <text:p>150.81671061418</text:p>
          </table:table-cell>
          <table:table-cell office:value-type="float" office:value="28051.9081742375" calcext:value-type="float">
            <text:p>28051.9081742375</text:p>
          </table:table-cell>
          <table:table-cell office:value-type="float" office:value="0.474074871626542" calcext:value-type="float">
            <text:p>0.474074871626542</text:p>
          </table:table-cell>
          <table:table-cell office:value-type="float" office:value="88.1779261225369" calcext:value-type="float">
            <text:p>88.1779261225369</text:p>
          </table:table-cell>
          <table:table-cell office:value-type="float" office:value="91.9705250955492" calcext:value-type="float">
            <text:p>91.9705250955492</text:p>
          </table:table-cell>
          <table:table-cell office:value-type="float" office:value="17106.5176677722" calcext:value-type="float">
            <text:p>17106.51766777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194" calcext:value-type="float">
            <text:p>194</text:p>
          </table:table-cell>
          <table:table-cell office:value-type="float" office:value="67706" calcext:value-type="float">
            <text:p>67706</text:p>
          </table:table-cell>
          <table:table-cell office:value-type="float" office:value="0.1227529750996" calcext:value-type="float">
            <text:p>0.1227529750996</text:p>
          </table:table-cell>
          <table:table-cell office:value-type="float" office:value="42.8407883097602" calcext:value-type="float">
            <text:p>42.8407883097602</text:p>
          </table:table-cell>
          <table:table-cell office:value-type="float" office:value="23.8140771693223" calcext:value-type="float">
            <text:p>23.8140771693223</text:p>
          </table:table-cell>
          <table:table-cell office:value-type="float" office:value="8311.11293209349" calcext:value-type="float">
            <text:p>8311.11293209349</text:p>
          </table:table-cell>
          <table:table-cell office:value-type="float" office:value="0.603145094809462" calcext:value-type="float">
            <text:p>0.603145094809462</text:p>
          </table:table-cell>
          <table:table-cell office:value-type="float" office:value="210.497638088502" calcext:value-type="float">
            <text:p>210.497638088502</text:p>
          </table:table-cell>
          <table:table-cell office:value-type="float" office:value="117.010148393036" calcext:value-type="float">
            <text:p>117.010148393036</text:p>
          </table:table-cell>
          <table:table-cell office:value-type="float" office:value="40836.5417891695" calcext:value-type="float">
            <text:p>40836.5417891695</text:p>
          </table:table-cell>
          <table:table-cell office:value-type="float" office:value="0.0740378548045915" calcext:value-type="float">
            <text:p>0.074037854804592</text:p>
          </table:table-cell>
          <table:table-cell office:value-type="float" office:value="25.8392113268024" calcext:value-type="float">
            <text:p>25.8392113268024</text:p>
          </table:table-cell>
          <table:table-cell office:value-type="float" office:value="14.3633438320908" calcext:value-type="float">
            <text:p>14.3633438320908</text:p>
          </table:table-cell>
          <table:table-cell office:value-type="float" office:value="5012.80699739967" calcext:value-type="float">
            <text:p>5012.806997399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38606" calcext:value-type="float">
            <text:p>38606</text:p>
          </table:table-cell>
          <table:table-cell office:value-type="float" office:value="0.192305967687387" calcext:value-type="float">
            <text:p>0.192305967687387</text:p>
          </table:table-cell>
          <table:table-cell office:value-type="float" office:value="38.2688875697901" calcext:value-type="float">
            <text:p>38.2688875697901</text:p>
          </table:table-cell>
          <table:table-cell office:value-type="float" office:value="37.3073577313532" calcext:value-type="float">
            <text:p>37.3073577313532</text:p>
          </table:table-cell>
          <table:table-cell office:value-type="float" office:value="7424.16418853928" calcext:value-type="float">
            <text:p>7424.16418853928</text:p>
          </table:table-cell>
          <table:table-cell office:value-type="float" office:value="0.615701285528536" calcext:value-type="float">
            <text:p>0.615701285528536</text:p>
          </table:table-cell>
          <table:table-cell office:value-type="float" office:value="122.524555820179" calcext:value-type="float">
            <text:p>122.524555820179</text:p>
          </table:table-cell>
          <table:table-cell office:value-type="float" office:value="119.446049392536" calcext:value-type="float">
            <text:p>119.446049392536</text:p>
          </table:table-cell>
          <table:table-cell office:value-type="float" office:value="23769.7638291147" calcext:value-type="float">
            <text:p>23769.7638291147</text:p>
          </table:table-cell>
          <table:table-cell office:value-type="float" office:value="0.118403031519933" calcext:value-type="float">
            <text:p>0.118403031519933</text:p>
          </table:table-cell>
          <table:table-cell office:value-type="float" office:value="23.5622032724668" calcext:value-type="float">
            <text:p>23.5622032724668</text:p>
          </table:table-cell>
          <table:table-cell office:value-type="float" office:value="22.9701881148671" calcext:value-type="float">
            <text:p>22.9701881148671</text:p>
          </table:table-cell>
          <table:table-cell office:value-type="float" office:value="4571.06743485855" calcext:value-type="float">
            <text:p>4571.0674348585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194" calcext:value-type="float">
            <text:p>194</text:p>
          </table:table-cell>
          <table:table-cell office:value-type="float" office:value="73914" calcext:value-type="float">
            <text:p>73914</text:p>
          </table:table-cell>
          <table:table-cell office:value-type="float" office:value="0.00538884495021151" calcext:value-type="float">
            <text:p>0.005388844950212</text:p>
          </table:table-cell>
          <table:table-cell office:value-type="float" office:value="2.05314992603059" calcext:value-type="float">
            <text:p>2.05314992603059</text:p>
          </table:table-cell>
          <table:table-cell office:value-type="float" office:value="1.04543592034103" calcext:value-type="float">
            <text:p>1.04543592034103</text:p>
          </table:table-cell>
          <table:table-cell office:value-type="float" office:value="398.311085649934" calcext:value-type="float">
            <text:p>398.311085649934</text:p>
          </table:table-cell>
          <table:table-cell office:value-type="float" office:value="0.249565119504265" calcext:value-type="float">
            <text:p>0.249565119504265</text:p>
          </table:table-cell>
          <table:table-cell office:value-type="float" office:value="95.084310531125" calcext:value-type="float">
            <text:p>95.084310531125</text:p>
          </table:table-cell>
          <table:table-cell office:value-type="float" office:value="48.4156331838274" calcext:value-type="float">
            <text:p>48.4156331838274</text:p>
          </table:table-cell>
          <table:table-cell office:value-type="float" office:value="18446.3562430383" calcext:value-type="float">
            <text:p>18446.3562430383</text:p>
          </table:table-cell>
          <table:table-cell office:value-type="float" office:value="0.00134486773398949" calcext:value-type="float">
            <text:p>0.00134486773399</text:p>
          </table:table-cell>
          <table:table-cell office:value-type="float" office:value="0.512394606649996" calcext:value-type="float">
            <text:p>0.512394606649996</text:p>
          </table:table-cell>
          <table:table-cell office:value-type="float" office:value="0.260904340393961" calcext:value-type="float">
            <text:p>0.260904340393961</text:p>
          </table:table-cell>
          <table:table-cell office:value-type="float" office:value="99.4045536900993" calcext:value-type="float">
            <text:p>99.40455369009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94" calcext:value-type="float">
            <text:p>194</text:p>
          </table:table-cell>
          <table:table-cell office:value-type="float" office:value="64796" calcext:value-type="float">
            <text:p>64796</text:p>
          </table:table-cell>
          <table:table-cell office:value-type="float" office:value="0.835426992962261" calcext:value-type="float">
            <text:p>0.835426992962261</text:p>
          </table:table-cell>
          <table:table-cell office:value-type="float" office:value="279.032615649395" calcext:value-type="float">
            <text:p>279.032615649395</text:p>
          </table:table-cell>
          <table:table-cell office:value-type="float" office:value="162.072836634679" calcext:value-type="float">
            <text:p>162.072836634679</text:p>
          </table:table-cell>
          <table:table-cell office:value-type="float" office:value="54132.3274359826" calcext:value-type="float">
            <text:p>54132.3274359826</text:p>
          </table:table-cell>
          <table:table-cell office:value-type="float" office:value="0.0769304907065229" calcext:value-type="float">
            <text:p>0.076930490706523</text:p>
          </table:table-cell>
          <table:table-cell office:value-type="float" office:value="25.6947838959786" calcext:value-type="float">
            <text:p>25.6947838959786</text:p>
          </table:table-cell>
          <table:table-cell office:value-type="float" office:value="14.9245151970654" calcext:value-type="float">
            <text:p>14.9245151970654</text:p>
          </table:table-cell>
          <table:table-cell office:value-type="float" office:value="4984.78807581986" calcext:value-type="float">
            <text:p>4984.78807581986</text:p>
          </table:table-cell>
          <table:table-cell office:value-type="float" office:value="0.0642698085180616" calcext:value-type="float">
            <text:p>0.064269808518062</text:p>
          </table:table-cell>
          <table:table-cell office:value-type="float" office:value="21.4661160450326" calcext:value-type="float">
            <text:p>21.4661160450326</text:p>
          </table:table-cell>
          <table:table-cell office:value-type="float" office:value="12.4683428525039" calcext:value-type="float">
            <text:p>12.4683428525039</text:p>
          </table:table-cell>
          <table:table-cell office:value-type="float" office:value="4164.42651273632" calcext:value-type="float">
            <text:p>4164.426512736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66" calcext:value-type="float">
            <text:p>66</text:p>
          </table:table-cell>
          <table:table-cell office:value-type="float" office:value="25014" calcext:value-type="float">
            <text:p>25014</text:p>
          </table:table-cell>
          <table:table-cell office:value-type="float" office:value="0.400458451652433" calcext:value-type="float">
            <text:p>0.400458451652433</text:p>
          </table:table-cell>
          <table:table-cell office:value-type="float" office:value="151.773753176272" calcext:value-type="float">
            <text:p>151.773753176272</text:p>
          </table:table-cell>
          <table:table-cell office:value-type="float" office:value="26.4302578090606" calcext:value-type="float">
            <text:p>26.4302578090606</text:p>
          </table:table-cell>
          <table:table-cell office:value-type="float" office:value="10017.067709634" calcext:value-type="float">
            <text:p>10017.067709634</text:p>
          </table:table-cell>
          <table:table-cell office:value-type="float" office:value="0.324464760972985" calcext:value-type="float">
            <text:p>0.324464760972985</text:p>
          </table:table-cell>
          <table:table-cell office:value-type="float" office:value="122.972144408761" calcext:value-type="float">
            <text:p>122.972144408761</text:p>
          </table:table-cell>
          <table:table-cell office:value-type="float" office:value="21.414674224217" calcext:value-type="float">
            <text:p>21.414674224217</text:p>
          </table:table-cell>
          <table:table-cell office:value-type="float" office:value="8116.16153097825" calcext:value-type="float">
            <text:p>8116.16153097825</text:p>
          </table:table-cell>
          <table:table-cell office:value-type="float" office:value="0.129934655795018" calcext:value-type="float">
            <text:p>0.129934655795018</text:p>
          </table:table-cell>
          <table:table-cell office:value-type="float" office:value="49.2452345463119" calcext:value-type="float">
            <text:p>49.2452345463119</text:p>
          </table:table-cell>
          <table:table-cell office:value-type="float" office:value="8.57568728247121" calcext:value-type="float">
            <text:p>8.57568728247121</text:p>
          </table:table-cell>
          <table:table-cell office:value-type="float" office:value="3250.18548005659" calcext:value-type="float">
            <text:p>3250.185480056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66" calcext:value-type="float">
            <text:p>66</text:p>
          </table:table-cell>
          <table:table-cell office:value-type="float" office:value="23958" calcext:value-type="float">
            <text:p>23958</text:p>
          </table:table-cell>
          <table:table-cell office:value-type="float" office:value="0.0512731705918108" calcext:value-type="float">
            <text:p>0.051273170591811</text:p>
          </table:table-cell>
          <table:table-cell office:value-type="float" office:value="18.6121609248273" calcext:value-type="float">
            <text:p>18.6121609248273</text:p>
          </table:table-cell>
          <table:table-cell office:value-type="float" office:value="3.38402925905952" calcext:value-type="float">
            <text:p>3.38402925905952</text:p>
          </table:table-cell>
          <table:table-cell office:value-type="float" office:value="1228.4026210386" calcext:value-type="float">
            <text:p>1228.4026210386</text:p>
          </table:table-cell>
          <table:table-cell office:value-type="float" office:value="0.648204401034049" calcext:value-type="float">
            <text:p>0.648204401034049</text:p>
          </table:table-cell>
          <table:table-cell office:value-type="float" office:value="235.29819757536" calcext:value-type="float">
            <text:p>235.29819757536</text:p>
          </table:table-cell>
          <table:table-cell office:value-type="float" office:value="42.7814904682472" calcext:value-type="float">
            <text:p>42.7814904682472</text:p>
          </table:table-cell>
          <table:table-cell office:value-type="float" office:value="15529.6810399737" calcext:value-type="float">
            <text:p>15529.6810399737</text:p>
          </table:table-cell>
          <table:table-cell office:value-type="float" office:value="0.0332354948325814" calcext:value-type="float">
            <text:p>0.033235494832581</text:p>
          </table:table-cell>
          <table:table-cell office:value-type="float" office:value="12.064484624227" calcext:value-type="float">
            <text:p>12.064484624227</text:p>
          </table:table-cell>
          <table:table-cell office:value-type="float" office:value="2.19354265895037" calcext:value-type="float">
            <text:p>2.19354265895037</text:p>
          </table:table-cell>
          <table:table-cell office:value-type="float" office:value="796.255985198984" calcext:value-type="float">
            <text:p>796.2559851989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10890" calcext:value-type="float">
            <text:p>10890</text:p>
          </table:table-cell>
          <table:table-cell office:value-type="float" office:value="0.825616343634948" calcext:value-type="float">
            <text:p>0.825616343634948</text:p>
          </table:table-cell>
          <table:table-cell office:value-type="float" office:value="136.226696699766" calcext:value-type="float">
            <text:p>136.226696699766</text:p>
          </table:table-cell>
          <table:table-cell office:value-type="float" office:value="54.4906786799066" calcext:value-type="float">
            <text:p>54.4906786799066</text:p>
          </table:table-cell>
          <table:table-cell office:value-type="float" office:value="8990.96198218459" calcext:value-type="float">
            <text:p>8990.96198218459</text:p>
          </table:table-cell>
          <table:table-cell office:value-type="float" office:value="0.285752140240442" calcext:value-type="float">
            <text:p>0.285752140240442</text:p>
          </table:table-cell>
          <table:table-cell office:value-type="float" office:value="47.149103139673" calcext:value-type="float">
            <text:p>47.149103139673</text:p>
          </table:table-cell>
          <table:table-cell office:value-type="float" office:value="18.8596412558692" calcext:value-type="float">
            <text:p>18.8596412558692</text:p>
          </table:table-cell>
          <table:table-cell office:value-type="float" office:value="3111.84080721842" calcext:value-type="float">
            <text:p>3111.84080721842</text:p>
          </table:table-cell>
          <table:table-cell office:value-type="float" office:value="0.235921637211175" calcext:value-type="float">
            <text:p>0.235921637211175</text:p>
          </table:table-cell>
          <table:table-cell office:value-type="float" office:value="38.9270701398438" calcext:value-type="float">
            <text:p>38.9270701398438</text:p>
          </table:table-cell>
          <table:table-cell office:value-type="float" office:value="15.5708280559375" calcext:value-type="float">
            <text:p>15.5708280559375</text:p>
          </table:table-cell>
          <table:table-cell office:value-type="float" office:value="2569.18662922969" calcext:value-type="float">
            <text:p>2569.186629229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66" calcext:value-type="float">
            <text:p>66</text:p>
          </table:table-cell>
          <table:table-cell office:value-type="float" office:value="13860" calcext:value-type="float">
            <text:p>13860</text:p>
          </table:table-cell>
          <table:table-cell office:value-type="float" office:value="0.556938122032784" calcext:value-type="float">
            <text:p>0.556938122032784</text:p>
          </table:table-cell>
          <table:table-cell office:value-type="float" office:value="116.957005626885" calcext:value-type="float">
            <text:p>116.957005626885</text:p>
          </table:table-cell>
          <table:table-cell office:value-type="float" office:value="36.7579160541637" calcext:value-type="float">
            <text:p>36.7579160541637</text:p>
          </table:table-cell>
          <table:table-cell office:value-type="float" office:value="7719.16237137438" calcext:value-type="float">
            <text:p>7719.16237137438</text:p>
          </table:table-cell>
          <table:table-cell office:value-type="float" office:value="0.726193857597757" calcext:value-type="float">
            <text:p>0.726193857597757</text:p>
          </table:table-cell>
          <table:table-cell office:value-type="float" office:value="152.500710095529" calcext:value-type="float">
            <text:p>152.500710095529</text:p>
          </table:table-cell>
          <table:table-cell office:value-type="float" office:value="47.928794601452" calcext:value-type="float">
            <text:p>47.928794601452</text:p>
          </table:table-cell>
          <table:table-cell office:value-type="float" office:value="10065.0468663049" calcext:value-type="float">
            <text:p>10065.0468663049</text:p>
          </table:table-cell>
          <table:table-cell office:value-type="float" office:value="0.404445043282238" calcext:value-type="float">
            <text:p>0.404445043282238</text:p>
          </table:table-cell>
          <table:table-cell office:value-type="float" office:value="84.9334590892699" calcext:value-type="float">
            <text:p>84.9334590892699</text:p>
          </table:table-cell>
          <table:table-cell office:value-type="float" office:value="26.6933728566277" calcext:value-type="float">
            <text:p>26.6933728566277</text:p>
          </table:table-cell>
          <table:table-cell office:value-type="float" office:value="5605.60829989181" calcext:value-type="float">
            <text:p>5605.608299891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6" calcext:value-type="float">
            <text:p>66</text:p>
          </table:table-cell>
          <table:table-cell office:value-type="float" office:value="10362" calcext:value-type="float">
            <text:p>10362</text:p>
          </table:table-cell>
          <table:table-cell office:value-type="float" office:value="0.870555224774718" calcext:value-type="float">
            <text:p>0.870555224774718</text:p>
          </table:table-cell>
          <table:table-cell office:value-type="float" office:value="136.677170289631" calcext:value-type="float">
            <text:p>136.677170289631</text:p>
          </table:table-cell>
          <table:table-cell office:value-type="float" office:value="57.4566448351314" calcext:value-type="float">
            <text:p>57.4566448351314</text:p>
          </table:table-cell>
          <table:table-cell office:value-type="float" office:value="9020.69323911562" calcext:value-type="float">
            <text:p>9020.69323911562</text:p>
          </table:table-cell>
          <table:table-cell office:value-type="float" office:value="0.358395752975171" calcext:value-type="float">
            <text:p>0.358395752975171</text:p>
          </table:table-cell>
          <table:table-cell office:value-type="float" office:value="56.2681332171018" calcext:value-type="float">
            <text:p>56.2681332171018</text:p>
          </table:table-cell>
          <table:table-cell office:value-type="float" office:value="23.6541196963613" calcext:value-type="float">
            <text:p>23.6541196963613</text:p>
          </table:table-cell>
          <table:table-cell office:value-type="float" office:value="3713.69679232872" calcext:value-type="float">
            <text:p>3713.69679232872</text:p>
          </table:table-cell>
          <table:table-cell office:value-type="float" office:value="0.312003295289604" calcext:value-type="float">
            <text:p>0.312003295289604</text:p>
          </table:table-cell>
          <table:table-cell office:value-type="float" office:value="48.9845173604678" calcext:value-type="float">
            <text:p>48.9845173604678</text:p>
          </table:table-cell>
          <table:table-cell office:value-type="float" office:value="20.5922174891139" calcext:value-type="float">
            <text:p>20.5922174891139</text:p>
          </table:table-cell>
          <table:table-cell office:value-type="float" office:value="3232.97814579088" calcext:value-type="float">
            <text:p>3232.978145790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66" calcext:value-type="float">
            <text:p>66</text:p>
          </table:table-cell>
          <table:table-cell office:value-type="float" office:value="12408" calcext:value-type="float">
            <text:p>12408</text:p>
          </table:table-cell>
          <table:table-cell office:value-type="float" office:value="0.143594732446233" calcext:value-type="float">
            <text:p>0.143594732446233</text:p>
          </table:table-cell>
          <table:table-cell office:value-type="float" office:value="26.9958096998917" calcext:value-type="float">
            <text:p>26.9958096998917</text:p>
          </table:table-cell>
          <table:table-cell office:value-type="float" office:value="9.47725234145135" calcext:value-type="float">
            <text:p>9.47725234145135</text:p>
          </table:table-cell>
          <table:table-cell office:value-type="float" office:value="1781.72344019285" calcext:value-type="float">
            <text:p>1781.72344019285</text:p>
          </table:table-cell>
          <table:table-cell office:value-type="float" office:value="0.500107548141854" calcext:value-type="float">
            <text:p>0.500107548141854</text:p>
          </table:table-cell>
          <table:table-cell office:value-type="float" office:value="94.0202190506686" calcext:value-type="float">
            <text:p>94.0202190506686</text:p>
          </table:table-cell>
          <table:table-cell office:value-type="float" office:value="33.0070981773624" calcext:value-type="float">
            <text:p>33.0070981773624</text:p>
          </table:table-cell>
          <table:table-cell office:value-type="float" office:value="6205.33445734413" calcext:value-type="float">
            <text:p>6205.33445734413</text:p>
          </table:table-cell>
          <table:table-cell office:value-type="float" office:value="0.0718128095697709" calcext:value-type="float">
            <text:p>0.071812809569771</text:p>
          </table:table-cell>
          <table:table-cell office:value-type="float" office:value="13.5008081991169" calcext:value-type="float">
            <text:p>13.5008081991169</text:p>
          </table:table-cell>
          <table:table-cell office:value-type="float" office:value="4.73964543160488" calcext:value-type="float">
            <text:p>4.73964543160488</text:p>
          </table:table-cell>
          <table:table-cell office:value-type="float" office:value="891.053341141718" calcext:value-type="float">
            <text:p>891.0533411417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66" calcext:value-type="float">
            <text:p>66</text:p>
          </table:table-cell>
          <table:table-cell office:value-type="float" office:value="22308" calcext:value-type="float">
            <text:p>22308</text:p>
          </table:table-cell>
          <table:table-cell office:value-type="float" office:value="0.168578266646492" calcext:value-type="float">
            <text:p>0.168578266646492</text:p>
          </table:table-cell>
          <table:table-cell office:value-type="float" office:value="56.9794541265141" calcext:value-type="float">
            <text:p>56.9794541265141</text:p>
          </table:table-cell>
          <table:table-cell office:value-type="float" office:value="11.1261655986684" calcext:value-type="float">
            <text:p>11.1261655986684</text:p>
          </table:table-cell>
          <table:table-cell office:value-type="float" office:value="3760.64397234993" calcext:value-type="float">
            <text:p>3760.64397234993</text:p>
          </table:table-cell>
          <table:table-cell office:value-type="float" office:value="0.406842833009665" calcext:value-type="float">
            <text:p>0.406842833009665</text:p>
          </table:table-cell>
          <table:table-cell office:value-type="float" office:value="137.512877557267" calcext:value-type="float">
            <text:p>137.512877557267</text:p>
          </table:table-cell>
          <table:table-cell office:value-type="float" office:value="26.8516269786379" calcext:value-type="float">
            <text:p>26.8516269786379</text:p>
          </table:table-cell>
          <table:table-cell office:value-type="float" office:value="9075.8499187796" calcext:value-type="float">
            <text:p>9075.8499187796</text:p>
          </table:table-cell>
          <table:table-cell office:value-type="float" office:value="0.0685848595863173" calcext:value-type="float">
            <text:p>0.068584859586317</text:p>
          </table:table-cell>
          <table:table-cell office:value-type="float" office:value="23.1816825401752" calcext:value-type="float">
            <text:p>23.1816825401752</text:p>
          </table:table-cell>
          <table:table-cell office:value-type="float" office:value="4.52660073269694" calcext:value-type="float">
            <text:p>4.52660073269694</text:p>
          </table:table-cell>
          <table:table-cell office:value-type="float" office:value="1529.99104765157" calcext:value-type="float">
            <text:p>1529.991047651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66" calcext:value-type="float">
            <text:p>66</text:p>
          </table:table-cell>
          <table:table-cell office:value-type="float" office:value="12276" calcext:value-type="float">
            <text:p>12276</text:p>
          </table:table-cell>
          <table:table-cell office:value-type="float" office:value="0.136135987324428" calcext:value-type="float">
            <text:p>0.136135987324428</text:p>
          </table:table-cell>
          <table:table-cell office:value-type="float" office:value="25.3212936423435" calcext:value-type="float">
            <text:p>25.3212936423435</text:p>
          </table:table-cell>
          <table:table-cell office:value-type="float" office:value="8.98497516341222" calcext:value-type="float">
            <text:p>8.98497516341222</text:p>
          </table:table-cell>
          <table:table-cell office:value-type="float" office:value="1671.20538039467" calcext:value-type="float">
            <text:p>1671.20538039467</text:p>
          </table:table-cell>
          <table:table-cell office:value-type="float" office:value="0.0334154977350136" calcext:value-type="float">
            <text:p>0.033415497735014</text:p>
          </table:table-cell>
          <table:table-cell office:value-type="float" office:value="6.21528257871254" calcext:value-type="float">
            <text:p>6.21528257871254</text:p>
          </table:table-cell>
          <table:table-cell office:value-type="float" office:value="2.2054228505109" calcext:value-type="float">
            <text:p>2.2054228505109</text:p>
          </table:table-cell>
          <table:table-cell office:value-type="float" office:value="410.208650195027" calcext:value-type="float">
            <text:p>410.208650195027</text:p>
          </table:table-cell>
          <table:table-cell office:value-type="float" office:value="0.00454905177609326" calcext:value-type="float">
            <text:p>0.004549051776093</text:p>
          </table:table-cell>
          <table:table-cell office:value-type="float" office:value="0.846123630353346" calcext:value-type="float">
            <text:p>0.846123630353346</text:p>
          </table:table-cell>
          <table:table-cell office:value-type="float" office:value="0.300237417222155" calcext:value-type="float">
            <text:p>0.300237417222155</text:p>
          </table:table-cell>
          <table:table-cell office:value-type="float" office:value="55.8441596033208" calcext:value-type="float">
            <text:p>55.84415960332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319501586297627" calcext:value-type="float">
            <text:p>0.319501586297627</text:p>
          </table:table-cell>
          <table:table-cell office:value-type="float" office:value="349" calcext:value-type="float">
            <text:p>349</text:p>
          </table:table-cell>
          <table:table-cell office:value-type="float" office:value="66" calcext:value-type="float">
            <text:p>66</text:p>
          </table:table-cell>
          <table:table-cell office:value-type="float" office:value="23034" calcext:value-type="float">
            <text:p>23034</text:p>
          </table:table-cell>
          <table:table-cell office:value-type="float" office:value="0.76893850136635" calcext:value-type="float">
            <text:p>0.76893850136635</text:p>
          </table:table-cell>
          <table:table-cell office:value-type="float" office:value="268.359536976856" calcext:value-type="float">
            <text:p>268.359536976856</text:p>
          </table:table-cell>
          <table:table-cell office:value-type="float" office:value="50.7499410901791" calcext:value-type="float">
            <text:p>50.7499410901791</text:p>
          </table:table-cell>
          <table:table-cell office:value-type="float" office:value="17711.7294404725" calcext:value-type="float">
            <text:p>17711.7294404725</text:p>
          </table:table-cell>
          <table:table-cell office:value-type="float" office:value="0.397429186348055" calcext:value-type="float">
            <text:p>0.397429186348055</text:p>
          </table:table-cell>
          <table:table-cell office:value-type="float" office:value="138.702786035471" calcext:value-type="float">
            <text:p>138.702786035471</text:p>
          </table:table-cell>
          <table:table-cell office:value-type="float" office:value="26.2303262989716" calcext:value-type="float">
            <text:p>26.2303262989716</text:p>
          </table:table-cell>
          <table:table-cell office:value-type="float" office:value="9154.38387834109" calcext:value-type="float">
            <text:p>9154.38387834109</text:p>
          </table:table-cell>
          <table:table-cell office:value-type="float" office:value="0.305598602949721" calcext:value-type="float">
            <text:p>0.305598602949721</text:p>
          </table:table-cell>
          <table:table-cell office:value-type="float" office:value="106.653912429453" calcext:value-type="float">
            <text:p>106.653912429453</text:p>
          </table:table-cell>
          <table:table-cell office:value-type="float" office:value="20.1695077946816" calcext:value-type="float">
            <text:p>20.1695077946816</text:p>
          </table:table-cell>
          <table:table-cell office:value-type="float" office:value="7039.15822034387" calcext:value-type="float">
            <text:p>7039.158220343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66" calcext:value-type="float">
            <text:p>66</text:p>
          </table:table-cell>
          <table:table-cell office:value-type="float" office:value="13134" calcext:value-type="float">
            <text:p>13134</text:p>
          </table:table-cell>
          <table:table-cell office:value-type="float" office:value="0.551120376928963" calcext:value-type="float">
            <text:p>0.551120376928963</text:p>
          </table:table-cell>
          <table:table-cell office:value-type="float" office:value="109.672955008864" calcext:value-type="float">
            <text:p>109.672955008864</text:p>
          </table:table-cell>
          <table:table-cell office:value-type="float" office:value="36.3739448773116" calcext:value-type="float">
            <text:p>36.3739448773116</text:p>
          </table:table-cell>
          <table:table-cell office:value-type="float" office:value="7238.415030585" calcext:value-type="float">
            <text:p>7238.415030585</text:p>
          </table:table-cell>
          <table:table-cell office:value-type="float" office:value="0.263481230324843" calcext:value-type="float">
            <text:p>0.263481230324843</text:p>
          </table:table-cell>
          <table:table-cell office:value-type="float" office:value="52.4327648346438" calcext:value-type="float">
            <text:p>52.4327648346438</text:p>
          </table:table-cell>
          <table:table-cell office:value-type="float" office:value="17.3897612014397" calcext:value-type="float">
            <text:p>17.3897612014397</text:p>
          </table:table-cell>
          <table:table-cell office:value-type="float" office:value="3460.56247908649" calcext:value-type="float">
            <text:p>3460.56247908649</text:p>
          </table:table-cell>
          <table:table-cell office:value-type="float" office:value="0.145209874970335" calcext:value-type="float">
            <text:p>0.145209874970335</text:p>
          </table:table-cell>
          <table:table-cell office:value-type="float" office:value="28.8967651190966" calcext:value-type="float">
            <text:p>28.8967651190966</text:p>
          </table:table-cell>
          <table:table-cell office:value-type="float" office:value="9.58385174804208" calcext:value-type="float">
            <text:p>9.58385174804208</text:p>
          </table:table-cell>
          <table:table-cell office:value-type="float" office:value="1907.18649786037" calcext:value-type="float">
            <text:p>1907.186497860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6" calcext:value-type="float">
            <text:p>66</text:p>
          </table:table-cell>
          <table:table-cell office:value-type="float" office:value="25146" calcext:value-type="float">
            <text:p>25146</text:p>
          </table:table-cell>
          <table:table-cell office:value-type="float" office:value="0.641473454109101" calcext:value-type="float">
            <text:p>0.641473454109101</text:p>
          </table:table-cell>
          <table:table-cell office:value-type="float" office:value="244.401386015568" calcext:value-type="float">
            <text:p>244.401386015568</text:p>
          </table:table-cell>
          <table:table-cell office:value-type="float" office:value="42.3372479712007" calcext:value-type="float">
            <text:p>42.3372479712007</text:p>
          </table:table-cell>
          <table:table-cell office:value-type="float" office:value="16130.4914770275" calcext:value-type="float">
            <text:p>16130.4914770275</text:p>
          </table:table-cell>
          <table:table-cell office:value-type="float" office:value="0.765461365531303" calcext:value-type="float">
            <text:p>0.765461365531303</text:p>
          </table:table-cell>
          <table:table-cell office:value-type="float" office:value="291.640780267427" calcext:value-type="float">
            <text:p>291.640780267427</text:p>
          </table:table-cell>
          <table:table-cell office:value-type="float" office:value="50.520450125066" calcext:value-type="float">
            <text:p>50.520450125066</text:p>
          </table:table-cell>
          <table:table-cell office:value-type="float" office:value="19248.2914976502" calcext:value-type="float">
            <text:p>19248.2914976502</text:p>
          </table:table-cell>
          <table:table-cell office:value-type="float" office:value="0.491023146134435" calcext:value-type="float">
            <text:p>0.491023146134435</text:p>
          </table:table-cell>
          <table:table-cell office:value-type="float" office:value="187.07981867722" calcext:value-type="float">
            <text:p>187.07981867722</text:p>
          </table:table-cell>
          <table:table-cell office:value-type="float" office:value="32.4075276448727" calcext:value-type="float">
            <text:p>32.4075276448727</text:p>
          </table:table-cell>
          <table:table-cell office:value-type="float" office:value="12347.2680326965" calcext:value-type="float">
            <text:p>12347.268032696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22044" calcext:value-type="float">
            <text:p>22044</text:p>
          </table:table-cell>
          <table:table-cell office:value-type="float" office:value="0.307660277932" calcext:value-type="float">
            <text:p>0.307660277932</text:p>
          </table:table-cell>
          <table:table-cell office:value-type="float" office:value="102.758532829288" calcext:value-type="float">
            <text:p>102.758532829288</text:p>
          </table:table-cell>
          <table:table-cell office:value-type="float" office:value="20.305578343512" calcext:value-type="float">
            <text:p>20.305578343512</text:p>
          </table:table-cell>
          <table:table-cell office:value-type="float" office:value="6782.06316673301" calcext:value-type="float">
            <text:p>6782.06316673301</text:p>
          </table:table-cell>
          <table:table-cell office:value-type="float" office:value="0.158847133580113" calcext:value-type="float">
            <text:p>0.158847133580113</text:p>
          </table:table-cell>
          <table:table-cell office:value-type="float" office:value="53.0549426157578" calcext:value-type="float">
            <text:p>53.0549426157578</text:p>
          </table:table-cell>
          <table:table-cell office:value-type="float" office:value="10.4839108162875" calcext:value-type="float">
            <text:p>10.4839108162875</text:p>
          </table:table-cell>
          <table:table-cell office:value-type="float" office:value="3501.62621264002" calcext:value-type="float">
            <text:p>3501.62621264002</text:p>
          </table:table-cell>
          <table:table-cell office:value-type="float" office:value="0.0488709532659592" calcext:value-type="float">
            <text:p>0.048870953265959</text:p>
          </table:table-cell>
          <table:table-cell office:value-type="float" office:value="16.3228983908304" calcext:value-type="float">
            <text:p>16.3228983908304</text:p>
          </table:table-cell>
          <table:table-cell office:value-type="float" office:value="3.22548291555331" calcext:value-type="float">
            <text:p>3.22548291555331</text:p>
          </table:table-cell>
          <table:table-cell office:value-type="float" office:value="1077.3112937948" calcext:value-type="float">
            <text:p>1077.3112937948</text:p>
          </table:table-cell>
        </table:table-row>
        <table:table-row table:style-name="ro1" table:number-rows-repeated="1048430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'Test 4'.G1:'Test 4'.G1048576 'Test 4'.K1:'Test 4'.K104857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</calcext:conditional-formats>
      </table:table>
      <table:table table:name="Test 5" table:style-name="ta1">
        <table:table-column table:style-name="co1" table:number-columns-repeated="6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loc</text:p>
          </table:table-cell>
          <table:table-cell office:value-type="string" calcext:value-type="string">
            <text:p>Size R</text:p>
          </table:table-cell>
          <table:table-cell office:value-type="string" calcext:value-type="string">
            <text:p>Size B</text:p>
          </table:table-cell>
          <table:table-cell office:value-type="string" calcext:value-type="string">
            <text:p>R * B</text:p>
          </table:table-cell>
          <table:table-cell table:style-name="Default" office:value-type="string" calcext:value-type="string">
            <text:p>KR</text:p>
          </table:table-cell>
          <table:table-cell office:value-type="string" calcext:value-type="string">
            <text:p>KR * R</text:p>
          </table:table-cell>
          <table:table-cell office:value-type="string" calcext:value-type="string">
            <text:p>KR * B</text:p>
          </table:table-cell>
          <table:table-cell office:value-type="string" calcext:value-type="string">
            <text:p>KR * R * B</text:p>
          </table:table-cell>
          <table:table-cell table:style-name="Default" office:value-type="string" calcext:value-type="string">
            <text:p>KB</text:p>
          </table:table-cell>
          <table:table-cell office:value-type="string" calcext:value-type="string">
            <text:p>KB * R</text:p>
          </table:table-cell>
          <table:table-cell office:value-type="string" calcext:value-type="string">
            <text:p>KB * B</text:p>
          </table:table-cell>
          <table:table-cell office:value-type="string" calcext:value-type="string">
            <text:p>KB * R * B</text:p>
          </table:table-cell>
          <table:table-cell office:value-type="string" calcext:value-type="string">
            <text:p>KB * KR</text:p>
          </table:table-cell>
          <table:table-cell office:value-type="string" calcext:value-type="string">
            <text:p>KB * KR * R</text:p>
          </table:table-cell>
          <table:table-cell office:value-type="string" calcext:value-type="string">
            <text:p>KB * KR * B</text:p>
          </table:table-cell>
          <table:table-cell office:value-type="string" calcext:value-type="string">
            <text:p>KB * KR * B * 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82" calcext:value-type="float">
            <text:p>82</text:p>
          </table:table-cell>
          <table:table-cell office:value-type="float" office:value="21566" calcext:value-type="float">
            <text:p>21566</text:p>
          </table:table-cell>
          <table:table-cell office:value-type="float" office:value="0.855607002968632" calcext:value-type="float">
            <text:p>0.855607002968632</text:p>
          </table:table-cell>
          <table:table-cell office:value-type="float" office:value="225.02464178075" calcext:value-type="float">
            <text:p>225.02464178075</text:p>
          </table:table-cell>
          <table:table-cell office:value-type="float" office:value="70.1597742434279" calcext:value-type="float">
            <text:p>70.1597742434279</text:p>
          </table:table-cell>
          <table:table-cell office:value-type="float" office:value="18452.0206260215" calcext:value-type="float">
            <text:p>18452.0206260215</text:p>
          </table:table-cell>
          <table:table-cell office:value-type="float" office:value="0.44553561960191" calcext:value-type="float">
            <text:p>0.44553561960191</text:p>
          </table:table-cell>
          <table:table-cell office:value-type="float" office:value="117.175867955302" calcext:value-type="float">
            <text:p>117.175867955302</text:p>
          </table:table-cell>
          <table:table-cell office:value-type="float" office:value="36.5339208073566" calcext:value-type="float">
            <text:p>36.5339208073566</text:p>
          </table:table-cell>
          <table:table-cell office:value-type="float" office:value="9608.4211723348" calcext:value-type="float">
            <text:p>9608.4211723348</text:p>
          </table:table-cell>
          <table:table-cell office:value-type="float" office:value="0.381203396203363" calcext:value-type="float">
            <text:p>0.381203396203363</text:p>
          </table:table-cell>
          <table:table-cell office:value-type="float" office:value="100.256493201485" calcext:value-type="float">
            <text:p>100.256493201485</text:p>
          </table:table-cell>
          <table:table-cell office:value-type="float" office:value="31.2586784886758" calcext:value-type="float">
            <text:p>31.2586784886758</text:p>
          </table:table-cell>
          <table:table-cell office:value-type="string" calcext:value-type="string">
            <text:p>8221.03244252173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37880418721781" calcext:value-type="float">
            <text:p>0.083788041872178</text:p>
          </table:table-cell>
          <table:table-cell office:value-type="float" office:value="263" calcext:value-type="float">
            <text:p>263</text:p>
          </table:table-cell>
          <table:table-cell office:value-type="float" office:value="209" calcext:value-type="float">
            <text:p>209</text:p>
          </table:table-cell>
          <table:table-cell office:value-type="float" office:value="54967" calcext:value-type="float">
            <text:p>54967</text:p>
          </table:table-cell>
          <table:table-cell office:value-type="float" office:value="0.888668522780623" calcext:value-type="float">
            <text:p>0.888668522780623</text:p>
          </table:table-cell>
          <table:table-cell office:value-type="float" office:value="233.719821491304" calcext:value-type="float">
            <text:p>233.719821491304</text:p>
          </table:table-cell>
          <table:table-cell office:value-type="float" office:value="185.73172126115" calcext:value-type="float">
            <text:p>185.73172126115</text:p>
          </table:table-cell>
          <table:table-cell office:value-type="float" office:value="48847.4426916825" calcext:value-type="float">
            <text:p>48847.4426916825</text:p>
          </table:table-cell>
          <table:table-cell office:value-type="float" office:value="0.521652390599557" calcext:value-type="float">
            <text:p>0.521652390599557</text:p>
          </table:table-cell>
          <table:table-cell office:value-type="float" office:value="137.194578727684" calcext:value-type="float">
            <text:p>137.194578727684</text:p>
          </table:table-cell>
          <table:table-cell office:value-type="float" office:value="109.025349635308" calcext:value-type="float">
            <text:p>109.025349635308</text:p>
          </table:table-cell>
          <table:table-cell office:value-type="float" office:value="28673.6669540859" calcext:value-type="float">
            <text:p>28673.6669540859</text:p>
          </table:table-cell>
          <table:table-cell office:value-type="float" office:value="0.463576059359089" calcext:value-type="float">
            <text:p>0.463576059359089</text:p>
          </table:table-cell>
          <table:table-cell office:value-type="float" office:value="121.92050361144" calcext:value-type="float">
            <text:p>121.92050361144</text:p>
          </table:table-cell>
          <table:table-cell office:value-type="float" office:value="96.8873964060496" calcext:value-type="float">
            <text:p>96.8873964060496</text:p>
          </table:table-cell>
          <table:table-cell office:value-type="string" calcext:value-type="string">
            <text:p>25481.385254791054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60471696515384" calcext:value-type="float">
            <text:p>0.260471696515384</text:p>
          </table:table-cell>
          <table:table-cell office:value-type="float" office:value="263" calcext:value-type="float">
            <text:p>263</text:p>
          </table:table-cell>
          <table:table-cell office:value-type="float" office:value="269" calcext:value-type="float">
            <text:p>269</text:p>
          </table:table-cell>
          <table:table-cell office:value-type="float" office:value="70747" calcext:value-type="float">
            <text:p>70747</text:p>
          </table:table-cell>
          <table:table-cell office:value-type="float" office:value="0.991991940172319" calcext:value-type="float">
            <text:p>0.991991940172319</text:p>
          </table:table-cell>
          <table:table-cell office:value-type="float" office:value="260.89388026532" calcext:value-type="float">
            <text:p>260.89388026532</text:p>
          </table:table-cell>
          <table:table-cell office:value-type="float" office:value="266.845831906354" calcext:value-type="float">
            <text:p>266.845831906354</text:p>
          </table:table-cell>
          <table:table-cell office:value-type="float" office:value="70180.4537913711" calcext:value-type="float">
            <text:p>70180.4537913711</text:p>
          </table:table-cell>
          <table:table-cell office:value-type="float" office:value="0.838264741730211" calcext:value-type="float">
            <text:p>0.838264741730211</text:p>
          </table:table-cell>
          <table:table-cell office:value-type="float" office:value="220.463627075045" calcext:value-type="float">
            <text:p>220.463627075045</text:p>
          </table:table-cell>
          <table:table-cell office:value-type="float" office:value="225.493215525427" calcext:value-type="float">
            <text:p>225.493215525427</text:p>
          </table:table-cell>
          <table:table-cell office:value-type="float" office:value="59304.7156831872" calcext:value-type="float">
            <text:p>59304.7156831872</text:p>
          </table:table-cell>
          <table:table-cell office:value-type="float" office:value="0.831551867527" calcext:value-type="float">
            <text:p>0.831551867527</text:p>
          </table:table-cell>
          <table:table-cell office:value-type="float" office:value="218.698141159601" calcext:value-type="float">
            <text:p>218.698141159601</text:p>
          </table:table-cell>
          <table:table-cell office:value-type="float" office:value="223.687452364763" calcext:value-type="float">
            <text:p>223.687452364763</text:p>
          </table:table-cell>
          <table:table-cell office:value-type="string" calcext:value-type="string">
            <text:p>58829.799971932654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286" calcext:value-type="float">
            <text:p>286</text:p>
          </table:table-cell>
          <table:table-cell office:value-type="float" office:value="75218" calcext:value-type="float">
            <text:p>75218</text:p>
          </table:table-cell>
          <table:table-cell office:value-type="float" office:value="0.426846315508703" calcext:value-type="float">
            <text:p>0.426846315508703</text:p>
          </table:table-cell>
          <table:table-cell office:value-type="float" office:value="112.260580978789" calcext:value-type="float">
            <text:p>112.260580978789</text:p>
          </table:table-cell>
          <table:table-cell office:value-type="float" office:value="122.078046235489" calcext:value-type="float">
            <text:p>122.078046235489</text:p>
          </table:table-cell>
          <table:table-cell office:value-type="float" office:value="32106.5261599337" calcext:value-type="float">
            <text:p>32106.5261599337</text:p>
          </table:table-cell>
          <table:table-cell office:value-type="float" office:value="0.295590486229383" calcext:value-type="float">
            <text:p>0.295590486229383</text:p>
          </table:table-cell>
          <table:table-cell office:value-type="float" office:value="77.7402978783276" calcext:value-type="float">
            <text:p>77.7402978783276</text:p>
          </table:table-cell>
          <table:table-cell office:value-type="float" office:value="84.5388790616034" calcext:value-type="float">
            <text:p>84.5388790616034</text:p>
          </table:table-cell>
          <table:table-cell office:value-type="float" office:value="22233.7251932017" calcext:value-type="float">
            <text:p>22233.7251932017</text:p>
          </table:table-cell>
          <table:table-cell office:value-type="float" office:value="0.126171709946438" calcext:value-type="float">
            <text:p>0.126171709946438</text:p>
          </table:table-cell>
          <table:table-cell office:value-type="float" office:value="33.1831597159132" calcext:value-type="float">
            <text:p>33.1831597159132</text:p>
          </table:table-cell>
          <table:table-cell office:value-type="float" office:value="36.0851090446813" calcext:value-type="float">
            <text:p>36.0851090446813</text:p>
          </table:table-cell>
          <table:table-cell office:value-type="string" calcext:value-type="string">
            <text:p>9490.383678751183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55740261612438" calcext:value-type="float">
            <text:p>0.655740261612438</text:p>
          </table:table-cell>
          <table:table-cell office:value-type="float" office:value="263" calcext:value-type="float">
            <text:p>263</text:p>
          </table:table-cell>
          <table:table-cell office:value-type="float" office:value="288" calcext:value-type="float">
            <text:p>288</text:p>
          </table:table-cell>
          <table:table-cell office:value-type="float" office:value="75744" calcext:value-type="float">
            <text:p>75744</text:p>
          </table:table-cell>
          <table:table-cell office:value-type="float" office:value="0.8631048985593" calcext:value-type="float">
            <text:p>0.8631048985593</text:p>
          </table:table-cell>
          <table:table-cell office:value-type="float" office:value="226.996588321096" calcext:value-type="float">
            <text:p>226.996588321096</text:p>
          </table:table-cell>
          <table:table-cell office:value-type="float" office:value="248.574210785078" calcext:value-type="float">
            <text:p>248.574210785078</text:p>
          </table:table-cell>
          <table:table-cell office:value-type="float" office:value="65375.0174364756" calcext:value-type="float">
            <text:p>65375.0174364756</text:p>
          </table:table-cell>
          <table:table-cell office:value-type="float" office:value="0.0843207262473768" calcext:value-type="float">
            <text:p>0.084320726247377</text:p>
          </table:table-cell>
          <table:table-cell office:value-type="float" office:value="22.1763510030601" calcext:value-type="float">
            <text:p>22.1763510030601</text:p>
          </table:table-cell>
          <table:table-cell office:value-type="float" office:value="24.2843691592445" calcext:value-type="float">
            <text:p>24.2843691592445</text:p>
          </table:table-cell>
          <table:table-cell office:value-type="float" office:value="6386.78908888131" calcext:value-type="float">
            <text:p>6386.78908888131</text:p>
          </table:table-cell>
          <table:table-cell office:value-type="float" office:value="0.0727776318741887" calcext:value-type="float">
            <text:p>0.072777631874189</text:p>
          </table:table-cell>
          <table:table-cell office:value-type="float" office:value="19.1405171829116" calcext:value-type="float">
            <text:p>19.1405171829116</text:p>
          </table:table-cell>
          <table:table-cell office:value-type="float" office:value="20.9599579797663" calcext:value-type="float">
            <text:p>20.9599579797663</text:p>
          </table:table-cell>
          <table:table-cell office:value-type="string" calcext:value-type="string">
            <text:p>5512.468948678546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25" calcext:value-type="float">
            <text:p>25</text:p>
          </table:table-cell>
          <table:table-cell office:value-type="float" office:value="6575" calcext:value-type="float">
            <text:p>6575</text:p>
          </table:table-cell>
          <table:table-cell office:value-type="float" office:value="0.840392382485652" calcext:value-type="float">
            <text:p>0.840392382485652</text:p>
          </table:table-cell>
          <table:table-cell office:value-type="float" office:value="221.023196593727" calcext:value-type="float">
            <text:p>221.023196593727</text:p>
          </table:table-cell>
          <table:table-cell office:value-type="float" office:value="21.0098095621413" calcext:value-type="float">
            <text:p>21.0098095621413</text:p>
          </table:table-cell>
          <table:table-cell office:value-type="float" office:value="5525.57991484316" calcext:value-type="float">
            <text:p>5525.57991484316</text:p>
          </table:table-cell>
          <table:table-cell office:value-type="float" office:value="0.922769660148882" calcext:value-type="float">
            <text:p>0.922769660148882</text:p>
          </table:table-cell>
          <table:table-cell office:value-type="float" office:value="242.688420619156" calcext:value-type="float">
            <text:p>242.688420619156</text:p>
          </table:table-cell>
          <table:table-cell office:value-type="float" office:value="23.0692415037221" calcext:value-type="float">
            <text:p>23.0692415037221</text:p>
          </table:table-cell>
          <table:table-cell office:value-type="float" office:value="6067.2105154789" calcext:value-type="float">
            <text:p>6067.2105154789</text:p>
          </table:table-cell>
          <table:table-cell office:value-type="float" office:value="0.775488593177995" calcext:value-type="float">
            <text:p>0.775488593177995</text:p>
          </table:table-cell>
          <table:table-cell office:value-type="float" office:value="203.953500005813" calcext:value-type="float">
            <text:p>203.953500005813</text:p>
          </table:table-cell>
          <table:table-cell office:value-type="float" office:value="19.3872148294499" calcext:value-type="float">
            <text:p>19.3872148294499</text:p>
          </table:table-cell>
          <table:table-cell office:value-type="string" calcext:value-type="string">
            <text:p>5098.837500145316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220" calcext:value-type="float">
            <text:p>220</text:p>
          </table:table-cell>
          <table:table-cell office:value-type="float" office:value="57860" calcext:value-type="float">
            <text:p>57860</text:p>
          </table:table-cell>
          <table:table-cell office:value-type="float" office:value="0.53931934065945" calcext:value-type="float">
            <text:p>0.53931934065945</text:p>
          </table:table-cell>
          <table:table-cell office:value-type="float" office:value="141.840986593435" calcext:value-type="float">
            <text:p>141.840986593435</text:p>
          </table:table-cell>
          <table:table-cell office:value-type="float" office:value="118.650254945079" calcext:value-type="float">
            <text:p>118.650254945079</text:p>
          </table:table-cell>
          <table:table-cell office:value-type="float" office:value="31205.0170505558" calcext:value-type="float">
            <text:p>31205.0170505558</text:p>
          </table:table-cell>
          <table:table-cell office:value-type="float" office:value="0.355735925451574" calcext:value-type="float">
            <text:p>0.355735925451574</text:p>
          </table:table-cell>
          <table:table-cell office:value-type="float" office:value="93.5585483937641" calcext:value-type="float">
            <text:p>93.5585483937641</text:p>
          </table:table-cell>
          <table:table-cell office:value-type="float" office:value="78.2619035993464" calcext:value-type="float">
            <text:p>78.2619035993464</text:p>
          </table:table-cell>
          <table:table-cell office:value-type="float" office:value="20582.8806466281" calcext:value-type="float">
            <text:p>20582.8806466281</text:p>
          </table:table-cell>
          <table:table-cell office:value-type="float" office:value="0.191855264763422" calcext:value-type="float">
            <text:p>0.191855264763422</text:p>
          </table:table-cell>
          <table:table-cell office:value-type="float" office:value="50.4579346327801" calcext:value-type="float">
            <text:p>50.4579346327801</text:p>
          </table:table-cell>
          <table:table-cell office:value-type="float" office:value="42.208158247953" calcext:value-type="float">
            <text:p>42.208158247953</text:p>
          </table:table-cell>
          <table:table-cell office:value-type="string" calcext:value-type="string">
            <text:p>11100.745619211626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64" calcext:value-type="float">
            <text:p>164</text:p>
          </table:table-cell>
          <table:table-cell office:value-type="float" office:value="43132" calcext:value-type="float">
            <text:p>43132</text:p>
          </table:table-cell>
          <table:table-cell office:value-type="float" office:value="0.935802924175752" calcext:value-type="float">
            <text:p>0.935802924175752</text:p>
          </table:table-cell>
          <table:table-cell office:value-type="float" office:value="246.116169058223" calcext:value-type="float">
            <text:p>246.116169058223</text:p>
          </table:table-cell>
          <table:table-cell office:value-type="float" office:value="153.471679564823" calcext:value-type="float">
            <text:p>153.471679564823</text:p>
          </table:table-cell>
          <table:table-cell office:value-type="float" office:value="40363.0517255485" calcext:value-type="float">
            <text:p>40363.0517255485</text:p>
          </table:table-cell>
          <table:table-cell office:value-type="float" office:value="0.441485036124499" calcext:value-type="float">
            <text:p>0.441485036124499</text:p>
          </table:table-cell>
          <table:table-cell office:value-type="float" office:value="116.110564500743" calcext:value-type="float">
            <text:p>116.110564500743</text:p>
          </table:table-cell>
          <table:table-cell office:value-type="float" office:value="72.4035459244179" calcext:value-type="float">
            <text:p>72.4035459244179</text:p>
          </table:table-cell>
          <table:table-cell office:value-type="float" office:value="19042.1325781219" calcext:value-type="float">
            <text:p>19042.1325781219</text:p>
          </table:table-cell>
          <table:table-cell office:value-type="float" office:value="0.413142987785144" calcext:value-type="float">
            <text:p>0.413142987785144</text:p>
          </table:table-cell>
          <table:table-cell office:value-type="float" office:value="108.656605787493" calcext:value-type="float">
            <text:p>108.656605787493</text:p>
          </table:table-cell>
          <table:table-cell office:value-type="float" office:value="67.7554499967636" calcext:value-type="float">
            <text:p>67.7554499967636</text:p>
          </table:table-cell>
          <table:table-cell office:value-type="string" calcext:value-type="string">
            <text:p>17819.6833491488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82" calcext:value-type="float">
            <text:p>82</text:p>
          </table:table-cell>
          <table:table-cell office:value-type="float" office:value="12382" calcext:value-type="float">
            <text:p>12382</text:p>
          </table:table-cell>
          <table:table-cell office:value-type="float" office:value="0.256309665036811" calcext:value-type="float">
            <text:p>0.256309665036811</text:p>
          </table:table-cell>
          <table:table-cell office:value-type="float" office:value="38.7027594205584" calcext:value-type="float">
            <text:p>38.7027594205584</text:p>
          </table:table-cell>
          <table:table-cell office:value-type="float" office:value="21.0173925330185" calcext:value-type="float">
            <text:p>21.0173925330185</text:p>
          </table:table-cell>
          <table:table-cell office:value-type="float" office:value="3173.62627248579" calcext:value-type="float">
            <text:p>3173.62627248579</text:p>
          </table:table-cell>
          <table:table-cell office:value-type="float" office:value="0.730317988967624" calcext:value-type="float">
            <text:p>0.730317988967624</text:p>
          </table:table-cell>
          <table:table-cell office:value-type="float" office:value="110.278016334111" calcext:value-type="float">
            <text:p>110.278016334111</text:p>
          </table:table-cell>
          <table:table-cell office:value-type="float" office:value="59.8860750953452" calcext:value-type="float">
            <text:p>59.8860750953452</text:p>
          </table:table-cell>
          <table:table-cell office:value-type="float" office:value="9042.79733939712" calcext:value-type="float">
            <text:p>9042.79733939712</text:p>
          </table:table-cell>
          <table:table-cell office:value-type="float" office:value="0.187187559122649" calcext:value-type="float">
            <text:p>0.187187559122649</text:p>
          </table:table-cell>
          <table:table-cell office:value-type="float" office:value="28.26532142752" calcext:value-type="float">
            <text:p>28.26532142752</text:p>
          </table:table-cell>
          <table:table-cell office:value-type="float" office:value="15.3493798480572" calcext:value-type="float">
            <text:p>15.3493798480572</text:p>
          </table:table-cell>
          <table:table-cell office:value-type="string" calcext:value-type="string">
            <text:p>2317.7563570566417]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09" calcext:value-type="float">
            <text:p>209</text:p>
          </table:table-cell>
          <table:table-cell office:value-type="float" office:value="31559" calcext:value-type="float">
            <text:p>31559</text:p>
          </table:table-cell>
          <table:table-cell office:value-type="float" office:value="0.369971496944508" calcext:value-type="float">
            <text:p>0.369971496944508</text:p>
          </table:table-cell>
          <table:table-cell office:value-type="float" office:value="55.8656960386208" calcext:value-type="float">
            <text:p>55.8656960386208</text:p>
          </table:table-cell>
          <table:table-cell office:value-type="float" office:value="77.3240428614023" calcext:value-type="float">
            <text:p>77.3240428614023</text:p>
          </table:table-cell>
          <table:table-cell office:value-type="float" office:value="11675.9304720717" calcext:value-type="float">
            <text:p>11675.9304720717</text:p>
          </table:table-cell>
          <table:table-cell office:value-type="float" office:value="0.910725670187693" calcext:value-type="float">
            <text:p>0.910725670187693</text:p>
          </table:table-cell>
          <table:table-cell office:value-type="float" office:value="137.519576198342" calcext:value-type="float">
            <text:p>137.519576198342</text:p>
          </table:table-cell>
          <table:table-cell office:value-type="float" office:value="190.341665069228" calcext:value-type="float">
            <text:p>190.341665069228</text:p>
          </table:table-cell>
          <table:table-cell office:value-type="float" office:value="28741.5914254534" calcext:value-type="float">
            <text:p>28741.5914254534</text:p>
          </table:table-cell>
          <table:table-cell office:value-type="float" office:value="0.336942539505131" calcext:value-type="float">
            <text:p>0.336942539505131</text:p>
          </table:table-cell>
          <table:table-cell office:value-type="float" office:value="50.8783234652748" calcext:value-type="float">
            <text:p>50.8783234652748</text:p>
          </table:table-cell>
          <table:table-cell office:value-type="float" office:value="70.4209907565725" calcext:value-type="float">
            <text:p>70.4209907565725</text:p>
          </table:table-cell>
          <table:table-cell office:value-type="string" calcext:value-type="string">
            <text:p>10633.56960424244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69" calcext:value-type="float">
            <text:p>269</text:p>
          </table:table-cell>
          <table:table-cell office:value-type="float" office:value="40619" calcext:value-type="float">
            <text:p>40619</text:p>
          </table:table-cell>
          <table:table-cell office:value-type="float" office:value="0.278651947787626" calcext:value-type="float">
            <text:p>0.278651947787626</text:p>
          </table:table-cell>
          <table:table-cell office:value-type="float" office:value="42.0764441159315" calcext:value-type="float">
            <text:p>42.0764441159315</text:p>
          </table:table-cell>
          <table:table-cell office:value-type="float" office:value="74.9573739548714" calcext:value-type="float">
            <text:p>74.9573739548714</text:p>
          </table:table-cell>
          <table:table-cell office:value-type="float" office:value="11318.5634671856" calcext:value-type="float">
            <text:p>11318.5634671856</text:p>
          </table:table-cell>
          <table:table-cell office:value-type="float" office:value="0.957083384242397" calcext:value-type="float">
            <text:p>0.957083384242397</text:p>
          </table:table-cell>
          <table:table-cell office:value-type="float" office:value="144.519591020602" calcext:value-type="float">
            <text:p>144.519591020602</text:p>
          </table:table-cell>
          <table:table-cell office:value-type="float" office:value="257.455430361205" calcext:value-type="float">
            <text:p>257.455430361205</text:p>
          </table:table-cell>
          <table:table-cell office:value-type="float" office:value="38875.7699845419" calcext:value-type="float">
            <text:p>38875.7699845419</text:p>
          </table:table-cell>
          <table:table-cell office:value-type="float" office:value="0.266693149214317" calcext:value-type="float">
            <text:p>0.266693149214317</text:p>
          </table:table-cell>
          <table:table-cell office:value-type="float" office:value="40.2706655313618" calcext:value-type="float">
            <text:p>40.2706655313618</text:p>
          </table:table-cell>
          <table:table-cell office:value-type="float" office:value="71.7404571386512" calcext:value-type="float">
            <text:p>71.7404571386512</text:p>
          </table:table-cell>
          <table:table-cell office:value-type="string" calcext:value-type="string">
            <text:p>10832.809027936331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86" calcext:value-type="float">
            <text:p>286</text:p>
          </table:table-cell>
          <table:table-cell office:value-type="float" office:value="43186" calcext:value-type="float">
            <text:p>43186</text:p>
          </table:table-cell>
          <table:table-cell office:value-type="float" office:value="0.413091030441548" calcext:value-type="float">
            <text:p>0.413091030441548</text:p>
          </table:table-cell>
          <table:table-cell office:value-type="float" office:value="62.3767455966738" calcext:value-type="float">
            <text:p>62.3767455966738</text:p>
          </table:table-cell>
          <table:table-cell office:value-type="float" office:value="118.144034706283" calcext:value-type="float">
            <text:p>118.144034706283</text:p>
          </table:table-cell>
          <table:table-cell office:value-type="float" office:value="17839.7492406487" calcext:value-type="float">
            <text:p>17839.7492406487</text:p>
          </table:table-cell>
          <table:table-cell office:value-type="float" office:value="0.346208787075307" calcext:value-type="float">
            <text:p>0.346208787075307</text:p>
          </table:table-cell>
          <table:table-cell office:value-type="float" office:value="52.2775268483714" calcext:value-type="float">
            <text:p>52.2775268483714</text:p>
          </table:table-cell>
          <table:table-cell office:value-type="float" office:value="99.0157131035378" calcext:value-type="float">
            <text:p>99.0157131035378</text:p>
          </table:table-cell>
          <table:table-cell office:value-type="float" office:value="14951.3726786342" calcext:value-type="float">
            <text:p>14951.3726786342</text:p>
          </table:table-cell>
          <table:table-cell office:value-type="float" office:value="0.143015744600857" calcext:value-type="float">
            <text:p>0.143015744600857</text:p>
          </table:table-cell>
          <table:table-cell office:value-type="float" office:value="21.5953774347294" calcext:value-type="float">
            <text:p>21.5953774347294</text:p>
          </table:table-cell>
          <table:table-cell office:value-type="float" office:value="40.9025029558452" calcext:value-type="float">
            <text:p>40.9025029558452</text:p>
          </table:table-cell>
          <table:table-cell office:value-type="string" calcext:value-type="string">
            <text:p>6176.277946332619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88" calcext:value-type="float">
            <text:p>288</text:p>
          </table:table-cell>
          <table:table-cell office:value-type="float" office:value="43488" calcext:value-type="float">
            <text:p>43488</text:p>
          </table:table-cell>
          <table:table-cell office:value-type="float" office:value="0.330188419110491" calcext:value-type="float">
            <text:p>0.330188419110491</text:p>
          </table:table-cell>
          <table:table-cell office:value-type="float" office:value="49.8584512856842" calcext:value-type="float">
            <text:p>49.8584512856842</text:p>
          </table:table-cell>
          <table:table-cell office:value-type="float" office:value="95.0942647038215" calcext:value-type="float">
            <text:p>95.0942647038215</text:p>
          </table:table-cell>
          <table:table-cell office:value-type="float" office:value="14359.2339702771" calcext:value-type="float">
            <text:p>14359.2339702771</text:p>
          </table:table-cell>
          <table:table-cell office:value-type="float" office:value="0.768200424641546" calcext:value-type="float">
            <text:p>0.768200424641546</text:p>
          </table:table-cell>
          <table:table-cell office:value-type="float" office:value="115.998264120873" calcext:value-type="float">
            <text:p>115.998264120873</text:p>
          </table:table-cell>
          <table:table-cell office:value-type="float" office:value="221.241722296765" calcext:value-type="float">
            <text:p>221.241722296765</text:p>
          </table:table-cell>
          <table:table-cell office:value-type="float" office:value="33407.5000668115" calcext:value-type="float">
            <text:p>33407.5000668115</text:p>
          </table:table-cell>
          <table:table-cell office:value-type="float" office:value="0.2536508837724" calcext:value-type="float">
            <text:p>0.2536508837724</text:p>
          </table:table-cell>
          <table:table-cell office:value-type="float" office:value="38.3012834496324" calcext:value-type="float">
            <text:p>38.3012834496324</text:p>
          </table:table-cell>
          <table:table-cell office:value-type="float" office:value="73.0514545264513" calcext:value-type="float">
            <text:p>73.0514545264513</text:p>
          </table:table-cell>
          <table:table-cell office:value-type="string" calcext:value-type="string">
            <text:p>11030.769633494141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31127406261087" calcext:value-type="float">
            <text:p>0.831127406261087</text:p>
          </table:table-cell>
          <table:table-cell office:value-type="float" office:value="151" calcext:value-type="float">
            <text:p>151</text:p>
          </table:table-cell>
          <table:table-cell office:value-type="float" office:value="25" calcext:value-type="float">
            <text:p>25</text:p>
          </table:table-cell>
          <table:table-cell office:value-type="float" office:value="3775" calcext:value-type="float">
            <text:p>3775</text:p>
          </table:table-cell>
          <table:table-cell office:value-type="float" office:value="0.412804943308642" calcext:value-type="float">
            <text:p>0.412804943308642</text:p>
          </table:table-cell>
          <table:table-cell office:value-type="float" office:value="62.333546439605" calcext:value-type="float">
            <text:p>62.333546439605</text:p>
          </table:table-cell>
          <table:table-cell office:value-type="float" office:value="10.3201235827161" calcext:value-type="float">
            <text:p>10.3201235827161</text:p>
          </table:table-cell>
          <table:table-cell office:value-type="float" office:value="1558.33866099013" calcext:value-type="float">
            <text:p>1558.33866099013</text:p>
          </table:table-cell>
          <table:table-cell office:value-type="float" office:value="0.199368383173183" calcext:value-type="float">
            <text:p>0.199368383173183</text:p>
          </table:table-cell>
          <table:table-cell office:value-type="float" office:value="30.1046258591506" calcext:value-type="float">
            <text:p>30.1046258591506</text:p>
          </table:table-cell>
          <table:table-cell office:value-type="float" office:value="4.98420957932956" calcext:value-type="float">
            <text:p>4.98420957932956</text:p>
          </table:table-cell>
          <table:table-cell office:value-type="float" office:value="752.615646478764" calcext:value-type="float">
            <text:p>752.615646478764</text:p>
          </table:table-cell>
          <table:table-cell office:value-type="float" office:value="0.0823002541133413" calcext:value-type="float">
            <text:p>0.082300254113341</text:p>
          </table:table-cell>
          <table:table-cell office:value-type="float" office:value="12.4273383711145" calcext:value-type="float">
            <text:p>12.4273383711145</text:p>
          </table:table-cell>
          <table:table-cell office:value-type="float" office:value="2.05750635283353" calcext:value-type="float">
            <text:p>2.05750635283353</text:p>
          </table:table-cell>
          <table:table-cell office:value-type="string" calcext:value-type="string">
            <text:p>310.6834592778634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20" calcext:value-type="float">
            <text:p>220</text:p>
          </table:table-cell>
          <table:table-cell office:value-type="float" office:value="33220" calcext:value-type="float">
            <text:p>33220</text:p>
          </table:table-cell>
          <table:table-cell office:value-type="float" office:value="0.00752162163083252" calcext:value-type="float">
            <text:p>0.007521621630833</text:p>
          </table:table-cell>
          <table:table-cell office:value-type="float" office:value="1.13576486625571" calcext:value-type="float">
            <text:p>1.13576486625571</text:p>
          </table:table-cell>
          <table:table-cell office:value-type="float" office:value="1.65475675878316" calcext:value-type="float">
            <text:p>1.65475675878316</text:p>
          </table:table-cell>
          <table:table-cell office:value-type="float" office:value="249.868270576256" calcext:value-type="float">
            <text:p>249.868270576256</text:p>
          </table:table-cell>
          <table:table-cell office:value-type="float" office:value="0.848161513481152" calcext:value-type="float">
            <text:p>0.848161513481152</text:p>
          </table:table-cell>
          <table:table-cell office:value-type="float" office:value="128.072388535654" calcext:value-type="float">
            <text:p>128.072388535654</text:p>
          </table:table-cell>
          <table:table-cell office:value-type="float" office:value="186.595532965854" calcext:value-type="float">
            <text:p>186.595532965854</text:p>
          </table:table-cell>
          <table:table-cell office:value-type="float" office:value="28175.9254778439" calcext:value-type="float">
            <text:p>28175.9254778439</text:p>
          </table:table-cell>
          <table:table-cell office:value-type="float" office:value="0.00637954998623949" calcext:value-type="float">
            <text:p>0.006379549986239</text:p>
          </table:table-cell>
          <table:table-cell office:value-type="float" office:value="0.963312047922162" calcext:value-type="float">
            <text:p>0.963312047922162</text:p>
          </table:table-cell>
          <table:table-cell office:value-type="float" office:value="1.40350099697269" calcext:value-type="float">
            <text:p>1.40350099697269</text:p>
          </table:table-cell>
          <table:table-cell office:value-type="string" calcext:value-type="string">
            <text:p>211.92865054287577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168872593738913" calcext:value-type="float">
            <text:p>0.168872593738913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24764" calcext:value-type="float">
            <text:p>24764</text:p>
          </table:table-cell>
          <table:table-cell office:value-type="float" office:value="0.435684107841826" calcext:value-type="float">
            <text:p>0.435684107841826</text:p>
          </table:table-cell>
          <table:table-cell office:value-type="float" office:value="65.7883002841158" calcext:value-type="float">
            <text:p>65.7883002841158</text:p>
          </table:table-cell>
          <table:table-cell office:value-type="float" office:value="71.4521936860595" calcext:value-type="float">
            <text:p>71.4521936860595</text:p>
          </table:table-cell>
          <table:table-cell office:value-type="float" office:value="10789.281246595" calcext:value-type="float">
            <text:p>10789.281246595</text:p>
          </table:table-cell>
          <table:table-cell office:value-type="float" office:value="0.627831351288129" calcext:value-type="float">
            <text:p>0.627831351288129</text:p>
          </table:table-cell>
          <table:table-cell office:value-type="float" office:value="94.8025340445076" calcext:value-type="float">
            <text:p>94.8025340445076</text:p>
          </table:table-cell>
          <table:table-cell office:value-type="float" office:value="102.964341611253" calcext:value-type="float">
            <text:p>102.964341611253</text:p>
          </table:table-cell>
          <table:table-cell office:value-type="float" office:value="15547.6155832992" calcext:value-type="float">
            <text:p>15547.6155832992</text:p>
          </table:table-cell>
          <table:table-cell office:value-type="float" office:value="0.273536142161097" calcext:value-type="float">
            <text:p>0.273536142161097</text:p>
          </table:table-cell>
          <table:table-cell office:value-type="float" office:value="41.3039574663256" calcext:value-type="float">
            <text:p>41.3039574663256</text:p>
          </table:table-cell>
          <table:table-cell office:value-type="float" office:value="44.8599273144199" calcext:value-type="float">
            <text:p>44.8599273144199</text:p>
          </table:table-cell>
          <table:table-cell office:value-type="string" calcext:value-type="string">
            <text:p>6773.8490244774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8528" calcext:value-type="float">
            <text:p>8528</text:p>
          </table:table-cell>
          <table:table-cell office:value-type="float" office:value="0.366033962407268" calcext:value-type="float">
            <text:p>0.366033962407268</text:p>
          </table:table-cell>
          <table:table-cell office:value-type="float" office:value="38.0675320903559" calcext:value-type="float">
            <text:p>38.0675320903559</text:p>
          </table:table-cell>
          <table:table-cell office:value-type="float" office:value="30.014784917396" calcext:value-type="float">
            <text:p>30.014784917396</text:p>
          </table:table-cell>
          <table:table-cell office:value-type="float" office:value="3121.53763140918" calcext:value-type="float">
            <text:p>3121.53763140918</text:p>
          </table:table-cell>
          <table:table-cell office:value-type="float" office:value="0.765683530831371" calcext:value-type="float">
            <text:p>0.765683530831371</text:p>
          </table:table-cell>
          <table:table-cell office:value-type="float" office:value="79.6310872064626" calcext:value-type="float">
            <text:p>79.6310872064626</text:p>
          </table:table-cell>
          <table:table-cell office:value-type="float" office:value="62.7860495281724" calcext:value-type="float">
            <text:p>62.7860495281724</text:p>
          </table:table-cell>
          <table:table-cell office:value-type="float" office:value="6529.74915092993" calcext:value-type="float">
            <text:p>6529.74915092993</text:p>
          </table:table-cell>
          <table:table-cell office:value-type="float" office:value="0.280266176740194" calcext:value-type="float">
            <text:p>0.280266176740194</text:p>
          </table:table-cell>
          <table:table-cell office:value-type="float" office:value="29.1476823809802" calcext:value-type="float">
            <text:p>29.1476823809802</text:p>
          </table:table-cell>
          <table:table-cell office:value-type="float" office:value="22.9818264926959" calcext:value-type="float">
            <text:p>22.9818264926959</text:p>
          </table:table-cell>
          <table:table-cell office:value-type="string" calcext:value-type="string">
            <text:p>2390.109955240377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09" calcext:value-type="float">
            <text:p>209</text:p>
          </table:table-cell>
          <table:table-cell office:value-type="float" office:value="21736" calcext:value-type="float">
            <text:p>21736</text:p>
          </table:table-cell>
          <table:table-cell office:value-type="float" office:value="0.323798575850139" calcext:value-type="float">
            <text:p>0.323798575850139</text:p>
          </table:table-cell>
          <table:table-cell office:value-type="float" office:value="33.6750518884145" calcext:value-type="float">
            <text:p>33.6750518884145</text:p>
          </table:table-cell>
          <table:table-cell office:value-type="float" office:value="67.6739023526791" calcext:value-type="float">
            <text:p>67.6739023526791</text:p>
          </table:table-cell>
          <table:table-cell office:value-type="float" office:value="7038.08584467863" calcext:value-type="float">
            <text:p>7038.08584467863</text:p>
          </table:table-cell>
          <table:table-cell office:value-type="float" office:value="0.365983756274571" calcext:value-type="float">
            <text:p>0.365983756274571</text:p>
          </table:table-cell>
          <table:table-cell office:value-type="float" office:value="38.0623106525554" calcext:value-type="float">
            <text:p>38.0623106525554</text:p>
          </table:table-cell>
          <table:table-cell office:value-type="float" office:value="76.4906050613854" calcext:value-type="float">
            <text:p>76.4906050613854</text:p>
          </table:table-cell>
          <table:table-cell office:value-type="float" office:value="7955.02292638409" calcext:value-type="float">
            <text:p>7955.02292638409</text:p>
          </table:table-cell>
          <table:table-cell office:value-type="float" office:value="0.118505019065991" calcext:value-type="float">
            <text:p>0.118505019065991</text:p>
          </table:table-cell>
          <table:table-cell office:value-type="float" office:value="12.324521982863" calcext:value-type="float">
            <text:p>12.324521982863</text:p>
          </table:table-cell>
          <table:table-cell office:value-type="float" office:value="24.7675489847921" calcext:value-type="float">
            <text:p>24.7675489847921</text:p>
          </table:table-cell>
          <table:table-cell office:value-type="string" calcext:value-type="string">
            <text:p>2575.8250944183737]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69" calcext:value-type="float">
            <text:p>269</text:p>
          </table:table-cell>
          <table:table-cell office:value-type="float" office:value="27976" calcext:value-type="float">
            <text:p>27976</text:p>
          </table:table-cell>
          <table:table-cell office:value-type="float" office:value="0.0630126111297853" calcext:value-type="float">
            <text:p>0.063012611129785</text:p>
          </table:table-cell>
          <table:table-cell office:value-type="float" office:value="6.55331155749767" calcext:value-type="float">
            <text:p>6.55331155749767</text:p>
          </table:table-cell>
          <table:table-cell office:value-type="float" office:value="16.9503923939123" calcext:value-type="float">
            <text:p>16.9503923939123</text:p>
          </table:table-cell>
          <table:table-cell office:value-type="float" office:value="1762.84080896687" calcext:value-type="float">
            <text:p>1762.84080896687</text:p>
          </table:table-cell>
          <table:table-cell office:value-type="float" office:value="0.627031103685642" calcext:value-type="float">
            <text:p>0.627031103685642</text:p>
          </table:table-cell>
          <table:table-cell office:value-type="float" office:value="65.2112347833068" calcext:value-type="float">
            <text:p>65.2112347833068</text:p>
          </table:table-cell>
          <table:table-cell office:value-type="float" office:value="168.671366891438" calcext:value-type="float">
            <text:p>168.671366891438</text:p>
          </table:table-cell>
          <table:table-cell office:value-type="float" office:value="17541.8221567095" calcext:value-type="float">
            <text:p>17541.8221567095</text:p>
          </table:table-cell>
          <table:table-cell office:value-type="float" office:value="0.0395108671028235" calcext:value-type="float">
            <text:p>0.039510867102824</text:p>
          </table:table-cell>
          <table:table-cell office:value-type="float" office:value="4.10913017869364" calcext:value-type="float">
            <text:p>4.10913017869364</text:p>
          </table:table-cell>
          <table:table-cell office:value-type="float" office:value="10.6284232506595" calcext:value-type="float">
            <text:p>10.6284232506595</text:p>
          </table:table-cell>
          <table:table-cell office:value-type="string" calcext:value-type="string">
            <text:p>1105.3560180685895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86" calcext:value-type="float">
            <text:p>286</text:p>
          </table:table-cell>
          <table:table-cell office:value-type="float" office:value="29744" calcext:value-type="float">
            <text:p>29744</text:p>
          </table:table-cell>
          <table:table-cell office:value-type="float" office:value="0.744270092981189" calcext:value-type="float">
            <text:p>0.744270092981189</text:p>
          </table:table-cell>
          <table:table-cell office:value-type="float" office:value="77.4040896700436" calcext:value-type="float">
            <text:p>77.4040896700436</text:p>
          </table:table-cell>
          <table:table-cell office:value-type="float" office:value="212.86124659262" calcext:value-type="float">
            <text:p>212.86124659262</text:p>
          </table:table-cell>
          <table:table-cell office:value-type="float" office:value="22137.5696456325" calcext:value-type="float">
            <text:p>22137.5696456325</text:p>
          </table:table-cell>
          <table:table-cell office:value-type="float" office:value="0.584411058896704" calcext:value-type="float">
            <text:p>0.584411058896704</text:p>
          </table:table-cell>
          <table:table-cell office:value-type="float" office:value="60.7787501252573" calcext:value-type="float">
            <text:p>60.7787501252573</text:p>
          </table:table-cell>
          <table:table-cell office:value-type="float" office:value="167.141562844457" calcext:value-type="float">
            <text:p>167.141562844457</text:p>
          </table:table-cell>
          <table:table-cell office:value-type="float" office:value="17382.7225358236" calcext:value-type="float">
            <text:p>17382.7225358236</text:p>
          </table:table-cell>
          <table:table-cell office:value-type="float" office:value="0.434959673144285" calcext:value-type="float">
            <text:p>0.434959673144285</text:p>
          </table:table-cell>
          <table:table-cell office:value-type="float" office:value="45.2358060070057" calcext:value-type="float">
            <text:p>45.2358060070057</text:p>
          </table:table-cell>
          <table:table-cell office:value-type="float" office:value="124.398466519266" calcext:value-type="float">
            <text:p>124.398466519266</text:p>
          </table:table-cell>
          <table:table-cell office:value-type="string" calcext:value-type="string">
            <text:p>12937.440518003616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88" calcext:value-type="float">
            <text:p>288</text:p>
          </table:table-cell>
          <table:table-cell office:value-type="float" office:value="29952" calcext:value-type="float">
            <text:p>29952</text:p>
          </table:table-cell>
          <table:table-cell office:value-type="float" office:value="0.964185847807366" calcext:value-type="float">
            <text:p>0.964185847807366</text:p>
          </table:table-cell>
          <table:table-cell office:value-type="float" office:value="100.275328171966" calcext:value-type="float">
            <text:p>100.275328171966</text:p>
          </table:table-cell>
          <table:table-cell office:value-type="float" office:value="277.685524168521" calcext:value-type="float">
            <text:p>277.685524168521</text:p>
          </table:table-cell>
          <table:table-cell office:value-type="float" office:value="28879.2945135262" calcext:value-type="float">
            <text:p>28879.2945135262</text:p>
          </table:table-cell>
          <table:table-cell office:value-type="float" office:value="0.569089168393018" calcext:value-type="float">
            <text:p>0.569089168393018</text:p>
          </table:table-cell>
          <table:table-cell office:value-type="float" office:value="59.1852735128739" calcext:value-type="float">
            <text:p>59.1852735128739</text:p>
          </table:table-cell>
          <table:table-cell office:value-type="float" office:value="163.897680497189" calcext:value-type="float">
            <text:p>163.897680497189</text:p>
          </table:table-cell>
          <table:table-cell office:value-type="float" office:value="17045.3587717077" calcext:value-type="float">
            <text:p>17045.3587717077</text:p>
          </table:table-cell>
          <table:table-cell office:value-type="float" office:value="0.548707722305011" calcext:value-type="float">
            <text:p>0.548707722305011</text:p>
          </table:table-cell>
          <table:table-cell office:value-type="float" office:value="57.0656031197212" calcext:value-type="float">
            <text:p>57.0656031197212</text:p>
          </table:table-cell>
          <table:table-cell office:value-type="float" office:value="158.027824023843" calcext:value-type="float">
            <text:p>158.027824023843</text:p>
          </table:table-cell>
          <table:table-cell office:value-type="string" calcext:value-type="string">
            <text:p>16434.89369847969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600" calcext:value-type="float">
            <text:p>2600</text:p>
          </table:table-cell>
          <table:table-cell office:value-type="float" office:value="0.781698144900113" calcext:value-type="float">
            <text:p>0.781698144900113</text:p>
          </table:table-cell>
          <table:table-cell office:value-type="float" office:value="81.2966070696117" calcext:value-type="float">
            <text:p>81.2966070696117</text:p>
          </table:table-cell>
          <table:table-cell office:value-type="float" office:value="19.5424536225028" calcext:value-type="float">
            <text:p>19.5424536225028</text:p>
          </table:table-cell>
          <table:table-cell office:value-type="float" office:value="2032.41517674029" calcext:value-type="float">
            <text:p>2032.41517674029</text:p>
          </table:table-cell>
          <table:table-cell office:value-type="float" office:value="0.741157305217916" calcext:value-type="float">
            <text:p>0.741157305217916</text:p>
          </table:table-cell>
          <table:table-cell office:value-type="float" office:value="77.0803597426633" calcext:value-type="float">
            <text:p>77.0803597426633</text:p>
          </table:table-cell>
          <table:table-cell office:value-type="float" office:value="18.5289326304479" calcext:value-type="float">
            <text:p>18.5289326304479</text:p>
          </table:table-cell>
          <table:table-cell office:value-type="float" office:value="1927.00899356658" calcext:value-type="float">
            <text:p>1927.00899356658</text:p>
          </table:table-cell>
          <table:table-cell office:value-type="float" office:value="0.579361290568012" calcext:value-type="float">
            <text:p>0.579361290568012</text:p>
          </table:table-cell>
          <table:table-cell office:value-type="float" office:value="60.2535742190732" calcext:value-type="float">
            <text:p>60.2535742190732</text:p>
          </table:table-cell>
          <table:table-cell office:value-type="float" office:value="14.4840322642003" calcext:value-type="float">
            <text:p>14.4840322642003</text:p>
          </table:table-cell>
          <table:table-cell office:value-type="string" calcext:value-type="string">
            <text:p>1506.339355476830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20" calcext:value-type="float">
            <text:p>220</text:p>
          </table:table-cell>
          <table:table-cell office:value-type="float" office:value="22880" calcext:value-type="float">
            <text:p>22880</text:p>
          </table:table-cell>
          <table:table-cell office:value-type="float" office:value="0.332337816181416" calcext:value-type="float">
            <text:p>0.332337816181416</text:p>
          </table:table-cell>
          <table:table-cell office:value-type="float" office:value="34.5631328828673" calcext:value-type="float">
            <text:p>34.5631328828673</text:p>
          </table:table-cell>
          <table:table-cell office:value-type="float" office:value="73.1143195599116" calcext:value-type="float">
            <text:p>73.1143195599116</text:p>
          </table:table-cell>
          <table:table-cell office:value-type="float" office:value="7603.8892342308" calcext:value-type="float">
            <text:p>7603.8892342308</text:p>
          </table:table-cell>
          <table:table-cell office:value-type="float" office:value="0.019280017506131" calcext:value-type="float">
            <text:p>0.019280017506131</text:p>
          </table:table-cell>
          <table:table-cell office:value-type="float" office:value="2.00512182063763" calcext:value-type="float">
            <text:p>2.00512182063763</text:p>
          </table:table-cell>
          <table:table-cell office:value-type="float" office:value="4.24160385134882" calcext:value-type="float">
            <text:p>4.24160385134882</text:p>
          </table:table-cell>
          <table:table-cell office:value-type="float" office:value="441.126800540278" calcext:value-type="float">
            <text:p>441.126800540278</text:p>
          </table:table-cell>
          <table:table-cell office:value-type="float" office:value="0.00640747891392706" calcext:value-type="float">
            <text:p>0.006407478913927</text:p>
          </table:table-cell>
          <table:table-cell office:value-type="float" office:value="0.666377807048414" calcext:value-type="float">
            <text:p>0.666377807048414</text:p>
          </table:table-cell>
          <table:table-cell office:value-type="float" office:value="1.40964536106395" calcext:value-type="float">
            <text:p>1.40964536106395</text:p>
          </table:table-cell>
          <table:table-cell office:value-type="string" calcext:value-type="string">
            <text:p>146.6031175506511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64" calcext:value-type="float">
            <text:p>164</text:p>
          </table:table-cell>
          <table:table-cell office:value-type="float" office:value="17056" calcext:value-type="float">
            <text:p>17056</text:p>
          </table:table-cell>
          <table:table-cell office:value-type="float" office:value="0.652923672490828" calcext:value-type="float">
            <text:p>0.652923672490828</text:p>
          </table:table-cell>
          <table:table-cell office:value-type="float" office:value="67.9040619390461" calcext:value-type="float">
            <text:p>67.9040619390461</text:p>
          </table:table-cell>
          <table:table-cell office:value-type="float" office:value="107.079482288496" calcext:value-type="float">
            <text:p>107.079482288496</text:p>
          </table:table-cell>
          <table:table-cell office:value-type="float" office:value="11136.2661580036" calcext:value-type="float">
            <text:p>11136.2661580036</text:p>
          </table:table-cell>
          <table:table-cell office:value-type="float" office:value="0.571392627881708" calcext:value-type="float">
            <text:p>0.571392627881708</text:p>
          </table:table-cell>
          <table:table-cell office:value-type="float" office:value="59.4248332996977" calcext:value-type="float">
            <text:p>59.4248332996977</text:p>
          </table:table-cell>
          <table:table-cell office:value-type="float" office:value="93.7083909726002" calcext:value-type="float">
            <text:p>93.7083909726002</text:p>
          </table:table-cell>
          <table:table-cell office:value-type="float" office:value="9745.67266115042" calcext:value-type="float">
            <text:p>9745.67266115042</text:p>
          </table:table-cell>
          <table:table-cell office:value-type="float" office:value="0.37307577303071" calcext:value-type="float">
            <text:p>0.37307577303071</text:p>
          </table:table-cell>
          <table:table-cell office:value-type="float" office:value="38.7998803951938" calcext:value-type="float">
            <text:p>38.7998803951938</text:p>
          </table:table-cell>
          <table:table-cell office:value-type="float" office:value="61.1844267770365" calcext:value-type="float">
            <text:p>61.1844267770365</text:p>
          </table:table-cell>
          <table:table-cell office:value-type="string" calcext:value-type="string">
            <text:p>6363.1803848117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47817152884446" calcext:value-type="float">
            <text:p>0.147817152884446</text:p>
          </table:table-cell>
          <table:table-cell office:value-type="float" office:value="388" calcext:value-type="float">
            <text:p>388</text:p>
          </table:table-cell>
          <table:table-cell office:value-type="float" office:value="82" calcext:value-type="float">
            <text:p>82</text:p>
          </table:table-cell>
          <table:table-cell office:value-type="float" office:value="31816" calcext:value-type="float">
            <text:p>31816</text:p>
          </table:table-cell>
          <table:table-cell office:value-type="float" office:value="0.79492279495986" calcext:value-type="float">
            <text:p>0.79492279495986</text:p>
          </table:table-cell>
          <table:table-cell office:value-type="float" office:value="308.430044444426" calcext:value-type="float">
            <text:p>308.430044444426</text:p>
          </table:table-cell>
          <table:table-cell office:value-type="float" office:value="65.1836691867085" calcext:value-type="float">
            <text:p>65.1836691867085</text:p>
          </table:table-cell>
          <table:table-cell office:value-type="float" office:value="25291.2636444429" calcext:value-type="float">
            <text:p>25291.2636444429</text:p>
          </table:table-cell>
          <table:table-cell office:value-type="float" office:value="0.544024743404929" calcext:value-type="float">
            <text:p>0.544024743404929</text:p>
          </table:table-cell>
          <table:table-cell office:value-type="float" office:value="211.081600441113" calcext:value-type="float">
            <text:p>211.081600441113</text:p>
          </table:table-cell>
          <table:table-cell office:value-type="float" office:value="44.6100289592042" calcext:value-type="float">
            <text:p>44.6100289592042</text:p>
          </table:table-cell>
          <table:table-cell office:value-type="float" office:value="17308.6912361712" calcext:value-type="float">
            <text:p>17308.6912361712</text:p>
          </table:table-cell>
          <table:table-cell office:value-type="float" office:value="0.432457669554767" calcext:value-type="float">
            <text:p>0.432457669554767</text:p>
          </table:table-cell>
          <table:table-cell office:value-type="float" office:value="167.79357578725" calcext:value-type="float">
            <text:p>167.79357578725</text:p>
          </table:table-cell>
          <table:table-cell office:value-type="float" office:value="35.4615289034909" calcext:value-type="float">
            <text:p>35.4615289034909</text:p>
          </table:table-cell>
          <table:table-cell office:value-type="string" calcext:value-type="string">
            <text:p>13759.07321455447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09" calcext:value-type="float">
            <text:p>209</text:p>
          </table:table-cell>
          <table:table-cell office:value-type="float" office:value="81092" calcext:value-type="float">
            <text:p>81092</text:p>
          </table:table-cell>
          <table:table-cell office:value-type="float" office:value="0.395751627258654" calcext:value-type="float">
            <text:p>0.395751627258654</text:p>
          </table:table-cell>
          <table:table-cell office:value-type="float" office:value="153.551631376358" calcext:value-type="float">
            <text:p>153.551631376358</text:p>
          </table:table-cell>
          <table:table-cell office:value-type="float" office:value="82.7120900970587" calcext:value-type="float">
            <text:p>82.7120900970587</text:p>
          </table:table-cell>
          <table:table-cell office:value-type="float" office:value="32092.2909576588" calcext:value-type="float">
            <text:p>32092.2909576588</text:p>
          </table:table-cell>
          <table:table-cell office:value-type="float" office:value="0.261721351474925" calcext:value-type="float">
            <text:p>0.261721351474925</text:p>
          </table:table-cell>
          <table:table-cell office:value-type="float" office:value="101.547884372271" calcext:value-type="float">
            <text:p>101.547884372271</text:p>
          </table:table-cell>
          <table:table-cell office:value-type="float" office:value="54.6997624582593" calcext:value-type="float">
            <text:p>54.6997624582593</text:p>
          </table:table-cell>
          <table:table-cell office:value-type="float" office:value="21223.5078338046" calcext:value-type="float">
            <text:p>21223.5078338046</text:p>
          </table:table-cell>
          <table:table-cell office:value-type="float" office:value="0.103576650734536" calcext:value-type="float">
            <text:p>0.103576650734536</text:p>
          </table:table-cell>
          <table:table-cell office:value-type="float" office:value="40.1877404849998" calcext:value-type="float">
            <text:p>40.1877404849998</text:p>
          </table:table-cell>
          <table:table-cell office:value-type="float" office:value="21.647520003518" calcext:value-type="float">
            <text:p>21.647520003518</text:p>
          </table:table-cell>
          <table:table-cell office:value-type="string" calcext:value-type="string">
            <text:p>8399.237761364968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372004451964912" calcext:value-type="float">
            <text:p>0.372004451964912</text:p>
          </table:table-cell>
          <table:table-cell office:value-type="float" office:value="388" calcext:value-type="float">
            <text:p>388</text:p>
          </table:table-cell>
          <table:table-cell office:value-type="float" office:value="269" calcext:value-type="float">
            <text:p>269</text:p>
          </table:table-cell>
          <table:table-cell office:value-type="float" office:value="104372" calcext:value-type="float">
            <text:p>104372</text:p>
          </table:table-cell>
          <table:table-cell office:value-type="float" office:value="0.634245238215983" calcext:value-type="float">
            <text:p>0.634245238215983</text:p>
          </table:table-cell>
          <table:table-cell office:value-type="float" office:value="246.087152427801" calcext:value-type="float">
            <text:p>246.087152427801</text:p>
          </table:table-cell>
          <table:table-cell office:value-type="float" office:value="170.611969080099" calcext:value-type="float">
            <text:p>170.611969080099</text:p>
          </table:table-cell>
          <table:table-cell office:value-type="float" office:value="66197.4440030786" calcext:value-type="float">
            <text:p>66197.4440030786</text:p>
          </table:table-cell>
          <table:table-cell office:value-type="float" office:value="0.639008926952708" calcext:value-type="float">
            <text:p>0.639008926952708</text:p>
          </table:table-cell>
          <table:table-cell office:value-type="float" office:value="247.935463657651" calcext:value-type="float">
            <text:p>247.935463657651</text:p>
          </table:table-cell>
          <table:table-cell office:value-type="float" office:value="171.893401350279" calcext:value-type="float">
            <text:p>171.893401350279</text:p>
          </table:table-cell>
          <table:table-cell office:value-type="float" office:value="66694.6397239081" calcext:value-type="float">
            <text:p>66694.6397239081</text:p>
          </table:table-cell>
          <table:table-cell office:value-type="float" office:value="0.40528836909726" calcext:value-type="float">
            <text:p>0.40528836909726</text:p>
          </table:table-cell>
          <table:table-cell office:value-type="float" office:value="157.251887209737" calcext:value-type="float">
            <text:p>157.251887209737</text:p>
          </table:table-cell>
          <table:table-cell office:value-type="float" office:value="109.022571287163" calcext:value-type="float">
            <text:p>109.022571287163</text:p>
          </table:table-cell>
          <table:table-cell office:value-type="string" calcext:value-type="string">
            <text:p>42300.75765941922]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91236279639086" calcext:value-type="float">
            <text:p>0.191236279639086</text:p>
          </table:table-cell>
          <table:table-cell office:value-type="float" office:value="388" calcext:value-type="float">
            <text:p>388</text:p>
          </table:table-cell>
          <table:table-cell office:value-type="float" office:value="286" calcext:value-type="float">
            <text:p>286</text:p>
          </table:table-cell>
          <table:table-cell office:value-type="float" office:value="110968" calcext:value-type="float">
            <text:p>110968</text:p>
          </table:table-cell>
          <table:table-cell office:value-type="float" office:value="0.317390717463902" calcext:value-type="float">
            <text:p>0.317390717463902</text:p>
          </table:table-cell>
          <table:table-cell office:value-type="float" office:value="123.147598375994" calcext:value-type="float">
            <text:p>123.147598375994</text:p>
          </table:table-cell>
          <table:table-cell office:value-type="float" office:value="90.7737451946761" calcext:value-type="float">
            <text:p>90.7737451946761</text:p>
          </table:table-cell>
          <table:table-cell office:value-type="float" office:value="35220.2131355343" calcext:value-type="float">
            <text:p>35220.2131355343</text:p>
          </table:table-cell>
          <table:table-cell office:value-type="float" office:value="0.0313092411504522" calcext:value-type="float">
            <text:p>0.031309241150452</text:p>
          </table:table-cell>
          <table:table-cell office:value-type="float" office:value="12.1479855663754" calcext:value-type="float">
            <text:p>12.1479855663754</text:p>
          </table:table-cell>
          <table:table-cell office:value-type="float" office:value="8.95444296902933" calcext:value-type="float">
            <text:p>8.95444296902933</text:p>
          </table:table-cell>
          <table:table-cell office:value-type="float" office:value="3474.32387198338" calcext:value-type="float">
            <text:p>3474.32387198338</text:p>
          </table:table-cell>
          <table:table-cell office:value-type="float" office:value="0.00993726251199236" calcext:value-type="float">
            <text:p>0.009937262511992</text:p>
          </table:table-cell>
          <table:table-cell office:value-type="float" office:value="3.85565785465303" calcext:value-type="float">
            <text:p>3.85565785465303</text:p>
          </table:table-cell>
          <table:table-cell office:value-type="float" office:value="2.84205707842981" calcext:value-type="float">
            <text:p>2.84205707842981</text:p>
          </table:table-cell>
          <table:table-cell office:value-type="string" calcext:value-type="string">
            <text:p>1102.7181464307675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88" calcext:value-type="float">
            <text:p>288</text:p>
          </table:table-cell>
          <table:table-cell office:value-type="float" office:value="111744" calcext:value-type="float">
            <text:p>111744</text:p>
          </table:table-cell>
          <table:table-cell office:value-type="float" office:value="0.154237762406939" calcext:value-type="float">
            <text:p>0.154237762406939</text:p>
          </table:table-cell>
          <table:table-cell office:value-type="float" office:value="59.8442518138922" calcext:value-type="float">
            <text:p>59.8442518138922</text:p>
          </table:table-cell>
          <table:table-cell office:value-type="float" office:value="44.4204755731983" calcext:value-type="float">
            <text:p>44.4204755731983</text:p>
          </table:table-cell>
          <table:table-cell office:value-type="float" office:value="17235.1445224009" calcext:value-type="float">
            <text:p>17235.1445224009</text:p>
          </table:table-cell>
          <table:table-cell office:value-type="float" office:value="0.61780344280382" calcext:value-type="float">
            <text:p>0.61780344280382</text:p>
          </table:table-cell>
          <table:table-cell office:value-type="float" office:value="239.707735807882" calcext:value-type="float">
            <text:p>239.707735807882</text:p>
          </table:table-cell>
          <table:table-cell office:value-type="float" office:value="177.9273915275" calcext:value-type="float">
            <text:p>177.9273915275</text:p>
          </table:table-cell>
          <table:table-cell office:value-type="float" office:value="69035.8279126701" calcext:value-type="float">
            <text:p>69035.8279126701</text:p>
          </table:table-cell>
          <table:table-cell office:value-type="float" office:value="0.0952886206253642" calcext:value-type="float">
            <text:p>0.095288620625364</text:p>
          </table:table-cell>
          <table:table-cell office:value-type="float" office:value="36.9719848026413" calcext:value-type="float">
            <text:p>36.9719848026413</text:p>
          </table:table-cell>
          <table:table-cell office:value-type="float" office:value="27.4431227401049" calcext:value-type="float">
            <text:p>27.4431227401049</text:p>
          </table:table-cell>
          <table:table-cell office:value-type="string" calcext:value-type="string">
            <text:p>10647.931623160704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5" calcext:value-type="float">
            <text:p>25</text:p>
          </table:table-cell>
          <table:table-cell office:value-type="float" office:value="9700" calcext:value-type="float">
            <text:p>9700</text:p>
          </table:table-cell>
          <table:table-cell office:value-type="float" office:value="0.38531146582219" calcext:value-type="float">
            <text:p>0.38531146582219</text:p>
          </table:table-cell>
          <table:table-cell office:value-type="float" office:value="149.50084873901" calcext:value-type="float">
            <text:p>149.50084873901</text:p>
          </table:table-cell>
          <table:table-cell office:value-type="float" office:value="9.63278664555475" calcext:value-type="float">
            <text:p>9.63278664555475</text:p>
          </table:table-cell>
          <table:table-cell office:value-type="float" office:value="3737.52121847524" calcext:value-type="float">
            <text:p>3737.52121847524</text:p>
          </table:table-cell>
          <table:table-cell office:value-type="float" office:value="0.312301151249478" calcext:value-type="float">
            <text:p>0.312301151249478</text:p>
          </table:table-cell>
          <table:table-cell office:value-type="float" office:value="121.172846684798" calcext:value-type="float">
            <text:p>121.172846684798</text:p>
          </table:table-cell>
          <table:table-cell office:value-type="float" office:value="7.80752878123696" calcext:value-type="float">
            <text:p>7.80752878123696</text:p>
          </table:table-cell>
          <table:table-cell office:value-type="float" office:value="3029.32116711994" calcext:value-type="float">
            <text:p>3029.32116711994</text:p>
          </table:table-cell>
          <table:table-cell office:value-type="float" office:value="0.120333214365894" calcext:value-type="float">
            <text:p>0.120333214365894</text:p>
          </table:table-cell>
          <table:table-cell office:value-type="float" office:value="46.6892871739669" calcext:value-type="float">
            <text:p>46.6892871739669</text:p>
          </table:table-cell>
          <table:table-cell office:value-type="float" office:value="3.00833035914735" calcext:value-type="float">
            <text:p>3.00833035914735</text:p>
          </table:table-cell>
          <table:table-cell office:value-type="string" calcext:value-type="string">
            <text:p>1167.2321793491717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20" calcext:value-type="float">
            <text:p>220</text:p>
          </table:table-cell>
          <table:table-cell office:value-type="float" office:value="85360" calcext:value-type="float">
            <text:p>85360</text:p>
          </table:table-cell>
          <table:table-cell office:value-type="float" office:value="0.00202789579754075" calcext:value-type="float">
            <text:p>0.002027895797541</text:p>
          </table:table-cell>
          <table:table-cell office:value-type="float" office:value="0.786823569445811" calcext:value-type="float">
            <text:p>0.786823569445811</text:p>
          </table:table-cell>
          <table:table-cell office:value-type="float" office:value="0.446137075458965" calcext:value-type="float">
            <text:p>0.446137075458965</text:p>
          </table:table-cell>
          <table:table-cell office:value-type="float" office:value="173.101185278078" calcext:value-type="float">
            <text:p>173.101185278078</text:p>
          </table:table-cell>
          <table:table-cell office:value-type="float" office:value="0.549045193861247" calcext:value-type="float">
            <text:p>0.549045193861247</text:p>
          </table:table-cell>
          <table:table-cell office:value-type="float" office:value="213.029535218164" calcext:value-type="float">
            <text:p>213.029535218164</text:p>
          </table:table-cell>
          <table:table-cell office:value-type="float" office:value="120.789942649474" calcext:value-type="float">
            <text:p>120.789942649474</text:p>
          </table:table-cell>
          <table:table-cell office:value-type="float" office:value="46866.497747996" calcext:value-type="float">
            <text:p>46866.497747996</text:p>
          </table:table-cell>
          <table:table-cell office:value-type="float" office:value="0.00111340644129117" calcext:value-type="float">
            <text:p>0.001113406441291</text:p>
          </table:table-cell>
          <table:table-cell office:value-type="float" office:value="0.432001699220973" calcext:value-type="float">
            <text:p>0.432001699220973</text:p>
          </table:table-cell>
          <table:table-cell office:value-type="float" office:value="0.244949417084057" calcext:value-type="float">
            <text:p>0.244949417084057</text:p>
          </table:table-cell>
          <table:table-cell office:value-type="string" calcext:value-type="string">
            <text:p>95.04037382861412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288942115511555" calcext:value-type="float">
            <text:p>0.288942115511555</text:p>
          </table:table-cell>
          <table:table-cell office:value-type="float" office:value="388" calcext:value-type="float">
            <text:p>388</text:p>
          </table:table-cell>
          <table:table-cell office:value-type="float" office:value="164" calcext:value-type="float">
            <text:p>164</text:p>
          </table:table-cell>
          <table:table-cell office:value-type="float" office:value="63632" calcext:value-type="float">
            <text:p>63632</text:p>
          </table:table-cell>
          <table:table-cell office:value-type="float" office:value="0.841904166265263" calcext:value-type="float">
            <text:p>0.841904166265263</text:p>
          </table:table-cell>
          <table:table-cell office:value-type="float" office:value="326.658816510922" calcext:value-type="float">
            <text:p>326.658816510922</text:p>
          </table:table-cell>
          <table:table-cell office:value-type="float" office:value="138.072283267503" calcext:value-type="float">
            <text:p>138.072283267503</text:p>
          </table:table-cell>
          <table:table-cell office:value-type="float" office:value="53572.0459077912" calcext:value-type="float">
            <text:p>53572.0459077912</text:p>
          </table:table-cell>
          <table:table-cell office:value-type="float" office:value="0.593728578053922" calcext:value-type="float">
            <text:p>0.593728578053922</text:p>
          </table:table-cell>
          <table:table-cell office:value-type="float" office:value="230.366688284922" calcext:value-type="float">
            <text:p>230.366688284922</text:p>
          </table:table-cell>
          <table:table-cell office:value-type="float" office:value="97.3714868008433" calcext:value-type="float">
            <text:p>97.3714868008433</text:p>
          </table:table-cell>
          <table:table-cell office:value-type="float" office:value="37780.1368787272" calcext:value-type="float">
            <text:p>37780.1368787272</text:p>
          </table:table-cell>
          <table:table-cell office:value-type="float" office:value="0.499862563494347" calcext:value-type="float">
            <text:p>0.499862563494347</text:p>
          </table:table-cell>
          <table:table-cell office:value-type="float" office:value="193.946674635807" calcext:value-type="float">
            <text:p>193.946674635807</text:p>
          </table:table-cell>
          <table:table-cell office:value-type="float" office:value="81.977460413073" calcext:value-type="float">
            <text:p>81.977460413073</text:p>
          </table:table-cell>
          <table:table-cell office:value-type="string" calcext:value-type="string">
            <text:p>31807.2546402723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82" calcext:value-type="float">
            <text:p>82</text:p>
          </table:table-cell>
          <table:table-cell office:value-type="float" office:value="22058" calcext:value-type="float">
            <text:p>22058</text:p>
          </table:table-cell>
          <table:table-cell office:value-type="float" office:value="0.468392791541974" calcext:value-type="float">
            <text:p>0.468392791541974</text:p>
          </table:table-cell>
          <table:table-cell office:value-type="float" office:value="125.997660924791" calcext:value-type="float">
            <text:p>125.997660924791</text:p>
          </table:table-cell>
          <table:table-cell office:value-type="float" office:value="38.4082089064419" calcext:value-type="float">
            <text:p>38.4082089064419</text:p>
          </table:table-cell>
          <table:table-cell office:value-type="float" office:value="10331.8081958329" calcext:value-type="float">
            <text:p>10331.8081958329</text:p>
          </table:table-cell>
          <table:table-cell office:value-type="float" office:value="0.411594138459578" calcext:value-type="float">
            <text:p>0.411594138459578</text:p>
          </table:table-cell>
          <table:table-cell office:value-type="float" office:value="110.718823245626" calcext:value-type="float">
            <text:p>110.718823245626</text:p>
          </table:table-cell>
          <table:table-cell office:value-type="float" office:value="33.7507193536854" calcext:value-type="float">
            <text:p>33.7507193536854</text:p>
          </table:table-cell>
          <table:table-cell office:value-type="float" office:value="9078.94350614136" calcext:value-type="float">
            <text:p>9078.94350614136</text:p>
          </table:table-cell>
          <table:table-cell office:value-type="float" office:value="0.192787727495395" calcext:value-type="float">
            <text:p>0.192787727495395</text:p>
          </table:table-cell>
          <table:table-cell office:value-type="float" office:value="51.8598986962613" calcext:value-type="float">
            <text:p>51.8598986962613</text:p>
          </table:table-cell>
          <table:table-cell office:value-type="float" office:value="15.8085936546224" calcext:value-type="float">
            <text:p>15.8085936546224</text:p>
          </table:table-cell>
          <table:table-cell office:value-type="string" calcext:value-type="string">
            <text:p>4252.51169309342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91430785076076" calcext:value-type="float">
            <text:p>0.391430785076076</text:p>
          </table:table-cell>
          <table:table-cell office:value-type="float" office:value="269" calcext:value-type="float">
            <text:p>269</text:p>
          </table:table-cell>
          <table:table-cell office:value-type="float" office:value="209" calcext:value-type="float">
            <text:p>209</text:p>
          </table:table-cell>
          <table:table-cell office:value-type="float" office:value="56221" calcext:value-type="float">
            <text:p>56221</text:p>
          </table:table-cell>
          <table:table-cell office:value-type="float" office:value="0.670150138558583" calcext:value-type="float">
            <text:p>0.670150138558583</text:p>
          </table:table-cell>
          <table:table-cell office:value-type="float" office:value="180.270387272259" calcext:value-type="float">
            <text:p>180.270387272259</text:p>
          </table:table-cell>
          <table:table-cell office:value-type="float" office:value="140.061378958744" calcext:value-type="float">
            <text:p>140.061378958744</text:p>
          </table:table-cell>
          <table:table-cell office:value-type="float" office:value="37676.5109399021" calcext:value-type="float">
            <text:p>37676.5109399021</text:p>
          </table:table-cell>
          <table:table-cell office:value-type="float" office:value="0.143195545970633" calcext:value-type="float">
            <text:p>0.143195545970633</text:p>
          </table:table-cell>
          <table:table-cell office:value-type="float" office:value="38.5196018661004" calcext:value-type="float">
            <text:p>38.5196018661004</text:p>
          </table:table-cell>
          <table:table-cell office:value-type="float" office:value="29.9278691078624" calcext:value-type="float">
            <text:p>29.9278691078624</text:p>
          </table:table-cell>
          <table:table-cell office:value-type="float" office:value="8050.59679001498" calcext:value-type="float">
            <text:p>8050.59679001498</text:p>
          </table:table-cell>
          <table:table-cell office:value-type="float" office:value="0.0959625149731918" calcext:value-type="float">
            <text:p>0.095962514973192</text:p>
          </table:table-cell>
          <table:table-cell office:value-type="float" office:value="25.8139165277886" calcext:value-type="float">
            <text:p>25.8139165277886</text:p>
          </table:table-cell>
          <table:table-cell office:value-type="float" office:value="20.0561656293971" calcext:value-type="float">
            <text:p>20.0561656293971</text:p>
          </table:table-cell>
          <table:table-cell office:value-type="string" calcext:value-type="string">
            <text:p>5395.10855430781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72361" calcext:value-type="float">
            <text:p>72361</text:p>
          </table:table-cell>
          <table:table-cell office:value-type="float" office:value="0.0902716000891402" calcext:value-type="float">
            <text:p>0.09027160008914</text:p>
          </table:table-cell>
          <table:table-cell table:number-columns-repeated="2" office:value-type="float" office:value="24.2830604239787" calcext:value-type="float">
            <text:p>24.2830604239787</text:p>
          </table:table-cell>
          <table:table-cell office:value-type="float" office:value="6532.14325405027" calcext:value-type="float">
            <text:p>6532.14325405027</text:p>
          </table:table-cell>
          <table:table-cell office:value-type="float" office:value="0.35669103798742" calcext:value-type="float">
            <text:p>0.35669103798742</text:p>
          </table:table-cell>
          <table:table-cell table:number-columns-repeated="2" office:value-type="float" office:value="95.949889218616" calcext:value-type="float">
            <text:p>95.949889218616</text:p>
          </table:table-cell>
          <table:table-cell office:value-type="float" office:value="25810.5201998077" calcext:value-type="float">
            <text:p>25810.5201998077</text:p>
          </table:table-cell>
          <table:table-cell office:value-type="float" office:value="0.0321990707365807" calcext:value-type="float">
            <text:p>0.032199070736581</text:p>
          </table:table-cell>
          <table:table-cell table:number-columns-repeated="2" office:value-type="float" office:value="8.66155002814021" calcext:value-type="float">
            <text:p>8.66155002814021</text:p>
          </table:table-cell>
          <table:table-cell office:value-type="string" calcext:value-type="string">
            <text:p>2329.9569575697155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76934" calcext:value-type="float">
            <text:p>76934</text:p>
          </table:table-cell>
          <table:table-cell office:value-type="float" office:value="0.437393071384189" calcext:value-type="float">
            <text:p>0.437393071384189</text:p>
          </table:table-cell>
          <table:table-cell office:value-type="float" office:value="117.658736202347" calcext:value-type="float">
            <text:p>117.658736202347</text:p>
          </table:table-cell>
          <table:table-cell office:value-type="float" office:value="125.094418415878" calcext:value-type="float">
            <text:p>125.094418415878</text:p>
          </table:table-cell>
          <table:table-cell office:value-type="float" office:value="33650.3985538712" calcext:value-type="float">
            <text:p>33650.3985538712</text:p>
          </table:table-cell>
          <table:table-cell office:value-type="float" office:value="0.320134901267188" calcext:value-type="float">
            <text:p>0.320134901267188</text:p>
          </table:table-cell>
          <table:table-cell office:value-type="float" office:value="86.1162884408735" calcext:value-type="float">
            <text:p>86.1162884408735</text:p>
          </table:table-cell>
          <table:table-cell office:value-type="float" office:value="91.5585817624157" calcext:value-type="float">
            <text:p>91.5585817624157</text:p>
          </table:table-cell>
          <table:table-cell office:value-type="float" office:value="24629.2584940898" calcext:value-type="float">
            <text:p>24629.2584940898</text:p>
          </table:table-cell>
          <table:table-cell office:value-type="float" office:value="0.140024787722529" calcext:value-type="float">
            <text:p>0.140024787722529</text:p>
          </table:table-cell>
          <table:table-cell office:value-type="float" office:value="37.6666678973604" calcext:value-type="float">
            <text:p>37.6666678973604</text:p>
          </table:table-cell>
          <table:table-cell office:value-type="float" office:value="40.0470892886434" calcext:value-type="float">
            <text:p>40.0470892886434</text:p>
          </table:table-cell>
          <table:table-cell office:value-type="string" calcext:value-type="string">
            <text:p>10772.667018645072]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288" calcext:value-type="float">
            <text:p>288</text:p>
          </table:table-cell>
          <table:table-cell office:value-type="float" office:value="77472" calcext:value-type="float">
            <text:p>77472</text:p>
          </table:table-cell>
          <table:table-cell office:value-type="float" office:value="0.0931176550973018" calcext:value-type="float">
            <text:p>0.093117655097302</text:p>
          </table:table-cell>
          <table:table-cell office:value-type="float" office:value="25.0486492211742" calcext:value-type="float">
            <text:p>25.0486492211742</text:p>
          </table:table-cell>
          <table:table-cell office:value-type="float" office:value="26.8178846680229" calcext:value-type="float">
            <text:p>26.8178846680229</text:p>
          </table:table-cell>
          <table:table-cell office:value-type="float" office:value="7214.01097569817" calcext:value-type="float">
            <text:p>7214.01097569817</text:p>
          </table:table-cell>
          <table:table-cell office:value-type="float" office:value="0.421738796075791" calcext:value-type="float">
            <text:p>0.421738796075791</text:p>
          </table:table-cell>
          <table:table-cell office:value-type="float" office:value="113.447736144388" calcext:value-type="float">
            <text:p>113.447736144388</text:p>
          </table:table-cell>
          <table:table-cell office:value-type="float" office:value="121.460773269828" calcext:value-type="float">
            <text:p>121.460773269828</text:p>
          </table:table-cell>
          <table:table-cell office:value-type="float" office:value="32672.9480095837" calcext:value-type="float">
            <text:p>32672.9480095837</text:p>
          </table:table-cell>
          <table:table-cell office:value-type="float" office:value="0.0392713277541368" calcext:value-type="float">
            <text:p>0.039271327754137</text:p>
          </table:table-cell>
          <table:table-cell office:value-type="float" office:value="10.5639871658628" calcext:value-type="float">
            <text:p>10.5639871658628</text:p>
          </table:table-cell>
          <table:table-cell office:value-type="float" office:value="11.3101423931914" calcext:value-type="float">
            <text:p>11.3101423931914</text:p>
          </table:table-cell>
          <table:table-cell office:value-type="string" calcext:value-type="string">
            <text:p>3042.42830376849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116314058899116" calcext:value-type="float">
            <text:p>0.011631405889912</text:p>
          </table:table-cell>
          <table:table-cell office:value-type="float" office:value="269" calcext:value-type="float">
            <text:p>269</text:p>
          </table:table-cell>
          <table:table-cell office:value-type="float" office:value="25" calcext:value-type="float">
            <text:p>25</text:p>
          </table:table-cell>
          <table:table-cell office:value-type="float" office:value="6725" calcext:value-type="float">
            <text:p>6725</text:p>
          </table:table-cell>
          <table:table-cell office:value-type="float" office:value="0.715845106561105" calcext:value-type="float">
            <text:p>0.715845106561105</text:p>
          </table:table-cell>
          <table:table-cell office:value-type="float" office:value="192.562333664937" calcext:value-type="float">
            <text:p>192.562333664937</text:p>
          </table:table-cell>
          <table:table-cell office:value-type="float" office:value="17.8961276640276" calcext:value-type="float">
            <text:p>17.8961276640276</text:p>
          </table:table-cell>
          <table:table-cell office:value-type="float" office:value="4814.05834162343" calcext:value-type="float">
            <text:p>4814.05834162343</text:p>
          </table:table-cell>
          <table:table-cell office:value-type="float" office:value="0.481436299527533" calcext:value-type="float">
            <text:p>0.481436299527533</text:p>
          </table:table-cell>
          <table:table-cell office:value-type="float" office:value="129.506364572906" calcext:value-type="float">
            <text:p>129.506364572906</text:p>
          </table:table-cell>
          <table:table-cell office:value-type="float" office:value="12.0359074881883" calcext:value-type="float">
            <text:p>12.0359074881883</text:p>
          </table:table-cell>
          <table:table-cell office:value-type="float" office:value="3237.65911432266" calcext:value-type="float">
            <text:p>3237.65911432266</text:p>
          </table:table-cell>
          <table:table-cell office:value-type="float" office:value="0.344633819137671" calcext:value-type="float">
            <text:p>0.344633819137671</text:p>
          </table:table-cell>
          <table:table-cell office:value-type="float" office:value="92.7064973480335" calcext:value-type="float">
            <text:p>92.7064973480335</text:p>
          </table:table-cell>
          <table:table-cell office:value-type="float" office:value="8.61584547844178" calcext:value-type="float">
            <text:p>8.61584547844178</text:p>
          </table:table-cell>
          <table:table-cell office:value-type="string" calcext:value-type="string">
            <text:p>2317.662433700838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96937809034012" calcext:value-type="float">
            <text:p>0.596937809034012</text:p>
          </table:table-cell>
          <table:table-cell office:value-type="float" office:value="269" calcext:value-type="float">
            <text:p>269</text:p>
          </table:table-cell>
          <table:table-cell office:value-type="float" office:value="220" calcext:value-type="float">
            <text:p>220</text:p>
          </table:table-cell>
          <table:table-cell office:value-type="float" office:value="59180" calcext:value-type="float">
            <text:p>59180</text:p>
          </table:table-cell>
          <table:table-cell office:value-type="float" office:value="0.909313281700577" calcext:value-type="float">
            <text:p>0.909313281700577</text:p>
          </table:table-cell>
          <table:table-cell office:value-type="float" office:value="244.605272777455" calcext:value-type="float">
            <text:p>244.605272777455</text:p>
          </table:table-cell>
          <table:table-cell office:value-type="float" office:value="200.048921974127" calcext:value-type="float">
            <text:p>200.048921974127</text:p>
          </table:table-cell>
          <table:table-cell office:value-type="float" office:value="53813.1600110401" calcext:value-type="float">
            <text:p>53813.1600110401</text:p>
          </table:table-cell>
          <table:table-cell office:value-type="float" office:value="0.9363809945052" calcext:value-type="float">
            <text:p>0.9363809945052</text:p>
          </table:table-cell>
          <table:table-cell office:value-type="float" office:value="251.886487521899" calcext:value-type="float">
            <text:p>251.886487521899</text:p>
          </table:table-cell>
          <table:table-cell office:value-type="float" office:value="206.003818791144" calcext:value-type="float">
            <text:p>206.003818791144</text:p>
          </table:table-cell>
          <table:table-cell office:value-type="float" office:value="55415.0272548178" calcext:value-type="float">
            <text:p>55415.0272548178</text:p>
          </table:table-cell>
          <table:table-cell office:value-type="float" office:value="0.851463675035574" calcext:value-type="float">
            <text:p>0.851463675035574</text:p>
          </table:table-cell>
          <table:table-cell office:value-type="float" office:value="229.043728584569" calcext:value-type="float">
            <text:p>229.043728584569</text:p>
          </table:table-cell>
          <table:table-cell office:value-type="float" office:value="187.322008507826" calcext:value-type="float">
            <text:p>187.322008507826</text:p>
          </table:table-cell>
          <table:table-cell office:value-type="string" calcext:value-type="string">
            <text:p>50389.62028860526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164" calcext:value-type="float">
            <text:p>164</text:p>
          </table:table-cell>
          <table:table-cell office:value-type="float" office:value="44116" calcext:value-type="float">
            <text:p>44116</text:p>
          </table:table-cell>
          <table:table-cell office:value-type="float" office:value="0.186521168142583" calcext:value-type="float">
            <text:p>0.186521168142583</text:p>
          </table:table-cell>
          <table:table-cell office:value-type="float" office:value="50.1741942303547" calcext:value-type="float">
            <text:p>50.1741942303547</text:p>
          </table:table-cell>
          <table:table-cell office:value-type="float" office:value="30.5894715753835" calcext:value-type="float">
            <text:p>30.5894715753835</text:p>
          </table:table-cell>
          <table:table-cell office:value-type="float" office:value="8228.56785377817" calcext:value-type="float">
            <text:p>8228.56785377817</text:p>
          </table:table-cell>
          <table:table-cell office:value-type="float" office:value="0.356718130354748" calcext:value-type="float">
            <text:p>0.356718130354748</text:p>
          </table:table-cell>
          <table:table-cell office:value-type="float" office:value="95.9571770654273" calcext:value-type="float">
            <text:p>95.9571770654273</text:p>
          </table:table-cell>
          <table:table-cell office:value-type="float" office:value="58.5017733781787" calcext:value-type="float">
            <text:p>58.5017733781787</text:p>
          </table:table-cell>
          <table:table-cell office:value-type="float" office:value="15736.9770387301" calcext:value-type="float">
            <text:p>15736.9770387301</text:p>
          </table:table-cell>
          <table:table-cell office:value-type="float" office:value="0.0665354823714057" calcext:value-type="float">
            <text:p>0.066535482371406</text:p>
          </table:table-cell>
          <table:table-cell office:value-type="float" office:value="17.8980447579081" calcext:value-type="float">
            <text:p>17.8980447579081</text:p>
          </table:table-cell>
          <table:table-cell office:value-type="float" office:value="10.9118191089105" calcext:value-type="float">
            <text:p>10.9118191089105</text:p>
          </table:table-cell>
          <table:table-cell office:value-type="string" calcext:value-type="string">
            <text:p>2935.2793402969323]</text:p>
          </table:table-cell>
        </table:table-row>
        <calcext:conditional-formats>
          <calcext:conditional-format calcext:target-range-address="'Test 5'.G2:'Test 5'.G41 'Test 5'.K2:'Test 5'.K41">
            <calcext:color-scale>
              <calcext:color-scale-entry calcext:value="0" calcext:type="number" calcext:color="#00cc00"/>
              <calcext:color-scale-entry calcext:value="0.5" calcext:type="number" calcext:color="#ffff00"/>
              <calcext:color-scale-entry calcext:value="1" calcext:type="number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2" table:target-range-address="'Test 3'.A1:'Test 3'.R145">
          <table:sort>
            <table:sort-by table:field-number="0" table:data-type="automatic"/>
          </table:sort>
        </table:database-range>
        <table:database-range table:name="__Anonymous_Sheet_DB__4" table:target-range-address="'Test 5'.A1:'Test 5'.R4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0:25:56.304505172</meta:creation-date>
    <dc:date>2019-04-02T11:55:10.913409804</dc:date>
    <meta:editing-duration>P3DT1H8M24S</meta:editing-duration>
    <meta:editing-cycles>2</meta:editing-cycles>
    <meta:generator>LibreOffice/6.1.5.2$Linux_X86_64 LibreOffice_project/10$Build-2</meta:generator>
    <meta:document-statistic meta:table-count="5" meta:cell-count="10602" meta:object-count="0"/>
  </office:meta>
</office:document-meta>
</file>